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2.1016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1.0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7-11" table:style-name="ta1">
        <table:shapes>
          <draw:frame draw:z-index="0" draw:style-name="gr1" draw:text-style-name="P1" svg:width="6.298in" svg:height="3.5449in" svg:x="8.0008in" svg:y="1.4024in">
            <draw:object draw:notify-on-update-of-ranges="'7-11'.A2:'7-11'.A104 '7-11'.B1:'7-11'.B1 '7-11'.B2:'7-11'.B104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2" draw:text-style-name="P1" svg:width="6.2988in" svg:height="3.5429in" svg:x="16.3689in" svg:y="5.3287in">
            <draw:object draw:notify-on-update-of-ranges="'7-11'.C2:'7-11'.C104 '7-11'.D1:'7-11'.D1 '7-11'.D2:'7-11'.D104" xlink:href="./Object 15" xlink:type="simple" xlink:show="embed" xlink:actuate="onLoad">
              <loext:p text:style-name="P2">
                <text:s text:c="2"/>
              </loext:p>
            </draw:object>
            <draw:image xlink:href="./ObjectReplacements/Object 15" xlink:type="simple" xlink:show="embed" xlink:actuate="onLoad"/>
          </draw:frame>
          <draw:frame draw:z-index="2" draw:style-name="gr1" draw:text-style-name="P1" svg:width="6.298in" svg:height="3.5449in" svg:x="7.0465in" svg:y="6.4815in">
            <draw:object draw:notify-on-update-of-ranges="'7-11'.E2:'7-11'.E104 '7-11'.F1:'7-11'.F1 '7-11'.F2:'7-11'.F104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0v</text:p>
          </table:table-cell>
          <table:table-cell/>
          <table:table-cell office:value-type="string" calcext:value-type="string">
            <text:p>1V</text:p>
          </table:table-cell>
          <table:table-cell/>
          <table:table-cell office:value-type="string" calcext:value-type="string">
            <text:p>2V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91007" calcext:value-type="float">
            <text:p>0.0391007</text:p>
          </table:table-cell>
          <table:table-cell office:value-type="float" office:value="0.260671" calcext:value-type="float">
            <text:p>0.260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0671" calcext:value-type="float">
            <text:p>0.2606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79765" calcext:value-type="float">
            <text:p>0.0879765</text:p>
          </table:table-cell>
          <table:table-cell office:value-type="float" office:value="0.553926" calcext:value-type="float">
            <text:p>0.553926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0" calcext:value-type="float">
            <text:p>0</text:p>
          </table:table-cell>
          <table:table-cell office:value-type="float" office:value="0.58651" calcext:value-type="float">
            <text:p>0.586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6852" calcext:value-type="float">
            <text:p>0.136852</text:p>
          </table:table-cell>
          <table:table-cell office:value-type="float" office:value="0.847181" calcext:value-type="float">
            <text:p>0.847181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0" calcext:value-type="float">
            <text:p>0</text:p>
          </table:table-cell>
          <table:table-cell office:value-type="float" office:value="0.912349" calcext:value-type="float">
            <text:p>0.9123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5728" calcext:value-type="float">
            <text:p>0.185728</text:p>
          </table:table-cell>
          <table:table-cell office:value-type="float" office:value="1.17302" calcext:value-type="float">
            <text:p>1.17302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0" calcext:value-type="float">
            <text:p>0</text:p>
          </table:table-cell>
          <table:table-cell office:value-type="float" office:value="1.23819" calcext:value-type="float">
            <text:p>1.238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4604" calcext:value-type="float">
            <text:p>0.234604</text:p>
          </table:table-cell>
          <table:table-cell office:value-type="float" office:value="1.46628" calcext:value-type="float">
            <text:p>1.46628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0" calcext:value-type="float">
            <text:p>0</text:p>
          </table:table-cell>
          <table:table-cell office:value-type="float" office:value="1.56403" calcext:value-type="float">
            <text:p>1.564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348" calcext:value-type="float">
            <text:p>0.28348</text:p>
          </table:table-cell>
          <table:table-cell office:value-type="float" office:value="1.75953" calcext:value-type="float">
            <text:p>1.75953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0" calcext:value-type="float">
            <text:p>0</text:p>
          </table:table-cell>
          <table:table-cell office:value-type="float" office:value="1.88987" calcext:value-type="float">
            <text:p>1.889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32356" calcext:value-type="float">
            <text:p>0.332356</text:p>
          </table:table-cell>
          <table:table-cell office:value-type="float" office:value="2.08537" calcext:value-type="float">
            <text:p>2.08537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0" calcext:value-type="float">
            <text:p>0</text:p>
          </table:table-cell>
          <table:table-cell office:value-type="float" office:value="2.21571" calcext:value-type="float">
            <text:p>2.215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81232" calcext:value-type="float">
            <text:p>0.381232</text:p>
          </table:table-cell>
          <table:table-cell office:value-type="float" office:value="2.37862" calcext:value-type="float">
            <text:p>2.37862</text:p>
          </table:table-cell>
          <table:table-cell office:value-type="float" office:value="0.0244379" calcext:value-type="float">
            <text:p>0.0244379</text:p>
          </table:table-cell>
          <table:table-cell office:value-type="float" office:value="0" calcext:value-type="float">
            <text:p>0</text:p>
          </table:table-cell>
          <table:table-cell office:value-type="float" office:value="2.54154" calcext:value-type="float">
            <text:p>2.541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30108" calcext:value-type="float">
            <text:p>0.430108</text:p>
          </table:table-cell>
          <table:table-cell office:value-type="float" office:value="2.70446" calcext:value-type="float">
            <text:p>2.70446</text:p>
          </table:table-cell>
          <table:table-cell office:value-type="float" office:value="0.0244379" calcext:value-type="float">
            <text:p>0.0244379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2.8348" calcext:value-type="float">
            <text:p>2.83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8983" calcext:value-type="float">
            <text:p>0.478983</text:p>
          </table:table-cell>
          <table:table-cell office:value-type="float" office:value="2.99772" calcext:value-type="float">
            <text:p>2.99772</text:p>
          </table:table-cell>
          <table:table-cell office:value-type="float" office:value="0.0293255" calcext:value-type="float">
            <text:p>0.0293255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3.16064" calcext:value-type="float">
            <text:p>3.160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27859" calcext:value-type="float">
            <text:p>0.527859</text:p>
          </table:table-cell>
          <table:table-cell office:value-type="float" office:value="3.32356" calcext:value-type="float">
            <text:p>3.32356</text:p>
          </table:table-cell>
          <table:table-cell office:value-type="float" office:value="0.0293255" calcext:value-type="float">
            <text:p>0.0293255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3.48648" calcext:value-type="float">
            <text:p>3.486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6735" calcext:value-type="float">
            <text:p>0.576735</text:p>
          </table:table-cell>
          <table:table-cell office:value-type="float" office:value="3.61681" calcext:value-type="float">
            <text:p>3.61681</text:p>
          </table:table-cell>
          <table:table-cell office:value-type="float" office:value="0.0293255" calcext:value-type="float">
            <text:p>0.0293255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3.81232" calcext:value-type="float">
            <text:p>3.81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5611" calcext:value-type="float">
            <text:p>0.625611</text:p>
          </table:table-cell>
          <table:table-cell office:value-type="float" office:value="3.94265" calcext:value-type="float">
            <text:p>3.94265</text:p>
          </table:table-cell>
          <table:table-cell office:value-type="float" office:value="0.0342131" calcext:value-type="float">
            <text:p>0.0342131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4.13816" calcext:value-type="float">
            <text:p>4.138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4487" calcext:value-type="float">
            <text:p>0.674487</text:p>
          </table:table-cell>
          <table:table-cell office:value-type="float" office:value="4.26849" calcext:value-type="float">
            <text:p>4.26849</text:p>
          </table:table-cell>
          <table:table-cell office:value-type="float" office:value="0.0342131" calcext:value-type="float">
            <text:p>0.0342131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4.46399" calcext:value-type="float">
            <text:p>4.463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3363" calcext:value-type="float">
            <text:p>0.723363</text:p>
          </table:table-cell>
          <table:table-cell office:value-type="float" office:value="4.56175" calcext:value-type="float">
            <text:p>4.56175</text:p>
          </table:table-cell>
          <table:table-cell office:value-type="float" office:value="0.0391007" calcext:value-type="float">
            <text:p>0.0391007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4.75725" calcext:value-type="float">
            <text:p>4.75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72239" calcext:value-type="float">
            <text:p>0.772239</text:p>
          </table:table-cell>
          <table:table-cell office:value-type="float" office:value="4.88759" calcext:value-type="float">
            <text:p>4.88759</text:p>
          </table:table-cell>
          <table:table-cell office:value-type="float" office:value="0.0391007" calcext:value-type="float">
            <text:p>0.0391007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5.08309" calcext:value-type="float">
            <text:p>5.083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21114" calcext:value-type="float">
            <text:p>0.821114</text:p>
          </table:table-cell>
          <table:table-cell office:value-type="float" office:value="5.18084" calcext:value-type="float">
            <text:p>5.18084</text:p>
          </table:table-cell>
          <table:table-cell office:value-type="float" office:value="0.0439883" calcext:value-type="float">
            <text:p>0.0439883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5.40893" calcext:value-type="float">
            <text:p>5.408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6999" calcext:value-type="float">
            <text:p>0.86999</text:p>
          </table:table-cell>
          <table:table-cell office:value-type="float" office:value="5.50668" calcext:value-type="float">
            <text:p>5.50668</text:p>
          </table:table-cell>
          <table:table-cell office:value-type="float" office:value="0.0439883" calcext:value-type="float">
            <text:p>0.0439883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5.73477" calcext:value-type="float">
            <text:p>5.73477</text:p>
          </table:table-cell>
        </table:table-row>
        <table:table-row table:style-name="ro1">
          <table:table-cell office:value-type="float" office:value="0.0325839" calcext:value-type="float">
            <text:p>0.0325839</text:p>
          </table:table-cell>
          <table:table-cell office:value-type="float" office:value="0.918866" calcext:value-type="float">
            <text:p>0.918866</text:p>
          </table:table-cell>
          <table:table-cell office:value-type="float" office:value="5.83252" calcext:value-type="float">
            <text:p>5.83252</text:p>
          </table:table-cell>
          <table:table-cell office:value-type="float" office:value="0.0439883" calcext:value-type="float">
            <text:p>0.0439883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6.06061" calcext:value-type="float">
            <text:p>6.060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67742" calcext:value-type="float">
            <text:p>0.967742</text:p>
          </table:table-cell>
          <table:table-cell office:value-type="float" office:value="6.12577" calcext:value-type="float">
            <text:p>6.12577</text:p>
          </table:table-cell>
          <table:table-cell office:value-type="float" office:value="0.0488759" calcext:value-type="float">
            <text:p>0.0488759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6.38645" calcext:value-type="float">
            <text:p>6.38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1662" calcext:value-type="float">
            <text:p>1.01662</text:p>
          </table:table-cell>
          <table:table-cell office:value-type="float" office:value="6.45161" calcext:value-type="float">
            <text:p>6.45161</text:p>
          </table:table-cell>
          <table:table-cell office:value-type="float" office:value="0.0488759" calcext:value-type="float">
            <text:p>0.0488759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6.6797" calcext:value-type="float">
            <text:p>6.67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6549" calcext:value-type="float">
            <text:p>1.06549</text:p>
          </table:table-cell>
          <table:table-cell office:value-type="float" office:value="6.77745" calcext:value-type="float">
            <text:p>6.77745</text:p>
          </table:table-cell>
          <table:table-cell office:value-type="float" office:value="0.0488759" calcext:value-type="float">
            <text:p>0.0488759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7.00554" calcext:value-type="float">
            <text:p>7.00554</text:p>
          </table:table-cell>
        </table:table-row>
        <table:table-row table:style-name="ro1">
          <table:table-cell office:value-type="float" office:value="0.0325839" calcext:value-type="float">
            <text:p>0.0325839</text:p>
          </table:table-cell>
          <table:table-cell office:value-type="float" office:value="1.11437" calcext:value-type="float">
            <text:p>1.11437</text:p>
          </table:table-cell>
          <table:table-cell office:value-type="float" office:value="7.10329" calcext:value-type="float">
            <text:p>7.10329</text:p>
          </table:table-cell>
          <table:table-cell office:value-type="float" office:value="0.0488759" calcext:value-type="float">
            <text:p>0.0488759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7.33138" calcext:value-type="float">
            <text:p>7.33138</text:p>
          </table:table-cell>
        </table:table-row>
        <table:table-row table:style-name="ro1">
          <table:table-cell office:value-type="float" office:value="0.0325839" calcext:value-type="float">
            <text:p>0.0325839</text:p>
          </table:table-cell>
          <table:table-cell office:value-type="float" office:value="1.16325" calcext:value-type="float">
            <text:p>1.16325</text:p>
          </table:table-cell>
          <table:table-cell office:value-type="float" office:value="7.42913" calcext:value-type="float">
            <text:p>7.42913</text:p>
          </table:table-cell>
          <table:table-cell office:value-type="float" office:value="0.0537634" calcext:value-type="float">
            <text:p>0.0537634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7.6898" calcext:value-type="float">
            <text:p>7.6898</text:p>
          </table:table-cell>
        </table:table-row>
        <table:table-row table:style-name="ro1">
          <table:table-cell office:value-type="float" office:value="0.0325839" calcext:value-type="float">
            <text:p>0.0325839</text:p>
          </table:table-cell>
          <table:table-cell office:value-type="float" office:value="1.21212" calcext:value-type="float">
            <text:p>1.21212</text:p>
          </table:table-cell>
          <table:table-cell office:value-type="float" office:value="7.75497" calcext:value-type="float">
            <text:p>7.75497</text:p>
          </table:table-cell>
          <table:table-cell office:value-type="float" office:value="0.0537634" calcext:value-type="float">
            <text:p>0.0537634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8.01564" calcext:value-type="float">
            <text:p>8.01564</text:p>
          </table:table-cell>
        </table:table-row>
        <table:table-row table:style-name="ro1">
          <table:table-cell office:value-type="float" office:value="0.0325839" calcext:value-type="float">
            <text:p>0.0325839</text:p>
          </table:table-cell>
          <table:table-cell office:value-type="float" office:value="1.261" calcext:value-type="float">
            <text:p>1.261</text:p>
          </table:table-cell>
          <table:table-cell office:value-type="float" office:value="8.08081" calcext:value-type="float">
            <text:p>8.08081</text:p>
          </table:table-cell>
          <table:table-cell office:value-type="float" office:value="0.0537634" calcext:value-type="float">
            <text:p>0.0537634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8.3089" calcext:value-type="float">
            <text:p>8.3089</text:p>
          </table:table-cell>
        </table:table-row>
        <table:table-row table:style-name="ro1">
          <table:table-cell office:value-type="float" office:value="0.0325839" calcext:value-type="float">
            <text:p>0.0325839</text:p>
          </table:table-cell>
          <table:table-cell office:value-type="float" office:value="1.30987" calcext:value-type="float">
            <text:p>1.30987</text:p>
          </table:table-cell>
          <table:table-cell office:value-type="float" office:value="8.37406" calcext:value-type="float">
            <text:p>8.37406</text:p>
          </table:table-cell>
          <table:table-cell office:value-type="float" office:value="0.058651" calcext:value-type="float">
            <text:p>0.058651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8.63473" calcext:value-type="float">
            <text:p>8.63473</text:p>
          </table:table-cell>
        </table:table-row>
        <table:table-row table:style-name="ro1">
          <table:table-cell office:value-type="float" office:value="0.0325839" calcext:value-type="float">
            <text:p>0.0325839</text:p>
          </table:table-cell>
          <table:table-cell office:value-type="float" office:value="1.35875" calcext:value-type="float">
            <text:p>1.35875</text:p>
          </table:table-cell>
          <table:table-cell office:value-type="float" office:value="8.6999" calcext:value-type="float">
            <text:p>8.6999</text:p>
          </table:table-cell>
          <table:table-cell office:value-type="float" office:value="0.058651" calcext:value-type="float">
            <text:p>0.058651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8.96057" calcext:value-type="float">
            <text:p>8.96057</text:p>
          </table:table-cell>
        </table:table-row>
        <table:table-row table:style-name="ro1">
          <table:table-cell office:value-type="float" office:value="0.0325839" calcext:value-type="float">
            <text:p>0.0325839</text:p>
          </table:table-cell>
          <table:table-cell office:value-type="float" office:value="1.40762" calcext:value-type="float">
            <text:p>1.40762</text:p>
          </table:table-cell>
          <table:table-cell office:value-type="float" office:value="9.02574" calcext:value-type="float">
            <text:p>9.02574</text:p>
          </table:table-cell>
          <table:table-cell office:value-type="float" office:value="0.058651" calcext:value-type="float">
            <text:p>0.058651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9.28641" calcext:value-type="float">
            <text:p>9.28641</text:p>
          </table:table-cell>
        </table:table-row>
        <table:table-row table:style-name="ro1">
          <table:table-cell office:value-type="float" office:value="0.0325839" calcext:value-type="float">
            <text:p>0.0325839</text:p>
          </table:table-cell>
          <table:table-cell office:value-type="float" office:value="1.4565" calcext:value-type="float">
            <text:p>1.4565</text:p>
          </table:table-cell>
          <table:table-cell office:value-type="float" office:value="9.319" calcext:value-type="float">
            <text:p>9.319</text:p>
          </table:table-cell>
          <table:table-cell office:value-type="float" office:value="0.058651" calcext:value-type="float">
            <text:p>0.058651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9.61225" calcext:value-type="float">
            <text:p>9.61225</text:p>
          </table:table-cell>
        </table:table-row>
        <table:table-row table:style-name="ro1">
          <table:table-cell office:value-type="float" office:value="0.0325839" calcext:value-type="float">
            <text:p>0.0325839</text:p>
          </table:table-cell>
          <table:table-cell office:value-type="float" office:value="1.50538" calcext:value-type="float">
            <text:p>1.50538</text:p>
          </table:table-cell>
          <table:table-cell office:value-type="float" office:value="9.64484" calcext:value-type="float">
            <text:p>9.64484</text:p>
          </table:table-cell>
          <table:table-cell office:value-type="float" office:value="0.0635386" calcext:value-type="float">
            <text:p>0.0635386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9.93809" calcext:value-type="float">
            <text:p>9.93809</text:p>
          </table:table-cell>
        </table:table-row>
        <table:table-row table:style-name="ro1">
          <table:table-cell office:value-type="float" office:value="0.0325839" calcext:value-type="float">
            <text:p>0.0325839</text:p>
          </table:table-cell>
          <table:table-cell office:value-type="float" office:value="1.55425" calcext:value-type="float">
            <text:p>1.55425</text:p>
          </table:table-cell>
          <table:table-cell office:value-type="float" office:value="9.97067" calcext:value-type="float">
            <text:p>9.97067</text:p>
          </table:table-cell>
          <table:table-cell office:value-type="float" office:value="0.0635386" calcext:value-type="float">
            <text:p>0.0635386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10.2639" calcext:value-type="float">
            <text:p>10.2639</text:p>
          </table:table-cell>
        </table:table-row>
        <table:table-row table:style-name="ro1">
          <table:table-cell office:value-type="float" office:value="0.0325839" calcext:value-type="float">
            <text:p>0.0325839</text:p>
          </table:table-cell>
          <table:table-cell office:value-type="float" office:value="1.60313" calcext:value-type="float">
            <text:p>1.60313</text:p>
          </table:table-cell>
          <table:table-cell office:value-type="float" office:value="10.2965" calcext:value-type="float">
            <text:p>10.2965</text:p>
          </table:table-cell>
          <table:table-cell office:value-type="float" office:value="0.0635386" calcext:value-type="float">
            <text:p>0.0635386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10.5572" calcext:value-type="float">
            <text:p>10.5572</text:p>
          </table:table-cell>
        </table:table-row>
        <table:table-row table:style-name="ro1">
          <table:table-cell office:value-type="float" office:value="0.0325839" calcext:value-type="float">
            <text:p>0.0325839</text:p>
          </table:table-cell>
          <table:table-cell office:value-type="float" office:value="1.65689" calcext:value-type="float">
            <text:p>1.65689</text:p>
          </table:table-cell>
          <table:table-cell office:value-type="float" office:value="10.5898" calcext:value-type="float">
            <text:p>10.5898</text:p>
          </table:table-cell>
          <table:table-cell office:value-type="float" office:value="0.0684262" calcext:value-type="float">
            <text:p>0.0684262</text:p>
          </table:table-cell>
          <table:table-cell office:value-type="float" office:value="0.0244379" calcext:value-type="float">
            <text:p>0.0244379</text:p>
          </table:table-cell>
          <table:table-cell office:value-type="float" office:value="10.883" calcext:value-type="float">
            <text:p>10.883</text:p>
          </table:table-cell>
        </table:table-row>
        <table:table-row table:style-name="ro1">
          <table:table-cell office:value-type="float" office:value="0.0325839" calcext:value-type="float">
            <text:p>0.0325839</text:p>
          </table:table-cell>
          <table:table-cell office:value-type="float" office:value="1.70088" calcext:value-type="float">
            <text:p>1.70088</text:p>
          </table:table-cell>
          <table:table-cell office:value-type="float" office:value="10.9156" calcext:value-type="float">
            <text:p>10.9156</text:p>
          </table:table-cell>
          <table:table-cell office:value-type="float" office:value="0.0684262" calcext:value-type="float">
            <text:p>0.0684262</text:p>
          </table:table-cell>
          <table:table-cell office:value-type="float" office:value="0.0244379" calcext:value-type="float">
            <text:p>0.0244379</text:p>
          </table:table-cell>
          <table:table-cell office:value-type="float" office:value="11.2089" calcext:value-type="float">
            <text:p>11.2089</text:p>
          </table:table-cell>
        </table:table-row>
        <table:table-row table:style-name="ro1">
          <table:table-cell office:value-type="float" office:value="0.0651678" calcext:value-type="float">
            <text:p>0.0651678</text:p>
          </table:table-cell>
          <table:table-cell office:value-type="float" office:value="1.74976" calcext:value-type="float">
            <text:p>1.74976</text:p>
          </table:table-cell>
          <table:table-cell office:value-type="float" office:value="11.2414" calcext:value-type="float">
            <text:p>11.2414</text:p>
          </table:table-cell>
          <table:table-cell office:value-type="float" office:value="0.0684262" calcext:value-type="float">
            <text:p>0.0684262</text:p>
          </table:table-cell>
          <table:table-cell office:value-type="float" office:value="0.0244379" calcext:value-type="float">
            <text:p>0.0244379</text:p>
          </table:table-cell>
          <table:table-cell office:value-type="float" office:value="11.5347" calcext:value-type="float">
            <text:p>11.5347</text:p>
          </table:table-cell>
        </table:table-row>
        <table:table-row table:style-name="ro1">
          <table:table-cell office:value-type="float" office:value="0.0651678" calcext:value-type="float">
            <text:p>0.0651678</text:p>
          </table:table-cell>
          <table:table-cell office:value-type="float" office:value="1.79863" calcext:value-type="float">
            <text:p>1.79863</text:p>
          </table:table-cell>
          <table:table-cell office:value-type="float" office:value="11.5673" calcext:value-type="float">
            <text:p>11.5673</text:p>
          </table:table-cell>
          <table:table-cell office:value-type="float" office:value="0.0733138" calcext:value-type="float">
            <text:p>0.0733138</text:p>
          </table:table-cell>
          <table:table-cell office:value-type="float" office:value="0.0244379" calcext:value-type="float">
            <text:p>0.0244379</text:p>
          </table:table-cell>
          <table:table-cell office:value-type="float" office:value="11.8605" calcext:value-type="float">
            <text:p>11.8605</text:p>
          </table:table-cell>
        </table:table-row>
        <table:table-row table:style-name="ro1">
          <table:table-cell office:value-type="float" office:value="0.0651678" calcext:value-type="float">
            <text:p>0.0651678</text:p>
          </table:table-cell>
          <table:table-cell office:value-type="float" office:value="1.84751" calcext:value-type="float">
            <text:p>1.84751</text:p>
          </table:table-cell>
          <table:table-cell office:value-type="float" office:value="11.8931" calcext:value-type="float">
            <text:p>11.8931</text:p>
          </table:table-cell>
          <table:table-cell office:value-type="float" office:value="0.0733138" calcext:value-type="float">
            <text:p>0.0733138</text:p>
          </table:table-cell>
          <table:table-cell office:value-type="float" office:value="0.0244379" calcext:value-type="float">
            <text:p>0.0244379</text:p>
          </table:table-cell>
          <table:table-cell office:value-type="float" office:value="12.219" calcext:value-type="float">
            <text:p>12.219</text:p>
          </table:table-cell>
        </table:table-row>
        <table:table-row table:style-name="ro1">
          <table:table-cell office:value-type="float" office:value="0.0651678" calcext:value-type="float">
            <text:p>0.0651678</text:p>
          </table:table-cell>
          <table:table-cell office:value-type="float" office:value="1.89638" calcext:value-type="float">
            <text:p>1.89638</text:p>
          </table:table-cell>
          <table:table-cell office:value-type="float" office:value="12.1864" calcext:value-type="float">
            <text:p>12.1864</text:p>
          </table:table-cell>
          <table:table-cell office:value-type="float" office:value="0.0733138" calcext:value-type="float">
            <text:p>0.0733138</text:p>
          </table:table-cell>
          <table:table-cell office:value-type="float" office:value="0.0244379" calcext:value-type="float">
            <text:p>0.0244379</text:p>
          </table:table-cell>
          <table:table-cell office:value-type="float" office:value="12.4796" calcext:value-type="float">
            <text:p>12.4796</text:p>
          </table:table-cell>
        </table:table-row>
        <table:table-row table:style-name="ro1">
          <table:table-cell office:value-type="float" office:value="0.0651678" calcext:value-type="float">
            <text:p>0.0651678</text:p>
          </table:table-cell>
          <table:table-cell office:value-type="float" office:value="1.94526" calcext:value-type="float">
            <text:p>1.94526</text:p>
          </table:table-cell>
          <table:table-cell office:value-type="float" office:value="12.5448" calcext:value-type="float">
            <text:p>12.5448</text:p>
          </table:table-cell>
          <table:table-cell office:value-type="float" office:value="0.0733138" calcext:value-type="float">
            <text:p>0.0733138</text:p>
          </table:table-cell>
          <table:table-cell office:value-type="float" office:value="0.0293255" calcext:value-type="float">
            <text:p>0.0293255</text:p>
          </table:table-cell>
          <table:table-cell office:value-type="float" office:value="12.8381" calcext:value-type="float">
            <text:p>12.8381</text:p>
          </table:table-cell>
        </table:table-row>
        <table:table-row table:style-name="ro1">
          <table:table-cell office:value-type="float" office:value="0.0651678" calcext:value-type="float">
            <text:p>0.0651678</text:p>
          </table:table-cell>
          <table:table-cell office:value-type="float" office:value="1.99413" calcext:value-type="float">
            <text:p>1.99413</text:p>
          </table:table-cell>
          <table:table-cell office:value-type="float" office:value="12.8706" calcext:value-type="float">
            <text:p>12.8706</text:p>
          </table:table-cell>
          <table:table-cell office:value-type="float" office:value="0.0733138" calcext:value-type="float">
            <text:p>0.0733138</text:p>
          </table:table-cell>
          <table:table-cell office:value-type="float" office:value="0.0293255" calcext:value-type="float">
            <text:p>0.0293255</text:p>
          </table:table-cell>
          <table:table-cell office:value-type="float" office:value="13.1639" calcext:value-type="float">
            <text:p>13.1639</text:p>
          </table:table-cell>
        </table:table-row>
        <table:table-row table:style-name="ro1">
          <table:table-cell office:value-type="float" office:value="0.0651678" calcext:value-type="float">
            <text:p>0.0651678</text:p>
          </table:table-cell>
          <table:table-cell office:value-type="float" office:value="2.04301" calcext:value-type="float">
            <text:p>2.04301</text:p>
          </table:table-cell>
          <table:table-cell office:value-type="float" office:value="13.1965" calcext:value-type="float">
            <text:p>13.1965</text:p>
          </table:table-cell>
          <table:table-cell office:value-type="float" office:value="0.0782014" calcext:value-type="float">
            <text:p>0.0782014</text:p>
          </table:table-cell>
          <table:table-cell office:value-type="float" office:value="0.0293255" calcext:value-type="float">
            <text:p>0.0293255</text:p>
          </table:table-cell>
          <table:table-cell office:value-type="float" office:value="13.4897" calcext:value-type="float">
            <text:p>13.4897</text:p>
          </table:table-cell>
        </table:table-row>
        <table:table-row table:style-name="ro1">
          <table:table-cell office:value-type="float" office:value="0.0651678" calcext:value-type="float">
            <text:p>0.0651678</text:p>
          </table:table-cell>
          <table:table-cell office:value-type="float" office:value="2.09189" calcext:value-type="float">
            <text:p>2.09189</text:p>
          </table:table-cell>
          <table:table-cell office:value-type="float" office:value="13.4897" calcext:value-type="float">
            <text:p>13.4897</text:p>
          </table:table-cell>
          <table:table-cell office:value-type="float" office:value="0.0782014" calcext:value-type="float">
            <text:p>0.0782014</text:p>
          </table:table-cell>
          <table:table-cell office:value-type="float" office:value="0.0293255" calcext:value-type="float">
            <text:p>0.0293255</text:p>
          </table:table-cell>
          <table:table-cell office:value-type="float" office:value="13.8156" calcext:value-type="float">
            <text:p>13.8156</text:p>
          </table:table-cell>
        </table:table-row>
        <table:table-row table:style-name="ro1">
          <table:table-cell office:value-type="float" office:value="0.0977517" calcext:value-type="float">
            <text:p>0.0977517</text:p>
          </table:table-cell>
          <table:table-cell office:value-type="float" office:value="2.13587" calcext:value-type="float">
            <text:p>2.13587</text:p>
          </table:table-cell>
          <table:table-cell office:value-type="float" office:value="13.8156" calcext:value-type="float">
            <text:p>13.8156</text:p>
          </table:table-cell>
          <table:table-cell office:value-type="float" office:value="0.0782014" calcext:value-type="float">
            <text:p>0.0782014</text:p>
          </table:table-cell>
          <table:table-cell office:value-type="float" office:value="0.0293255" calcext:value-type="float">
            <text:p>0.0293255</text:p>
          </table:table-cell>
          <table:table-cell office:value-type="float" office:value="14.1414" calcext:value-type="float">
            <text:p>14.1414</text:p>
          </table:table-cell>
        </table:table-row>
        <table:table-row table:style-name="ro1">
          <table:table-cell office:value-type="float" office:value="0.0977517" calcext:value-type="float">
            <text:p>0.0977517</text:p>
          </table:table-cell>
          <table:table-cell office:value-type="float" office:value="2.18475" calcext:value-type="float">
            <text:p>2.18475</text:p>
          </table:table-cell>
          <table:table-cell office:value-type="float" office:value="14.1414" calcext:value-type="float">
            <text:p>14.1414</text:p>
          </table:table-cell>
          <table:table-cell office:value-type="float" office:value="0.0782014" calcext:value-type="float">
            <text:p>0.0782014</text:p>
          </table:table-cell>
          <table:table-cell office:value-type="float" office:value="0.0293255" calcext:value-type="float">
            <text:p>0.0293255</text:p>
          </table:table-cell>
          <table:table-cell office:value-type="float" office:value="14.4673" calcext:value-type="float">
            <text:p>14.4673</text:p>
          </table:table-cell>
        </table:table-row>
        <table:table-row table:style-name="ro1">
          <table:table-cell office:value-type="float" office:value="0.0977517" calcext:value-type="float">
            <text:p>0.0977517</text:p>
          </table:table-cell>
          <table:table-cell office:value-type="float" office:value="2.23363" calcext:value-type="float">
            <text:p>2.23363</text:p>
          </table:table-cell>
          <table:table-cell office:value-type="float" office:value="14.4347" calcext:value-type="float">
            <text:p>14.4347</text:p>
          </table:table-cell>
          <table:table-cell office:value-type="float" office:value="0.0782014" calcext:value-type="float">
            <text:p>0.0782014</text:p>
          </table:table-cell>
          <table:table-cell office:value-type="float" office:value="0.0293255" calcext:value-type="float">
            <text:p>0.0293255</text:p>
          </table:table-cell>
          <table:table-cell office:value-type="float" office:value="14.7931" calcext:value-type="float">
            <text:p>14.7931</text:p>
          </table:table-cell>
        </table:table-row>
        <table:table-row table:style-name="ro1">
          <table:table-cell office:value-type="float" office:value="0.130336" calcext:value-type="float">
            <text:p>0.130336</text:p>
          </table:table-cell>
          <table:table-cell office:value-type="float" office:value="2.2825" calcext:value-type="float">
            <text:p>2.2825</text:p>
          </table:table-cell>
          <table:table-cell office:value-type="float" office:value="14.7605" calcext:value-type="float">
            <text:p>14.7605</text:p>
          </table:table-cell>
          <table:table-cell office:value-type="float" office:value="0.083089" calcext:value-type="float">
            <text:p>0.083089</text:p>
          </table:table-cell>
          <table:table-cell office:value-type="float" office:value="0.0342131" calcext:value-type="float">
            <text:p>0.0342131</text:p>
          </table:table-cell>
          <table:table-cell office:value-type="float" office:value="15.0863" calcext:value-type="float">
            <text:p>15.0863</text:p>
          </table:table-cell>
        </table:table-row>
        <table:table-row table:style-name="ro1">
          <table:table-cell office:value-type="float" office:value="0.130336" calcext:value-type="float">
            <text:p>0.130336</text:p>
          </table:table-cell>
          <table:table-cell office:value-type="float" office:value="2.33138" calcext:value-type="float">
            <text:p>2.33138</text:p>
          </table:table-cell>
          <table:table-cell office:value-type="float" office:value="15.0863" calcext:value-type="float">
            <text:p>15.0863</text:p>
          </table:table-cell>
          <table:table-cell office:value-type="float" office:value="0.083089" calcext:value-type="float">
            <text:p>0.083089</text:p>
          </table:table-cell>
          <table:table-cell office:value-type="float" office:value="0.0342131" calcext:value-type="float">
            <text:p>0.0342131</text:p>
          </table:table-cell>
          <table:table-cell office:value-type="float" office:value="15.4122" calcext:value-type="float">
            <text:p>15.4122</text:p>
          </table:table-cell>
        </table:table-row>
        <table:table-row table:style-name="ro1">
          <table:table-cell office:value-type="float" office:value="0.130336" calcext:value-type="float">
            <text:p>0.130336</text:p>
          </table:table-cell>
          <table:table-cell office:value-type="float" office:value="2.38025" calcext:value-type="float">
            <text:p>2.38025</text:p>
          </table:table-cell>
          <table:table-cell office:value-type="float" office:value="15.4122" calcext:value-type="float">
            <text:p>15.4122</text:p>
          </table:table-cell>
          <table:table-cell office:value-type="float" office:value="0.083089" calcext:value-type="float">
            <text:p>0.083089</text:p>
          </table:table-cell>
          <table:table-cell office:value-type="float" office:value="0.0342131" calcext:value-type="float">
            <text:p>0.0342131</text:p>
          </table:table-cell>
          <table:table-cell office:value-type="float" office:value="15.738" calcext:value-type="float">
            <text:p>15.738</text:p>
          </table:table-cell>
        </table:table-row>
        <table:table-row table:style-name="ro1">
          <table:table-cell office:value-type="float" office:value="0.130336" calcext:value-type="float">
            <text:p>0.130336</text:p>
          </table:table-cell>
          <table:table-cell office:value-type="float" office:value="2.42913" calcext:value-type="float">
            <text:p>2.42913</text:p>
          </table:table-cell>
          <table:table-cell office:value-type="float" office:value="15.738" calcext:value-type="float">
            <text:p>15.738</text:p>
          </table:table-cell>
          <table:table-cell office:value-type="float" office:value="0.083089" calcext:value-type="float">
            <text:p>0.083089</text:p>
          </table:table-cell>
          <table:table-cell office:value-type="float" office:value="0.0342131" calcext:value-type="float">
            <text:p>0.0342131</text:p>
          </table:table-cell>
          <table:table-cell office:value-type="float" office:value="16.0639" calcext:value-type="float">
            <text:p>16.0639</text:p>
          </table:table-cell>
        </table:table-row>
        <table:table-row table:style-name="ro1">
          <table:table-cell office:value-type="float" office:value="0.130336" calcext:value-type="float">
            <text:p>0.130336</text:p>
          </table:table-cell>
          <table:table-cell office:value-type="float" office:value="2.47312" calcext:value-type="float">
            <text:p>2.47312</text:p>
          </table:table-cell>
          <table:table-cell office:value-type="float" office:value="16.0313" calcext:value-type="float">
            <text:p>16.0313</text:p>
          </table:table-cell>
          <table:table-cell office:value-type="float" office:value="0.0879765" calcext:value-type="float">
            <text:p>0.0879765</text:p>
          </table:table-cell>
          <table:table-cell office:value-type="float" office:value="0.0342131" calcext:value-type="float">
            <text:p>0.0342131</text:p>
          </table:table-cell>
          <table:table-cell office:value-type="float" office:value="16.3897" calcext:value-type="float">
            <text:p>16.3897</text:p>
          </table:table-cell>
        </table:table-row>
        <table:table-row table:style-name="ro1">
          <table:table-cell office:value-type="float" office:value="0.130336" calcext:value-type="float">
            <text:p>0.130336</text:p>
          </table:table-cell>
          <table:table-cell office:value-type="float" office:value="2.52199" calcext:value-type="float">
            <text:p>2.52199</text:p>
          </table:table-cell>
          <table:table-cell office:value-type="float" office:value="16.3571" calcext:value-type="float">
            <text:p>16.3571</text:p>
          </table:table-cell>
          <table:table-cell office:value-type="float" office:value="0.0879765" calcext:value-type="float">
            <text:p>0.0879765</text:p>
          </table:table-cell>
          <table:table-cell office:value-type="float" office:value="0.0342131" calcext:value-type="float">
            <text:p>0.0342131</text:p>
          </table:table-cell>
          <table:table-cell office:value-type="float" office:value="16.7155" calcext:value-type="float">
            <text:p>16.7155</text:p>
          </table:table-cell>
        </table:table-row>
        <table:table-row table:style-name="ro1">
          <table:table-cell office:value-type="float" office:value="0.16292" calcext:value-type="float">
            <text:p>0.16292</text:p>
          </table:table-cell>
          <table:table-cell office:value-type="float" office:value="2.57087" calcext:value-type="float">
            <text:p>2.57087</text:p>
          </table:table-cell>
          <table:table-cell office:value-type="float" office:value="16.683" calcext:value-type="float">
            <text:p>16.683</text:p>
          </table:table-cell>
          <table:table-cell office:value-type="float" office:value="0.0879765" calcext:value-type="float">
            <text:p>0.0879765</text:p>
          </table:table-cell>
          <table:table-cell office:value-type="float" office:value="0.0342131" calcext:value-type="float">
            <text:p>0.0342131</text:p>
          </table:table-cell>
          <table:table-cell office:value-type="float" office:value="17.0414" calcext:value-type="float">
            <text:p>17.0414</text:p>
          </table:table-cell>
        </table:table-row>
        <table:table-row table:style-name="ro1">
          <table:table-cell office:value-type="float" office:value="0.16292" calcext:value-type="float">
            <text:p>0.16292</text:p>
          </table:table-cell>
          <table:table-cell office:value-type="float" office:value="2.61975" calcext:value-type="float">
            <text:p>2.61975</text:p>
          </table:table-cell>
          <table:table-cell office:value-type="float" office:value="17.0088" calcext:value-type="float">
            <text:p>17.0088</text:p>
          </table:table-cell>
          <table:table-cell office:value-type="float" office:value="0.0879765" calcext:value-type="float">
            <text:p>0.0879765</text:p>
          </table:table-cell>
          <table:table-cell office:value-type="float" office:value="0.0391007" calcext:value-type="float">
            <text:p>0.0391007</text:p>
          </table:table-cell>
          <table:table-cell office:value-type="float" office:value="17.3346" calcext:value-type="float">
            <text:p>17.3346</text:p>
          </table:table-cell>
        </table:table-row>
        <table:table-row table:style-name="ro1">
          <table:table-cell office:value-type="float" office:value="0.16292" calcext:value-type="float">
            <text:p>0.16292</text:p>
          </table:table-cell>
          <table:table-cell office:value-type="float" office:value="2.66862" calcext:value-type="float">
            <text:p>2.66862</text:p>
          </table:table-cell>
          <table:table-cell office:value-type="float" office:value="17.3021" calcext:value-type="float">
            <text:p>17.3021</text:p>
          </table:table-cell>
          <table:table-cell office:value-type="float" office:value="0.0879765" calcext:value-type="float">
            <text:p>0.0879765</text:p>
          </table:table-cell>
          <table:table-cell office:value-type="float" office:value="0.0391007" calcext:value-type="float">
            <text:p>0.0391007</text:p>
          </table:table-cell>
          <table:table-cell office:value-type="float" office:value="17.6605" calcext:value-type="float">
            <text:p>17.6605</text:p>
          </table:table-cell>
        </table:table-row>
        <table:table-row table:style-name="ro1">
          <table:table-cell office:value-type="float" office:value="0.16292" calcext:value-type="float">
            <text:p>0.16292</text:p>
          </table:table-cell>
          <table:table-cell office:value-type="float" office:value="2.7175" calcext:value-type="float">
            <text:p>2.7175</text:p>
          </table:table-cell>
          <table:table-cell office:value-type="float" office:value="17.6279" calcext:value-type="float">
            <text:p>17.6279</text:p>
          </table:table-cell>
          <table:table-cell office:value-type="float" office:value="0.0928641" calcext:value-type="float">
            <text:p>0.0928641</text:p>
          </table:table-cell>
          <table:table-cell office:value-type="float" office:value="0.0391007" calcext:value-type="float">
            <text:p>0.0391007</text:p>
          </table:table-cell>
          <table:table-cell office:value-type="float" office:value="17.9863" calcext:value-type="float">
            <text:p>17.9863</text:p>
          </table:table-cell>
        </table:table-row>
        <table:table-row table:style-name="ro1">
          <table:table-cell office:value-type="float" office:value="0.16292" calcext:value-type="float">
            <text:p>0.16292</text:p>
          </table:table-cell>
          <table:table-cell office:value-type="float" office:value="2.76637" calcext:value-type="float">
            <text:p>2.76637</text:p>
          </table:table-cell>
          <table:table-cell office:value-type="float" office:value="17.9537" calcext:value-type="float">
            <text:p>17.9537</text:p>
          </table:table-cell>
          <table:table-cell office:value-type="float" office:value="0.0928641" calcext:value-type="float">
            <text:p>0.0928641</text:p>
          </table:table-cell>
          <table:table-cell office:value-type="float" office:value="0.0391007" calcext:value-type="float">
            <text:p>0.0391007</text:p>
          </table:table-cell>
          <table:table-cell office:value-type="float" office:value="18.3122" calcext:value-type="float">
            <text:p>18.3122</text:p>
          </table:table-cell>
        </table:table-row>
        <table:table-row table:style-name="ro1">
          <table:table-cell office:value-type="float" office:value="0.16292" calcext:value-type="float">
            <text:p>0.16292</text:p>
          </table:table-cell>
          <table:table-cell office:value-type="float" office:value="2.81525" calcext:value-type="float">
            <text:p>2.81525</text:p>
          </table:table-cell>
          <table:table-cell office:value-type="float" office:value="18.3122" calcext:value-type="float">
            <text:p>18.3122</text:p>
          </table:table-cell>
          <table:table-cell office:value-type="float" office:value="0.0928641" calcext:value-type="float">
            <text:p>0.0928641</text:p>
          </table:table-cell>
          <table:table-cell office:value-type="float" office:value="0.0391007" calcext:value-type="float">
            <text:p>0.0391007</text:p>
          </table:table-cell>
          <table:table-cell office:value-type="float" office:value="18.638" calcext:value-type="float">
            <text:p>18.638</text:p>
          </table:table-cell>
        </table:table-row>
        <table:table-row table:style-name="ro1">
          <table:table-cell office:value-type="float" office:value="0.195503" calcext:value-type="float">
            <text:p>0.195503</text:p>
          </table:table-cell>
          <table:table-cell office:value-type="float" office:value="2.85924" calcext:value-type="float">
            <text:p>2.85924</text:p>
          </table:table-cell>
          <table:table-cell office:value-type="float" office:value="18.6054" calcext:value-type="float">
            <text:p>18.6054</text:p>
          </table:table-cell>
          <table:table-cell office:value-type="float" office:value="0.0928641" calcext:value-type="float">
            <text:p>0.0928641</text:p>
          </table:table-cell>
          <table:table-cell office:value-type="float" office:value="0.0391007" calcext:value-type="float">
            <text:p>0.0391007</text:p>
          </table:table-cell>
          <table:table-cell office:value-type="float" office:value="18.9964" calcext:value-type="float">
            <text:p>18.9964</text:p>
          </table:table-cell>
        </table:table-row>
        <table:table-row table:style-name="ro1">
          <table:table-cell office:value-type="float" office:value="0.195503" calcext:value-type="float">
            <text:p>0.195503</text:p>
          </table:table-cell>
          <table:table-cell office:value-type="float" office:value="2.90811" calcext:value-type="float">
            <text:p>2.90811</text:p>
          </table:table-cell>
          <table:table-cell office:value-type="float" office:value="18.8987" calcext:value-type="float">
            <text:p>18.8987</text:p>
          </table:table-cell>
          <table:table-cell office:value-type="float" office:value="0.0977517" calcext:value-type="float">
            <text:p>0.0977517</text:p>
          </table:table-cell>
          <table:table-cell office:value-type="float" office:value="0.0391007" calcext:value-type="float">
            <text:p>0.0391007</text:p>
          </table:table-cell>
          <table:table-cell office:value-type="float" office:value="19.2897" calcext:value-type="float">
            <text:p>19.2897</text:p>
          </table:table-cell>
        </table:table-row>
        <table:table-row table:style-name="ro1">
          <table:table-cell office:value-type="float" office:value="0.195503" calcext:value-type="float">
            <text:p>0.195503</text:p>
          </table:table-cell>
          <table:table-cell office:value-type="float" office:value="2.95699" calcext:value-type="float">
            <text:p>2.95699</text:p>
          </table:table-cell>
          <table:table-cell office:value-type="float" office:value="19.2245" calcext:value-type="float">
            <text:p>19.2245</text:p>
          </table:table-cell>
          <table:table-cell office:value-type="float" office:value="0.0977517" calcext:value-type="float">
            <text:p>0.0977517</text:p>
          </table:table-cell>
          <table:table-cell office:value-type="float" office:value="0.0391007" calcext:value-type="float">
            <text:p>0.0391007</text:p>
          </table:table-cell>
          <table:table-cell office:value-type="float" office:value="19.5829" calcext:value-type="float">
            <text:p>19.5829</text:p>
          </table:table-cell>
        </table:table-row>
        <table:table-row table:style-name="ro1">
          <table:table-cell office:value-type="float" office:value="0.195503" calcext:value-type="float">
            <text:p>0.195503</text:p>
          </table:table-cell>
          <table:table-cell office:value-type="float" office:value="3.00587" calcext:value-type="float">
            <text:p>3.00587</text:p>
          </table:table-cell>
          <table:table-cell office:value-type="float" office:value="19.5503" calcext:value-type="float">
            <text:p>19.5503</text:p>
          </table:table-cell>
          <table:table-cell office:value-type="float" office:value="0.0977517" calcext:value-type="float">
            <text:p>0.0977517</text:p>
          </table:table-cell>
          <table:table-cell office:value-type="float" office:value="0.0439883" calcext:value-type="float">
            <text:p>0.0439883</text:p>
          </table:table-cell>
          <table:table-cell office:value-type="float" office:value="19.9088" calcext:value-type="float">
            <text:p>19.9088</text:p>
          </table:table-cell>
        </table:table-row>
        <table:table-row table:style-name="ro1">
          <table:table-cell office:value-type="float" office:value="0.228087" calcext:value-type="float">
            <text:p>0.228087</text:p>
          </table:table-cell>
          <table:table-cell office:value-type="float" office:value="3.05474" calcext:value-type="float">
            <text:p>3.05474</text:p>
          </table:table-cell>
          <table:table-cell office:value-type="float" office:value="19.9088" calcext:value-type="float">
            <text:p>19.9088</text:p>
          </table:table-cell>
          <table:table-cell office:value-type="float" office:value="0.0977517" calcext:value-type="float">
            <text:p>0.0977517</text:p>
          </table:table-cell>
          <table:table-cell office:value-type="float" office:value="0.0439883" calcext:value-type="float">
            <text:p>0.0439883</text:p>
          </table:table-cell>
          <table:table-cell office:value-type="float" office:value="20.2346" calcext:value-type="float">
            <text:p>20.2346</text:p>
          </table:table-cell>
        </table:table-row>
        <table:table-row table:style-name="ro1">
          <table:table-cell office:value-type="float" office:value="0.195503" calcext:value-type="float">
            <text:p>0.195503</text:p>
          </table:table-cell>
          <table:table-cell office:value-type="float" office:value="3.10362" calcext:value-type="float">
            <text:p>3.10362</text:p>
          </table:table-cell>
          <table:table-cell office:value-type="float" office:value="20.202" calcext:value-type="float">
            <text:p>20.202</text:p>
          </table:table-cell>
          <table:table-cell office:value-type="float" office:value="0.0977517" calcext:value-type="float">
            <text:p>0.0977517</text:p>
          </table:table-cell>
          <table:table-cell office:value-type="float" office:value="0.0439883" calcext:value-type="float">
            <text:p>0.0439883</text:p>
          </table:table-cell>
          <table:table-cell office:value-type="float" office:value="20.593" calcext:value-type="float">
            <text:p>20.593</text:p>
          </table:table-cell>
        </table:table-row>
        <table:table-row table:style-name="ro1">
          <table:table-cell office:value-type="float" office:value="0.228087" calcext:value-type="float">
            <text:p>0.228087</text:p>
          </table:table-cell>
          <table:table-cell office:value-type="float" office:value="3.14761" calcext:value-type="float">
            <text:p>3.14761</text:p>
          </table:table-cell>
          <table:table-cell office:value-type="float" office:value="20.5279" calcext:value-type="float">
            <text:p>20.5279</text:p>
          </table:table-cell>
          <table:table-cell office:value-type="float" office:value="0.102639" calcext:value-type="float">
            <text:p>0.102639</text:p>
          </table:table-cell>
          <table:table-cell office:value-type="float" office:value="0.0439883" calcext:value-type="float">
            <text:p>0.0439883</text:p>
          </table:table-cell>
          <table:table-cell office:value-type="float" office:value="20.9189" calcext:value-type="float">
            <text:p>20.9189</text:p>
          </table:table-cell>
        </table:table-row>
        <table:table-row table:style-name="ro1">
          <table:table-cell office:value-type="float" office:value="0.228087" calcext:value-type="float">
            <text:p>0.228087</text:p>
          </table:table-cell>
          <table:table-cell office:value-type="float" office:value="3.19648" calcext:value-type="float">
            <text:p>3.19648</text:p>
          </table:table-cell>
          <table:table-cell office:value-type="float" office:value="20.8537" calcext:value-type="float">
            <text:p>20.8537</text:p>
          </table:table-cell>
          <table:table-cell office:value-type="float" office:value="0.102639" calcext:value-type="float">
            <text:p>0.102639</text:p>
          </table:table-cell>
          <table:table-cell office:value-type="float" office:value="0.0439883" calcext:value-type="float">
            <text:p>0.0439883</text:p>
          </table:table-cell>
          <table:table-cell office:value-type="float" office:value="21.2447" calcext:value-type="float">
            <text:p>21.2447</text:p>
          </table:table-cell>
        </table:table-row>
        <table:table-row table:style-name="ro1">
          <table:table-cell office:value-type="float" office:value="0.228087" calcext:value-type="float">
            <text:p>0.228087</text:p>
          </table:table-cell>
          <table:table-cell office:value-type="float" office:value="3.24536" calcext:value-type="float">
            <text:p>3.24536</text:p>
          </table:table-cell>
          <table:table-cell office:value-type="float" office:value="21.1795" calcext:value-type="float">
            <text:p>21.1795</text:p>
          </table:table-cell>
          <table:table-cell office:value-type="float" office:value="0.102639" calcext:value-type="float">
            <text:p>0.102639</text:p>
          </table:table-cell>
          <table:table-cell office:value-type="float" office:value="0.0439883" calcext:value-type="float">
            <text:p>0.0439883</text:p>
          </table:table-cell>
          <table:table-cell office:value-type="float" office:value="21.5705" calcext:value-type="float">
            <text:p>21.5705</text:p>
          </table:table-cell>
        </table:table-row>
        <table:table-row table:style-name="ro1">
          <table:table-cell office:value-type="float" office:value="0.228087" calcext:value-type="float">
            <text:p>0.228087</text:p>
          </table:table-cell>
          <table:table-cell office:value-type="float" office:value="3.29423" calcext:value-type="float">
            <text:p>3.29423</text:p>
          </table:table-cell>
          <table:table-cell office:value-type="float" office:value="21.5054" calcext:value-type="float">
            <text:p>21.5054</text:p>
          </table:table-cell>
          <table:table-cell office:value-type="float" office:value="0.102639" calcext:value-type="float">
            <text:p>0.102639</text:p>
          </table:table-cell>
          <table:table-cell office:value-type="float" office:value="0.0439883" calcext:value-type="float">
            <text:p>0.0439883</text:p>
          </table:table-cell>
          <table:table-cell office:value-type="float" office:value="21.8964" calcext:value-type="float">
            <text:p>21.8964</text:p>
          </table:table-cell>
        </table:table-row>
        <table:table-row table:style-name="ro1">
          <table:table-cell office:value-type="float" office:value="0.228087" calcext:value-type="float">
            <text:p>0.228087</text:p>
          </table:table-cell>
          <table:table-cell office:value-type="float" office:value="3.34311" calcext:value-type="float">
            <text:p>3.34311</text:p>
          </table:table-cell>
          <table:table-cell office:value-type="float" office:value="21.7986" calcext:value-type="float">
            <text:p>21.7986</text:p>
          </table:table-cell>
          <table:table-cell office:value-type="float" office:value="0.102639" calcext:value-type="float">
            <text:p>0.102639</text:p>
          </table:table-cell>
          <table:table-cell office:value-type="float" office:value="0.0439883" calcext:value-type="float">
            <text:p>0.0439883</text:p>
          </table:table-cell>
          <table:table-cell office:value-type="float" office:value="22.1896" calcext:value-type="float">
            <text:p>22.1896</text:p>
          </table:table-cell>
        </table:table-row>
        <table:table-row table:style-name="ro1">
          <table:table-cell office:value-type="float" office:value="0.260671" calcext:value-type="float">
            <text:p>0.260671</text:p>
          </table:table-cell>
          <table:table-cell office:value-type="float" office:value="3.39198" calcext:value-type="float">
            <text:p>3.39198</text:p>
          </table:table-cell>
          <table:table-cell office:value-type="float" office:value="22.1245" calcext:value-type="float">
            <text:p>22.1245</text:p>
          </table:table-cell>
          <table:table-cell office:value-type="float" office:value="0.107527" calcext:value-type="float">
            <text:p>0.107527</text:p>
          </table:table-cell>
          <table:table-cell office:value-type="float" office:value="0.0488759" calcext:value-type="float">
            <text:p>0.0488759</text:p>
          </table:table-cell>
          <table:table-cell office:value-type="float" office:value="22.5155" calcext:value-type="float">
            <text:p>22.5155</text:p>
          </table:table-cell>
        </table:table-row>
        <table:table-row table:style-name="ro1">
          <table:table-cell office:value-type="float" office:value="0.293255" calcext:value-type="float">
            <text:p>0.293255</text:p>
          </table:table-cell>
          <table:table-cell office:value-type="float" office:value="3.43597" calcext:value-type="float">
            <text:p>3.43597</text:p>
          </table:table-cell>
          <table:table-cell office:value-type="float" office:value="22.4503" calcext:value-type="float">
            <text:p>22.4503</text:p>
          </table:table-cell>
          <table:table-cell office:value-type="float" office:value="0.107527" calcext:value-type="float">
            <text:p>0.107527</text:p>
          </table:table-cell>
          <table:table-cell office:value-type="float" office:value="0.0488759" calcext:value-type="float">
            <text:p>0.0488759</text:p>
          </table:table-cell>
          <table:table-cell office:value-type="float" office:value="22.8413" calcext:value-type="float">
            <text:p>22.8413</text:p>
          </table:table-cell>
        </table:table-row>
        <table:table-row table:style-name="ro1">
          <table:table-cell office:value-type="float" office:value="0.293255" calcext:value-type="float">
            <text:p>0.293255</text:p>
          </table:table-cell>
          <table:table-cell office:value-type="float" office:value="3.48485" calcext:value-type="float">
            <text:p>3.48485</text:p>
          </table:table-cell>
          <table:table-cell office:value-type="float" office:value="22.7761" calcext:value-type="float">
            <text:p>22.7761</text:p>
          </table:table-cell>
          <table:table-cell office:value-type="float" office:value="0.107527" calcext:value-type="float">
            <text:p>0.107527</text:p>
          </table:table-cell>
          <table:table-cell office:value-type="float" office:value="0.0488759" calcext:value-type="float">
            <text:p>0.0488759</text:p>
          </table:table-cell>
          <table:table-cell office:value-type="float" office:value="23.1672" calcext:value-type="float">
            <text:p>23.1672</text:p>
          </table:table-cell>
        </table:table-row>
        <table:table-row table:style-name="ro1">
          <table:table-cell office:value-type="float" office:value="0.260671" calcext:value-type="float">
            <text:p>0.260671</text:p>
          </table:table-cell>
          <table:table-cell office:value-type="float" office:value="3.53372" calcext:value-type="float">
            <text:p>3.53372</text:p>
          </table:table-cell>
          <table:table-cell office:value-type="float" office:value="23.0694" calcext:value-type="float">
            <text:p>23.0694</text:p>
          </table:table-cell>
          <table:table-cell office:value-type="float" office:value="0.107527" calcext:value-type="float">
            <text:p>0.107527</text:p>
          </table:table-cell>
          <table:table-cell office:value-type="float" office:value="0.0488759" calcext:value-type="float">
            <text:p>0.0488759</text:p>
          </table:table-cell>
          <table:table-cell office:value-type="float" office:value="23.493" calcext:value-type="float">
            <text:p>23.493</text:p>
          </table:table-cell>
        </table:table-row>
        <table:table-row table:style-name="ro1">
          <table:table-cell office:value-type="float" office:value="0.293255" calcext:value-type="float">
            <text:p>0.293255</text:p>
          </table:table-cell>
          <table:table-cell office:value-type="float" office:value="3.5826" calcext:value-type="float">
            <text:p>3.5826</text:p>
          </table:table-cell>
          <table:table-cell office:value-type="float" office:value="23.3952" calcext:value-type="float">
            <text:p>23.3952</text:p>
          </table:table-cell>
          <table:table-cell office:value-type="float" office:value="0.112414" calcext:value-type="float">
            <text:p>0.112414</text:p>
          </table:table-cell>
          <table:table-cell office:value-type="float" office:value="0.0488759" calcext:value-type="float">
            <text:p>0.0488759</text:p>
          </table:table-cell>
          <table:table-cell office:value-type="float" office:value="23.8188" calcext:value-type="float">
            <text:p>23.8188</text:p>
          </table:table-cell>
        </table:table-row>
        <table:table-row table:style-name="ro1">
          <table:table-cell office:value-type="float" office:value="0.293255" calcext:value-type="float">
            <text:p>0.293255</text:p>
          </table:table-cell>
          <table:table-cell office:value-type="float" office:value="3.63148" calcext:value-type="float">
            <text:p>3.63148</text:p>
          </table:table-cell>
          <table:table-cell office:value-type="float" office:value="23.7211" calcext:value-type="float">
            <text:p>23.7211</text:p>
          </table:table-cell>
          <table:table-cell office:value-type="float" office:value="0.112414" calcext:value-type="float">
            <text:p>0.112414</text:p>
          </table:table-cell>
          <table:table-cell office:value-type="float" office:value="0.0488759" calcext:value-type="float">
            <text:p>0.0488759</text:p>
          </table:table-cell>
          <table:table-cell office:value-type="float" office:value="24.1447" calcext:value-type="float">
            <text:p>24.1447</text:p>
          </table:table-cell>
        </table:table-row>
        <table:table-row table:style-name="ro1">
          <table:table-cell office:value-type="float" office:value="0.293255" calcext:value-type="float">
            <text:p>0.293255</text:p>
          </table:table-cell>
          <table:table-cell office:value-type="float" office:value="3.67546" calcext:value-type="float">
            <text:p>3.67546</text:p>
          </table:table-cell>
          <table:table-cell office:value-type="float" office:value="24.0469" calcext:value-type="float">
            <text:p>24.0469</text:p>
          </table:table-cell>
          <table:table-cell office:value-type="float" office:value="0.112414" calcext:value-type="float">
            <text:p>0.112414</text:p>
          </table:table-cell>
          <table:table-cell office:value-type="float" office:value="0.0488759" calcext:value-type="float">
            <text:p>0.0488759</text:p>
          </table:table-cell>
          <table:table-cell office:value-type="float" office:value="24.4705" calcext:value-type="float">
            <text:p>24.4705</text:p>
          </table:table-cell>
        </table:table-row>
        <table:table-row table:style-name="ro1">
          <table:table-cell office:value-type="float" office:value="0.293255" calcext:value-type="float">
            <text:p>0.293255</text:p>
          </table:table-cell>
          <table:table-cell office:value-type="float" office:value="3.72923" calcext:value-type="float">
            <text:p>3.72923</text:p>
          </table:table-cell>
          <table:table-cell office:value-type="float" office:value="24.3728" calcext:value-type="float">
            <text:p>24.3728</text:p>
          </table:table-cell>
          <table:table-cell office:value-type="float" office:value="0.112414" calcext:value-type="float">
            <text:p>0.112414</text:p>
          </table:table-cell>
          <table:table-cell office:value-type="float" office:value="0.0488759" calcext:value-type="float">
            <text:p>0.0488759</text:p>
          </table:table-cell>
          <table:table-cell office:value-type="float" office:value="24.7638" calcext:value-type="float">
            <text:p>24.7638</text:p>
          </table:table-cell>
        </table:table-row>
        <table:table-row table:style-name="ro1">
          <table:table-cell office:value-type="float" office:value="0.325839" calcext:value-type="float">
            <text:p>0.325839</text:p>
          </table:table-cell>
          <table:table-cell office:value-type="float" office:value="3.77322" calcext:value-type="float">
            <text:p>3.77322</text:p>
          </table:table-cell>
          <table:table-cell office:value-type="float" office:value="24.666" calcext:value-type="float">
            <text:p>24.666</text:p>
          </table:table-cell>
          <table:table-cell office:value-type="float" office:value="0.112414" calcext:value-type="float">
            <text:p>0.112414</text:p>
          </table:table-cell>
          <table:table-cell office:value-type="float" office:value="0.0537634" calcext:value-type="float">
            <text:p>0.0537634</text:p>
          </table:table-cell>
          <table:table-cell office:value-type="float" office:value="25.0896" calcext:value-type="float">
            <text:p>25.0896</text:p>
          </table:table-cell>
        </table:table-row>
        <table:table-row table:style-name="ro1">
          <table:table-cell office:value-type="float" office:value="0.325839" calcext:value-type="float">
            <text:p>0.325839</text:p>
          </table:table-cell>
          <table:table-cell office:value-type="float" office:value="3.82209" calcext:value-type="float">
            <text:p>3.82209</text:p>
          </table:table-cell>
          <table:table-cell office:value-type="float" office:value="24.9919" calcext:value-type="float">
            <text:p>24.9919</text:p>
          </table:table-cell>
          <table:table-cell office:value-type="float" office:value="0.117302" calcext:value-type="float">
            <text:p>0.117302</text:p>
          </table:table-cell>
          <table:table-cell office:value-type="float" office:value="0.0537634" calcext:value-type="float">
            <text:p>0.0537634</text:p>
          </table:table-cell>
          <table:table-cell office:value-type="float" office:value="25.4154" calcext:value-type="float">
            <text:p>25.4154</text:p>
          </table:table-cell>
        </table:table-row>
        <table:table-row table:style-name="ro1">
          <table:table-cell office:value-type="float" office:value="0.325839" calcext:value-type="float">
            <text:p>0.325839</text:p>
          </table:table-cell>
          <table:table-cell office:value-type="float" office:value="3.87097" calcext:value-type="float">
            <text:p>3.87097</text:p>
          </table:table-cell>
          <table:table-cell office:value-type="float" office:value="25.3177" calcext:value-type="float">
            <text:p>25.3177</text:p>
          </table:table-cell>
          <table:table-cell office:value-type="float" office:value="0.117302" calcext:value-type="float">
            <text:p>0.117302</text:p>
          </table:table-cell>
          <table:table-cell office:value-type="float" office:value="0.0537634" calcext:value-type="float">
            <text:p>0.0537634</text:p>
          </table:table-cell>
          <table:table-cell office:value-type="float" office:value="25.7413" calcext:value-type="float">
            <text:p>25.7413</text:p>
          </table:table-cell>
        </table:table-row>
        <table:table-row table:style-name="ro1">
          <table:table-cell office:value-type="float" office:value="0.325839" calcext:value-type="float">
            <text:p>0.325839</text:p>
          </table:table-cell>
          <table:table-cell office:value-type="float" office:value="3.91984" calcext:value-type="float">
            <text:p>3.91984</text:p>
          </table:table-cell>
          <table:table-cell office:value-type="float" office:value="25.6435" calcext:value-type="float">
            <text:p>25.6435</text:p>
          </table:table-cell>
          <table:table-cell office:value-type="float" office:value="0.117302" calcext:value-type="float">
            <text:p>0.117302</text:p>
          </table:table-cell>
          <table:table-cell office:value-type="float" office:value="0.0537634" calcext:value-type="float">
            <text:p>0.0537634</text:p>
          </table:table-cell>
          <table:table-cell office:value-type="float" office:value="26.0671" calcext:value-type="float">
            <text:p>26.0671</text:p>
          </table:table-cell>
        </table:table-row>
        <table:table-row table:style-name="ro1">
          <table:table-cell office:value-type="float" office:value="0.325839" calcext:value-type="float">
            <text:p>0.325839</text:p>
          </table:table-cell>
          <table:table-cell office:value-type="float" office:value="3.96872" calcext:value-type="float">
            <text:p>3.96872</text:p>
          </table:table-cell>
          <table:table-cell office:value-type="float" office:value="25.9694" calcext:value-type="float">
            <text:p>25.9694</text:p>
          </table:table-cell>
          <table:table-cell office:value-type="float" office:value="0.117302" calcext:value-type="float">
            <text:p>0.117302</text:p>
          </table:table-cell>
          <table:table-cell office:value-type="float" office:value="0.0537634" calcext:value-type="float">
            <text:p>0.0537634</text:p>
          </table:table-cell>
          <table:table-cell office:value-type="float" office:value="26.393" calcext:value-type="float">
            <text:p>26.393</text:p>
          </table:table-cell>
        </table:table-row>
        <table:table-row table:style-name="ro1">
          <table:table-cell office:value-type="float" office:value="0.358423" calcext:value-type="float">
            <text:p>0.358423</text:p>
          </table:table-cell>
          <table:table-cell office:value-type="float" office:value="4.01271" calcext:value-type="float">
            <text:p>4.01271</text:p>
          </table:table-cell>
          <table:table-cell office:value-type="float" office:value="26.2626" calcext:value-type="float">
            <text:p>26.2626</text:p>
          </table:table-cell>
          <table:table-cell office:value-type="float" office:value="0.117302" calcext:value-type="float">
            <text:p>0.117302</text:p>
          </table:table-cell>
          <table:table-cell office:value-type="float" office:value="0.0537634" calcext:value-type="float">
            <text:p>0.0537634</text:p>
          </table:table-cell>
          <table:table-cell office:value-type="float" office:value="26.7188" calcext:value-type="float">
            <text:p>26.7188</text:p>
          </table:table-cell>
        </table:table-row>
        <table:table-row table:style-name="ro1">
          <table:table-cell office:value-type="float" office:value="0.358423" calcext:value-type="float">
            <text:p>0.358423</text:p>
          </table:table-cell>
          <table:table-cell office:value-type="float" office:value="4.06158" calcext:value-type="float">
            <text:p>4.06158</text:p>
          </table:table-cell>
          <table:table-cell office:value-type="float" office:value="26.5885" calcext:value-type="float">
            <text:p>26.5885</text:p>
          </table:table-cell>
          <table:table-cell office:value-type="float" office:value="0.12219" calcext:value-type="float">
            <text:p>0.12219</text:p>
          </table:table-cell>
          <table:table-cell office:value-type="float" office:value="0.0537634" calcext:value-type="float">
            <text:p>0.0537634</text:p>
          </table:table-cell>
          <table:table-cell office:value-type="float" office:value="27.0446" calcext:value-type="float">
            <text:p>27.0446</text:p>
          </table:table-cell>
        </table:table-row>
        <table:table-row table:style-name="ro1">
          <table:table-cell office:value-type="float" office:value="0.358423" calcext:value-type="float">
            <text:p>0.358423</text:p>
          </table:table-cell>
          <table:table-cell office:value-type="float" office:value="4.11046" calcext:value-type="float">
            <text:p>4.11046</text:p>
          </table:table-cell>
          <table:table-cell office:value-type="float" office:value="26.9143" calcext:value-type="float">
            <text:p>26.9143</text:p>
          </table:table-cell>
          <table:table-cell office:value-type="float" office:value="0.12219" calcext:value-type="float">
            <text:p>0.12219</text:p>
          </table:table-cell>
          <table:table-cell office:value-type="float" office:value="0.058651" calcext:value-type="float">
            <text:p>0.058651</text:p>
          </table:table-cell>
          <table:table-cell office:value-type="float" office:value="27.3379" calcext:value-type="float">
            <text:p>27.3379</text:p>
          </table:table-cell>
        </table:table-row>
        <table:table-row table:style-name="ro1">
          <table:table-cell office:value-type="float" office:value="0.391007" calcext:value-type="float">
            <text:p>0.391007</text:p>
          </table:table-cell>
          <table:table-cell office:value-type="float" office:value="4.15934" calcext:value-type="float">
            <text:p>4.15934</text:p>
          </table:table-cell>
          <table:table-cell office:value-type="float" office:value="27.2401" calcext:value-type="float">
            <text:p>27.2401</text:p>
          </table:table-cell>
          <table:table-cell office:value-type="float" office:value="0.12219" calcext:value-type="float">
            <text:p>0.12219</text:p>
          </table:table-cell>
          <table:table-cell office:value-type="float" office:value="0.058651" calcext:value-type="float">
            <text:p>0.058651</text:p>
          </table:table-cell>
          <table:table-cell office:value-type="float" office:value="27.6637" calcext:value-type="float">
            <text:p>27.6637</text:p>
          </table:table-cell>
        </table:table-row>
        <table:table-row table:style-name="ro1">
          <table:table-cell office:value-type="float" office:value="0.391007" calcext:value-type="float">
            <text:p>0.391007</text:p>
          </table:table-cell>
          <table:table-cell office:value-type="float" office:value="4.20332" calcext:value-type="float">
            <text:p>4.20332</text:p>
          </table:table-cell>
          <table:table-cell office:value-type="float" office:value="27.5334" calcext:value-type="float">
            <text:p>27.5334</text:p>
          </table:table-cell>
          <table:table-cell office:value-type="float" office:value="0.12219" calcext:value-type="float">
            <text:p>0.12219</text:p>
          </table:table-cell>
          <table:table-cell office:value-type="float" office:value="0.058651" calcext:value-type="float">
            <text:p>0.058651</text:p>
          </table:table-cell>
          <table:table-cell office:value-type="float" office:value="27.9896" calcext:value-type="float">
            <text:p>27.9896</text:p>
          </table:table-cell>
        </table:table-row>
        <table:table-row table:style-name="ro1">
          <table:table-cell office:value-type="float" office:value="0.391007" calcext:value-type="float">
            <text:p>0.391007</text:p>
          </table:table-cell>
          <table:table-cell office:value-type="float" office:value="4.2522" calcext:value-type="float">
            <text:p>4.2522</text:p>
          </table:table-cell>
          <table:table-cell office:value-type="float" office:value="27.8592" calcext:value-type="float">
            <text:p>27.8592</text:p>
          </table:table-cell>
          <table:table-cell office:value-type="float" office:value="0.127077" calcext:value-type="float">
            <text:p>0.127077</text:p>
          </table:table-cell>
          <table:table-cell office:value-type="float" office:value="0.058651" calcext:value-type="float">
            <text:p>0.058651</text:p>
          </table:table-cell>
          <table:table-cell office:value-type="float" office:value="28.3154" calcext:value-type="float">
            <text:p>28.3154</text:p>
          </table:table-cell>
        </table:table-row>
        <table:table-row table:style-name="ro1">
          <table:table-cell office:value-type="float" office:value="0.391007" calcext:value-type="float">
            <text:p>0.391007</text:p>
          </table:table-cell>
          <table:table-cell office:value-type="float" office:value="4.30108" calcext:value-type="float">
            <text:p>4.30108</text:p>
          </table:table-cell>
          <table:table-cell office:value-type="float" office:value="28.1851" calcext:value-type="float">
            <text:p>28.1851</text:p>
          </table:table-cell>
          <table:table-cell office:value-type="float" office:value="0.127077" calcext:value-type="float">
            <text:p>0.127077</text:p>
          </table:table-cell>
          <table:table-cell office:value-type="float" office:value="0.058651" calcext:value-type="float">
            <text:p>0.058651</text:p>
          </table:table-cell>
          <table:table-cell office:value-type="float" office:value="28.6413" calcext:value-type="float">
            <text:p>28.6413</text:p>
          </table:table-cell>
        </table:table-row>
        <table:table-row table:style-name="ro1">
          <table:table-cell office:value-type="float" office:value="0.391007" calcext:value-type="float">
            <text:p>0.391007</text:p>
          </table:table-cell>
          <table:table-cell office:value-type="float" office:value="4.34995" calcext:value-type="float">
            <text:p>4.34995</text:p>
          </table:table-cell>
          <table:table-cell office:value-type="float" office:value="28.5109" calcext:value-type="float">
            <text:p>28.5109</text:p>
          </table:table-cell>
          <table:table-cell office:value-type="float" office:value="0.127077" calcext:value-type="float">
            <text:p>0.127077</text:p>
          </table:table-cell>
          <table:table-cell office:value-type="float" office:value="0.058651" calcext:value-type="float">
            <text:p>0.058651</text:p>
          </table:table-cell>
          <table:table-cell office:value-type="float" office:value="28.9671" calcext:value-type="float">
            <text:p>28.9671</text:p>
          </table:table-cell>
        </table:table-row>
        <table:table-row table:style-name="ro1">
          <table:table-cell office:value-type="float" office:value="0.391007" calcext:value-type="float">
            <text:p>0.391007</text:p>
          </table:table-cell>
          <table:table-cell office:value-type="float" office:value="4.39883" calcext:value-type="float">
            <text:p>4.39883</text:p>
          </table:table-cell>
          <table:table-cell office:value-type="float" office:value="28.8368" calcext:value-type="float">
            <text:p>28.8368</text:p>
          </table:table-cell>
          <table:table-cell office:value-type="float" office:value="0.127077" calcext:value-type="float">
            <text:p>0.127077</text:p>
          </table:table-cell>
          <table:table-cell office:value-type="float" office:value="0.058651" calcext:value-type="float">
            <text:p>0.058651</text:p>
          </table:table-cell>
          <table:table-cell office:value-type="float" office:value="29.2929" calcext:value-type="float">
            <text:p>29.2929</text:p>
          </table:table-cell>
        </table:table-row>
        <table:table-row table:style-name="ro1">
          <table:table-cell office:value-type="float" office:value="0.423591" calcext:value-type="float">
            <text:p>0.423591</text:p>
          </table:table-cell>
          <table:table-cell office:value-type="float" office:value="4.44282" calcext:value-type="float">
            <text:p>4.44282</text:p>
          </table:table-cell>
          <table:table-cell office:value-type="float" office:value="29.13" calcext:value-type="float">
            <text:p>29.13</text:p>
          </table:table-cell>
          <table:table-cell office:value-type="float" office:value="0.127077" calcext:value-type="float">
            <text:p>0.127077</text:p>
          </table:table-cell>
          <table:table-cell office:value-type="float" office:value="0.058651" calcext:value-type="float">
            <text:p>0.058651</text:p>
          </table:table-cell>
          <table:table-cell office:value-type="float" office:value="29.6188" calcext:value-type="float">
            <text:p>29.6188</text:p>
          </table:table-cell>
        </table:table-row>
        <table:table-row table:style-name="ro1">
          <table:table-cell office:value-type="float" office:value="0.391007" calcext:value-type="float">
            <text:p>0.391007</text:p>
          </table:table-cell>
          <table:table-cell office:value-type="float" office:value="4.49169" calcext:value-type="float">
            <text:p>4.49169</text:p>
          </table:table-cell>
          <table:table-cell office:value-type="float" office:value="29.4558" calcext:value-type="float">
            <text:p>29.4558</text:p>
          </table:table-cell>
          <table:table-cell office:value-type="float" office:value="0.131965" calcext:value-type="float">
            <text:p>0.131965</text:p>
          </table:table-cell>
          <table:table-cell office:value-type="float" office:value="0.058651" calcext:value-type="float">
            <text:p>0.058651</text:p>
          </table:table-cell>
          <table:table-cell office:value-type="float" office:value="29.912" calcext:value-type="float">
            <text:p>29.912</text:p>
          </table:table-cell>
        </table:table-row>
        <table:table-row table:style-name="ro1">
          <table:table-cell office:value-type="float" office:value="0.423591" calcext:value-type="float">
            <text:p>0.423591</text:p>
          </table:table-cell>
          <table:table-cell office:value-type="float" office:value="4.54057" calcext:value-type="float">
            <text:p>4.54057</text:p>
          </table:table-cell>
          <table:table-cell office:value-type="float" office:value="29.7817" calcext:value-type="float">
            <text:p>29.7817</text:p>
          </table:table-cell>
          <table:table-cell office:value-type="float" office:value="0.131965" calcext:value-type="float">
            <text:p>0.131965</text:p>
          </table:table-cell>
          <table:table-cell office:value-type="float" office:value="0.058651" calcext:value-type="float">
            <text:p>0.058651</text:p>
          </table:table-cell>
          <table:table-cell office:value-type="float" office:value="30.2379" calcext:value-type="float">
            <text:p>30.2379</text:p>
          </table:table-cell>
        </table:table-row>
        <table:table-row table:style-name="ro1">
          <table:table-cell office:value-type="float" office:value="0.423591" calcext:value-type="float">
            <text:p>0.423591</text:p>
          </table:table-cell>
          <table:table-cell office:value-type="float" office:value="4.58944" calcext:value-type="float">
            <text:p>4.58944</text:p>
          </table:table-cell>
          <table:table-cell office:value-type="float" office:value="30.1075" calcext:value-type="float">
            <text:p>30.1075</text:p>
          </table:table-cell>
          <table:table-cell office:value-type="float" office:value="0.131965" calcext:value-type="float">
            <text:p>0.131965</text:p>
          </table:table-cell>
          <table:table-cell office:value-type="float" office:value="0.058651" calcext:value-type="float">
            <text:p>0.058651</text:p>
          </table:table-cell>
          <table:table-cell office:value-type="float" office:value="30.5637" calcext:value-type="float">
            <text:p>30.5637</text:p>
          </table:table-cell>
        </table:table-row>
        <table:table-row table:style-name="ro1">
          <table:table-cell office:value-type="float" office:value="0.423591" calcext:value-type="float">
            <text:p>0.423591</text:p>
          </table:table-cell>
          <table:table-cell office:value-type="float" office:value="4.63832" calcext:value-type="float">
            <text:p>4.63832</text:p>
          </table:table-cell>
          <table:table-cell office:value-type="float" office:value="30.4334" calcext:value-type="float">
            <text:p>30.4334</text:p>
          </table:table-cell>
          <table:table-cell office:value-type="float" office:value="0.131965" calcext:value-type="float">
            <text:p>0.131965</text:p>
          </table:table-cell>
          <table:table-cell office:value-type="float" office:value="0.0635386" calcext:value-type="float">
            <text:p>0.0635386</text:p>
          </table:table-cell>
          <table:table-cell office:value-type="float" office:value="30.857" calcext:value-type="float">
            <text:p>30.857</text:p>
          </table:table-cell>
        </table:table-row>
        <table:table-row table:style-name="ro1">
          <table:table-cell office:value-type="float" office:value="0.456175" calcext:value-type="float">
            <text:p>0.456175</text:p>
          </table:table-cell>
          <table:table-cell office:value-type="float" office:value="4.68231" calcext:value-type="float">
            <text:p>4.68231</text:p>
          </table:table-cell>
          <table:table-cell office:value-type="float" office:value="30.7266" calcext:value-type="float">
            <text:p>30.7266</text:p>
          </table:table-cell>
          <table:table-cell office:value-type="float" office:value="0.136852" calcext:value-type="float">
            <text:p>0.136852</text:p>
          </table:table-cell>
          <table:table-cell office:value-type="float" office:value="0.0635386" calcext:value-type="float">
            <text:p>0.0635386</text:p>
          </table:table-cell>
          <table:table-cell office:value-type="float" office:value="31.2154" calcext:value-type="float">
            <text:p>31.2154</text:p>
          </table:table-cell>
        </table:table-row>
        <table:table-row table:style-name="ro1">
          <table:table-cell office:value-type="float" office:value="0.456175" calcext:value-type="float">
            <text:p>0.456175</text:p>
          </table:table-cell>
          <table:table-cell office:value-type="float" office:value="4.73118" calcext:value-type="float">
            <text:p>4.73118</text:p>
          </table:table-cell>
          <table:table-cell office:value-type="float" office:value="31.0525" calcext:value-type="float">
            <text:p>31.0525</text:p>
          </table:table-cell>
          <table:table-cell office:value-type="float" office:value="0.136852" calcext:value-type="float">
            <text:p>0.136852</text:p>
          </table:table-cell>
          <table:table-cell office:value-type="float" office:value="0.0635386" calcext:value-type="float">
            <text:p>0.0635386</text:p>
          </table:table-cell>
          <table:table-cell office:value-type="float" office:value="31.5412" calcext:value-type="float">
            <text:p>31.5412</text:p>
          </table:table-cell>
        </table:table-row>
        <table:table-row table:style-name="ro1">
          <table:table-cell office:value-type="float" office:value="0.456175" calcext:value-type="float">
            <text:p>0.456175</text:p>
          </table:table-cell>
          <table:table-cell office:value-type="float" office:value="4.78006" calcext:value-type="float">
            <text:p>4.78006</text:p>
          </table:table-cell>
          <table:table-cell office:value-type="float" office:value="31.3783" calcext:value-type="float">
            <text:p>31.3783</text:p>
          </table:table-cell>
          <table:table-cell office:value-type="float" office:value="0.136852" calcext:value-type="float">
            <text:p>0.136852</text:p>
          </table:table-cell>
          <table:table-cell office:value-type="float" office:value="0.0635386" calcext:value-type="float">
            <text:p>0.0635386</text:p>
          </table:table-cell>
          <table:table-cell office:value-type="float" office:value="31.8671" calcext:value-type="float">
            <text:p>31.8671</text:p>
          </table:table-cell>
        </table:table-row>
        <table:table-row table:style-name="ro1">
          <table:table-cell office:value-type="float" office:value="0.456175" calcext:value-type="float">
            <text:p>0.456175</text:p>
          </table:table-cell>
          <table:table-cell office:value-type="float" office:value="4.82893" calcext:value-type="float">
            <text:p>4.82893</text:p>
          </table:table-cell>
          <table:table-cell office:value-type="float" office:value="31.7041" calcext:value-type="float">
            <text:p>31.7041</text:p>
          </table:table-cell>
          <table:table-cell office:value-type="float" office:value="0.136852" calcext:value-type="float">
            <text:p>0.136852</text:p>
          </table:table-cell>
          <table:table-cell office:value-type="float" office:value="0.0635386" calcext:value-type="float">
            <text:p>0.0635386</text:p>
          </table:table-cell>
          <table:table-cell office:value-type="float" office:value="32.1603" calcext:value-type="float">
            <text:p>32.1603</text:p>
          </table:table-cell>
        </table:table-row>
        <table:table-row table:style-name="ro1">
          <table:table-cell office:value-type="float" office:value="0.456175" calcext:value-type="float">
            <text:p>0.456175</text:p>
          </table:table-cell>
          <table:table-cell office:value-type="float" office:value="4.87781" calcext:value-type="float">
            <text:p>4.87781</text:p>
          </table:table-cell>
          <table:table-cell office:value-type="float" office:value="31.9974" calcext:value-type="float">
            <text:p>31.9974</text:p>
          </table:table-cell>
          <table:table-cell office:value-type="float" office:value="0.136852" calcext:value-type="float">
            <text:p>0.136852</text:p>
          </table:table-cell>
          <table:table-cell office:value-type="float" office:value="0.0635386" calcext:value-type="float">
            <text:p>0.0635386</text:p>
          </table:table-cell>
          <table:table-cell office:value-type="float" office:value="32.5187" calcext:value-type="float">
            <text:p>32.5187</text:p>
          </table:table-cell>
        </table:table-row>
        <table:table-row table:style-name="ro1">
          <table:table-cell office:value-type="float" office:value="0.488759" calcext:value-type="float">
            <text:p>0.488759</text:p>
          </table:table-cell>
          <table:table-cell office:value-type="float" office:value="4.92669" calcext:value-type="float">
            <text:p>4.92669</text:p>
          </table:table-cell>
          <table:table-cell office:value-type="float" office:value="32.3232" calcext:value-type="float">
            <text:p>32.3232</text:p>
          </table:table-cell>
          <table:table-cell office:value-type="float" office:value="0.14174" calcext:value-type="float">
            <text:p>0.14174</text:p>
          </table:table-cell>
          <table:table-cell office:value-type="float" office:value="0.0684262" calcext:value-type="float">
            <text:p>0.0684262</text:p>
          </table:table-cell>
          <table:table-cell office:value-type="float" office:value="32.812" calcext:value-type="float">
            <text:p>32.812</text:p>
          </table:table-cell>
        </table:table-row>
      </table:table>
      <table:table table:name="7-12" table:style-name="ta1">
        <table:shapes>
          <draw:frame draw:z-index="0" draw:style-name="gr1" draw:text-style-name="P1" svg:width="10.428in" svg:height="5.6992in" svg:x="5.0299in" svg:y="0.9098in">
            <draw:object draw:notify-on-update-of-ranges="'7-12'.B2:'7-12'.B104 '7-12'.D1:'7-12'.D1 '7-12'.D2:'7-12'.D104 '7-12'.B2:'7-12'.B104 '7-12'.F1:'7-12'.F1 '7-12'.F2:'7-12'.F104 '7-12'.B2:'7-12'.B104 '7-12'.H1:'7-12'.H1 '7-12'.H2:'7-12'.H104 '7-12'.B2:'7-12'.B104 '7-12'.K1:'7-12'.K1 '7-12'.K2:'7-12'.K104 '7-12'.B2:'7-12'.B104 '7-12'.N1:'7-12'.N1 '7-12'.N2:'7-12'.N104 '7-12'.B2:'7-12'.B104 '7-12'.R1:'7-12'.R1 '7-12'.R2:'7-12'.R104 '7-12'.B2:'7-12'.B104 '7-12'.U1:'7-12'.U1 '7-12'.U2:'7-12'.U10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number-columns-repeated="3"/>
          <table:table-cell office:value-type="string" calcext:value-type="string">
            <text:p>0V</text:p>
          </table:table-cell>
          <table:table-cell/>
          <table:table-cell office:value-type="string" calcext:value-type="string">
            <text:p>1V</text:p>
          </table:table-cell>
          <table:table-cell/>
          <table:table-cell office:value-type="string" calcext:value-type="string">
            <text:p>2V</text:p>
          </table:table-cell>
          <table:table-cell table:number-columns-repeated="2"/>
          <table:table-cell office:value-type="string" calcext:value-type="string">
            <text:p>2.5V</text:p>
          </table:table-cell>
          <table:table-cell table:number-columns-repeated="2"/>
          <table:table-cell office:value-type="string" calcext:value-type="string">
            <text:p>3V</text:p>
          </table:table-cell>
          <table:table-cell table:number-columns-repeated="3"/>
          <table:table-cell office:value-type="string" calcext:value-type="string">
            <text:p>4V</text:p>
          </table:table-cell>
          <table:table-cell table:number-columns-repeated="2"/>
          <table:table-cell office:value-type="string" calcext:value-type="string">
            <text:p>5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5/102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7292" calcext:value-type="float">
            <text:p>0.987292</text:p>
          </table:table-cell>
          <table:table-cell office:value-type="float" office:value="0" calcext:value-type="float">
            <text:p>0</text:p>
          </table:table-cell>
          <table:table-cell office:value-type="float" office:value="1.98925" calcext:value-type="float">
            <text:p>1.98925</text:p>
          </table:table-cell>
          <table:table-cell office:value-type="float" office:value="0.0651678" calcext:value-type="float">
            <text:p>0.0651678</text:p>
          </table:table-cell>
          <table:table-cell/>
          <table:table-cell office:value-type="float" office:value="2.48289" calcext:value-type="float">
            <text:p>2.48289</text:p>
          </table:table-cell>
          <table:table-cell office:value-type="float" office:value="0.16292" calcext:value-type="float">
            <text:p>0.16292</text:p>
          </table:table-cell>
          <table:table-cell/>
          <table:table-cell office:value-type="float" office:value="2.97165" calcext:value-type="float">
            <text:p>2.97165</text:p>
          </table:table-cell>
          <table:table-cell office:value-type="float" office:value="0.195503" calcext:value-type="float">
            <text:p>0.195503</text:p>
          </table:table-cell>
          <table:table-cell table:number-columns-repeated="2"/>
          <table:table-cell office:value-type="float" office:value="3.95406" calcext:value-type="float">
            <text:p>3.95406</text:p>
          </table:table-cell>
          <table:table-cell office:value-type="float" office:value="0.325839" calcext:value-type="float">
            <text:p>0.325839</text:p>
          </table:table-cell>
          <table:table-cell/>
          <table:table-cell office:value-type="float" office:value="4.93646" calcext:value-type="float">
            <text:p>4.93646</text:p>
          </table:table-cell>
          <table:table-cell office:value-type="float" office:value="0.423591" calcext:value-type="float">
            <text:p>0.4235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*5/1023" office:value-type="float" office:value="0.0488758553274682" calcext:value-type="float">
            <text:p>0.0488758553274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7292" calcext:value-type="float">
            <text:p>0.987292</text:p>
          </table:table-cell>
          <table:table-cell office:value-type="float" office:value="0" calcext:value-type="float">
            <text:p>0</text:p>
          </table:table-cell>
          <table:table-cell office:value-type="float" office:value="1.98925" calcext:value-type="float">
            <text:p>1.98925</text:p>
          </table:table-cell>
          <table:table-cell office:value-type="float" office:value="0.0651678" calcext:value-type="float">
            <text:p>0.0651678</text:p>
          </table:table-cell>
          <table:table-cell/>
          <table:table-cell office:value-type="float" office:value="2.48289" calcext:value-type="float">
            <text:p>2.48289</text:p>
          </table:table-cell>
          <table:table-cell office:value-type="float" office:value="0.0977517" calcext:value-type="float">
            <text:p>0.0977517</text:p>
          </table:table-cell>
          <table:table-cell/>
          <table:table-cell office:value-type="float" office:value="2.97165" calcext:value-type="float">
            <text:p>2.97165</text:p>
          </table:table-cell>
          <table:table-cell office:value-type="float" office:value="0.195503" calcext:value-type="float">
            <text:p>0.195503</text:p>
          </table:table-cell>
          <table:table-cell table:number-columns-repeated="2"/>
          <table:table-cell office:value-type="float" office:value="3.95894" calcext:value-type="float">
            <text:p>3.95894</text:p>
          </table:table-cell>
          <table:table-cell office:value-type="float" office:value="0.358423" calcext:value-type="float">
            <text:p>0.358423</text:p>
          </table:table-cell>
          <table:table-cell/>
          <table:table-cell office:value-type="float" office:value="4.93646" calcext:value-type="float">
            <text:p>4.93646</text:p>
          </table:table-cell>
          <table:table-cell office:value-type="float" office:value="0.423591" calcext:value-type="float">
            <text:p>0.4235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4]*5/1023" office:value-type="float" office:value="0.0977517106549365" calcext:value-type="float">
            <text:p>0.0977517106549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7292" calcext:value-type="float">
            <text:p>0.987292</text:p>
          </table:table-cell>
          <table:table-cell office:value-type="float" office:value="0.0325839" calcext:value-type="float">
            <text:p>0.0325839</text:p>
          </table:table-cell>
          <table:table-cell office:value-type="float" office:value="1.98925" calcext:value-type="float">
            <text:p>1.98925</text:p>
          </table:table-cell>
          <table:table-cell office:value-type="float" office:value="0.0651678" calcext:value-type="float">
            <text:p>0.0651678</text:p>
          </table:table-cell>
          <table:table-cell/>
          <table:table-cell office:value-type="float" office:value="2.47801" calcext:value-type="float">
            <text:p>2.47801</text:p>
          </table:table-cell>
          <table:table-cell office:value-type="float" office:value="0.130336" calcext:value-type="float">
            <text:p>0.130336</text:p>
          </table:table-cell>
          <table:table-cell/>
          <table:table-cell office:value-type="float" office:value="2.97165" calcext:value-type="float">
            <text:p>2.97165</text:p>
          </table:table-cell>
          <table:table-cell office:value-type="float" office:value="0.195503" calcext:value-type="float">
            <text:p>0.195503</text:p>
          </table:table-cell>
          <table:table-cell table:number-columns-repeated="2"/>
          <table:table-cell office:value-type="float" office:value="3.95894" calcext:value-type="float">
            <text:p>3.95894</text:p>
          </table:table-cell>
          <table:table-cell office:value-type="float" office:value="0.358423" calcext:value-type="float">
            <text:p>0.358423</text:p>
          </table:table-cell>
          <table:table-cell/>
          <table:table-cell office:value-type="float" office:value="4.93646" calcext:value-type="float">
            <text:p>4.93646</text:p>
          </table:table-cell>
          <table:table-cell office:value-type="float" office:value="0.423591" calcext:value-type="float">
            <text:p>0.4235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5]*5/1023" office:value-type="float" office:value="0.146627565982405" calcext:value-type="float">
            <text:p>0.146627565982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7292" calcext:value-type="float">
            <text:p>0.987292</text:p>
          </table:table-cell>
          <table:table-cell office:value-type="float" office:value="0" calcext:value-type="float">
            <text:p>0</text:p>
          </table:table-cell>
          <table:table-cell office:value-type="float" office:value="1.98925" calcext:value-type="float">
            <text:p>1.98925</text:p>
          </table:table-cell>
          <table:table-cell office:value-type="float" office:value="0.0651678" calcext:value-type="float">
            <text:p>0.0651678</text:p>
          </table:table-cell>
          <table:table-cell/>
          <table:table-cell office:value-type="float" office:value="2.47801" calcext:value-type="float">
            <text:p>2.47801</text:p>
          </table:table-cell>
          <table:table-cell office:value-type="float" office:value="0.130336" calcext:value-type="float">
            <text:p>0.130336</text:p>
          </table:table-cell>
          <table:table-cell/>
          <table:table-cell office:value-type="float" office:value="2.97165" calcext:value-type="float">
            <text:p>2.97165</text:p>
          </table:table-cell>
          <table:table-cell office:value-type="float" office:value="0.195503" calcext:value-type="float">
            <text:p>0.195503</text:p>
          </table:table-cell>
          <table:table-cell table:number-columns-repeated="2"/>
          <table:table-cell office:value-type="float" office:value="3.95894" calcext:value-type="float">
            <text:p>3.95894</text:p>
          </table:table-cell>
          <table:table-cell office:value-type="float" office:value="0.358423" calcext:value-type="float">
            <text:p>0.358423</text:p>
          </table:table-cell>
          <table:table-cell/>
          <table:table-cell office:value-type="float" office:value="4.93646" calcext:value-type="float">
            <text:p>4.93646</text:p>
          </table:table-cell>
          <table:table-cell office:value-type="float" office:value="0.423591" calcext:value-type="float">
            <text:p>0.4235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]*5/1023" office:value-type="float" office:value="0.195503421309873" calcext:value-type="float">
            <text:p>0.195503421309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7292" calcext:value-type="float">
            <text:p>0.987292</text:p>
          </table:table-cell>
          <table:table-cell office:value-type="float" office:value="0.0325839" calcext:value-type="float">
            <text:p>0.0325839</text:p>
          </table:table-cell>
          <table:table-cell office:value-type="float" office:value="1.98925" calcext:value-type="float">
            <text:p>1.98925</text:p>
          </table:table-cell>
          <table:table-cell office:value-type="float" office:value="0.0651678" calcext:value-type="float">
            <text:p>0.0651678</text:p>
          </table:table-cell>
          <table:table-cell/>
          <table:table-cell office:value-type="float" office:value="2.47801" calcext:value-type="float">
            <text:p>2.47801</text:p>
          </table:table-cell>
          <table:table-cell office:value-type="float" office:value="0.130336" calcext:value-type="float">
            <text:p>0.130336</text:p>
          </table:table-cell>
          <table:table-cell/>
          <table:table-cell office:value-type="float" office:value="2.97165" calcext:value-type="float">
            <text:p>2.97165</text:p>
          </table:table-cell>
          <table:table-cell office:value-type="float" office:value="0.195503" calcext:value-type="float">
            <text:p>0.195503</text:p>
          </table:table-cell>
          <table:table-cell table:number-columns-repeated="2"/>
          <table:table-cell office:value-type="float" office:value="3.95406" calcext:value-type="float">
            <text:p>3.95406</text:p>
          </table:table-cell>
          <table:table-cell office:value-type="float" office:value="0.325839" calcext:value-type="float">
            <text:p>0.325839</text:p>
          </table:table-cell>
          <table:table-cell/>
          <table:table-cell office:value-type="float" office:value="4.93646" calcext:value-type="float">
            <text:p>4.93646</text:p>
          </table:table-cell>
          <table:table-cell office:value-type="float" office:value="0.423591" calcext:value-type="float">
            <text:p>0.4235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7]*5/1023" office:value-type="float" office:value="0.244379276637341" calcext:value-type="float">
            <text:p>0.244379276637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7292" calcext:value-type="float">
            <text:p>0.987292</text:p>
          </table:table-cell>
          <table:table-cell office:value-type="float" office:value="0.0325839" calcext:value-type="float">
            <text:p>0.0325839</text:p>
          </table:table-cell>
          <table:table-cell office:value-type="float" office:value="1.98925" calcext:value-type="float">
            <text:p>1.98925</text:p>
          </table:table-cell>
          <table:table-cell office:value-type="float" office:value="0.0651678" calcext:value-type="float">
            <text:p>0.0651678</text:p>
          </table:table-cell>
          <table:table-cell/>
          <table:table-cell office:value-type="float" office:value="2.48289" calcext:value-type="float">
            <text:p>2.48289</text:p>
          </table:table-cell>
          <table:table-cell office:value-type="float" office:value="0.16292" calcext:value-type="float">
            <text:p>0.16292</text:p>
          </table:table-cell>
          <table:table-cell/>
          <table:table-cell office:value-type="float" office:value="2.97165" calcext:value-type="float">
            <text:p>2.97165</text:p>
          </table:table-cell>
          <table:table-cell office:value-type="float" office:value="0.195503" calcext:value-type="float">
            <text:p>0.195503</text:p>
          </table:table-cell>
          <table:table-cell table:number-columns-repeated="2"/>
          <table:table-cell office:value-type="float" office:value="3.95894" calcext:value-type="float">
            <text:p>3.95894</text:p>
          </table:table-cell>
          <table:table-cell office:value-type="float" office:value="0.358423" calcext:value-type="float">
            <text:p>0.358423</text:p>
          </table:table-cell>
          <table:table-cell/>
          <table:table-cell office:value-type="float" office:value="4.93646" calcext:value-type="float">
            <text:p>4.93646</text:p>
          </table:table-cell>
          <table:table-cell office:value-type="float" office:value="0.423591" calcext:value-type="float">
            <text:p>0.4235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8]*5/1023" office:value-type="float" office:value="0.293255131964809" calcext:value-type="float">
            <text:p>0.293255131964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7292" calcext:value-type="float">
            <text:p>0.987292</text:p>
          </table:table-cell>
          <table:table-cell office:value-type="float" office:value="0.0325839" calcext:value-type="float">
            <text:p>0.0325839</text:p>
          </table:table-cell>
          <table:table-cell office:value-type="float" office:value="1.98925" calcext:value-type="float">
            <text:p>1.98925</text:p>
          </table:table-cell>
          <table:table-cell office:value-type="float" office:value="0.0651678" calcext:value-type="float">
            <text:p>0.0651678</text:p>
          </table:table-cell>
          <table:table-cell/>
          <table:table-cell office:value-type="float" office:value="2.47801" calcext:value-type="float">
            <text:p>2.47801</text:p>
          </table:table-cell>
          <table:table-cell office:value-type="float" office:value="0.130336" calcext:value-type="float">
            <text:p>0.130336</text:p>
          </table:table-cell>
          <table:table-cell/>
          <table:table-cell office:value-type="float" office:value="2.97165" calcext:value-type="float">
            <text:p>2.97165</text:p>
          </table:table-cell>
          <table:table-cell office:value-type="float" office:value="0.195503" calcext:value-type="float">
            <text:p>0.195503</text:p>
          </table:table-cell>
          <table:table-cell table:number-columns-repeated="2"/>
          <table:table-cell office:value-type="float" office:value="3.95894" calcext:value-type="float">
            <text:p>3.95894</text:p>
          </table:table-cell>
          <table:table-cell office:value-type="float" office:value="0.325839" calcext:value-type="float">
            <text:p>0.325839</text:p>
          </table:table-cell>
          <table:table-cell/>
          <table:table-cell office:value-type="float" office:value="4.93646" calcext:value-type="float">
            <text:p>4.93646</text:p>
          </table:table-cell>
          <table:table-cell office:value-type="float" office:value="0.423591" calcext:value-type="float">
            <text:p>0.42359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9]*5/1023" office:value-type="float" office:value="0.342130987292278" calcext:value-type="float">
            <text:p>0.342130987292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7292" calcext:value-type="float">
            <text:p>0.987292</text:p>
          </table:table-cell>
          <table:table-cell office:value-type="float" office:value="0.0325839" calcext:value-type="float">
            <text:p>0.0325839</text:p>
          </table:table-cell>
          <table:table-cell office:value-type="float" office:value="1.98925" calcext:value-type="float">
            <text:p>1.98925</text:p>
          </table:table-cell>
          <table:table-cell office:value-type="float" office:value="0.0651678" calcext:value-type="float">
            <text:p>0.0651678</text:p>
          </table:table-cell>
          <table:table-cell/>
          <table:table-cell office:value-type="float" office:value="2.47801" calcext:value-type="float">
            <text:p>2.47801</text:p>
          </table:table-cell>
          <table:table-cell office:value-type="float" office:value="0.16292" calcext:value-type="float">
            <text:p>0.16292</text:p>
          </table:table-cell>
          <table:table-cell/>
          <table:table-cell office:value-type="float" office:value="2.97165" calcext:value-type="float">
            <text:p>2.97165</text:p>
          </table:table-cell>
          <table:table-cell office:value-type="float" office:value="0.195503" calcext:value-type="float">
            <text:p>0.195503</text:p>
          </table:table-cell>
          <table:table-cell table:number-columns-repeated="2"/>
          <table:table-cell office:value-type="float" office:value="3.95894" calcext:value-type="float">
            <text:p>3.95894</text:p>
          </table:table-cell>
          <table:table-cell office:value-type="float" office:value="0.325839" calcext:value-type="float">
            <text:p>0.325839</text:p>
          </table:table-cell>
          <table:table-cell/>
          <table:table-cell office:value-type="float" office:value="4.93646" calcext:value-type="float">
            <text:p>4.93646</text:p>
          </table:table-cell>
          <table:table-cell office:value-type="float" office:value="0.423591" calcext:value-type="float">
            <text:p>0.4235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10]*5/1023" office:value-type="float" office:value="0.391006842619746" calcext:value-type="float">
            <text:p>0.391006842619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7292" calcext:value-type="float">
            <text:p>0.987292</text:p>
          </table:table-cell>
          <table:table-cell office:value-type="float" office:value="0.0325839" calcext:value-type="float">
            <text:p>0.0325839</text:p>
          </table:table-cell>
          <table:table-cell office:value-type="float" office:value="1.98925" calcext:value-type="float">
            <text:p>1.98925</text:p>
          </table:table-cell>
          <table:table-cell office:value-type="float" office:value="0.0651678" calcext:value-type="float">
            <text:p>0.0651678</text:p>
          </table:table-cell>
          <table:table-cell/>
          <table:table-cell office:value-type="float" office:value="2.48289" calcext:value-type="float">
            <text:p>2.48289</text:p>
          </table:table-cell>
          <table:table-cell office:value-type="float" office:value="0.130336" calcext:value-type="float">
            <text:p>0.130336</text:p>
          </table:table-cell>
          <table:table-cell/>
          <table:table-cell office:value-type="float" office:value="2.97165" calcext:value-type="float">
            <text:p>2.97165</text:p>
          </table:table-cell>
          <table:table-cell office:value-type="float" office:value="0.195503" calcext:value-type="float">
            <text:p>0.195503</text:p>
          </table:table-cell>
          <table:table-cell table:number-columns-repeated="2"/>
          <table:table-cell office:value-type="float" office:value="3.95894" calcext:value-type="float">
            <text:p>3.95894</text:p>
          </table:table-cell>
          <table:table-cell office:value-type="float" office:value="0.325839" calcext:value-type="float">
            <text:p>0.325839</text:p>
          </table:table-cell>
          <table:table-cell/>
          <table:table-cell office:value-type="float" office:value="4.93646" calcext:value-type="float">
            <text:p>4.93646</text:p>
          </table:table-cell>
          <table:table-cell office:value-type="float" office:value="0.423591" calcext:value-type="float">
            <text:p>0.4235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11]*5/1023" office:value-type="float" office:value="0.439882697947214" calcext:value-type="float">
            <text:p>0.439882697947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7292" calcext:value-type="float">
            <text:p>0.987292</text:p>
          </table:table-cell>
          <table:table-cell office:value-type="float" office:value="0" calcext:value-type="float">
            <text:p>0</text:p>
          </table:table-cell>
          <table:table-cell office:value-type="float" office:value="1.98925" calcext:value-type="float">
            <text:p>1.98925</text:p>
          </table:table-cell>
          <table:table-cell office:value-type="float" office:value="0.0651678" calcext:value-type="float">
            <text:p>0.0651678</text:p>
          </table:table-cell>
          <table:table-cell/>
          <table:table-cell office:value-type="float" office:value="2.48289" calcext:value-type="float">
            <text:p>2.48289</text:p>
          </table:table-cell>
          <table:table-cell office:value-type="float" office:value="0.16292" calcext:value-type="float">
            <text:p>0.16292</text:p>
          </table:table-cell>
          <table:table-cell/>
          <table:table-cell office:value-type="float" office:value="2.97165" calcext:value-type="float">
            <text:p>2.97165</text:p>
          </table:table-cell>
          <table:table-cell office:value-type="float" office:value="0.195503" calcext:value-type="float">
            <text:p>0.195503</text:p>
          </table:table-cell>
          <table:table-cell table:number-columns-repeated="2"/>
          <table:table-cell office:value-type="float" office:value="3.95406" calcext:value-type="float">
            <text:p>3.95406</text:p>
          </table:table-cell>
          <table:table-cell office:value-type="float" office:value="0.358423" calcext:value-type="float">
            <text:p>0.358423</text:p>
          </table:table-cell>
          <table:table-cell/>
          <table:table-cell office:value-type="float" office:value="4.93646" calcext:value-type="float">
            <text:p>4.93646</text:p>
          </table:table-cell>
          <table:table-cell office:value-type="float" office:value="0.423591" calcext:value-type="float">
            <text:p>0.4235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2]*5/1023" office:value-type="float" office:value="0.488758553274682" calcext:value-type="float">
            <text:p>0.488758553274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7292" calcext:value-type="float">
            <text:p>0.987292</text:p>
          </table:table-cell>
          <table:table-cell office:value-type="float" office:value="0.0325839" calcext:value-type="float">
            <text:p>0.0325839</text:p>
          </table:table-cell>
          <table:table-cell office:value-type="float" office:value="1.98925" calcext:value-type="float">
            <text:p>1.98925</text:p>
          </table:table-cell>
          <table:table-cell office:value-type="float" office:value="0.0651678" calcext:value-type="float">
            <text:p>0.0651678</text:p>
          </table:table-cell>
          <table:table-cell/>
          <table:table-cell office:value-type="float" office:value="2.47801" calcext:value-type="float">
            <text:p>2.47801</text:p>
          </table:table-cell>
          <table:table-cell office:value-type="float" office:value="0.16292" calcext:value-type="float">
            <text:p>0.16292</text:p>
          </table:table-cell>
          <table:table-cell/>
          <table:table-cell office:value-type="float" office:value="2.97165" calcext:value-type="float">
            <text:p>2.97165</text:p>
          </table:table-cell>
          <table:table-cell office:value-type="float" office:value="0.195503" calcext:value-type="float">
            <text:p>0.195503</text:p>
          </table:table-cell>
          <table:table-cell table:number-columns-repeated="2"/>
          <table:table-cell office:value-type="float" office:value="3.95406" calcext:value-type="float">
            <text:p>3.95406</text:p>
          </table:table-cell>
          <table:table-cell office:value-type="float" office:value="0.358423" calcext:value-type="float">
            <text:p>0.358423</text:p>
          </table:table-cell>
          <table:table-cell/>
          <table:table-cell office:value-type="float" office:value="4.93646" calcext:value-type="float">
            <text:p>4.93646</text:p>
          </table:table-cell>
          <table:table-cell office:value-type="float" office:value="0.423591" calcext:value-type="float">
            <text:p>0.42359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3]*5/1023" office:value-type="float" office:value="0.537634408602151" calcext:value-type="float">
            <text:p>0.537634408602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2405" calcext:value-type="float">
            <text:p>0.982405</text:p>
          </table:table-cell>
          <table:table-cell office:value-type="float" office:value="0.0651678" calcext:value-type="float">
            <text:p>0.0651678</text:p>
          </table:table-cell>
          <table:table-cell office:value-type="float" office:value="1.98436" calcext:value-type="float">
            <text:p>1.98436</text:p>
          </table:table-cell>
          <table:table-cell office:value-type="float" office:value="0.0977517" calcext:value-type="float">
            <text:p>0.0977517</text:p>
          </table:table-cell>
          <table:table-cell/>
          <table:table-cell office:value-type="float" office:value="2.47312" calcext:value-type="float">
            <text:p>2.47312</text:p>
          </table:table-cell>
          <table:table-cell office:value-type="float" office:value="0.130336" calcext:value-type="float">
            <text:p>0.130336</text:p>
          </table:table-cell>
          <table:table-cell/>
          <table:table-cell office:value-type="float" office:value="2.96676" calcext:value-type="float">
            <text:p>2.96676</text:p>
          </table:table-cell>
          <table:table-cell office:value-type="float" office:value="0.228087" calcext:value-type="float">
            <text:p>0.228087</text:p>
          </table:table-cell>
          <table:table-cell table:number-columns-repeated="2"/>
          <table:table-cell office:value-type="float" office:value="3.94917" calcext:value-type="float">
            <text:p>3.94917</text:p>
          </table:table-cell>
          <table:table-cell office:value-type="float" office:value="0.391007" calcext:value-type="float">
            <text:p>0.391007</text:p>
          </table:table-cell>
          <table:table-cell/>
          <table:table-cell office:value-type="float" office:value="4.93157" calcext:value-type="float">
            <text:p>4.93157</text:p>
          </table:table-cell>
          <table:table-cell office:value-type="float" office:value="0.456175" calcext:value-type="float">
            <text:p>0.45617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4]*5/1023" office:value-type="float" office:value="0.586510263929619" calcext:value-type="float">
            <text:p>0.586510263929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3079" calcext:value-type="float">
            <text:p>0.953079</text:p>
          </table:table-cell>
          <table:table-cell office:value-type="float" office:value="0.260671" calcext:value-type="float">
            <text:p>0.260671</text:p>
          </table:table-cell>
          <table:table-cell office:value-type="float" office:value="1.95503" calcext:value-type="float">
            <text:p>1.95503</text:p>
          </table:table-cell>
          <table:table-cell office:value-type="float" office:value="0.293255" calcext:value-type="float">
            <text:p>0.293255</text:p>
          </table:table-cell>
          <table:table-cell/>
          <table:table-cell office:value-type="float" office:value="2.44868" calcext:value-type="float">
            <text:p>2.44868</text:p>
          </table:table-cell>
          <table:table-cell office:value-type="float" office:value="0.358423" calcext:value-type="float">
            <text:p>0.358423</text:p>
          </table:table-cell>
          <table:table-cell/>
          <table:table-cell office:value-type="float" office:value="2.93744" calcext:value-type="float">
            <text:p>2.93744</text:p>
          </table:table-cell>
          <table:table-cell office:value-type="float" office:value="0.423591" calcext:value-type="float">
            <text:p>0.423591</text:p>
          </table:table-cell>
          <table:table-cell table:number-columns-repeated="2"/>
          <table:table-cell office:value-type="float" office:value="3.91984" calcext:value-type="float">
            <text:p>3.91984</text:p>
          </table:table-cell>
          <table:table-cell office:value-type="float" office:value="0.553926" calcext:value-type="float">
            <text:p>0.553926</text:p>
          </table:table-cell>
          <table:table-cell/>
          <table:table-cell office:value-type="float" office:value="4.90225" calcext:value-type="float">
            <text:p>4.90225</text:p>
          </table:table-cell>
          <table:table-cell office:value-type="float" office:value="0.651678" calcext:value-type="float">
            <text:p>0.65167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5]*5/1023" office:value-type="float" office:value="0.635386119257087" calcext:value-type="float">
            <text:p>0.635386119257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6676" calcext:value-type="float">
            <text:p>0.796676</text:p>
          </table:table-cell>
          <table:table-cell office:value-type="float" office:value="1.27077" calcext:value-type="float">
            <text:p>1.27077</text:p>
          </table:table-cell>
          <table:table-cell office:value-type="float" office:value="1.80352" calcext:value-type="float">
            <text:p>1.80352</text:p>
          </table:table-cell>
          <table:table-cell office:value-type="float" office:value="1.33594" calcext:value-type="float">
            <text:p>1.33594</text:p>
          </table:table-cell>
          <table:table-cell/>
          <table:table-cell office:value-type="float" office:value="2.28739" calcext:value-type="float">
            <text:p>2.28739</text:p>
          </table:table-cell>
          <table:table-cell office:value-type="float" office:value="1.40111" calcext:value-type="float">
            <text:p>1.40111</text:p>
          </table:table-cell>
          <table:table-cell/>
          <table:table-cell office:value-type="float" office:value="2.78104" calcext:value-type="float">
            <text:p>2.78104</text:p>
          </table:table-cell>
          <table:table-cell office:value-type="float" office:value="1.46628" calcext:value-type="float">
            <text:p>1.46628</text:p>
          </table:table-cell>
          <table:table-cell table:number-columns-repeated="2"/>
          <table:table-cell office:value-type="float" office:value="3.76344" calcext:value-type="float">
            <text:p>3.76344</text:p>
          </table:table-cell>
          <table:table-cell office:value-type="float" office:value="1.59661" calcext:value-type="float">
            <text:p>1.59661</text:p>
          </table:table-cell>
          <table:table-cell/>
          <table:table-cell office:value-type="float" office:value="4.73607" calcext:value-type="float">
            <text:p>4.73607</text:p>
          </table:table-cell>
          <table:table-cell office:value-type="float" office:value="1.75953" calcext:value-type="float">
            <text:p>1.7595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6]*5/1023" office:value-type="float" office:value="0.684261974584555" calcext:value-type="float">
            <text:p>0.684261974584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9042" calcext:value-type="float">
            <text:p>0.259042</text:p>
          </table:table-cell>
          <table:table-cell office:value-type="float" office:value="4.78983" calcext:value-type="float">
            <text:p>4.78983</text:p>
          </table:table-cell>
          <table:table-cell office:value-type="float" office:value="1.24145" calcext:value-type="float">
            <text:p>1.24145</text:p>
          </table:table-cell>
          <table:table-cell office:value-type="float" office:value="4.98534" calcext:value-type="float">
            <text:p>4.98534</text:p>
          </table:table-cell>
          <table:table-cell/>
          <table:table-cell office:value-type="float" office:value="1.74487" calcext:value-type="float">
            <text:p>1.74487</text:p>
          </table:table-cell>
          <table:table-cell office:value-type="float" office:value="5.05051" calcext:value-type="float">
            <text:p>5.05051</text:p>
          </table:table-cell>
          <table:table-cell/>
          <table:table-cell office:value-type="float" office:value="2.22874" calcext:value-type="float">
            <text:p>2.22874</text:p>
          </table:table-cell>
          <table:table-cell office:value-type="float" office:value="5.21342" calcext:value-type="float">
            <text:p>5.21342</text:p>
          </table:table-cell>
          <table:table-cell table:number-columns-repeated="2"/>
          <table:table-cell office:value-type="float" office:value="3.19648" calcext:value-type="float">
            <text:p>3.19648</text:p>
          </table:table-cell>
          <table:table-cell office:value-type="float" office:value="5.40893" calcext:value-type="float">
            <text:p>5.40893</text:p>
          </table:table-cell>
          <table:table-cell/>
          <table:table-cell office:value-type="float" office:value="4.17889" calcext:value-type="float">
            <text:p>4.17889</text:p>
          </table:table-cell>
          <table:table-cell office:value-type="float" office:value="5.53926" calcext:value-type="float">
            <text:p>5.539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7]*5/1023" office:value-type="float" office:value="0.733137829912023" calcext:value-type="float">
            <text:p>0.73313782991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2414" calcext:value-type="float">
            <text:p>0.112414</text:p>
          </table:table-cell>
          <table:table-cell office:value-type="float" office:value="5.83252" calcext:value-type="float">
            <text:p>5.83252</text:p>
          </table:table-cell>
          <table:table-cell office:value-type="float" office:value="0.259042" calcext:value-type="float">
            <text:p>0.259042</text:p>
          </table:table-cell>
          <table:table-cell office:value-type="float" office:value="11.5673" calcext:value-type="float">
            <text:p>11.5673</text:p>
          </table:table-cell>
          <table:table-cell/>
          <table:table-cell office:value-type="float" office:value="0.713587" calcext:value-type="float">
            <text:p>0.713587</text:p>
          </table:table-cell>
          <table:table-cell office:value-type="float" office:value="11.9257" calcext:value-type="float">
            <text:p>11.9257</text:p>
          </table:table-cell>
          <table:table-cell/>
          <table:table-cell office:value-type="float" office:value="1.19257" calcext:value-type="float">
            <text:p>1.19257</text:p>
          </table:table-cell>
          <table:table-cell office:value-type="float" office:value="12.0235" calcext:value-type="float">
            <text:p>12.0235</text:p>
          </table:table-cell>
          <table:table-cell table:number-columns-repeated="2"/>
          <table:table-cell office:value-type="float" office:value="2.15054" calcext:value-type="float">
            <text:p>2.15054</text:p>
          </table:table-cell>
          <table:table-cell office:value-type="float" office:value="12.2841" calcext:value-type="float">
            <text:p>12.2841</text:p>
          </table:table-cell>
          <table:table-cell/>
          <table:table-cell office:value-type="float" office:value="3.11339" calcext:value-type="float">
            <text:p>3.11339</text:p>
          </table:table-cell>
          <table:table-cell office:value-type="float" office:value="12.61" calcext:value-type="float">
            <text:p>12.6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8]*5/1023" office:value-type="float" office:value="0.782013685239492" calcext:value-type="float">
            <text:p>0.782013685239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79765" calcext:value-type="float">
            <text:p>0.0879765</text:p>
          </table:table-cell>
          <table:table-cell office:value-type="float" office:value="5.99544" calcext:value-type="float">
            <text:p>5.99544</text:p>
          </table:table-cell>
          <table:table-cell office:value-type="float" office:value="0.131965" calcext:value-type="float">
            <text:p>0.131965</text:p>
          </table:table-cell>
          <table:table-cell office:value-type="float" office:value="12.4145" calcext:value-type="float">
            <text:p>12.4145</text:p>
          </table:table-cell>
          <table:table-cell/>
          <table:table-cell office:value-type="float" office:value="0.16129" calcext:value-type="float">
            <text:p>0.16129</text:p>
          </table:table-cell>
          <table:table-cell office:value-type="float" office:value="15.5751" calcext:value-type="float">
            <text:p>15.5751</text:p>
          </table:table-cell>
          <table:table-cell/>
          <table:table-cell office:value-type="float" office:value="0.205279" calcext:value-type="float">
            <text:p>0.205279</text:p>
          </table:table-cell>
          <table:table-cell office:value-type="float" office:value="18.6054" calcext:value-type="float">
            <text:p>18.6054</text:p>
          </table:table-cell>
          <table:table-cell table:number-columns-repeated="2"/>
          <table:table-cell office:value-type="float" office:value="0.85044" calcext:value-type="float">
            <text:p>0.85044</text:p>
          </table:table-cell>
          <table:table-cell office:value-type="float" office:value="21.0166" calcext:value-type="float">
            <text:p>21.0166</text:p>
          </table:table-cell>
          <table:table-cell/>
          <table:table-cell office:value-type="float" office:value="1.79374" calcext:value-type="float">
            <text:p>1.79374</text:p>
          </table:table-cell>
          <table:table-cell office:value-type="float" office:value="21.4076" calcext:value-type="float">
            <text:p>21.407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9]*5/1023" office:value-type="float" office:value="0.83088954056696" calcext:value-type="float">
            <text:p>0.83088954056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3138" calcext:value-type="float">
            <text:p>0.0733138</text:p>
          </table:table-cell>
          <table:table-cell office:value-type="float" office:value="6.09319" calcext:value-type="float">
            <text:p>6.09319</text:p>
          </table:table-cell>
          <table:table-cell office:value-type="float" office:value="0.107527" calcext:value-type="float">
            <text:p>0.107527</text:p>
          </table:table-cell>
          <table:table-cell office:value-type="float" office:value="12.5774" calcext:value-type="float">
            <text:p>12.5774</text:p>
          </table:table-cell>
          <table:table-cell/>
          <table:table-cell office:value-type="float" office:value="0.127077" calcext:value-type="float">
            <text:p>0.127077</text:p>
          </table:table-cell>
          <table:table-cell office:value-type="float" office:value="15.8032" calcext:value-type="float">
            <text:p>15.8032</text:p>
          </table:table-cell>
          <table:table-cell/>
          <table:table-cell office:value-type="float" office:value="0.146628" calcext:value-type="float">
            <text:p>0.146628</text:p>
          </table:table-cell>
          <table:table-cell office:value-type="float" office:value="18.9964" calcext:value-type="float">
            <text:p>18.9964</text:p>
          </table:table-cell>
          <table:table-cell table:number-columns-repeated="2"/>
          <table:table-cell office:value-type="float" office:value="0.195503" calcext:value-type="float">
            <text:p>0.195503</text:p>
          </table:table-cell>
          <table:table-cell office:value-type="float" office:value="25.3829" calcext:value-type="float">
            <text:p>25.3829</text:p>
          </table:table-cell>
          <table:table-cell/>
          <table:table-cell office:value-type="float" office:value="0.469208" calcext:value-type="float">
            <text:p>0.469208</text:p>
          </table:table-cell>
          <table:table-cell office:value-type="float" office:value="30.2053" calcext:value-type="float">
            <text:p>30.205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20]*5/1023" office:value-type="float" office:value="0.879765395894428" calcext:value-type="float">
            <text:p>0.879765395894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5386" calcext:value-type="float">
            <text:p>0.0635386</text:p>
          </table:table-cell>
          <table:table-cell office:value-type="float" office:value="6.15836" calcext:value-type="float">
            <text:p>6.15836</text:p>
          </table:table-cell>
          <table:table-cell office:value-type="float" office:value="0.0928641" calcext:value-type="float">
            <text:p>0.0928641</text:p>
          </table:table-cell>
          <table:table-cell office:value-type="float" office:value="12.6751" calcext:value-type="float">
            <text:p>12.6751</text:p>
          </table:table-cell>
          <table:table-cell/>
          <table:table-cell office:value-type="float" office:value="0.107527" calcext:value-type="float">
            <text:p>0.107527</text:p>
          </table:table-cell>
          <table:table-cell office:value-type="float" office:value="15.9009" calcext:value-type="float">
            <text:p>15.9009</text:p>
          </table:table-cell>
          <table:table-cell/>
          <table:table-cell office:value-type="float" office:value="0.12219" calcext:value-type="float">
            <text:p>0.12219</text:p>
          </table:table-cell>
          <table:table-cell office:value-type="float" office:value="19.1593" calcext:value-type="float">
            <text:p>19.1593</text:p>
          </table:table-cell>
          <table:table-cell table:number-columns-repeated="2"/>
          <table:table-cell office:value-type="float" office:value="0.156403" calcext:value-type="float">
            <text:p>0.156403</text:p>
          </table:table-cell>
          <table:table-cell office:value-type="float" office:value="25.6435" calcext:value-type="float">
            <text:p>25.6435</text:p>
          </table:table-cell>
          <table:table-cell/>
          <table:table-cell office:value-type="float" office:value="0.195503" calcext:value-type="float">
            <text:p>0.195503</text:p>
          </table:table-cell>
          <table:table-cell office:value-type="float" office:value="32.03" calcext:value-type="float">
            <text:p>32.0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21]*5/1023" office:value-type="float" office:value="0.928641251221896" calcext:value-type="float">
            <text:p>0.928641251221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7634" calcext:value-type="float">
            <text:p>0.0537634</text:p>
          </table:table-cell>
          <table:table-cell office:value-type="float" office:value="6.22353" calcext:value-type="float">
            <text:p>6.22353</text:p>
          </table:table-cell>
          <table:table-cell office:value-type="float" office:value="0.083089" calcext:value-type="float">
            <text:p>0.083089</text:p>
          </table:table-cell>
          <table:table-cell office:value-type="float" office:value="12.7729" calcext:value-type="float">
            <text:p>12.7729</text:p>
          </table:table-cell>
          <table:table-cell/>
          <table:table-cell office:value-type="float" office:value="0.0977517" calcext:value-type="float">
            <text:p>0.0977517</text:p>
          </table:table-cell>
          <table:table-cell office:value-type="float" office:value="15.9987" calcext:value-type="float">
            <text:p>15.9987</text:p>
          </table:table-cell>
          <table:table-cell/>
          <table:table-cell office:value-type="float" office:value="0.112414" calcext:value-type="float">
            <text:p>0.112414</text:p>
          </table:table-cell>
          <table:table-cell office:value-type="float" office:value="19.2245" calcext:value-type="float">
            <text:p>19.2245</text:p>
          </table:table-cell>
          <table:table-cell table:number-columns-repeated="2"/>
          <table:table-cell office:value-type="float" office:value="0.136852" calcext:value-type="float">
            <text:p>0.136852</text:p>
          </table:table-cell>
          <table:table-cell office:value-type="float" office:value="25.7739" calcext:value-type="float">
            <text:p>25.7739</text:p>
          </table:table-cell>
          <table:table-cell/>
          <table:table-cell office:value-type="float" office:value="0.16129" calcext:value-type="float">
            <text:p>0.16129</text:p>
          </table:table-cell>
          <table:table-cell office:value-type="float" office:value="32.2581" calcext:value-type="float">
            <text:p>32.258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2]*5/1023" office:value-type="float" office:value="0.977517106549365" calcext:value-type="float">
            <text:p>0.977517106549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8759" calcext:value-type="float">
            <text:p>0.0488759</text:p>
          </table:table-cell>
          <table:table-cell office:value-type="float" office:value="6.25611" calcext:value-type="float">
            <text:p>6.25611</text:p>
          </table:table-cell>
          <table:table-cell office:value-type="float" office:value="0.0782014" calcext:value-type="float">
            <text:p>0.0782014</text:p>
          </table:table-cell>
          <table:table-cell office:value-type="float" office:value="12.8055" calcext:value-type="float">
            <text:p>12.8055</text:p>
          </table:table-cell>
          <table:table-cell/>
          <table:table-cell office:value-type="float" office:value="0.0879765" calcext:value-type="float">
            <text:p>0.0879765</text:p>
          </table:table-cell>
          <table:table-cell office:value-type="float" office:value="16.0639" calcext:value-type="float">
            <text:p>16.0639</text:p>
          </table:table-cell>
          <table:table-cell/>
          <table:table-cell office:value-type="float" office:value="0.102639" calcext:value-type="float">
            <text:p>0.102639</text:p>
          </table:table-cell>
          <table:table-cell office:value-type="float" office:value="19.2897" calcext:value-type="float">
            <text:p>19.2897</text:p>
          </table:table-cell>
          <table:table-cell table:number-columns-repeated="2"/>
          <table:table-cell office:value-type="float" office:value="0.12219" calcext:value-type="float">
            <text:p>0.12219</text:p>
          </table:table-cell>
          <table:table-cell office:value-type="float" office:value="25.8716" calcext:value-type="float">
            <text:p>25.8716</text:p>
          </table:table-cell>
          <table:table-cell/>
          <table:table-cell office:value-type="float" office:value="0.146628" calcext:value-type="float">
            <text:p>0.146628</text:p>
          </table:table-cell>
          <table:table-cell office:value-type="float" office:value="32.3558" calcext:value-type="float">
            <text:p>32.355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3]*5/1023" office:value-type="float" office:value="1.02639296187683" calcext:value-type="float">
            <text:p>1.02639296187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9883" calcext:value-type="float">
            <text:p>0.0439883</text:p>
          </table:table-cell>
          <table:table-cell office:value-type="float" office:value="6.28869" calcext:value-type="float">
            <text:p>6.28869</text:p>
          </table:table-cell>
          <table:table-cell office:value-type="float" office:value="0.0733138" calcext:value-type="float">
            <text:p>0.0733138</text:p>
          </table:table-cell>
          <table:table-cell office:value-type="float" office:value="12.8381" calcext:value-type="float">
            <text:p>12.8381</text:p>
          </table:table-cell>
          <table:table-cell/>
          <table:table-cell office:value-type="float" office:value="0.083089" calcext:value-type="float">
            <text:p>0.083089</text:p>
          </table:table-cell>
          <table:table-cell office:value-type="float" office:value="16.0964" calcext:value-type="float">
            <text:p>16.0964</text:p>
          </table:table-cell>
          <table:table-cell/>
          <table:table-cell office:value-type="float" office:value="0.0928641" calcext:value-type="float">
            <text:p>0.0928641</text:p>
          </table:table-cell>
          <table:table-cell office:value-type="float" office:value="19.3548" calcext:value-type="float">
            <text:p>19.3548</text:p>
          </table:table-cell>
          <table:table-cell table:number-columns-repeated="2"/>
          <table:table-cell office:value-type="float" office:value="0.112414" calcext:value-type="float">
            <text:p>0.112414</text:p>
          </table:table-cell>
          <table:table-cell office:value-type="float" office:value="25.9368" calcext:value-type="float">
            <text:p>25.9368</text:p>
          </table:table-cell>
          <table:table-cell/>
          <table:table-cell office:value-type="float" office:value="0.131965" calcext:value-type="float">
            <text:p>0.131965</text:p>
          </table:table-cell>
          <table:table-cell office:value-type="float" office:value="32.4536" calcext:value-type="float">
            <text:p>32.453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4]*5/1023" office:value-type="float" office:value="1.0752688172043" calcext:value-type="float">
            <text:p>1.0752688172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1007" calcext:value-type="float">
            <text:p>0.0391007</text:p>
          </table:table-cell>
          <table:table-cell office:value-type="float" office:value="6.32128" calcext:value-type="float">
            <text:p>6.32128</text:p>
          </table:table-cell>
          <table:table-cell office:value-type="float" office:value="0.0684262" calcext:value-type="float">
            <text:p>0.0684262</text:p>
          </table:table-cell>
          <table:table-cell office:value-type="float" office:value="12.9032" calcext:value-type="float">
            <text:p>12.9032</text:p>
          </table:table-cell>
          <table:table-cell/>
          <table:table-cell office:value-type="float" office:value="0.0782014" calcext:value-type="float">
            <text:p>0.0782014</text:p>
          </table:table-cell>
          <table:table-cell office:value-type="float" office:value="16.129" calcext:value-type="float">
            <text:p>16.129</text:p>
          </table:table-cell>
          <table:table-cell/>
          <table:table-cell office:value-type="float" office:value="0.0879765" calcext:value-type="float">
            <text:p>0.0879765</text:p>
          </table:table-cell>
          <table:table-cell office:value-type="float" office:value="19.3874" calcext:value-type="float">
            <text:p>19.3874</text:p>
          </table:table-cell>
          <table:table-cell table:number-columns-repeated="2"/>
          <table:table-cell office:value-type="float" office:value="0.107527" calcext:value-type="float">
            <text:p>0.107527</text:p>
          </table:table-cell>
          <table:table-cell office:value-type="float" office:value="25.9694" calcext:value-type="float">
            <text:p>25.9694</text:p>
          </table:table-cell>
          <table:table-cell/>
          <table:table-cell office:value-type="float" office:value="0.12219" calcext:value-type="float">
            <text:p>0.12219</text:p>
          </table:table-cell>
          <table:table-cell office:value-type="float" office:value="32.4862" calcext:value-type="float">
            <text:p>32.486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5]*5/1023" office:value-type="float" office:value="1.12414467253177" calcext:value-type="float">
            <text:p>1.12414467253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1007" calcext:value-type="float">
            <text:p>0.0391007</text:p>
          </table:table-cell>
          <table:table-cell office:value-type="float" office:value="6.32128" calcext:value-type="float">
            <text:p>6.32128</text:p>
          </table:table-cell>
          <table:table-cell office:value-type="float" office:value="0.0635386" calcext:value-type="float">
            <text:p>0.0635386</text:p>
          </table:table-cell>
          <table:table-cell office:value-type="float" office:value="12.9032" calcext:value-type="float">
            <text:p>12.9032</text:p>
          </table:table-cell>
          <table:table-cell/>
          <table:table-cell office:value-type="float" office:value="0.0733138" calcext:value-type="float">
            <text:p>0.0733138</text:p>
          </table:table-cell>
          <table:table-cell office:value-type="float" office:value="16.1616" calcext:value-type="float">
            <text:p>16.1616</text:p>
          </table:table-cell>
          <table:table-cell/>
          <table:table-cell office:value-type="float" office:value="0.083089" calcext:value-type="float">
            <text:p>0.083089</text:p>
          </table:table-cell>
          <table:table-cell office:value-type="float" office:value="19.42" calcext:value-type="float">
            <text:p>19.42</text:p>
          </table:table-cell>
          <table:table-cell table:number-columns-repeated="2"/>
          <table:table-cell office:value-type="float" office:value="0.0977517" calcext:value-type="float">
            <text:p>0.0977517</text:p>
          </table:table-cell>
          <table:table-cell office:value-type="float" office:value="26.0345" calcext:value-type="float">
            <text:p>26.0345</text:p>
          </table:table-cell>
          <table:table-cell/>
          <table:table-cell office:value-type="float" office:value="0.117302" calcext:value-type="float">
            <text:p>0.117302</text:p>
          </table:table-cell>
          <table:table-cell office:value-type="float" office:value="32.5513" calcext:value-type="float">
            <text:p>32.55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6]*5/1023" office:value-type="float" office:value="1.17302052785924" calcext:value-type="float">
            <text:p>1.17302052785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2131" calcext:value-type="float">
            <text:p>0.0342131</text:p>
          </table:table-cell>
          <table:table-cell office:value-type="float" office:value="6.35386" calcext:value-type="float">
            <text:p>6.35386</text:p>
          </table:table-cell>
          <table:table-cell office:value-type="float" office:value="0.058651" calcext:value-type="float">
            <text:p>0.058651</text:p>
          </table:table-cell>
          <table:table-cell office:value-type="float" office:value="12.9358" calcext:value-type="float">
            <text:p>12.9358</text:p>
          </table:table-cell>
          <table:table-cell/>
          <table:table-cell office:value-type="float" office:value="0.0684262" calcext:value-type="float">
            <text:p>0.0684262</text:p>
          </table:table-cell>
          <table:table-cell office:value-type="float" office:value="16.1942" calcext:value-type="float">
            <text:p>16.1942</text:p>
          </table:table-cell>
          <table:table-cell/>
          <table:table-cell office:value-type="float" office:value="0.0782014" calcext:value-type="float">
            <text:p>0.0782014</text:p>
          </table:table-cell>
          <table:table-cell office:value-type="float" office:value="19.4526" calcext:value-type="float">
            <text:p>19.4526</text:p>
          </table:table-cell>
          <table:table-cell table:number-columns-repeated="2"/>
          <table:table-cell office:value-type="float" office:value="0.0928641" calcext:value-type="float">
            <text:p>0.0928641</text:p>
          </table:table-cell>
          <table:table-cell office:value-type="float" office:value="26.0671" calcext:value-type="float">
            <text:p>26.0671</text:p>
          </table:table-cell>
          <table:table-cell/>
          <table:table-cell office:value-type="float" office:value="0.112414" calcext:value-type="float">
            <text:p>0.112414</text:p>
          </table:table-cell>
          <table:table-cell office:value-type="float" office:value="32.5839" calcext:value-type="float">
            <text:p>32.583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7]*5/1023" office:value-type="float" office:value="1.22189638318671" calcext:value-type="float">
            <text:p>1.22189638318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3255" calcext:value-type="float">
            <text:p>0.0293255</text:p>
          </table:table-cell>
          <table:table-cell office:value-type="float" office:value="6.38645" calcext:value-type="float">
            <text:p>6.38645</text:p>
          </table:table-cell>
          <table:table-cell office:value-type="float" office:value="0.0537634" calcext:value-type="float">
            <text:p>0.0537634</text:p>
          </table:table-cell>
          <table:table-cell office:value-type="float" office:value="12.9684" calcext:value-type="float">
            <text:p>12.9684</text:p>
          </table:table-cell>
          <table:table-cell/>
          <table:table-cell office:value-type="float" office:value="0.0635386" calcext:value-type="float">
            <text:p>0.0635386</text:p>
          </table:table-cell>
          <table:table-cell office:value-type="float" office:value="16.2268" calcext:value-type="float">
            <text:p>16.2268</text:p>
          </table:table-cell>
          <table:table-cell/>
          <table:table-cell office:value-type="float" office:value="0.0733138" calcext:value-type="float">
            <text:p>0.0733138</text:p>
          </table:table-cell>
          <table:table-cell office:value-type="float" office:value="19.4852" calcext:value-type="float">
            <text:p>19.4852</text:p>
          </table:table-cell>
          <table:table-cell table:number-columns-repeated="2"/>
          <table:table-cell office:value-type="float" office:value="0.0879765" calcext:value-type="float">
            <text:p>0.0879765</text:p>
          </table:table-cell>
          <table:table-cell office:value-type="float" office:value="26.0997" calcext:value-type="float">
            <text:p>26.0997</text:p>
          </table:table-cell>
          <table:table-cell/>
          <table:table-cell office:value-type="float" office:value="0.107527" calcext:value-type="float">
            <text:p>0.107527</text:p>
          </table:table-cell>
          <table:table-cell office:value-type="float" office:value="32.6165" calcext:value-type="float">
            <text:p>32.616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8]*5/1023" office:value-type="float" office:value="1.27077223851417" calcext:value-type="float">
            <text:p>1.27077223851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3255" calcext:value-type="float">
            <text:p>0.0293255</text:p>
          </table:table-cell>
          <table:table-cell office:value-type="float" office:value="6.38645" calcext:value-type="float">
            <text:p>6.38645</text:p>
          </table:table-cell>
          <table:table-cell office:value-type="float" office:value="0.0488759" calcext:value-type="float">
            <text:p>0.0488759</text:p>
          </table:table-cell>
          <table:table-cell office:value-type="float" office:value="13.001" calcext:value-type="float">
            <text:p>13.001</text:p>
          </table:table-cell>
          <table:table-cell/>
          <table:table-cell office:value-type="float" office:value="0.058651" calcext:value-type="float">
            <text:p>0.058651</text:p>
          </table:table-cell>
          <table:table-cell office:value-type="float" office:value="16.2594" calcext:value-type="float">
            <text:p>16.2594</text:p>
          </table:table-cell>
          <table:table-cell/>
          <table:table-cell office:value-type="float" office:value="0.0684262" calcext:value-type="float">
            <text:p>0.0684262</text:p>
          </table:table-cell>
          <table:table-cell office:value-type="float" office:value="19.5178" calcext:value-type="float">
            <text:p>19.5178</text:p>
          </table:table-cell>
          <table:table-cell table:number-columns-repeated="2"/>
          <table:table-cell office:value-type="float" office:value="0.083089" calcext:value-type="float">
            <text:p>0.083089</text:p>
          </table:table-cell>
          <table:table-cell office:value-type="float" office:value="26.0997" calcext:value-type="float">
            <text:p>26.0997</text:p>
          </table:table-cell>
          <table:table-cell/>
          <table:table-cell office:value-type="float" office:value="0.102639" calcext:value-type="float">
            <text:p>0.102639</text:p>
          </table:table-cell>
          <table:table-cell office:value-type="float" office:value="32.6491" calcext:value-type="float">
            <text:p>32.649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9]*5/1023" office:value-type="float" office:value="1.31964809384164" calcext:value-type="float">
            <text:p>1.31964809384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3255" calcext:value-type="float">
            <text:p>0.0293255</text:p>
          </table:table-cell>
          <table:table-cell office:value-type="float" office:value="6.38645" calcext:value-type="float">
            <text:p>6.38645</text:p>
          </table:table-cell>
          <table:table-cell office:value-type="float" office:value="0.0488759" calcext:value-type="float">
            <text:p>0.0488759</text:p>
          </table:table-cell>
          <table:table-cell office:value-type="float" office:value="13.001" calcext:value-type="float">
            <text:p>13.001</text:p>
          </table:table-cell>
          <table:table-cell/>
          <table:table-cell office:value-type="float" office:value="0.058651" calcext:value-type="float">
            <text:p>0.058651</text:p>
          </table:table-cell>
          <table:table-cell office:value-type="float" office:value="16.2594" calcext:value-type="float">
            <text:p>16.2594</text:p>
          </table:table-cell>
          <table:table-cell/>
          <table:table-cell office:value-type="float" office:value="0.0635386" calcext:value-type="float">
            <text:p>0.0635386</text:p>
          </table:table-cell>
          <table:table-cell office:value-type="float" office:value="19.5178" calcext:value-type="float">
            <text:p>19.5178</text:p>
          </table:table-cell>
          <table:table-cell table:number-columns-repeated="2"/>
          <table:table-cell office:value-type="float" office:value="0.083089" calcext:value-type="float">
            <text:p>0.083089</text:p>
          </table:table-cell>
          <table:table-cell office:value-type="float" office:value="26.1323" calcext:value-type="float">
            <text:p>26.1323</text:p>
          </table:table-cell>
          <table:table-cell/>
          <table:table-cell office:value-type="float" office:value="0.0977517" calcext:value-type="float">
            <text:p>0.0977517</text:p>
          </table:table-cell>
          <table:table-cell office:value-type="float" office:value="32.6817" calcext:value-type="float">
            <text:p>32.681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30]*5/1023" office:value-type="float" office:value="1.36852394916911" calcext:value-type="float">
            <text:p>1.36852394916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4379" calcext:value-type="float">
            <text:p>0.0244379</text:p>
          </table:table-cell>
          <table:table-cell office:value-type="float" office:value="6.41903" calcext:value-type="float">
            <text:p>6.41903</text:p>
          </table:table-cell>
          <table:table-cell office:value-type="float" office:value="0.0439883" calcext:value-type="float">
            <text:p>0.0439883</text:p>
          </table:table-cell>
          <table:table-cell office:value-type="float" office:value="13.0336" calcext:value-type="float">
            <text:p>13.0336</text:p>
          </table:table-cell>
          <table:table-cell/>
          <table:table-cell office:value-type="float" office:value="0.0537634" calcext:value-type="float">
            <text:p>0.0537634</text:p>
          </table:table-cell>
          <table:table-cell office:value-type="float" office:value="16.292" calcext:value-type="float">
            <text:p>16.292</text:p>
          </table:table-cell>
          <table:table-cell/>
          <table:table-cell office:value-type="float" office:value="0.0635386" calcext:value-type="float">
            <text:p>0.0635386</text:p>
          </table:table-cell>
          <table:table-cell office:value-type="float" office:value="19.5503" calcext:value-type="float">
            <text:p>19.5503</text:p>
          </table:table-cell>
          <table:table-cell table:number-columns-repeated="2"/>
          <table:table-cell office:value-type="float" office:value="0.0782014" calcext:value-type="float">
            <text:p>0.0782014</text:p>
          </table:table-cell>
          <table:table-cell office:value-type="float" office:value="26.1649" calcext:value-type="float">
            <text:p>26.1649</text:p>
          </table:table-cell>
          <table:table-cell/>
          <table:table-cell office:value-type="float" office:value="0.0928641" calcext:value-type="float">
            <text:p>0.0928641</text:p>
          </table:table-cell>
          <table:table-cell office:value-type="float" office:value="32.7142" calcext:value-type="float">
            <text:p>32.714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31]*5/1023" office:value-type="float" office:value="1.41739980449658" calcext:value-type="float">
            <text:p>1.41739980449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4379" calcext:value-type="float">
            <text:p>0.0244379</text:p>
          </table:table-cell>
          <table:table-cell office:value-type="float" office:value="6.41903" calcext:value-type="float">
            <text:p>6.41903</text:p>
          </table:table-cell>
          <table:table-cell office:value-type="float" office:value="0.0439883" calcext:value-type="float">
            <text:p>0.0439883</text:p>
          </table:table-cell>
          <table:table-cell office:value-type="float" office:value="13.0336" calcext:value-type="float">
            <text:p>13.0336</text:p>
          </table:table-cell>
          <table:table-cell/>
          <table:table-cell office:value-type="float" office:value="0.0537634" calcext:value-type="float">
            <text:p>0.0537634</text:p>
          </table:table-cell>
          <table:table-cell office:value-type="float" office:value="16.292" calcext:value-type="float">
            <text:p>16.292</text:p>
          </table:table-cell>
          <table:table-cell/>
          <table:table-cell office:value-type="float" office:value="0.058651" calcext:value-type="float">
            <text:p>0.058651</text:p>
          </table:table-cell>
          <table:table-cell office:value-type="float" office:value="19.5503" calcext:value-type="float">
            <text:p>19.5503</text:p>
          </table:table-cell>
          <table:table-cell table:number-columns-repeated="2"/>
          <table:table-cell office:value-type="float" office:value="0.0782014" calcext:value-type="float">
            <text:p>0.0782014</text:p>
          </table:table-cell>
          <table:table-cell office:value-type="float" office:value="26.1649" calcext:value-type="float">
            <text:p>26.1649</text:p>
          </table:table-cell>
          <table:table-cell/>
          <table:table-cell office:value-type="float" office:value="0.0879765" calcext:value-type="float">
            <text:p>0.0879765</text:p>
          </table:table-cell>
          <table:table-cell office:value-type="float" office:value="32.7142" calcext:value-type="float">
            <text:p>32.714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2]*5/1023" office:value-type="float" office:value="1.46627565982405" calcext:value-type="float">
            <text:p>1.46627565982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4379" calcext:value-type="float">
            <text:p>0.0244379</text:p>
          </table:table-cell>
          <table:table-cell office:value-type="float" office:value="6.41903" calcext:value-type="float">
            <text:p>6.41903</text:p>
          </table:table-cell>
          <table:table-cell office:value-type="float" office:value="0.0439883" calcext:value-type="float">
            <text:p>0.0439883</text:p>
          </table:table-cell>
          <table:table-cell office:value-type="float" office:value="13.001" calcext:value-type="float">
            <text:p>13.001</text:p>
          </table:table-cell>
          <table:table-cell/>
          <table:table-cell office:value-type="float" office:value="0.0488759" calcext:value-type="float">
            <text:p>0.0488759</text:p>
          </table:table-cell>
          <table:table-cell office:value-type="float" office:value="16.3245" calcext:value-type="float">
            <text:p>16.3245</text:p>
          </table:table-cell>
          <table:table-cell/>
          <table:table-cell office:value-type="float" office:value="0.058651" calcext:value-type="float">
            <text:p>0.058651</text:p>
          </table:table-cell>
          <table:table-cell office:value-type="float" office:value="19.5829" calcext:value-type="float">
            <text:p>19.5829</text:p>
          </table:table-cell>
          <table:table-cell table:number-columns-repeated="2"/>
          <table:table-cell office:value-type="float" office:value="0.0733138" calcext:value-type="float">
            <text:p>0.0733138</text:p>
          </table:table-cell>
          <table:table-cell office:value-type="float" office:value="26.1975" calcext:value-type="float">
            <text:p>26.1975</text:p>
          </table:table-cell>
          <table:table-cell/>
          <table:table-cell office:value-type="float" office:value="0.0879765" calcext:value-type="float">
            <text:p>0.0879765</text:p>
          </table:table-cell>
          <table:table-cell office:value-type="float" office:value="32.7468" calcext:value-type="float">
            <text:p>32.74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3]*5/1023" office:value-type="float" office:value="1.51515151515152" calcext:value-type="float">
            <text:p>1.51515151515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6.45161" calcext:value-type="float">
            <text:p>6.45161</text:p>
          </table:table-cell>
          <table:table-cell office:value-type="float" office:value="0.0391007" calcext:value-type="float">
            <text:p>0.0391007</text:p>
          </table:table-cell>
          <table:table-cell office:value-type="float" office:value="13.0661" calcext:value-type="float">
            <text:p>13.0661</text:p>
          </table:table-cell>
          <table:table-cell/>
          <table:table-cell office:value-type="float" office:value="0.0488759" calcext:value-type="float">
            <text:p>0.0488759</text:p>
          </table:table-cell>
          <table:table-cell office:value-type="float" office:value="16.3245" calcext:value-type="float">
            <text:p>16.3245</text:p>
          </table:table-cell>
          <table:table-cell/>
          <table:table-cell office:value-type="float" office:value="0.0537634" calcext:value-type="float">
            <text:p>0.0537634</text:p>
          </table:table-cell>
          <table:table-cell office:value-type="float" office:value="19.6155" calcext:value-type="float">
            <text:p>19.6155</text:p>
          </table:table-cell>
          <table:table-cell table:number-columns-repeated="2"/>
          <table:table-cell office:value-type="float" office:value="0.0684262" calcext:value-type="float">
            <text:p>0.0684262</text:p>
          </table:table-cell>
          <table:table-cell office:value-type="float" office:value="26.1975" calcext:value-type="float">
            <text:p>26.1975</text:p>
          </table:table-cell>
          <table:table-cell/>
          <table:table-cell office:value-type="float" office:value="0.083089" calcext:value-type="float">
            <text:p>0.083089</text:p>
          </table:table-cell>
          <table:table-cell office:value-type="float" office:value="32.7794" calcext:value-type="float">
            <text:p>32.779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4]*5/1023" office:value-type="float" office:value="1.56402737047898" calcext:value-type="float">
            <text:p>1.56402737047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6.45161" calcext:value-type="float">
            <text:p>6.45161</text:p>
          </table:table-cell>
          <table:table-cell office:value-type="float" office:value="0.0391007" calcext:value-type="float">
            <text:p>0.0391007</text:p>
          </table:table-cell>
          <table:table-cell office:value-type="float" office:value="13.0661" calcext:value-type="float">
            <text:p>13.0661</text:p>
          </table:table-cell>
          <table:table-cell/>
          <table:table-cell office:value-type="float" office:value="0.0488759" calcext:value-type="float">
            <text:p>0.0488759</text:p>
          </table:table-cell>
          <table:table-cell office:value-type="float" office:value="16.3245" calcext:value-type="float">
            <text:p>16.3245</text:p>
          </table:table-cell>
          <table:table-cell/>
          <table:table-cell office:value-type="float" office:value="0.0537634" calcext:value-type="float">
            <text:p>0.0537634</text:p>
          </table:table-cell>
          <table:table-cell office:value-type="float" office:value="19.6155" calcext:value-type="float">
            <text:p>19.6155</text:p>
          </table:table-cell>
          <table:table-cell table:number-columns-repeated="2"/>
          <table:table-cell office:value-type="float" office:value="0.0684262" calcext:value-type="float">
            <text:p>0.0684262</text:p>
          </table:table-cell>
          <table:table-cell office:value-type="float" office:value="26.23" calcext:value-type="float">
            <text:p>26.23</text:p>
          </table:table-cell>
          <table:table-cell/>
          <table:table-cell office:value-type="float" office:value="0.083089" calcext:value-type="float">
            <text:p>0.083089</text:p>
          </table:table-cell>
          <table:table-cell office:value-type="float" office:value="32.7794" calcext:value-type="float">
            <text:p>32.779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5]*5/1023" office:value-type="float" office:value="1.61290322580645" calcext:value-type="float">
            <text:p>1.61290322580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6.45161" calcext:value-type="float">
            <text:p>6.45161</text:p>
          </table:table-cell>
          <table:table-cell office:value-type="float" office:value="0.0342131" calcext:value-type="float">
            <text:p>0.0342131</text:p>
          </table:table-cell>
          <table:table-cell office:value-type="float" office:value="13.0661" calcext:value-type="float">
            <text:p>13.0661</text:p>
          </table:table-cell>
          <table:table-cell/>
          <table:table-cell office:value-type="float" office:value="0.0439883" calcext:value-type="float">
            <text:p>0.0439883</text:p>
          </table:table-cell>
          <table:table-cell office:value-type="float" office:value="16.3571" calcext:value-type="float">
            <text:p>16.3571</text:p>
          </table:table-cell>
          <table:table-cell/>
          <table:table-cell office:value-type="float" office:value="0.0537634" calcext:value-type="float">
            <text:p>0.0537634</text:p>
          </table:table-cell>
          <table:table-cell office:value-type="float" office:value="19.6155" calcext:value-type="float">
            <text:p>19.6155</text:p>
          </table:table-cell>
          <table:table-cell table:number-columns-repeated="2"/>
          <table:table-cell office:value-type="float" office:value="0.0635386" calcext:value-type="float">
            <text:p>0.0635386</text:p>
          </table:table-cell>
          <table:table-cell office:value-type="float" office:value="26.23" calcext:value-type="float">
            <text:p>26.23</text:p>
          </table:table-cell>
          <table:table-cell/>
          <table:table-cell office:value-type="float" office:value="0.0782014" calcext:value-type="float">
            <text:p>0.0782014</text:p>
          </table:table-cell>
          <table:table-cell office:value-type="float" office:value="32.812" calcext:value-type="float">
            <text:p>32.81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6]*5/1023" office:value-type="float" office:value="1.66177908113392" calcext:value-type="float">
            <text:p>1.66177908113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6.45161" calcext:value-type="float">
            <text:p>6.45161</text:p>
          </table:table-cell>
          <table:table-cell office:value-type="float" office:value="0.0342131" calcext:value-type="float">
            <text:p>0.0342131</text:p>
          </table:table-cell>
          <table:table-cell office:value-type="float" office:value="13.0987" calcext:value-type="float">
            <text:p>13.0987</text:p>
          </table:table-cell>
          <table:table-cell/>
          <table:table-cell office:value-type="float" office:value="0.0439883" calcext:value-type="float">
            <text:p>0.0439883</text:p>
          </table:table-cell>
          <table:table-cell office:value-type="float" office:value="16.3571" calcext:value-type="float">
            <text:p>16.3571</text:p>
          </table:table-cell>
          <table:table-cell/>
          <table:table-cell office:value-type="float" office:value="0.0488759" calcext:value-type="float">
            <text:p>0.0488759</text:p>
          </table:table-cell>
          <table:table-cell office:value-type="float" office:value="19.6481" calcext:value-type="float">
            <text:p>19.6481</text:p>
          </table:table-cell>
          <table:table-cell table:number-columns-repeated="2"/>
          <table:table-cell office:value-type="float" office:value="0.0635386" calcext:value-type="float">
            <text:p>0.0635386</text:p>
          </table:table-cell>
          <table:table-cell office:value-type="float" office:value="26.2626" calcext:value-type="float">
            <text:p>26.2626</text:p>
          </table:table-cell>
          <table:table-cell/>
          <table:table-cell office:value-type="float" office:value="0.0782014" calcext:value-type="float">
            <text:p>0.0782014</text:p>
          </table:table-cell>
          <table:table-cell office:value-type="float" office:value="32.812" calcext:value-type="float">
            <text:p>32.81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7]*5/1023" office:value-type="float" office:value="1.71065493646139" calcext:value-type="float">
            <text:p>1.71065493646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6.4842" calcext:value-type="float">
            <text:p>6.4842</text:p>
          </table:table-cell>
          <table:table-cell office:value-type="float" office:value="0.0342131" calcext:value-type="float">
            <text:p>0.0342131</text:p>
          </table:table-cell>
          <table:table-cell office:value-type="float" office:value="13.0987" calcext:value-type="float">
            <text:p>13.0987</text:p>
          </table:table-cell>
          <table:table-cell/>
          <table:table-cell office:value-type="float" office:value="0.0439883" calcext:value-type="float">
            <text:p>0.0439883</text:p>
          </table:table-cell>
          <table:table-cell office:value-type="float" office:value="16.3571" calcext:value-type="float">
            <text:p>16.3571</text:p>
          </table:table-cell>
          <table:table-cell/>
          <table:table-cell office:value-type="float" office:value="0.0488759" calcext:value-type="float">
            <text:p>0.0488759</text:p>
          </table:table-cell>
          <table:table-cell office:value-type="float" office:value="19.6481" calcext:value-type="float">
            <text:p>19.6481</text:p>
          </table:table-cell>
          <table:table-cell table:number-columns-repeated="2"/>
          <table:table-cell office:value-type="float" office:value="0.0635386" calcext:value-type="float">
            <text:p>0.0635386</text:p>
          </table:table-cell>
          <table:table-cell office:value-type="float" office:value="26.2626" calcext:value-type="float">
            <text:p>26.2626</text:p>
          </table:table-cell>
          <table:table-cell/>
          <table:table-cell office:value-type="float" office:value="0.0782014" calcext:value-type="float">
            <text:p>0.0782014</text:p>
          </table:table-cell>
          <table:table-cell office:value-type="float" office:value="32.812" calcext:value-type="float">
            <text:p>32.81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8]*5/1023" office:value-type="float" office:value="1.75953079178886" calcext:value-type="float">
            <text:p>1.75953079178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6.4842" calcext:value-type="float">
            <text:p>6.4842</text:p>
          </table:table-cell>
          <table:table-cell office:value-type="float" office:value="0.0342131" calcext:value-type="float">
            <text:p>0.0342131</text:p>
          </table:table-cell>
          <table:table-cell office:value-type="float" office:value="13.0987" calcext:value-type="float">
            <text:p>13.0987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16.3897" calcext:value-type="float">
            <text:p>16.3897</text:p>
          </table:table-cell>
          <table:table-cell/>
          <table:table-cell office:value-type="float" office:value="0.0488759" calcext:value-type="float">
            <text:p>0.0488759</text:p>
          </table:table-cell>
          <table:table-cell office:value-type="float" office:value="19.6807" calcext:value-type="float">
            <text:p>19.6807</text:p>
          </table:table-cell>
          <table:table-cell table:number-columns-repeated="2"/>
          <table:table-cell office:value-type="float" office:value="0.058651" calcext:value-type="float">
            <text:p>0.058651</text:p>
          </table:table-cell>
          <table:table-cell office:value-type="float" office:value="26.2626" calcext:value-type="float">
            <text:p>26.2626</text:p>
          </table:table-cell>
          <table:table-cell/>
          <table:table-cell office:value-type="float" office:value="0.0733138" calcext:value-type="float">
            <text:p>0.0733138</text:p>
          </table:table-cell>
          <table:table-cell office:value-type="float" office:value="32.8446" calcext:value-type="float">
            <text:p>32.844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9]*5/1023" office:value-type="float" office:value="1.80840664711632" calcext:value-type="float">
            <text:p>1.80840664711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6.4842" calcext:value-type="float">
            <text:p>6.4842</text:p>
          </table:table-cell>
          <table:table-cell office:value-type="float" office:value="0.0293255" calcext:value-type="float">
            <text:p>0.0293255</text:p>
          </table:table-cell>
          <table:table-cell office:value-type="float" office:value="13.0987" calcext:value-type="float">
            <text:p>13.0987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16.3897" calcext:value-type="float">
            <text:p>16.3897</text:p>
          </table:table-cell>
          <table:table-cell/>
          <table:table-cell office:value-type="float" office:value="0.0439883" calcext:value-type="float">
            <text:p>0.0439883</text:p>
          </table:table-cell>
          <table:table-cell office:value-type="float" office:value="19.6481" calcext:value-type="float">
            <text:p>19.6481</text:p>
          </table:table-cell>
          <table:table-cell table:number-columns-repeated="2"/>
          <table:table-cell office:value-type="float" office:value="0.058651" calcext:value-type="float">
            <text:p>0.058651</text:p>
          </table:table-cell>
          <table:table-cell office:value-type="float" office:value="26.2952" calcext:value-type="float">
            <text:p>26.2952</text:p>
          </table:table-cell>
          <table:table-cell/>
          <table:table-cell office:value-type="float" office:value="0.0733138" calcext:value-type="float">
            <text:p>0.0733138</text:p>
          </table:table-cell>
          <table:table-cell office:value-type="float" office:value="32.8446" calcext:value-type="float">
            <text:p>32.844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40]*5/1023" office:value-type="float" office:value="1.85728250244379" calcext:value-type="float">
            <text:p>1.85728250244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6.4842" calcext:value-type="float">
            <text:p>6.4842</text:p>
          </table:table-cell>
          <table:table-cell office:value-type="float" office:value="0.0293255" calcext:value-type="float">
            <text:p>0.0293255</text:p>
          </table:table-cell>
          <table:table-cell office:value-type="float" office:value="13.0987" calcext:value-type="float">
            <text:p>13.0987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16.3897" calcext:value-type="float">
            <text:p>16.3897</text:p>
          </table:table-cell>
          <table:table-cell/>
          <table:table-cell office:value-type="float" office:value="0.0439883" calcext:value-type="float">
            <text:p>0.0439883</text:p>
          </table:table-cell>
          <table:table-cell office:value-type="float" office:value="19.6807" calcext:value-type="float">
            <text:p>19.6807</text:p>
          </table:table-cell>
          <table:table-cell table:number-columns-repeated="2"/>
          <table:table-cell office:value-type="float" office:value="0.058651" calcext:value-type="float">
            <text:p>0.058651</text:p>
          </table:table-cell>
          <table:table-cell office:value-type="float" office:value="26.2952" calcext:value-type="float">
            <text:p>26.2952</text:p>
          </table:table-cell>
          <table:table-cell/>
          <table:table-cell office:value-type="float" office:value="0.0684262" calcext:value-type="float">
            <text:p>0.0684262</text:p>
          </table:table-cell>
          <table:table-cell office:value-type="float" office:value="32.8446" calcext:value-type="float">
            <text:p>32.844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41]*5/1023" office:value-type="float" office:value="1.90615835777126" calcext:value-type="float">
            <text:p>1.90615835777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6.4842" calcext:value-type="float">
            <text:p>6.4842</text:p>
          </table:table-cell>
          <table:table-cell office:value-type="float" office:value="0.0293255" calcext:value-type="float">
            <text:p>0.0293255</text:p>
          </table:table-cell>
          <table:table-cell office:value-type="float" office:value="13.1313" calcext:value-type="float">
            <text:p>13.1313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16.3897" calcext:value-type="float">
            <text:p>16.3897</text:p>
          </table:table-cell>
          <table:table-cell/>
          <table:table-cell office:value-type="float" office:value="0.0439883" calcext:value-type="float">
            <text:p>0.0439883</text:p>
          </table:table-cell>
          <table:table-cell office:value-type="float" office:value="19.6807" calcext:value-type="float">
            <text:p>19.6807</text:p>
          </table:table-cell>
          <table:table-cell table:number-columns-repeated="2"/>
          <table:table-cell office:value-type="float" office:value="0.058651" calcext:value-type="float">
            <text:p>0.058651</text:p>
          </table:table-cell>
          <table:table-cell office:value-type="float" office:value="26.2952" calcext:value-type="float">
            <text:p>26.2952</text:p>
          </table:table-cell>
          <table:table-cell/>
          <table:table-cell office:value-type="float" office:value="0.0684262" calcext:value-type="float">
            <text:p>0.0684262</text:p>
          </table:table-cell>
          <table:table-cell office:value-type="float" office:value="32.8772" calcext:value-type="float">
            <text:p>32.877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2]*5/1023" office:value-type="float" office:value="1.95503421309873" calcext:value-type="float">
            <text:p>1.95503421309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6.4842" calcext:value-type="float">
            <text:p>6.4842</text:p>
          </table:table-cell>
          <table:table-cell office:value-type="float" office:value="0.0293255" calcext:value-type="float">
            <text:p>0.0293255</text:p>
          </table:table-cell>
          <table:table-cell office:value-type="float" office:value="13.0987" calcext:value-type="float">
            <text:p>13.0987</text:p>
          </table:table-cell>
          <table:table-cell/>
          <table:table-cell office:value-type="float" office:value="0.0342131" calcext:value-type="float">
            <text:p>0.0342131</text:p>
          </table:table-cell>
          <table:table-cell office:value-type="float" office:value="16.4223" calcext:value-type="float">
            <text:p>16.4223</text:p>
          </table:table-cell>
          <table:table-cell/>
          <table:table-cell office:value-type="float" office:value="0.0439883" calcext:value-type="float">
            <text:p>0.0439883</text:p>
          </table:table-cell>
          <table:table-cell office:value-type="float" office:value="19.6807" calcext:value-type="float">
            <text:p>19.6807</text:p>
          </table:table-cell>
          <table:table-cell table:number-columns-repeated="2"/>
          <table:table-cell office:value-type="float" office:value="0.0537634" calcext:value-type="float">
            <text:p>0.0537634</text:p>
          </table:table-cell>
          <table:table-cell office:value-type="float" office:value="26.3278" calcext:value-type="float">
            <text:p>26.3278</text:p>
          </table:table-cell>
          <table:table-cell/>
          <table:table-cell office:value-type="float" office:value="0.0684262" calcext:value-type="float">
            <text:p>0.0684262</text:p>
          </table:table-cell>
          <table:table-cell office:value-type="float" office:value="32.8772" calcext:value-type="float">
            <text:p>32.877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3]*5/1023" office:value-type="float" office:value="2.0039100684262" calcext:value-type="float">
            <text:p>2.0039100684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6.4842" calcext:value-type="float">
            <text:p>6.4842</text:p>
          </table:table-cell>
          <table:table-cell office:value-type="float" office:value="0.0293255" calcext:value-type="float">
            <text:p>0.0293255</text:p>
          </table:table-cell>
          <table:table-cell office:value-type="float" office:value="13.1313" calcext:value-type="float">
            <text:p>13.1313</text:p>
          </table:table-cell>
          <table:table-cell/>
          <table:table-cell office:value-type="float" office:value="0.0342131" calcext:value-type="float">
            <text:p>0.0342131</text:p>
          </table:table-cell>
          <table:table-cell office:value-type="float" office:value="16.4223" calcext:value-type="float">
            <text:p>16.4223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19.6807" calcext:value-type="float">
            <text:p>19.6807</text:p>
          </table:table-cell>
          <table:table-cell table:number-columns-repeated="2"/>
          <table:table-cell office:value-type="float" office:value="0.0537634" calcext:value-type="float">
            <text:p>0.0537634</text:p>
          </table:table-cell>
          <table:table-cell office:value-type="float" office:value="26.3278" calcext:value-type="float">
            <text:p>26.3278</text:p>
          </table:table-cell>
          <table:table-cell/>
          <table:table-cell office:value-type="float" office:value="0.0635386" calcext:value-type="float">
            <text:p>0.0635386</text:p>
          </table:table-cell>
          <table:table-cell office:value-type="float" office:value="32.8772" calcext:value-type="float">
            <text:p>32.877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4]*5/1023" office:value-type="float" office:value="2.05278592375367" calcext:value-type="float">
            <text:p>2.05278592375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6.51678" calcext:value-type="float">
            <text:p>6.51678</text:p>
          </table:table-cell>
          <table:table-cell office:value-type="float" office:value="0.0244379" calcext:value-type="float">
            <text:p>0.0244379</text:p>
          </table:table-cell>
          <table:table-cell office:value-type="float" office:value="13.1313" calcext:value-type="float">
            <text:p>13.1313</text:p>
          </table:table-cell>
          <table:table-cell/>
          <table:table-cell office:value-type="float" office:value="0.0342131" calcext:value-type="float">
            <text:p>0.0342131</text:p>
          </table:table-cell>
          <table:table-cell office:value-type="float" office:value="16.4223" calcext:value-type="float">
            <text:p>16.4223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19.7133" calcext:value-type="float">
            <text:p>19.7133</text:p>
          </table:table-cell>
          <table:table-cell table:number-columns-repeated="2"/>
          <table:table-cell office:value-type="float" office:value="0.0537634" calcext:value-type="float">
            <text:p>0.0537634</text:p>
          </table:table-cell>
          <table:table-cell office:value-type="float" office:value="26.3278" calcext:value-type="float">
            <text:p>26.3278</text:p>
          </table:table-cell>
          <table:table-cell/>
          <table:table-cell office:value-type="float" office:value="0.0635386" calcext:value-type="float">
            <text:p>0.0635386</text:p>
          </table:table-cell>
          <table:table-cell office:value-type="float" office:value="32.9097" calcext:value-type="float">
            <text:p>32.909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5]*5/1023" office:value-type="float" office:value="2.10166177908113" calcext:value-type="float">
            <text:p>2.10166177908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6.51678" calcext:value-type="float">
            <text:p>6.51678</text:p>
          </table:table-cell>
          <table:table-cell office:value-type="float" office:value="0.0244379" calcext:value-type="float">
            <text:p>0.0244379</text:p>
          </table:table-cell>
          <table:table-cell office:value-type="float" office:value="13.1639" calcext:value-type="float">
            <text:p>13.1639</text:p>
          </table:table-cell>
          <table:table-cell/>
          <table:table-cell office:value-type="float" office:value="0.0342131" calcext:value-type="float">
            <text:p>0.0342131</text:p>
          </table:table-cell>
          <table:table-cell office:value-type="float" office:value="16.4223" calcext:value-type="float">
            <text:p>16.4223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19.7458" calcext:value-type="float">
            <text:p>19.7458</text:p>
          </table:table-cell>
          <table:table-cell table:number-columns-repeated="2"/>
          <table:table-cell office:value-type="float" office:value="0.0537634" calcext:value-type="float">
            <text:p>0.0537634</text:p>
          </table:table-cell>
          <table:table-cell office:value-type="float" office:value="26.3278" calcext:value-type="float">
            <text:p>26.3278</text:p>
          </table:table-cell>
          <table:table-cell/>
          <table:table-cell office:value-type="float" office:value="0.0635386" calcext:value-type="float">
            <text:p>0.0635386</text:p>
          </table:table-cell>
          <table:table-cell office:value-type="float" office:value="32.9097" calcext:value-type="float">
            <text:p>32.909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6]*5/1023" office:value-type="float" office:value="2.1505376344086" calcext:value-type="float">
            <text:p>2.1505376344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244379" calcext:value-type="float">
            <text:p>0.0244379</text:p>
          </table:table-cell>
          <table:table-cell office:value-type="float" office:value="13.1639" calcext:value-type="float">
            <text:p>13.1639</text:p>
          </table:table-cell>
          <table:table-cell/>
          <table:table-cell office:value-type="float" office:value="0.0342131" calcext:value-type="float">
            <text:p>0.0342131</text:p>
          </table:table-cell>
          <table:table-cell office:value-type="float" office:value="16.4223" calcext:value-type="float">
            <text:p>16.4223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19.7133" calcext:value-type="float">
            <text:p>19.7133</text:p>
          </table:table-cell>
          <table:table-cell table:number-columns-repeated="2"/>
          <table:table-cell office:value-type="float" office:value="0.0488759" calcext:value-type="float">
            <text:p>0.0488759</text:p>
          </table:table-cell>
          <table:table-cell office:value-type="float" office:value="26.3604" calcext:value-type="float">
            <text:p>26.3604</text:p>
          </table:table-cell>
          <table:table-cell/>
          <table:table-cell office:value-type="float" office:value="0.0635386" calcext:value-type="float">
            <text:p>0.0635386</text:p>
          </table:table-cell>
          <table:table-cell office:value-type="float" office:value="32.9097" calcext:value-type="float">
            <text:p>32.909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7]*5/1023" office:value-type="float" office:value="2.19941348973607" calcext:value-type="float">
            <text:p>2.19941348973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6.51678" calcext:value-type="float">
            <text:p>6.51678</text:p>
          </table:table-cell>
          <table:table-cell office:value-type="float" office:value="0.0244379" calcext:value-type="float">
            <text:p>0.0244379</text:p>
          </table:table-cell>
          <table:table-cell office:value-type="float" office:value="13.1639" calcext:value-type="float">
            <text:p>13.1639</text:p>
          </table:table-cell>
          <table:table-cell/>
          <table:table-cell office:value-type="float" office:value="0.0293255" calcext:value-type="float">
            <text:p>0.0293255</text:p>
          </table:table-cell>
          <table:table-cell office:value-type="float" office:value="16.4223" calcext:value-type="float">
            <text:p>16.4223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19.7133" calcext:value-type="float">
            <text:p>19.7133</text:p>
          </table:table-cell>
          <table:table-cell table:number-columns-repeated="2"/>
          <table:table-cell office:value-type="float" office:value="0.0488759" calcext:value-type="float">
            <text:p>0.0488759</text:p>
          </table:table-cell>
          <table:table-cell office:value-type="float" office:value="26.3604" calcext:value-type="float">
            <text:p>26.3604</text:p>
          </table:table-cell>
          <table:table-cell/>
          <table:table-cell office:value-type="float" office:value="0.058651" calcext:value-type="float">
            <text:p>0.058651</text:p>
          </table:table-cell>
          <table:table-cell office:value-type="float" office:value="32.9097" calcext:value-type="float">
            <text:p>32.909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8]*5/1023" office:value-type="float" office:value="2.24828934506354" calcext:value-type="float">
            <text:p>2.24828934506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6.51678" calcext:value-type="float">
            <text:p>6.51678</text:p>
          </table:table-cell>
          <table:table-cell office:value-type="float" office:value="0.0244379" calcext:value-type="float">
            <text:p>0.0244379</text:p>
          </table:table-cell>
          <table:table-cell office:value-type="float" office:value="13.1313" calcext:value-type="float">
            <text:p>13.1313</text:p>
          </table:table-cell>
          <table:table-cell/>
          <table:table-cell office:value-type="float" office:value="0.0293255" calcext:value-type="float">
            <text:p>0.0293255</text:p>
          </table:table-cell>
          <table:table-cell office:value-type="float" office:value="16.4549" calcext:value-type="float">
            <text:p>16.4549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19.7133" calcext:value-type="float">
            <text:p>19.7133</text:p>
          </table:table-cell>
          <table:table-cell table:number-columns-repeated="2"/>
          <table:table-cell office:value-type="float" office:value="0.0488759" calcext:value-type="float">
            <text:p>0.0488759</text:p>
          </table:table-cell>
          <table:table-cell office:value-type="float" office:value="26.3604" calcext:value-type="float">
            <text:p>26.3604</text:p>
          </table:table-cell>
          <table:table-cell/>
          <table:table-cell office:value-type="float" office:value="0.058651" calcext:value-type="float">
            <text:p>0.058651</text:p>
          </table:table-cell>
          <table:table-cell office:value-type="float" office:value="32.9097" calcext:value-type="float">
            <text:p>32.909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9]*5/1023" office:value-type="float" office:value="2.29716520039101" calcext:value-type="float">
            <text:p>2.29716520039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6.51678" calcext:value-type="float">
            <text:p>6.51678</text:p>
          </table:table-cell>
          <table:table-cell office:value-type="float" office:value="0.0244379" calcext:value-type="float">
            <text:p>0.0244379</text:p>
          </table:table-cell>
          <table:table-cell office:value-type="float" office:value="13.1639" calcext:value-type="float">
            <text:p>13.1639</text:p>
          </table:table-cell>
          <table:table-cell/>
          <table:table-cell office:value-type="float" office:value="0.0293255" calcext:value-type="float">
            <text:p>0.0293255</text:p>
          </table:table-cell>
          <table:table-cell office:value-type="float" office:value="16.4549" calcext:value-type="float">
            <text:p>16.4549</text:p>
          </table:table-cell>
          <table:table-cell/>
          <table:table-cell office:value-type="float" office:value="0.0342131" calcext:value-type="float">
            <text:p>0.0342131</text:p>
          </table:table-cell>
          <table:table-cell office:value-type="float" office:value="19.7133" calcext:value-type="float">
            <text:p>19.7133</text:p>
          </table:table-cell>
          <table:table-cell table:number-columns-repeated="2"/>
          <table:table-cell office:value-type="float" office:value="0.0488759" calcext:value-type="float">
            <text:p>0.0488759</text:p>
          </table:table-cell>
          <table:table-cell office:value-type="float" office:value="26.3604" calcext:value-type="float">
            <text:p>26.3604</text:p>
          </table:table-cell>
          <table:table-cell/>
          <table:table-cell office:value-type="float" office:value="0.058651" calcext:value-type="float">
            <text:p>0.058651</text:p>
          </table:table-cell>
          <table:table-cell office:value-type="float" office:value="32.9423" calcext:value-type="float">
            <text:p>32.942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50]*5/1023" office:value-type="float" office:value="2.34604105571848" calcext:value-type="float">
            <text:p>2.34604105571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6.51678" calcext:value-type="float">
            <text:p>6.51678</text:p>
          </table:table-cell>
          <table:table-cell office:value-type="float" office:value="0.0244379" calcext:value-type="float">
            <text:p>0.0244379</text:p>
          </table:table-cell>
          <table:table-cell office:value-type="float" office:value="13.1639" calcext:value-type="float">
            <text:p>13.1639</text:p>
          </table:table-cell>
          <table:table-cell/>
          <table:table-cell office:value-type="float" office:value="0.0293255" calcext:value-type="float">
            <text:p>0.0293255</text:p>
          </table:table-cell>
          <table:table-cell office:value-type="float" office:value="16.4549" calcext:value-type="float">
            <text:p>16.4549</text:p>
          </table:table-cell>
          <table:table-cell/>
          <table:table-cell office:value-type="float" office:value="0.0342131" calcext:value-type="float">
            <text:p>0.0342131</text:p>
          </table:table-cell>
          <table:table-cell office:value-type="float" office:value="19.7458" calcext:value-type="float">
            <text:p>19.7458</text:p>
          </table:table-cell>
          <table:table-cell table:number-columns-repeated="2"/>
          <table:table-cell office:value-type="float" office:value="0.0488759" calcext:value-type="float">
            <text:p>0.0488759</text:p>
          </table:table-cell>
          <table:table-cell office:value-type="float" office:value="26.3604" calcext:value-type="float">
            <text:p>26.3604</text:p>
          </table:table-cell>
          <table:table-cell/>
          <table:table-cell office:value-type="float" office:value="0.058651" calcext:value-type="float">
            <text:p>0.058651</text:p>
          </table:table-cell>
          <table:table-cell office:value-type="float" office:value="32.9423" calcext:value-type="float">
            <text:p>32.942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51]*5/1023" office:value-type="float" office:value="2.39491691104594" calcext:value-type="float">
            <text:p>2.39491691104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6.51678" calcext:value-type="float">
            <text:p>6.51678</text:p>
          </table:table-cell>
          <table:table-cell office:value-type="float" office:value="0.0244379" calcext:value-type="float">
            <text:p>0.0244379</text:p>
          </table:table-cell>
          <table:table-cell office:value-type="float" office:value="13.1639" calcext:value-type="float">
            <text:p>13.1639</text:p>
          </table:table-cell>
          <table:table-cell/>
          <table:table-cell office:value-type="float" office:value="0.0293255" calcext:value-type="float">
            <text:p>0.0293255</text:p>
          </table:table-cell>
          <table:table-cell office:value-type="float" office:value="16.4549" calcext:value-type="float">
            <text:p>16.4549</text:p>
          </table:table-cell>
          <table:table-cell/>
          <table:table-cell office:value-type="float" office:value="0.0342131" calcext:value-type="float">
            <text:p>0.0342131</text:p>
          </table:table-cell>
          <table:table-cell office:value-type="float" office:value="19.7458" calcext:value-type="float">
            <text:p>19.7458</text:p>
          </table:table-cell>
          <table:table-cell table:number-columns-repeated="2"/>
          <table:table-cell office:value-type="float" office:value="0.0488759" calcext:value-type="float">
            <text:p>0.0488759</text:p>
          </table:table-cell>
          <table:table-cell office:value-type="float" office:value="26.3604" calcext:value-type="float">
            <text:p>26.3604</text:p>
          </table:table-cell>
          <table:table-cell/>
          <table:table-cell office:value-type="float" office:value="0.058651" calcext:value-type="float">
            <text:p>0.058651</text:p>
          </table:table-cell>
          <table:table-cell office:value-type="float" office:value="32.9423" calcext:value-type="float">
            <text:p>32.94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2]*5/1023" office:value-type="float" office:value="2.44379276637341" calcext:value-type="float">
            <text:p>2.44379276637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6.51678" calcext:value-type="float">
            <text:p>6.51678</text:p>
          </table:table-cell>
          <table:table-cell office:value-type="float" office:value="0.0244379" calcext:value-type="float">
            <text:p>0.0244379</text:p>
          </table:table-cell>
          <table:table-cell office:value-type="float" office:value="13.1639" calcext:value-type="float">
            <text:p>13.1639</text:p>
          </table:table-cell>
          <table:table-cell/>
          <table:table-cell office:value-type="float" office:value="0.0293255" calcext:value-type="float">
            <text:p>0.0293255</text:p>
          </table:table-cell>
          <table:table-cell office:value-type="float" office:value="16.4549" calcext:value-type="float">
            <text:p>16.4549</text:p>
          </table:table-cell>
          <table:table-cell/>
          <table:table-cell office:value-type="float" office:value="0.0342131" calcext:value-type="float">
            <text:p>0.0342131</text:p>
          </table:table-cell>
          <table:table-cell office:value-type="float" office:value="19.7458" calcext:value-type="float">
            <text:p>19.7458</text:p>
          </table:table-cell>
          <table:table-cell table:number-columns-repeated="2"/>
          <table:table-cell office:value-type="float" office:value="0.0439883" calcext:value-type="float">
            <text:p>0.0439883</text:p>
          </table:table-cell>
          <table:table-cell office:value-type="float" office:value="26.393" calcext:value-type="float">
            <text:p>26.393</text:p>
          </table:table-cell>
          <table:table-cell/>
          <table:table-cell office:value-type="float" office:value="0.0537634" calcext:value-type="float">
            <text:p>0.0537634</text:p>
          </table:table-cell>
          <table:table-cell office:value-type="float" office:value="32.9423" calcext:value-type="float">
            <text:p>32.942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3]*5/1023" office:value-type="float" office:value="2.49266862170088" calcext:value-type="float">
            <text:p>2.49266862170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6.51678" calcext:value-type="float">
            <text:p>6.51678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13.1965" calcext:value-type="float">
            <text:p>13.1965</text:p>
          </table:table-cell>
          <table:table-cell/>
          <table:table-cell office:value-type="float" office:value="0.0293255" calcext:value-type="float">
            <text:p>0.0293255</text:p>
          </table:table-cell>
          <table:table-cell office:value-type="float" office:value="16.4549" calcext:value-type="float">
            <text:p>16.4549</text:p>
          </table:table-cell>
          <table:table-cell/>
          <table:table-cell office:value-type="float" office:value="0.0342131" calcext:value-type="float">
            <text:p>0.0342131</text:p>
          </table:table-cell>
          <table:table-cell office:value-type="float" office:value="19.7458" calcext:value-type="float">
            <text:p>19.7458</text:p>
          </table:table-cell>
          <table:table-cell table:number-columns-repeated="2"/>
          <table:table-cell office:value-type="float" office:value="0.0439883" calcext:value-type="float">
            <text:p>0.0439883</text:p>
          </table:table-cell>
          <table:table-cell office:value-type="float" office:value="26.393" calcext:value-type="float">
            <text:p>26.393</text:p>
          </table:table-cell>
          <table:table-cell/>
          <table:table-cell office:value-type="float" office:value="0.0537634" calcext:value-type="float">
            <text:p>0.0537634</text:p>
          </table:table-cell>
          <table:table-cell office:value-type="float" office:value="32.9423" calcext:value-type="float">
            <text:p>32.942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4]*5/1023" office:value-type="float" office:value="2.54154447702835" calcext:value-type="float">
            <text:p>2.54154447702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6.51678" calcext:value-type="float">
            <text:p>6.51678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13.1639" calcext:value-type="float">
            <text:p>13.1639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6.4549" calcext:value-type="float">
            <text:p>16.4549</text:p>
          </table:table-cell>
          <table:table-cell/>
          <table:table-cell office:value-type="float" office:value="0.0342131" calcext:value-type="float">
            <text:p>0.0342131</text:p>
          </table:table-cell>
          <table:table-cell office:value-type="float" office:value="19.7458" calcext:value-type="float">
            <text:p>19.7458</text:p>
          </table:table-cell>
          <table:table-cell table:number-columns-repeated="2"/>
          <table:table-cell office:value-type="float" office:value="0.0439883" calcext:value-type="float">
            <text:p>0.0439883</text:p>
          </table:table-cell>
          <table:table-cell office:value-type="float" office:value="26.393" calcext:value-type="float">
            <text:p>26.393</text:p>
          </table:table-cell>
          <table:table-cell/>
          <table:table-cell office:value-type="float" office:value="0.0537634" calcext:value-type="float">
            <text:p>0.0537634</text:p>
          </table:table-cell>
          <table:table-cell office:value-type="float" office:value="32.9749" calcext:value-type="float">
            <text:p>32.974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5]*5/1023" office:value-type="float" office:value="2.59042033235582" calcext:value-type="float">
            <text:p>2.59042033235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6.51678" calcext:value-type="float">
            <text:p>6.51678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13.1965" calcext:value-type="float">
            <text:p>13.1965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6.4549" calcext:value-type="float">
            <text:p>16.4549</text:p>
          </table:table-cell>
          <table:table-cell/>
          <table:table-cell office:value-type="float" office:value="0.0342131" calcext:value-type="float">
            <text:p>0.0342131</text:p>
          </table:table-cell>
          <table:table-cell office:value-type="float" office:value="19.7458" calcext:value-type="float">
            <text:p>19.7458</text:p>
          </table:table-cell>
          <table:table-cell table:number-columns-repeated="2"/>
          <table:table-cell office:value-type="float" office:value="0.0439883" calcext:value-type="float">
            <text:p>0.0439883</text:p>
          </table:table-cell>
          <table:table-cell office:value-type="float" office:value="26.393" calcext:value-type="float">
            <text:p>26.393</text:p>
          </table:table-cell>
          <table:table-cell/>
          <table:table-cell office:value-type="float" office:value="0.0537634" calcext:value-type="float">
            <text:p>0.0537634</text:p>
          </table:table-cell>
          <table:table-cell office:value-type="float" office:value="32.9749" calcext:value-type="float">
            <text:p>32.974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6]*5/1023" office:value-type="float" office:value="2.63929618768328" calcext:value-type="float">
            <text:p>2.63929618768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13.1965" calcext:value-type="float">
            <text:p>13.1965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6.4875" calcext:value-type="float">
            <text:p>16.4875</text:p>
          </table:table-cell>
          <table:table-cell/>
          <table:table-cell office:value-type="float" office:value="0.0293255" calcext:value-type="float">
            <text:p>0.0293255</text:p>
          </table:table-cell>
          <table:table-cell office:value-type="float" office:value="19.7458" calcext:value-type="float">
            <text:p>19.7458</text:p>
          </table:table-cell>
          <table:table-cell table:number-columns-repeated="2"/>
          <table:table-cell office:value-type="float" office:value="0.0439883" calcext:value-type="float">
            <text:p>0.0439883</text:p>
          </table:table-cell>
          <table:table-cell office:value-type="float" office:value="26.393" calcext:value-type="float">
            <text:p>26.393</text:p>
          </table:table-cell>
          <table:table-cell/>
          <table:table-cell office:value-type="float" office:value="0.0537634" calcext:value-type="float">
            <text:p>0.0537634</text:p>
          </table:table-cell>
          <table:table-cell office:value-type="float" office:value="32.9749" calcext:value-type="float">
            <text:p>32.974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7]*5/1023" office:value-type="float" office:value="2.68817204301075" calcext:value-type="float">
            <text:p>2.68817204301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6.51678" calcext:value-type="float">
            <text:p>6.51678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13.1965" calcext:value-type="float">
            <text:p>13.1965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6.4875" calcext:value-type="float">
            <text:p>16.4875</text:p>
          </table:table-cell>
          <table:table-cell/>
          <table:table-cell office:value-type="float" office:value="0.0293255" calcext:value-type="float">
            <text:p>0.0293255</text:p>
          </table:table-cell>
          <table:table-cell office:value-type="float" office:value="19.7458" calcext:value-type="float">
            <text:p>19.7458</text:p>
          </table:table-cell>
          <table:table-cell table:number-columns-repeated="2"/>
          <table:table-cell office:value-type="float" office:value="0.0439883" calcext:value-type="float">
            <text:p>0.0439883</text:p>
          </table:table-cell>
          <table:table-cell office:value-type="float" office:value="26.393" calcext:value-type="float">
            <text:p>26.393</text:p>
          </table:table-cell>
          <table:table-cell/>
          <table:table-cell office:value-type="float" office:value="0.0537634" calcext:value-type="float">
            <text:p>0.0537634</text:p>
          </table:table-cell>
          <table:table-cell office:value-type="float" office:value="32.9749" calcext:value-type="float">
            <text:p>32.974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8]*5/1023" office:value-type="float" office:value="2.73704789833822" calcext:value-type="float">
            <text:p>2.73704789833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6.51678" calcext:value-type="float">
            <text:p>6.51678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13.1965" calcext:value-type="float">
            <text:p>13.1965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6.4875" calcext:value-type="float">
            <text:p>16.4875</text:p>
          </table:table-cell>
          <table:table-cell/>
          <table:table-cell office:value-type="float" office:value="0.0293255" calcext:value-type="float">
            <text:p>0.0293255</text:p>
          </table:table-cell>
          <table:table-cell office:value-type="float" office:value="19.7784" calcext:value-type="float">
            <text:p>19.7784</text:p>
          </table:table-cell>
          <table:table-cell table:number-columns-repeated="2"/>
          <table:table-cell office:value-type="float" office:value="0.0391007" calcext:value-type="float">
            <text:p>0.0391007</text:p>
          </table:table-cell>
          <table:table-cell office:value-type="float" office:value="26.393" calcext:value-type="float">
            <text:p>26.393</text:p>
          </table:table-cell>
          <table:table-cell/>
          <table:table-cell office:value-type="float" office:value="0.0537634" calcext:value-type="float">
            <text:p>0.0537634</text:p>
          </table:table-cell>
          <table:table-cell office:value-type="float" office:value="32.9749" calcext:value-type="float">
            <text:p>32.974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9]*5/1023" office:value-type="float" office:value="2.78592375366569" calcext:value-type="float">
            <text:p>2.78592375366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1678" calcext:value-type="float">
            <text:p>6.51678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13.1965" calcext:value-type="float">
            <text:p>13.1965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6.4875" calcext:value-type="float">
            <text:p>16.4875</text:p>
          </table:table-cell>
          <table:table-cell/>
          <table:table-cell office:value-type="float" office:value="0.0293255" calcext:value-type="float">
            <text:p>0.0293255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391007" calcext:value-type="float">
            <text:p>0.0391007</text:p>
          </table:table-cell>
          <table:table-cell office:value-type="float" office:value="26.393" calcext:value-type="float">
            <text:p>26.393</text:p>
          </table:table-cell>
          <table:table-cell/>
          <table:table-cell office:value-type="float" office:value="0.0488759" calcext:value-type="float">
            <text:p>0.0488759</text:p>
          </table:table-cell>
          <table:table-cell office:value-type="float" office:value="32.9749" calcext:value-type="float">
            <text:p>32.974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60]*5/1023" office:value-type="float" office:value="2.83479960899316" calcext:value-type="float">
            <text:p>2.83479960899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13.1965" calcext:value-type="float">
            <text:p>13.1965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6.4875" calcext:value-type="float">
            <text:p>16.4875</text:p>
          </table:table-cell>
          <table:table-cell/>
          <table:table-cell office:value-type="float" office:value="0.0293255" calcext:value-type="float">
            <text:p>0.0293255</text:p>
          </table:table-cell>
          <table:table-cell office:value-type="float" office:value="19.7784" calcext:value-type="float">
            <text:p>19.7784</text:p>
          </table:table-cell>
          <table:table-cell table:number-columns-repeated="2"/>
          <table:table-cell office:value-type="float" office:value="0.0391007" calcext:value-type="float">
            <text:p>0.0391007</text:p>
          </table:table-cell>
          <table:table-cell office:value-type="float" office:value="26.4255" calcext:value-type="float">
            <text:p>26.4255</text:p>
          </table:table-cell>
          <table:table-cell/>
          <table:table-cell office:value-type="float" office:value="0.0488759" calcext:value-type="float">
            <text:p>0.0488759</text:p>
          </table:table-cell>
          <table:table-cell office:value-type="float" office:value="32.9749" calcext:value-type="float">
            <text:p>32.974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61]*5/1023" office:value-type="float" office:value="2.88367546432063" calcext:value-type="float">
            <text:p>2.88367546432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13.1965" calcext:value-type="float">
            <text:p>13.1965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6.4875" calcext:value-type="float">
            <text:p>16.4875</text:p>
          </table:table-cell>
          <table:table-cell/>
          <table:table-cell office:value-type="float" office:value="0.0293255" calcext:value-type="float">
            <text:p>0.0293255</text:p>
          </table:table-cell>
          <table:table-cell office:value-type="float" office:value="19.7784" calcext:value-type="float">
            <text:p>19.7784</text:p>
          </table:table-cell>
          <table:table-cell table:number-columns-repeated="2"/>
          <table:table-cell office:value-type="float" office:value="0.0391007" calcext:value-type="float">
            <text:p>0.0391007</text:p>
          </table:table-cell>
          <table:table-cell office:value-type="float" office:value="26.4255" calcext:value-type="float">
            <text:p>26.4255</text:p>
          </table:table-cell>
          <table:table-cell/>
          <table:table-cell office:value-type="float" office:value="0.0488759" calcext:value-type="float">
            <text:p>0.0488759</text:p>
          </table:table-cell>
          <table:table-cell office:value-type="float" office:value="33.0075" calcext:value-type="float">
            <text:p>33.007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2]*5/1023" office:value-type="float" office:value="2.93255131964809" calcext:value-type="float">
            <text:p>2.93255131964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1678" calcext:value-type="float">
            <text:p>6.51678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13.1965" calcext:value-type="float">
            <text:p>13.1965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6.4875" calcext:value-type="float">
            <text:p>16.4875</text:p>
          </table:table-cell>
          <table:table-cell/>
          <table:table-cell office:value-type="float" office:value="0.0293255" calcext:value-type="float">
            <text:p>0.0293255</text:p>
          </table:table-cell>
          <table:table-cell office:value-type="float" office:value="19.7784" calcext:value-type="float">
            <text:p>19.7784</text:p>
          </table:table-cell>
          <table:table-cell table:number-columns-repeated="2"/>
          <table:table-cell office:value-type="float" office:value="0.0391007" calcext:value-type="float">
            <text:p>0.0391007</text:p>
          </table:table-cell>
          <table:table-cell office:value-type="float" office:value="26.4255" calcext:value-type="float">
            <text:p>26.4255</text:p>
          </table:table-cell>
          <table:table-cell/>
          <table:table-cell office:value-type="float" office:value="0.0488759" calcext:value-type="float">
            <text:p>0.0488759</text:p>
          </table:table-cell>
          <table:table-cell office:value-type="float" office:value="33.0075" calcext:value-type="float">
            <text:p>33.007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3]*5/1023" office:value-type="float" office:value="2.98142717497556" calcext:value-type="float">
            <text:p>2.98142717497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13.1965" calcext:value-type="float">
            <text:p>13.1965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6.4875" calcext:value-type="float">
            <text:p>16.4875</text:p>
          </table:table-cell>
          <table:table-cell/>
          <table:table-cell office:value-type="float" office:value="0.0293255" calcext:value-type="float">
            <text:p>0.0293255</text:p>
          </table:table-cell>
          <table:table-cell office:value-type="float" office:value="19.7784" calcext:value-type="float">
            <text:p>19.7784</text:p>
          </table:table-cell>
          <table:table-cell table:number-columns-repeated="2"/>
          <table:table-cell office:value-type="float" office:value="0.0391007" calcext:value-type="float">
            <text:p>0.0391007</text:p>
          </table:table-cell>
          <table:table-cell office:value-type="float" office:value="26.4255" calcext:value-type="float">
            <text:p>26.4255</text:p>
          </table:table-cell>
          <table:table-cell/>
          <table:table-cell office:value-type="float" office:value="0.0488759" calcext:value-type="float">
            <text:p>0.0488759</text:p>
          </table:table-cell>
          <table:table-cell office:value-type="float" office:value="33.0075" calcext:value-type="float">
            <text:p>33.007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4]*5/1023" office:value-type="float" office:value="3.03030303030303" calcext:value-type="float">
            <text:p>3.03030303030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13.1965" calcext:value-type="float">
            <text:p>13.1965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6.4875" calcext:value-type="float">
            <text:p>16.4875</text:p>
          </table:table-cell>
          <table:table-cell/>
          <table:table-cell office:value-type="float" office:value="0.0293255" calcext:value-type="float">
            <text:p>0.0293255</text:p>
          </table:table-cell>
          <table:table-cell office:value-type="float" office:value="19.7784" calcext:value-type="float">
            <text:p>19.7784</text:p>
          </table:table-cell>
          <table:table-cell table:number-columns-repeated="2"/>
          <table:table-cell office:value-type="float" office:value="0.0391007" calcext:value-type="float">
            <text:p>0.0391007</text:p>
          </table:table-cell>
          <table:table-cell office:value-type="float" office:value="26.4255" calcext:value-type="float">
            <text:p>26.4255</text:p>
          </table:table-cell>
          <table:table-cell/>
          <table:table-cell office:value-type="float" office:value="0.0488759" calcext:value-type="float">
            <text:p>0.0488759</text:p>
          </table:table-cell>
          <table:table-cell office:value-type="float" office:value="33.0075" calcext:value-type="float">
            <text:p>33.007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5]*5/1023" office:value-type="float" office:value="3.0791788856305" calcext:value-type="float">
            <text:p>3.0791788856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13.1965" calcext:value-type="float">
            <text:p>13.1965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6.4875" calcext:value-type="float">
            <text:p>16.4875</text:p>
          </table:table-cell>
          <table:table-cell/>
          <table:table-cell office:value-type="float" office:value="0.0293255" calcext:value-type="float">
            <text:p>0.0293255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391007" calcext:value-type="float">
            <text:p>0.0391007</text:p>
          </table:table-cell>
          <table:table-cell office:value-type="float" office:value="26.4255" calcext:value-type="float">
            <text:p>26.4255</text:p>
          </table:table-cell>
          <table:table-cell/>
          <table:table-cell office:value-type="float" office:value="0.0488759" calcext:value-type="float">
            <text:p>0.0488759</text:p>
          </table:table-cell>
          <table:table-cell office:value-type="float" office:value="33.0075" calcext:value-type="float">
            <text:p>33.007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6]*5/1023" office:value-type="float" office:value="3.12805474095797" calcext:value-type="float">
            <text:p>3.12805474095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95503" calcext:value-type="float">
            <text:p>0.0195503</text:p>
          </table:table-cell>
          <table:table-cell office:value-type="float" office:value="13.1965" calcext:value-type="float">
            <text:p>13.1965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6.4875" calcext:value-type="float">
            <text:p>16.4875</text:p>
          </table:table-cell>
          <table:table-cell/>
          <table:table-cell office:value-type="float" office:value="0.0293255" calcext:value-type="float">
            <text:p>0.0293255</text:p>
          </table:table-cell>
          <table:table-cell office:value-type="float" office:value="19.7784" calcext:value-type="float">
            <text:p>19.7784</text:p>
          </table:table-cell>
          <table:table-cell table:number-columns-repeated="2"/>
          <table:table-cell office:value-type="float" office:value="0.0391007" calcext:value-type="float">
            <text:p>0.0391007</text:p>
          </table:table-cell>
          <table:table-cell office:value-type="float" office:value="26.4255" calcext:value-type="float">
            <text:p>26.4255</text:p>
          </table:table-cell>
          <table:table-cell/>
          <table:table-cell office:value-type="float" office:value="0.0488759" calcext:value-type="float">
            <text:p>0.0488759</text:p>
          </table:table-cell>
          <table:table-cell office:value-type="float" office:value="33.0075" calcext:value-type="float">
            <text:p>33.007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7]*5/1023" office:value-type="float" office:value="3.17693059628543" calcext:value-type="float">
            <text:p>3.17693059628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8195" calcext:value-type="float">
            <text:p>6.58195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6.4875" calcext:value-type="float">
            <text:p>16.4875</text:p>
          </table:table-cell>
          <table:table-cell/>
          <table:table-cell office:value-type="float" office:value="0.0293255" calcext:value-type="float">
            <text:p>0.0293255</text:p>
          </table:table-cell>
          <table:table-cell office:value-type="float" office:value="19.7784" calcext:value-type="float">
            <text:p>19.7784</text:p>
          </table:table-cell>
          <table:table-cell table:number-columns-repeated="2"/>
          <table:table-cell office:value-type="float" office:value="0.0391007" calcext:value-type="float">
            <text:p>0.0391007</text:p>
          </table:table-cell>
          <table:table-cell office:value-type="float" office:value="26.4255" calcext:value-type="float">
            <text:p>26.4255</text:p>
          </table:table-cell>
          <table:table-cell/>
          <table:table-cell office:value-type="float" office:value="0.0488759" calcext:value-type="float">
            <text:p>0.0488759</text:p>
          </table:table-cell>
          <table:table-cell office:value-type="float" office:value="33.0075" calcext:value-type="float">
            <text:p>33.007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8]*5/1023" office:value-type="float" office:value="3.2258064516129" calcext:value-type="float">
            <text:p>3.2258064516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1965" calcext:value-type="float">
            <text:p>13.1965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6.4875" calcext:value-type="float">
            <text:p>16.4875</text:p>
          </table:table-cell>
          <table:table-cell/>
          <table:table-cell office:value-type="float" office:value="0.0293255" calcext:value-type="float">
            <text:p>0.0293255</text:p>
          </table:table-cell>
          <table:table-cell office:value-type="float" office:value="19.7784" calcext:value-type="float">
            <text:p>19.7784</text:p>
          </table:table-cell>
          <table:table-cell table:number-columns-repeated="2"/>
          <table:table-cell office:value-type="float" office:value="0.0391007" calcext:value-type="float">
            <text:p>0.0391007</text:p>
          </table:table-cell>
          <table:table-cell office:value-type="float" office:value="26.4255" calcext:value-type="float">
            <text:p>26.4255</text:p>
          </table:table-cell>
          <table:table-cell/>
          <table:table-cell office:value-type="float" office:value="0.0488759" calcext:value-type="float">
            <text:p>0.0488759</text:p>
          </table:table-cell>
          <table:table-cell office:value-type="float" office:value="33.0075" calcext:value-type="float">
            <text:p>33.007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9]*5/1023" office:value-type="float" office:value="3.27468230694037" calcext:value-type="float">
            <text:p>3.27468230694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6.4875" calcext:value-type="float">
            <text:p>16.4875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342131" calcext:value-type="float">
            <text:p>0.0342131</text:p>
          </table:table-cell>
          <table:table-cell office:value-type="float" office:value="26.4255" calcext:value-type="float">
            <text:p>26.4255</text:p>
          </table:table-cell>
          <table:table-cell/>
          <table:table-cell office:value-type="float" office:value="0.0439883" calcext:value-type="float">
            <text:p>0.0439883</text:p>
          </table:table-cell>
          <table:table-cell office:value-type="float" office:value="33.0075" calcext:value-type="float">
            <text:p>33.007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70]*5/1023" office:value-type="float" office:value="3.32355816226784" calcext:value-type="float">
            <text:p>3.32355816226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1965" calcext:value-type="float">
            <text:p>13.1965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9.7784" calcext:value-type="float">
            <text:p>19.7784</text:p>
          </table:table-cell>
          <table:table-cell table:number-columns-repeated="2"/>
          <table:table-cell office:value-type="float" office:value="0.0342131" calcext:value-type="float">
            <text:p>0.0342131</text:p>
          </table:table-cell>
          <table:table-cell office:value-type="float" office:value="26.4255" calcext:value-type="float">
            <text:p>26.4255</text:p>
          </table:table-cell>
          <table:table-cell/>
          <table:table-cell office:value-type="float" office:value="0.0439883" calcext:value-type="float">
            <text:p>0.0439883</text:p>
          </table:table-cell>
          <table:table-cell office:value-type="float" office:value="33.0075" calcext:value-type="float">
            <text:p>33.007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71]*5/1023" office:value-type="float" office:value="3.37243401759531" calcext:value-type="float">
            <text:p>3.37243401759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342131" calcext:value-type="float">
            <text:p>0.0342131</text:p>
          </table:table-cell>
          <table:table-cell office:value-type="float" office:value="26.4581" calcext:value-type="float">
            <text:p>26.4581</text:p>
          </table:table-cell>
          <table:table-cell/>
          <table:table-cell office:value-type="float" office:value="0.0439883" calcext:value-type="float">
            <text:p>0.0439883</text:p>
          </table:table-cell>
          <table:table-cell office:value-type="float" office:value="33.0401" calcext:value-type="float">
            <text:p>33.040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2]*5/1023" office:value-type="float" office:value="3.42130987292278" calcext:value-type="float">
            <text:p>3.42130987292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9.8436" calcext:value-type="float">
            <text:p>19.8436</text:p>
          </table:table-cell>
          <table:table-cell table:number-columns-repeated="2"/>
          <table:table-cell office:value-type="float" office:value="0.0342131" calcext:value-type="float">
            <text:p>0.0342131</text:p>
          </table:table-cell>
          <table:table-cell office:value-type="float" office:value="26.4581" calcext:value-type="float">
            <text:p>26.4581</text:p>
          </table:table-cell>
          <table:table-cell/>
          <table:table-cell office:value-type="float" office:value="0.0439883" calcext:value-type="float">
            <text:p>0.0439883</text:p>
          </table:table-cell>
          <table:table-cell office:value-type="float" office:value="33.0401" calcext:value-type="float">
            <text:p>33.040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3]*5/1023" office:value-type="float" office:value="3.47018572825024" calcext:value-type="float">
            <text:p>3.47018572825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342131" calcext:value-type="float">
            <text:p>0.0342131</text:p>
          </table:table-cell>
          <table:table-cell office:value-type="float" office:value="26.4581" calcext:value-type="float">
            <text:p>26.4581</text:p>
          </table:table-cell>
          <table:table-cell/>
          <table:table-cell office:value-type="float" office:value="0.0439883" calcext:value-type="float">
            <text:p>0.0439883</text:p>
          </table:table-cell>
          <table:table-cell office:value-type="float" office:value="33.0401" calcext:value-type="float">
            <text:p>33.040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4]*5/1023" office:value-type="float" office:value="3.51906158357771" calcext:value-type="float">
            <text:p>3.51906158357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9.8436" calcext:value-type="float">
            <text:p>19.8436</text:p>
          </table:table-cell>
          <table:table-cell table:number-columns-repeated="2"/>
          <table:table-cell office:value-type="float" office:value="0.0342131" calcext:value-type="float">
            <text:p>0.0342131</text:p>
          </table:table-cell>
          <table:table-cell office:value-type="float" office:value="26.4581" calcext:value-type="float">
            <text:p>26.4581</text:p>
          </table:table-cell>
          <table:table-cell/>
          <table:table-cell office:value-type="float" office:value="0.0439883" calcext:value-type="float">
            <text:p>0.0439883</text:p>
          </table:table-cell>
          <table:table-cell office:value-type="float" office:value="33.0401" calcext:value-type="float">
            <text:p>33.040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5]*5/1023" office:value-type="float" office:value="3.56793743890518" calcext:value-type="float">
            <text:p>3.56793743890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9.8436" calcext:value-type="float">
            <text:p>19.8436</text:p>
          </table:table-cell>
          <table:table-cell table:number-columns-repeated="2"/>
          <table:table-cell office:value-type="float" office:value="0.0342131" calcext:value-type="float">
            <text:p>0.0342131</text:p>
          </table:table-cell>
          <table:table-cell office:value-type="float" office:value="26.4581" calcext:value-type="float">
            <text:p>26.4581</text:p>
          </table:table-cell>
          <table:table-cell/>
          <table:table-cell office:value-type="float" office:value="0.0439883" calcext:value-type="float">
            <text:p>0.0439883</text:p>
          </table:table-cell>
          <table:table-cell office:value-type="float" office:value="33.0401" calcext:value-type="float">
            <text:p>33.040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6]*5/1023" office:value-type="float" office:value="3.61681329423265" calcext:value-type="float">
            <text:p>3.61681329423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342131" calcext:value-type="float">
            <text:p>0.0342131</text:p>
          </table:table-cell>
          <table:table-cell office:value-type="float" office:value="26.4581" calcext:value-type="float">
            <text:p>26.4581</text:p>
          </table:table-cell>
          <table:table-cell/>
          <table:table-cell office:value-type="float" office:value="0.0439883" calcext:value-type="float">
            <text:p>0.0439883</text:p>
          </table:table-cell>
          <table:table-cell office:value-type="float" office:value="33.0401" calcext:value-type="float">
            <text:p>33.040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7]*5/1023" office:value-type="float" office:value="3.66568914956012" calcext:value-type="float">
            <text:p>3.66568914956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342131" calcext:value-type="float">
            <text:p>0.0342131</text:p>
          </table:table-cell>
          <table:table-cell office:value-type="float" office:value="26.4581" calcext:value-type="float">
            <text:p>26.4581</text:p>
          </table:table-cell>
          <table:table-cell/>
          <table:table-cell office:value-type="float" office:value="0.0439883" calcext:value-type="float">
            <text:p>0.0439883</text:p>
          </table:table-cell>
          <table:table-cell office:value-type="float" office:value="33.0401" calcext:value-type="float">
            <text:p>33.040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78]*5/1023" office:value-type="float" office:value="3.71456500488759" calcext:value-type="float">
            <text:p>3.71456500488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342131" calcext:value-type="float">
            <text:p>0.0342131</text:p>
          </table:table-cell>
          <table:table-cell office:value-type="float" office:value="26.4581" calcext:value-type="float">
            <text:p>26.4581</text:p>
          </table:table-cell>
          <table:table-cell/>
          <table:table-cell office:value-type="float" office:value="0.0439883" calcext:value-type="float">
            <text:p>0.0439883</text:p>
          </table:table-cell>
          <table:table-cell office:value-type="float" office:value="33.0401" calcext:value-type="float">
            <text:p>33.040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79]*5/1023" office:value-type="float" office:value="3.76344086021505" calcext:value-type="float">
            <text:p>3.76344086021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1965" calcext:value-type="float">
            <text:p>13.1965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342131" calcext:value-type="float">
            <text:p>0.0342131</text:p>
          </table:table-cell>
          <table:table-cell office:value-type="float" office:value="26.4581" calcext:value-type="float">
            <text:p>26.4581</text:p>
          </table:table-cell>
          <table:table-cell/>
          <table:table-cell office:value-type="float" office:value="0.0439883" calcext:value-type="float">
            <text:p>0.0439883</text:p>
          </table:table-cell>
          <table:table-cell office:value-type="float" office:value="33.0401" calcext:value-type="float">
            <text:p>33.040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80]*5/1023" office:value-type="float" office:value="3.81231671554252" calcext:value-type="float">
            <text:p>3.81231671554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1965" calcext:value-type="float">
            <text:p>13.1965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342131" calcext:value-type="float">
            <text:p>0.0342131</text:p>
          </table:table-cell>
          <table:table-cell office:value-type="float" office:value="26.4581" calcext:value-type="float">
            <text:p>26.4581</text:p>
          </table:table-cell>
          <table:table-cell/>
          <table:table-cell office:value-type="float" office:value="0.0439883" calcext:value-type="float">
            <text:p>0.0439883</text:p>
          </table:table-cell>
          <table:table-cell office:value-type="float" office:value="33.0401" calcext:value-type="float">
            <text:p>33.040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81]*5/1023" office:value-type="float" office:value="3.86119257086999" calcext:value-type="float">
            <text:p>3.86119257086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342131" calcext:value-type="float">
            <text:p>0.0342131</text:p>
          </table:table-cell>
          <table:table-cell office:value-type="float" office:value="26.4581" calcext:value-type="float">
            <text:p>26.4581</text:p>
          </table:table-cell>
          <table:table-cell/>
          <table:table-cell office:value-type="float" office:value="0.0439883" calcext:value-type="float">
            <text:p>0.0439883</text:p>
          </table:table-cell>
          <table:table-cell office:value-type="float" office:value="33.0401" calcext:value-type="float">
            <text:p>33.040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2]*5/1023" office:value-type="float" office:value="3.91006842619746" calcext:value-type="float">
            <text:p>3.91006842619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342131" calcext:value-type="float">
            <text:p>0.0342131</text:p>
          </table:table-cell>
          <table:table-cell office:value-type="float" office:value="26.4581" calcext:value-type="float">
            <text:p>26.4581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33.0401" calcext:value-type="float">
            <text:p>33.040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83]*5/1023" office:value-type="float" office:value="3.95894428152493" calcext:value-type="float">
            <text:p>3.95894428152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342131" calcext:value-type="float">
            <text:p>0.0342131</text:p>
          </table:table-cell>
          <table:table-cell office:value-type="float" office:value="26.4581" calcext:value-type="float">
            <text:p>26.4581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33.0401" calcext:value-type="float">
            <text:p>33.040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84]*5/1023" office:value-type="float" office:value="4.0078201368524" calcext:value-type="float">
            <text:p>4.0078201368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9.8436" calcext:value-type="float">
            <text:p>19.8436</text:p>
          </table:table-cell>
          <table:table-cell table:number-columns-repeated="2"/>
          <table:table-cell office:value-type="float" office:value="0.0342131" calcext:value-type="float">
            <text:p>0.0342131</text:p>
          </table:table-cell>
          <table:table-cell office:value-type="float" office:value="26.4581" calcext:value-type="float">
            <text:p>26.4581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33.0401" calcext:value-type="float">
            <text:p>33.040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85]*5/1023" office:value-type="float" office:value="4.05669599217986" calcext:value-type="float">
            <text:p>4.05669599217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342131" calcext:value-type="float">
            <text:p>0.0342131</text:p>
          </table:table-cell>
          <table:table-cell office:value-type="float" office:value="26.4581" calcext:value-type="float">
            <text:p>26.4581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33.0401" calcext:value-type="float">
            <text:p>33.040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6]*5/1023" office:value-type="float" office:value="4.10557184750733" calcext:value-type="float">
            <text:p>4.10557184750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9.8436" calcext:value-type="float">
            <text:p>19.8436</text:p>
          </table:table-cell>
          <table:table-cell table:number-columns-repeated="2"/>
          <table:table-cell office:value-type="float" office:value="0.0342131" calcext:value-type="float">
            <text:p>0.0342131</text:p>
          </table:table-cell>
          <table:table-cell office:value-type="float" office:value="26.4581" calcext:value-type="float">
            <text:p>26.4581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33.0401" calcext:value-type="float">
            <text:p>33.040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7]*5/1023" office:value-type="float" office:value="4.1544477028348" calcext:value-type="float">
            <text:p>4.1544477028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46628" calcext:value-type="float">
            <text:p>0.0146628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293255" calcext:value-type="float">
            <text:p>0.0293255</text:p>
          </table:table-cell>
          <table:table-cell office:value-type="float" office:value="26.4581" calcext:value-type="float">
            <text:p>26.4581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33.0727" calcext:value-type="float">
            <text:p>33.072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8]*5/1023" office:value-type="float" office:value="4.20332355816227" calcext:value-type="float">
            <text:p>4.20332355816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8195" calcext:value-type="float">
            <text:p>6.58195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293255" calcext:value-type="float">
            <text:p>0.0293255</text:p>
          </table:table-cell>
          <table:table-cell office:value-type="float" office:value="26.4581" calcext:value-type="float">
            <text:p>26.4581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33.0727" calcext:value-type="float">
            <text:p>33.072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9]*5/1023" office:value-type="float" office:value="4.25219941348974" calcext:value-type="float">
            <text:p>4.25219941348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293255" calcext:value-type="float">
            <text:p>0.0293255</text:p>
          </table:table-cell>
          <table:table-cell office:value-type="float" office:value="26.4581" calcext:value-type="float">
            <text:p>26.4581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33.0727" calcext:value-type="float">
            <text:p>33.0727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90]*5/1023" office:value-type="float" office:value="4.3010752688172" calcext:value-type="float">
            <text:p>4.3010752688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1965" calcext:value-type="float">
            <text:p>13.1965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293255" calcext:value-type="float">
            <text:p>0.0293255</text:p>
          </table:table-cell>
          <table:table-cell office:value-type="float" office:value="26.4581" calcext:value-type="float">
            <text:p>26.4581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33.0727" calcext:value-type="float">
            <text:p>33.072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91]*5/1023" office:value-type="float" office:value="4.34995112414467" calcext:value-type="float">
            <text:p>4.34995112414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9.8436" calcext:value-type="float">
            <text:p>19.8436</text:p>
          </table:table-cell>
          <table:table-cell table:number-columns-repeated="2"/>
          <table:table-cell office:value-type="float" office:value="0.0293255" calcext:value-type="float">
            <text:p>0.0293255</text:p>
          </table:table-cell>
          <table:table-cell office:value-type="float" office:value="26.4907" calcext:value-type="float">
            <text:p>26.4907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33.0727" calcext:value-type="float">
            <text:p>33.072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2]*5/1023" office:value-type="float" office:value="4.39882697947214" calcext:value-type="float">
            <text:p>4.39882697947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293255" calcext:value-type="float">
            <text:p>0.0293255</text:p>
          </table:table-cell>
          <table:table-cell office:value-type="float" office:value="26.4581" calcext:value-type="float">
            <text:p>26.4581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33.0727" calcext:value-type="float">
            <text:p>33.072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93]*5/1023" office:value-type="float" office:value="4.44770283479961" calcext:value-type="float">
            <text:p>4.44770283479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9.8436" calcext:value-type="float">
            <text:p>19.8436</text:p>
          </table:table-cell>
          <table:table-cell table:number-columns-repeated="2"/>
          <table:table-cell office:value-type="float" office:value="0.0293255" calcext:value-type="float">
            <text:p>0.0293255</text:p>
          </table:table-cell>
          <table:table-cell office:value-type="float" office:value="26.4907" calcext:value-type="float">
            <text:p>26.4907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33.0727" calcext:value-type="float">
            <text:p>33.072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94]*5/1023" office:value-type="float" office:value="4.49657869012708" calcext:value-type="float">
            <text:p>4.49657869012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293255" calcext:value-type="float">
            <text:p>0.0293255</text:p>
          </table:table-cell>
          <table:table-cell office:value-type="float" office:value="26.4907" calcext:value-type="float">
            <text:p>26.4907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33.0727" calcext:value-type="float">
            <text:p>33.072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95]*5/1023" office:value-type="float" office:value="4.54545454545455" calcext:value-type="float">
            <text:p>4.54545454545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46628" calcext:value-type="float">
            <text:p>0.0146628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293255" calcext:value-type="float">
            <text:p>0.0293255</text:p>
          </table:table-cell>
          <table:table-cell office:value-type="float" office:value="26.4907" calcext:value-type="float">
            <text:p>26.4907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33.0727" calcext:value-type="float">
            <text:p>33.072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96]*5/1023" office:value-type="float" office:value="4.59433040078201" calcext:value-type="float">
            <text:p>4.59433040078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46628" calcext:value-type="float">
            <text:p>0.0146628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293255" calcext:value-type="float">
            <text:p>0.0293255</text:p>
          </table:table-cell>
          <table:table-cell office:value-type="float" office:value="26.4581" calcext:value-type="float">
            <text:p>26.4581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33.0727" calcext:value-type="float">
            <text:p>33.072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97]*5/1023" office:value-type="float" office:value="4.64320625610948" calcext:value-type="float">
            <text:p>4.64320625610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8195" calcext:value-type="float">
            <text:p>6.58195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526" calcext:value-type="float">
            <text:p>16.5526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9.8762" calcext:value-type="float">
            <text:p>19.8762</text:p>
          </table:table-cell>
          <table:table-cell table:number-columns-repeated="2"/>
          <table:table-cell office:value-type="float" office:value="0.0293255" calcext:value-type="float">
            <text:p>0.0293255</text:p>
          </table:table-cell>
          <table:table-cell office:value-type="float" office:value="26.4907" calcext:value-type="float">
            <text:p>26.4907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33.0727" calcext:value-type="float">
            <text:p>33.072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98]*5/1023" office:value-type="float" office:value="4.69208211143695" calcext:value-type="float">
            <text:p>4.69208211143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46628" calcext:value-type="float">
            <text:p>0.0146628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9.8436" calcext:value-type="float">
            <text:p>19.8436</text:p>
          </table:table-cell>
          <table:table-cell table:number-columns-repeated="2"/>
          <table:table-cell office:value-type="float" office:value="0.0293255" calcext:value-type="float">
            <text:p>0.0293255</text:p>
          </table:table-cell>
          <table:table-cell office:value-type="float" office:value="26.4907" calcext:value-type="float">
            <text:p>26.4907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33.0727" calcext:value-type="float">
            <text:p>33.072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99]*5/1023" office:value-type="float" office:value="4.74095796676442" calcext:value-type="float">
            <text:p>4.74095796676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293255" calcext:value-type="float">
            <text:p>0.0293255</text:p>
          </table:table-cell>
          <table:table-cell office:value-type="float" office:value="26.4907" calcext:value-type="float">
            <text:p>26.4907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33.0727" calcext:value-type="float">
            <text:p>33.072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100]*5/1023" office:value-type="float" office:value="4.78983382209189" calcext:value-type="float">
            <text:p>4.78983382209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13.1965" calcext:value-type="float">
            <text:p>13.1965</text:p>
          </table:table-cell>
          <table:table-cell/>
          <table:table-cell office:value-type="float" office:value="0.0146628" calcext:value-type="float">
            <text:p>0.0146628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9.8436" calcext:value-type="float">
            <text:p>19.8436</text:p>
          </table:table-cell>
          <table:table-cell table:number-columns-repeated="2"/>
          <table:table-cell office:value-type="float" office:value="0.0293255" calcext:value-type="float">
            <text:p>0.0293255</text:p>
          </table:table-cell>
          <table:table-cell office:value-type="float" office:value="26.4907" calcext:value-type="float">
            <text:p>26.4907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33.0727" calcext:value-type="float">
            <text:p>33.072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101]*5/1023" office:value-type="float" office:value="4.83870967741936" calcext:value-type="float">
            <text:p>4.83870967741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46628" calcext:value-type="float">
            <text:p>0.0146628</text:p>
          </table:table-cell>
          <table:table-cell office:value-type="float" office:value="16.5526" calcext:value-type="float">
            <text:p>16.5526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9.811" calcext:value-type="float">
            <text:p>19.811</text:p>
          </table:table-cell>
          <table:table-cell table:number-columns-repeated="2"/>
          <table:table-cell office:value-type="float" office:value="0.0293255" calcext:value-type="float">
            <text:p>0.0293255</text:p>
          </table:table-cell>
          <table:table-cell office:value-type="float" office:value="26.4907" calcext:value-type="float">
            <text:p>26.4907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33.0727" calcext:value-type="float">
            <text:p>33.072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02]*5/1023" office:value-type="float" office:value="4.88758553274682" calcext:value-type="float">
            <text:p>4.88758553274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8195" calcext:value-type="float">
            <text:p>6.58195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46628" calcext:value-type="float">
            <text:p>0.0146628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9.8436" calcext:value-type="float">
            <text:p>19.8436</text:p>
          </table:table-cell>
          <table:table-cell table:number-columns-repeated="2"/>
          <table:table-cell office:value-type="float" office:value="0.0293255" calcext:value-type="float">
            <text:p>0.0293255</text:p>
          </table:table-cell>
          <table:table-cell office:value-type="float" office:value="26.4907" calcext:value-type="float">
            <text:p>26.4907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33.0727" calcext:value-type="float">
            <text:p>33.0727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[.A103]*5/1023" office:value-type="float" office:value="4.93646138807429" calcext:value-type="float">
            <text:p>4.9364613880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0977517" calcext:value-type="float">
            <text:p>0.00977517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46628" calcext:value-type="float">
            <text:p>0.0146628</text:p>
          </table:table-cell>
          <table:table-cell office:value-type="float" office:value="16.5526" calcext:value-type="float">
            <text:p>16.5526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9.8762" calcext:value-type="float">
            <text:p>19.8762</text:p>
          </table:table-cell>
          <table:table-cell table:number-columns-repeated="2"/>
          <table:table-cell office:value-type="float" office:value="0.0293255" calcext:value-type="float">
            <text:p>0.0293255</text:p>
          </table:table-cell>
          <table:table-cell office:value-type="float" office:value="26.4907" calcext:value-type="float">
            <text:p>26.4907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33.0727" calcext:value-type="float">
            <text:p>33.0727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[.A104]*5/1023" office:value-type="float" office:value="4.98533724340176" calcext:value-type="float">
            <text:p>4.98533724340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88759" calcext:value-type="float">
            <text:p>0.00488759</text:p>
          </table:table-cell>
          <table:table-cell office:value-type="float" office:value="6.54936" calcext:value-type="float">
            <text:p>6.54936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13.2291" calcext:value-type="float">
            <text:p>13.2291</text:p>
          </table:table-cell>
          <table:table-cell/>
          <table:table-cell office:value-type="float" office:value="0.0146628" calcext:value-type="float">
            <text:p>0.0146628</text:p>
          </table:table-cell>
          <table:table-cell office:value-type="float" office:value="16.5526" calcext:value-type="float">
            <text:p>16.5526</text:p>
          </table:table-cell>
          <table:table-cell/>
          <table:table-cell office:value-type="float" office:value="0.0195503" calcext:value-type="float">
            <text:p>0.0195503</text:p>
          </table:table-cell>
          <table:table-cell office:value-type="float" office:value="19.8436" calcext:value-type="float">
            <text:p>19.8436</text:p>
          </table:table-cell>
          <table:table-cell table:number-columns-repeated="2"/>
          <table:table-cell office:value-type="float" office:value="0.0293255" calcext:value-type="float">
            <text:p>0.0293255</text:p>
          </table:table-cell>
          <table:table-cell office:value-type="float" office:value="26.4907" calcext:value-type="float">
            <text:p>26.4907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33.0727" calcext:value-type="float">
            <text:p>33.0727</text:p>
          </table:table-cell>
        </table:table-row>
      </table:table>
      <table:table table:name="7-6" table:style-name="ta1">
        <table:shapes>
          <draw:frame draw:z-index="0" draw:style-name="gr1" draw:text-style-name="P1" svg:width="6.2984in" svg:height="3.5449in" svg:x="6.428in" svg:y="0.774in">
            <draw:object draw:notify-on-update-of-ranges="'7-6'.B1:'7-6'.B1 '7-6'.B2:'7-6'.B104 '7-6'.C1:'7-6'.C1 '7-6'.C2:'7-6'.C10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U_GS</text:p>
          </table:table-cell>
          <table:table-cell office:value-type="string" calcext:value-type="string">
            <text:p>I_D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325839" calcext:value-type="float">
            <text:p>0.0325839</text:p>
          </table:table-cell>
        </table:table-row>
        <table:table-row table:style-name="ro1">
          <table:table-cell/>
          <table:table-cell office:value-type="float" office:value="0.0391007" calcext:value-type="float">
            <text:p>0.0391007</text:p>
          </table:table-cell>
          <table:table-cell office:value-type="float" office:value="0.0325839" calcext:value-type="float">
            <text:p>0.0325839</text:p>
          </table:table-cell>
        </table:table-row>
        <table:table-row table:style-name="ro1">
          <table:table-cell/>
          <table:table-cell office:value-type="float" office:value="0.0879765" calcext:value-type="float">
            <text:p>0.0879765</text:p>
          </table:table-cell>
          <table:table-cell office:value-type="float" office:value="0.0325839" calcext:value-type="float">
            <text:p>0.0325839</text:p>
          </table:table-cell>
        </table:table-row>
        <table:table-row table:style-name="ro1">
          <table:table-cell/>
          <table:table-cell office:value-type="float" office:value="0.136852" calcext:value-type="float">
            <text:p>0.136852</text:p>
          </table:table-cell>
          <table:table-cell office:value-type="float" office:value="0.0325839" calcext:value-type="float">
            <text:p>0.0325839</text:p>
          </table:table-cell>
        </table:table-row>
        <table:table-row table:style-name="ro1">
          <table:table-cell/>
          <table:table-cell office:value-type="float" office:value="0.180841" calcext:value-type="float">
            <text:p>0.180841</text:p>
          </table:table-cell>
          <table:table-cell office:value-type="float" office:value="0.0325839" calcext:value-type="float">
            <text:p>0.0325839</text:p>
          </table:table-cell>
        </table:table-row>
        <table:table-row table:style-name="ro1">
          <table:table-cell/>
          <table:table-cell office:value-type="float" office:value="0.229717" calcext:value-type="float">
            <text:p>0.229717</text:p>
          </table:table-cell>
          <table:table-cell office:value-type="float" office:value="0.0325839" calcext:value-type="float">
            <text:p>0.0325839</text:p>
          </table:table-cell>
        </table:table-row>
        <table:table-row table:style-name="ro1">
          <table:table-cell/>
          <table:table-cell office:value-type="float" office:value="0.278592" calcext:value-type="float">
            <text:p>0.278592</text:p>
          </table:table-cell>
          <table:table-cell office:value-type="float" office:value="0.0325839" calcext:value-type="float">
            <text:p>0.0325839</text:p>
          </table:table-cell>
        </table:table-row>
        <table:table-row table:style-name="ro1">
          <table:table-cell/>
          <table:table-cell office:value-type="float" office:value="0.327468" calcext:value-type="float">
            <text:p>0.327468</text:p>
          </table:table-cell>
          <table:table-cell office:value-type="float" office:value="0.0651678" calcext:value-type="float">
            <text:p>0.0651678</text:p>
          </table:table-cell>
        </table:table-row>
        <table:table-row table:style-name="ro1">
          <table:table-cell/>
          <table:table-cell office:value-type="float" office:value="0.376344" calcext:value-type="float">
            <text:p>0.376344</text:p>
          </table:table-cell>
          <table:table-cell office:value-type="float" office:value="0.0651678" calcext:value-type="float">
            <text:p>0.0651678</text:p>
          </table:table-cell>
        </table:table-row>
        <table:table-row table:style-name="ro1">
          <table:table-cell/>
          <table:table-cell office:value-type="float" office:value="0.420332" calcext:value-type="float">
            <text:p>0.420332</text:p>
          </table:table-cell>
          <table:table-cell office:value-type="float" office:value="0.0651678" calcext:value-type="float">
            <text:p>0.0651678</text:p>
          </table:table-cell>
        </table:table-row>
        <table:table-row table:style-name="ro1">
          <table:table-cell/>
          <table:table-cell office:value-type="float" office:value="0.469208" calcext:value-type="float">
            <text:p>0.469208</text:p>
          </table:table-cell>
          <table:table-cell office:value-type="float" office:value="0.0651678" calcext:value-type="float">
            <text:p>0.0651678</text:p>
          </table:table-cell>
        </table:table-row>
        <table:table-row table:style-name="ro1">
          <table:table-cell/>
          <table:table-cell office:value-type="float" office:value="0.518084" calcext:value-type="float">
            <text:p>0.518084</text:p>
          </table:table-cell>
          <table:table-cell office:value-type="float" office:value="0.0977517" calcext:value-type="float">
            <text:p>0.0977517</text:p>
          </table:table-cell>
        </table:table-row>
        <table:table-row table:style-name="ro1">
          <table:table-cell/>
          <table:table-cell office:value-type="float" office:value="0.56696" calcext:value-type="float">
            <text:p>0.56696</text:p>
          </table:table-cell>
          <table:table-cell office:value-type="float" office:value="0.130336" calcext:value-type="float">
            <text:p>0.130336</text:p>
          </table:table-cell>
        </table:table-row>
        <table:table-row table:style-name="ro1">
          <table:table-cell/>
          <table:table-cell office:value-type="float" office:value="0.615836" calcext:value-type="float">
            <text:p>0.615836</text:p>
          </table:table-cell>
          <table:table-cell office:value-type="float" office:value="0.195503" calcext:value-type="float">
            <text:p>0.195503</text:p>
          </table:table-cell>
        </table:table-row>
        <table:table-row table:style-name="ro1">
          <table:table-cell/>
          <table:table-cell office:value-type="float" office:value="0.664712" calcext:value-type="float">
            <text:p>0.664712</text:p>
          </table:table-cell>
          <table:table-cell office:value-type="float" office:value="0.293255" calcext:value-type="float">
            <text:p>0.293255</text:p>
          </table:table-cell>
        </table:table-row>
        <table:table-row table:style-name="ro1">
          <table:table-cell/>
          <table:table-cell office:value-type="float" office:value="0.713587" calcext:value-type="float">
            <text:p>0.713587</text:p>
          </table:table-cell>
          <table:table-cell office:value-type="float" office:value="0.423591" calcext:value-type="float">
            <text:p>0.423591</text:p>
          </table:table-cell>
        </table:table-row>
        <table:table-row table:style-name="ro1">
          <table:table-cell/>
          <table:table-cell office:value-type="float" office:value="0.762463" calcext:value-type="float">
            <text:p>0.762463</text:p>
          </table:table-cell>
          <table:table-cell office:value-type="float" office:value="0.619094" calcext:value-type="float">
            <text:p>0.619094</text:p>
          </table:table-cell>
        </table:table-row>
        <table:table-row table:style-name="ro1">
          <table:table-cell/>
          <table:table-cell office:value-type="float" office:value="0.811339" calcext:value-type="float">
            <text:p>0.811339</text:p>
          </table:table-cell>
          <table:table-cell office:value-type="float" office:value="0.879765" calcext:value-type="float">
            <text:p>0.879765</text:p>
          </table:table-cell>
        </table:table-row>
        <table:table-row table:style-name="ro1">
          <table:table-cell/>
          <table:table-cell office:value-type="float" office:value="0.860215" calcext:value-type="float">
            <text:p>0.860215</text:p>
          </table:table-cell>
          <table:table-cell office:value-type="float" office:value="1.27077" calcext:value-type="float">
            <text:p>1.27077</text:p>
          </table:table-cell>
        </table:table-row>
        <table:table-row table:style-name="ro1">
          <table:table-cell/>
          <table:table-cell office:value-type="float" office:value="0.909091" calcext:value-type="float">
            <text:p>0.909091</text:p>
          </table:table-cell>
          <table:table-cell office:value-type="float" office:value="1.72695" calcext:value-type="float">
            <text:p>1.72695</text:p>
          </table:table-cell>
        </table:table-row>
        <table:table-row table:style-name="ro1">
          <table:table-cell/>
          <table:table-cell office:value-type="float" office:value="0.953079" calcext:value-type="float">
            <text:p>0.953079</text:p>
          </table:table-cell>
          <table:table-cell office:value-type="float" office:value="2.31346" calcext:value-type="float">
            <text:p>2.31346</text:p>
          </table:table-cell>
        </table:table-row>
        <table:table-row table:style-name="ro1">
          <table:table-cell/>
          <table:table-cell office:value-type="float" office:value="1.00196" calcext:value-type="float">
            <text:p>1.00196</text:p>
          </table:table-cell>
          <table:table-cell office:value-type="float" office:value="2.99772" calcext:value-type="float">
            <text:p>2.99772</text:p>
          </table:table-cell>
        </table:table-row>
        <table:table-row table:style-name="ro1">
          <table:table-cell/>
          <table:table-cell office:value-type="float" office:value="1.04594" calcext:value-type="float">
            <text:p>1.04594</text:p>
          </table:table-cell>
          <table:table-cell office:value-type="float" office:value="3.8449" calcext:value-type="float">
            <text:p>3.8449</text:p>
          </table:table-cell>
        </table:table-row>
        <table:table-row table:style-name="ro1">
          <table:table-cell/>
          <table:table-cell office:value-type="float" office:value="1.09482" calcext:value-type="float">
            <text:p>1.09482</text:p>
          </table:table-cell>
          <table:table-cell office:value-type="float" office:value="4.82242" calcext:value-type="float">
            <text:p>4.82242</text:p>
          </table:table-cell>
        </table:table-row>
        <table:table-row table:style-name="ro1">
          <table:table-cell/>
          <table:table-cell office:value-type="float" office:value="1.14858" calcext:value-type="float">
            <text:p>1.14858</text:p>
          </table:table-cell>
          <table:table-cell office:value-type="float" office:value="5.93027" calcext:value-type="float">
            <text:p>5.93027</text:p>
          </table:table-cell>
        </table:table-row>
        <table:table-row table:style-name="ro1">
          <table:table-cell/>
          <table:table-cell office:value-type="float" office:value="1.19257" calcext:value-type="float">
            <text:p>1.19257</text:p>
          </table:table-cell>
          <table:table-cell office:value-type="float" office:value="7.13587" calcext:value-type="float">
            <text:p>7.13587</text:p>
          </table:table-cell>
        </table:table-row>
        <table:table-row table:style-name="ro1">
          <table:table-cell/>
          <table:table-cell office:value-type="float" office:value="1.24145" calcext:value-type="float">
            <text:p>1.24145</text:p>
          </table:table-cell>
          <table:table-cell office:value-type="float" office:value="8.3089" calcext:value-type="float">
            <text:p>8.3089</text:p>
          </table:table-cell>
        </table:table-row>
        <table:table-row table:style-name="ro1">
          <table:table-cell/>
          <table:table-cell office:value-type="float" office:value="1.29032" calcext:value-type="float">
            <text:p>1.29032</text:p>
          </table:table-cell>
          <table:table-cell office:value-type="float" office:value="9.22124" calcext:value-type="float">
            <text:p>9.22124</text:p>
          </table:table-cell>
        </table:table-row>
        <table:table-row table:style-name="ro1">
          <table:table-cell/>
          <table:table-cell office:value-type="float" office:value="1.3392" calcext:value-type="float">
            <text:p>1.3392</text:p>
          </table:table-cell>
          <table:table-cell office:value-type="float" office:value="9.87292" calcext:value-type="float">
            <text:p>9.87292</text:p>
          </table:table-cell>
        </table:table-row>
        <table:table-row table:style-name="ro1">
          <table:table-cell/>
          <table:table-cell office:value-type="float" office:value="1.38807" calcext:value-type="float">
            <text:p>1.38807</text:p>
          </table:table-cell>
          <table:table-cell office:value-type="float" office:value="10.2965" calcext:value-type="float">
            <text:p>10.2965</text:p>
          </table:table-cell>
        </table:table-row>
        <table:table-row table:style-name="ro1">
          <table:table-cell/>
          <table:table-cell office:value-type="float" office:value="1.43206" calcext:value-type="float">
            <text:p>1.43206</text:p>
          </table:table-cell>
          <table:table-cell office:value-type="float" office:value="10.6224" calcext:value-type="float">
            <text:p>10.6224</text:p>
          </table:table-cell>
        </table:table-row>
        <table:table-row table:style-name="ro1">
          <table:table-cell/>
          <table:table-cell office:value-type="float" office:value="1.48094" calcext:value-type="float">
            <text:p>1.48094</text:p>
          </table:table-cell>
          <table:table-cell office:value-type="float" office:value="10.8179" calcext:value-type="float">
            <text:p>10.8179</text:p>
          </table:table-cell>
        </table:table-row>
        <table:table-row table:style-name="ro1">
          <table:table-cell/>
          <table:table-cell office:value-type="float" office:value="1.52981" calcext:value-type="float">
            <text:p>1.52981</text:p>
          </table:table-cell>
          <table:table-cell office:value-type="float" office:value="10.9808" calcext:value-type="float">
            <text:p>10.9808</text:p>
          </table:table-cell>
        </table:table-row>
        <table:table-row table:style-name="ro1">
          <table:table-cell/>
          <table:table-cell office:value-type="float" office:value="1.57869" calcext:value-type="float">
            <text:p>1.57869</text:p>
          </table:table-cell>
          <table:table-cell office:value-type="float" office:value="11.1437" calcext:value-type="float">
            <text:p>11.1437</text:p>
          </table:table-cell>
        </table:table-row>
        <table:table-row table:style-name="ro1">
          <table:table-cell/>
          <table:table-cell office:value-type="float" office:value="1.62757" calcext:value-type="float">
            <text:p>1.62757</text:p>
          </table:table-cell>
          <table:table-cell office:value-type="float" office:value="11.2414" calcext:value-type="float">
            <text:p>11.2414</text:p>
          </table:table-cell>
        </table:table-row>
        <table:table-row table:style-name="ro1">
          <table:table-cell/>
          <table:table-cell office:value-type="float" office:value="1.67644" calcext:value-type="float">
            <text:p>1.67644</text:p>
          </table:table-cell>
          <table:table-cell office:value-type="float" office:value="11.3392" calcext:value-type="float">
            <text:p>11.3392</text:p>
          </table:table-cell>
        </table:table-row>
        <table:table-row table:style-name="ro1">
          <table:table-cell/>
          <table:table-cell office:value-type="float" office:value="1.72043" calcext:value-type="float">
            <text:p>1.72043</text:p>
          </table:table-cell>
          <table:table-cell office:value-type="float" office:value="11.4044" calcext:value-type="float">
            <text:p>11.4044</text:p>
          </table:table-cell>
        </table:table-row>
        <table:table-row table:style-name="ro1">
          <table:table-cell/>
          <table:table-cell office:value-type="float" office:value="1.76931" calcext:value-type="float">
            <text:p>1.76931</text:p>
          </table:table-cell>
          <table:table-cell office:value-type="float" office:value="11.4695" calcext:value-type="float">
            <text:p>11.4695</text:p>
          </table:table-cell>
        </table:table-row>
        <table:table-row table:style-name="ro1">
          <table:table-cell/>
          <table:table-cell office:value-type="float" office:value="1.81818" calcext:value-type="float">
            <text:p>1.81818</text:p>
          </table:table-cell>
          <table:table-cell office:value-type="float" office:value="11.5347" calcext:value-type="float">
            <text:p>11.5347</text:p>
          </table:table-cell>
        </table:table-row>
        <table:table-row table:style-name="ro1">
          <table:table-cell/>
          <table:table-cell office:value-type="float" office:value="1.86706" calcext:value-type="float">
            <text:p>1.86706</text:p>
          </table:table-cell>
          <table:table-cell office:value-type="float" office:value="11.5999" calcext:value-type="float">
            <text:p>11.5999</text:p>
          </table:table-cell>
        </table:table-row>
        <table:table-row table:style-name="ro1">
          <table:table-cell/>
          <table:table-cell office:value-type="float" office:value="1.91593" calcext:value-type="float">
            <text:p>1.91593</text:p>
          </table:table-cell>
          <table:table-cell office:value-type="float" office:value="11.6325" calcext:value-type="float">
            <text:p>11.6325</text:p>
          </table:table-cell>
        </table:table-row>
        <table:table-row table:style-name="ro1">
          <table:table-cell/>
          <table:table-cell office:value-type="float" office:value="1.96481" calcext:value-type="float">
            <text:p>1.96481</text:p>
          </table:table-cell>
          <table:table-cell office:value-type="float" office:value="11.665" calcext:value-type="float">
            <text:p>11.665</text:p>
          </table:table-cell>
        </table:table-row>
        <table:table-row table:style-name="ro1">
          <table:table-cell/>
          <table:table-cell office:value-type="float" office:value="2.01369" calcext:value-type="float">
            <text:p>2.01369</text:p>
          </table:table-cell>
          <table:table-cell office:value-type="float" office:value="11.6976" calcext:value-type="float">
            <text:p>11.6976</text:p>
          </table:table-cell>
        </table:table-row>
        <table:table-row table:style-name="ro1">
          <table:table-cell/>
          <table:table-cell office:value-type="float" office:value="2.06256" calcext:value-type="float">
            <text:p>2.06256</text:p>
          </table:table-cell>
          <table:table-cell office:value-type="float" office:value="11.7628" calcext:value-type="float">
            <text:p>11.7628</text:p>
          </table:table-cell>
        </table:table-row>
        <table:table-row table:style-name="ro1">
          <table:table-cell/>
          <table:table-cell office:value-type="float" office:value="2.10655" calcext:value-type="float">
            <text:p>2.10655</text:p>
          </table:table-cell>
          <table:table-cell office:value-type="float" office:value="11.7954" calcext:value-type="float">
            <text:p>11.7954</text:p>
          </table:table-cell>
        </table:table-row>
        <table:table-row table:style-name="ro1">
          <table:table-cell/>
          <table:table-cell office:value-type="float" office:value="2.15543" calcext:value-type="float">
            <text:p>2.15543</text:p>
          </table:table-cell>
          <table:table-cell office:value-type="float" office:value="11.828" calcext:value-type="float">
            <text:p>11.828</text:p>
          </table:table-cell>
        </table:table-row>
        <table:table-row table:style-name="ro1">
          <table:table-cell/>
          <table:table-cell office:value-type="float" office:value="2.2043" calcext:value-type="float">
            <text:p>2.2043</text:p>
          </table:table-cell>
          <table:table-cell office:value-type="float" office:value="11.828" calcext:value-type="float">
            <text:p>11.828</text:p>
          </table:table-cell>
        </table:table-row>
        <table:table-row table:style-name="ro1">
          <table:table-cell/>
          <table:table-cell office:value-type="float" office:value="2.25318" calcext:value-type="float">
            <text:p>2.25318</text:p>
          </table:table-cell>
          <table:table-cell office:value-type="float" office:value="11.8605" calcext:value-type="float">
            <text:p>11.8605</text:p>
          </table:table-cell>
        </table:table-row>
        <table:table-row table:style-name="ro1">
          <table:table-cell/>
          <table:table-cell office:value-type="float" office:value="2.30205" calcext:value-type="float">
            <text:p>2.30205</text:p>
          </table:table-cell>
          <table:table-cell office:value-type="float" office:value="11.8931" calcext:value-type="float">
            <text:p>11.8931</text:p>
          </table:table-cell>
        </table:table-row>
        <table:table-row table:style-name="ro1">
          <table:table-cell/>
          <table:table-cell office:value-type="float" office:value="2.34604" calcext:value-type="float">
            <text:p>2.34604</text:p>
          </table:table-cell>
          <table:table-cell office:value-type="float" office:value="11.9257" calcext:value-type="float">
            <text:p>11.9257</text:p>
          </table:table-cell>
        </table:table-row>
        <table:table-row table:style-name="ro1">
          <table:table-cell/>
          <table:table-cell office:value-type="float" office:value="2.3998" calcext:value-type="float">
            <text:p>2.3998</text:p>
          </table:table-cell>
          <table:table-cell office:value-type="float" office:value="11.9257" calcext:value-type="float">
            <text:p>11.9257</text:p>
          </table:table-cell>
        </table:table-row>
        <table:table-row table:style-name="ro1">
          <table:table-cell/>
          <table:table-cell office:value-type="float" office:value="2.44379" calcext:value-type="float">
            <text:p>2.44379</text:p>
          </table:table-cell>
          <table:table-cell office:value-type="float" office:value="11.9583" calcext:value-type="float">
            <text:p>11.9583</text:p>
          </table:table-cell>
        </table:table-row>
        <table:table-row table:style-name="ro1">
          <table:table-cell/>
          <table:table-cell office:value-type="float" office:value="2.49267" calcext:value-type="float">
            <text:p>2.49267</text:p>
          </table:table-cell>
          <table:table-cell office:value-type="float" office:value="11.9909" calcext:value-type="float">
            <text:p>11.9909</text:p>
          </table:table-cell>
        </table:table-row>
        <table:table-row table:style-name="ro1">
          <table:table-cell/>
          <table:table-cell office:value-type="float" office:value="2.54154" calcext:value-type="float">
            <text:p>2.54154</text:p>
          </table:table-cell>
          <table:table-cell office:value-type="float" office:value="11.9909" calcext:value-type="float">
            <text:p>11.9909</text:p>
          </table:table-cell>
        </table:table-row>
        <table:table-row table:style-name="ro1">
          <table:table-cell/>
          <table:table-cell office:value-type="float" office:value="2.59042" calcext:value-type="float">
            <text:p>2.59042</text:p>
          </table:table-cell>
          <table:table-cell office:value-type="float" office:value="11.9909" calcext:value-type="float">
            <text:p>11.9909</text:p>
          </table:table-cell>
        </table:table-row>
        <table:table-row table:style-name="ro1">
          <table:table-cell/>
          <table:table-cell office:value-type="float" office:value="2.6393" calcext:value-type="float">
            <text:p>2.6393</text:p>
          </table:table-cell>
          <table:table-cell office:value-type="float" office:value="12.0235" calcext:value-type="float">
            <text:p>12.0235</text:p>
          </table:table-cell>
        </table:table-row>
        <table:table-row table:style-name="ro1">
          <table:table-cell/>
          <table:table-cell office:value-type="float" office:value="2.68817" calcext:value-type="float">
            <text:p>2.68817</text:p>
          </table:table-cell>
          <table:table-cell office:value-type="float" office:value="12.056" calcext:value-type="float">
            <text:p>12.056</text:p>
          </table:table-cell>
        </table:table-row>
        <table:table-row table:style-name="ro1">
          <table:table-cell/>
          <table:table-cell office:value-type="float" office:value="2.73216" calcext:value-type="float">
            <text:p>2.73216</text:p>
          </table:table-cell>
          <table:table-cell office:value-type="float" office:value="12.056" calcext:value-type="float">
            <text:p>12.056</text:p>
          </table:table-cell>
        </table:table-row>
        <table:table-row table:style-name="ro1">
          <table:table-cell/>
          <table:table-cell office:value-type="float" office:value="2.78104" calcext:value-type="float">
            <text:p>2.78104</text:p>
          </table:table-cell>
          <table:table-cell office:value-type="float" office:value="12.056" calcext:value-type="float">
            <text:p>12.056</text:p>
          </table:table-cell>
        </table:table-row>
        <table:table-row table:style-name="ro1">
          <table:table-cell/>
          <table:table-cell office:value-type="float" office:value="2.82991" calcext:value-type="float">
            <text:p>2.82991</text:p>
          </table:table-cell>
          <table:table-cell office:value-type="float" office:value="12.0886" calcext:value-type="float">
            <text:p>12.0886</text:p>
          </table:table-cell>
        </table:table-row>
        <table:table-row table:style-name="ro1">
          <table:table-cell/>
          <table:table-cell office:value-type="float" office:value="2.87879" calcext:value-type="float">
            <text:p>2.87879</text:p>
          </table:table-cell>
          <table:table-cell office:value-type="float" office:value="12.0886" calcext:value-type="float">
            <text:p>12.0886</text:p>
          </table:table-cell>
        </table:table-row>
        <table:table-row table:style-name="ro1">
          <table:table-cell/>
          <table:table-cell office:value-type="float" office:value="2.92766" calcext:value-type="float">
            <text:p>2.92766</text:p>
          </table:table-cell>
          <table:table-cell office:value-type="float" office:value="12.1212" calcext:value-type="float">
            <text:p>12.1212</text:p>
          </table:table-cell>
        </table:table-row>
        <table:table-row table:style-name="ro1">
          <table:table-cell/>
          <table:table-cell office:value-type="float" office:value="2.97654" calcext:value-type="float">
            <text:p>2.97654</text:p>
          </table:table-cell>
          <table:table-cell office:value-type="float" office:value="12.1212" calcext:value-type="float">
            <text:p>12.1212</text:p>
          </table:table-cell>
        </table:table-row>
        <table:table-row table:style-name="ro1">
          <table:table-cell/>
          <table:table-cell office:value-type="float" office:value="3.02053" calcext:value-type="float">
            <text:p>3.02053</text:p>
          </table:table-cell>
          <table:table-cell office:value-type="float" office:value="12.1212" calcext:value-type="float">
            <text:p>12.1212</text:p>
          </table:table-cell>
        </table:table-row>
        <table:table-row table:style-name="ro1">
          <table:table-cell/>
          <table:table-cell office:value-type="float" office:value="3.0694" calcext:value-type="float">
            <text:p>3.0694</text:p>
          </table:table-cell>
          <table:table-cell office:value-type="float" office:value="12.1538" calcext:value-type="float">
            <text:p>12.1538</text:p>
          </table:table-cell>
        </table:table-row>
        <table:table-row table:style-name="ro1">
          <table:table-cell/>
          <table:table-cell office:value-type="float" office:value="3.11828" calcext:value-type="float">
            <text:p>3.11828</text:p>
          </table:table-cell>
          <table:table-cell office:value-type="float" office:value="12.1538" calcext:value-type="float">
            <text:p>12.1538</text:p>
          </table:table-cell>
        </table:table-row>
        <table:table-row table:style-name="ro1">
          <table:table-cell/>
          <table:table-cell office:value-type="float" office:value="3.16716" calcext:value-type="float">
            <text:p>3.16716</text:p>
          </table:table-cell>
          <table:table-cell office:value-type="float" office:value="12.1538" calcext:value-type="float">
            <text:p>12.1538</text:p>
          </table:table-cell>
        </table:table-row>
        <table:table-row table:style-name="ro1">
          <table:table-cell/>
          <table:table-cell office:value-type="float" office:value="3.21114" calcext:value-type="float">
            <text:p>3.21114</text:p>
          </table:table-cell>
          <table:table-cell office:value-type="float" office:value="12.1864" calcext:value-type="float">
            <text:p>12.1864</text:p>
          </table:table-cell>
        </table:table-row>
        <table:table-row table:style-name="ro1">
          <table:table-cell/>
          <table:table-cell office:value-type="float" office:value="3.26002" calcext:value-type="float">
            <text:p>3.26002</text:p>
          </table:table-cell>
          <table:table-cell office:value-type="float" office:value="12.1864" calcext:value-type="float">
            <text:p>12.1864</text:p>
          </table:table-cell>
        </table:table-row>
        <table:table-row table:style-name="ro1">
          <table:table-cell/>
          <table:table-cell office:value-type="float" office:value="3.3089" calcext:value-type="float">
            <text:p>3.3089</text:p>
          </table:table-cell>
          <table:table-cell office:value-type="float" office:value="12.1864" calcext:value-type="float">
            <text:p>12.1864</text:p>
          </table:table-cell>
        </table:table-row>
        <table:table-row table:style-name="ro1">
          <table:table-cell/>
          <table:table-cell office:value-type="float" office:value="3.35777" calcext:value-type="float">
            <text:p>3.35777</text:p>
          </table:table-cell>
          <table:table-cell office:value-type="float" office:value="12.1864" calcext:value-type="float">
            <text:p>12.1864</text:p>
          </table:table-cell>
        </table:table-row>
        <table:table-row table:style-name="ro1">
          <table:table-cell/>
          <table:table-cell office:value-type="float" office:value="3.40665" calcext:value-type="float">
            <text:p>3.40665</text:p>
          </table:table-cell>
          <table:table-cell office:value-type="float" office:value="12.219" calcext:value-type="float">
            <text:p>12.219</text:p>
          </table:table-cell>
        </table:table-row>
        <table:table-row table:style-name="ro1">
          <table:table-cell/>
          <table:table-cell office:value-type="float" office:value="3.45552" calcext:value-type="float">
            <text:p>3.45552</text:p>
          </table:table-cell>
          <table:table-cell office:value-type="float" office:value="12.219" calcext:value-type="float">
            <text:p>12.219</text:p>
          </table:table-cell>
        </table:table-row>
        <table:table-row table:style-name="ro1">
          <table:table-cell/>
          <table:table-cell office:value-type="float" office:value="3.5044" calcext:value-type="float">
            <text:p>3.5044</text:p>
          </table:table-cell>
          <table:table-cell office:value-type="float" office:value="12.219" calcext:value-type="float">
            <text:p>12.219</text:p>
          </table:table-cell>
        </table:table-row>
        <table:table-row table:style-name="ro1">
          <table:table-cell/>
          <table:table-cell office:value-type="float" office:value="3.55327" calcext:value-type="float">
            <text:p>3.55327</text:p>
          </table:table-cell>
          <table:table-cell office:value-type="float" office:value="12.219" calcext:value-type="float">
            <text:p>12.219</text:p>
          </table:table-cell>
        </table:table-row>
        <table:table-row table:style-name="ro1">
          <table:table-cell/>
          <table:table-cell office:value-type="float" office:value="3.59726" calcext:value-type="float">
            <text:p>3.59726</text:p>
          </table:table-cell>
          <table:table-cell office:value-type="float" office:value="12.2515" calcext:value-type="float">
            <text:p>12.2515</text:p>
          </table:table-cell>
        </table:table-row>
        <table:table-row table:style-name="ro1">
          <table:table-cell/>
          <table:table-cell office:value-type="float" office:value="3.64614" calcext:value-type="float">
            <text:p>3.64614</text:p>
          </table:table-cell>
          <table:table-cell office:value-type="float" office:value="12.2515" calcext:value-type="float">
            <text:p>12.2515</text:p>
          </table:table-cell>
        </table:table-row>
        <table:table-row table:style-name="ro1">
          <table:table-cell/>
          <table:table-cell office:value-type="float" office:value="3.69501" calcext:value-type="float">
            <text:p>3.69501</text:p>
          </table:table-cell>
          <table:table-cell office:value-type="float" office:value="12.2515" calcext:value-type="float">
            <text:p>12.2515</text:p>
          </table:table-cell>
        </table:table-row>
        <table:table-row table:style-name="ro1">
          <table:table-cell/>
          <table:table-cell office:value-type="float" office:value="3.74389" calcext:value-type="float">
            <text:p>3.74389</text:p>
          </table:table-cell>
          <table:table-cell office:value-type="float" office:value="12.2515" calcext:value-type="float">
            <text:p>12.2515</text:p>
          </table:table-cell>
        </table:table-row>
        <table:table-row table:style-name="ro1">
          <table:table-cell/>
          <table:table-cell office:value-type="float" office:value="3.79277" calcext:value-type="float">
            <text:p>3.79277</text:p>
          </table:table-cell>
          <table:table-cell office:value-type="float" office:value="12.2515" calcext:value-type="float">
            <text:p>12.2515</text:p>
          </table:table-cell>
        </table:table-row>
        <table:table-row table:style-name="ro1">
          <table:table-cell/>
          <table:table-cell office:value-type="float" office:value="3.83675" calcext:value-type="float">
            <text:p>3.83675</text:p>
          </table:table-cell>
          <table:table-cell office:value-type="float" office:value="12.2841" calcext:value-type="float">
            <text:p>12.2841</text:p>
          </table:table-cell>
        </table:table-row>
        <table:table-row table:style-name="ro1">
          <table:table-cell/>
          <table:table-cell office:value-type="float" office:value="3.88563" calcext:value-type="float">
            <text:p>3.88563</text:p>
          </table:table-cell>
          <table:table-cell office:value-type="float" office:value="12.2841" calcext:value-type="float">
            <text:p>12.2841</text:p>
          </table:table-cell>
        </table:table-row>
        <table:table-row table:style-name="ro1">
          <table:table-cell/>
          <table:table-cell office:value-type="float" office:value="3.93451" calcext:value-type="float">
            <text:p>3.93451</text:p>
          </table:table-cell>
          <table:table-cell office:value-type="float" office:value="12.2841" calcext:value-type="float">
            <text:p>12.2841</text:p>
          </table:table-cell>
        </table:table-row>
        <table:table-row table:style-name="ro1">
          <table:table-cell/>
          <table:table-cell office:value-type="float" office:value="3.98338" calcext:value-type="float">
            <text:p>3.98338</text:p>
          </table:table-cell>
          <table:table-cell office:value-type="float" office:value="12.2841" calcext:value-type="float">
            <text:p>12.2841</text:p>
          </table:table-cell>
        </table:table-row>
        <table:table-row table:style-name="ro1">
          <table:table-cell/>
          <table:table-cell office:value-type="float" office:value="4.03226" calcext:value-type="float">
            <text:p>4.03226</text:p>
          </table:table-cell>
          <table:table-cell office:value-type="float" office:value="12.2841" calcext:value-type="float">
            <text:p>12.2841</text:p>
          </table:table-cell>
        </table:table-row>
        <table:table-row table:style-name="ro1">
          <table:table-cell/>
          <table:table-cell office:value-type="float" office:value="4.07625" calcext:value-type="float">
            <text:p>4.07625</text:p>
          </table:table-cell>
          <table:table-cell office:value-type="float" office:value="12.3167" calcext:value-type="float">
            <text:p>12.3167</text:p>
          </table:table-cell>
        </table:table-row>
        <table:table-row table:style-name="ro1">
          <table:table-cell/>
          <table:table-cell office:value-type="float" office:value="4.13001" calcext:value-type="float">
            <text:p>4.13001</text:p>
          </table:table-cell>
          <table:table-cell office:value-type="float" office:value="12.3167" calcext:value-type="float">
            <text:p>12.3167</text:p>
          </table:table-cell>
        </table:table-row>
        <table:table-row table:style-name="ro1">
          <table:table-cell/>
          <table:table-cell office:value-type="float" office:value="4.174" calcext:value-type="float">
            <text:p>4.174</text:p>
          </table:table-cell>
          <table:table-cell office:value-type="float" office:value="12.3167" calcext:value-type="float">
            <text:p>12.3167</text:p>
          </table:table-cell>
        </table:table-row>
        <table:table-row table:style-name="ro1">
          <table:table-cell/>
          <table:table-cell office:value-type="float" office:value="4.22287" calcext:value-type="float">
            <text:p>4.22287</text:p>
          </table:table-cell>
          <table:table-cell office:value-type="float" office:value="12.3167" calcext:value-type="float">
            <text:p>12.3167</text:p>
          </table:table-cell>
        </table:table-row>
        <table:table-row table:style-name="ro1">
          <table:table-cell/>
          <table:table-cell office:value-type="float" office:value="4.27175" calcext:value-type="float">
            <text:p>4.27175</text:p>
          </table:table-cell>
          <table:table-cell office:value-type="float" office:value="12.3167" calcext:value-type="float">
            <text:p>12.3167</text:p>
          </table:table-cell>
        </table:table-row>
        <table:table-row table:style-name="ro1">
          <table:table-cell/>
          <table:table-cell office:value-type="float" office:value="4.31574" calcext:value-type="float">
            <text:p>4.31574</text:p>
          </table:table-cell>
          <table:table-cell office:value-type="float" office:value="12.3167" calcext:value-type="float">
            <text:p>12.3167</text:p>
          </table:table-cell>
        </table:table-row>
        <table:table-row table:style-name="ro1">
          <table:table-cell/>
          <table:table-cell office:value-type="float" office:value="4.36461" calcext:value-type="float">
            <text:p>4.36461</text:p>
          </table:table-cell>
          <table:table-cell office:value-type="float" office:value="12.3493" calcext:value-type="float">
            <text:p>12.3493</text:p>
          </table:table-cell>
        </table:table-row>
        <table:table-row table:style-name="ro1">
          <table:table-cell/>
          <table:table-cell office:value-type="float" office:value="4.41349" calcext:value-type="float">
            <text:p>4.41349</text:p>
          </table:table-cell>
          <table:table-cell office:value-type="float" office:value="12.3493" calcext:value-type="float">
            <text:p>12.3493</text:p>
          </table:table-cell>
        </table:table-row>
        <table:table-row table:style-name="ro1">
          <table:table-cell/>
          <table:table-cell office:value-type="float" office:value="4.46237" calcext:value-type="float">
            <text:p>4.46237</text:p>
          </table:table-cell>
          <table:table-cell office:value-type="float" office:value="12.3493" calcext:value-type="float">
            <text:p>12.3493</text:p>
          </table:table-cell>
        </table:table-row>
        <table:table-row table:style-name="ro1">
          <table:table-cell/>
          <table:table-cell office:value-type="float" office:value="4.51124" calcext:value-type="float">
            <text:p>4.51124</text:p>
          </table:table-cell>
          <table:table-cell office:value-type="float" office:value="12.3493" calcext:value-type="float">
            <text:p>12.3493</text:p>
          </table:table-cell>
        </table:table-row>
        <table:table-row table:style-name="ro1">
          <table:table-cell/>
          <table:table-cell office:value-type="float" office:value="4.55523" calcext:value-type="float">
            <text:p>4.55523</text:p>
          </table:table-cell>
          <table:table-cell office:value-type="float" office:value="12.3493" calcext:value-type="float">
            <text:p>12.3493</text:p>
          </table:table-cell>
        </table:table-row>
        <table:table-row table:style-name="ro1">
          <table:table-cell/>
          <table:table-cell office:value-type="float" office:value="4.60899" calcext:value-type="float">
            <text:p>4.60899</text:p>
          </table:table-cell>
          <table:table-cell office:value-type="float" office:value="12.3493" calcext:value-type="float">
            <text:p>12.3493</text:p>
          </table:table-cell>
        </table:table-row>
        <table:table-row table:style-name="ro1">
          <table:table-cell/>
          <table:table-cell office:value-type="float" office:value="4.65298" calcext:value-type="float">
            <text:p>4.65298</text:p>
          </table:table-cell>
          <table:table-cell office:value-type="float" office:value="12.3493" calcext:value-type="float">
            <text:p>12.3493</text:p>
          </table:table-cell>
        </table:table-row>
        <table:table-row table:style-name="ro1">
          <table:table-cell/>
          <table:table-cell office:value-type="float" office:value="4.70186" calcext:value-type="float">
            <text:p>4.70186</text:p>
          </table:table-cell>
          <table:table-cell office:value-type="float" office:value="12.3493" calcext:value-type="float">
            <text:p>12.3493</text:p>
          </table:table-cell>
        </table:table-row>
        <table:table-row table:style-name="ro1">
          <table:table-cell/>
          <table:table-cell office:value-type="float" office:value="4.75073" calcext:value-type="float">
            <text:p>4.75073</text:p>
          </table:table-cell>
          <table:table-cell office:value-type="float" office:value="12.3819" calcext:value-type="float">
            <text:p>12.3819</text:p>
          </table:table-cell>
        </table:table-row>
        <table:table-row table:style-name="ro1">
          <table:table-cell/>
          <table:table-cell office:value-type="float" office:value="4.79961" calcext:value-type="float">
            <text:p>4.79961</text:p>
          </table:table-cell>
          <table:table-cell office:value-type="float" office:value="12.3819" calcext:value-type="float">
            <text:p>12.3819</text:p>
          </table:table-cell>
        </table:table-row>
        <table:table-row table:style-name="ro1">
          <table:table-cell/>
          <table:table-cell office:value-type="float" office:value="4.84848" calcext:value-type="float">
            <text:p>4.84848</text:p>
          </table:table-cell>
          <table:table-cell office:value-type="float" office:value="12.3819" calcext:value-type="float">
            <text:p>12.3819</text:p>
          </table:table-cell>
        </table:table-row>
        <table:table-row table:style-name="ro1">
          <table:table-cell/>
          <table:table-cell office:value-type="float" office:value="4.89736" calcext:value-type="float">
            <text:p>4.89736</text:p>
          </table:table-cell>
          <table:table-cell office:value-type="float" office:value="12.3819" calcext:value-type="float">
            <text:p>12.3819</text:p>
          </table:table-cell>
        </table:table-row>
      </table:table>
      <table:table table:name="7" table:style-name="ta1">
        <table:shapes>
          <draw:frame draw:z-index="0" draw:style-name="gr1" draw:text-style-name="P1" svg:width="6.2988in" svg:height="3.5429in" svg:x="8.5925in" svg:y="3.2602in">
            <draw:object draw:notify-on-update-of-ranges="'7'.C1:'7'.C1 '7'.C2:'7'.C104 '7'.D1:'7'.D1 '7'.D2:'7'.D10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6.2618in" svg:y="0.0394in">
            <draw:object draw:notify-on-update-of-ranges="'7'.F2:'7'.F104 '7'.G2:'7'.G10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1" draw:text-style-name="P1" svg:width="6.298in" svg:height="3.5453in" svg:x="7.6748in" svg:y="7.2886in">
            <draw:object draw:notify-on-update-of-ranges="'7'.S2:'7'.S104 '7'.T2:'7'.T10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table:number-columns-repeated="2"/>
          <table:table-cell office:value-type="string" calcext:value-type="string">
            <text:p>U_DS</text:p>
          </table:table-cell>
          <table:table-cell office:value-type="string" calcext:value-type="string">
            <text:p>I_D</text:p>
          </table:table-cell>
          <table:table-cell/>
          <table:table-cell office:value-type="string" calcext:value-type="string">
            <text:p>1.5 Gate</text:p>
          </table:table-cell>
          <table:table-cell table:number-columns-repeated="14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1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0488759" calcext:value-type="float">
            <text:p>0.00488759</text:p>
          </table:table-cell>
          <table:table-cell office:value-type="float" office:value="0.228087" calcext:value-type="float">
            <text:p>0.2280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60671" calcext:value-type="float">
            <text:p>0.260671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0.260671" calcext:value-type="float">
            <text:p>0.260671</text:p>
          </table:table-cell>
        </table:table-row>
        <table:table-row table:style-name="ro1">
          <table:table-cell table:number-columns-repeated="2"/>
          <table:table-cell office:value-type="float" office:value="0.0244379" calcext:value-type="float">
            <text:p>0.0244379</text:p>
          </table:table-cell>
          <table:table-cell office:value-type="float" office:value="0.423591" calcext:value-type="float">
            <text:p>0.423591</text:p>
          </table:table-cell>
          <table:table-cell/>
          <table:table-cell office:value-type="float" office:value="0.00488759" calcext:value-type="float">
            <text:p>0.00488759</text:p>
          </table:table-cell>
          <table:table-cell office:value-type="float" office:value="0.553926" calcext:value-type="float">
            <text:p>0.553926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0.58651" calcext:value-type="float">
            <text:p>0.58651</text:p>
          </table:table-cell>
        </table:table-row>
        <table:table-row table:style-name="ro1">
          <table:table-cell table:number-columns-repeated="2"/>
          <table:table-cell office:value-type="float" office:value="0.0439883" calcext:value-type="float">
            <text:p>0.0439883</text:p>
          </table:table-cell>
          <table:table-cell office:value-type="float" office:value="0.619094" calcext:value-type="float">
            <text:p>0.619094</text:p>
          </table:table-cell>
          <table:table-cell/>
          <table:table-cell office:value-type="float" office:value="0.0146628" calcext:value-type="float">
            <text:p>0.0146628</text:p>
          </table:table-cell>
          <table:table-cell office:value-type="float" office:value="0.814598" calcext:value-type="float">
            <text:p>0.814598</text:p>
          </table:table-cell>
          <table:table-cell table:number-columns-repeated="11"/>
          <table:table-cell office:value-type="float" office:value="0.00488759" calcext:value-type="float">
            <text:p>0.00488759</text:p>
          </table:table-cell>
          <table:table-cell office:value-type="float" office:value="0.879765" calcext:value-type="float">
            <text:p>0.879765</text:p>
          </table:table-cell>
        </table:table-row>
        <table:table-row table:style-name="ro1">
          <table:table-cell table:number-columns-repeated="2"/>
          <table:table-cell office:value-type="float" office:value="0.0635386" calcext:value-type="float">
            <text:p>0.0635386</text:p>
          </table:table-cell>
          <table:table-cell office:value-type="float" office:value="0.814598" calcext:value-type="float">
            <text:p>0.814598</text:p>
          </table:table-cell>
          <table:table-cell/>
          <table:table-cell office:value-type="float" office:value="0.0244379" calcext:value-type="float">
            <text:p>0.0244379</text:p>
          </table:table-cell>
          <table:table-cell office:value-type="float" office:value="1.07527" calcext:value-type="float">
            <text:p>1.07527</text:p>
          </table:table-cell>
          <table:table-cell table:number-columns-repeated="11"/>
          <table:table-cell office:value-type="float" office:value="0.00977517" calcext:value-type="float">
            <text:p>0.00977517</text:p>
          </table:table-cell>
          <table:table-cell office:value-type="float" office:value="1.17302" calcext:value-type="float">
            <text:p>1.17302</text:p>
          </table:table-cell>
        </table:table-row>
        <table:table-row table:style-name="ro1">
          <table:table-cell table:number-columns-repeated="2"/>
          <table:table-cell office:value-type="float" office:value="0.083089" calcext:value-type="float">
            <text:p>0.083089</text:p>
          </table:table-cell>
          <table:table-cell office:value-type="float" office:value="1.0101" calcext:value-type="float">
            <text:p>1.0101</text:p>
          </table:table-cell>
          <table:table-cell/>
          <table:table-cell office:value-type="float" office:value="0.0293255" calcext:value-type="float">
            <text:p>0.0293255</text:p>
          </table:table-cell>
          <table:table-cell office:value-type="float" office:value="1.36852" calcext:value-type="float">
            <text:p>1.36852</text:p>
          </table:table-cell>
          <table:table-cell table:number-columns-repeated="11"/>
          <table:table-cell office:value-type="float" office:value="0.0146628" calcext:value-type="float">
            <text:p>0.0146628</text:p>
          </table:table-cell>
          <table:table-cell office:value-type="float" office:value="1.46628" calcext:value-type="float">
            <text:p>1.46628</text:p>
          </table:table-cell>
        </table:table-row>
        <table:table-row table:style-name="ro1">
          <table:table-cell table:number-columns-repeated="2"/>
          <table:table-cell office:value-type="float" office:value="0.102639" calcext:value-type="float">
            <text:p>0.102639</text:p>
          </table:table-cell>
          <table:table-cell office:value-type="float" office:value="1.2056" calcext:value-type="float">
            <text:p>1.2056</text:p>
          </table:table-cell>
          <table:table-cell/>
          <table:table-cell office:value-type="float" office:value="0.0391007" calcext:value-type="float">
            <text:p>0.0391007</text:p>
          </table:table-cell>
          <table:table-cell office:value-type="float" office:value="1.6292" calcext:value-type="float">
            <text:p>1.6292</text:p>
          </table:table-cell>
          <table:table-cell table:number-columns-repeated="11"/>
          <table:table-cell office:value-type="float" office:value="0.0195503" calcext:value-type="float">
            <text:p>0.0195503</text:p>
          </table:table-cell>
          <table:table-cell office:value-type="float" office:value="1.75953" calcext:value-type="float">
            <text:p>1.75953</text:p>
          </table:table-cell>
        </table:table-row>
        <table:table-row table:style-name="ro1">
          <table:table-cell table:number-columns-repeated="2"/>
          <table:table-cell office:value-type="float" office:value="0.127077" calcext:value-type="float">
            <text:p>0.127077</text:p>
          </table:table-cell>
          <table:table-cell office:value-type="float" office:value="1.36852" calcext:value-type="float">
            <text:p>1.36852</text:p>
          </table:table-cell>
          <table:table-cell/>
          <table:table-cell office:value-type="float" office:value="0.0488759" calcext:value-type="float">
            <text:p>0.0488759</text:p>
          </table:table-cell>
          <table:table-cell office:value-type="float" office:value="1.88987" calcext:value-type="float">
            <text:p>1.88987</text:p>
          </table:table-cell>
          <table:table-cell table:number-columns-repeated="11"/>
          <table:table-cell office:value-type="float" office:value="0.0244379" calcext:value-type="float">
            <text:p>0.0244379</text:p>
          </table:table-cell>
          <table:table-cell office:value-type="float" office:value="2.05279" calcext:value-type="float">
            <text:p>2.05279</text:p>
          </table:table-cell>
        </table:table-row>
        <table:table-row table:style-name="ro1">
          <table:table-cell table:number-columns-repeated="2"/>
          <table:table-cell office:value-type="float" office:value="0.151515" calcext:value-type="float">
            <text:p>0.151515</text:p>
          </table:table-cell>
          <table:table-cell office:value-type="float" office:value="1.53144" calcext:value-type="float">
            <text:p>1.53144</text:p>
          </table:table-cell>
          <table:table-cell/>
          <table:table-cell office:value-type="float" office:value="0.058651" calcext:value-type="float">
            <text:p>0.058651</text:p>
          </table:table-cell>
          <table:table-cell office:value-type="float" office:value="2.18312" calcext:value-type="float">
            <text:p>2.18312</text:p>
          </table:table-cell>
          <table:table-cell table:number-columns-repeated="11"/>
          <table:table-cell office:value-type="float" office:value="0.0293255" calcext:value-type="float">
            <text:p>0.0293255</text:p>
          </table:table-cell>
          <table:table-cell office:value-type="float" office:value="2.34604" calcext:value-type="float">
            <text:p>2.34604</text:p>
          </table:table-cell>
        </table:table-row>
        <table:table-row table:style-name="ro1">
          <table:table-cell table:number-columns-repeated="2"/>
          <table:table-cell office:value-type="float" office:value="0.175953" calcext:value-type="float">
            <text:p>0.175953</text:p>
          </table:table-cell>
          <table:table-cell office:value-type="float" office:value="1.69436" calcext:value-type="float">
            <text:p>1.69436</text:p>
          </table:table-cell>
          <table:table-cell/>
          <table:table-cell office:value-type="float" office:value="0.0635386" calcext:value-type="float">
            <text:p>0.0635386</text:p>
          </table:table-cell>
          <table:table-cell office:value-type="float" office:value="2.44379" calcext:value-type="float">
            <text:p>2.44379</text:p>
          </table:table-cell>
          <table:table-cell table:number-columns-repeated="11"/>
          <table:table-cell office:value-type="float" office:value="0.0342131" calcext:value-type="float">
            <text:p>0.0342131</text:p>
          </table:table-cell>
          <table:table-cell office:value-type="float" office:value="2.6393" calcext:value-type="float">
            <text:p>2.6393</text:p>
          </table:table-cell>
        </table:table-row>
        <table:table-row table:style-name="ro1">
          <table:table-cell table:number-columns-repeated="2"/>
          <table:table-cell office:value-type="float" office:value="0.205279" calcext:value-type="float">
            <text:p>0.205279</text:p>
          </table:table-cell>
          <table:table-cell office:value-type="float" office:value="1.8247" calcext:value-type="float">
            <text:p>1.8247</text:p>
          </table:table-cell>
          <table:table-cell/>
          <table:table-cell office:value-type="float" office:value="0.0733138" calcext:value-type="float">
            <text:p>0.0733138</text:p>
          </table:table-cell>
          <table:table-cell office:value-type="float" office:value="2.70446" calcext:value-type="float">
            <text:p>2.70446</text:p>
          </table:table-cell>
          <table:table-cell table:number-columns-repeated="11"/>
          <table:table-cell office:value-type="float" office:value="0.0391007" calcext:value-type="float">
            <text:p>0.0391007</text:p>
          </table:table-cell>
          <table:table-cell office:value-type="float" office:value="2.93255" calcext:value-type="float">
            <text:p>2.93255</text:p>
          </table:table-cell>
        </table:table-row>
        <table:table-row table:style-name="ro1">
          <table:table-cell table:number-columns-repeated="2"/>
          <table:table-cell office:value-type="float" office:value="0.234604" calcext:value-type="float">
            <text:p>0.234604</text:p>
          </table:table-cell>
          <table:table-cell office:value-type="float" office:value="1.95503" calcext:value-type="float">
            <text:p>1.95503</text:p>
          </table:table-cell>
          <table:table-cell/>
          <table:table-cell office:value-type="float" office:value="0.083089" calcext:value-type="float">
            <text:p>0.083089</text:p>
          </table:table-cell>
          <table:table-cell office:value-type="float" office:value="2.96514" calcext:value-type="float">
            <text:p>2.96514</text:p>
          </table:table-cell>
          <table:table-cell table:number-columns-repeated="11"/>
          <table:table-cell office:value-type="float" office:value="0.0391007" calcext:value-type="float">
            <text:p>0.0391007</text:p>
          </table:table-cell>
          <table:table-cell office:value-type="float" office:value="3.22581" calcext:value-type="float">
            <text:p>3.22581</text:p>
          </table:table-cell>
        </table:table-row>
        <table:table-row table:style-name="ro1">
          <table:table-cell table:number-columns-repeated="2"/>
          <table:table-cell office:value-type="float" office:value="0.268817" calcext:value-type="float">
            <text:p>0.268817</text:p>
          </table:table-cell>
          <table:table-cell office:value-type="float" office:value="2.05279" calcext:value-type="float">
            <text:p>2.05279</text:p>
          </table:table-cell>
          <table:table-cell/>
          <table:table-cell office:value-type="float" office:value="0.0879765" calcext:value-type="float">
            <text:p>0.0879765</text:p>
          </table:table-cell>
          <table:table-cell office:value-type="float" office:value="3.25839" calcext:value-type="float">
            <text:p>3.25839</text:p>
          </table:table-cell>
          <table:table-cell table:number-columns-repeated="11"/>
          <table:table-cell office:value-type="float" office:value="0.0439883" calcext:value-type="float">
            <text:p>0.0439883</text:p>
          </table:table-cell>
          <table:table-cell office:value-type="float" office:value="3.51906" calcext:value-type="float">
            <text:p>3.51906</text:p>
          </table:table-cell>
        </table:table-row>
        <table:table-row table:style-name="ro1">
          <table:table-cell table:number-columns-repeated="2"/>
          <table:table-cell office:value-type="float" office:value="0.30303" calcext:value-type="float">
            <text:p>0.30303</text:p>
          </table:table-cell>
          <table:table-cell office:value-type="float" office:value="2.15054" calcext:value-type="float">
            <text:p>2.15054</text:p>
          </table:table-cell>
          <table:table-cell/>
          <table:table-cell office:value-type="float" office:value="0.0977517" calcext:value-type="float">
            <text:p>0.0977517</text:p>
          </table:table-cell>
          <table:table-cell office:value-type="float" office:value="3.51906" calcext:value-type="float">
            <text:p>3.51906</text:p>
          </table:table-cell>
          <table:table-cell table:number-columns-repeated="11"/>
          <table:table-cell office:value-type="float" office:value="0.0488759" calcext:value-type="float">
            <text:p>0.0488759</text:p>
          </table:table-cell>
          <table:table-cell office:value-type="float" office:value="3.8449" calcext:value-type="float">
            <text:p>3.8449</text:p>
          </table:table-cell>
        </table:table-row>
        <table:table-row table:style-name="ro1">
          <table:table-cell table:number-columns-repeated="2"/>
          <table:table-cell office:value-type="float" office:value="0.337243" calcext:value-type="float">
            <text:p>0.337243</text:p>
          </table:table-cell>
          <table:table-cell office:value-type="float" office:value="2.21571" calcext:value-type="float">
            <text:p>2.21571</text:p>
          </table:table-cell>
          <table:table-cell/>
          <table:table-cell office:value-type="float" office:value="0.107527" calcext:value-type="float">
            <text:p>0.107527</text:p>
          </table:table-cell>
          <table:table-cell office:value-type="float" office:value="3.77973" calcext:value-type="float">
            <text:p>3.77973</text:p>
          </table:table-cell>
          <table:table-cell table:number-columns-repeated="11"/>
          <table:table-cell office:value-type="float" office:value="0.0537634" calcext:value-type="float">
            <text:p>0.0537634</text:p>
          </table:table-cell>
          <table:table-cell office:value-type="float" office:value="4.13816" calcext:value-type="float">
            <text:p>4.13816</text:p>
          </table:table-cell>
        </table:table-row>
        <table:table-row table:style-name="ro1">
          <table:table-cell table:number-columns-repeated="2"/>
          <table:table-cell office:value-type="float" office:value="0.376344" calcext:value-type="float">
            <text:p>0.376344</text:p>
          </table:table-cell>
          <table:table-cell office:value-type="float" office:value="2.31346" calcext:value-type="float">
            <text:p>2.31346</text:p>
          </table:table-cell>
          <table:table-cell/>
          <table:table-cell office:value-type="float" office:value="0.117302" calcext:value-type="float">
            <text:p>0.117302</text:p>
          </table:table-cell>
          <table:table-cell office:value-type="float" office:value="4.0404" calcext:value-type="float">
            <text:p>4.0404</text:p>
          </table:table-cell>
          <table:table-cell table:number-columns-repeated="11"/>
          <table:table-cell office:value-type="float" office:value="0.058651" calcext:value-type="float">
            <text:p>0.058651</text:p>
          </table:table-cell>
          <table:table-cell office:value-type="float" office:value="4.43141" calcext:value-type="float">
            <text:p>4.43141</text:p>
          </table:table-cell>
        </table:table-row>
        <table:table-row table:style-name="ro1">
          <table:table-cell table:number-columns-repeated="2"/>
          <table:table-cell office:value-type="float" office:value="0.420332" calcext:value-type="float">
            <text:p>0.420332</text:p>
          </table:table-cell>
          <table:table-cell office:value-type="float" office:value="2.37862" calcext:value-type="float">
            <text:p>2.37862</text:p>
          </table:table-cell>
          <table:table-cell/>
          <table:table-cell office:value-type="float" office:value="0.127077" calcext:value-type="float">
            <text:p>0.127077</text:p>
          </table:table-cell>
          <table:table-cell office:value-type="float" office:value="4.30108" calcext:value-type="float">
            <text:p>4.30108</text:p>
          </table:table-cell>
          <table:table-cell table:number-columns-repeated="11"/>
          <table:table-cell office:value-type="float" office:value="0.0635386" calcext:value-type="float">
            <text:p>0.0635386</text:p>
          </table:table-cell>
          <table:table-cell office:value-type="float" office:value="4.72467" calcext:value-type="float">
            <text:p>4.72467</text:p>
          </table:table-cell>
        </table:table-row>
        <table:table-row table:style-name="ro1">
          <table:table-cell table:number-columns-repeated="2"/>
          <table:table-cell office:value-type="float" office:value="0.464321" calcext:value-type="float">
            <text:p>0.464321</text:p>
          </table:table-cell>
          <table:table-cell office:value-type="float" office:value="2.37862" calcext:value-type="float">
            <text:p>2.37862</text:p>
          </table:table-cell>
          <table:table-cell/>
          <table:table-cell office:value-type="float" office:value="0.131965" calcext:value-type="float">
            <text:p>0.131965</text:p>
          </table:table-cell>
          <table:table-cell office:value-type="float" office:value="4.59433" calcext:value-type="float">
            <text:p>4.59433</text:p>
          </table:table-cell>
          <table:table-cell table:number-columns-repeated="11"/>
          <table:table-cell office:value-type="float" office:value="0.0684262" calcext:value-type="float">
            <text:p>0.0684262</text:p>
          </table:table-cell>
          <table:table-cell office:value-type="float" office:value="5.01792" calcext:value-type="float">
            <text:p>5.01792</text:p>
          </table:table-cell>
        </table:table-row>
        <table:table-row table:style-name="ro1">
          <table:table-cell table:number-columns-repeated="2"/>
          <table:table-cell office:value-type="float" office:value="0.508309" calcext:value-type="float">
            <text:p>0.508309</text:p>
          </table:table-cell>
          <table:table-cell office:value-type="float" office:value="2.41121" calcext:value-type="float">
            <text:p>2.41121</text:p>
          </table:table-cell>
          <table:table-cell/>
          <table:table-cell office:value-type="float" office:value="0.14174" calcext:value-type="float">
            <text:p>0.14174</text:p>
          </table:table-cell>
          <table:table-cell office:value-type="float" office:value="4.855" calcext:value-type="float">
            <text:p>4.855</text:p>
          </table:table-cell>
          <table:table-cell table:number-columns-repeated="11"/>
          <table:table-cell office:value-type="float" office:value="0.0733138" calcext:value-type="float">
            <text:p>0.0733138</text:p>
          </table:table-cell>
          <table:table-cell office:value-type="float" office:value="5.31118" calcext:value-type="float">
            <text:p>5.31118</text:p>
          </table:table-cell>
        </table:table-row>
        <table:table-row table:style-name="ro1">
          <table:table-cell table:number-columns-repeated="2"/>
          <table:table-cell office:value-type="float" office:value="0.552297" calcext:value-type="float">
            <text:p>0.552297</text:p>
          </table:table-cell>
          <table:table-cell office:value-type="float" office:value="2.44379" calcext:value-type="float">
            <text:p>2.44379</text:p>
          </table:table-cell>
          <table:table-cell/>
          <table:table-cell office:value-type="float" office:value="0.151515" calcext:value-type="float">
            <text:p>0.151515</text:p>
          </table:table-cell>
          <table:table-cell office:value-type="float" office:value="5.11567" calcext:value-type="float">
            <text:p>5.11567</text:p>
          </table:table-cell>
          <table:table-cell table:number-columns-repeated="11"/>
          <table:table-cell office:value-type="float" office:value="0.0782014" calcext:value-type="float">
            <text:p>0.0782014</text:p>
          </table:table-cell>
          <table:table-cell office:value-type="float" office:value="5.60443" calcext:value-type="float">
            <text:p>5.60443</text:p>
          </table:table-cell>
        </table:table-row>
        <table:table-row table:style-name="ro1">
          <table:table-cell table:number-columns-repeated="2"/>
          <table:table-cell office:value-type="float" office:value="0.601173" calcext:value-type="float">
            <text:p>0.601173</text:p>
          </table:table-cell>
          <table:table-cell office:value-type="float" office:value="2.44379" calcext:value-type="float">
            <text:p>2.44379</text:p>
          </table:table-cell>
          <table:table-cell/>
          <table:table-cell office:value-type="float" office:value="0.16129" calcext:value-type="float">
            <text:p>0.16129</text:p>
          </table:table-cell>
          <table:table-cell office:value-type="float" office:value="5.37634" calcext:value-type="float">
            <text:p>5.37634</text:p>
          </table:table-cell>
          <table:table-cell table:number-columns-repeated="11"/>
          <table:table-cell office:value-type="float" office:value="0.083089" calcext:value-type="float">
            <text:p>0.083089</text:p>
          </table:table-cell>
          <table:table-cell office:value-type="float" office:value="5.89769" calcext:value-type="float">
            <text:p>5.89769</text:p>
          </table:table-cell>
        </table:table-row>
        <table:table-row table:style-name="ro1">
          <table:table-cell table:number-columns-repeated="2"/>
          <table:table-cell office:value-type="float" office:value="0.650049" calcext:value-type="float">
            <text:p>0.650049</text:p>
          </table:table-cell>
          <table:table-cell office:value-type="float" office:value="2.44379" calcext:value-type="float">
            <text:p>2.44379</text:p>
          </table:table-cell>
          <table:table-cell/>
          <table:table-cell office:value-type="float" office:value="0.171065" calcext:value-type="float">
            <text:p>0.171065</text:p>
          </table:table-cell>
          <table:table-cell office:value-type="float" office:value="5.63702" calcext:value-type="float">
            <text:p>5.63702</text:p>
          </table:table-cell>
          <table:table-cell table:number-columns-repeated="11"/>
          <table:table-cell office:value-type="float" office:value="0.0879765" calcext:value-type="float">
            <text:p>0.0879765</text:p>
          </table:table-cell>
          <table:table-cell office:value-type="float" office:value="6.19094" calcext:value-type="float">
            <text:p>6.19094</text:p>
          </table:table-cell>
        </table:table-row>
        <table:table-row table:style-name="ro1">
          <table:table-cell table:number-columns-repeated="2"/>
          <table:table-cell office:value-type="float" office:value="0.694037" calcext:value-type="float">
            <text:p>0.694037</text:p>
          </table:table-cell>
          <table:table-cell office:value-type="float" office:value="2.50896" calcext:value-type="float">
            <text:p>2.50896</text:p>
          </table:table-cell>
          <table:table-cell/>
          <table:table-cell office:value-type="float" office:value="0.180841" calcext:value-type="float">
            <text:p>0.180841</text:p>
          </table:table-cell>
          <table:table-cell office:value-type="float" office:value="5.89769" calcext:value-type="float">
            <text:p>5.89769</text:p>
          </table:table-cell>
          <table:table-cell table:number-columns-repeated="11"/>
          <table:table-cell office:value-type="float" office:value="0.0928641" calcext:value-type="float">
            <text:p>0.0928641</text:p>
          </table:table-cell>
          <table:table-cell office:value-type="float" office:value="6.4842" calcext:value-type="float">
            <text:p>6.4842</text:p>
          </table:table-cell>
        </table:table-row>
        <table:table-row table:style-name="ro1">
          <table:table-cell table:number-columns-repeated="2"/>
          <table:table-cell office:value-type="float" office:value="0.742913" calcext:value-type="float">
            <text:p>0.742913</text:p>
          </table:table-cell>
          <table:table-cell office:value-type="float" office:value="2.50896" calcext:value-type="float">
            <text:p>2.50896</text:p>
          </table:table-cell>
          <table:table-cell/>
          <table:table-cell office:value-type="float" office:value="0.190616" calcext:value-type="float">
            <text:p>0.190616</text:p>
          </table:table-cell>
          <table:table-cell office:value-type="float" office:value="6.19094" calcext:value-type="float">
            <text:p>6.19094</text:p>
          </table:table-cell>
          <table:table-cell table:number-columns-repeated="11"/>
          <table:table-cell office:value-type="float" office:value="0.0977517" calcext:value-type="float">
            <text:p>0.0977517</text:p>
          </table:table-cell>
          <table:table-cell office:value-type="float" office:value="6.77745" calcext:value-type="float">
            <text:p>6.77745</text:p>
          </table:table-cell>
        </table:table-row>
        <table:table-row table:style-name="ro1">
          <table:table-cell table:number-columns-repeated="2"/>
          <table:table-cell office:value-type="float" office:value="0.791789" calcext:value-type="float">
            <text:p>0.791789</text:p>
          </table:table-cell>
          <table:table-cell office:value-type="float" office:value="2.50896" calcext:value-type="float">
            <text:p>2.50896</text:p>
          </table:table-cell>
          <table:table-cell/>
          <table:table-cell office:value-type="float" office:value="0.200391" calcext:value-type="float">
            <text:p>0.200391</text:p>
          </table:table-cell>
          <table:table-cell office:value-type="float" office:value="6.45161" calcext:value-type="float">
            <text:p>6.45161</text:p>
          </table:table-cell>
          <table:table-cell table:number-columns-repeated="11"/>
          <table:table-cell office:value-type="float" office:value="0.102639" calcext:value-type="float">
            <text:p>0.102639</text:p>
          </table:table-cell>
          <table:table-cell office:value-type="float" office:value="7.10329" calcext:value-type="float">
            <text:p>7.10329</text:p>
          </table:table-cell>
        </table:table-row>
        <table:table-row table:style-name="ro1">
          <table:table-cell table:number-columns-repeated="2"/>
          <table:table-cell office:value-type="float" office:value="0.840665" calcext:value-type="float">
            <text:p>0.840665</text:p>
          </table:table-cell>
          <table:table-cell office:value-type="float" office:value="2.50896" calcext:value-type="float">
            <text:p>2.50896</text:p>
          </table:table-cell>
          <table:table-cell/>
          <table:table-cell office:value-type="float" office:value="0.210166" calcext:value-type="float">
            <text:p>0.210166</text:p>
          </table:table-cell>
          <table:table-cell office:value-type="float" office:value="6.71228" calcext:value-type="float">
            <text:p>6.71228</text:p>
          </table:table-cell>
          <table:table-cell table:number-columns-repeated="11"/>
          <table:table-cell office:value-type="float" office:value="0.107527" calcext:value-type="float">
            <text:p>0.107527</text:p>
          </table:table-cell>
          <table:table-cell office:value-type="float" office:value="7.39655" calcext:value-type="float">
            <text:p>7.39655</text:p>
          </table:table-cell>
        </table:table-row>
        <table:table-row table:style-name="ro1">
          <table:table-cell table:number-columns-repeated="2"/>
          <table:table-cell office:value-type="float" office:value="0.889541" calcext:value-type="float">
            <text:p>0.889541</text:p>
          </table:table-cell>
          <table:table-cell office:value-type="float" office:value="2.50896" calcext:value-type="float">
            <text:p>2.50896</text:p>
          </table:table-cell>
          <table:table-cell/>
          <table:table-cell office:value-type="float" office:value="0.219941" calcext:value-type="float">
            <text:p>0.219941</text:p>
          </table:table-cell>
          <table:table-cell office:value-type="float" office:value="6.97296" calcext:value-type="float">
            <text:p>6.97296</text:p>
          </table:table-cell>
          <table:table-cell table:number-columns-repeated="11"/>
          <table:table-cell office:value-type="float" office:value="0.112414" calcext:value-type="float">
            <text:p>0.112414</text:p>
          </table:table-cell>
          <table:table-cell office:value-type="float" office:value="7.6898" calcext:value-type="float">
            <text:p>7.6898</text:p>
          </table:table-cell>
        </table:table-row>
        <table:table-row table:style-name="ro1">
          <table:table-cell table:number-columns-repeated="2"/>
          <table:table-cell office:value-type="float" office:value="0.938416" calcext:value-type="float">
            <text:p>0.938416</text:p>
          </table:table-cell>
          <table:table-cell office:value-type="float" office:value="2.54154" calcext:value-type="float">
            <text:p>2.54154</text:p>
          </table:table-cell>
          <table:table-cell/>
          <table:table-cell office:value-type="float" office:value="0.229717" calcext:value-type="float">
            <text:p>0.229717</text:p>
          </table:table-cell>
          <table:table-cell office:value-type="float" office:value="7.23363" calcext:value-type="float">
            <text:p>7.23363</text:p>
          </table:table-cell>
          <table:table-cell table:number-columns-repeated="11"/>
          <table:table-cell office:value-type="float" office:value="0.117302" calcext:value-type="float">
            <text:p>0.117302</text:p>
          </table:table-cell>
          <table:table-cell office:value-type="float" office:value="7.98306" calcext:value-type="float">
            <text:p>7.98306</text:p>
          </table:table-cell>
        </table:table-row>
        <table:table-row table:style-name="ro1">
          <table:table-cell table:number-columns-repeated="2"/>
          <table:table-cell office:value-type="float" office:value="0.987292" calcext:value-type="float">
            <text:p>0.987292</text:p>
          </table:table-cell>
          <table:table-cell office:value-type="float" office:value="2.50896" calcext:value-type="float">
            <text:p>2.50896</text:p>
          </table:table-cell>
          <table:table-cell/>
          <table:table-cell office:value-type="float" office:value="0.239492" calcext:value-type="float">
            <text:p>0.239492</text:p>
          </table:table-cell>
          <table:table-cell office:value-type="float" office:value="7.4943" calcext:value-type="float">
            <text:p>7.4943</text:p>
          </table:table-cell>
          <table:table-cell table:number-columns-repeated="11"/>
          <table:table-cell office:value-type="float" office:value="0.12219" calcext:value-type="float">
            <text:p>0.12219</text:p>
          </table:table-cell>
          <table:table-cell office:value-type="float" office:value="8.27631" calcext:value-type="float">
            <text:p>8.27631</text:p>
          </table:table-cell>
        </table:table-row>
        <table:table-row table:style-name="ro1">
          <table:table-cell table:number-columns-repeated="2"/>
          <table:table-cell office:value-type="float" office:value="1.03617" calcext:value-type="float">
            <text:p>1.03617</text:p>
          </table:table-cell>
          <table:table-cell office:value-type="float" office:value="2.54154" calcext:value-type="float">
            <text:p>2.54154</text:p>
          </table:table-cell>
          <table:table-cell/>
          <table:table-cell office:value-type="float" office:value="0.249267" calcext:value-type="float">
            <text:p>0.249267</text:p>
          </table:table-cell>
          <table:table-cell office:value-type="float" office:value="7.75497" calcext:value-type="float">
            <text:p>7.75497</text:p>
          </table:table-cell>
          <table:table-cell table:number-columns-repeated="11"/>
          <table:table-cell office:value-type="float" office:value="0.127077" calcext:value-type="float">
            <text:p>0.127077</text:p>
          </table:table-cell>
          <table:table-cell office:value-type="float" office:value="8.56957" calcext:value-type="float">
            <text:p>8.56957</text:p>
          </table:table-cell>
        </table:table-row>
        <table:table-row table:style-name="ro1">
          <table:table-cell table:number-columns-repeated="2"/>
          <table:table-cell office:value-type="float" office:value="1.08504" calcext:value-type="float">
            <text:p>1.08504</text:p>
          </table:table-cell>
          <table:table-cell office:value-type="float" office:value="2.50896" calcext:value-type="float">
            <text:p>2.50896</text:p>
          </table:table-cell>
          <table:table-cell/>
          <table:table-cell office:value-type="float" office:value="0.259042" calcext:value-type="float">
            <text:p>0.259042</text:p>
          </table:table-cell>
          <table:table-cell office:value-type="float" office:value="8.01564" calcext:value-type="float">
            <text:p>8.01564</text:p>
          </table:table-cell>
          <table:table-cell table:number-columns-repeated="11"/>
          <table:table-cell office:value-type="float" office:value="0.131965" calcext:value-type="float">
            <text:p>0.131965</text:p>
          </table:table-cell>
          <table:table-cell office:value-type="float" office:value="8.86282" calcext:value-type="float">
            <text:p>8.86282</text:p>
          </table:table-cell>
        </table:table-row>
        <table:table-row table:style-name="ro1">
          <table:table-cell table:number-columns-repeated="2"/>
          <table:table-cell office:value-type="float" office:value="1.13392" calcext:value-type="float">
            <text:p>1.13392</text:p>
          </table:table-cell>
          <table:table-cell office:value-type="float" office:value="2.50896" calcext:value-type="float">
            <text:p>2.50896</text:p>
          </table:table-cell>
          <table:table-cell/>
          <table:table-cell office:value-type="float" office:value="0.268817" calcext:value-type="float">
            <text:p>0.268817</text:p>
          </table:table-cell>
          <table:table-cell office:value-type="float" office:value="8.27631" calcext:value-type="float">
            <text:p>8.27631</text:p>
          </table:table-cell>
          <table:table-cell table:number-columns-repeated="11"/>
          <table:table-cell office:value-type="float" office:value="0.136852" calcext:value-type="float">
            <text:p>0.136852</text:p>
          </table:table-cell>
          <table:table-cell office:value-type="float" office:value="9.15608" calcext:value-type="float">
            <text:p>9.15608</text:p>
          </table:table-cell>
        </table:table-row>
        <table:table-row table:style-name="ro1">
          <table:table-cell table:number-columns-repeated="2"/>
          <table:table-cell office:value-type="float" office:value="1.1828" calcext:value-type="float">
            <text:p>1.1828</text:p>
          </table:table-cell>
          <table:table-cell office:value-type="float" office:value="2.50896" calcext:value-type="float">
            <text:p>2.50896</text:p>
          </table:table-cell>
          <table:table-cell/>
          <table:table-cell office:value-type="float" office:value="0.28348" calcext:value-type="float">
            <text:p>0.28348</text:p>
          </table:table-cell>
          <table:table-cell office:value-type="float" office:value="8.5044" calcext:value-type="float">
            <text:p>8.5044</text:p>
          </table:table-cell>
          <table:table-cell table:number-columns-repeated="11"/>
          <table:table-cell office:value-type="float" office:value="0.14174" calcext:value-type="float">
            <text:p>0.14174</text:p>
          </table:table-cell>
          <table:table-cell office:value-type="float" office:value="9.44933" calcext:value-type="float">
            <text:p>9.44933</text:p>
          </table:table-cell>
        </table:table-row>
        <table:table-row table:style-name="ro1">
          <table:table-cell table:number-columns-repeated="2"/>
          <table:table-cell office:value-type="float" office:value="1.23167" calcext:value-type="float">
            <text:p>1.23167</text:p>
          </table:table-cell>
          <table:table-cell office:value-type="float" office:value="2.50896" calcext:value-type="float">
            <text:p>2.50896</text:p>
          </table:table-cell>
          <table:table-cell/>
          <table:table-cell office:value-type="float" office:value="0.293255" calcext:value-type="float">
            <text:p>0.293255</text:p>
          </table:table-cell>
          <table:table-cell office:value-type="float" office:value="8.76507" calcext:value-type="float">
            <text:p>8.76507</text:p>
          </table:table-cell>
          <table:table-cell table:number-columns-repeated="11"/>
          <table:table-cell office:value-type="float" office:value="0.146628" calcext:value-type="float">
            <text:p>0.146628</text:p>
          </table:table-cell>
          <table:table-cell office:value-type="float" office:value="9.74259" calcext:value-type="float">
            <text:p>9.74259</text:p>
          </table:table-cell>
        </table:table-row>
        <table:table-row table:style-name="ro1">
          <table:table-cell table:number-columns-repeated="2"/>
          <table:table-cell office:value-type="float" office:value="1.28055" calcext:value-type="float">
            <text:p>1.28055</text:p>
          </table:table-cell>
          <table:table-cell office:value-type="float" office:value="2.50896" calcext:value-type="float">
            <text:p>2.50896</text:p>
          </table:table-cell>
          <table:table-cell/>
          <table:table-cell office:value-type="float" office:value="0.307918" calcext:value-type="float">
            <text:p>0.307918</text:p>
          </table:table-cell>
          <table:table-cell office:value-type="float" office:value="9.02574" calcext:value-type="float">
            <text:p>9.02574</text:p>
          </table:table-cell>
          <table:table-cell table:number-columns-repeated="11"/>
          <table:table-cell office:value-type="float" office:value="0.151515" calcext:value-type="float">
            <text:p>0.151515</text:p>
          </table:table-cell>
          <table:table-cell office:value-type="float" office:value="10.0358" calcext:value-type="float">
            <text:p>10.0358</text:p>
          </table:table-cell>
        </table:table-row>
        <table:table-row table:style-name="ro1">
          <table:table-cell table:number-columns-repeated="2"/>
          <table:table-cell office:value-type="float" office:value="1.32942" calcext:value-type="float">
            <text:p>1.32942</text:p>
          </table:table-cell>
          <table:table-cell office:value-type="float" office:value="2.50896" calcext:value-type="float">
            <text:p>2.50896</text:p>
          </table:table-cell>
          <table:table-cell/>
          <table:table-cell office:value-type="float" office:value="0.317693" calcext:value-type="float">
            <text:p>0.317693</text:p>
          </table:table-cell>
          <table:table-cell office:value-type="float" office:value="9.25383" calcext:value-type="float">
            <text:p>9.25383</text:p>
          </table:table-cell>
          <table:table-cell table:number-columns-repeated="11"/>
          <table:table-cell office:value-type="float" office:value="0.151515" calcext:value-type="float">
            <text:p>0.151515</text:p>
          </table:table-cell>
          <table:table-cell office:value-type="float" office:value="10.3291" calcext:value-type="float">
            <text:p>10.3291</text:p>
          </table:table-cell>
        </table:table-row>
        <table:table-row table:style-name="ro1">
          <table:table-cell table:number-columns-repeated="2"/>
          <table:table-cell office:value-type="float" office:value="1.3783" calcext:value-type="float">
            <text:p>1.3783</text:p>
          </table:table-cell>
          <table:table-cell office:value-type="float" office:value="2.54154" calcext:value-type="float">
            <text:p>2.54154</text:p>
          </table:table-cell>
          <table:table-cell/>
          <table:table-cell office:value-type="float" office:value="0.327468" calcext:value-type="float">
            <text:p>0.327468</text:p>
          </table:table-cell>
          <table:table-cell office:value-type="float" office:value="9.5145" calcext:value-type="float">
            <text:p>9.5145</text:p>
          </table:table-cell>
          <table:table-cell table:number-columns-repeated="11"/>
          <table:table-cell office:value-type="float" office:value="0.16129" calcext:value-type="float">
            <text:p>0.16129</text:p>
          </table:table-cell>
          <table:table-cell office:value-type="float" office:value="10.6224" calcext:value-type="float">
            <text:p>10.6224</text:p>
          </table:table-cell>
        </table:table-row>
        <table:table-row table:style-name="ro1">
          <table:table-cell table:number-columns-repeated="2"/>
          <table:table-cell office:value-type="float" office:value="1.42717" calcext:value-type="float">
            <text:p>1.42717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337243" calcext:value-type="float">
            <text:p>0.337243</text:p>
          </table:table-cell>
          <table:table-cell office:value-type="float" office:value="9.80775" calcext:value-type="float">
            <text:p>9.80775</text:p>
          </table:table-cell>
          <table:table-cell table:number-columns-repeated="11"/>
          <table:table-cell office:value-type="float" office:value="0.16129" calcext:value-type="float">
            <text:p>0.16129</text:p>
          </table:table-cell>
          <table:table-cell office:value-type="float" office:value="10.9156" calcext:value-type="float">
            <text:p>10.9156</text:p>
          </table:table-cell>
        </table:table-row>
        <table:table-row table:style-name="ro1">
          <table:table-cell table:number-columns-repeated="2"/>
          <table:table-cell office:value-type="float" office:value="1.47605" calcext:value-type="float">
            <text:p>1.47605</text:p>
          </table:table-cell>
          <table:table-cell office:value-type="float" office:value="2.54154" calcext:value-type="float">
            <text:p>2.54154</text:p>
          </table:table-cell>
          <table:table-cell/>
          <table:table-cell office:value-type="float" office:value="0.351906" calcext:value-type="float">
            <text:p>0.351906</text:p>
          </table:table-cell>
          <table:table-cell office:value-type="float" office:value="10.0033" calcext:value-type="float">
            <text:p>10.0033</text:p>
          </table:table-cell>
          <table:table-cell table:number-columns-repeated="11"/>
          <table:table-cell office:value-type="float" office:value="0.166178" calcext:value-type="float">
            <text:p>0.166178</text:p>
          </table:table-cell>
          <table:table-cell office:value-type="float" office:value="11.274" calcext:value-type="float">
            <text:p>11.274</text:p>
          </table:table-cell>
        </table:table-row>
        <table:table-row table:style-name="ro1">
          <table:table-cell table:number-columns-repeated="2"/>
          <table:table-cell office:value-type="float" office:value="1.52493" calcext:value-type="float">
            <text:p>1.52493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361681" calcext:value-type="float">
            <text:p>0.361681</text:p>
          </table:table-cell>
          <table:table-cell office:value-type="float" office:value="10.2965" calcext:value-type="float">
            <text:p>10.2965</text:p>
          </table:table-cell>
          <table:table-cell table:number-columns-repeated="11"/>
          <table:table-cell office:value-type="float" office:value="0.171065" calcext:value-type="float">
            <text:p>0.171065</text:p>
          </table:table-cell>
          <table:table-cell office:value-type="float" office:value="11.5347" calcext:value-type="float">
            <text:p>11.5347</text:p>
          </table:table-cell>
        </table:table-row>
        <table:table-row table:style-name="ro1">
          <table:table-cell table:number-columns-repeated="2"/>
          <table:table-cell office:value-type="float" office:value="1.5738" calcext:value-type="float">
            <text:p>1.5738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376344" calcext:value-type="float">
            <text:p>0.376344</text:p>
          </table:table-cell>
          <table:table-cell office:value-type="float" office:value="10.5246" calcext:value-type="float">
            <text:p>10.5246</text:p>
          </table:table-cell>
          <table:table-cell table:number-columns-repeated="11"/>
          <table:table-cell office:value-type="float" office:value="0.175953" calcext:value-type="float">
            <text:p>0.175953</text:p>
          </table:table-cell>
          <table:table-cell office:value-type="float" office:value="11.8605" calcext:value-type="float">
            <text:p>11.8605</text:p>
          </table:table-cell>
        </table:table-row>
        <table:table-row table:style-name="ro1">
          <table:table-cell table:number-columns-repeated="2"/>
          <table:table-cell office:value-type="float" office:value="1.62268" calcext:value-type="float">
            <text:p>1.62268</text:p>
          </table:table-cell>
          <table:table-cell office:value-type="float" office:value="2.54154" calcext:value-type="float">
            <text:p>2.54154</text:p>
          </table:table-cell>
          <table:table-cell/>
          <table:table-cell office:value-type="float" office:value="0.386119" calcext:value-type="float">
            <text:p>0.386119</text:p>
          </table:table-cell>
          <table:table-cell office:value-type="float" office:value="10.7527" calcext:value-type="float">
            <text:p>10.7527</text:p>
          </table:table-cell>
          <table:table-cell table:number-columns-repeated="11"/>
          <table:table-cell office:value-type="float" office:value="0.185728" calcext:value-type="float">
            <text:p>0.185728</text:p>
          </table:table-cell>
          <table:table-cell office:value-type="float" office:value="12.1538" calcext:value-type="float">
            <text:p>12.1538</text:p>
          </table:table-cell>
        </table:table-row>
        <table:table-row table:style-name="ro1">
          <table:table-cell table:number-columns-repeated="2"/>
          <table:table-cell office:value-type="float" office:value="1.67155" calcext:value-type="float">
            <text:p>1.67155</text:p>
          </table:table-cell>
          <table:table-cell office:value-type="float" office:value="2.54154" calcext:value-type="float">
            <text:p>2.54154</text:p>
          </table:table-cell>
          <table:table-cell/>
          <table:table-cell office:value-type="float" office:value="0.400782" calcext:value-type="float">
            <text:p>0.400782</text:p>
          </table:table-cell>
          <table:table-cell office:value-type="float" office:value="10.9808" calcext:value-type="float">
            <text:p>10.9808</text:p>
          </table:table-cell>
          <table:table-cell table:number-columns-repeated="11"/>
          <table:table-cell office:value-type="float" office:value="0.185728" calcext:value-type="float">
            <text:p>0.185728</text:p>
          </table:table-cell>
          <table:table-cell office:value-type="float" office:value="12.4471" calcext:value-type="float">
            <text:p>12.4471</text:p>
          </table:table-cell>
        </table:table-row>
        <table:table-row table:style-name="ro1">
          <table:table-cell table:number-columns-repeated="2"/>
          <table:table-cell office:value-type="float" office:value="1.72043" calcext:value-type="float">
            <text:p>1.72043</text:p>
          </table:table-cell>
          <table:table-cell office:value-type="float" office:value="2.54154" calcext:value-type="float">
            <text:p>2.54154</text:p>
          </table:table-cell>
          <table:table-cell/>
          <table:table-cell office:value-type="float" office:value="0.415445" calcext:value-type="float">
            <text:p>0.415445</text:p>
          </table:table-cell>
          <table:table-cell office:value-type="float" office:value="11.2414" calcext:value-type="float">
            <text:p>11.2414</text:p>
          </table:table-cell>
          <table:table-cell table:number-columns-repeated="11"/>
          <table:table-cell office:value-type="float" office:value="0.190616" calcext:value-type="float">
            <text:p>0.190616</text:p>
          </table:table-cell>
          <table:table-cell office:value-type="float" office:value="12.7403" calcext:value-type="float">
            <text:p>12.7403</text:p>
          </table:table-cell>
        </table:table-row>
        <table:table-row table:style-name="ro1">
          <table:table-cell table:number-columns-repeated="2"/>
          <table:table-cell office:value-type="float" office:value="1.76931" calcext:value-type="float">
            <text:p>1.76931</text:p>
          </table:table-cell>
          <table:table-cell office:value-type="float" office:value="2.54154" calcext:value-type="float">
            <text:p>2.54154</text:p>
          </table:table-cell>
          <table:table-cell/>
          <table:table-cell office:value-type="float" office:value="0.430108" calcext:value-type="float">
            <text:p>0.430108</text:p>
          </table:table-cell>
          <table:table-cell office:value-type="float" office:value="11.4695" calcext:value-type="float">
            <text:p>11.4695</text:p>
          </table:table-cell>
          <table:table-cell table:number-columns-repeated="11"/>
          <table:table-cell office:value-type="float" office:value="0.195503" calcext:value-type="float">
            <text:p>0.195503</text:p>
          </table:table-cell>
          <table:table-cell office:value-type="float" office:value="13.0336" calcext:value-type="float">
            <text:p>13.0336</text:p>
          </table:table-cell>
        </table:table-row>
        <table:table-row table:style-name="ro1">
          <table:table-cell table:number-columns-repeated="2"/>
          <table:table-cell office:value-type="float" office:value="1.81818" calcext:value-type="float">
            <text:p>1.81818</text:p>
          </table:table-cell>
          <table:table-cell office:value-type="float" office:value="2.54154" calcext:value-type="float">
            <text:p>2.54154</text:p>
          </table:table-cell>
          <table:table-cell/>
          <table:table-cell office:value-type="float" office:value="0.44477" calcext:value-type="float">
            <text:p>0.44477</text:p>
          </table:table-cell>
          <table:table-cell office:value-type="float" office:value="11.6976" calcext:value-type="float">
            <text:p>11.6976</text:p>
          </table:table-cell>
          <table:table-cell table:number-columns-repeated="11"/>
          <table:table-cell office:value-type="float" office:value="0.200391" calcext:value-type="float">
            <text:p>0.200391</text:p>
          </table:table-cell>
          <table:table-cell office:value-type="float" office:value="13.3268" calcext:value-type="float">
            <text:p>13.3268</text:p>
          </table:table-cell>
        </table:table-row>
        <table:table-row table:style-name="ro1">
          <table:table-cell table:number-columns-repeated="2"/>
          <table:table-cell office:value-type="float" office:value="1.86706" calcext:value-type="float">
            <text:p>1.86706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459433" calcext:value-type="float">
            <text:p>0.459433</text:p>
          </table:table-cell>
          <table:table-cell office:value-type="float" office:value="11.9257" calcext:value-type="float">
            <text:p>11.9257</text:p>
          </table:table-cell>
          <table:table-cell table:number-columns-repeated="11"/>
          <table:table-cell office:value-type="float" office:value="0.205279" calcext:value-type="float">
            <text:p>0.205279</text:p>
          </table:table-cell>
          <table:table-cell office:value-type="float" office:value="13.6201" calcext:value-type="float">
            <text:p>13.6201</text:p>
          </table:table-cell>
        </table:table-row>
        <table:table-row table:style-name="ro1">
          <table:table-cell table:number-columns-repeated="2"/>
          <table:table-cell office:value-type="float" office:value="1.91593" calcext:value-type="float">
            <text:p>1.91593</text:p>
          </table:table-cell>
          <table:table-cell office:value-type="float" office:value="2.54154" calcext:value-type="float">
            <text:p>2.54154</text:p>
          </table:table-cell>
          <table:table-cell/>
          <table:table-cell office:value-type="float" office:value="0.469208" calcext:value-type="float">
            <text:p>0.469208</text:p>
          </table:table-cell>
          <table:table-cell office:value-type="float" office:value="12.1538" calcext:value-type="float">
            <text:p>12.1538</text:p>
          </table:table-cell>
          <table:table-cell table:number-columns-repeated="11"/>
          <table:table-cell office:value-type="float" office:value="0.210166" calcext:value-type="float">
            <text:p>0.210166</text:p>
          </table:table-cell>
          <table:table-cell office:value-type="float" office:value="13.9133" calcext:value-type="float">
            <text:p>13.9133</text:p>
          </table:table-cell>
        </table:table-row>
        <table:table-row table:style-name="ro1">
          <table:table-cell table:number-columns-repeated="2"/>
          <table:table-cell office:value-type="float" office:value="1.96481" calcext:value-type="float">
            <text:p>1.96481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483871" calcext:value-type="float">
            <text:p>0.483871</text:p>
          </table:table-cell>
          <table:table-cell office:value-type="float" office:value="12.3819" calcext:value-type="float">
            <text:p>12.3819</text:p>
          </table:table-cell>
          <table:table-cell table:number-columns-repeated="11"/>
          <table:table-cell office:value-type="float" office:value="0.215054" calcext:value-type="float">
            <text:p>0.215054</text:p>
          </table:table-cell>
          <table:table-cell office:value-type="float" office:value="14.174" calcext:value-type="float">
            <text:p>14.174</text:p>
          </table:table-cell>
        </table:table-row>
        <table:table-row table:style-name="ro1">
          <table:table-cell table:number-columns-repeated="2"/>
          <table:table-cell office:value-type="float" office:value="2.01369" calcext:value-type="float">
            <text:p>2.01369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503421" calcext:value-type="float">
            <text:p>0.503421</text:p>
          </table:table-cell>
          <table:table-cell office:value-type="float" office:value="12.61" calcext:value-type="float">
            <text:p>12.61</text:p>
          </table:table-cell>
          <table:table-cell table:number-columns-repeated="11"/>
          <table:table-cell office:value-type="float" office:value="0.219941" calcext:value-type="float">
            <text:p>0.219941</text:p>
          </table:table-cell>
          <table:table-cell office:value-type="float" office:value="14.4998" calcext:value-type="float">
            <text:p>14.4998</text:p>
          </table:table-cell>
        </table:table-row>
        <table:table-row table:style-name="ro1">
          <table:table-cell table:number-columns-repeated="2"/>
          <table:table-cell office:value-type="float" office:value="2.06256" calcext:value-type="float">
            <text:p>2.06256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518084" calcext:value-type="float">
            <text:p>0.518084</text:p>
          </table:table-cell>
          <table:table-cell office:value-type="float" office:value="12.8381" calcext:value-type="float">
            <text:p>12.8381</text:p>
          </table:table-cell>
          <table:table-cell table:number-columns-repeated="11"/>
          <table:table-cell office:value-type="float" office:value="0.224829" calcext:value-type="float">
            <text:p>0.224829</text:p>
          </table:table-cell>
          <table:table-cell office:value-type="float" office:value="14.7931" calcext:value-type="float">
            <text:p>14.7931</text:p>
          </table:table-cell>
        </table:table-row>
        <table:table-row table:style-name="ro1">
          <table:table-cell table:number-columns-repeated="2"/>
          <table:table-cell office:value-type="float" office:value="2.11144" calcext:value-type="float">
            <text:p>2.11144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532747" calcext:value-type="float">
            <text:p>0.532747</text:p>
          </table:table-cell>
          <table:table-cell office:value-type="float" office:value="13.0661" calcext:value-type="float">
            <text:p>13.0661</text:p>
          </table:table-cell>
          <table:table-cell table:number-columns-repeated="11"/>
          <table:table-cell office:value-type="float" office:value="0.229717" calcext:value-type="float">
            <text:p>0.229717</text:p>
          </table:table-cell>
          <table:table-cell office:value-type="float" office:value="15.0863" calcext:value-type="float">
            <text:p>15.0863</text:p>
          </table:table-cell>
        </table:table-row>
        <table:table-row table:style-name="ro1">
          <table:table-cell table:number-columns-repeated="2"/>
          <table:table-cell office:value-type="float" office:value="2.16031" calcext:value-type="float">
            <text:p>2.16031</text:p>
          </table:table-cell>
          <table:table-cell office:value-type="float" office:value="2.54154" calcext:value-type="float">
            <text:p>2.54154</text:p>
          </table:table-cell>
          <table:table-cell/>
          <table:table-cell office:value-type="float" office:value="0.552297" calcext:value-type="float">
            <text:p>0.552297</text:p>
          </table:table-cell>
          <table:table-cell office:value-type="float" office:value="13.2942" calcext:value-type="float">
            <text:p>13.2942</text:p>
          </table:table-cell>
          <table:table-cell table:number-columns-repeated="11"/>
          <table:table-cell office:value-type="float" office:value="0.234604" calcext:value-type="float">
            <text:p>0.234604</text:p>
          </table:table-cell>
          <table:table-cell office:value-type="float" office:value="15.3796" calcext:value-type="float">
            <text:p>15.3796</text:p>
          </table:table-cell>
        </table:table-row>
        <table:table-row table:style-name="ro1">
          <table:table-cell table:number-columns-repeated="2"/>
          <table:table-cell office:value-type="float" office:value="2.20919" calcext:value-type="float">
            <text:p>2.20919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56696" calcext:value-type="float">
            <text:p>0.56696</text:p>
          </table:table-cell>
          <table:table-cell office:value-type="float" office:value="13.4897" calcext:value-type="float">
            <text:p>13.4897</text:p>
          </table:table-cell>
          <table:table-cell table:number-columns-repeated="11"/>
          <table:table-cell office:value-type="float" office:value="0.239492" calcext:value-type="float">
            <text:p>0.239492</text:p>
          </table:table-cell>
          <table:table-cell office:value-type="float" office:value="15.6729" calcext:value-type="float">
            <text:p>15.6729</text:p>
          </table:table-cell>
        </table:table-row>
        <table:table-row table:style-name="ro1">
          <table:table-cell table:number-columns-repeated="2"/>
          <table:table-cell office:value-type="float" office:value="2.25806" calcext:value-type="float">
            <text:p>2.25806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58651" calcext:value-type="float">
            <text:p>0.58651</text:p>
          </table:table-cell>
          <table:table-cell office:value-type="float" office:value="13.6852" calcext:value-type="float">
            <text:p>13.6852</text:p>
          </table:table-cell>
          <table:table-cell table:number-columns-repeated="11"/>
          <table:table-cell office:value-type="float" office:value="0.244379" calcext:value-type="float">
            <text:p>0.244379</text:p>
          </table:table-cell>
          <table:table-cell office:value-type="float" office:value="15.9987" calcext:value-type="float">
            <text:p>15.9987</text:p>
          </table:table-cell>
        </table:table-row>
        <table:table-row table:style-name="ro1">
          <table:table-cell table:number-columns-repeated="2"/>
          <table:table-cell office:value-type="float" office:value="2.30694" calcext:value-type="float">
            <text:p>2.30694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606061" calcext:value-type="float">
            <text:p>0.606061</text:p>
          </table:table-cell>
          <table:table-cell office:value-type="float" office:value="13.9459" calcext:value-type="float">
            <text:p>13.9459</text:p>
          </table:table-cell>
          <table:table-cell table:number-columns-repeated="11"/>
          <table:table-cell office:value-type="float" office:value="0.249267" calcext:value-type="float">
            <text:p>0.249267</text:p>
          </table:table-cell>
          <table:table-cell office:value-type="float" office:value="16.292" calcext:value-type="float">
            <text:p>16.292</text:p>
          </table:table-cell>
        </table:table-row>
        <table:table-row table:style-name="ro1">
          <table:table-cell table:number-columns-repeated="2"/>
          <table:table-cell office:value-type="float" office:value="2.35582" calcext:value-type="float">
            <text:p>2.35582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620723" calcext:value-type="float">
            <text:p>0.620723</text:p>
          </table:table-cell>
          <table:table-cell office:value-type="float" office:value="14.1414" calcext:value-type="float">
            <text:p>14.1414</text:p>
          </table:table-cell>
          <table:table-cell table:number-columns-repeated="11"/>
          <table:table-cell office:value-type="float" office:value="0.254154" calcext:value-type="float">
            <text:p>0.254154</text:p>
          </table:table-cell>
          <table:table-cell office:value-type="float" office:value="16.5852" calcext:value-type="float">
            <text:p>16.5852</text:p>
          </table:table-cell>
        </table:table-row>
        <table:table-row table:style-name="ro1">
          <table:table-cell table:number-columns-repeated="2"/>
          <table:table-cell office:value-type="float" office:value="2.40469" calcext:value-type="float">
            <text:p>2.40469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640274" calcext:value-type="float">
            <text:p>0.640274</text:p>
          </table:table-cell>
          <table:table-cell office:value-type="float" office:value="14.3369" calcext:value-type="float">
            <text:p>14.3369</text:p>
          </table:table-cell>
          <table:table-cell table:number-columns-repeated="11"/>
          <table:table-cell office:value-type="float" office:value="0.259042" calcext:value-type="float">
            <text:p>0.259042</text:p>
          </table:table-cell>
          <table:table-cell office:value-type="float" office:value="16.8785" calcext:value-type="float">
            <text:p>16.8785</text:p>
          </table:table-cell>
        </table:table-row>
        <table:table-row table:style-name="ro1">
          <table:table-cell table:number-columns-repeated="2"/>
          <table:table-cell office:value-type="float" office:value="2.45357" calcext:value-type="float">
            <text:p>2.45357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659824" calcext:value-type="float">
            <text:p>0.659824</text:p>
          </table:table-cell>
          <table:table-cell office:value-type="float" office:value="14.4998" calcext:value-type="float">
            <text:p>14.4998</text:p>
          </table:table-cell>
          <table:table-cell table:number-columns-repeated="11"/>
          <table:table-cell office:value-type="float" office:value="0.26393" calcext:value-type="float">
            <text:p>0.26393</text:p>
          </table:table-cell>
          <table:table-cell office:value-type="float" office:value="17.1717" calcext:value-type="float">
            <text:p>17.1717</text:p>
          </table:table-cell>
        </table:table-row>
        <table:table-row table:style-name="ro1">
          <table:table-cell table:number-columns-repeated="2"/>
          <table:table-cell office:value-type="float" office:value="2.50244" calcext:value-type="float">
            <text:p>2.50244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679374" calcext:value-type="float">
            <text:p>0.679374</text:p>
          </table:table-cell>
          <table:table-cell office:value-type="float" office:value="14.7279" calcext:value-type="float">
            <text:p>14.7279</text:p>
          </table:table-cell>
          <table:table-cell table:number-columns-repeated="11"/>
          <table:table-cell office:value-type="float" office:value="0.268817" calcext:value-type="float">
            <text:p>0.268817</text:p>
          </table:table-cell>
          <table:table-cell office:value-type="float" office:value="17.4324" calcext:value-type="float">
            <text:p>17.4324</text:p>
          </table:table-cell>
        </table:table-row>
        <table:table-row table:style-name="ro1">
          <table:table-cell table:number-columns-repeated="2"/>
          <table:table-cell office:value-type="float" office:value="2.55132" calcext:value-type="float">
            <text:p>2.55132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703812" calcext:value-type="float">
            <text:p>0.703812</text:p>
          </table:table-cell>
          <table:table-cell office:value-type="float" office:value="14.8908" calcext:value-type="float">
            <text:p>14.8908</text:p>
          </table:table-cell>
          <table:table-cell table:number-columns-repeated="11"/>
          <table:table-cell office:value-type="float" office:value="0.273705" calcext:value-type="float">
            <text:p>0.273705</text:p>
          </table:table-cell>
          <table:table-cell office:value-type="float" office:value="17.7582" calcext:value-type="float">
            <text:p>17.7582</text:p>
          </table:table-cell>
        </table:table-row>
        <table:table-row table:style-name="ro1">
          <table:table-cell table:number-columns-repeated="2"/>
          <table:table-cell office:value-type="float" office:value="2.6002" calcext:value-type="float">
            <text:p>2.6002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72825" calcext:value-type="float">
            <text:p>0.72825</text:p>
          </table:table-cell>
          <table:table-cell office:value-type="float" office:value="15.0538" calcext:value-type="float">
            <text:p>15.0538</text:p>
          </table:table-cell>
          <table:table-cell table:number-columns-repeated="11"/>
          <table:table-cell office:value-type="float" office:value="0.278592" calcext:value-type="float">
            <text:p>0.278592</text:p>
          </table:table-cell>
          <table:table-cell office:value-type="float" office:value="18.0515" calcext:value-type="float">
            <text:p>18.0515</text:p>
          </table:table-cell>
        </table:table-row>
        <table:table-row table:style-name="ro1">
          <table:table-cell table:number-columns-repeated="2"/>
          <table:table-cell office:value-type="float" office:value="2.65396" calcext:value-type="float">
            <text:p>2.65396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747801" calcext:value-type="float">
            <text:p>0.747801</text:p>
          </table:table-cell>
          <table:table-cell office:value-type="float" office:value="15.2493" calcext:value-type="float">
            <text:p>15.2493</text:p>
          </table:table-cell>
          <table:table-cell table:number-columns-repeated="11"/>
          <table:table-cell office:value-type="float" office:value="0.28348" calcext:value-type="float">
            <text:p>0.28348</text:p>
          </table:table-cell>
          <table:table-cell office:value-type="float" office:value="18.3447" calcext:value-type="float">
            <text:p>18.3447</text:p>
          </table:table-cell>
        </table:table-row>
        <table:table-row table:style-name="ro1">
          <table:table-cell table:number-columns-repeated="2"/>
          <table:table-cell office:value-type="float" office:value="2.69795" calcext:value-type="float">
            <text:p>2.69795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772239" calcext:value-type="float">
            <text:p>0.772239</text:p>
          </table:table-cell>
          <table:table-cell office:value-type="float" office:value="15.4122" calcext:value-type="float">
            <text:p>15.4122</text:p>
          </table:table-cell>
          <table:table-cell table:number-columns-repeated="11"/>
          <table:table-cell office:value-type="float" office:value="0.288368" calcext:value-type="float">
            <text:p>0.288368</text:p>
          </table:table-cell>
          <table:table-cell office:value-type="float" office:value="18.638" calcext:value-type="float">
            <text:p>18.638</text:p>
          </table:table-cell>
        </table:table-row>
        <table:table-row table:style-name="ro1">
          <table:table-cell table:number-columns-repeated="2"/>
          <table:table-cell office:value-type="float" office:value="2.74682" calcext:value-type="float">
            <text:p>2.74682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796676" calcext:value-type="float">
            <text:p>0.796676</text:p>
          </table:table-cell>
          <table:table-cell office:value-type="float" office:value="15.5751" calcext:value-type="float">
            <text:p>15.5751</text:p>
          </table:table-cell>
          <table:table-cell table:number-columns-repeated="11"/>
          <table:table-cell office:value-type="float" office:value="0.293255" calcext:value-type="float">
            <text:p>0.293255</text:p>
          </table:table-cell>
          <table:table-cell office:value-type="float" office:value="18.9312" calcext:value-type="float">
            <text:p>18.9312</text:p>
          </table:table-cell>
        </table:table-row>
        <table:table-row table:style-name="ro1">
          <table:table-cell table:number-columns-repeated="2"/>
          <table:table-cell office:value-type="float" office:value="2.7957" calcext:value-type="float">
            <text:p>2.7957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821114" calcext:value-type="float">
            <text:p>0.821114</text:p>
          </table:table-cell>
          <table:table-cell office:value-type="float" office:value="15.7054" calcext:value-type="float">
            <text:p>15.7054</text:p>
          </table:table-cell>
          <table:table-cell table:number-columns-repeated="11"/>
          <table:table-cell office:value-type="float" office:value="0.298143" calcext:value-type="float">
            <text:p>0.298143</text:p>
          </table:table-cell>
          <table:table-cell office:value-type="float" office:value="19.2245" calcext:value-type="float">
            <text:p>19.2245</text:p>
          </table:table-cell>
        </table:table-row>
        <table:table-row table:style-name="ro1">
          <table:table-cell table:number-columns-repeated="2"/>
          <table:table-cell office:value-type="float" office:value="2.84457" calcext:value-type="float">
            <text:p>2.84457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85044" calcext:value-type="float">
            <text:p>0.85044</text:p>
          </table:table-cell>
          <table:table-cell office:value-type="float" office:value="15.8684" calcext:value-type="float">
            <text:p>15.8684</text:p>
          </table:table-cell>
          <table:table-cell table:number-columns-repeated="11"/>
          <table:table-cell office:value-type="float" office:value="0.30303" calcext:value-type="float">
            <text:p>0.30303</text:p>
          </table:table-cell>
          <table:table-cell office:value-type="float" office:value="19.5178" calcext:value-type="float">
            <text:p>19.5178</text:p>
          </table:table-cell>
        </table:table-row>
        <table:table-row table:style-name="ro1">
          <table:table-cell table:number-columns-repeated="2"/>
          <table:table-cell office:value-type="float" office:value="2.89345" calcext:value-type="float">
            <text:p>2.89345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874878" calcext:value-type="float">
            <text:p>0.874878</text:p>
          </table:table-cell>
          <table:table-cell office:value-type="float" office:value="15.9987" calcext:value-type="float">
            <text:p>15.9987</text:p>
          </table:table-cell>
          <table:table-cell table:number-columns-repeated="11"/>
          <table:table-cell office:value-type="float" office:value="0.307918" calcext:value-type="float">
            <text:p>0.307918</text:p>
          </table:table-cell>
          <table:table-cell office:value-type="float" office:value="19.811" calcext:value-type="float">
            <text:p>19.811</text:p>
          </table:table-cell>
        </table:table-row>
        <table:table-row table:style-name="ro1">
          <table:table-cell table:number-columns-repeated="2"/>
          <table:table-cell office:value-type="float" office:value="2.94233" calcext:value-type="float">
            <text:p>2.94233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909091" calcext:value-type="float">
            <text:p>0.909091</text:p>
          </table:table-cell>
          <table:table-cell office:value-type="float" office:value="16.129" calcext:value-type="float">
            <text:p>16.129</text:p>
          </table:table-cell>
          <table:table-cell table:number-columns-repeated="11"/>
          <table:table-cell office:value-type="float" office:value="0.312805" calcext:value-type="float">
            <text:p>0.312805</text:p>
          </table:table-cell>
          <table:table-cell office:value-type="float" office:value="20.1043" calcext:value-type="float">
            <text:p>20.1043</text:p>
          </table:table-cell>
        </table:table-row>
        <table:table-row table:style-name="ro1">
          <table:table-cell table:number-columns-repeated="2"/>
          <table:table-cell office:value-type="float" office:value="2.9912" calcext:value-type="float">
            <text:p>2.9912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938416" calcext:value-type="float">
            <text:p>0.938416</text:p>
          </table:table-cell>
          <table:table-cell office:value-type="float" office:value="16.2594" calcext:value-type="float">
            <text:p>16.2594</text:p>
          </table:table-cell>
          <table:table-cell table:number-columns-repeated="11"/>
          <table:table-cell office:value-type="float" office:value="0.317693" calcext:value-type="float">
            <text:p>0.317693</text:p>
          </table:table-cell>
          <table:table-cell office:value-type="float" office:value="20.3975" calcext:value-type="float">
            <text:p>20.3975</text:p>
          </table:table-cell>
        </table:table-row>
        <table:table-row table:style-name="ro1">
          <table:table-cell table:number-columns-repeated="2"/>
          <table:table-cell office:value-type="float" office:value="3.04008" calcext:value-type="float">
            <text:p>3.04008</text:p>
          </table:table-cell>
          <table:table-cell office:value-type="float" office:value="2.57413" calcext:value-type="float">
            <text:p>2.57413</text:p>
          </table:table-cell>
          <table:table-cell/>
          <table:table-cell office:value-type="float" office:value="0.967742" calcext:value-type="float">
            <text:p>0.967742</text:p>
          </table:table-cell>
          <table:table-cell office:value-type="float" office:value="16.3571" calcext:value-type="float">
            <text:p>16.3571</text:p>
          </table:table-cell>
          <table:table-cell table:number-columns-repeated="11"/>
          <table:table-cell office:value-type="float" office:value="0.322581" calcext:value-type="float">
            <text:p>0.322581</text:p>
          </table:table-cell>
          <table:table-cell office:value-type="float" office:value="20.6908" calcext:value-type="float">
            <text:p>20.6908</text:p>
          </table:table-cell>
        </table:table-row>
        <table:table-row table:style-name="ro1">
          <table:table-cell table:number-columns-repeated="2"/>
          <table:table-cell office:value-type="float" office:value="3.08895" calcext:value-type="float">
            <text:p>3.08895</text:p>
          </table:table-cell>
          <table:table-cell office:value-type="float" office:value="2.60671" calcext:value-type="float">
            <text:p>2.60671</text:p>
          </table:table-cell>
          <table:table-cell/>
          <table:table-cell office:value-type="float" office:value="1.00684" calcext:value-type="float">
            <text:p>1.00684</text:p>
          </table:table-cell>
          <table:table-cell office:value-type="float" office:value="16.4875" calcext:value-type="float">
            <text:p>16.4875</text:p>
          </table:table-cell>
          <table:table-cell table:number-columns-repeated="11"/>
          <table:table-cell office:value-type="float" office:value="0.327468" calcext:value-type="float">
            <text:p>0.327468</text:p>
          </table:table-cell>
          <table:table-cell office:value-type="float" office:value="20.984" calcext:value-type="float">
            <text:p>20.984</text:p>
          </table:table-cell>
        </table:table-row>
        <table:table-row table:style-name="ro1">
          <table:table-cell table:number-columns-repeated="2"/>
          <table:table-cell office:value-type="float" office:value="3.13783" calcext:value-type="float">
            <text:p>3.13783</text:p>
          </table:table-cell>
          <table:table-cell office:value-type="float" office:value="2.60671" calcext:value-type="float">
            <text:p>2.60671</text:p>
          </table:table-cell>
          <table:table-cell/>
          <table:table-cell office:value-type="float" office:value="1.03617" calcext:value-type="float">
            <text:p>1.03617</text:p>
          </table:table-cell>
          <table:table-cell office:value-type="float" office:value="16.5852" calcext:value-type="float">
            <text:p>16.5852</text:p>
          </table:table-cell>
          <table:table-cell table:number-columns-repeated="11"/>
          <table:table-cell office:value-type="float" office:value="0.332356" calcext:value-type="float">
            <text:p>0.332356</text:p>
          </table:table-cell>
          <table:table-cell office:value-type="float" office:value="21.2773" calcext:value-type="float">
            <text:p>21.2773</text:p>
          </table:table-cell>
        </table:table-row>
        <table:table-row table:style-name="ro1">
          <table:table-cell table:number-columns-repeated="2"/>
          <table:table-cell office:value-type="float" office:value="3.18671" calcext:value-type="float">
            <text:p>3.18671</text:p>
          </table:table-cell>
          <table:table-cell office:value-type="float" office:value="2.60671" calcext:value-type="float">
            <text:p>2.60671</text:p>
          </table:table-cell>
          <table:table-cell/>
          <table:table-cell office:value-type="float" office:value="1.07527" calcext:value-type="float">
            <text:p>1.07527</text:p>
          </table:table-cell>
          <table:table-cell office:value-type="float" office:value="16.6504" calcext:value-type="float">
            <text:p>16.6504</text:p>
          </table:table-cell>
          <table:table-cell table:number-columns-repeated="11"/>
          <table:table-cell office:value-type="float" office:value="0.337243" calcext:value-type="float">
            <text:p>0.337243</text:p>
          </table:table-cell>
          <table:table-cell office:value-type="float" office:value="21.5705" calcext:value-type="float">
            <text:p>21.5705</text:p>
          </table:table-cell>
        </table:table-row>
        <table:table-row table:style-name="ro1">
          <table:table-cell table:number-columns-repeated="2"/>
          <table:table-cell office:value-type="float" office:value="3.23558" calcext:value-type="float">
            <text:p>3.23558</text:p>
          </table:table-cell>
          <table:table-cell office:value-type="float" office:value="2.60671" calcext:value-type="float">
            <text:p>2.60671</text:p>
          </table:table-cell>
          <table:table-cell/>
          <table:table-cell office:value-type="float" office:value="1.10948" calcext:value-type="float">
            <text:p>1.10948</text:p>
          </table:table-cell>
          <table:table-cell office:value-type="float" office:value="16.7481" calcext:value-type="float">
            <text:p>16.7481</text:p>
          </table:table-cell>
          <table:table-cell table:number-columns-repeated="11"/>
          <table:table-cell office:value-type="float" office:value="0.342131" calcext:value-type="float">
            <text:p>0.342131</text:p>
          </table:table-cell>
          <table:table-cell office:value-type="float" office:value="21.8638" calcext:value-type="float">
            <text:p>21.8638</text:p>
          </table:table-cell>
        </table:table-row>
        <table:table-row table:style-name="ro1">
          <table:table-cell table:number-columns-repeated="2"/>
          <table:table-cell office:value-type="float" office:value="3.28446" calcext:value-type="float">
            <text:p>3.28446</text:p>
          </table:table-cell>
          <table:table-cell office:value-type="float" office:value="2.60671" calcext:value-type="float">
            <text:p>2.60671</text:p>
          </table:table-cell>
          <table:table-cell/>
          <table:table-cell office:value-type="float" office:value="1.14858" calcext:value-type="float">
            <text:p>1.14858</text:p>
          </table:table-cell>
          <table:table-cell office:value-type="float" office:value="16.8133" calcext:value-type="float">
            <text:p>16.8133</text:p>
          </table:table-cell>
          <table:table-cell table:number-columns-repeated="11"/>
          <table:table-cell office:value-type="float" office:value="0.347019" calcext:value-type="float">
            <text:p>0.347019</text:p>
          </table:table-cell>
          <table:table-cell office:value-type="float" office:value="22.1571" calcext:value-type="float">
            <text:p>22.1571</text:p>
          </table:table-cell>
        </table:table-row>
        <table:table-row table:style-name="ro1">
          <table:table-cell table:number-columns-repeated="2"/>
          <table:table-cell office:value-type="float" office:value="3.32845" calcext:value-type="float">
            <text:p>3.32845</text:p>
          </table:table-cell>
          <table:table-cell office:value-type="float" office:value="2.60671" calcext:value-type="float">
            <text:p>2.60671</text:p>
          </table:table-cell>
          <table:table-cell/>
          <table:table-cell office:value-type="float" office:value="1.18768" calcext:value-type="float">
            <text:p>1.18768</text:p>
          </table:table-cell>
          <table:table-cell office:value-type="float" office:value="16.8785" calcext:value-type="float">
            <text:p>16.8785</text:p>
          </table:table-cell>
          <table:table-cell table:number-columns-repeated="11"/>
          <table:table-cell office:value-type="float" office:value="0.351906" calcext:value-type="float">
            <text:p>0.351906</text:p>
          </table:table-cell>
          <table:table-cell office:value-type="float" office:value="22.4503" calcext:value-type="float">
            <text:p>22.4503</text:p>
          </table:table-cell>
        </table:table-row>
        <table:table-row table:style-name="ro1">
          <table:table-cell table:number-columns-repeated="2"/>
          <table:table-cell office:value-type="float" office:value="3.38221" calcext:value-type="float">
            <text:p>3.38221</text:p>
          </table:table-cell>
          <table:table-cell office:value-type="float" office:value="2.60671" calcext:value-type="float">
            <text:p>2.60671</text:p>
          </table:table-cell>
          <table:table-cell/>
          <table:table-cell office:value-type="float" office:value="1.22678" calcext:value-type="float">
            <text:p>1.22678</text:p>
          </table:table-cell>
          <table:table-cell office:value-type="float" office:value="16.911" calcext:value-type="float">
            <text:p>16.911</text:p>
          </table:table-cell>
          <table:table-cell table:number-columns-repeated="11"/>
          <table:table-cell office:value-type="float" office:value="0.356794" calcext:value-type="float">
            <text:p>0.356794</text:p>
          </table:table-cell>
          <table:table-cell office:value-type="float" office:value="22.7436" calcext:value-type="float">
            <text:p>22.7436</text:p>
          </table:table-cell>
        </table:table-row>
        <table:table-row table:style-name="ro1">
          <table:table-cell table:number-columns-repeated="2"/>
          <table:table-cell office:value-type="float" office:value="3.43109" calcext:value-type="float">
            <text:p>3.43109</text:p>
          </table:table-cell>
          <table:table-cell office:value-type="float" office:value="2.60671" calcext:value-type="float">
            <text:p>2.60671</text:p>
          </table:table-cell>
          <table:table-cell/>
          <table:table-cell office:value-type="float" office:value="1.27077" calcext:value-type="float">
            <text:p>1.27077</text:p>
          </table:table-cell>
          <table:table-cell office:value-type="float" office:value="16.9762" calcext:value-type="float">
            <text:p>16.9762</text:p>
          </table:table-cell>
          <table:table-cell table:number-columns-repeated="11"/>
          <table:table-cell office:value-type="float" office:value="0.361681" calcext:value-type="float">
            <text:p>0.361681</text:p>
          </table:table-cell>
          <table:table-cell office:value-type="float" office:value="23.0042" calcext:value-type="float">
            <text:p>23.0042</text:p>
          </table:table-cell>
        </table:table-row>
        <table:table-row table:style-name="ro1">
          <table:table-cell table:number-columns-repeated="2"/>
          <table:table-cell office:value-type="float" office:value="3.47507" calcext:value-type="float">
            <text:p>3.47507</text:p>
          </table:table-cell>
          <table:table-cell office:value-type="float" office:value="2.60671" calcext:value-type="float">
            <text:p>2.60671</text:p>
          </table:table-cell>
          <table:table-cell/>
          <table:table-cell office:value-type="float" office:value="1.30987" calcext:value-type="float">
            <text:p>1.30987</text:p>
          </table:table-cell>
          <table:table-cell office:value-type="float" office:value="17.0414" calcext:value-type="float">
            <text:p>17.0414</text:p>
          </table:table-cell>
          <table:table-cell table:number-columns-repeated="11"/>
          <table:table-cell office:value-type="float" office:value="0.366569" calcext:value-type="float">
            <text:p>0.366569</text:p>
          </table:table-cell>
          <table:table-cell office:value-type="float" office:value="23.2975" calcext:value-type="float">
            <text:p>23.2975</text:p>
          </table:table-cell>
        </table:table-row>
        <table:table-row table:style-name="ro1">
          <table:table-cell table:number-columns-repeated="2"/>
          <table:table-cell office:value-type="float" office:value="3.52395" calcext:value-type="float">
            <text:p>3.52395</text:p>
          </table:table-cell>
          <table:table-cell office:value-type="float" office:value="2.60671" calcext:value-type="float">
            <text:p>2.60671</text:p>
          </table:table-cell>
          <table:table-cell/>
          <table:table-cell office:value-type="float" office:value="1.35386" calcext:value-type="float">
            <text:p>1.35386</text:p>
          </table:table-cell>
          <table:table-cell office:value-type="float" office:value="17.074" calcext:value-type="float">
            <text:p>17.074</text:p>
          </table:table-cell>
          <table:table-cell table:number-columns-repeated="11"/>
          <table:table-cell office:value-type="float" office:value="0.371457" calcext:value-type="float">
            <text:p>0.371457</text:p>
          </table:table-cell>
          <table:table-cell office:value-type="float" office:value="23.5907" calcext:value-type="float">
            <text:p>23.5907</text:p>
          </table:table-cell>
        </table:table-row>
        <table:table-row table:style-name="ro1">
          <table:table-cell table:number-columns-repeated="2"/>
          <table:table-cell office:value-type="float" office:value="3.57771" calcext:value-type="float">
            <text:p>3.57771</text:p>
          </table:table-cell>
          <table:table-cell office:value-type="float" office:value="2.60671" calcext:value-type="float">
            <text:p>2.60671</text:p>
          </table:table-cell>
          <table:table-cell/>
          <table:table-cell office:value-type="float" office:value="1.39785" calcext:value-type="float">
            <text:p>1.39785</text:p>
          </table:table-cell>
          <table:table-cell office:value-type="float" office:value="17.1065" calcext:value-type="float">
            <text:p>17.1065</text:p>
          </table:table-cell>
          <table:table-cell table:number-columns-repeated="11"/>
          <table:table-cell office:value-type="float" office:value="0.376344" calcext:value-type="float">
            <text:p>0.376344</text:p>
          </table:table-cell>
          <table:table-cell office:value-type="float" office:value="23.9166" calcext:value-type="float">
            <text:p>23.9166</text:p>
          </table:table-cell>
        </table:table-row>
        <table:table-row table:style-name="ro1">
          <table:table-cell table:number-columns-repeated="2"/>
          <table:table-cell office:value-type="float" office:value="3.62659" calcext:value-type="float">
            <text:p>3.62659</text:p>
          </table:table-cell>
          <table:table-cell office:value-type="float" office:value="2.6393" calcext:value-type="float">
            <text:p>2.6393</text:p>
          </table:table-cell>
          <table:table-cell/>
          <table:table-cell office:value-type="float" office:value="1.44184" calcext:value-type="float">
            <text:p>1.44184</text:p>
          </table:table-cell>
          <table:table-cell office:value-type="float" office:value="17.1391" calcext:value-type="float">
            <text:p>17.1391</text:p>
          </table:table-cell>
          <table:table-cell table:number-columns-repeated="11"/>
          <table:table-cell office:value-type="float" office:value="0.381232" calcext:value-type="float">
            <text:p>0.381232</text:p>
          </table:table-cell>
          <table:table-cell office:value-type="float" office:value="24.1773" calcext:value-type="float">
            <text:p>24.1773</text:p>
          </table:table-cell>
        </table:table-row>
        <table:table-row table:style-name="ro1">
          <table:table-cell table:number-columns-repeated="2"/>
          <table:table-cell office:value-type="float" office:value="3.67546" calcext:value-type="float">
            <text:p>3.67546</text:p>
          </table:table-cell>
          <table:table-cell office:value-type="float" office:value="2.6393" calcext:value-type="float">
            <text:p>2.6393</text:p>
          </table:table-cell>
          <table:table-cell/>
          <table:table-cell office:value-type="float" office:value="1.49071" calcext:value-type="float">
            <text:p>1.49071</text:p>
          </table:table-cell>
          <table:table-cell office:value-type="float" office:value="17.1391" calcext:value-type="float">
            <text:p>17.1391</text:p>
          </table:table-cell>
          <table:table-cell table:number-columns-repeated="11"/>
          <table:table-cell office:value-type="float" office:value="0.386119" calcext:value-type="float">
            <text:p>0.386119</text:p>
          </table:table-cell>
          <table:table-cell office:value-type="float" office:value="24.5031" calcext:value-type="float">
            <text:p>24.5031</text:p>
          </table:table-cell>
        </table:table-row>
        <table:table-row table:style-name="ro1">
          <table:table-cell table:number-columns-repeated="2"/>
          <table:table-cell office:value-type="float" office:value="3.72434" calcext:value-type="float">
            <text:p>3.72434</text:p>
          </table:table-cell>
          <table:table-cell office:value-type="float" office:value="2.6393" calcext:value-type="float">
            <text:p>2.6393</text:p>
          </table:table-cell>
          <table:table-cell/>
          <table:table-cell office:value-type="float" office:value="1.52981" calcext:value-type="float">
            <text:p>1.52981</text:p>
          </table:table-cell>
          <table:table-cell office:value-type="float" office:value="17.1391" calcext:value-type="float">
            <text:p>17.1391</text:p>
          </table:table-cell>
          <table:table-cell table:number-columns-repeated="11"/>
          <table:table-cell office:value-type="float" office:value="0.395894" calcext:value-type="float">
            <text:p>0.395894</text:p>
          </table:table-cell>
          <table:table-cell office:value-type="float" office:value="24.7638" calcext:value-type="float">
            <text:p>24.7638</text:p>
          </table:table-cell>
        </table:table-row>
        <table:table-row table:style-name="ro1">
          <table:table-cell table:number-columns-repeated="2"/>
          <table:table-cell office:value-type="float" office:value="3.77322" calcext:value-type="float">
            <text:p>3.77322</text:p>
          </table:table-cell>
          <table:table-cell office:value-type="float" office:value="2.6393" calcext:value-type="float">
            <text:p>2.6393</text:p>
          </table:table-cell>
          <table:table-cell/>
          <table:table-cell office:value-type="float" office:value="1.57869" calcext:value-type="float">
            <text:p>1.57869</text:p>
          </table:table-cell>
          <table:table-cell office:value-type="float" office:value="17.2043" calcext:value-type="float">
            <text:p>17.2043</text:p>
          </table:table-cell>
          <table:table-cell table:number-columns-repeated="11"/>
          <table:table-cell office:value-type="float" office:value="0.395894" calcext:value-type="float">
            <text:p>0.395894</text:p>
          </table:table-cell>
          <table:table-cell office:value-type="float" office:value="25.057" calcext:value-type="float">
            <text:p>25.057</text:p>
          </table:table-cell>
        </table:table-row>
        <table:table-row table:style-name="ro1">
          <table:table-cell table:number-columns-repeated="2"/>
          <table:table-cell office:value-type="float" office:value="3.8172" calcext:value-type="float">
            <text:p>3.8172</text:p>
          </table:table-cell>
          <table:table-cell office:value-type="float" office:value="2.60671" calcext:value-type="float">
            <text:p>2.60671</text:p>
          </table:table-cell>
          <table:table-cell/>
          <table:table-cell office:value-type="float" office:value="1.62757" calcext:value-type="float">
            <text:p>1.62757</text:p>
          </table:table-cell>
          <table:table-cell office:value-type="float" office:value="17.2043" calcext:value-type="float">
            <text:p>17.2043</text:p>
          </table:table-cell>
          <table:table-cell table:number-columns-repeated="11"/>
          <table:table-cell office:value-type="float" office:value="0.400782" calcext:value-type="float">
            <text:p>0.400782</text:p>
          </table:table-cell>
          <table:table-cell office:value-type="float" office:value="25.3829" calcext:value-type="float">
            <text:p>25.3829</text:p>
          </table:table-cell>
        </table:table-row>
        <table:table-row table:style-name="ro1">
          <table:table-cell table:number-columns-repeated="2"/>
          <table:table-cell office:value-type="float" office:value="3.86608" calcext:value-type="float">
            <text:p>3.86608</text:p>
          </table:table-cell>
          <table:table-cell office:value-type="float" office:value="2.6393" calcext:value-type="float">
            <text:p>2.6393</text:p>
          </table:table-cell>
          <table:table-cell/>
          <table:table-cell office:value-type="float" office:value="1.67155" calcext:value-type="float">
            <text:p>1.67155</text:p>
          </table:table-cell>
          <table:table-cell office:value-type="float" office:value="17.2043" calcext:value-type="float">
            <text:p>17.2043</text:p>
          </table:table-cell>
          <table:table-cell table:number-columns-repeated="11"/>
          <table:table-cell office:value-type="float" office:value="0.40567" calcext:value-type="float">
            <text:p>0.40567</text:p>
          </table:table-cell>
          <table:table-cell office:value-type="float" office:value="25.6435" calcext:value-type="float">
            <text:p>25.6435</text:p>
          </table:table-cell>
        </table:table-row>
        <table:table-row table:style-name="ro1">
          <table:table-cell table:number-columns-repeated="2"/>
          <table:table-cell office:value-type="float" office:value="3.91984" calcext:value-type="float">
            <text:p>3.91984</text:p>
          </table:table-cell>
          <table:table-cell office:value-type="float" office:value="2.6393" calcext:value-type="float">
            <text:p>2.6393</text:p>
          </table:table-cell>
          <table:table-cell/>
          <table:table-cell office:value-type="float" office:value="1.71554" calcext:value-type="float">
            <text:p>1.71554</text:p>
          </table:table-cell>
          <table:table-cell office:value-type="float" office:value="17.2369" calcext:value-type="float">
            <text:p>17.2369</text:p>
          </table:table-cell>
          <table:table-cell table:number-columns-repeated="11"/>
          <table:table-cell office:value-type="float" office:value="0.415445" calcext:value-type="float">
            <text:p>0.415445</text:p>
          </table:table-cell>
          <table:table-cell office:value-type="float" office:value="25.9368" calcext:value-type="float">
            <text:p>25.9368</text:p>
          </table:table-cell>
        </table:table-row>
        <table:table-row table:style-name="ro1">
          <table:table-cell table:number-columns-repeated="2"/>
          <table:table-cell office:value-type="float" office:value="3.96383" calcext:value-type="float">
            <text:p>3.96383</text:p>
          </table:table-cell>
          <table:table-cell office:value-type="float" office:value="2.6393" calcext:value-type="float">
            <text:p>2.6393</text:p>
          </table:table-cell>
          <table:table-cell/>
          <table:table-cell office:value-type="float" office:value="1.76442" calcext:value-type="float">
            <text:p>1.76442</text:p>
          </table:table-cell>
          <table:table-cell office:value-type="float" office:value="17.2695" calcext:value-type="float">
            <text:p>17.2695</text:p>
          </table:table-cell>
          <table:table-cell table:number-columns-repeated="11"/>
          <table:table-cell office:value-type="float" office:value="0.420332" calcext:value-type="float">
            <text:p>0.420332</text:p>
          </table:table-cell>
          <table:table-cell office:value-type="float" office:value="26.23" calcext:value-type="float">
            <text:p>26.23</text:p>
          </table:table-cell>
        </table:table-row>
        <table:table-row table:style-name="ro1">
          <table:table-cell table:number-columns-repeated="2"/>
          <table:table-cell office:value-type="float" office:value="4.01271" calcext:value-type="float">
            <text:p>4.01271</text:p>
          </table:table-cell>
          <table:table-cell office:value-type="float" office:value="2.6393" calcext:value-type="float">
            <text:p>2.6393</text:p>
          </table:table-cell>
          <table:table-cell/>
          <table:table-cell office:value-type="float" office:value="1.80841" calcext:value-type="float">
            <text:p>1.80841</text:p>
          </table:table-cell>
          <table:table-cell office:value-type="float" office:value="17.2369" calcext:value-type="float">
            <text:p>17.2369</text:p>
          </table:table-cell>
          <table:table-cell table:number-columns-repeated="11"/>
          <table:table-cell office:value-type="float" office:value="0.42522" calcext:value-type="float">
            <text:p>0.42522</text:p>
          </table:table-cell>
          <table:table-cell office:value-type="float" office:value="26.5233" calcext:value-type="float">
            <text:p>26.5233</text:p>
          </table:table-cell>
        </table:table-row>
        <table:table-row table:style-name="ro1">
          <table:table-cell table:number-columns-repeated="2"/>
          <table:table-cell office:value-type="float" office:value="4.06158" calcext:value-type="float">
            <text:p>4.06158</text:p>
          </table:table-cell>
          <table:table-cell office:value-type="float" office:value="2.6393" calcext:value-type="float">
            <text:p>2.6393</text:p>
          </table:table-cell>
          <table:table-cell/>
          <table:table-cell office:value-type="float" office:value="1.85728" calcext:value-type="float">
            <text:p>1.85728</text:p>
          </table:table-cell>
          <table:table-cell office:value-type="float" office:value="17.2695" calcext:value-type="float">
            <text:p>17.2695</text:p>
          </table:table-cell>
          <table:table-cell table:number-columns-repeated="11"/>
          <table:table-cell office:value-type="float" office:value="0.430108" calcext:value-type="float">
            <text:p>0.430108</text:p>
          </table:table-cell>
          <table:table-cell office:value-type="float" office:value="26.8166" calcext:value-type="float">
            <text:p>26.8166</text:p>
          </table:table-cell>
        </table:table-row>
        <table:table-row table:style-name="ro1">
          <table:table-cell table:number-columns-repeated="2"/>
          <table:table-cell office:value-type="float" office:value="4.11046" calcext:value-type="float">
            <text:p>4.11046</text:p>
          </table:table-cell>
          <table:table-cell office:value-type="float" office:value="2.6393" calcext:value-type="float">
            <text:p>2.6393</text:p>
          </table:table-cell>
          <table:table-cell/>
          <table:table-cell office:value-type="float" office:value="1.90616" calcext:value-type="float">
            <text:p>1.90616</text:p>
          </table:table-cell>
          <table:table-cell office:value-type="float" office:value="17.3021" calcext:value-type="float">
            <text:p>17.3021</text:p>
          </table:table-cell>
          <table:table-cell table:number-columns-repeated="11"/>
          <table:table-cell office:value-type="float" office:value="0.434995" calcext:value-type="float">
            <text:p>0.434995</text:p>
          </table:table-cell>
          <table:table-cell office:value-type="float" office:value="27.1098" calcext:value-type="float">
            <text:p>27.1098</text:p>
          </table:table-cell>
        </table:table-row>
        <table:table-row table:style-name="ro1">
          <table:table-cell table:number-columns-repeated="2"/>
          <table:table-cell office:value-type="float" office:value="4.15934" calcext:value-type="float">
            <text:p>4.15934</text:p>
          </table:table-cell>
          <table:table-cell office:value-type="float" office:value="2.6393" calcext:value-type="float">
            <text:p>2.6393</text:p>
          </table:table-cell>
          <table:table-cell/>
          <table:table-cell office:value-type="float" office:value="1.95503" calcext:value-type="float">
            <text:p>1.95503</text:p>
          </table:table-cell>
          <table:table-cell office:value-type="float" office:value="17.3021" calcext:value-type="float">
            <text:p>17.3021</text:p>
          </table:table-cell>
          <table:table-cell table:number-columns-repeated="11"/>
          <table:table-cell office:value-type="float" office:value="0.439883" calcext:value-type="float">
            <text:p>0.439883</text:p>
          </table:table-cell>
          <table:table-cell office:value-type="float" office:value="27.4031" calcext:value-type="float">
            <text:p>27.4031</text:p>
          </table:table-cell>
        </table:table-row>
        <table:table-row table:style-name="ro1">
          <table:table-cell table:number-columns-repeated="2"/>
          <table:table-cell office:value-type="float" office:value="4.20821" calcext:value-type="float">
            <text:p>4.20821</text:p>
          </table:table-cell>
          <table:table-cell office:value-type="float" office:value="2.6393" calcext:value-type="float">
            <text:p>2.6393</text:p>
          </table:table-cell>
          <table:table-cell/>
          <table:table-cell office:value-type="float" office:value="2.00391" calcext:value-type="float">
            <text:p>2.00391</text:p>
          </table:table-cell>
          <table:table-cell office:value-type="float" office:value="17.3021" calcext:value-type="float">
            <text:p>17.3021</text:p>
          </table:table-cell>
          <table:table-cell table:number-columns-repeated="11"/>
          <table:table-cell office:value-type="float" office:value="0.44477" calcext:value-type="float">
            <text:p>0.44477</text:p>
          </table:table-cell>
          <table:table-cell office:value-type="float" office:value="27.6963" calcext:value-type="float">
            <text:p>27.6963</text:p>
          </table:table-cell>
        </table:table-row>
        <table:table-row table:style-name="ro1">
          <table:table-cell table:number-columns-repeated="2"/>
          <table:table-cell office:value-type="float" office:value="4.25709" calcext:value-type="float">
            <text:p>4.25709</text:p>
          </table:table-cell>
          <table:table-cell office:value-type="float" office:value="2.6393" calcext:value-type="float">
            <text:p>2.6393</text:p>
          </table:table-cell>
          <table:table-cell/>
          <table:table-cell office:value-type="float" office:value="2.0479" calcext:value-type="float">
            <text:p>2.0479</text:p>
          </table:table-cell>
          <table:table-cell office:value-type="float" office:value="17.3021" calcext:value-type="float">
            <text:p>17.3021</text:p>
          </table:table-cell>
          <table:table-cell table:number-columns-repeated="11"/>
          <table:table-cell office:value-type="float" office:value="0.449658" calcext:value-type="float">
            <text:p>0.449658</text:p>
          </table:table-cell>
          <table:table-cell office:value-type="float" office:value="27.9896" calcext:value-type="float">
            <text:p>27.9896</text:p>
          </table:table-cell>
        </table:table-row>
        <table:table-row table:style-name="ro1">
          <table:table-cell table:number-columns-repeated="2"/>
          <table:table-cell office:value-type="float" office:value="4.30596" calcext:value-type="float">
            <text:p>4.30596</text:p>
          </table:table-cell>
          <table:table-cell office:value-type="float" office:value="2.6393" calcext:value-type="float">
            <text:p>2.6393</text:p>
          </table:table-cell>
          <table:table-cell/>
          <table:table-cell office:value-type="float" office:value="2.09677" calcext:value-type="float">
            <text:p>2.09677</text:p>
          </table:table-cell>
          <table:table-cell office:value-type="float" office:value="17.3346" calcext:value-type="float">
            <text:p>17.3346</text:p>
          </table:table-cell>
          <table:table-cell table:number-columns-repeated="11"/>
          <table:table-cell office:value-type="float" office:value="0.454545" calcext:value-type="float">
            <text:p>0.454545</text:p>
          </table:table-cell>
          <table:table-cell office:value-type="float" office:value="28.2828" calcext:value-type="float">
            <text:p>28.2828</text:p>
          </table:table-cell>
        </table:table-row>
        <table:table-row table:style-name="ro1">
          <table:table-cell table:number-columns-repeated="2"/>
          <table:table-cell office:value-type="float" office:value="4.35484" calcext:value-type="float">
            <text:p>4.35484</text:p>
          </table:table-cell>
          <table:table-cell office:value-type="float" office:value="2.6393" calcext:value-type="float">
            <text:p>2.6393</text:p>
          </table:table-cell>
          <table:table-cell/>
          <table:table-cell office:value-type="float" office:value="2.14565" calcext:value-type="float">
            <text:p>2.14565</text:p>
          </table:table-cell>
          <table:table-cell office:value-type="float" office:value="17.3346" calcext:value-type="float">
            <text:p>17.3346</text:p>
          </table:table-cell>
          <table:table-cell table:number-columns-repeated="11"/>
          <table:table-cell office:value-type="float" office:value="0.459433" calcext:value-type="float">
            <text:p>0.459433</text:p>
          </table:table-cell>
          <table:table-cell office:value-type="float" office:value="28.5761" calcext:value-type="float">
            <text:p>28.5761</text:p>
          </table:table-cell>
        </table:table-row>
        <table:table-row table:style-name="ro1">
          <table:table-cell table:number-columns-repeated="2"/>
          <table:table-cell office:value-type="float" office:value="4.40371" calcext:value-type="float">
            <text:p>4.40371</text:p>
          </table:table-cell>
          <table:table-cell office:value-type="float" office:value="2.6393" calcext:value-type="float">
            <text:p>2.6393</text:p>
          </table:table-cell>
          <table:table-cell/>
          <table:table-cell office:value-type="float" office:value="2.18964" calcext:value-type="float">
            <text:p>2.18964</text:p>
          </table:table-cell>
          <table:table-cell office:value-type="float" office:value="17.3672" calcext:value-type="float">
            <text:p>17.3672</text:p>
          </table:table-cell>
          <table:table-cell table:number-columns-repeated="11"/>
          <table:table-cell office:value-type="float" office:value="0.464321" calcext:value-type="float">
            <text:p>0.464321</text:p>
          </table:table-cell>
          <table:table-cell office:value-type="float" office:value="28.8693" calcext:value-type="float">
            <text:p>28.8693</text:p>
          </table:table-cell>
        </table:table-row>
        <table:table-row table:style-name="ro1">
          <table:table-cell table:number-columns-repeated="2"/>
          <table:table-cell office:value-type="float" office:value="4.4477" calcext:value-type="float">
            <text:p>4.4477</text:p>
          </table:table-cell>
          <table:table-cell office:value-type="float" office:value="2.6393" calcext:value-type="float">
            <text:p>2.6393</text:p>
          </table:table-cell>
          <table:table-cell/>
          <table:table-cell office:value-type="float" office:value="2.23851" calcext:value-type="float">
            <text:p>2.23851</text:p>
          </table:table-cell>
          <table:table-cell office:value-type="float" office:value="17.3998" calcext:value-type="float">
            <text:p>17.3998</text:p>
          </table:table-cell>
          <table:table-cell table:number-columns-repeated="11"/>
          <table:table-cell office:value-type="float" office:value="0.469208" calcext:value-type="float">
            <text:p>0.469208</text:p>
          </table:table-cell>
          <table:table-cell office:value-type="float" office:value="29.1626" calcext:value-type="float">
            <text:p>29.1626</text:p>
          </table:table-cell>
        </table:table-row>
        <table:table-row table:style-name="ro1">
          <table:table-cell table:number-columns-repeated="2"/>
          <table:table-cell office:value-type="float" office:value="4.50147" calcext:value-type="float">
            <text:p>4.50147</text:p>
          </table:table-cell>
          <table:table-cell office:value-type="float" office:value="2.6393" calcext:value-type="float">
            <text:p>2.6393</text:p>
          </table:table-cell>
          <table:table-cell/>
          <table:table-cell office:value-type="float" office:value="2.28739" calcext:value-type="float">
            <text:p>2.28739</text:p>
          </table:table-cell>
          <table:table-cell office:value-type="float" office:value="17.3998" calcext:value-type="float">
            <text:p>17.3998</text:p>
          </table:table-cell>
          <table:table-cell table:number-columns-repeated="11"/>
          <table:table-cell office:value-type="float" office:value="0.474096" calcext:value-type="float">
            <text:p>0.474096</text:p>
          </table:table-cell>
          <table:table-cell office:value-type="float" office:value="29.4558" calcext:value-type="float">
            <text:p>29.4558</text:p>
          </table:table-cell>
        </table:table-row>
        <table:table-row table:style-name="ro1">
          <table:table-cell table:number-columns-repeated="2"/>
          <table:table-cell office:value-type="float" office:value="4.55034" calcext:value-type="float">
            <text:p>4.55034</text:p>
          </table:table-cell>
          <table:table-cell office:value-type="float" office:value="2.6393" calcext:value-type="float">
            <text:p>2.6393</text:p>
          </table:table-cell>
          <table:table-cell/>
          <table:table-cell office:value-type="float" office:value="2.33627" calcext:value-type="float">
            <text:p>2.33627</text:p>
          </table:table-cell>
          <table:table-cell office:value-type="float" office:value="17.3672" calcext:value-type="float">
            <text:p>17.3672</text:p>
          </table:table-cell>
          <table:table-cell table:number-columns-repeated="11"/>
          <table:table-cell office:value-type="float" office:value="0.478983" calcext:value-type="float">
            <text:p>0.478983</text:p>
          </table:table-cell>
          <table:table-cell office:value-type="float" office:value="29.7491" calcext:value-type="float">
            <text:p>29.7491</text:p>
          </table:table-cell>
        </table:table-row>
        <table:table-row table:style-name="ro1">
          <table:table-cell table:number-columns-repeated="2"/>
          <table:table-cell office:value-type="float" office:value="4.59922" calcext:value-type="float">
            <text:p>4.59922</text:p>
          </table:table-cell>
          <table:table-cell office:value-type="float" office:value="2.67188" calcext:value-type="float">
            <text:p>2.67188</text:p>
          </table:table-cell>
          <table:table-cell/>
          <table:table-cell office:value-type="float" office:value="2.38025" calcext:value-type="float">
            <text:p>2.38025</text:p>
          </table:table-cell>
          <table:table-cell office:value-type="float" office:value="17.3346" calcext:value-type="float">
            <text:p>17.3346</text:p>
          </table:table-cell>
          <table:table-cell table:number-columns-repeated="11"/>
          <table:table-cell office:value-type="float" office:value="0.483871" calcext:value-type="float">
            <text:p>0.483871</text:p>
          </table:table-cell>
          <table:table-cell office:value-type="float" office:value="30.0424" calcext:value-type="float">
            <text:p>30.0424</text:p>
          </table:table-cell>
        </table:table-row>
      </table:table>
      <table:table table:name="6.3-6.4" table:style-name="ta1">
        <table:shapes>
          <draw:frame draw:z-index="0" draw:style-name="gr1" draw:text-style-name="P1" svg:width="5.5173in" svg:height="3.3776in" svg:x="5.5512in" svg:y="0.0417in">
            <draw:object draw:notify-on-update-of-ranges="'6.3-6.4'.D1:'6.3-6.4'.D1 '6.3-6.4'.D2:'6.3-6.4'.D104 '6.3-6.4'.E1:'6.3-6.4'.E1 '6.3-6.4'.E2:'6.3-6.4'.E10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49in" svg:height="3.5449in" svg:x="5.7323in" svg:y="3.8484in">
            <draw:object draw:notify-on-update-of-ranges="'6.3-6.4'.N1:'6.3-6.4'.N1 '6.3-6.4'.N2:'6.3-6.4'.N104 '6.3-6.4'.O1:'6.3-6.4'.O1 '6.3-6.4'.O2:'6.3-6.4'.O10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6.3in" svg:height="3.5449in" svg:x="5.7705in" svg:y="7.9791in">
            <draw:object draw:notify-on-update-of-ranges="'6.3-6.4'.R1:'6.3-6.4'.R1 '6.3-6.4'.Q2:'6.3-6.4'.Q104 '6.3-6.4'.Q1:'6.3-6.4'.Q1 '6.3-6.4'.R2:'6.3-6.4'.R10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6.2988in" svg:height="3.5429in" svg:x="24.1465in" svg:y="0.0394in">
            <draw:object draw:notify-on-update-of-ranges="'6.3-6.4'.U1:'6.3-6.4'.U1 '6.3-6.4'.U2:'6.3-6.4'.U104 '6.3-6.4'.V1:'6.3-6.4'.V1 '6.3-6.4'.V2:'6.3-6.4'.V10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6.3024in" svg:height="3.5453in" svg:x="24.6154in" svg:y="4.1409in">
            <draw:object draw:notify-on-update-of-ranges="'6.3-6.4'.AE1:'6.3-6.4'.AE1 '6.3-6.4'.AE2:'6.3-6.4'.AE104 '6.3-6.4'.AF1:'6.3-6.4'.AF1 '6.3-6.4'.AF2:'6.3-6.4'.AF10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5" draw:style-name="gr1" draw:text-style-name="P1" svg:width="6.3024in" svg:height="3.5449in" svg:x="36.8744in" svg:y="1.0772in">
            <draw:object draw:notify-on-update-of-ranges="'6.3-6.4'.AH1:'6.3-6.4'.AH1 '6.3-6.4'.AH2:'6.3-6.4'.AH104 '6.3-6.4'.AI1:'6.3-6.4'.AI1 '6.3-6.4'.AI2:'6.3-6.4'.AI10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9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chritte</text:p>
          </table:table-cell>
          <table:table-cell office:value-type="string" calcext:value-type="string">
            <text:p>in Volt</text:p>
          </table:table-cell>
          <table:table-cell office:value-type="string" calcext:value-type="string">
            <text:p>Spannung 1k </text:p>
          </table:table-cell>
          <table:table-cell office:value-type="string" calcext:value-type="string">
            <text:p>Spannung LED in V</text:p>
          </table:table-cell>
          <table:table-cell office:value-type="string" calcext:value-type="string">
            <text:p>Strom LED</text:p>
          </table:table-cell>
          <table:table-cell table:number-columns-repeated="8"/>
          <table:table-cell office:value-type="string" calcext:value-type="string">
            <text:p>Spannung Diode 2</text:p>
          </table:table-cell>
          <table:table-cell office:value-type="string" calcext:value-type="string">
            <text:p>Strom Diode 2</text:p>
          </table:table-cell>
          <table:table-cell/>
          <table:table-cell office:value-type="string" calcext:value-type="string">
            <text:p>Spannung Diode 3</text:p>
          </table:table-cell>
          <table:table-cell office:value-type="string" calcext:value-type="string">
            <text:p>Strom Diode 3</text:p>
          </table:table-cell>
          <table:table-cell table:number-columns-repeated="3"/>
          <table:table-cell office:value-type="string" calcext:value-type="string">
            <text:p>Strom Diode 4</text:p>
          </table:table-cell>
          <table:table-cell table:number-columns-repeated="9"/>
          <table:table-cell office:value-type="string" calcext:value-type="string">
            <text:p>Strom Diode 5</text:p>
          </table:table-cell>
          <table:table-cell table:number-columns-repeated="2"/>
          <table:table-cell office:value-type="string" calcext:value-type="string">
            <text:p>Strom Diode 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5/10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]-[.C2]" office:value-type="float" office:value="0" calcext:value-type="float">
            <text:p>0</text:p>
          </table:table-cell>
          <table:table-cell table:formula="of:=[.C2]" office:value-type="float" office:value="0" calcext:value-type="float">
            <text:p>0</text:p>
          </table:table-cell>
          <table:table-cell table:number-columns-repeated="8"/>
          <table:table-cell table:formula="of:=[.B2]-[.O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]-[.R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2]-[.V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[.B2]-[.AF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]-[.AI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*5/1023" office:value-type="float" office:value="0.0488758553274682" calcext:value-type="float">
            <text:p>0.0488758553274682</text:p>
          </table:table-cell>
          <table:table-cell office:value-type="float" office:value="0" calcext:value-type="float">
            <text:p>0</text:p>
          </table:table-cell>
          <table:table-cell table:formula="of:=[.B3]-[.C3]" office:value-type="float" office:value="0.0488758553274682" calcext:value-type="float">
            <text:p>0.0488758553274682</text:p>
          </table:table-cell>
          <table:table-cell table:formula="of:=[.C3]" office:value-type="float" office:value="0" calcext:value-type="float">
            <text:p>0</text:p>
          </table:table-cell>
          <table:table-cell table:number-columns-repeated="8"/>
          <table:table-cell table:formula="of:=[.B3]-[.O3]" office:value-type="float" office:value="0.0342130553274682" calcext:value-type="float">
            <text:p>0.0342130553274682</text:p>
          </table:table-cell>
          <table:table-cell office:value-type="float" office:value="0.0146628" calcext:value-type="float">
            <text:p>0.0146628</text:p>
          </table:table-cell>
          <table:table-cell/>
          <table:table-cell table:formula="of:=[.B3]-[.R3]" office:value-type="float" office:value="0.0488758553274682" calcext:value-type="float">
            <text:p>0.04887585532746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3]-[.V3]" office:value-type="float" office:value="0.0488758553274682" calcext:value-type="float">
            <text:p>0.048875855327468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[.B3]-[.AF3]" office:value-type="float" office:value="0.0488758553274682" calcext:value-type="float">
            <text:p>0.048875855327468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]-[.AI3]" office:value-type="float" office:value="0.0488758553274682" calcext:value-type="float">
            <text:p>0.0488758553274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4]*5/1023" office:value-type="float" office:value="0.0977517106549365" calcext:value-type="float">
            <text:p>0.0977517106549365</text:p>
          </table:table-cell>
          <table:table-cell office:value-type="float" office:value="0" calcext:value-type="float">
            <text:p>0</text:p>
          </table:table-cell>
          <table:table-cell table:formula="of:=[.B4]-[.C4]" office:value-type="float" office:value="0.0977517106549365" calcext:value-type="float">
            <text:p>0.0977517106549365</text:p>
          </table:table-cell>
          <table:table-cell table:formula="of:=[.C4]" office:value-type="float" office:value="0" calcext:value-type="float">
            <text:p>0</text:p>
          </table:table-cell>
          <table:table-cell table:number-columns-repeated="8"/>
          <table:table-cell table:formula="of:=[.B4]-[.O4]" office:value-type="float" office:value="0.0537634106549365" calcext:value-type="float">
            <text:p>0.0537634106549365</text:p>
          </table:table-cell>
          <table:table-cell office:value-type="float" office:value="0.0439883" calcext:value-type="float">
            <text:p>0.0439883</text:p>
          </table:table-cell>
          <table:table-cell/>
          <table:table-cell table:formula="of:=[.B4]-[.R4]" office:value-type="float" office:value="0.0977517106549365" calcext:value-type="float">
            <text:p>0.09775171065493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4]-[.V4]" office:value-type="float" office:value="0.0977517106549365" calcext:value-type="float">
            <text:p>0.0977517106549365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[.B4]-[.AF4]" office:value-type="float" office:value="0.0977517106549365" calcext:value-type="float">
            <text:p>0.097751710654936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]-[.AI4]" office:value-type="float" office:value="0.0977517106549365" calcext:value-type="float">
            <text:p>0.0977517106549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5]*5/1023" office:value-type="float" office:value="0.146627565982405" calcext:value-type="float">
            <text:p>0.146627565982405</text:p>
          </table:table-cell>
          <table:table-cell office:value-type="float" office:value="0" calcext:value-type="float">
            <text:p>0</text:p>
          </table:table-cell>
          <table:table-cell table:formula="of:=[.B5]-[.C5]" office:value-type="float" office:value="0.146627565982405" calcext:value-type="float">
            <text:p>0.146627565982405</text:p>
          </table:table-cell>
          <table:table-cell table:formula="of:=[.C5]" office:value-type="float" office:value="0" calcext:value-type="float">
            <text:p>0</text:p>
          </table:table-cell>
          <table:table-cell table:number-columns-repeated="8"/>
          <table:table-cell table:formula="of:=[.B5]-[.O5]" office:value-type="float" office:value="0.0635385659824047" calcext:value-type="float">
            <text:p>0.0635385659824047</text:p>
          </table:table-cell>
          <table:table-cell office:value-type="float" office:value="0.083089" calcext:value-type="float">
            <text:p>0.083089</text:p>
          </table:table-cell>
          <table:table-cell/>
          <table:table-cell table:formula="of:=[.B5]-[.R5]" office:value-type="float" office:value="0.146627565982405" calcext:value-type="float">
            <text:p>0.1466275659824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5]-[.V5]" office:value-type="float" office:value="0.146627565982405" calcext:value-type="float">
            <text:p>0.146627565982405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[.B5]-[.AF5]" office:value-type="float" office:value="0.136852395982405" calcext:value-type="float">
            <text:p>0.136852395982405</text:p>
          </table:table-cell>
          <table:table-cell office:value-type="float" office:value="0.00977517" calcext:value-type="float">
            <text:p>0.00977517</text:p>
          </table:table-cell>
          <table:table-cell/>
          <table:table-cell table:formula="of:=[.B5]-[.AI5]" office:value-type="float" office:value="0.146627565982405" calcext:value-type="float">
            <text:p>0.146627565982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]*5/1023" office:value-type="float" office:value="0.195503421309873" calcext:value-type="float">
            <text:p>0.195503421309873</text:p>
          </table:table-cell>
          <table:table-cell office:value-type="float" office:value="0" calcext:value-type="float">
            <text:p>0</text:p>
          </table:table-cell>
          <table:table-cell table:formula="of:=[.B6]-[.C6]" office:value-type="float" office:value="0.195503421309873" calcext:value-type="float">
            <text:p>0.195503421309873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8"/>
          <table:table-cell table:formula="of:=[.B6]-[.O6]" office:value-type="float" office:value="0.0733134213098729" calcext:value-type="float">
            <text:p>0.0733134213098729</text:p>
          </table:table-cell>
          <table:table-cell office:value-type="float" office:value="0.12219" calcext:value-type="float">
            <text:p>0.12219</text:p>
          </table:table-cell>
          <table:table-cell/>
          <table:table-cell table:formula="of:=[.B6]-[.R6]" office:value-type="float" office:value="0.195503421309873" calcext:value-type="float">
            <text:p>0.1955034213098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6]-[.V6]" office:value-type="float" office:value="0.195503421309873" calcext:value-type="float">
            <text:p>0.195503421309873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[.B6]-[.AF6]" office:value-type="float" office:value="0.161290321309873" calcext:value-type="float">
            <text:p>0.161290321309873</text:p>
          </table:table-cell>
          <table:table-cell office:value-type="float" office:value="0.0342131" calcext:value-type="float">
            <text:p>0.0342131</text:p>
          </table:table-cell>
          <table:table-cell/>
          <table:table-cell table:formula="of:=[.B6]-[.AI6]" office:value-type="float" office:value="0.195503421309873" calcext:value-type="float">
            <text:p>0.195503421309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7]*5/1023" office:value-type="float" office:value="0.244379276637341" calcext:value-type="float">
            <text:p>0.244379276637341</text:p>
          </table:table-cell>
          <table:table-cell office:value-type="float" office:value="0" calcext:value-type="float">
            <text:p>0</text:p>
          </table:table-cell>
          <table:table-cell table:formula="of:=[.B7]-[.C7]" office:value-type="float" office:value="0.244379276637341" calcext:value-type="float">
            <text:p>0.244379276637341</text:p>
          </table:table-cell>
          <table:table-cell table:formula="of:=[.C7]" office:value-type="float" office:value="0" calcext:value-type="float">
            <text:p>0</text:p>
          </table:table-cell>
          <table:table-cell table:number-columns-repeated="8"/>
          <table:table-cell table:formula="of:=[.B7]-[.O7]" office:value-type="float" office:value="0.0830892766373412" calcext:value-type="float">
            <text:p>0.0830892766373412</text:p>
          </table:table-cell>
          <table:table-cell office:value-type="float" office:value="0.16129" calcext:value-type="float">
            <text:p>0.16129</text:p>
          </table:table-cell>
          <table:table-cell/>
          <table:table-cell table:formula="of:=[.B7]-[.R7]" office:value-type="float" office:value="0.244379276637341" calcext:value-type="float">
            <text:p>0.2443792766373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7]-[.V7]" office:value-type="float" office:value="0.244379276637341" calcext:value-type="float">
            <text:p>0.24437927663734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[.B7]-[.AF7]" office:value-type="float" office:value="0.175953076637341" calcext:value-type="float">
            <text:p>0.175953076637341</text:p>
          </table:table-cell>
          <table:table-cell office:value-type="float" office:value="0.0684262" calcext:value-type="float">
            <text:p>0.0684262</text:p>
          </table:table-cell>
          <table:table-cell/>
          <table:table-cell table:formula="of:=[.B7]-[.AI7]" office:value-type="float" office:value="0.244379276637341" calcext:value-type="float">
            <text:p>0.244379276637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8]*5/1023" office:value-type="float" office:value="0.293255131964809" calcext:value-type="float">
            <text:p>0.293255131964809</text:p>
          </table:table-cell>
          <table:table-cell office:value-type="float" office:value="0" calcext:value-type="float">
            <text:p>0</text:p>
          </table:table-cell>
          <table:table-cell table:formula="of:=[.B8]-[.C8]" office:value-type="float" office:value="0.293255131964809" calcext:value-type="float">
            <text:p>0.293255131964809</text:p>
          </table:table-cell>
          <table:table-cell table:formula="of:=[.C8]" office:value-type="float" office:value="0" calcext:value-type="float">
            <text:p>0</text:p>
          </table:table-cell>
          <table:table-cell table:number-columns-repeated="8"/>
          <table:table-cell table:formula="of:=[.B8]-[.O8]" office:value-type="float" office:value="0.0928641319648094" calcext:value-type="float">
            <text:p>0.0928641319648094</text:p>
          </table:table-cell>
          <table:table-cell office:value-type="float" office:value="0.200391" calcext:value-type="float">
            <text:p>0.200391</text:p>
          </table:table-cell>
          <table:table-cell/>
          <table:table-cell table:formula="of:=[.B8]-[.R8]" office:value-type="float" office:value="0.293255131964809" calcext:value-type="float">
            <text:p>0.2932551319648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8]-[.V8]" office:value-type="float" office:value="0.293255131964809" calcext:value-type="float">
            <text:p>0.293255131964809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[.B8]-[.AF8]" office:value-type="float" office:value="0.185728131964809" calcext:value-type="float">
            <text:p>0.185728131964809</text:p>
          </table:table-cell>
          <table:table-cell office:value-type="float" office:value="0.107527" calcext:value-type="float">
            <text:p>0.107527</text:p>
          </table:table-cell>
          <table:table-cell/>
          <table:table-cell table:formula="of:=[.B8]-[.AI8]" office:value-type="float" office:value="0.293255131964809" calcext:value-type="float">
            <text:p>0.293255131964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9]*5/1023" office:value-type="float" office:value="0.342130987292278" calcext:value-type="float">
            <text:p>0.342130987292278</text:p>
          </table:table-cell>
          <table:table-cell office:value-type="float" office:value="0" calcext:value-type="float">
            <text:p>0</text:p>
          </table:table-cell>
          <table:table-cell table:formula="of:=[.B9]-[.C9]" office:value-type="float" office:value="0.342130987292278" calcext:value-type="float">
            <text:p>0.342130987292278</text:p>
          </table:table-cell>
          <table:table-cell table:formula="of:=[.C9]" office:value-type="float" office:value="0" calcext:value-type="float">
            <text:p>0</text:p>
          </table:table-cell>
          <table:table-cell table:number-columns-repeated="8"/>
          <table:table-cell table:formula="of:=[.B9]-[.O9]" office:value-type="float" office:value="0.0977519872922776" calcext:value-type="float">
            <text:p>0.0977519872922776</text:p>
          </table:table-cell>
          <table:table-cell office:value-type="float" office:value="0.244379" calcext:value-type="float">
            <text:p>0.244379</text:p>
          </table:table-cell>
          <table:table-cell/>
          <table:table-cell table:formula="of:=[.B9]-[.R9]" office:value-type="float" office:value="0.342130987292278" calcext:value-type="float">
            <text:p>0.3421309872922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9]-[.V9]" office:value-type="float" office:value="0.342130987292278" calcext:value-type="float">
            <text:p>0.34213098729227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[.B9]-[.AF9]" office:value-type="float" office:value="0.195502987292278" calcext:value-type="float">
            <text:p>0.195502987292278</text:p>
          </table:table-cell>
          <table:table-cell office:value-type="float" office:value="0.146628" calcext:value-type="float">
            <text:p>0.146628</text:p>
          </table:table-cell>
          <table:table-cell/>
          <table:table-cell table:formula="of:=[.B9]-[.AI9]" office:value-type="float" office:value="0.342130987292278" calcext:value-type="float">
            <text:p>0.342130987292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10]*5/1023" office:value-type="float" office:value="0.391006842619746" calcext:value-type="float">
            <text:p>0.391006842619746</text:p>
          </table:table-cell>
          <table:table-cell office:value-type="float" office:value="0" calcext:value-type="float">
            <text:p>0</text:p>
          </table:table-cell>
          <table:table-cell table:formula="of:=[.B10]-[.C10]" office:value-type="float" office:value="0.391006842619746" calcext:value-type="float">
            <text:p>0.391006842619746</text:p>
          </table:table-cell>
          <table:table-cell table:formula="of:=[.C10]" office:value-type="float" office:value="0" calcext:value-type="float">
            <text:p>0</text:p>
          </table:table-cell>
          <table:table-cell table:number-columns-repeated="8"/>
          <table:table-cell table:formula="of:=[.B10]-[.O10]" office:value-type="float" office:value="0.102638842619746" calcext:value-type="float">
            <text:p>0.102638842619746</text:p>
          </table:table-cell>
          <table:table-cell office:value-type="float" office:value="0.288368" calcext:value-type="float">
            <text:p>0.288368</text:p>
          </table:table-cell>
          <table:table-cell/>
          <table:table-cell table:formula="of:=[.B10]-[.R10]" office:value-type="float" office:value="0.391006842619746" calcext:value-type="float">
            <text:p>0.3910068426197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0]-[.V10]" office:value-type="float" office:value="0.391006842619746" calcext:value-type="float">
            <text:p>0.391006842619746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[.B10]-[.AF10]" office:value-type="float" office:value="0.205278842619746" calcext:value-type="float">
            <text:p>0.205278842619746</text:p>
          </table:table-cell>
          <table:table-cell office:value-type="float" office:value="0.185728" calcext:value-type="float">
            <text:p>0.185728</text:p>
          </table:table-cell>
          <table:table-cell/>
          <table:table-cell table:formula="of:=[.B10]-[.AI10]" office:value-type="float" office:value="0.391006842619746" calcext:value-type="float">
            <text:p>0.391006842619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11]*5/1023" office:value-type="float" office:value="0.439882697947214" calcext:value-type="float">
            <text:p>0.439882697947214</text:p>
          </table:table-cell>
          <table:table-cell office:value-type="float" office:value="0" calcext:value-type="float">
            <text:p>0</text:p>
          </table:table-cell>
          <table:table-cell table:formula="of:=[.B11]-[.C11]" office:value-type="float" office:value="0.439882697947214" calcext:value-type="float">
            <text:p>0.439882697947214</text:p>
          </table:table-cell>
          <table:table-cell table:formula="of:=[.C11]" office:value-type="float" office:value="0" calcext:value-type="float">
            <text:p>0</text:p>
          </table:table-cell>
          <table:table-cell table:number-columns-repeated="8"/>
          <table:table-cell table:formula="of:=[.B11]-[.O11]" office:value-type="float" office:value="0.107526697947214" calcext:value-type="float">
            <text:p>0.107526697947214</text:p>
          </table:table-cell>
          <table:table-cell office:value-type="float" office:value="0.332356" calcext:value-type="float">
            <text:p>0.332356</text:p>
          </table:table-cell>
          <table:table-cell/>
          <table:table-cell table:formula="of:=[.B11]-[.R11]" office:value-type="float" office:value="0.439882697947214" calcext:value-type="float">
            <text:p>0.4398826979472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1]-[.V11]" office:value-type="float" office:value="0.439882697947214" calcext:value-type="float">
            <text:p>0.439882697947214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[.B11]-[.AF11]" office:value-type="float" office:value="0.205278697947214" calcext:value-type="float">
            <text:p>0.205278697947214</text:p>
          </table:table-cell>
          <table:table-cell office:value-type="float" office:value="0.234604" calcext:value-type="float">
            <text:p>0.234604</text:p>
          </table:table-cell>
          <table:table-cell/>
          <table:table-cell table:formula="of:=[.B11]-[.AI11]" office:value-type="float" office:value="0.425219897947214" calcext:value-type="float">
            <text:p>0.425219897947214</text:p>
          </table:table-cell>
          <table:table-cell office:value-type="float" office:value="0.0146628" calcext:value-type="float">
            <text:p>0.01466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2]*5/1023" office:value-type="float" office:value="0.488758553274682" calcext:value-type="float">
            <text:p>0.488758553274682</text:p>
          </table:table-cell>
          <table:table-cell office:value-type="float" office:value="0" calcext:value-type="float">
            <text:p>0</text:p>
          </table:table-cell>
          <table:table-cell table:formula="of:=[.B12]-[.C12]" office:value-type="float" office:value="0.488758553274682" calcext:value-type="float">
            <text:p>0.488758553274682</text:p>
          </table:table-cell>
          <table:table-cell table:formula="of:=[.C12]" office:value-type="float" office:value="0" calcext:value-type="float">
            <text:p>0</text:p>
          </table:table-cell>
          <table:table-cell table:number-columns-repeated="8"/>
          <table:table-cell table:formula="of:=[.B12]-[.O12]" office:value-type="float" office:value="0.112414553274682" calcext:value-type="float">
            <text:p>0.112414553274682</text:p>
          </table:table-cell>
          <table:table-cell office:value-type="float" office:value="0.376344" calcext:value-type="float">
            <text:p>0.376344</text:p>
          </table:table-cell>
          <table:table-cell/>
          <table:table-cell table:formula="of:=[.B12]-[.R12]" office:value-type="float" office:value="0.488758553274682" calcext:value-type="float">
            <text:p>0.4887585532746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2]-[.V12]" office:value-type="float" office:value="0.488758553274682" calcext:value-type="float">
            <text:p>0.48875855327468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[.B12]-[.AF12]" office:value-type="float" office:value="0.210166553274682" calcext:value-type="float">
            <text:p>0.210166553274682</text:p>
          </table:table-cell>
          <table:table-cell office:value-type="float" office:value="0.278592" calcext:value-type="float">
            <text:p>0.278592</text:p>
          </table:table-cell>
          <table:table-cell/>
          <table:table-cell table:formula="of:=[.B12]-[.AI12]" office:value-type="float" office:value="0.454545453274682" calcext:value-type="float">
            <text:p>0.454545453274682</text:p>
          </table:table-cell>
          <table:table-cell office:value-type="float" office:value="0.0342131" calcext:value-type="float">
            <text:p>0.034213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3]*5/1023" office:value-type="float" office:value="0.537634408602151" calcext:value-type="float">
            <text:p>0.537634408602151</text:p>
          </table:table-cell>
          <table:table-cell office:value-type="float" office:value="0" calcext:value-type="float">
            <text:p>0</text:p>
          </table:table-cell>
          <table:table-cell table:formula="of:=[.B13]-[.C13]" office:value-type="float" office:value="0.537634408602151" calcext:value-type="float">
            <text:p>0.537634408602151</text:p>
          </table:table-cell>
          <table:table-cell table:formula="of:=[.C13]" office:value-type="float" office:value="0" calcext:value-type="float">
            <text:p>0</text:p>
          </table:table-cell>
          <table:table-cell table:number-columns-repeated="8"/>
          <table:table-cell table:formula="of:=[.B13]-[.O13]" office:value-type="float" office:value="0.117302408602151" calcext:value-type="float">
            <text:p>0.117302408602151</text:p>
          </table:table-cell>
          <table:table-cell office:value-type="float" office:value="0.420332" calcext:value-type="float">
            <text:p>0.420332</text:p>
          </table:table-cell>
          <table:table-cell/>
          <table:table-cell table:formula="of:=[.B13]-[.R13]" office:value-type="float" office:value="0.537634408602151" calcext:value-type="float">
            <text:p>0.5376344086021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B13]-[.V13]" office:value-type="float" office:value="0.537634408602151" calcext:value-type="float">
            <text:p>0.53763440860215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[.B13]-[.AF13]" office:value-type="float" office:value="0.21505340860215" calcext:value-type="float">
            <text:p>0.21505340860215</text:p>
          </table:table-cell>
          <table:table-cell office:value-type="float" office:value="0.322581" calcext:value-type="float">
            <text:p>0.322581</text:p>
          </table:table-cell>
          <table:table-cell/>
          <table:table-cell table:formula="of:=[.B13]-[.AI13]" office:value-type="float" office:value="0.47409580860215" calcext:value-type="float">
            <text:p>0.47409580860215</text:p>
          </table:table-cell>
          <table:table-cell office:value-type="float" office:value="0.0635386" calcext:value-type="float">
            <text:p>0.063538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4]*5/1023" office:value-type="float" office:value="0.586510263929619" calcext:value-type="float">
            <text:p>0.586510263929619</text:p>
          </table:table-cell>
          <table:table-cell office:value-type="float" office:value="0" calcext:value-type="float">
            <text:p>0</text:p>
          </table:table-cell>
          <table:table-cell table:formula="of:=[.B14]-[.C14]" office:value-type="float" office:value="0.586510263929619" calcext:value-type="float">
            <text:p>0.586510263929619</text:p>
          </table:table-cell>
          <table:table-cell table:formula="of:=[.C14]" office:value-type="float" office:value="0" calcext:value-type="float">
            <text:p>0</text:p>
          </table:table-cell>
          <table:table-cell table:number-columns-repeated="8"/>
          <table:table-cell table:formula="of:=[.B14]-[.O14]" office:value-type="float" office:value="0.122189263929619" calcext:value-type="float">
            <text:p>0.122189263929619</text:p>
          </table:table-cell>
          <table:table-cell office:value-type="float" office:value="0.464321" calcext:value-type="float">
            <text:p>0.464321</text:p>
          </table:table-cell>
          <table:table-cell/>
          <table:table-cell table:formula="of:=[.B14]-[.R14]" office:value-type="float" office:value="0.576735093929619" calcext:value-type="float">
            <text:p>0.576735093929619</text:p>
          </table:table-cell>
          <table:table-cell office:value-type="float" office:value="0.00977517" calcext:value-type="float">
            <text:p>0.00977517</text:p>
          </table:table-cell>
          <table:table-cell table:number-columns-repeated="2"/>
          <table:table-cell table:formula="of:=[.B14]-[.V14]" office:value-type="float" office:value="0.571847463929619" calcext:value-type="float">
            <text:p>0.571847463929619</text:p>
          </table:table-cell>
          <table:table-cell office:value-type="float" office:value="0.0146628" calcext:value-type="float">
            <text:p>0.0146628</text:p>
          </table:table-cell>
          <table:table-cell table:number-columns-repeated="8"/>
          <table:table-cell table:formula="of:=[.B14]-[.AF14]" office:value-type="float" office:value="0.219941263929619" calcext:value-type="float">
            <text:p>0.219941263929619</text:p>
          </table:table-cell>
          <table:table-cell office:value-type="float" office:value="0.366569" calcext:value-type="float">
            <text:p>0.366569</text:p>
          </table:table-cell>
          <table:table-cell/>
          <table:table-cell table:formula="of:=[.B14]-[.AI14]" office:value-type="float" office:value="0.488758563929619" calcext:value-type="float">
            <text:p>0.488758563929619</text:p>
          </table:table-cell>
          <table:table-cell office:value-type="float" office:value="0.0977517" calcext:value-type="float">
            <text:p>0.097751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5]*5/1023" office:value-type="float" office:value="0.635386119257087" calcext:value-type="float">
            <text:p>0.635386119257087</text:p>
          </table:table-cell>
          <table:table-cell office:value-type="float" office:value="0" calcext:value-type="float">
            <text:p>0</text:p>
          </table:table-cell>
          <table:table-cell table:formula="of:=[.B15]-[.C15]" office:value-type="float" office:value="0.635386119257087" calcext:value-type="float">
            <text:p>0.635386119257087</text:p>
          </table:table-cell>
          <table:table-cell table:formula="of:=[.C15]" office:value-type="float" office:value="0" calcext:value-type="float">
            <text:p>0</text:p>
          </table:table-cell>
          <table:table-cell table:number-columns-repeated="8"/>
          <table:table-cell table:formula="of:=[.B15]-[.O15]" office:value-type="float" office:value="0.127077119257087" calcext:value-type="float">
            <text:p>0.127077119257087</text:p>
          </table:table-cell>
          <table:table-cell office:value-type="float" office:value="0.508309" calcext:value-type="float">
            <text:p>0.508309</text:p>
          </table:table-cell>
          <table:table-cell/>
          <table:table-cell table:formula="of:=[.B15]-[.R15]" office:value-type="float" office:value="0.606060619257087" calcext:value-type="float">
            <text:p>0.606060619257087</text:p>
          </table:table-cell>
          <table:table-cell office:value-type="float" office:value="0.0293255" calcext:value-type="float">
            <text:p>0.0293255</text:p>
          </table:table-cell>
          <table:table-cell table:number-columns-repeated="2"/>
          <table:table-cell table:formula="of:=[.B15]-[.V15]" office:value-type="float" office:value="0.601173019257087" calcext:value-type="float">
            <text:p>0.601173019257087</text:p>
          </table:table-cell>
          <table:table-cell office:value-type="float" office:value="0.0342131" calcext:value-type="float">
            <text:p>0.0342131</text:p>
          </table:table-cell>
          <table:table-cell table:number-columns-repeated="8"/>
          <table:table-cell table:formula="of:=[.B15]-[.AF15]" office:value-type="float" office:value="0.224829119257087" calcext:value-type="float">
            <text:p>0.224829119257087</text:p>
          </table:table-cell>
          <table:table-cell office:value-type="float" office:value="0.410557" calcext:value-type="float">
            <text:p>0.410557</text:p>
          </table:table-cell>
          <table:table-cell/>
          <table:table-cell table:formula="of:=[.B15]-[.AI15]" office:value-type="float" office:value="0.503421119257087" calcext:value-type="float">
            <text:p>0.503421119257087</text:p>
          </table:table-cell>
          <table:table-cell office:value-type="float" office:value="0.131965" calcext:value-type="float">
            <text:p>0.13196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6]*5/1023" office:value-type="float" office:value="0.684261974584555" calcext:value-type="float">
            <text:p>0.684261974584555</text:p>
          </table:table-cell>
          <table:table-cell office:value-type="float" office:value="0" calcext:value-type="float">
            <text:p>0</text:p>
          </table:table-cell>
          <table:table-cell table:formula="of:=[.B16]-[.C16]" office:value-type="float" office:value="0.684261974584555" calcext:value-type="float">
            <text:p>0.684261974584555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8"/>
          <table:table-cell table:formula="of:=[.B16]-[.O16]" office:value-type="float" office:value="0.131964974584555" calcext:value-type="float">
            <text:p>0.131964974584555</text:p>
          </table:table-cell>
          <table:table-cell office:value-type="float" office:value="0.552297" calcext:value-type="float">
            <text:p>0.552297</text:p>
          </table:table-cell>
          <table:table-cell/>
          <table:table-cell table:formula="of:=[.B16]-[.R16]" office:value-type="float" office:value="0.625610974584555" calcext:value-type="float">
            <text:p>0.625610974584555</text:p>
          </table:table-cell>
          <table:table-cell office:value-type="float" office:value="0.058651" calcext:value-type="float">
            <text:p>0.058651</text:p>
          </table:table-cell>
          <table:table-cell table:number-columns-repeated="2"/>
          <table:table-cell table:formula="of:=[.B16]-[.V16]" office:value-type="float" office:value="0.620723374584555" calcext:value-type="float">
            <text:p>0.620723374584555</text:p>
          </table:table-cell>
          <table:table-cell office:value-type="float" office:value="0.0635386" calcext:value-type="float">
            <text:p>0.0635386</text:p>
          </table:table-cell>
          <table:table-cell table:number-columns-repeated="8"/>
          <table:table-cell table:formula="of:=[.B16]-[.AF16]" office:value-type="float" office:value="0.224828974584555" calcext:value-type="float">
            <text:p>0.224828974584555</text:p>
          </table:table-cell>
          <table:table-cell office:value-type="float" office:value="0.459433" calcext:value-type="float">
            <text:p>0.459433</text:p>
          </table:table-cell>
          <table:table-cell/>
          <table:table-cell table:formula="of:=[.B16]-[.AI16]" office:value-type="float" office:value="0.518083974584555" calcext:value-type="float">
            <text:p>0.518083974584555</text:p>
          </table:table-cell>
          <table:table-cell office:value-type="float" office:value="0.166178" calcext:value-type="float">
            <text:p>0.1661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7]*5/1023" office:value-type="float" office:value="0.733137829912023" calcext:value-type="float">
            <text:p>0.733137829912023</text:p>
          </table:table-cell>
          <table:table-cell office:value-type="float" office:value="0" calcext:value-type="float">
            <text:p>0</text:p>
          </table:table-cell>
          <table:table-cell table:formula="of:=[.B17]-[.C17]" office:value-type="float" office:value="0.733137829912023" calcext:value-type="float">
            <text:p>0.733137829912023</text:p>
          </table:table-cell>
          <table:table-cell table:formula="of:=[.C17]" office:value-type="float" office:value="0" calcext:value-type="float">
            <text:p>0</text:p>
          </table:table-cell>
          <table:table-cell table:number-columns-repeated="8"/>
          <table:table-cell table:formula="of:=[.B17]-[.O17]" office:value-type="float" office:value="0.131964829912024" calcext:value-type="float">
            <text:p>0.131964829912024</text:p>
          </table:table-cell>
          <table:table-cell office:value-type="float" office:value="0.601173" calcext:value-type="float">
            <text:p>0.601173</text:p>
          </table:table-cell>
          <table:table-cell/>
          <table:table-cell table:formula="of:=[.B17]-[.R17]" office:value-type="float" office:value="0.640273729912023" calcext:value-type="float">
            <text:p>0.640273729912023</text:p>
          </table:table-cell>
          <table:table-cell office:value-type="float" office:value="0.0928641" calcext:value-type="float">
            <text:p>0.0928641</text:p>
          </table:table-cell>
          <table:table-cell table:number-columns-repeated="2"/>
          <table:table-cell table:formula="of:=[.B17]-[.V17]" office:value-type="float" office:value="0.635386129912023" calcext:value-type="float">
            <text:p>0.635386129912023</text:p>
          </table:table-cell>
          <table:table-cell office:value-type="float" office:value="0.0977517" calcext:value-type="float">
            <text:p>0.0977517</text:p>
          </table:table-cell>
          <table:table-cell table:number-columns-repeated="8"/>
          <table:table-cell table:formula="of:=[.B17]-[.AF17]" office:value-type="float" office:value="0.229716829912023" calcext:value-type="float">
            <text:p>0.229716829912023</text:p>
          </table:table-cell>
          <table:table-cell office:value-type="float" office:value="0.503421" calcext:value-type="float">
            <text:p>0.503421</text:p>
          </table:table-cell>
          <table:table-cell/>
          <table:table-cell table:formula="of:=[.B17]-[.AI17]" office:value-type="float" office:value="0.522971829912023" calcext:value-type="float">
            <text:p>0.522971829912023</text:p>
          </table:table-cell>
          <table:table-cell office:value-type="float" office:value="0.210166" calcext:value-type="float">
            <text:p>0.21016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8]*5/1023" office:value-type="float" office:value="0.782013685239492" calcext:value-type="float">
            <text:p>0.782013685239492</text:p>
          </table:table-cell>
          <table:table-cell office:value-type="float" office:value="0" calcext:value-type="float">
            <text:p>0</text:p>
          </table:table-cell>
          <table:table-cell table:formula="of:=[.B18]-[.C18]" office:value-type="float" office:value="0.782013685239492" calcext:value-type="float">
            <text:p>0.782013685239492</text:p>
          </table:table-cell>
          <table:table-cell table:formula="of:=[.C18]" office:value-type="float" office:value="0" calcext:value-type="float">
            <text:p>0</text:p>
          </table:table-cell>
          <table:table-cell table:number-columns-repeated="8"/>
          <table:table-cell table:formula="of:=[.B18]-[.O18]" office:value-type="float" office:value="0.136852685239492" calcext:value-type="float">
            <text:p>0.136852685239492</text:p>
          </table:table-cell>
          <table:table-cell office:value-type="float" office:value="0.645161" calcext:value-type="float">
            <text:p>0.645161</text:p>
          </table:table-cell>
          <table:table-cell/>
          <table:table-cell table:formula="of:=[.B18]-[.R18]" office:value-type="float" office:value="0.654936685239492" calcext:value-type="float">
            <text:p>0.654936685239492</text:p>
          </table:table-cell>
          <table:table-cell office:value-type="float" office:value="0.127077" calcext:value-type="float">
            <text:p>0.127077</text:p>
          </table:table-cell>
          <table:table-cell table:number-columns-repeated="2"/>
          <table:table-cell table:formula="of:=[.B18]-[.V18]" office:value-type="float" office:value="0.645161685239492" calcext:value-type="float">
            <text:p>0.645161685239492</text:p>
          </table:table-cell>
          <table:table-cell office:value-type="float" office:value="0.136852" calcext:value-type="float">
            <text:p>0.136852</text:p>
          </table:table-cell>
          <table:table-cell table:number-columns-repeated="8"/>
          <table:table-cell table:formula="of:=[.B18]-[.AF18]" office:value-type="float" office:value="0.229716685239492" calcext:value-type="float">
            <text:p>0.229716685239492</text:p>
          </table:table-cell>
          <table:table-cell office:value-type="float" office:value="0.552297" calcext:value-type="float">
            <text:p>0.552297</text:p>
          </table:table-cell>
          <table:table-cell/>
          <table:table-cell table:formula="of:=[.B18]-[.AI18]" office:value-type="float" office:value="0.532746685239492" calcext:value-type="float">
            <text:p>0.532746685239492</text:p>
          </table:table-cell>
          <table:table-cell office:value-type="float" office:value="0.249267" calcext:value-type="float">
            <text:p>0.24926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9]*5/1023" office:value-type="float" office:value="0.83088954056696" calcext:value-type="float">
            <text:p>0.83088954056696</text:p>
          </table:table-cell>
          <table:table-cell office:value-type="float" office:value="0" calcext:value-type="float">
            <text:p>0</text:p>
          </table:table-cell>
          <table:table-cell table:formula="of:=[.B19]-[.C19]" office:value-type="float" office:value="0.83088954056696" calcext:value-type="float">
            <text:p>0.83088954056696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8"/>
          <table:table-cell table:formula="of:=[.B19]-[.O19]" office:value-type="float" office:value="0.13685254056696" calcext:value-type="float">
            <text:p>0.13685254056696</text:p>
          </table:table-cell>
          <table:table-cell office:value-type="float" office:value="0.694037" calcext:value-type="float">
            <text:p>0.694037</text:p>
          </table:table-cell>
          <table:table-cell/>
          <table:table-cell table:formula="of:=[.B19]-[.R19]" office:value-type="float" office:value="0.66471154056696" calcext:value-type="float">
            <text:p>0.66471154056696</text:p>
          </table:table-cell>
          <table:table-cell office:value-type="float" office:value="0.166178" calcext:value-type="float">
            <text:p>0.166178</text:p>
          </table:table-cell>
          <table:table-cell table:number-columns-repeated="2"/>
          <table:table-cell table:formula="of:=[.B19]-[.V19]" office:value-type="float" office:value="0.65493654056696" calcext:value-type="float">
            <text:p>0.65493654056696</text:p>
          </table:table-cell>
          <table:table-cell office:value-type="float" office:value="0.175953" calcext:value-type="float">
            <text:p>0.175953</text:p>
          </table:table-cell>
          <table:table-cell table:number-columns-repeated="8"/>
          <table:table-cell table:formula="of:=[.B19]-[.AF19]" office:value-type="float" office:value="0.22971654056696" calcext:value-type="float">
            <text:p>0.22971654056696</text:p>
          </table:table-cell>
          <table:table-cell office:value-type="float" office:value="0.601173" calcext:value-type="float">
            <text:p>0.601173</text:p>
          </table:table-cell>
          <table:table-cell/>
          <table:table-cell table:formula="of:=[.B19]-[.AI19]" office:value-type="float" office:value="0.53763454056696" calcext:value-type="float">
            <text:p>0.53763454056696</text:p>
          </table:table-cell>
          <table:table-cell office:value-type="float" office:value="0.293255" calcext:value-type="float">
            <text:p>0.29325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20]*5/1023" office:value-type="float" office:value="0.879765395894428" calcext:value-type="float">
            <text:p>0.879765395894428</text:p>
          </table:table-cell>
          <table:table-cell office:value-type="float" office:value="0" calcext:value-type="float">
            <text:p>0</text:p>
          </table:table-cell>
          <table:table-cell table:formula="of:=[.B20]-[.C20]" office:value-type="float" office:value="0.879765395894428" calcext:value-type="float">
            <text:p>0.879765395894428</text:p>
          </table:table-cell>
          <table:table-cell table:formula="of:=[.C20]" office:value-type="float" office:value="0" calcext:value-type="float">
            <text:p>0</text:p>
          </table:table-cell>
          <table:table-cell table:number-columns-repeated="8"/>
          <table:table-cell table:formula="of:=[.B20]-[.O20]" office:value-type="float" office:value="0.141740395894428" calcext:value-type="float">
            <text:p>0.141740395894428</text:p>
          </table:table-cell>
          <table:table-cell office:value-type="float" office:value="0.738025" calcext:value-type="float">
            <text:p>0.738025</text:p>
          </table:table-cell>
          <table:table-cell/>
          <table:table-cell table:formula="of:=[.B20]-[.R20]" office:value-type="float" office:value="0.674486395894428" calcext:value-type="float">
            <text:p>0.674486395894428</text:p>
          </table:table-cell>
          <table:table-cell office:value-type="float" office:value="0.205279" calcext:value-type="float">
            <text:p>0.205279</text:p>
          </table:table-cell>
          <table:table-cell table:number-columns-repeated="2"/>
          <table:table-cell table:formula="of:=[.B20]-[.V20]" office:value-type="float" office:value="0.664711395894428" calcext:value-type="float">
            <text:p>0.664711395894428</text:p>
          </table:table-cell>
          <table:table-cell office:value-type="float" office:value="0.215054" calcext:value-type="float">
            <text:p>0.215054</text:p>
          </table:table-cell>
          <table:table-cell table:number-columns-repeated="8"/>
          <table:table-cell table:formula="of:=[.B20]-[.AF20]" office:value-type="float" office:value="0.234604395894428" calcext:value-type="float">
            <text:p>0.234604395894428</text:p>
          </table:table-cell>
          <table:table-cell office:value-type="float" office:value="0.645161" calcext:value-type="float">
            <text:p>0.645161</text:p>
          </table:table-cell>
          <table:table-cell/>
          <table:table-cell table:formula="of:=[.B20]-[.AI20]" office:value-type="float" office:value="0.542522395894428" calcext:value-type="float">
            <text:p>0.542522395894428</text:p>
          </table:table-cell>
          <table:table-cell office:value-type="float" office:value="0.337243" calcext:value-type="float">
            <text:p>0.33724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21]*5/1023" office:value-type="float" office:value="0.928641251221896" calcext:value-type="float">
            <text:p>0.928641251221896</text:p>
          </table:table-cell>
          <table:table-cell office:value-type="float" office:value="0" calcext:value-type="float">
            <text:p>0</text:p>
          </table:table-cell>
          <table:table-cell table:formula="of:=[.B21]-[.C21]" office:value-type="float" office:value="0.928641251221896" calcext:value-type="float">
            <text:p>0.928641251221896</text:p>
          </table:table-cell>
          <table:table-cell table:formula="of:=[.C21]" office:value-type="float" office:value="0" calcext:value-type="float">
            <text:p>0</text:p>
          </table:table-cell>
          <table:table-cell table:number-columns-repeated="8"/>
          <table:table-cell table:formula="of:=[.B21]-[.O21]" office:value-type="float" office:value="0.146627251221896" calcext:value-type="float">
            <text:p>0.146627251221896</text:p>
          </table:table-cell>
          <table:table-cell office:value-type="float" office:value="0.782014" calcext:value-type="float">
            <text:p>0.782014</text:p>
          </table:table-cell>
          <table:table-cell/>
          <table:table-cell table:formula="of:=[.B21]-[.R21]" office:value-type="float" office:value="0.679374251221896" calcext:value-type="float">
            <text:p>0.679374251221896</text:p>
          </table:table-cell>
          <table:table-cell office:value-type="float" office:value="0.249267" calcext:value-type="float">
            <text:p>0.249267</text:p>
          </table:table-cell>
          <table:table-cell table:number-columns-repeated="2"/>
          <table:table-cell table:formula="of:=[.B21]-[.V21]" office:value-type="float" office:value="0.669599251221896" calcext:value-type="float">
            <text:p>0.669599251221896</text:p>
          </table:table-cell>
          <table:table-cell office:value-type="float" office:value="0.259042" calcext:value-type="float">
            <text:p>0.259042</text:p>
          </table:table-cell>
          <table:table-cell table:number-columns-repeated="8"/>
          <table:table-cell table:formula="of:=[.B21]-[.AF21]" office:value-type="float" office:value="0.234604251221896" calcext:value-type="float">
            <text:p>0.234604251221896</text:p>
          </table:table-cell>
          <table:table-cell office:value-type="float" office:value="0.694037" calcext:value-type="float">
            <text:p>0.694037</text:p>
          </table:table-cell>
          <table:table-cell/>
          <table:table-cell table:formula="of:=[.B21]-[.AI21]" office:value-type="float" office:value="0.552297251221896" calcext:value-type="float">
            <text:p>0.552297251221896</text:p>
          </table:table-cell>
          <table:table-cell office:value-type="float" office:value="0.376344" calcext:value-type="float">
            <text:p>0.3763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2]*5/1023" office:value-type="float" office:value="0.977517106549365" calcext:value-type="float">
            <text:p>0.977517106549365</text:p>
          </table:table-cell>
          <table:table-cell office:value-type="float" office:value="0" calcext:value-type="float">
            <text:p>0</text:p>
          </table:table-cell>
          <table:table-cell table:formula="of:=[.B22]-[.C22]" office:value-type="float" office:value="0.977517106549365" calcext:value-type="float">
            <text:p>0.977517106549365</text:p>
          </table:table-cell>
          <table:table-cell table:formula="of:=[.C22]" office:value-type="float" office:value="0" calcext:value-type="float">
            <text:p>0</text:p>
          </table:table-cell>
          <table:table-cell table:number-columns-repeated="8"/>
          <table:table-cell table:formula="of:=[.B22]-[.O22]" office:value-type="float" office:value="0.146627106549365" calcext:value-type="float">
            <text:p>0.146627106549365</text:p>
          </table:table-cell>
          <table:table-cell office:value-type="float" office:value="0.83089" calcext:value-type="float">
            <text:p>0.83089</text:p>
          </table:table-cell>
          <table:table-cell/>
          <table:table-cell table:formula="of:=[.B22]-[.R22]" office:value-type="float" office:value="0.684262106549365" calcext:value-type="float">
            <text:p>0.684262106549365</text:p>
          </table:table-cell>
          <table:table-cell office:value-type="float" office:value="0.293255" calcext:value-type="float">
            <text:p>0.293255</text:p>
          </table:table-cell>
          <table:table-cell table:number-columns-repeated="2"/>
          <table:table-cell table:formula="of:=[.B22]-[.V22]" office:value-type="float" office:value="0.669599106549365" calcext:value-type="float">
            <text:p>0.669599106549365</text:p>
          </table:table-cell>
          <table:table-cell office:value-type="float" office:value="0.307918" calcext:value-type="float">
            <text:p>0.307918</text:p>
          </table:table-cell>
          <table:table-cell table:number-columns-repeated="8"/>
          <table:table-cell table:formula="of:=[.B22]-[.AF22]" office:value-type="float" office:value="0.234604106549365" calcext:value-type="float">
            <text:p>0.234604106549365</text:p>
          </table:table-cell>
          <table:table-cell office:value-type="float" office:value="0.742913" calcext:value-type="float">
            <text:p>0.742913</text:p>
          </table:table-cell>
          <table:table-cell/>
          <table:table-cell table:formula="of:=[.B22]-[.AI22]" office:value-type="float" office:value="0.552297106549365" calcext:value-type="float">
            <text:p>0.552297106549365</text:p>
          </table:table-cell>
          <table:table-cell office:value-type="float" office:value="0.42522" calcext:value-type="float">
            <text:p>0.4252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3]*5/1023" office:value-type="float" office:value="1.02639296187683" calcext:value-type="float">
            <text:p>1.02639296187683</text:p>
          </table:table-cell>
          <table:table-cell office:value-type="float" office:value="0" calcext:value-type="float">
            <text:p>0</text:p>
          </table:table-cell>
          <table:table-cell table:formula="of:=[.B23]-[.C23]" office:value-type="float" office:value="1.02639296187683" calcext:value-type="float">
            <text:p>1.02639296187683</text:p>
          </table:table-cell>
          <table:table-cell table:formula="of:=[.C23]" office:value-type="float" office:value="0" calcext:value-type="float">
            <text:p>0</text:p>
          </table:table-cell>
          <table:table-cell table:number-columns-repeated="8"/>
          <table:table-cell table:formula="of:=[.B23]-[.O23]" office:value-type="float" office:value="0.146627961876833" calcext:value-type="float">
            <text:p>0.146627961876833</text:p>
          </table:table-cell>
          <table:table-cell office:value-type="float" office:value="0.879765" calcext:value-type="float">
            <text:p>0.879765</text:p>
          </table:table-cell>
          <table:table-cell/>
          <table:table-cell table:formula="of:=[.B23]-[.R23]" office:value-type="float" office:value="0.694036961876833" calcext:value-type="float">
            <text:p>0.694036961876833</text:p>
          </table:table-cell>
          <table:table-cell office:value-type="float" office:value="0.332356" calcext:value-type="float">
            <text:p>0.332356</text:p>
          </table:table-cell>
          <table:table-cell table:number-columns-repeated="2"/>
          <table:table-cell table:formula="of:=[.B23]-[.V23]" office:value-type="float" office:value="0.674486961876833" calcext:value-type="float">
            <text:p>0.674486961876833</text:p>
          </table:table-cell>
          <table:table-cell office:value-type="float" office:value="0.351906" calcext:value-type="float">
            <text:p>0.351906</text:p>
          </table:table-cell>
          <table:table-cell table:number-columns-repeated="8"/>
          <table:table-cell table:formula="of:=[.B23]-[.AF23]" office:value-type="float" office:value="0.239491961876833" calcext:value-type="float">
            <text:p>0.239491961876833</text:p>
          </table:table-cell>
          <table:table-cell office:value-type="float" office:value="0.786901" calcext:value-type="float">
            <text:p>0.786901</text:p>
          </table:table-cell>
          <table:table-cell/>
          <table:table-cell table:formula="of:=[.B23]-[.AI23]" office:value-type="float" office:value="0.557184961876833" calcext:value-type="float">
            <text:p>0.557184961876833</text:p>
          </table:table-cell>
          <table:table-cell office:value-type="float" office:value="0.469208" calcext:value-type="float">
            <text:p>0.46920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4]*5/1023" office:value-type="float" office:value="1.0752688172043" calcext:value-type="float">
            <text:p>1.0752688172043</text:p>
          </table:table-cell>
          <table:table-cell office:value-type="float" office:value="0" calcext:value-type="float">
            <text:p>0</text:p>
          </table:table-cell>
          <table:table-cell table:formula="of:=[.B24]-[.C24]" office:value-type="float" office:value="1.0752688172043" calcext:value-type="float">
            <text:p>1.0752688172043</text:p>
          </table:table-cell>
          <table:table-cell table:formula="of:=[.C24]" office:value-type="float" office:value="0" calcext:value-type="float">
            <text:p>0</text:p>
          </table:table-cell>
          <table:table-cell table:number-columns-repeated="8"/>
          <table:table-cell table:formula="of:=[.B24]-[.O24]" office:value-type="float" office:value="0.151514817204301" calcext:value-type="float">
            <text:p>0.151514817204301</text:p>
          </table:table-cell>
          <table:table-cell office:value-type="float" office:value="0.923754" calcext:value-type="float">
            <text:p>0.923754</text:p>
          </table:table-cell>
          <table:table-cell/>
          <table:table-cell table:formula="of:=[.B24]-[.R24]" office:value-type="float" office:value="0.694036817204301" calcext:value-type="float">
            <text:p>0.694036817204301</text:p>
          </table:table-cell>
          <table:table-cell office:value-type="float" office:value="0.381232" calcext:value-type="float">
            <text:p>0.381232</text:p>
          </table:table-cell>
          <table:table-cell table:number-columns-repeated="2"/>
          <table:table-cell table:formula="of:=[.B24]-[.V24]" office:value-type="float" office:value="0.679374817204301" calcext:value-type="float">
            <text:p>0.679374817204301</text:p>
          </table:table-cell>
          <table:table-cell office:value-type="float" office:value="0.395894" calcext:value-type="float">
            <text:p>0.395894</text:p>
          </table:table-cell>
          <table:table-cell table:number-columns-repeated="8"/>
          <table:table-cell table:formula="of:=[.B24]-[.AF24]" office:value-type="float" office:value="0.239491817204301" calcext:value-type="float">
            <text:p>0.239491817204301</text:p>
          </table:table-cell>
          <table:table-cell office:value-type="float" office:value="0.835777" calcext:value-type="float">
            <text:p>0.835777</text:p>
          </table:table-cell>
          <table:table-cell/>
          <table:table-cell table:formula="of:=[.B24]-[.AI24]" office:value-type="float" office:value="0.562072817204301" calcext:value-type="float">
            <text:p>0.562072817204301</text:p>
          </table:table-cell>
          <table:table-cell office:value-type="float" office:value="0.513196" calcext:value-type="float">
            <text:p>0.51319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5]*5/1023" office:value-type="float" office:value="1.12414467253177" calcext:value-type="float">
            <text:p>1.12414467253177</text:p>
          </table:table-cell>
          <table:table-cell office:value-type="float" office:value="0" calcext:value-type="float">
            <text:p>0</text:p>
          </table:table-cell>
          <table:table-cell table:formula="of:=[.B25]-[.C25]" office:value-type="float" office:value="1.12414467253177" calcext:value-type="float">
            <text:p>1.12414467253177</text:p>
          </table:table-cell>
          <table:table-cell table:formula="of:=[.C25]" office:value-type="float" office:value="0" calcext:value-type="float">
            <text:p>0</text:p>
          </table:table-cell>
          <table:table-cell table:number-columns-repeated="8"/>
          <table:table-cell table:formula="of:=[.B25]-[.O25]" office:value-type="float" office:value="0.156402672531769" calcext:value-type="float">
            <text:p>0.156402672531769</text:p>
          </table:table-cell>
          <table:table-cell office:value-type="float" office:value="0.967742" calcext:value-type="float">
            <text:p>0.967742</text:p>
          </table:table-cell>
          <table:table-cell/>
          <table:table-cell table:formula="of:=[.B25]-[.R25]" office:value-type="float" office:value="0.698924672531769" calcext:value-type="float">
            <text:p>0.698924672531769</text:p>
          </table:table-cell>
          <table:table-cell office:value-type="float" office:value="0.42522" calcext:value-type="float">
            <text:p>0.42522</text:p>
          </table:table-cell>
          <table:table-cell table:number-columns-repeated="2"/>
          <table:table-cell table:formula="of:=[.B25]-[.V25]" office:value-type="float" office:value="0.684261672531769" calcext:value-type="float">
            <text:p>0.684261672531769</text:p>
          </table:table-cell>
          <table:table-cell office:value-type="float" office:value="0.439883" calcext:value-type="float">
            <text:p>0.439883</text:p>
          </table:table-cell>
          <table:table-cell table:number-columns-repeated="8"/>
          <table:table-cell table:formula="of:=[.B25]-[.AF25]" office:value-type="float" office:value="0.239491672531769" calcext:value-type="float">
            <text:p>0.239491672531769</text:p>
          </table:table-cell>
          <table:table-cell office:value-type="float" office:value="0.884653" calcext:value-type="float">
            <text:p>0.884653</text:p>
          </table:table-cell>
          <table:table-cell/>
          <table:table-cell table:formula="of:=[.B25]-[.AI25]" office:value-type="float" office:value="0.566959672531769" calcext:value-type="float">
            <text:p>0.566959672531769</text:p>
          </table:table-cell>
          <table:table-cell office:value-type="float" office:value="0.557185" calcext:value-type="float">
            <text:p>0.55718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6]*5/1023" office:value-type="float" office:value="1.17302052785924" calcext:value-type="float">
            <text:p>1.17302052785924</text:p>
          </table:table-cell>
          <table:table-cell office:value-type="float" office:value="0" calcext:value-type="float">
            <text:p>0</text:p>
          </table:table-cell>
          <table:table-cell table:formula="of:=[.B26]-[.C26]" office:value-type="float" office:value="1.17302052785924" calcext:value-type="float">
            <text:p>1.17302052785924</text:p>
          </table:table-cell>
          <table:table-cell table:formula="of:=[.C26]" office:value-type="float" office:value="0" calcext:value-type="float">
            <text:p>0</text:p>
          </table:table-cell>
          <table:table-cell table:number-columns-repeated="8"/>
          <table:table-cell table:formula="of:=[.B26]-[.O26]" office:value-type="float" office:value="0.156400527859238" calcext:value-type="float">
            <text:p>0.156400527859238</text:p>
          </table:table-cell>
          <table:table-cell office:value-type="float" office:value="1.01662" calcext:value-type="float">
            <text:p>1.01662</text:p>
          </table:table-cell>
          <table:table-cell/>
          <table:table-cell table:formula="of:=[.B26]-[.R26]" office:value-type="float" office:value="0.703812527859238" calcext:value-type="float">
            <text:p>0.703812527859238</text:p>
          </table:table-cell>
          <table:table-cell office:value-type="float" office:value="0.469208" calcext:value-type="float">
            <text:p>0.469208</text:p>
          </table:table-cell>
          <table:table-cell table:number-columns-repeated="2"/>
          <table:table-cell table:formula="of:=[.B26]-[.V26]" office:value-type="float" office:value="0.684261527859238" calcext:value-type="float">
            <text:p>0.684261527859238</text:p>
          </table:table-cell>
          <table:table-cell office:value-type="float" office:value="0.488759" calcext:value-type="float">
            <text:p>0.488759</text:p>
          </table:table-cell>
          <table:table-cell table:number-columns-repeated="8"/>
          <table:table-cell table:formula="of:=[.B26]-[.AF26]" office:value-type="float" office:value="0.244379527859238" calcext:value-type="float">
            <text:p>0.244379527859238</text:p>
          </table:table-cell>
          <table:table-cell office:value-type="float" office:value="0.928641" calcext:value-type="float">
            <text:p>0.928641</text:p>
          </table:table-cell>
          <table:table-cell/>
          <table:table-cell table:formula="of:=[.B26]-[.AI26]" office:value-type="float" office:value="0.566959527859238" calcext:value-type="float">
            <text:p>0.566959527859238</text:p>
          </table:table-cell>
          <table:table-cell office:value-type="float" office:value="0.606061" calcext:value-type="float">
            <text:p>0.60606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7]*5/1023" office:value-type="float" office:value="1.22189638318671" calcext:value-type="float">
            <text:p>1.22189638318671</text:p>
          </table:table-cell>
          <table:table-cell office:value-type="float" office:value="0" calcext:value-type="float">
            <text:p>0</text:p>
          </table:table-cell>
          <table:table-cell table:formula="of:=[.B27]-[.C27]" office:value-type="float" office:value="1.22189638318671" calcext:value-type="float">
            <text:p>1.22189638318671</text:p>
          </table:table-cell>
          <table:table-cell table:formula="of:=[.C27]" office:value-type="float" office:value="0" calcext:value-type="float">
            <text:p>0</text:p>
          </table:table-cell>
          <table:table-cell table:number-columns-repeated="8"/>
          <table:table-cell table:formula="of:=[.B27]-[.O27]" office:value-type="float" office:value="0.156406383186706" calcext:value-type="float">
            <text:p>0.156406383186706</text:p>
          </table:table-cell>
          <table:table-cell office:value-type="float" office:value="1.06549" calcext:value-type="float">
            <text:p>1.06549</text:p>
          </table:table-cell>
          <table:table-cell/>
          <table:table-cell table:formula="of:=[.B27]-[.R27]" office:value-type="float" office:value="0.703812383186706" calcext:value-type="float">
            <text:p>0.703812383186706</text:p>
          </table:table-cell>
          <table:table-cell office:value-type="float" office:value="0.518084" calcext:value-type="float">
            <text:p>0.518084</text:p>
          </table:table-cell>
          <table:table-cell table:number-columns-repeated="2"/>
          <table:table-cell table:formula="of:=[.B27]-[.V27]" office:value-type="float" office:value="0.689149383186706" calcext:value-type="float">
            <text:p>0.689149383186706</text:p>
          </table:table-cell>
          <table:table-cell office:value-type="float" office:value="0.532747" calcext:value-type="float">
            <text:p>0.532747</text:p>
          </table:table-cell>
          <table:table-cell table:number-columns-repeated="8"/>
          <table:table-cell table:formula="of:=[.B27]-[.AF27]" office:value-type="float" office:value="0.244379383186706" calcext:value-type="float">
            <text:p>0.244379383186706</text:p>
          </table:table-cell>
          <table:table-cell office:value-type="float" office:value="0.977517" calcext:value-type="float">
            <text:p>0.977517</text:p>
          </table:table-cell>
          <table:table-cell/>
          <table:table-cell table:formula="of:=[.B27]-[.AI27]" office:value-type="float" office:value="0.571847383186706" calcext:value-type="float">
            <text:p>0.571847383186706</text:p>
          </table:table-cell>
          <table:table-cell office:value-type="float" office:value="0.650049" calcext:value-type="float">
            <text:p>0.65004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8]*5/1023" office:value-type="float" office:value="1.27077223851417" calcext:value-type="float">
            <text:p>1.27077223851417</text:p>
          </table:table-cell>
          <table:table-cell office:value-type="float" office:value="0" calcext:value-type="float">
            <text:p>0</text:p>
          </table:table-cell>
          <table:table-cell table:formula="of:=[.B28]-[.C28]" office:value-type="float" office:value="1.27077223851417" calcext:value-type="float">
            <text:p>1.27077223851417</text:p>
          </table:table-cell>
          <table:table-cell table:formula="of:=[.C28]" office:value-type="float" office:value="0" calcext:value-type="float">
            <text:p>0</text:p>
          </table:table-cell>
          <table:table-cell table:number-columns-repeated="8"/>
          <table:table-cell table:formula="of:=[.B28]-[.O28]" office:value-type="float" office:value="0.161292238514174" calcext:value-type="float">
            <text:p>0.161292238514174</text:p>
          </table:table-cell>
          <table:table-cell office:value-type="float" office:value="1.10948" calcext:value-type="float">
            <text:p>1.10948</text:p>
          </table:table-cell>
          <table:table-cell/>
          <table:table-cell table:formula="of:=[.B28]-[.R28]" office:value-type="float" office:value="0.708700238514174" calcext:value-type="float">
            <text:p>0.708700238514174</text:p>
          </table:table-cell>
          <table:table-cell office:value-type="float" office:value="0.562072" calcext:value-type="float">
            <text:p>0.562072</text:p>
          </table:table-cell>
          <table:table-cell table:number-columns-repeated="2"/>
          <table:table-cell table:formula="of:=[.B28]-[.V28]" office:value-type="float" office:value="0.689149238514174" calcext:value-type="float">
            <text:p>0.689149238514174</text:p>
          </table:table-cell>
          <table:table-cell office:value-type="float" office:value="0.581623" calcext:value-type="float">
            <text:p>0.581623</text:p>
          </table:table-cell>
          <table:table-cell table:number-columns-repeated="8"/>
          <table:table-cell table:formula="of:=[.B28]-[.AF28]" office:value-type="float" office:value="0.244382238514174" calcext:value-type="float">
            <text:p>0.244382238514174</text:p>
          </table:table-cell>
          <table:table-cell office:value-type="float" office:value="1.02639" calcext:value-type="float">
            <text:p>1.02639</text:p>
          </table:table-cell>
          <table:table-cell/>
          <table:table-cell table:formula="of:=[.B28]-[.AI28]" office:value-type="float" office:value="0.571847238514174" calcext:value-type="float">
            <text:p>0.571847238514174</text:p>
          </table:table-cell>
          <table:table-cell office:value-type="float" office:value="0.698925" calcext:value-type="float">
            <text:p>0.69892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9]*5/1023" office:value-type="float" office:value="1.31964809384164" calcext:value-type="float">
            <text:p>1.31964809384164</text:p>
          </table:table-cell>
          <table:table-cell office:value-type="float" office:value="0" calcext:value-type="float">
            <text:p>0</text:p>
          </table:table-cell>
          <table:table-cell table:formula="of:=[.B29]-[.C29]" office:value-type="float" office:value="1.31964809384164" calcext:value-type="float">
            <text:p>1.31964809384164</text:p>
          </table:table-cell>
          <table:table-cell table:formula="of:=[.C29]" office:value-type="float" office:value="0" calcext:value-type="float">
            <text:p>0</text:p>
          </table:table-cell>
          <table:table-cell table:number-columns-repeated="8"/>
          <table:table-cell table:formula="of:=[.B29]-[.O29]" office:value-type="float" office:value="0.161288093841642" calcext:value-type="float">
            <text:p>0.161288093841642</text:p>
          </table:table-cell>
          <table:table-cell office:value-type="float" office:value="1.15836" calcext:value-type="float">
            <text:p>1.15836</text:p>
          </table:table-cell>
          <table:table-cell/>
          <table:table-cell table:formula="of:=[.B29]-[.R29]" office:value-type="float" office:value="0.708700093841642" calcext:value-type="float">
            <text:p>0.708700093841642</text:p>
          </table:table-cell>
          <table:table-cell office:value-type="float" office:value="0.610948" calcext:value-type="float">
            <text:p>0.610948</text:p>
          </table:table-cell>
          <table:table-cell table:number-columns-repeated="2"/>
          <table:table-cell table:formula="of:=[.B29]-[.V29]" office:value-type="float" office:value="0.694037093841642" calcext:value-type="float">
            <text:p>0.694037093841642</text:p>
          </table:table-cell>
          <table:table-cell office:value-type="float" office:value="0.625611" calcext:value-type="float">
            <text:p>0.625611</text:p>
          </table:table-cell>
          <table:table-cell table:number-columns-repeated="8"/>
          <table:table-cell table:formula="of:=[.B29]-[.AF29]" office:value-type="float" office:value="0.244378093841642" calcext:value-type="float">
            <text:p>0.244378093841642</text:p>
          </table:table-cell>
          <table:table-cell office:value-type="float" office:value="1.07527" calcext:value-type="float">
            <text:p>1.07527</text:p>
          </table:table-cell>
          <table:table-cell/>
          <table:table-cell table:formula="of:=[.B29]-[.AI29]" office:value-type="float" office:value="0.576735093841642" calcext:value-type="float">
            <text:p>0.576735093841642</text:p>
          </table:table-cell>
          <table:table-cell office:value-type="float" office:value="0.742913" calcext:value-type="float">
            <text:p>0.74291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30]*5/1023" office:value-type="float" office:value="1.36852394916911" calcext:value-type="float">
            <text:p>1.36852394916911</text:p>
          </table:table-cell>
          <table:table-cell office:value-type="float" office:value="0" calcext:value-type="float">
            <text:p>0</text:p>
          </table:table-cell>
          <table:table-cell table:formula="of:=[.B30]-[.C30]" office:value-type="float" office:value="1.36852394916911" calcext:value-type="float">
            <text:p>1.36852394916911</text:p>
          </table:table-cell>
          <table:table-cell table:formula="of:=[.C30]" office:value-type="float" office:value="0" calcext:value-type="float">
            <text:p>0</text:p>
          </table:table-cell>
          <table:table-cell table:number-columns-repeated="8"/>
          <table:table-cell table:formula="of:=[.B30]-[.O30]" office:value-type="float" office:value="0.16129394916911" calcext:value-type="float">
            <text:p>0.16129394916911</text:p>
          </table:table-cell>
          <table:table-cell office:value-type="float" office:value="1.20723" calcext:value-type="float">
            <text:p>1.20723</text:p>
          </table:table-cell>
          <table:table-cell/>
          <table:table-cell table:formula="of:=[.B30]-[.R30]" office:value-type="float" office:value="0.71358794916911" calcext:value-type="float">
            <text:p>0.71358794916911</text:p>
          </table:table-cell>
          <table:table-cell office:value-type="float" office:value="0.654936" calcext:value-type="float">
            <text:p>0.654936</text:p>
          </table:table-cell>
          <table:table-cell table:number-columns-repeated="2"/>
          <table:table-cell table:formula="of:=[.B30]-[.V30]" office:value-type="float" office:value="0.69403694916911" calcext:value-type="float">
            <text:p>0.69403694916911</text:p>
          </table:table-cell>
          <table:table-cell office:value-type="float" office:value="0.674487" calcext:value-type="float">
            <text:p>0.674487</text:p>
          </table:table-cell>
          <table:table-cell table:number-columns-repeated="8"/>
          <table:table-cell table:formula="of:=[.B30]-[.AF30]" office:value-type="float" office:value="0.24438394916911" calcext:value-type="float">
            <text:p>0.24438394916911</text:p>
          </table:table-cell>
          <table:table-cell office:value-type="float" office:value="1.12414" calcext:value-type="float">
            <text:p>1.12414</text:p>
          </table:table-cell>
          <table:table-cell/>
          <table:table-cell table:formula="of:=[.B30]-[.AI30]" office:value-type="float" office:value="0.58162294916911" calcext:value-type="float">
            <text:p>0.58162294916911</text:p>
          </table:table-cell>
          <table:table-cell office:value-type="float" office:value="0.786901" calcext:value-type="float">
            <text:p>0.78690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31]*5/1023" office:value-type="float" office:value="1.41739980449658" calcext:value-type="float">
            <text:p>1.41739980449658</text:p>
          </table:table-cell>
          <table:table-cell office:value-type="float" office:value="0" calcext:value-type="float">
            <text:p>0</text:p>
          </table:table-cell>
          <table:table-cell table:formula="of:=[.B31]-[.C31]" office:value-type="float" office:value="1.41739980449658" calcext:value-type="float">
            <text:p>1.41739980449658</text:p>
          </table:table-cell>
          <table:table-cell table:formula="of:=[.C31]" office:value-type="float" office:value="0" calcext:value-type="float">
            <text:p>0</text:p>
          </table:table-cell>
          <table:table-cell table:number-columns-repeated="8"/>
          <table:table-cell table:formula="of:=[.B31]-[.O31]" office:value-type="float" office:value="0.166179804496579" calcext:value-type="float">
            <text:p>0.166179804496579</text:p>
          </table:table-cell>
          <table:table-cell office:value-type="float" office:value="1.25122" calcext:value-type="float">
            <text:p>1.25122</text:p>
          </table:table-cell>
          <table:table-cell/>
          <table:table-cell table:formula="of:=[.B31]-[.R31]" office:value-type="float" office:value="0.713587804496579" calcext:value-type="float">
            <text:p>0.713587804496579</text:p>
          </table:table-cell>
          <table:table-cell office:value-type="float" office:value="0.703812" calcext:value-type="float">
            <text:p>0.703812</text:p>
          </table:table-cell>
          <table:table-cell table:number-columns-repeated="2"/>
          <table:table-cell table:formula="of:=[.B31]-[.V31]" office:value-type="float" office:value="0.698924804496579" calcext:value-type="float">
            <text:p>0.698924804496579</text:p>
          </table:table-cell>
          <table:table-cell office:value-type="float" office:value="0.718475" calcext:value-type="float">
            <text:p>0.718475</text:p>
          </table:table-cell>
          <table:table-cell table:number-columns-repeated="8"/>
          <table:table-cell table:formula="of:=[.B31]-[.AF31]" office:value-type="float" office:value="0.249269804496579" calcext:value-type="float">
            <text:p>0.249269804496579</text:p>
          </table:table-cell>
          <table:table-cell office:value-type="float" office:value="1.16813" calcext:value-type="float">
            <text:p>1.16813</text:p>
          </table:table-cell>
          <table:table-cell/>
          <table:table-cell table:formula="of:=[.B31]-[.AI31]" office:value-type="float" office:value="0.581622804496579" calcext:value-type="float">
            <text:p>0.581622804496579</text:p>
          </table:table-cell>
          <table:table-cell office:value-type="float" office:value="0.835777" calcext:value-type="float">
            <text:p>0.83577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2]*5/1023" office:value-type="float" office:value="1.46627565982405" calcext:value-type="float">
            <text:p>1.46627565982405</text:p>
          </table:table-cell>
          <table:table-cell office:value-type="float" office:value="0" calcext:value-type="float">
            <text:p>0</text:p>
          </table:table-cell>
          <table:table-cell table:formula="of:=[.B32]-[.C32]" office:value-type="float" office:value="1.46627565982405" calcext:value-type="float">
            <text:p>1.46627565982405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8"/>
          <table:table-cell table:formula="of:=[.B32]-[.O32]" office:value-type="float" office:value="0.166175659824047" calcext:value-type="float">
            <text:p>0.166175659824047</text:p>
          </table:table-cell>
          <table:table-cell office:value-type="float" office:value="1.3001" calcext:value-type="float">
            <text:p>1.3001</text:p>
          </table:table-cell>
          <table:table-cell/>
          <table:table-cell table:formula="of:=[.B32]-[.R32]" office:value-type="float" office:value="0.718474659824047" calcext:value-type="float">
            <text:p>0.718474659824047</text:p>
          </table:table-cell>
          <table:table-cell office:value-type="float" office:value="0.747801" calcext:value-type="float">
            <text:p>0.747801</text:p>
          </table:table-cell>
          <table:table-cell table:number-columns-repeated="2"/>
          <table:table-cell table:formula="of:=[.B32]-[.V32]" office:value-type="float" office:value="0.698924659824047" calcext:value-type="float">
            <text:p>0.698924659824047</text:p>
          </table:table-cell>
          <table:table-cell office:value-type="float" office:value="0.767351" calcext:value-type="float">
            <text:p>0.767351</text:p>
          </table:table-cell>
          <table:table-cell table:number-columns-repeated="8"/>
          <table:table-cell table:formula="of:=[.B32]-[.AF32]" office:value-type="float" office:value="0.249265659824047" calcext:value-type="float">
            <text:p>0.249265659824047</text:p>
          </table:table-cell>
          <table:table-cell office:value-type="float" office:value="1.21701" calcext:value-type="float">
            <text:p>1.21701</text:p>
          </table:table-cell>
          <table:table-cell/>
          <table:table-cell table:formula="of:=[.B32]-[.AI32]" office:value-type="float" office:value="0.581622659824047" calcext:value-type="float">
            <text:p>0.581622659824047</text:p>
          </table:table-cell>
          <table:table-cell office:value-type="float" office:value="0.884653" calcext:value-type="float">
            <text:p>0.88465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3]*5/1023" office:value-type="float" office:value="1.51515151515152" calcext:value-type="float">
            <text:p>1.51515151515152</text:p>
          </table:table-cell>
          <table:table-cell office:value-type="float" office:value="0" calcext:value-type="float">
            <text:p>0</text:p>
          </table:table-cell>
          <table:table-cell table:formula="of:=[.B33]-[.C33]" office:value-type="float" office:value="1.51515151515152" calcext:value-type="float">
            <text:p>1.51515151515152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8"/>
          <table:table-cell table:formula="of:=[.B33]-[.O33]" office:value-type="float" office:value="0.171061515151515" calcext:value-type="float">
            <text:p>0.171061515151515</text:p>
          </table:table-cell>
          <table:table-cell office:value-type="float" office:value="1.34409" calcext:value-type="float">
            <text:p>1.34409</text:p>
          </table:table-cell>
          <table:table-cell/>
          <table:table-cell table:formula="of:=[.B33]-[.R33]" office:value-type="float" office:value="0.718475515151515" calcext:value-type="float">
            <text:p>0.718475515151515</text:p>
          </table:table-cell>
          <table:table-cell office:value-type="float" office:value="0.796676" calcext:value-type="float">
            <text:p>0.796676</text:p>
          </table:table-cell>
          <table:table-cell table:number-columns-repeated="2"/>
          <table:table-cell table:formula="of:=[.B33]-[.V33]" office:value-type="float" office:value="0.698924515151515" calcext:value-type="float">
            <text:p>0.698924515151515</text:p>
          </table:table-cell>
          <table:table-cell office:value-type="float" office:value="0.816227" calcext:value-type="float">
            <text:p>0.816227</text:p>
          </table:table-cell>
          <table:table-cell table:number-columns-repeated="8"/>
          <table:table-cell table:formula="of:=[.B33]-[.AF33]" office:value-type="float" office:value="0.249271515151515" calcext:value-type="float">
            <text:p>0.249271515151515</text:p>
          </table:table-cell>
          <table:table-cell office:value-type="float" office:value="1.26588" calcext:value-type="float">
            <text:p>1.26588</text:p>
          </table:table-cell>
          <table:table-cell/>
          <table:table-cell table:formula="of:=[.B33]-[.AI33]" office:value-type="float" office:value="0.586510515151515" calcext:value-type="float">
            <text:p>0.586510515151515</text:p>
          </table:table-cell>
          <table:table-cell office:value-type="float" office:value="0.928641" calcext:value-type="float">
            <text:p>0.92864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4]*5/1023" office:value-type="float" office:value="1.56402737047898" calcext:value-type="float">
            <text:p>1.56402737047898</text:p>
          </table:table-cell>
          <table:table-cell office:value-type="float" office:value="0.00488759" calcext:value-type="float">
            <text:p>0.00488759</text:p>
          </table:table-cell>
          <table:table-cell table:formula="of:=[.B34]-[.C34]" office:value-type="float" office:value="1.55913978047898" calcext:value-type="float">
            <text:p>1.55913978047898</text:p>
          </table:table-cell>
          <table:table-cell table:formula="of:=[.C34]" office:value-type="float" office:value="0.00488759" calcext:value-type="float">
            <text:p>0.00488759</text:p>
          </table:table-cell>
          <table:table-cell table:number-columns-repeated="8"/>
          <table:table-cell table:formula="of:=[.B34]-[.O34]" office:value-type="float" office:value="0.171067370478983" calcext:value-type="float">
            <text:p>0.171067370478983</text:p>
          </table:table-cell>
          <table:table-cell office:value-type="float" office:value="1.39296" calcext:value-type="float">
            <text:p>1.39296</text:p>
          </table:table-cell>
          <table:table-cell/>
          <table:table-cell table:formula="of:=[.B34]-[.R34]" office:value-type="float" office:value="0.723362370478983" calcext:value-type="float">
            <text:p>0.723362370478983</text:p>
          </table:table-cell>
          <table:table-cell office:value-type="float" office:value="0.840665" calcext:value-type="float">
            <text:p>0.840665</text:p>
          </table:table-cell>
          <table:table-cell table:number-columns-repeated="2"/>
          <table:table-cell table:formula="of:=[.B34]-[.V34]" office:value-type="float" office:value="0.703812370478983" calcext:value-type="float">
            <text:p>0.703812370478983</text:p>
          </table:table-cell>
          <table:table-cell office:value-type="float" office:value="0.860215" calcext:value-type="float">
            <text:p>0.860215</text:p>
          </table:table-cell>
          <table:table-cell table:number-columns-repeated="8"/>
          <table:table-cell table:formula="of:=[.B34]-[.AF34]" office:value-type="float" office:value="0.249267370478983" calcext:value-type="float">
            <text:p>0.249267370478983</text:p>
          </table:table-cell>
          <table:table-cell office:value-type="float" office:value="1.31476" calcext:value-type="float">
            <text:p>1.31476</text:p>
          </table:table-cell>
          <table:table-cell/>
          <table:table-cell table:formula="of:=[.B34]-[.AI34]" office:value-type="float" office:value="0.586510370478983" calcext:value-type="float">
            <text:p>0.586510370478983</text:p>
          </table:table-cell>
          <table:table-cell office:value-type="float" office:value="0.977517" calcext:value-type="float">
            <text:p>0.97751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5]*5/1023" office:value-type="float" office:value="1.61290322580645" calcext:value-type="float">
            <text:p>1.61290322580645</text:p>
          </table:table-cell>
          <table:table-cell office:value-type="float" office:value="0.0195503" calcext:value-type="float">
            <text:p>0.0195503</text:p>
          </table:table-cell>
          <table:table-cell table:formula="of:=[.B35]-[.C35]" office:value-type="float" office:value="1.59335292580645" calcext:value-type="float">
            <text:p>1.59335292580645</text:p>
          </table:table-cell>
          <table:table-cell table:formula="of:=[.C35]" office:value-type="float" office:value="0.0195503" calcext:value-type="float">
            <text:p>0.0195503</text:p>
          </table:table-cell>
          <table:table-cell table:number-columns-repeated="8"/>
          <table:table-cell table:formula="of:=[.B35]-[.O35]" office:value-type="float" office:value="0.171063225806452" calcext:value-type="float">
            <text:p>0.171063225806452</text:p>
          </table:table-cell>
          <table:table-cell office:value-type="float" office:value="1.44184" calcext:value-type="float">
            <text:p>1.44184</text:p>
          </table:table-cell>
          <table:table-cell/>
          <table:table-cell table:formula="of:=[.B35]-[.R35]" office:value-type="float" office:value="0.723362225806451" calcext:value-type="float">
            <text:p>0.723362225806451</text:p>
          </table:table-cell>
          <table:table-cell office:value-type="float" office:value="0.889541" calcext:value-type="float">
            <text:p>0.889541</text:p>
          </table:table-cell>
          <table:table-cell table:number-columns-repeated="2"/>
          <table:table-cell table:formula="of:=[.B35]-[.V35]" office:value-type="float" office:value="0.703812225806452" calcext:value-type="float">
            <text:p>0.703812225806452</text:p>
          </table:table-cell>
          <table:table-cell office:value-type="float" office:value="0.909091" calcext:value-type="float">
            <text:p>0.909091</text:p>
          </table:table-cell>
          <table:table-cell table:number-columns-repeated="8"/>
          <table:table-cell table:formula="of:=[.B35]-[.AF35]" office:value-type="float" office:value="0.249263225806452" calcext:value-type="float">
            <text:p>0.249263225806452</text:p>
          </table:table-cell>
          <table:table-cell office:value-type="float" office:value="1.36364" calcext:value-type="float">
            <text:p>1.36364</text:p>
          </table:table-cell>
          <table:table-cell/>
          <table:table-cell table:formula="of:=[.B35]-[.AI35]" office:value-type="float" office:value="0.591393225806452" calcext:value-type="float">
            <text:p>0.591393225806452</text:p>
          </table:table-cell>
          <table:table-cell office:value-type="float" office:value="1.02151" calcext:value-type="float">
            <text:p>1.0215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6]*5/1023" office:value-type="float" office:value="1.66177908113392" calcext:value-type="float">
            <text:p>1.66177908113392</text:p>
          </table:table-cell>
          <table:table-cell office:value-type="float" office:value="0.0439883" calcext:value-type="float">
            <text:p>0.0439883</text:p>
          </table:table-cell>
          <table:table-cell table:formula="of:=[.B36]-[.C36]" office:value-type="float" office:value="1.61779078113392" calcext:value-type="float">
            <text:p>1.61779078113392</text:p>
          </table:table-cell>
          <table:table-cell table:formula="of:=[.C36]" office:value-type="float" office:value="0.0439883" calcext:value-type="float">
            <text:p>0.0439883</text:p>
          </table:table-cell>
          <table:table-cell table:number-columns-repeated="8"/>
          <table:table-cell table:formula="of:=[.B36]-[.O36]" office:value-type="float" office:value="0.17594908113392" calcext:value-type="float">
            <text:p>0.17594908113392</text:p>
          </table:table-cell>
          <table:table-cell office:value-type="float" office:value="1.48583" calcext:value-type="float">
            <text:p>1.48583</text:p>
          </table:table-cell>
          <table:table-cell/>
          <table:table-cell table:formula="of:=[.B36]-[.R36]" office:value-type="float" office:value="0.72336308113392" calcext:value-type="float">
            <text:p>0.72336308113392</text:p>
          </table:table-cell>
          <table:table-cell office:value-type="float" office:value="0.938416" calcext:value-type="float">
            <text:p>0.938416</text:p>
          </table:table-cell>
          <table:table-cell table:number-columns-repeated="2"/>
          <table:table-cell table:formula="of:=[.B36]-[.V36]" office:value-type="float" office:value="0.70381208113392" calcext:value-type="float">
            <text:p>0.70381208113392</text:p>
          </table:table-cell>
          <table:table-cell office:value-type="float" office:value="0.957967" calcext:value-type="float">
            <text:p>0.957967</text:p>
          </table:table-cell>
          <table:table-cell table:number-columns-repeated="8"/>
          <table:table-cell table:formula="of:=[.B36]-[.AF36]" office:value-type="float" office:value="0.24926908113392" calcext:value-type="float">
            <text:p>0.24926908113392</text:p>
          </table:table-cell>
          <table:table-cell office:value-type="float" office:value="1.41251" calcext:value-type="float">
            <text:p>1.41251</text:p>
          </table:table-cell>
          <table:table-cell/>
          <table:table-cell table:formula="of:=[.B36]-[.AI36]" office:value-type="float" office:value="0.59139908113392" calcext:value-type="float">
            <text:p>0.59139908113392</text:p>
          </table:table-cell>
          <table:table-cell office:value-type="float" office:value="1.07038" calcext:value-type="float">
            <text:p>1.0703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7]*5/1023" office:value-type="float" office:value="1.71065493646139" calcext:value-type="float">
            <text:p>1.71065493646139</text:p>
          </table:table-cell>
          <table:table-cell office:value-type="float" office:value="0.0733138" calcext:value-type="float">
            <text:p>0.0733138</text:p>
          </table:table-cell>
          <table:table-cell table:formula="of:=[.B37]-[.C37]" office:value-type="float" office:value="1.63734113646139" calcext:value-type="float">
            <text:p>1.63734113646139</text:p>
          </table:table-cell>
          <table:table-cell table:formula="of:=[.C37]" office:value-type="float" office:value="0.0733138" calcext:value-type="float">
            <text:p>0.0733138</text:p>
          </table:table-cell>
          <table:table-cell table:number-columns-repeated="8"/>
          <table:table-cell table:formula="of:=[.B37]-[.O37]" office:value-type="float" office:value="0.175954936461388" calcext:value-type="float">
            <text:p>0.175954936461388</text:p>
          </table:table-cell>
          <table:table-cell office:value-type="float" office:value="1.5347" calcext:value-type="float">
            <text:p>1.5347</text:p>
          </table:table-cell>
          <table:table-cell/>
          <table:table-cell table:formula="of:=[.B37]-[.R37]" office:value-type="float" office:value="0.728249936461388" calcext:value-type="float">
            <text:p>0.728249936461388</text:p>
          </table:table-cell>
          <table:table-cell office:value-type="float" office:value="0.982405" calcext:value-type="float">
            <text:p>0.982405</text:p>
          </table:table-cell>
          <table:table-cell table:number-columns-repeated="2"/>
          <table:table-cell table:formula="of:=[.B37]-[.V37]" office:value-type="float" office:value="0.703814936461388" calcext:value-type="float">
            <text:p>0.703814936461388</text:p>
          </table:table-cell>
          <table:table-cell office:value-type="float" office:value="1.00684" calcext:value-type="float">
            <text:p>1.00684</text:p>
          </table:table-cell>
          <table:table-cell table:number-columns-repeated="8"/>
          <table:table-cell table:formula="of:=[.B37]-[.AF37]" office:value-type="float" office:value="0.254154936461388" calcext:value-type="float">
            <text:p>0.254154936461388</text:p>
          </table:table-cell>
          <table:table-cell office:value-type="float" office:value="1.4565" calcext:value-type="float">
            <text:p>1.4565</text:p>
          </table:table-cell>
          <table:table-cell/>
          <table:table-cell table:formula="of:=[.B37]-[.AI37]" office:value-type="float" office:value="0.591394936461388" calcext:value-type="float">
            <text:p>0.591394936461388</text:p>
          </table:table-cell>
          <table:table-cell office:value-type="float" office:value="1.11926" calcext:value-type="float">
            <text:p>1.1192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8]*5/1023" office:value-type="float" office:value="1.75953079178886" calcext:value-type="float">
            <text:p>1.75953079178886</text:p>
          </table:table-cell>
          <table:table-cell office:value-type="float" office:value="0.112414" calcext:value-type="float">
            <text:p>0.112414</text:p>
          </table:table-cell>
          <table:table-cell table:formula="of:=[.B38]-[.C38]" office:value-type="float" office:value="1.64711679178886" calcext:value-type="float">
            <text:p>1.64711679178886</text:p>
          </table:table-cell>
          <table:table-cell table:formula="of:=[.C38]" office:value-type="float" office:value="0.112414" calcext:value-type="float">
            <text:p>0.112414</text:p>
          </table:table-cell>
          <table:table-cell table:number-columns-repeated="8"/>
          <table:table-cell table:formula="of:=[.B38]-[.O38]" office:value-type="float" office:value="0.175950791788856" calcext:value-type="float">
            <text:p>0.175950791788856</text:p>
          </table:table-cell>
          <table:table-cell office:value-type="float" office:value="1.58358" calcext:value-type="float">
            <text:p>1.58358</text:p>
          </table:table-cell>
          <table:table-cell/>
          <table:table-cell table:formula="of:=[.B38]-[.R38]" office:value-type="float" office:value="0.728250791788856" calcext:value-type="float">
            <text:p>0.728250791788856</text:p>
          </table:table-cell>
          <table:table-cell office:value-type="float" office:value="1.03128" calcext:value-type="float">
            <text:p>1.03128</text:p>
          </table:table-cell>
          <table:table-cell table:number-columns-repeated="2"/>
          <table:table-cell table:formula="of:=[.B38]-[.V38]" office:value-type="float" office:value="0.708700791788856" calcext:value-type="float">
            <text:p>0.708700791788856</text:p>
          </table:table-cell>
          <table:table-cell office:value-type="float" office:value="1.05083" calcext:value-type="float">
            <text:p>1.05083</text:p>
          </table:table-cell>
          <table:table-cell table:number-columns-repeated="8"/>
          <table:table-cell table:formula="of:=[.B38]-[.AF38]" office:value-type="float" office:value="0.249270791788856" calcext:value-type="float">
            <text:p>0.249270791788856</text:p>
          </table:table-cell>
          <table:table-cell office:value-type="float" office:value="1.51026" calcext:value-type="float">
            <text:p>1.51026</text:p>
          </table:table-cell>
          <table:table-cell/>
          <table:table-cell table:formula="of:=[.B38]-[.AI38]" office:value-type="float" office:value="0.591400791788856" calcext:value-type="float">
            <text:p>0.591400791788856</text:p>
          </table:table-cell>
          <table:table-cell office:value-type="float" office:value="1.16813" calcext:value-type="float">
            <text:p>1.1681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9]*5/1023" office:value-type="float" office:value="1.80840664711632" calcext:value-type="float">
            <text:p>1.80840664711632</text:p>
          </table:table-cell>
          <table:table-cell office:value-type="float" office:value="0.146628" calcext:value-type="float">
            <text:p>0.146628</text:p>
          </table:table-cell>
          <table:table-cell table:formula="of:=[.B39]-[.C39]" office:value-type="float" office:value="1.66177864711632" calcext:value-type="float">
            <text:p>1.66177864711632</text:p>
          </table:table-cell>
          <table:table-cell table:formula="of:=[.C39]" office:value-type="float" office:value="0.146628" calcext:value-type="float">
            <text:p>0.146628</text:p>
          </table:table-cell>
          <table:table-cell table:number-columns-repeated="8"/>
          <table:table-cell table:formula="of:=[.B39]-[.O39]" office:value-type="float" office:value="0.175956647116325" calcext:value-type="float">
            <text:p>0.175956647116325</text:p>
          </table:table-cell>
          <table:table-cell office:value-type="float" office:value="1.63245" calcext:value-type="float">
            <text:p>1.63245</text:p>
          </table:table-cell>
          <table:table-cell/>
          <table:table-cell table:formula="of:=[.B39]-[.R39]" office:value-type="float" office:value="0.728246647116325" calcext:value-type="float">
            <text:p>0.728246647116325</text:p>
          </table:table-cell>
          <table:table-cell office:value-type="float" office:value="1.08016" calcext:value-type="float">
            <text:p>1.08016</text:p>
          </table:table-cell>
          <table:table-cell table:number-columns-repeated="2"/>
          <table:table-cell table:formula="of:=[.B39]-[.V39]" office:value-type="float" office:value="0.708696647116325" calcext:value-type="float">
            <text:p>0.708696647116325</text:p>
          </table:table-cell>
          <table:table-cell office:value-type="float" office:value="1.09971" calcext:value-type="float">
            <text:p>1.09971</text:p>
          </table:table-cell>
          <table:table-cell table:number-columns-repeated="8"/>
          <table:table-cell table:formula="of:=[.B39]-[.AF39]" office:value-type="float" office:value="0.254156647116325" calcext:value-type="float">
            <text:p>0.254156647116325</text:p>
          </table:table-cell>
          <table:table-cell office:value-type="float" office:value="1.55425" calcext:value-type="float">
            <text:p>1.55425</text:p>
          </table:table-cell>
          <table:table-cell/>
          <table:table-cell table:formula="of:=[.B39]-[.AI39]" office:value-type="float" office:value="0.596286647116324" calcext:value-type="float">
            <text:p>0.596286647116324</text:p>
          </table:table-cell>
          <table:table-cell office:value-type="float" office:value="1.21212" calcext:value-type="float">
            <text:p>1.2121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40]*5/1023" office:value-type="float" office:value="1.85728250244379" calcext:value-type="float">
            <text:p>1.85728250244379</text:p>
          </table:table-cell>
          <table:table-cell office:value-type="float" office:value="0.185728" calcext:value-type="float">
            <text:p>0.185728</text:p>
          </table:table-cell>
          <table:table-cell table:formula="of:=[.B40]-[.C40]" office:value-type="float" office:value="1.67155450244379" calcext:value-type="float">
            <text:p>1.67155450244379</text:p>
          </table:table-cell>
          <table:table-cell table:formula="of:=[.C40]" office:value-type="float" office:value="0.185728" calcext:value-type="float">
            <text:p>0.185728</text:p>
          </table:table-cell>
          <table:table-cell table:number-columns-repeated="8"/>
          <table:table-cell table:formula="of:=[.B40]-[.O40]" office:value-type="float" office:value="0.180842502443793" calcext:value-type="float">
            <text:p>0.180842502443793</text:p>
          </table:table-cell>
          <table:table-cell office:value-type="float" office:value="1.67644" calcext:value-type="float">
            <text:p>1.67644</text:p>
          </table:table-cell>
          <table:table-cell/>
          <table:table-cell table:formula="of:=[.B40]-[.R40]" office:value-type="float" office:value="0.733142502443793" calcext:value-type="float">
            <text:p>0.733142502443793</text:p>
          </table:table-cell>
          <table:table-cell office:value-type="float" office:value="1.12414" calcext:value-type="float">
            <text:p>1.12414</text:p>
          </table:table-cell>
          <table:table-cell table:number-columns-repeated="2"/>
          <table:table-cell table:formula="of:=[.B40]-[.V40]" office:value-type="float" office:value="0.708702502443793" calcext:value-type="float">
            <text:p>0.708702502443793</text:p>
          </table:table-cell>
          <table:table-cell office:value-type="float" office:value="1.14858" calcext:value-type="float">
            <text:p>1.14858</text:p>
          </table:table-cell>
          <table:table-cell table:number-columns-repeated="8"/>
          <table:table-cell table:formula="of:=[.B40]-[.AF40]" office:value-type="float" office:value="0.254152502443793" calcext:value-type="float">
            <text:p>0.254152502443793</text:p>
          </table:table-cell>
          <table:table-cell office:value-type="float" office:value="1.60313" calcext:value-type="float">
            <text:p>1.60313</text:p>
          </table:table-cell>
          <table:table-cell/>
          <table:table-cell table:formula="of:=[.B40]-[.AI40]" office:value-type="float" office:value="0.596282502443793" calcext:value-type="float">
            <text:p>0.596282502443793</text:p>
          </table:table-cell>
          <table:table-cell office:value-type="float" office:value="1.261" calcext:value-type="float">
            <text:p>1.26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41]*5/1023" office:value-type="float" office:value="1.90615835777126" calcext:value-type="float">
            <text:p>1.90615835777126</text:p>
          </table:table-cell>
          <table:table-cell office:value-type="float" office:value="0.224829" calcext:value-type="float">
            <text:p>0.224829</text:p>
          </table:table-cell>
          <table:table-cell table:formula="of:=[.B41]-[.C41]" office:value-type="float" office:value="1.68132935777126" calcext:value-type="float">
            <text:p>1.68132935777126</text:p>
          </table:table-cell>
          <table:table-cell table:formula="of:=[.C41]" office:value-type="float" office:value="0.224829" calcext:value-type="float">
            <text:p>0.224829</text:p>
          </table:table-cell>
          <table:table-cell table:number-columns-repeated="8"/>
          <table:table-cell table:formula="of:=[.B41]-[.O41]" office:value-type="float" office:value="0.180838357771261" calcext:value-type="float">
            <text:p>0.180838357771261</text:p>
          </table:table-cell>
          <table:table-cell office:value-type="float" office:value="1.72532" calcext:value-type="float">
            <text:p>1.72532</text:p>
          </table:table-cell>
          <table:table-cell/>
          <table:table-cell table:formula="of:=[.B41]-[.R41]" office:value-type="float" office:value="0.733138357771261" calcext:value-type="float">
            <text:p>0.733138357771261</text:p>
          </table:table-cell>
          <table:table-cell office:value-type="float" office:value="1.17302" calcext:value-type="float">
            <text:p>1.17302</text:p>
          </table:table-cell>
          <table:table-cell table:number-columns-repeated="2"/>
          <table:table-cell table:formula="of:=[.B41]-[.V41]" office:value-type="float" office:value="0.708698357771261" calcext:value-type="float">
            <text:p>0.708698357771261</text:p>
          </table:table-cell>
          <table:table-cell office:value-type="float" office:value="1.19746" calcext:value-type="float">
            <text:p>1.19746</text:p>
          </table:table-cell>
          <table:table-cell table:number-columns-repeated="8"/>
          <table:table-cell table:formula="of:=[.B41]-[.AF41]" office:value-type="float" office:value="0.254158357771261" calcext:value-type="float">
            <text:p>0.254158357771261</text:p>
          </table:table-cell>
          <table:table-cell office:value-type="float" office:value="1.652" calcext:value-type="float">
            <text:p>1.652</text:p>
          </table:table-cell>
          <table:table-cell/>
          <table:table-cell table:formula="of:=[.B41]-[.AI41]" office:value-type="float" office:value="0.596288357771261" calcext:value-type="float">
            <text:p>0.596288357771261</text:p>
          </table:table-cell>
          <table:table-cell office:value-type="float" office:value="1.30987" calcext:value-type="float">
            <text:p>1.3098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2]*5/1023" office:value-type="float" office:value="1.95503421309873" calcext:value-type="float">
            <text:p>1.95503421309873</text:p>
          </table:table-cell>
          <table:table-cell office:value-type="float" office:value="0.268817" calcext:value-type="float">
            <text:p>0.268817</text:p>
          </table:table-cell>
          <table:table-cell table:formula="of:=[.B42]-[.C42]" office:value-type="float" office:value="1.68621721309873" calcext:value-type="float">
            <text:p>1.68621721309873</text:p>
          </table:table-cell>
          <table:table-cell table:formula="of:=[.C42]" office:value-type="float" office:value="0.268817" calcext:value-type="float">
            <text:p>0.268817</text:p>
          </table:table-cell>
          <table:table-cell table:number-columns-repeated="8"/>
          <table:table-cell table:formula="of:=[.B42]-[.O42]" office:value-type="float" office:value="0.180844213098729" calcext:value-type="float">
            <text:p>0.180844213098729</text:p>
          </table:table-cell>
          <table:table-cell office:value-type="float" office:value="1.77419" calcext:value-type="float">
            <text:p>1.77419</text:p>
          </table:table-cell>
          <table:table-cell/>
          <table:table-cell table:formula="of:=[.B42]-[.R42]" office:value-type="float" office:value="0.733134213098729" calcext:value-type="float">
            <text:p>0.733134213098729</text:p>
          </table:table-cell>
          <table:table-cell office:value-type="float" office:value="1.2219" calcext:value-type="float">
            <text:p>1.2219</text:p>
          </table:table-cell>
          <table:table-cell table:number-columns-repeated="2"/>
          <table:table-cell table:formula="of:=[.B42]-[.V42]" office:value-type="float" office:value="0.708704213098729" calcext:value-type="float">
            <text:p>0.708704213098729</text:p>
          </table:table-cell>
          <table:table-cell office:value-type="float" office:value="1.24633" calcext:value-type="float">
            <text:p>1.24633</text:p>
          </table:table-cell>
          <table:table-cell table:number-columns-repeated="8"/>
          <table:table-cell table:formula="of:=[.B42]-[.AF42]" office:value-type="float" office:value="0.254154213098729" calcext:value-type="float">
            <text:p>0.254154213098729</text:p>
          </table:table-cell>
          <table:table-cell office:value-type="float" office:value="1.70088" calcext:value-type="float">
            <text:p>1.70088</text:p>
          </table:table-cell>
          <table:table-cell/>
          <table:table-cell table:formula="of:=[.B42]-[.AI42]" office:value-type="float" office:value="0.601174213098729" calcext:value-type="float">
            <text:p>0.601174213098729</text:p>
          </table:table-cell>
          <table:table-cell office:value-type="float" office:value="1.35386" calcext:value-type="float">
            <text:p>1.3538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3]*5/1023" office:value-type="float" office:value="2.0039100684262" calcext:value-type="float">
            <text:p>2.0039100684262</text:p>
          </table:table-cell>
          <table:table-cell office:value-type="float" office:value="0.312805" calcext:value-type="float">
            <text:p>0.312805</text:p>
          </table:table-cell>
          <table:table-cell table:formula="of:=[.B43]-[.C43]" office:value-type="float" office:value="1.6911050684262" calcext:value-type="float">
            <text:p>1.6911050684262</text:p>
          </table:table-cell>
          <table:table-cell table:formula="of:=[.C43]" office:value-type="float" office:value="0.312805" calcext:value-type="float">
            <text:p>0.312805</text:p>
          </table:table-cell>
          <table:table-cell table:number-columns-repeated="8"/>
          <table:table-cell table:formula="of:=[.B43]-[.O43]" office:value-type="float" office:value="0.185730068426198" calcext:value-type="float">
            <text:p>0.185730068426198</text:p>
          </table:table-cell>
          <table:table-cell office:value-type="float" office:value="1.81818" calcext:value-type="float">
            <text:p>1.81818</text:p>
          </table:table-cell>
          <table:table-cell/>
          <table:table-cell table:formula="of:=[.B43]-[.R43]" office:value-type="float" office:value="0.733140068426197" calcext:value-type="float">
            <text:p>0.733140068426197</text:p>
          </table:table-cell>
          <table:table-cell office:value-type="float" office:value="1.27077" calcext:value-type="float">
            <text:p>1.27077</text:p>
          </table:table-cell>
          <table:table-cell table:number-columns-repeated="2"/>
          <table:table-cell table:formula="of:=[.B43]-[.V43]" office:value-type="float" office:value="0.713590068426198" calcext:value-type="float">
            <text:p>0.713590068426198</text:p>
          </table:table-cell>
          <table:table-cell office:value-type="float" office:value="1.29032" calcext:value-type="float">
            <text:p>1.29032</text:p>
          </table:table-cell>
          <table:table-cell table:number-columns-repeated="8"/>
          <table:table-cell table:formula="of:=[.B43]-[.AF43]" office:value-type="float" office:value="0.254150068426197" calcext:value-type="float">
            <text:p>0.254150068426197</text:p>
          </table:table-cell>
          <table:table-cell office:value-type="float" office:value="1.74976" calcext:value-type="float">
            <text:p>1.74976</text:p>
          </table:table-cell>
          <table:table-cell/>
          <table:table-cell table:formula="of:=[.B43]-[.AI43]" office:value-type="float" office:value="0.601170068426197" calcext:value-type="float">
            <text:p>0.601170068426197</text:p>
          </table:table-cell>
          <table:table-cell office:value-type="float" office:value="1.40274" calcext:value-type="float">
            <text:p>1.4027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4]*5/1023" office:value-type="float" office:value="2.05278592375367" calcext:value-type="float">
            <text:p>2.05278592375367</text:p>
          </table:table-cell>
          <table:table-cell office:value-type="float" office:value="0.351906" calcext:value-type="float">
            <text:p>0.351906</text:p>
          </table:table-cell>
          <table:table-cell table:formula="of:=[.B44]-[.C44]" office:value-type="float" office:value="1.70087992375367" calcext:value-type="float">
            <text:p>1.70087992375367</text:p>
          </table:table-cell>
          <table:table-cell table:formula="of:=[.C44]" office:value-type="float" office:value="0.351906" calcext:value-type="float">
            <text:p>0.351906</text:p>
          </table:table-cell>
          <table:table-cell table:number-columns-repeated="8"/>
          <table:table-cell table:formula="of:=[.B44]-[.O44]" office:value-type="float" office:value="0.185725923753666" calcext:value-type="float">
            <text:p>0.185725923753666</text:p>
          </table:table-cell>
          <table:table-cell office:value-type="float" office:value="1.86706" calcext:value-type="float">
            <text:p>1.86706</text:p>
          </table:table-cell>
          <table:table-cell/>
          <table:table-cell table:formula="of:=[.B44]-[.R44]" office:value-type="float" office:value="0.733135923753666" calcext:value-type="float">
            <text:p>0.733135923753666</text:p>
          </table:table-cell>
          <table:table-cell office:value-type="float" office:value="1.31965" calcext:value-type="float">
            <text:p>1.31965</text:p>
          </table:table-cell>
          <table:table-cell table:number-columns-repeated="2"/>
          <table:table-cell table:formula="of:=[.B44]-[.V44]" office:value-type="float" office:value="0.713585923753666" calcext:value-type="float">
            <text:p>0.713585923753666</text:p>
          </table:table-cell>
          <table:table-cell office:value-type="float" office:value="1.3392" calcext:value-type="float">
            <text:p>1.3392</text:p>
          </table:table-cell>
          <table:table-cell table:number-columns-repeated="8"/>
          <table:table-cell table:formula="of:=[.B44]-[.AF44]" office:value-type="float" office:value="0.254155923753666" calcext:value-type="float">
            <text:p>0.254155923753666</text:p>
          </table:table-cell>
          <table:table-cell office:value-type="float" office:value="1.79863" calcext:value-type="float">
            <text:p>1.79863</text:p>
          </table:table-cell>
          <table:table-cell/>
          <table:table-cell table:formula="of:=[.B44]-[.AI44]" office:value-type="float" office:value="0.601175923753666" calcext:value-type="float">
            <text:p>0.601175923753666</text:p>
          </table:table-cell>
          <table:table-cell office:value-type="float" office:value="1.45161" calcext:value-type="float">
            <text:p>1.4516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5]*5/1023" office:value-type="float" office:value="2.10166177908113" calcext:value-type="float">
            <text:p>2.10166177908113</text:p>
          </table:table-cell>
          <table:table-cell office:value-type="float" office:value="0.395894" calcext:value-type="float">
            <text:p>0.395894</text:p>
          </table:table-cell>
          <table:table-cell table:formula="of:=[.B45]-[.C45]" office:value-type="float" office:value="1.70576777908113" calcext:value-type="float">
            <text:p>1.70576777908113</text:p>
          </table:table-cell>
          <table:table-cell table:formula="of:=[.C45]" office:value-type="float" office:value="0.395894" calcext:value-type="float">
            <text:p>0.395894</text:p>
          </table:table-cell>
          <table:table-cell table:number-columns-repeated="8"/>
          <table:table-cell table:formula="of:=[.B45]-[.O45]" office:value-type="float" office:value="0.185731779081134" calcext:value-type="float">
            <text:p>0.185731779081134</text:p>
          </table:table-cell>
          <table:table-cell office:value-type="float" office:value="1.91593" calcext:value-type="float">
            <text:p>1.91593</text:p>
          </table:table-cell>
          <table:table-cell/>
          <table:table-cell table:formula="of:=[.B45]-[.R45]" office:value-type="float" office:value="0.738021779081134" calcext:value-type="float">
            <text:p>0.738021779081134</text:p>
          </table:table-cell>
          <table:table-cell office:value-type="float" office:value="1.36364" calcext:value-type="float">
            <text:p>1.36364</text:p>
          </table:table-cell>
          <table:table-cell table:number-columns-repeated="2"/>
          <table:table-cell table:formula="of:=[.B45]-[.V45]" office:value-type="float" office:value="0.713591779081134" calcext:value-type="float">
            <text:p>0.713591779081134</text:p>
          </table:table-cell>
          <table:table-cell office:value-type="float" office:value="1.38807" calcext:value-type="float">
            <text:p>1.38807</text:p>
          </table:table-cell>
          <table:table-cell table:number-columns-repeated="8"/>
          <table:table-cell table:formula="of:=[.B45]-[.AF45]" office:value-type="float" office:value="0.254151779081134" calcext:value-type="float">
            <text:p>0.254151779081134</text:p>
          </table:table-cell>
          <table:table-cell office:value-type="float" office:value="1.84751" calcext:value-type="float">
            <text:p>1.84751</text:p>
          </table:table-cell>
          <table:table-cell/>
          <table:table-cell table:formula="of:=[.B45]-[.AI45]" office:value-type="float" office:value="0.606061779081134" calcext:value-type="float">
            <text:p>0.606061779081134</text:p>
          </table:table-cell>
          <table:table-cell office:value-type="float" office:value="1.4956" calcext:value-type="float">
            <text:p>1.495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6]*5/1023" office:value-type="float" office:value="2.1505376344086" calcext:value-type="float">
            <text:p>2.1505376344086</text:p>
          </table:table-cell>
          <table:table-cell office:value-type="float" office:value="0.439883" calcext:value-type="float">
            <text:p>0.439883</text:p>
          </table:table-cell>
          <table:table-cell table:formula="of:=[.B46]-[.C46]" office:value-type="float" office:value="1.7106546344086" calcext:value-type="float">
            <text:p>1.7106546344086</text:p>
          </table:table-cell>
          <table:table-cell table:formula="of:=[.C46]" office:value-type="float" office:value="0.439883" calcext:value-type="float">
            <text:p>0.439883</text:p>
          </table:table-cell>
          <table:table-cell table:number-columns-repeated="8"/>
          <table:table-cell table:formula="of:=[.B46]-[.O46]" office:value-type="float" office:value="0.185727634408602" calcext:value-type="float">
            <text:p>0.185727634408602</text:p>
          </table:table-cell>
          <table:table-cell office:value-type="float" office:value="1.96481" calcext:value-type="float">
            <text:p>1.96481</text:p>
          </table:table-cell>
          <table:table-cell/>
          <table:table-cell table:formula="of:=[.B46]-[.R46]" office:value-type="float" office:value="0.738027634408602" calcext:value-type="float">
            <text:p>0.738027634408602</text:p>
          </table:table-cell>
          <table:table-cell office:value-type="float" office:value="1.41251" calcext:value-type="float">
            <text:p>1.41251</text:p>
          </table:table-cell>
          <table:table-cell table:number-columns-repeated="2"/>
          <table:table-cell table:formula="of:=[.B46]-[.V46]" office:value-type="float" office:value="0.713587634408602" calcext:value-type="float">
            <text:p>0.713587634408602</text:p>
          </table:table-cell>
          <table:table-cell office:value-type="float" office:value="1.43695" calcext:value-type="float">
            <text:p>1.43695</text:p>
          </table:table-cell>
          <table:table-cell table:number-columns-repeated="8"/>
          <table:table-cell table:formula="of:=[.B46]-[.AF46]" office:value-type="float" office:value="0.254157634408602" calcext:value-type="float">
            <text:p>0.254157634408602</text:p>
          </table:table-cell>
          <table:table-cell office:value-type="float" office:value="1.89638" calcext:value-type="float">
            <text:p>1.89638</text:p>
          </table:table-cell>
          <table:table-cell/>
          <table:table-cell table:formula="of:=[.B46]-[.AI46]" office:value-type="float" office:value="0.606057634408602" calcext:value-type="float">
            <text:p>0.606057634408602</text:p>
          </table:table-cell>
          <table:table-cell office:value-type="float" office:value="1.54448" calcext:value-type="float">
            <text:p>1.5444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7]*5/1023" office:value-type="float" office:value="2.19941348973607" calcext:value-type="float">
            <text:p>2.19941348973607</text:p>
          </table:table-cell>
          <table:table-cell office:value-type="float" office:value="0.488759" calcext:value-type="float">
            <text:p>0.488759</text:p>
          </table:table-cell>
          <table:table-cell table:formula="of:=[.B47]-[.C47]" office:value-type="float" office:value="1.71065448973607" calcext:value-type="float">
            <text:p>1.71065448973607</text:p>
          </table:table-cell>
          <table:table-cell table:formula="of:=[.C47]" office:value-type="float" office:value="0.488759" calcext:value-type="float">
            <text:p>0.488759</text:p>
          </table:table-cell>
          <table:table-cell table:number-columns-repeated="8"/>
          <table:table-cell table:formula="of:=[.B47]-[.O47]" office:value-type="float" office:value="0.19061348973607" calcext:value-type="float">
            <text:p>0.19061348973607</text:p>
          </table:table-cell>
          <table:table-cell office:value-type="float" office:value="2.0088" calcext:value-type="float">
            <text:p>2.0088</text:p>
          </table:table-cell>
          <table:table-cell/>
          <table:table-cell table:formula="of:=[.B47]-[.R47]" office:value-type="float" office:value="0.73802348973607" calcext:value-type="float">
            <text:p>0.73802348973607</text:p>
          </table:table-cell>
          <table:table-cell office:value-type="float" office:value="1.46139" calcext:value-type="float">
            <text:p>1.46139</text:p>
          </table:table-cell>
          <table:table-cell table:number-columns-repeated="2"/>
          <table:table-cell table:formula="of:=[.B47]-[.V47]" office:value-type="float" office:value="0.71358348973607" calcext:value-type="float">
            <text:p>0.71358348973607</text:p>
          </table:table-cell>
          <table:table-cell office:value-type="float" office:value="1.48583" calcext:value-type="float">
            <text:p>1.48583</text:p>
          </table:table-cell>
          <table:table-cell table:number-columns-repeated="8"/>
          <table:table-cell table:formula="of:=[.B47]-[.AF47]" office:value-type="float" office:value="0.25904348973607" calcext:value-type="float">
            <text:p>0.25904348973607</text:p>
          </table:table-cell>
          <table:table-cell office:value-type="float" office:value="1.94037" calcext:value-type="float">
            <text:p>1.94037</text:p>
          </table:table-cell>
          <table:table-cell/>
          <table:table-cell table:formula="of:=[.B47]-[.AI47]" office:value-type="float" office:value="0.60606348973607" calcext:value-type="float">
            <text:p>0.60606348973607</text:p>
          </table:table-cell>
          <table:table-cell office:value-type="float" office:value="1.59335" calcext:value-type="float">
            <text:p>1.5933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8]*5/1023" office:value-type="float" office:value="2.24828934506354" calcext:value-type="float">
            <text:p>2.24828934506354</text:p>
          </table:table-cell>
          <table:table-cell office:value-type="float" office:value="0.532747" calcext:value-type="float">
            <text:p>0.532747</text:p>
          </table:table-cell>
          <table:table-cell table:formula="of:=[.B48]-[.C48]" office:value-type="float" office:value="1.71554234506354" calcext:value-type="float">
            <text:p>1.71554234506354</text:p>
          </table:table-cell>
          <table:table-cell table:formula="of:=[.C48]" office:value-type="float" office:value="0.532747" calcext:value-type="float">
            <text:p>0.532747</text:p>
          </table:table-cell>
          <table:table-cell table:number-columns-repeated="8"/>
          <table:table-cell table:formula="of:=[.B48]-[.O48]" office:value-type="float" office:value="0.190619345063539" calcext:value-type="float">
            <text:p>0.190619345063539</text:p>
          </table:table-cell>
          <table:table-cell office:value-type="float" office:value="2.05767" calcext:value-type="float">
            <text:p>2.05767</text:p>
          </table:table-cell>
          <table:table-cell/>
          <table:table-cell table:formula="of:=[.B48]-[.R48]" office:value-type="float" office:value="0.738029345063538" calcext:value-type="float">
            <text:p>0.738029345063538</text:p>
          </table:table-cell>
          <table:table-cell office:value-type="float" office:value="1.51026" calcext:value-type="float">
            <text:p>1.51026</text:p>
          </table:table-cell>
          <table:table-cell table:number-columns-repeated="2"/>
          <table:table-cell table:formula="of:=[.B48]-[.V48]" office:value-type="float" office:value="0.713589345063538" calcext:value-type="float">
            <text:p>0.713589345063538</text:p>
          </table:table-cell>
          <table:table-cell office:value-type="float" office:value="1.5347" calcext:value-type="float">
            <text:p>1.5347</text:p>
          </table:table-cell>
          <table:table-cell table:number-columns-repeated="8"/>
          <table:table-cell table:formula="of:=[.B48]-[.AF48]" office:value-type="float" office:value="0.254159345063538" calcext:value-type="float">
            <text:p>0.254159345063538</text:p>
          </table:table-cell>
          <table:table-cell office:value-type="float" office:value="1.99413" calcext:value-type="float">
            <text:p>1.99413</text:p>
          </table:table-cell>
          <table:table-cell/>
          <table:table-cell table:formula="of:=[.B48]-[.AI48]" office:value-type="float" office:value="0.606059345063538" calcext:value-type="float">
            <text:p>0.606059345063538</text:p>
          </table:table-cell>
          <table:table-cell office:value-type="float" office:value="1.64223" calcext:value-type="float">
            <text:p>1.6422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9]*5/1023" office:value-type="float" office:value="2.29716520039101" calcext:value-type="float">
            <text:p>2.29716520039101</text:p>
          </table:table-cell>
          <table:table-cell office:value-type="float" office:value="0.576735" calcext:value-type="float">
            <text:p>0.576735</text:p>
          </table:table-cell>
          <table:table-cell table:formula="of:=[.B49]-[.C49]" office:value-type="float" office:value="1.72043020039101" calcext:value-type="float">
            <text:p>1.72043020039101</text:p>
          </table:table-cell>
          <table:table-cell table:formula="of:=[.C49]" office:value-type="float" office:value="0.576735" calcext:value-type="float">
            <text:p>0.576735</text:p>
          </table:table-cell>
          <table:table-cell table:number-columns-repeated="8"/>
          <table:table-cell table:formula="of:=[.B49]-[.O49]" office:value-type="float" office:value="0.190615200391007" calcext:value-type="float">
            <text:p>0.190615200391007</text:p>
          </table:table-cell>
          <table:table-cell office:value-type="float" office:value="2.10655" calcext:value-type="float">
            <text:p>2.10655</text:p>
          </table:table-cell>
          <table:table-cell/>
          <table:table-cell table:formula="of:=[.B49]-[.R49]" office:value-type="float" office:value="0.738025200391007" calcext:value-type="float">
            <text:p>0.738025200391007</text:p>
          </table:table-cell>
          <table:table-cell office:value-type="float" office:value="1.55914" calcext:value-type="float">
            <text:p>1.55914</text:p>
          </table:table-cell>
          <table:table-cell table:number-columns-repeated="2"/>
          <table:table-cell table:formula="of:=[.B49]-[.V49]" office:value-type="float" office:value="0.718475200391007" calcext:value-type="float">
            <text:p>0.718475200391007</text:p>
          </table:table-cell>
          <table:table-cell office:value-type="float" office:value="1.57869" calcext:value-type="float">
            <text:p>1.57869</text:p>
          </table:table-cell>
          <table:table-cell table:number-columns-repeated="8"/>
          <table:table-cell table:formula="of:=[.B49]-[.AF49]" office:value-type="float" office:value="0.259045200391007" calcext:value-type="float">
            <text:p>0.259045200391007</text:p>
          </table:table-cell>
          <table:table-cell office:value-type="float" office:value="2.03812" calcext:value-type="float">
            <text:p>2.03812</text:p>
          </table:table-cell>
          <table:table-cell/>
          <table:table-cell table:formula="of:=[.B49]-[.AI49]" office:value-type="float" office:value="0.606065200391007" calcext:value-type="float">
            <text:p>0.606065200391007</text:p>
          </table:table-cell>
          <table:table-cell office:value-type="float" office:value="1.6911" calcext:value-type="float">
            <text:p>1.691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50]*5/1023" office:value-type="float" office:value="2.34604105571848" calcext:value-type="float">
            <text:p>2.34604105571848</text:p>
          </table:table-cell>
          <table:table-cell office:value-type="float" office:value="0.625611" calcext:value-type="float">
            <text:p>0.625611</text:p>
          </table:table-cell>
          <table:table-cell table:formula="of:=[.B50]-[.C50]" office:value-type="float" office:value="1.72043005571848" calcext:value-type="float">
            <text:p>1.72043005571848</text:p>
          </table:table-cell>
          <table:table-cell table:formula="of:=[.C50]" office:value-type="float" office:value="0.625611" calcext:value-type="float">
            <text:p>0.625611</text:p>
          </table:table-cell>
          <table:table-cell table:number-columns-repeated="8"/>
          <table:table-cell table:formula="of:=[.B50]-[.O50]" office:value-type="float" office:value="0.190611055718475" calcext:value-type="float">
            <text:p>0.190611055718475</text:p>
          </table:table-cell>
          <table:table-cell office:value-type="float" office:value="2.15543" calcext:value-type="float">
            <text:p>2.15543</text:p>
          </table:table-cell>
          <table:table-cell/>
          <table:table-cell table:formula="of:=[.B50]-[.R50]" office:value-type="float" office:value="0.738021055718475" calcext:value-type="float">
            <text:p>0.738021055718475</text:p>
          </table:table-cell>
          <table:table-cell office:value-type="float" office:value="1.60802" calcext:value-type="float">
            <text:p>1.60802</text:p>
          </table:table-cell>
          <table:table-cell table:number-columns-repeated="2"/>
          <table:table-cell table:formula="of:=[.B50]-[.V50]" office:value-type="float" office:value="0.718471055718475" calcext:value-type="float">
            <text:p>0.718471055718475</text:p>
          </table:table-cell>
          <table:table-cell office:value-type="float" office:value="1.62757" calcext:value-type="float">
            <text:p>1.62757</text:p>
          </table:table-cell>
          <table:table-cell table:number-columns-repeated="8"/>
          <table:table-cell table:formula="of:=[.B50]-[.AF50]" office:value-type="float" office:value="0.259041055718475" calcext:value-type="float">
            <text:p>0.259041055718475</text:p>
          </table:table-cell>
          <table:table-cell office:value-type="float" office:value="2.087" calcext:value-type="float">
            <text:p>2.087</text:p>
          </table:table-cell>
          <table:table-cell/>
          <table:table-cell table:formula="of:=[.B50]-[.AI50]" office:value-type="float" office:value="0.606061055718475" calcext:value-type="float">
            <text:p>0.606061055718475</text:p>
          </table:table-cell>
          <table:table-cell office:value-type="float" office:value="1.73998" calcext:value-type="float">
            <text:p>1.7399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51]*5/1023" office:value-type="float" office:value="2.39491691104594" calcext:value-type="float">
            <text:p>2.39491691104594</text:p>
          </table:table-cell>
          <table:table-cell office:value-type="float" office:value="0.669599" calcext:value-type="float">
            <text:p>0.669599</text:p>
          </table:table-cell>
          <table:table-cell table:formula="of:=[.B51]-[.C51]" office:value-type="float" office:value="1.72531791104594" calcext:value-type="float">
            <text:p>1.72531791104594</text:p>
          </table:table-cell>
          <table:table-cell table:formula="of:=[.C51]" office:value-type="float" office:value="0.669599" calcext:value-type="float">
            <text:p>0.669599</text:p>
          </table:table-cell>
          <table:table-cell table:number-columns-repeated="8"/>
          <table:table-cell table:formula="of:=[.B51]-[.O51]" office:value-type="float" office:value="0.195506911045944" calcext:value-type="float">
            <text:p>0.195506911045944</text:p>
          </table:table-cell>
          <table:table-cell office:value-type="float" office:value="2.19941" calcext:value-type="float">
            <text:p>2.19941</text:p>
          </table:table-cell>
          <table:table-cell/>
          <table:table-cell table:formula="of:=[.B51]-[.R51]" office:value-type="float" office:value="0.742916911045943" calcext:value-type="float">
            <text:p>0.742916911045943</text:p>
          </table:table-cell>
          <table:table-cell office:value-type="float" office:value="1.652" calcext:value-type="float">
            <text:p>1.652</text:p>
          </table:table-cell>
          <table:table-cell table:number-columns-repeated="2"/>
          <table:table-cell table:formula="of:=[.B51]-[.V51]" office:value-type="float" office:value="0.718476911045944" calcext:value-type="float">
            <text:p>0.718476911045944</text:p>
          </table:table-cell>
          <table:table-cell office:value-type="float" office:value="1.67644" calcext:value-type="float">
            <text:p>1.67644</text:p>
          </table:table-cell>
          <table:table-cell table:number-columns-repeated="8"/>
          <table:table-cell table:formula="of:=[.B51]-[.AF51]" office:value-type="float" office:value="0.259046911045943" calcext:value-type="float">
            <text:p>0.259046911045943</text:p>
          </table:table-cell>
          <table:table-cell office:value-type="float" office:value="2.13587" calcext:value-type="float">
            <text:p>2.13587</text:p>
          </table:table-cell>
          <table:table-cell/>
          <table:table-cell table:formula="of:=[.B51]-[.AI51]" office:value-type="float" office:value="0.610946911045943" calcext:value-type="float">
            <text:p>0.610946911045943</text:p>
          </table:table-cell>
          <table:table-cell office:value-type="float" office:value="1.78397" calcext:value-type="float">
            <text:p>1.7839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2]*5/1023" office:value-type="float" office:value="2.44379276637341" calcext:value-type="float">
            <text:p>2.44379276637341</text:p>
          </table:table-cell>
          <table:table-cell office:value-type="float" office:value="0.713587" calcext:value-type="float">
            <text:p>0.713587</text:p>
          </table:table-cell>
          <table:table-cell table:formula="of:=[.B52]-[.C52]" office:value-type="float" office:value="1.73020576637341" calcext:value-type="float">
            <text:p>1.73020576637341</text:p>
          </table:table-cell>
          <table:table-cell table:formula="of:=[.C52]" office:value-type="float" office:value="0.713587" calcext:value-type="float">
            <text:p>0.713587</text:p>
          </table:table-cell>
          <table:table-cell table:number-columns-repeated="8"/>
          <table:table-cell table:formula="of:=[.B52]-[.O52]" office:value-type="float" office:value="0.195502766373412" calcext:value-type="float">
            <text:p>0.195502766373412</text:p>
          </table:table-cell>
          <table:table-cell office:value-type="float" office:value="2.24829" calcext:value-type="float">
            <text:p>2.24829</text:p>
          </table:table-cell>
          <table:table-cell/>
          <table:table-cell table:formula="of:=[.B52]-[.R52]" office:value-type="float" office:value="0.742912766373412" calcext:value-type="float">
            <text:p>0.742912766373412</text:p>
          </table:table-cell>
          <table:table-cell office:value-type="float" office:value="1.70088" calcext:value-type="float">
            <text:p>1.70088</text:p>
          </table:table-cell>
          <table:table-cell table:number-columns-repeated="2"/>
          <table:table-cell table:formula="of:=[.B52]-[.V52]" office:value-type="float" office:value="0.718472766373412" calcext:value-type="float">
            <text:p>0.718472766373412</text:p>
          </table:table-cell>
          <table:table-cell office:value-type="float" office:value="1.72532" calcext:value-type="float">
            <text:p>1.72532</text:p>
          </table:table-cell>
          <table:table-cell table:number-columns-repeated="8"/>
          <table:table-cell table:formula="of:=[.B52]-[.AF52]" office:value-type="float" office:value="0.259042766373411" calcext:value-type="float">
            <text:p>0.259042766373411</text:p>
          </table:table-cell>
          <table:table-cell office:value-type="float" office:value="2.18475" calcext:value-type="float">
            <text:p>2.18475</text:p>
          </table:table-cell>
          <table:table-cell/>
          <table:table-cell table:formula="of:=[.B52]-[.AI52]" office:value-type="float" office:value="0.610952766373412" calcext:value-type="float">
            <text:p>0.610952766373412</text:p>
          </table:table-cell>
          <table:table-cell office:value-type="float" office:value="1.83284" calcext:value-type="float">
            <text:p>1.8328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3]*5/1023" office:value-type="float" office:value="2.49266862170088" calcext:value-type="float">
            <text:p>2.49266862170088</text:p>
          </table:table-cell>
          <table:table-cell office:value-type="float" office:value="0.757576" calcext:value-type="float">
            <text:p>0.757576</text:p>
          </table:table-cell>
          <table:table-cell table:formula="of:=[.B53]-[.C53]" office:value-type="float" office:value="1.73509262170088" calcext:value-type="float">
            <text:p>1.73509262170088</text:p>
          </table:table-cell>
          <table:table-cell table:formula="of:=[.C53]" office:value-type="float" office:value="0.757576" calcext:value-type="float">
            <text:p>0.757576</text:p>
          </table:table-cell>
          <table:table-cell table:number-columns-repeated="8"/>
          <table:table-cell table:formula="of:=[.B53]-[.O53]" office:value-type="float" office:value="0.19549862170088" calcext:value-type="float">
            <text:p>0.19549862170088</text:p>
          </table:table-cell>
          <table:table-cell office:value-type="float" office:value="2.29717" calcext:value-type="float">
            <text:p>2.29717</text:p>
          </table:table-cell>
          <table:table-cell/>
          <table:table-cell table:formula="of:=[.B53]-[.R53]" office:value-type="float" office:value="0.74290862170088" calcext:value-type="float">
            <text:p>0.74290862170088</text:p>
          </table:table-cell>
          <table:table-cell office:value-type="float" office:value="1.74976" calcext:value-type="float">
            <text:p>1.74976</text:p>
          </table:table-cell>
          <table:table-cell table:number-columns-repeated="2"/>
          <table:table-cell table:formula="of:=[.B53]-[.V53]" office:value-type="float" office:value="0.71847862170088" calcext:value-type="float">
            <text:p>0.71847862170088</text:p>
          </table:table-cell>
          <table:table-cell office:value-type="float" office:value="1.77419" calcext:value-type="float">
            <text:p>1.77419</text:p>
          </table:table-cell>
          <table:table-cell table:number-columns-repeated="8"/>
          <table:table-cell table:formula="of:=[.B53]-[.AF53]" office:value-type="float" office:value="0.25903862170088" calcext:value-type="float">
            <text:p>0.25903862170088</text:p>
          </table:table-cell>
          <table:table-cell office:value-type="float" office:value="2.23363" calcext:value-type="float">
            <text:p>2.23363</text:p>
          </table:table-cell>
          <table:table-cell/>
          <table:table-cell table:formula="of:=[.B53]-[.AI53]" office:value-type="float" office:value="0.61094862170088" calcext:value-type="float">
            <text:p>0.61094862170088</text:p>
          </table:table-cell>
          <table:table-cell office:value-type="float" office:value="1.88172" calcext:value-type="float">
            <text:p>1.8817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4]*5/1023" office:value-type="float" office:value="2.54154447702835" calcext:value-type="float">
            <text:p>2.54154447702835</text:p>
          </table:table-cell>
          <table:table-cell office:value-type="float" office:value="0.806452" calcext:value-type="float">
            <text:p>0.806452</text:p>
          </table:table-cell>
          <table:table-cell table:formula="of:=[.B54]-[.C54]" office:value-type="float" office:value="1.73509247702835" calcext:value-type="float">
            <text:p>1.73509247702835</text:p>
          </table:table-cell>
          <table:table-cell table:formula="of:=[.C54]" office:value-type="float" office:value="0.806452" calcext:value-type="float">
            <text:p>0.806452</text:p>
          </table:table-cell>
          <table:table-cell table:number-columns-repeated="8"/>
          <table:table-cell table:formula="of:=[.B54]-[.O54]" office:value-type="float" office:value="0.195504477028348" calcext:value-type="float">
            <text:p>0.195504477028348</text:p>
          </table:table-cell>
          <table:table-cell office:value-type="float" office:value="2.34604" calcext:value-type="float">
            <text:p>2.34604</text:p>
          </table:table-cell>
          <table:table-cell/>
          <table:table-cell table:formula="of:=[.B54]-[.R54]" office:value-type="float" office:value="0.742914477028348" calcext:value-type="float">
            <text:p>0.742914477028348</text:p>
          </table:table-cell>
          <table:table-cell office:value-type="float" office:value="1.79863" calcext:value-type="float">
            <text:p>1.79863</text:p>
          </table:table-cell>
          <table:table-cell table:number-columns-repeated="2"/>
          <table:table-cell table:formula="of:=[.B54]-[.V54]" office:value-type="float" office:value="0.718474477028348" calcext:value-type="float">
            <text:p>0.718474477028348</text:p>
          </table:table-cell>
          <table:table-cell office:value-type="float" office:value="1.82307" calcext:value-type="float">
            <text:p>1.82307</text:p>
          </table:table-cell>
          <table:table-cell table:number-columns-repeated="8"/>
          <table:table-cell table:formula="of:=[.B54]-[.AF54]" office:value-type="float" office:value="0.259044477028348" calcext:value-type="float">
            <text:p>0.259044477028348</text:p>
          </table:table-cell>
          <table:table-cell office:value-type="float" office:value="2.2825" calcext:value-type="float">
            <text:p>2.2825</text:p>
          </table:table-cell>
          <table:table-cell/>
          <table:table-cell table:formula="of:=[.B54]-[.AI54]" office:value-type="float" office:value="0.610944477028348" calcext:value-type="float">
            <text:p>0.610944477028348</text:p>
          </table:table-cell>
          <table:table-cell office:value-type="float" office:value="1.9306" calcext:value-type="float">
            <text:p>1.930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5]*5/1023" office:value-type="float" office:value="2.59042033235582" calcext:value-type="float">
            <text:p>2.59042033235582</text:p>
          </table:table-cell>
          <table:table-cell office:value-type="float" office:value="0.85044" calcext:value-type="float">
            <text:p>0.85044</text:p>
          </table:table-cell>
          <table:table-cell table:formula="of:=[.B55]-[.C55]" office:value-type="float" office:value="1.73998033235582" calcext:value-type="float">
            <text:p>1.73998033235582</text:p>
          </table:table-cell>
          <table:table-cell table:formula="of:=[.C55]" office:value-type="float" office:value="0.85044" calcext:value-type="float">
            <text:p>0.85044</text:p>
          </table:table-cell>
          <table:table-cell table:number-columns-repeated="8"/>
          <table:table-cell table:formula="of:=[.B55]-[.O55]" office:value-type="float" office:value="0.195500332355816" calcext:value-type="float">
            <text:p>0.195500332355816</text:p>
          </table:table-cell>
          <table:table-cell office:value-type="float" office:value="2.39492" calcext:value-type="float">
            <text:p>2.39492</text:p>
          </table:table-cell>
          <table:table-cell/>
          <table:table-cell table:formula="of:=[.B55]-[.R55]" office:value-type="float" office:value="0.742910332355816" calcext:value-type="float">
            <text:p>0.742910332355816</text:p>
          </table:table-cell>
          <table:table-cell office:value-type="float" office:value="1.84751" calcext:value-type="float">
            <text:p>1.84751</text:p>
          </table:table-cell>
          <table:table-cell table:number-columns-repeated="2"/>
          <table:table-cell table:formula="of:=[.B55]-[.V55]" office:value-type="float" office:value="0.718470332355816" calcext:value-type="float">
            <text:p>0.718470332355816</text:p>
          </table:table-cell>
          <table:table-cell office:value-type="float" office:value="1.87195" calcext:value-type="float">
            <text:p>1.87195</text:p>
          </table:table-cell>
          <table:table-cell table:number-columns-repeated="8"/>
          <table:table-cell table:formula="of:=[.B55]-[.AF55]" office:value-type="float" office:value="0.259040332355816" calcext:value-type="float">
            <text:p>0.259040332355816</text:p>
          </table:table-cell>
          <table:table-cell office:value-type="float" office:value="2.33138" calcext:value-type="float">
            <text:p>2.33138</text:p>
          </table:table-cell>
          <table:table-cell/>
          <table:table-cell table:formula="of:=[.B55]-[.AI55]" office:value-type="float" office:value="0.615840332355816" calcext:value-type="float">
            <text:p>0.615840332355816</text:p>
          </table:table-cell>
          <table:table-cell office:value-type="float" office:value="1.97458" calcext:value-type="float">
            <text:p>1.9745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6]*5/1023" office:value-type="float" office:value="2.63929618768328" calcext:value-type="float">
            <text:p>2.63929618768328</text:p>
          </table:table-cell>
          <table:table-cell office:value-type="float" office:value="0.899316" calcext:value-type="float">
            <text:p>0.899316</text:p>
          </table:table-cell>
          <table:table-cell table:formula="of:=[.B56]-[.C56]" office:value-type="float" office:value="1.73998018768328" calcext:value-type="float">
            <text:p>1.73998018768328</text:p>
          </table:table-cell>
          <table:table-cell table:formula="of:=[.C56]" office:value-type="float" office:value="0.899316" calcext:value-type="float">
            <text:p>0.899316</text:p>
          </table:table-cell>
          <table:table-cell table:number-columns-repeated="8"/>
          <table:table-cell table:formula="of:=[.B56]-[.O56]" office:value-type="float" office:value="0.200386187683284" calcext:value-type="float">
            <text:p>0.200386187683284</text:p>
          </table:table-cell>
          <table:table-cell office:value-type="float" office:value="2.43891" calcext:value-type="float">
            <text:p>2.43891</text:p>
          </table:table-cell>
          <table:table-cell/>
          <table:table-cell table:formula="of:=[.B56]-[.R56]" office:value-type="float" office:value="0.742916187683284" calcext:value-type="float">
            <text:p>0.742916187683284</text:p>
          </table:table-cell>
          <table:table-cell office:value-type="float" office:value="1.89638" calcext:value-type="float">
            <text:p>1.89638</text:p>
          </table:table-cell>
          <table:table-cell table:number-columns-repeated="2"/>
          <table:table-cell table:formula="of:=[.B56]-[.V56]" office:value-type="float" office:value="0.723366187683284" calcext:value-type="float">
            <text:p>0.723366187683284</text:p>
          </table:table-cell>
          <table:table-cell office:value-type="float" office:value="1.91593" calcext:value-type="float">
            <text:p>1.91593</text:p>
          </table:table-cell>
          <table:table-cell table:number-columns-repeated="8"/>
          <table:table-cell table:formula="of:=[.B56]-[.AF56]" office:value-type="float" office:value="0.259046187683284" calcext:value-type="float">
            <text:p>0.259046187683284</text:p>
          </table:table-cell>
          <table:table-cell office:value-type="float" office:value="2.38025" calcext:value-type="float">
            <text:p>2.38025</text:p>
          </table:table-cell>
          <table:table-cell/>
          <table:table-cell table:formula="of:=[.B56]-[.AI56]" office:value-type="float" office:value="0.615836187683284" calcext:value-type="float">
            <text:p>0.615836187683284</text:p>
          </table:table-cell>
          <table:table-cell office:value-type="float" office:value="2.02346" calcext:value-type="float">
            <text:p>2.0234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7]*5/1023" office:value-type="float" office:value="2.68817204301075" calcext:value-type="float">
            <text:p>2.68817204301075</text:p>
          </table:table-cell>
          <table:table-cell office:value-type="float" office:value="0.943304" calcext:value-type="float">
            <text:p>0.943304</text:p>
          </table:table-cell>
          <table:table-cell table:formula="of:=[.B57]-[.C57]" office:value-type="float" office:value="1.74486804301075" calcext:value-type="float">
            <text:p>1.74486804301075</text:p>
          </table:table-cell>
          <table:table-cell table:formula="of:=[.C57]" office:value-type="float" office:value="0.943304" calcext:value-type="float">
            <text:p>0.943304</text:p>
          </table:table-cell>
          <table:table-cell table:number-columns-repeated="8"/>
          <table:table-cell table:formula="of:=[.B57]-[.O57]" office:value-type="float" office:value="0.200392043010753" calcext:value-type="float">
            <text:p>0.200392043010753</text:p>
          </table:table-cell>
          <table:table-cell office:value-type="float" office:value="2.48778" calcext:value-type="float">
            <text:p>2.48778</text:p>
          </table:table-cell>
          <table:table-cell/>
          <table:table-cell table:formula="of:=[.B57]-[.R57]" office:value-type="float" office:value="0.747802043010753" calcext:value-type="float">
            <text:p>0.747802043010753</text:p>
          </table:table-cell>
          <table:table-cell office:value-type="float" office:value="1.94037" calcext:value-type="float">
            <text:p>1.94037</text:p>
          </table:table-cell>
          <table:table-cell table:number-columns-repeated="2"/>
          <table:table-cell table:formula="of:=[.B57]-[.V57]" office:value-type="float" office:value="0.723362043010753" calcext:value-type="float">
            <text:p>0.723362043010753</text:p>
          </table:table-cell>
          <table:table-cell office:value-type="float" office:value="1.96481" calcext:value-type="float">
            <text:p>1.96481</text:p>
          </table:table-cell>
          <table:table-cell table:number-columns-repeated="8"/>
          <table:table-cell table:formula="of:=[.B57]-[.AF57]" office:value-type="float" office:value="0.259042043010753" calcext:value-type="float">
            <text:p>0.259042043010753</text:p>
          </table:table-cell>
          <table:table-cell office:value-type="float" office:value="2.42913" calcext:value-type="float">
            <text:p>2.42913</text:p>
          </table:table-cell>
          <table:table-cell/>
          <table:table-cell table:formula="of:=[.B57]-[.AI57]" office:value-type="float" office:value="0.615832043010752" calcext:value-type="float">
            <text:p>0.615832043010752</text:p>
          </table:table-cell>
          <table:table-cell office:value-type="float" office:value="2.07234" calcext:value-type="float">
            <text:p>2.0723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8]*5/1023" office:value-type="float" office:value="2.73704789833822" calcext:value-type="float">
            <text:p>2.73704789833822</text:p>
          </table:table-cell>
          <table:table-cell office:value-type="float" office:value="0.987292" calcext:value-type="float">
            <text:p>0.987292</text:p>
          </table:table-cell>
          <table:table-cell table:formula="of:=[.B58]-[.C58]" office:value-type="float" office:value="1.74975589833822" calcext:value-type="float">
            <text:p>1.74975589833822</text:p>
          </table:table-cell>
          <table:table-cell table:formula="of:=[.C58]" office:value-type="float" office:value="0.987292" calcext:value-type="float">
            <text:p>0.987292</text:p>
          </table:table-cell>
          <table:table-cell table:number-columns-repeated="8"/>
          <table:table-cell table:formula="of:=[.B58]-[.O58]" office:value-type="float" office:value="0.200387898338221" calcext:value-type="float">
            <text:p>0.200387898338221</text:p>
          </table:table-cell>
          <table:table-cell office:value-type="float" office:value="2.53666" calcext:value-type="float">
            <text:p>2.53666</text:p>
          </table:table-cell>
          <table:table-cell/>
          <table:table-cell table:formula="of:=[.B58]-[.R58]" office:value-type="float" office:value="0.747797898338221" calcext:value-type="float">
            <text:p>0.747797898338221</text:p>
          </table:table-cell>
          <table:table-cell office:value-type="float" office:value="1.98925" calcext:value-type="float">
            <text:p>1.98925</text:p>
          </table:table-cell>
          <table:table-cell table:number-columns-repeated="2"/>
          <table:table-cell table:formula="of:=[.B58]-[.V58]" office:value-type="float" office:value="0.723357898338221" calcext:value-type="float">
            <text:p>0.723357898338221</text:p>
          </table:table-cell>
          <table:table-cell office:value-type="float" office:value="2.01369" calcext:value-type="float">
            <text:p>2.01369</text:p>
          </table:table-cell>
          <table:table-cell table:number-columns-repeated="8"/>
          <table:table-cell table:formula="of:=[.B58]-[.AF58]" office:value-type="float" office:value="0.259037898338221" calcext:value-type="float">
            <text:p>0.259037898338221</text:p>
          </table:table-cell>
          <table:table-cell office:value-type="float" office:value="2.47801" calcext:value-type="float">
            <text:p>2.47801</text:p>
          </table:table-cell>
          <table:table-cell/>
          <table:table-cell table:formula="of:=[.B58]-[.AI58]" office:value-type="float" office:value="0.615837898338221" calcext:value-type="float">
            <text:p>0.615837898338221</text:p>
          </table:table-cell>
          <table:table-cell office:value-type="float" office:value="2.12121" calcext:value-type="float">
            <text:p>2.1212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9]*5/1023" office:value-type="float" office:value="2.78592375366569" calcext:value-type="float">
            <text:p>2.78592375366569</text:p>
          </table:table-cell>
          <table:table-cell office:value-type="float" office:value="1.03617" calcext:value-type="float">
            <text:p>1.03617</text:p>
          </table:table-cell>
          <table:table-cell table:formula="of:=[.B59]-[.C59]" office:value-type="float" office:value="1.74975375366569" calcext:value-type="float">
            <text:p>1.74975375366569</text:p>
          </table:table-cell>
          <table:table-cell table:formula="of:=[.C59]" office:value-type="float" office:value="1.03617" calcext:value-type="float">
            <text:p>1.03617</text:p>
          </table:table-cell>
          <table:table-cell table:number-columns-repeated="8"/>
          <table:table-cell table:formula="of:=[.B59]-[.O59]" office:value-type="float" office:value="0.205273753665689" calcext:value-type="float">
            <text:p>0.205273753665689</text:p>
          </table:table-cell>
          <table:table-cell office:value-type="float" office:value="2.58065" calcext:value-type="float">
            <text:p>2.58065</text:p>
          </table:table-cell>
          <table:table-cell/>
          <table:table-cell table:formula="of:=[.B59]-[.R59]" office:value-type="float" office:value="0.747803753665689" calcext:value-type="float">
            <text:p>0.747803753665689</text:p>
          </table:table-cell>
          <table:table-cell office:value-type="float" office:value="2.03812" calcext:value-type="float">
            <text:p>2.03812</text:p>
          </table:table-cell>
          <table:table-cell table:number-columns-repeated="2"/>
          <table:table-cell table:formula="of:=[.B59]-[.V59]" office:value-type="float" office:value="0.723363753665689" calcext:value-type="float">
            <text:p>0.723363753665689</text:p>
          </table:table-cell>
          <table:table-cell office:value-type="float" office:value="2.06256" calcext:value-type="float">
            <text:p>2.06256</text:p>
          </table:table-cell>
          <table:table-cell table:number-columns-repeated="8"/>
          <table:table-cell table:formula="of:=[.B59]-[.AF59]" office:value-type="float" office:value="0.263933753665689" calcext:value-type="float">
            <text:p>0.263933753665689</text:p>
          </table:table-cell>
          <table:table-cell office:value-type="float" office:value="2.52199" calcext:value-type="float">
            <text:p>2.52199</text:p>
          </table:table-cell>
          <table:table-cell/>
          <table:table-cell table:formula="of:=[.B59]-[.AI59]" office:value-type="float" office:value="0.615833753665689" calcext:value-type="float">
            <text:p>0.615833753665689</text:p>
          </table:table-cell>
          <table:table-cell office:value-type="float" office:value="2.17009" calcext:value-type="float">
            <text:p>2.1700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60]*5/1023" office:value-type="float" office:value="2.83479960899316" calcext:value-type="float">
            <text:p>2.83479960899316</text:p>
          </table:table-cell>
          <table:table-cell office:value-type="float" office:value="1.08016" calcext:value-type="float">
            <text:p>1.08016</text:p>
          </table:table-cell>
          <table:table-cell table:formula="of:=[.B60]-[.C60]" office:value-type="float" office:value="1.75463960899316" calcext:value-type="float">
            <text:p>1.75463960899316</text:p>
          </table:table-cell>
          <table:table-cell table:formula="of:=[.C60]" office:value-type="float" office:value="1.08016" calcext:value-type="float">
            <text:p>1.08016</text:p>
          </table:table-cell>
          <table:table-cell table:number-columns-repeated="8"/>
          <table:table-cell table:formula="of:=[.B60]-[.O60]" office:value-type="float" office:value="0.205279608993158" calcext:value-type="float">
            <text:p>0.205279608993158</text:p>
          </table:table-cell>
          <table:table-cell office:value-type="float" office:value="2.62952" calcext:value-type="float">
            <text:p>2.62952</text:p>
          </table:table-cell>
          <table:table-cell/>
          <table:table-cell table:formula="of:=[.B60]-[.R60]" office:value-type="float" office:value="0.747799608993157" calcext:value-type="float">
            <text:p>0.747799608993157</text:p>
          </table:table-cell>
          <table:table-cell office:value-type="float" office:value="2.087" calcext:value-type="float">
            <text:p>2.087</text:p>
          </table:table-cell>
          <table:table-cell table:number-columns-repeated="2"/>
          <table:table-cell table:formula="of:=[.B60]-[.V60]" office:value-type="float" office:value="0.723359608993158" calcext:value-type="float">
            <text:p>0.723359608993158</text:p>
          </table:table-cell>
          <table:table-cell office:value-type="float" office:value="2.11144" calcext:value-type="float">
            <text:p>2.11144</text:p>
          </table:table-cell>
          <table:table-cell table:number-columns-repeated="8"/>
          <table:table-cell table:formula="of:=[.B60]-[.AF60]" office:value-type="float" office:value="0.263929608993157" calcext:value-type="float">
            <text:p>0.263929608993157</text:p>
          </table:table-cell>
          <table:table-cell office:value-type="float" office:value="2.57087" calcext:value-type="float">
            <text:p>2.57087</text:p>
          </table:table-cell>
          <table:table-cell/>
          <table:table-cell table:formula="of:=[.B60]-[.AI60]" office:value-type="float" office:value="0.615839608993158" calcext:value-type="float">
            <text:p>0.615839608993158</text:p>
          </table:table-cell>
          <table:table-cell office:value-type="float" office:value="2.21896" calcext:value-type="float">
            <text:p>2.2189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61]*5/1023" office:value-type="float" office:value="2.88367546432063" calcext:value-type="float">
            <text:p>2.88367546432063</text:p>
          </table:table-cell>
          <table:table-cell office:value-type="float" office:value="1.12903" calcext:value-type="float">
            <text:p>1.12903</text:p>
          </table:table-cell>
          <table:table-cell table:formula="of:=[.B61]-[.C61]" office:value-type="float" office:value="1.75464546432063" calcext:value-type="float">
            <text:p>1.75464546432063</text:p>
          </table:table-cell>
          <table:table-cell table:formula="of:=[.C61]" office:value-type="float" office:value="1.12903" calcext:value-type="float">
            <text:p>1.12903</text:p>
          </table:table-cell>
          <table:table-cell table:number-columns-repeated="8"/>
          <table:table-cell table:formula="of:=[.B61]-[.O61]" office:value-type="float" office:value="0.205275464320626" calcext:value-type="float">
            <text:p>0.205275464320626</text:p>
          </table:table-cell>
          <table:table-cell office:value-type="float" office:value="2.6784" calcext:value-type="float">
            <text:p>2.6784</text:p>
          </table:table-cell>
          <table:table-cell/>
          <table:table-cell table:formula="of:=[.B61]-[.R61]" office:value-type="float" office:value="0.747805464320626" calcext:value-type="float">
            <text:p>0.747805464320626</text:p>
          </table:table-cell>
          <table:table-cell office:value-type="float" office:value="2.13587" calcext:value-type="float">
            <text:p>2.13587</text:p>
          </table:table-cell>
          <table:table-cell table:number-columns-repeated="2"/>
          <table:table-cell table:formula="of:=[.B61]-[.V61]" office:value-type="float" office:value="0.723365464320626" calcext:value-type="float">
            <text:p>0.723365464320626</text:p>
          </table:table-cell>
          <table:table-cell office:value-type="float" office:value="2.16031" calcext:value-type="float">
            <text:p>2.16031</text:p>
          </table:table-cell>
          <table:table-cell table:number-columns-repeated="8"/>
          <table:table-cell table:formula="of:=[.B61]-[.AF61]" office:value-type="float" office:value="0.263925464320626" calcext:value-type="float">
            <text:p>0.263925464320626</text:p>
          </table:table-cell>
          <table:table-cell office:value-type="float" office:value="2.61975" calcext:value-type="float">
            <text:p>2.61975</text:p>
          </table:table-cell>
          <table:table-cell/>
          <table:table-cell table:formula="of:=[.B61]-[.AI61]" office:value-type="float" office:value="0.620725464320626" calcext:value-type="float">
            <text:p>0.620725464320626</text:p>
          </table:table-cell>
          <table:table-cell office:value-type="float" office:value="2.26295" calcext:value-type="float">
            <text:p>2.2629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2]*5/1023" office:value-type="float" office:value="2.93255131964809" calcext:value-type="float">
            <text:p>2.93255131964809</text:p>
          </table:table-cell>
          <table:table-cell office:value-type="float" office:value="1.17791" calcext:value-type="float">
            <text:p>1.17791</text:p>
          </table:table-cell>
          <table:table-cell table:formula="of:=[.B62]-[.C62]" office:value-type="float" office:value="1.75464131964809" calcext:value-type="float">
            <text:p>1.75464131964809</text:p>
          </table:table-cell>
          <table:table-cell table:formula="of:=[.C62]" office:value-type="float" office:value="1.17791" calcext:value-type="float">
            <text:p>1.17791</text:p>
          </table:table-cell>
          <table:table-cell table:number-columns-repeated="8"/>
          <table:table-cell table:formula="of:=[.B62]-[.O62]" office:value-type="float" office:value="0.205281319648094" calcext:value-type="float">
            <text:p>0.205281319648094</text:p>
          </table:table-cell>
          <table:table-cell office:value-type="float" office:value="2.72727" calcext:value-type="float">
            <text:p>2.72727</text:p>
          </table:table-cell>
          <table:table-cell/>
          <table:table-cell table:formula="of:=[.B62]-[.R62]" office:value-type="float" office:value="0.747801319648094" calcext:value-type="float">
            <text:p>0.747801319648094</text:p>
          </table:table-cell>
          <table:table-cell office:value-type="float" office:value="2.18475" calcext:value-type="float">
            <text:p>2.18475</text:p>
          </table:table-cell>
          <table:table-cell table:number-columns-repeated="2"/>
          <table:table-cell table:formula="of:=[.B62]-[.V62]" office:value-type="float" office:value="0.723361319648094" calcext:value-type="float">
            <text:p>0.723361319648094</text:p>
          </table:table-cell>
          <table:table-cell office:value-type="float" office:value="2.20919" calcext:value-type="float">
            <text:p>2.20919</text:p>
          </table:table-cell>
          <table:table-cell table:number-columns-repeated="8"/>
          <table:table-cell table:formula="of:=[.B62]-[.AF62]" office:value-type="float" office:value="0.263931319648094" calcext:value-type="float">
            <text:p>0.263931319648094</text:p>
          </table:table-cell>
          <table:table-cell office:value-type="float" office:value="2.66862" calcext:value-type="float">
            <text:p>2.66862</text:p>
          </table:table-cell>
          <table:table-cell/>
          <table:table-cell table:formula="of:=[.B62]-[.AI62]" office:value-type="float" office:value="0.620721319648094" calcext:value-type="float">
            <text:p>0.620721319648094</text:p>
          </table:table-cell>
          <table:table-cell office:value-type="float" office:value="2.31183" calcext:value-type="float">
            <text:p>2.3118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3]*5/1023" office:value-type="float" office:value="2.98142717497556" calcext:value-type="float">
            <text:p>2.98142717497556</text:p>
          </table:table-cell>
          <table:table-cell office:value-type="float" office:value="1.2219" calcext:value-type="float">
            <text:p>1.2219</text:p>
          </table:table-cell>
          <table:table-cell table:formula="of:=[.B63]-[.C63]" office:value-type="float" office:value="1.75952717497556" calcext:value-type="float">
            <text:p>1.75952717497556</text:p>
          </table:table-cell>
          <table:table-cell table:formula="of:=[.C63]" office:value-type="float" office:value="1.2219" calcext:value-type="float">
            <text:p>1.2219</text:p>
          </table:table-cell>
          <table:table-cell table:number-columns-repeated="8"/>
          <table:table-cell table:formula="of:=[.B63]-[.O63]" office:value-type="float" office:value="0.205277174975562" calcext:value-type="float">
            <text:p>0.205277174975562</text:p>
          </table:table-cell>
          <table:table-cell office:value-type="float" office:value="2.77615" calcext:value-type="float">
            <text:p>2.77615</text:p>
          </table:table-cell>
          <table:table-cell/>
          <table:table-cell table:formula="of:=[.B63]-[.R63]" office:value-type="float" office:value="0.747797174975562" calcext:value-type="float">
            <text:p>0.747797174975562</text:p>
          </table:table-cell>
          <table:table-cell office:value-type="float" office:value="2.23363" calcext:value-type="float">
            <text:p>2.23363</text:p>
          </table:table-cell>
          <table:table-cell table:number-columns-repeated="2"/>
          <table:table-cell table:formula="of:=[.B63]-[.V63]" office:value-type="float" office:value="0.723367174975562" calcext:value-type="float">
            <text:p>0.723367174975562</text:p>
          </table:table-cell>
          <table:table-cell office:value-type="float" office:value="2.25806" calcext:value-type="float">
            <text:p>2.25806</text:p>
          </table:table-cell>
          <table:table-cell table:number-columns-repeated="8"/>
          <table:table-cell table:formula="of:=[.B63]-[.AF63]" office:value-type="float" office:value="0.263927174975562" calcext:value-type="float">
            <text:p>0.263927174975562</text:p>
          </table:table-cell>
          <table:table-cell office:value-type="float" office:value="2.7175" calcext:value-type="float">
            <text:p>2.7175</text:p>
          </table:table-cell>
          <table:table-cell/>
          <table:table-cell table:formula="of:=[.B63]-[.AI63]" office:value-type="float" office:value="0.620727174975562" calcext:value-type="float">
            <text:p>0.620727174975562</text:p>
          </table:table-cell>
          <table:table-cell office:value-type="float" office:value="2.3607" calcext:value-type="float">
            <text:p>2.360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4]*5/1023" office:value-type="float" office:value="3.03030303030303" calcext:value-type="float">
            <text:p>3.03030303030303</text:p>
          </table:table-cell>
          <table:table-cell office:value-type="float" office:value="1.27077" calcext:value-type="float">
            <text:p>1.27077</text:p>
          </table:table-cell>
          <table:table-cell table:formula="of:=[.B64]-[.C64]" office:value-type="float" office:value="1.75953303030303" calcext:value-type="float">
            <text:p>1.75953303030303</text:p>
          </table:table-cell>
          <table:table-cell table:formula="of:=[.C64]" office:value-type="float" office:value="1.27077" calcext:value-type="float">
            <text:p>1.27077</text:p>
          </table:table-cell>
          <table:table-cell table:number-columns-repeated="8"/>
          <table:table-cell table:formula="of:=[.B64]-[.O64]" office:value-type="float" office:value="0.21016303030303" calcext:value-type="float">
            <text:p>0.21016303030303</text:p>
          </table:table-cell>
          <table:table-cell office:value-type="float" office:value="2.82014" calcext:value-type="float">
            <text:p>2.82014</text:p>
          </table:table-cell>
          <table:table-cell/>
          <table:table-cell table:formula="of:=[.B64]-[.R64]" office:value-type="float" office:value="0.75269303030303" calcext:value-type="float">
            <text:p>0.75269303030303</text:p>
          </table:table-cell>
          <table:table-cell office:value-type="float" office:value="2.27761" calcext:value-type="float">
            <text:p>2.27761</text:p>
          </table:table-cell>
          <table:table-cell table:number-columns-repeated="2"/>
          <table:table-cell table:formula="of:=[.B64]-[.V64]" office:value-type="float" office:value="0.72336303030303" calcext:value-type="float">
            <text:p>0.72336303030303</text:p>
          </table:table-cell>
          <table:table-cell office:value-type="float" office:value="2.30694" calcext:value-type="float">
            <text:p>2.30694</text:p>
          </table:table-cell>
          <table:table-cell table:number-columns-repeated="8"/>
          <table:table-cell table:formula="of:=[.B64]-[.AF64]" office:value-type="float" office:value="0.26393303030303" calcext:value-type="float">
            <text:p>0.26393303030303</text:p>
          </table:table-cell>
          <table:table-cell office:value-type="float" office:value="2.76637" calcext:value-type="float">
            <text:p>2.76637</text:p>
          </table:table-cell>
          <table:table-cell/>
          <table:table-cell table:formula="of:=[.B64]-[.AI64]" office:value-type="float" office:value="0.62072303030303" calcext:value-type="float">
            <text:p>0.62072303030303</text:p>
          </table:table-cell>
          <table:table-cell office:value-type="float" office:value="2.40958" calcext:value-type="float">
            <text:p>2.4095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5]*5/1023" office:value-type="float" office:value="3.0791788856305" calcext:value-type="float">
            <text:p>3.0791788856305</text:p>
          </table:table-cell>
          <table:table-cell office:value-type="float" office:value="1.31476" calcext:value-type="float">
            <text:p>1.31476</text:p>
          </table:table-cell>
          <table:table-cell table:formula="of:=[.B65]-[.C65]" office:value-type="float" office:value="1.7644188856305" calcext:value-type="float">
            <text:p>1.7644188856305</text:p>
          </table:table-cell>
          <table:table-cell table:formula="of:=[.C65]" office:value-type="float" office:value="1.31476" calcext:value-type="float">
            <text:p>1.31476</text:p>
          </table:table-cell>
          <table:table-cell table:number-columns-repeated="8"/>
          <table:table-cell table:formula="of:=[.B65]-[.O65]" office:value-type="float" office:value="0.210168885630499" calcext:value-type="float">
            <text:p>0.210168885630499</text:p>
          </table:table-cell>
          <table:table-cell office:value-type="float" office:value="2.86901" calcext:value-type="float">
            <text:p>2.86901</text:p>
          </table:table-cell>
          <table:table-cell/>
          <table:table-cell table:formula="of:=[.B65]-[.R65]" office:value-type="float" office:value="0.747798885630499" calcext:value-type="float">
            <text:p>0.747798885630499</text:p>
          </table:table-cell>
          <table:table-cell office:value-type="float" office:value="2.33138" calcext:value-type="float">
            <text:p>2.33138</text:p>
          </table:table-cell>
          <table:table-cell table:number-columns-repeated="2"/>
          <table:table-cell table:formula="of:=[.B65]-[.V65]" office:value-type="float" office:value="0.723358885630498" calcext:value-type="float">
            <text:p>0.723358885630498</text:p>
          </table:table-cell>
          <table:table-cell office:value-type="float" office:value="2.35582" calcext:value-type="float">
            <text:p>2.35582</text:p>
          </table:table-cell>
          <table:table-cell table:number-columns-repeated="8"/>
          <table:table-cell table:formula="of:=[.B65]-[.AF65]" office:value-type="float" office:value="0.263928885630499" calcext:value-type="float">
            <text:p>0.263928885630499</text:p>
          </table:table-cell>
          <table:table-cell office:value-type="float" office:value="2.81525" calcext:value-type="float">
            <text:p>2.81525</text:p>
          </table:table-cell>
          <table:table-cell/>
          <table:table-cell table:formula="of:=[.B65]-[.AI65]" office:value-type="float" office:value="0.620718885630498" calcext:value-type="float">
            <text:p>0.620718885630498</text:p>
          </table:table-cell>
          <table:table-cell office:value-type="float" office:value="2.45846" calcext:value-type="float">
            <text:p>2.4584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6]*5/1023" office:value-type="float" office:value="3.12805474095797" calcext:value-type="float">
            <text:p>3.12805474095797</text:p>
          </table:table-cell>
          <table:table-cell office:value-type="float" office:value="1.36364" calcext:value-type="float">
            <text:p>1.36364</text:p>
          </table:table-cell>
          <table:table-cell table:formula="of:=[.B66]-[.C66]" office:value-type="float" office:value="1.76441474095797" calcext:value-type="float">
            <text:p>1.76441474095797</text:p>
          </table:table-cell>
          <table:table-cell table:formula="of:=[.C66]" office:value-type="float" office:value="1.36364" calcext:value-type="float">
            <text:p>1.36364</text:p>
          </table:table-cell>
          <table:table-cell table:number-columns-repeated="8"/>
          <table:table-cell table:formula="of:=[.B66]-[.O66]" office:value-type="float" office:value="0.210164740957967" calcext:value-type="float">
            <text:p>0.210164740957967</text:p>
          </table:table-cell>
          <table:table-cell office:value-type="float" office:value="2.91789" calcext:value-type="float">
            <text:p>2.91789</text:p>
          </table:table-cell>
          <table:table-cell/>
          <table:table-cell table:formula="of:=[.B66]-[.R66]" office:value-type="float" office:value="0.752684740957966" calcext:value-type="float">
            <text:p>0.752684740957966</text:p>
          </table:table-cell>
          <table:table-cell office:value-type="float" office:value="2.37537" calcext:value-type="float">
            <text:p>2.37537</text:p>
          </table:table-cell>
          <table:table-cell table:number-columns-repeated="2"/>
          <table:table-cell table:formula="of:=[.B66]-[.V66]" office:value-type="float" office:value="0.723364740957967" calcext:value-type="float">
            <text:p>0.723364740957967</text:p>
          </table:table-cell>
          <table:table-cell office:value-type="float" office:value="2.40469" calcext:value-type="float">
            <text:p>2.40469</text:p>
          </table:table-cell>
          <table:table-cell table:number-columns-repeated="8"/>
          <table:table-cell table:formula="of:=[.B66]-[.AF66]" office:value-type="float" office:value="0.263924740957967" calcext:value-type="float">
            <text:p>0.263924740957967</text:p>
          </table:table-cell>
          <table:table-cell office:value-type="float" office:value="2.86413" calcext:value-type="float">
            <text:p>2.86413</text:p>
          </table:table-cell>
          <table:table-cell/>
          <table:table-cell table:formula="of:=[.B66]-[.AI66]" office:value-type="float" office:value="0.625614740957967" calcext:value-type="float">
            <text:p>0.625614740957967</text:p>
          </table:table-cell>
          <table:table-cell office:value-type="float" office:value="2.50244" calcext:value-type="float">
            <text:p>2.5024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7]*5/1023" office:value-type="float" office:value="3.17693059628543" calcext:value-type="float">
            <text:p>3.17693059628543</text:p>
          </table:table-cell>
          <table:table-cell office:value-type="float" office:value="1.40762" calcext:value-type="float">
            <text:p>1.40762</text:p>
          </table:table-cell>
          <table:table-cell table:formula="of:=[.B67]-[.C67]" office:value-type="float" office:value="1.76931059628543" calcext:value-type="float">
            <text:p>1.76931059628543</text:p>
          </table:table-cell>
          <table:table-cell table:formula="of:=[.C67]" office:value-type="float" office:value="1.40762" calcext:value-type="float">
            <text:p>1.40762</text:p>
          </table:table-cell>
          <table:table-cell table:number-columns-repeated="8"/>
          <table:table-cell table:formula="of:=[.B67]-[.O67]" office:value-type="float" office:value="0.210170596285435" calcext:value-type="float">
            <text:p>0.210170596285435</text:p>
          </table:table-cell>
          <table:table-cell office:value-type="float" office:value="2.96676" calcext:value-type="float">
            <text:p>2.96676</text:p>
          </table:table-cell>
          <table:table-cell/>
          <table:table-cell table:formula="of:=[.B67]-[.R67]" office:value-type="float" office:value="0.752690596285435" calcext:value-type="float">
            <text:p>0.752690596285435</text:p>
          </table:table-cell>
          <table:table-cell office:value-type="float" office:value="2.42424" calcext:value-type="float">
            <text:p>2.42424</text:p>
          </table:table-cell>
          <table:table-cell table:number-columns-repeated="2"/>
          <table:table-cell table:formula="of:=[.B67]-[.V67]" office:value-type="float" office:value="0.728250596285435" calcext:value-type="float">
            <text:p>0.728250596285435</text:p>
          </table:table-cell>
          <table:table-cell office:value-type="float" office:value="2.44868" calcext:value-type="float">
            <text:p>2.44868</text:p>
          </table:table-cell>
          <table:table-cell table:number-columns-repeated="8"/>
          <table:table-cell table:formula="of:=[.B67]-[.AF67]" office:value-type="float" office:value="0.263930596285435" calcext:value-type="float">
            <text:p>0.263930596285435</text:p>
          </table:table-cell>
          <table:table-cell office:value-type="float" office:value="2.913" calcext:value-type="float">
            <text:p>2.913</text:p>
          </table:table-cell>
          <table:table-cell/>
          <table:table-cell table:formula="of:=[.B67]-[.AI67]" office:value-type="float" office:value="0.620720596285435" calcext:value-type="float">
            <text:p>0.620720596285435</text:p>
          </table:table-cell>
          <table:table-cell office:value-type="float" office:value="2.55621" calcext:value-type="float">
            <text:p>2.5562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8]*5/1023" office:value-type="float" office:value="3.2258064516129" calcext:value-type="float">
            <text:p>3.2258064516129</text:p>
          </table:table-cell>
          <table:table-cell office:value-type="float" office:value="1.4565" calcext:value-type="float">
            <text:p>1.4565</text:p>
          </table:table-cell>
          <table:table-cell table:formula="of:=[.B68]-[.C68]" office:value-type="float" office:value="1.7693064516129" calcext:value-type="float">
            <text:p>1.7693064516129</text:p>
          </table:table-cell>
          <table:table-cell table:formula="of:=[.C68]" office:value-type="float" office:value="1.4565" calcext:value-type="float">
            <text:p>1.4565</text:p>
          </table:table-cell>
          <table:table-cell table:number-columns-repeated="8"/>
          <table:table-cell table:formula="of:=[.B68]-[.O68]" office:value-type="float" office:value="0.215056451612903" calcext:value-type="float">
            <text:p>0.215056451612903</text:p>
          </table:table-cell>
          <table:table-cell office:value-type="float" office:value="3.01075" calcext:value-type="float">
            <text:p>3.01075</text:p>
          </table:table-cell>
          <table:table-cell/>
          <table:table-cell table:formula="of:=[.B68]-[.R68]" office:value-type="float" office:value="0.752686451612903" calcext:value-type="float">
            <text:p>0.752686451612903</text:p>
          </table:table-cell>
          <table:table-cell office:value-type="float" office:value="2.47312" calcext:value-type="float">
            <text:p>2.47312</text:p>
          </table:table-cell>
          <table:table-cell table:number-columns-repeated="2"/>
          <table:table-cell table:formula="of:=[.B68]-[.V68]" office:value-type="float" office:value="0.728246451612903" calcext:value-type="float">
            <text:p>0.728246451612903</text:p>
          </table:table-cell>
          <table:table-cell office:value-type="float" office:value="2.49756" calcext:value-type="float">
            <text:p>2.49756</text:p>
          </table:table-cell>
          <table:table-cell table:number-columns-repeated="8"/>
          <table:table-cell table:formula="of:=[.B68]-[.AF68]" office:value-type="float" office:value="0.263926451612903" calcext:value-type="float">
            <text:p>0.263926451612903</text:p>
          </table:table-cell>
          <table:table-cell office:value-type="float" office:value="2.96188" calcext:value-type="float">
            <text:p>2.96188</text:p>
          </table:table-cell>
          <table:table-cell/>
          <table:table-cell table:formula="of:=[.B68]-[.AI68]" office:value-type="float" office:value="0.625606451612903" calcext:value-type="float">
            <text:p>0.625606451612903</text:p>
          </table:table-cell>
          <table:table-cell office:value-type="float" office:value="2.6002" calcext:value-type="float">
            <text:p>2.600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9]*5/1023" office:value-type="float" office:value="3.27468230694037" calcext:value-type="float">
            <text:p>3.27468230694037</text:p>
          </table:table-cell>
          <table:table-cell office:value-type="float" office:value="1.50538" calcext:value-type="float">
            <text:p>1.50538</text:p>
          </table:table-cell>
          <table:table-cell table:formula="of:=[.B69]-[.C69]" office:value-type="float" office:value="1.76930230694037" calcext:value-type="float">
            <text:p>1.76930230694037</text:p>
          </table:table-cell>
          <table:table-cell table:formula="of:=[.C69]" office:value-type="float" office:value="1.50538" calcext:value-type="float">
            <text:p>1.50538</text:p>
          </table:table-cell>
          <table:table-cell table:number-columns-repeated="8"/>
          <table:table-cell table:formula="of:=[.B69]-[.O69]" office:value-type="float" office:value="0.215052306940372" calcext:value-type="float">
            <text:p>0.215052306940372</text:p>
          </table:table-cell>
          <table:table-cell office:value-type="float" office:value="3.05963" calcext:value-type="float">
            <text:p>3.05963</text:p>
          </table:table-cell>
          <table:table-cell/>
          <table:table-cell table:formula="of:=[.B69]-[.R69]" office:value-type="float" office:value="0.752692306940372" calcext:value-type="float">
            <text:p>0.752692306940372</text:p>
          </table:table-cell>
          <table:table-cell office:value-type="float" office:value="2.52199" calcext:value-type="float">
            <text:p>2.52199</text:p>
          </table:table-cell>
          <table:table-cell table:number-columns-repeated="2"/>
          <table:table-cell table:formula="of:=[.B69]-[.V69]" office:value-type="float" office:value="0.728252306940372" calcext:value-type="float">
            <text:p>0.728252306940372</text:p>
          </table:table-cell>
          <table:table-cell office:value-type="float" office:value="2.54643" calcext:value-type="float">
            <text:p>2.54643</text:p>
          </table:table-cell>
          <table:table-cell table:number-columns-repeated="8"/>
          <table:table-cell table:formula="of:=[.B69]-[.AF69]" office:value-type="float" office:value="0.263932306940372" calcext:value-type="float">
            <text:p>0.263932306940372</text:p>
          </table:table-cell>
          <table:table-cell office:value-type="float" office:value="3.01075" calcext:value-type="float">
            <text:p>3.01075</text:p>
          </table:table-cell>
          <table:table-cell/>
          <table:table-cell table:formula="of:=[.B69]-[.AI69]" office:value-type="float" office:value="0.625612306940372" calcext:value-type="float">
            <text:p>0.625612306940372</text:p>
          </table:table-cell>
          <table:table-cell office:value-type="float" office:value="2.64907" calcext:value-type="float">
            <text:p>2.6490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70]*5/1023" office:value-type="float" office:value="3.32355816226784" calcext:value-type="float">
            <text:p>3.32355816226784</text:p>
          </table:table-cell>
          <table:table-cell office:value-type="float" office:value="1.54936" calcext:value-type="float">
            <text:p>1.54936</text:p>
          </table:table-cell>
          <table:table-cell table:formula="of:=[.B70]-[.C70]" office:value-type="float" office:value="1.77419816226784" calcext:value-type="float">
            <text:p>1.77419816226784</text:p>
          </table:table-cell>
          <table:table-cell table:formula="of:=[.C70]" office:value-type="float" office:value="1.54936" calcext:value-type="float">
            <text:p>1.54936</text:p>
          </table:table-cell>
          <table:table-cell table:number-columns-repeated="8"/>
          <table:table-cell table:formula="of:=[.B70]-[.O70]" office:value-type="float" office:value="0.21505816226784" calcext:value-type="float">
            <text:p>0.21505816226784</text:p>
          </table:table-cell>
          <table:table-cell office:value-type="float" office:value="3.1085" calcext:value-type="float">
            <text:p>3.1085</text:p>
          </table:table-cell>
          <table:table-cell/>
          <table:table-cell table:formula="of:=[.B70]-[.R70]" office:value-type="float" office:value="0.75268816226784" calcext:value-type="float">
            <text:p>0.75268816226784</text:p>
          </table:table-cell>
          <table:table-cell office:value-type="float" office:value="2.57087" calcext:value-type="float">
            <text:p>2.57087</text:p>
          </table:table-cell>
          <table:table-cell table:number-columns-repeated="2"/>
          <table:table-cell table:formula="of:=[.B70]-[.V70]" office:value-type="float" office:value="0.72824816226784" calcext:value-type="float">
            <text:p>0.72824816226784</text:p>
          </table:table-cell>
          <table:table-cell office:value-type="float" office:value="2.59531" calcext:value-type="float">
            <text:p>2.59531</text:p>
          </table:table-cell>
          <table:table-cell table:number-columns-repeated="8"/>
          <table:table-cell table:formula="of:=[.B70]-[.AF70]" office:value-type="float" office:value="0.26392816226784" calcext:value-type="float">
            <text:p>0.26392816226784</text:p>
          </table:table-cell>
          <table:table-cell office:value-type="float" office:value="3.05963" calcext:value-type="float">
            <text:p>3.05963</text:p>
          </table:table-cell>
          <table:table-cell/>
          <table:table-cell table:formula="of:=[.B70]-[.AI70]" office:value-type="float" office:value="0.62560816226784" calcext:value-type="float">
            <text:p>0.62560816226784</text:p>
          </table:table-cell>
          <table:table-cell office:value-type="float" office:value="2.69795" calcext:value-type="float">
            <text:p>2.6979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71]*5/1023" office:value-type="float" office:value="3.37243401759531" calcext:value-type="float">
            <text:p>3.37243401759531</text:p>
          </table:table-cell>
          <table:table-cell office:value-type="float" office:value="1.59824" calcext:value-type="float">
            <text:p>1.59824</text:p>
          </table:table-cell>
          <table:table-cell table:formula="of:=[.B71]-[.C71]" office:value-type="float" office:value="1.77419401759531" calcext:value-type="float">
            <text:p>1.77419401759531</text:p>
          </table:table-cell>
          <table:table-cell table:formula="of:=[.C71]" office:value-type="float" office:value="1.59824" calcext:value-type="float">
            <text:p>1.59824</text:p>
          </table:table-cell>
          <table:table-cell table:number-columns-repeated="8"/>
          <table:table-cell table:formula="of:=[.B71]-[.O71]" office:value-type="float" office:value="0.215054017595308" calcext:value-type="float">
            <text:p>0.215054017595308</text:p>
          </table:table-cell>
          <table:table-cell office:value-type="float" office:value="3.15738" calcext:value-type="float">
            <text:p>3.15738</text:p>
          </table:table-cell>
          <table:table-cell/>
          <table:table-cell table:formula="of:=[.B71]-[.R71]" office:value-type="float" office:value="0.752684017595308" calcext:value-type="float">
            <text:p>0.752684017595308</text:p>
          </table:table-cell>
          <table:table-cell office:value-type="float" office:value="2.61975" calcext:value-type="float">
            <text:p>2.61975</text:p>
          </table:table-cell>
          <table:table-cell table:number-columns-repeated="2"/>
          <table:table-cell table:formula="of:=[.B71]-[.V71]" office:value-type="float" office:value="0.728254017595308" calcext:value-type="float">
            <text:p>0.728254017595308</text:p>
          </table:table-cell>
          <table:table-cell office:value-type="float" office:value="2.64418" calcext:value-type="float">
            <text:p>2.64418</text:p>
          </table:table-cell>
          <table:table-cell table:number-columns-repeated="8"/>
          <table:table-cell table:formula="of:=[.B71]-[.AF71]" office:value-type="float" office:value="0.263934017595308" calcext:value-type="float">
            <text:p>0.263934017595308</text:p>
          </table:table-cell>
          <table:table-cell office:value-type="float" office:value="3.1085" calcext:value-type="float">
            <text:p>3.1085</text:p>
          </table:table-cell>
          <table:table-cell/>
          <table:table-cell table:formula="of:=[.B71]-[.AI71]" office:value-type="float" office:value="0.625614017595308" calcext:value-type="float">
            <text:p>0.625614017595308</text:p>
          </table:table-cell>
          <table:table-cell office:value-type="float" office:value="2.74682" calcext:value-type="float">
            <text:p>2.7468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2]*5/1023" office:value-type="float" office:value="3.42130987292278" calcext:value-type="float">
            <text:p>3.42130987292278</text:p>
          </table:table-cell>
          <table:table-cell office:value-type="float" office:value="1.64712" calcext:value-type="float">
            <text:p>1.64712</text:p>
          </table:table-cell>
          <table:table-cell table:formula="of:=[.B72]-[.C72]" office:value-type="float" office:value="1.77418987292278" calcext:value-type="float">
            <text:p>1.77418987292278</text:p>
          </table:table-cell>
          <table:table-cell table:formula="of:=[.C72]" office:value-type="float" office:value="1.64712" calcext:value-type="float">
            <text:p>1.64712</text:p>
          </table:table-cell>
          <table:table-cell table:number-columns-repeated="8"/>
          <table:table-cell table:formula="of:=[.B72]-[.O72]" office:value-type="float" office:value="0.219939872922776" calcext:value-type="float">
            <text:p>0.219939872922776</text:p>
          </table:table-cell>
          <table:table-cell office:value-type="float" office:value="3.20137" calcext:value-type="float">
            <text:p>3.20137</text:p>
          </table:table-cell>
          <table:table-cell/>
          <table:table-cell table:formula="of:=[.B72]-[.R72]" office:value-type="float" office:value="0.752689872922776" calcext:value-type="float">
            <text:p>0.752689872922776</text:p>
          </table:table-cell>
          <table:table-cell office:value-type="float" office:value="2.66862" calcext:value-type="float">
            <text:p>2.66862</text:p>
          </table:table-cell>
          <table:table-cell table:number-columns-repeated="2"/>
          <table:table-cell table:formula="of:=[.B72]-[.V72]" office:value-type="float" office:value="0.728249872922776" calcext:value-type="float">
            <text:p>0.728249872922776</text:p>
          </table:table-cell>
          <table:table-cell office:value-type="float" office:value="2.69306" calcext:value-type="float">
            <text:p>2.69306</text:p>
          </table:table-cell>
          <table:table-cell table:number-columns-repeated="8"/>
          <table:table-cell table:formula="of:=[.B72]-[.AF72]" office:value-type="float" office:value="0.263929872922776" calcext:value-type="float">
            <text:p>0.263929872922776</text:p>
          </table:table-cell>
          <table:table-cell office:value-type="float" office:value="3.15738" calcext:value-type="float">
            <text:p>3.15738</text:p>
          </table:table-cell>
          <table:table-cell/>
          <table:table-cell table:formula="of:=[.B72]-[.AI72]" office:value-type="float" office:value="0.625609872922776" calcext:value-type="float">
            <text:p>0.625609872922776</text:p>
          </table:table-cell>
          <table:table-cell office:value-type="float" office:value="2.7957" calcext:value-type="float">
            <text:p>2.795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3]*5/1023" office:value-type="float" office:value="3.47018572825024" calcext:value-type="float">
            <text:p>3.47018572825024</text:p>
          </table:table-cell>
          <table:table-cell office:value-type="float" office:value="1.6911" calcext:value-type="float">
            <text:p>1.6911</text:p>
          </table:table-cell>
          <table:table-cell table:formula="of:=[.B73]-[.C73]" office:value-type="float" office:value="1.77908572825024" calcext:value-type="float">
            <text:p>1.77908572825024</text:p>
          </table:table-cell>
          <table:table-cell table:formula="of:=[.C73]" office:value-type="float" office:value="1.6911" calcext:value-type="float">
            <text:p>1.6911</text:p>
          </table:table-cell>
          <table:table-cell table:number-columns-repeated="8"/>
          <table:table-cell table:formula="of:=[.B73]-[.O73]" office:value-type="float" office:value="0.219945728250245" calcext:value-type="float">
            <text:p>0.219945728250245</text:p>
          </table:table-cell>
          <table:table-cell office:value-type="float" office:value="3.25024" calcext:value-type="float">
            <text:p>3.25024</text:p>
          </table:table-cell>
          <table:table-cell/>
          <table:table-cell table:formula="of:=[.B73]-[.R73]" office:value-type="float" office:value="0.752685728250245" calcext:value-type="float">
            <text:p>0.752685728250245</text:p>
          </table:table-cell>
          <table:table-cell office:value-type="float" office:value="2.7175" calcext:value-type="float">
            <text:p>2.7175</text:p>
          </table:table-cell>
          <table:table-cell table:number-columns-repeated="2"/>
          <table:table-cell table:formula="of:=[.B73]-[.V73]" office:value-type="float" office:value="0.728245728250244" calcext:value-type="float">
            <text:p>0.728245728250244</text:p>
          </table:table-cell>
          <table:table-cell office:value-type="float" office:value="2.74194" calcext:value-type="float">
            <text:p>2.74194</text:p>
          </table:table-cell>
          <table:table-cell table:number-columns-repeated="8"/>
          <table:table-cell table:formula="of:=[.B73]-[.AF73]" office:value-type="float" office:value="0.263925728250245" calcext:value-type="float">
            <text:p>0.263925728250245</text:p>
          </table:table-cell>
          <table:table-cell office:value-type="float" office:value="3.20626" calcext:value-type="float">
            <text:p>3.20626</text:p>
          </table:table-cell>
          <table:table-cell/>
          <table:table-cell table:formula="of:=[.B73]-[.AI73]" office:value-type="float" office:value="0.625615728250244" calcext:value-type="float">
            <text:p>0.625615728250244</text:p>
          </table:table-cell>
          <table:table-cell office:value-type="float" office:value="2.84457" calcext:value-type="float">
            <text:p>2.8445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4]*5/1023" office:value-type="float" office:value="3.51906158357771" calcext:value-type="float">
            <text:p>3.51906158357771</text:p>
          </table:table-cell>
          <table:table-cell office:value-type="float" office:value="1.73998" calcext:value-type="float">
            <text:p>1.73998</text:p>
          </table:table-cell>
          <table:table-cell table:formula="of:=[.B74]-[.C74]" office:value-type="float" office:value="1.77908158357771" calcext:value-type="float">
            <text:p>1.77908158357771</text:p>
          </table:table-cell>
          <table:table-cell table:formula="of:=[.C74]" office:value-type="float" office:value="1.73998" calcext:value-type="float">
            <text:p>1.73998</text:p>
          </table:table-cell>
          <table:table-cell table:number-columns-repeated="8"/>
          <table:table-cell table:formula="of:=[.B74]-[.O74]" office:value-type="float" office:value="0.219941583577713" calcext:value-type="float">
            <text:p>0.219941583577713</text:p>
          </table:table-cell>
          <table:table-cell office:value-type="float" office:value="3.29912" calcext:value-type="float">
            <text:p>3.29912</text:p>
          </table:table-cell>
          <table:table-cell/>
          <table:table-cell table:formula="of:=[.B74]-[.R74]" office:value-type="float" office:value="0.752691583577712" calcext:value-type="float">
            <text:p>0.752691583577712</text:p>
          </table:table-cell>
          <table:table-cell office:value-type="float" office:value="2.76637" calcext:value-type="float">
            <text:p>2.76637</text:p>
          </table:table-cell>
          <table:table-cell table:number-columns-repeated="2"/>
          <table:table-cell table:formula="of:=[.B74]-[.V74]" office:value-type="float" office:value="0.728251583577713" calcext:value-type="float">
            <text:p>0.728251583577713</text:p>
          </table:table-cell>
          <table:table-cell office:value-type="float" office:value="2.79081" calcext:value-type="float">
            <text:p>2.79081</text:p>
          </table:table-cell>
          <table:table-cell table:number-columns-repeated="8"/>
          <table:table-cell table:formula="of:=[.B74]-[.AF74]" office:value-type="float" office:value="0.263931583577713" calcext:value-type="float">
            <text:p>0.263931583577713</text:p>
          </table:table-cell>
          <table:table-cell office:value-type="float" office:value="3.25513" calcext:value-type="float">
            <text:p>3.25513</text:p>
          </table:table-cell>
          <table:table-cell/>
          <table:table-cell table:formula="of:=[.B74]-[.AI74]" office:value-type="float" office:value="0.630501583577713" calcext:value-type="float">
            <text:p>0.630501583577713</text:p>
          </table:table-cell>
          <table:table-cell office:value-type="float" office:value="2.88856" calcext:value-type="float">
            <text:p>2.8885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5]*5/1023" office:value-type="float" office:value="3.56793743890518" calcext:value-type="float">
            <text:p>3.56793743890518</text:p>
          </table:table-cell>
          <table:table-cell office:value-type="float" office:value="1.78886" calcext:value-type="float">
            <text:p>1.78886</text:p>
          </table:table-cell>
          <table:table-cell table:formula="of:=[.B75]-[.C75]" office:value-type="float" office:value="1.77907743890518" calcext:value-type="float">
            <text:p>1.77907743890518</text:p>
          </table:table-cell>
          <table:table-cell table:formula="of:=[.C75]" office:value-type="float" office:value="1.78886" calcext:value-type="float">
            <text:p>1.78886</text:p>
          </table:table-cell>
          <table:table-cell table:number-columns-repeated="8"/>
          <table:table-cell table:formula="of:=[.B75]-[.O75]" office:value-type="float" office:value="0.219937438905181" calcext:value-type="float">
            <text:p>0.219937438905181</text:p>
          </table:table-cell>
          <table:table-cell office:value-type="float" office:value="3.348" calcext:value-type="float">
            <text:p>3.348</text:p>
          </table:table-cell>
          <table:table-cell/>
          <table:table-cell table:formula="of:=[.B75]-[.R75]" office:value-type="float" office:value="0.752687438905181" calcext:value-type="float">
            <text:p>0.752687438905181</text:p>
          </table:table-cell>
          <table:table-cell office:value-type="float" office:value="2.81525" calcext:value-type="float">
            <text:p>2.81525</text:p>
          </table:table-cell>
          <table:table-cell table:number-columns-repeated="2"/>
          <table:table-cell table:formula="of:=[.B75]-[.V75]" office:value-type="float" office:value="0.728247438905181" calcext:value-type="float">
            <text:p>0.728247438905181</text:p>
          </table:table-cell>
          <table:table-cell office:value-type="float" office:value="2.83969" calcext:value-type="float">
            <text:p>2.83969</text:p>
          </table:table-cell>
          <table:table-cell table:number-columns-repeated="8"/>
          <table:table-cell table:formula="of:=[.B75]-[.AF75]" office:value-type="float" office:value="0.268817438905181" calcext:value-type="float">
            <text:p>0.268817438905181</text:p>
          </table:table-cell>
          <table:table-cell office:value-type="float" office:value="3.29912" calcext:value-type="float">
            <text:p>3.29912</text:p>
          </table:table-cell>
          <table:table-cell/>
          <table:table-cell table:formula="of:=[.B75]-[.AI75]" office:value-type="float" office:value="0.630497438905181" calcext:value-type="float">
            <text:p>0.630497438905181</text:p>
          </table:table-cell>
          <table:table-cell office:value-type="float" office:value="2.93744" calcext:value-type="float">
            <text:p>2.9374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6]*5/1023" office:value-type="float" office:value="3.61681329423265" calcext:value-type="float">
            <text:p>3.61681329423265</text:p>
          </table:table-cell>
          <table:table-cell office:value-type="float" office:value="1.83284" calcext:value-type="float">
            <text:p>1.83284</text:p>
          </table:table-cell>
          <table:table-cell table:formula="of:=[.B76]-[.C76]" office:value-type="float" office:value="1.78397329423265" calcext:value-type="float">
            <text:p>1.78397329423265</text:p>
          </table:table-cell>
          <table:table-cell table:formula="of:=[.C76]" office:value-type="float" office:value="1.83284" calcext:value-type="float">
            <text:p>1.83284</text:p>
          </table:table-cell>
          <table:table-cell table:number-columns-repeated="8"/>
          <table:table-cell table:formula="of:=[.B76]-[.O76]" office:value-type="float" office:value="0.219943294232649" calcext:value-type="float">
            <text:p>0.219943294232649</text:p>
          </table:table-cell>
          <table:table-cell office:value-type="float" office:value="3.39687" calcext:value-type="float">
            <text:p>3.39687</text:p>
          </table:table-cell>
          <table:table-cell/>
          <table:table-cell table:formula="of:=[.B76]-[.R76]" office:value-type="float" office:value="0.752683294232649" calcext:value-type="float">
            <text:p>0.752683294232649</text:p>
          </table:table-cell>
          <table:table-cell office:value-type="float" office:value="2.86413" calcext:value-type="float">
            <text:p>2.86413</text:p>
          </table:table-cell>
          <table:table-cell table:number-columns-repeated="2"/>
          <table:table-cell table:formula="of:=[.B76]-[.V76]" office:value-type="float" office:value="0.728253294232649" calcext:value-type="float">
            <text:p>0.728253294232649</text:p>
          </table:table-cell>
          <table:table-cell office:value-type="float" office:value="2.88856" calcext:value-type="float">
            <text:p>2.88856</text:p>
          </table:table-cell>
          <table:table-cell table:number-columns-repeated="8"/>
          <table:table-cell table:formula="of:=[.B76]-[.AF76]" office:value-type="float" office:value="0.268813294232649" calcext:value-type="float">
            <text:p>0.268813294232649</text:p>
          </table:table-cell>
          <table:table-cell office:value-type="float" office:value="3.348" calcext:value-type="float">
            <text:p>3.348</text:p>
          </table:table-cell>
          <table:table-cell/>
          <table:table-cell table:formula="of:=[.B76]-[.AI76]" office:value-type="float" office:value="0.630503294232649" calcext:value-type="float">
            <text:p>0.630503294232649</text:p>
          </table:table-cell>
          <table:table-cell office:value-type="float" office:value="2.98631" calcext:value-type="float">
            <text:p>2.9863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7]*5/1023" office:value-type="float" office:value="3.66568914956012" calcext:value-type="float">
            <text:p>3.66568914956012</text:p>
          </table:table-cell>
          <table:table-cell office:value-type="float" office:value="1.88172" calcext:value-type="float">
            <text:p>1.88172</text:p>
          </table:table-cell>
          <table:table-cell table:formula="of:=[.B77]-[.C77]" office:value-type="float" office:value="1.78396914956012" calcext:value-type="float">
            <text:p>1.78396914956012</text:p>
          </table:table-cell>
          <table:table-cell table:formula="of:=[.C77]" office:value-type="float" office:value="1.88172" calcext:value-type="float">
            <text:p>1.88172</text:p>
          </table:table-cell>
          <table:table-cell table:number-columns-repeated="8"/>
          <table:table-cell table:formula="of:=[.B77]-[.O77]" office:value-type="float" office:value="0.219939149560117" calcext:value-type="float">
            <text:p>0.219939149560117</text:p>
          </table:table-cell>
          <table:table-cell office:value-type="float" office:value="3.44575" calcext:value-type="float">
            <text:p>3.44575</text:p>
          </table:table-cell>
          <table:table-cell/>
          <table:table-cell table:formula="of:=[.B77]-[.R77]" office:value-type="float" office:value="0.757579149560117" calcext:value-type="float">
            <text:p>0.757579149560117</text:p>
          </table:table-cell>
          <table:table-cell office:value-type="float" office:value="2.90811" calcext:value-type="float">
            <text:p>2.90811</text:p>
          </table:table-cell>
          <table:table-cell table:number-columns-repeated="2"/>
          <table:table-cell table:formula="of:=[.B77]-[.V77]" office:value-type="float" office:value="0.728249149560117" calcext:value-type="float">
            <text:p>0.728249149560117</text:p>
          </table:table-cell>
          <table:table-cell office:value-type="float" office:value="2.93744" calcext:value-type="float">
            <text:p>2.93744</text:p>
          </table:table-cell>
          <table:table-cell table:number-columns-repeated="8"/>
          <table:table-cell table:formula="of:=[.B77]-[.AF77]" office:value-type="float" office:value="0.268819149560117" calcext:value-type="float">
            <text:p>0.268819149560117</text:p>
          </table:table-cell>
          <table:table-cell office:value-type="float" office:value="3.39687" calcext:value-type="float">
            <text:p>3.39687</text:p>
          </table:table-cell>
          <table:table-cell/>
          <table:table-cell table:formula="of:=[.B77]-[.AI77]" office:value-type="float" office:value="0.630499149560117" calcext:value-type="float">
            <text:p>0.630499149560117</text:p>
          </table:table-cell>
          <table:table-cell office:value-type="float" office:value="3.03519" calcext:value-type="float">
            <text:p>3.0351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78]*5/1023" office:value-type="float" office:value="3.71456500488759" calcext:value-type="float">
            <text:p>3.71456500488759</text:p>
          </table:table-cell>
          <table:table-cell office:value-type="float" office:value="1.9306" calcext:value-type="float">
            <text:p>1.9306</text:p>
          </table:table-cell>
          <table:table-cell table:formula="of:=[.B78]-[.C78]" office:value-type="float" office:value="1.78396500488759" calcext:value-type="float">
            <text:p>1.78396500488759</text:p>
          </table:table-cell>
          <table:table-cell table:formula="of:=[.C78]" office:value-type="float" office:value="1.9306" calcext:value-type="float">
            <text:p>1.9306</text:p>
          </table:table-cell>
          <table:table-cell table:number-columns-repeated="8"/>
          <table:table-cell table:formula="of:=[.B78]-[.O78]" office:value-type="float" office:value="0.219945004887585" calcext:value-type="float">
            <text:p>0.219945004887585</text:p>
          </table:table-cell>
          <table:table-cell office:value-type="float" office:value="3.49462" calcext:value-type="float">
            <text:p>3.49462</text:p>
          </table:table-cell>
          <table:table-cell/>
          <table:table-cell table:formula="of:=[.B78]-[.R78]" office:value-type="float" office:value="0.757575004887586" calcext:value-type="float">
            <text:p>0.757575004887586</text:p>
          </table:table-cell>
          <table:table-cell office:value-type="float" office:value="2.95699" calcext:value-type="float">
            <text:p>2.95699</text:p>
          </table:table-cell>
          <table:table-cell table:number-columns-repeated="2"/>
          <table:table-cell table:formula="of:=[.B78]-[.V78]" office:value-type="float" office:value="0.733135004887585" calcext:value-type="float">
            <text:p>0.733135004887585</text:p>
          </table:table-cell>
          <table:table-cell office:value-type="float" office:value="2.98143" calcext:value-type="float">
            <text:p>2.98143</text:p>
          </table:table-cell>
          <table:table-cell table:number-columns-repeated="8"/>
          <table:table-cell table:formula="of:=[.B78]-[.AF78]" office:value-type="float" office:value="0.268815004887585" calcext:value-type="float">
            <text:p>0.268815004887585</text:p>
          </table:table-cell>
          <table:table-cell office:value-type="float" office:value="3.44575" calcext:value-type="float">
            <text:p>3.44575</text:p>
          </table:table-cell>
          <table:table-cell/>
          <table:table-cell table:formula="of:=[.B78]-[.AI78]" office:value-type="float" office:value="0.630495004887585" calcext:value-type="float">
            <text:p>0.630495004887585</text:p>
          </table:table-cell>
          <table:table-cell office:value-type="float" office:value="3.08407" calcext:value-type="float">
            <text:p>3.0840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79]*5/1023" office:value-type="float" office:value="3.76344086021505" calcext:value-type="float">
            <text:p>3.76344086021505</text:p>
          </table:table-cell>
          <table:table-cell office:value-type="float" office:value="1.97458" calcext:value-type="float">
            <text:p>1.97458</text:p>
          </table:table-cell>
          <table:table-cell table:formula="of:=[.B79]-[.C79]" office:value-type="float" office:value="1.78886086021505" calcext:value-type="float">
            <text:p>1.78886086021505</text:p>
          </table:table-cell>
          <table:table-cell table:formula="of:=[.C79]" office:value-type="float" office:value="1.97458" calcext:value-type="float">
            <text:p>1.97458</text:p>
          </table:table-cell>
          <table:table-cell table:number-columns-repeated="8"/>
          <table:table-cell table:formula="of:=[.B79]-[.O79]" office:value-type="float" office:value="0.224830860215054" calcext:value-type="float">
            <text:p>0.224830860215054</text:p>
          </table:table-cell>
          <table:table-cell office:value-type="float" office:value="3.53861" calcext:value-type="float">
            <text:p>3.53861</text:p>
          </table:table-cell>
          <table:table-cell/>
          <table:table-cell table:formula="of:=[.B79]-[.R79]" office:value-type="float" office:value="0.757570860215054" calcext:value-type="float">
            <text:p>0.757570860215054</text:p>
          </table:table-cell>
          <table:table-cell office:value-type="float" office:value="3.00587" calcext:value-type="float">
            <text:p>3.00587</text:p>
          </table:table-cell>
          <table:table-cell table:number-columns-repeated="2"/>
          <table:table-cell table:formula="of:=[.B79]-[.V79]" office:value-type="float" office:value="0.733140860215054" calcext:value-type="float">
            <text:p>0.733140860215054</text:p>
          </table:table-cell>
          <table:table-cell office:value-type="float" office:value="3.0303" calcext:value-type="float">
            <text:p>3.0303</text:p>
          </table:table-cell>
          <table:table-cell table:number-columns-repeated="8"/>
          <table:table-cell table:formula="of:=[.B79]-[.AF79]" office:value-type="float" office:value="0.268820860215054" calcext:value-type="float">
            <text:p>0.268820860215054</text:p>
          </table:table-cell>
          <table:table-cell office:value-type="float" office:value="3.49462" calcext:value-type="float">
            <text:p>3.49462</text:p>
          </table:table-cell>
          <table:table-cell/>
          <table:table-cell table:formula="of:=[.B79]-[.AI79]" office:value-type="float" office:value="0.630500860215054" calcext:value-type="float">
            <text:p>0.630500860215054</text:p>
          </table:table-cell>
          <table:table-cell office:value-type="float" office:value="3.13294" calcext:value-type="float">
            <text:p>3.1329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80]*5/1023" office:value-type="float" office:value="3.81231671554252" calcext:value-type="float">
            <text:p>3.81231671554252</text:p>
          </table:table-cell>
          <table:table-cell office:value-type="float" office:value="2.02346" calcext:value-type="float">
            <text:p>2.02346</text:p>
          </table:table-cell>
          <table:table-cell table:formula="of:=[.B80]-[.C80]" office:value-type="float" office:value="1.78885671554252" calcext:value-type="float">
            <text:p>1.78885671554252</text:p>
          </table:table-cell>
          <table:table-cell table:formula="of:=[.C80]" office:value-type="float" office:value="2.02346" calcext:value-type="float">
            <text:p>2.02346</text:p>
          </table:table-cell>
          <table:table-cell table:number-columns-repeated="8"/>
          <table:table-cell table:formula="of:=[.B80]-[.O80]" office:value-type="float" office:value="0.224826715542522" calcext:value-type="float">
            <text:p>0.224826715542522</text:p>
          </table:table-cell>
          <table:table-cell office:value-type="float" office:value="3.58749" calcext:value-type="float">
            <text:p>3.58749</text:p>
          </table:table-cell>
          <table:table-cell/>
          <table:table-cell table:formula="of:=[.B80]-[.R80]" office:value-type="float" office:value="0.757576715542522" calcext:value-type="float">
            <text:p>0.757576715542522</text:p>
          </table:table-cell>
          <table:table-cell office:value-type="float" office:value="3.05474" calcext:value-type="float">
            <text:p>3.05474</text:p>
          </table:table-cell>
          <table:table-cell table:number-columns-repeated="2"/>
          <table:table-cell table:formula="of:=[.B80]-[.V80]" office:value-type="float" office:value="0.733136715542522" calcext:value-type="float">
            <text:p>0.733136715542522</text:p>
          </table:table-cell>
          <table:table-cell office:value-type="float" office:value="3.07918" calcext:value-type="float">
            <text:p>3.07918</text:p>
          </table:table-cell>
          <table:table-cell table:number-columns-repeated="8"/>
          <table:table-cell table:formula="of:=[.B80]-[.AF80]" office:value-type="float" office:value="0.268816715542522" calcext:value-type="float">
            <text:p>0.268816715542522</text:p>
          </table:table-cell>
          <table:table-cell office:value-type="float" office:value="3.5435" calcext:value-type="float">
            <text:p>3.5435</text:p>
          </table:table-cell>
          <table:table-cell/>
          <table:table-cell table:formula="of:=[.B80]-[.AI80]" office:value-type="float" office:value="0.630496715542522" calcext:value-type="float">
            <text:p>0.630496715542522</text:p>
          </table:table-cell>
          <table:table-cell office:value-type="float" office:value="3.18182" calcext:value-type="float">
            <text:p>3.18182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81]*5/1023" office:value-type="float" office:value="3.86119257086999" calcext:value-type="float">
            <text:p>3.86119257086999</text:p>
          </table:table-cell>
          <table:table-cell office:value-type="float" office:value="2.07234" calcext:value-type="float">
            <text:p>2.07234</text:p>
          </table:table-cell>
          <table:table-cell table:formula="of:=[.B81]-[.C81]" office:value-type="float" office:value="1.78885257086999" calcext:value-type="float">
            <text:p>1.78885257086999</text:p>
          </table:table-cell>
          <table:table-cell table:formula="of:=[.C81]" office:value-type="float" office:value="2.07234" calcext:value-type="float">
            <text:p>2.07234</text:p>
          </table:table-cell>
          <table:table-cell table:number-columns-repeated="8"/>
          <table:table-cell table:formula="of:=[.B81]-[.O81]" office:value-type="float" office:value="0.224832570869991" calcext:value-type="float">
            <text:p>0.224832570869991</text:p>
          </table:table-cell>
          <table:table-cell office:value-type="float" office:value="3.63636" calcext:value-type="float">
            <text:p>3.63636</text:p>
          </table:table-cell>
          <table:table-cell/>
          <table:table-cell table:formula="of:=[.B81]-[.R81]" office:value-type="float" office:value="0.757572570869991" calcext:value-type="float">
            <text:p>0.757572570869991</text:p>
          </table:table-cell>
          <table:table-cell office:value-type="float" office:value="3.10362" calcext:value-type="float">
            <text:p>3.10362</text:p>
          </table:table-cell>
          <table:table-cell table:number-columns-repeated="2"/>
          <table:table-cell table:formula="of:=[.B81]-[.V81]" office:value-type="float" office:value="0.73314257086999" calcext:value-type="float">
            <text:p>0.73314257086999</text:p>
          </table:table-cell>
          <table:table-cell office:value-type="float" office:value="3.12805" calcext:value-type="float">
            <text:p>3.12805</text:p>
          </table:table-cell>
          <table:table-cell table:number-columns-repeated="8"/>
          <table:table-cell table:formula="of:=[.B81]-[.AF81]" office:value-type="float" office:value="0.26881257086999" calcext:value-type="float">
            <text:p>0.26881257086999</text:p>
          </table:table-cell>
          <table:table-cell office:value-type="float" office:value="3.59238" calcext:value-type="float">
            <text:p>3.59238</text:p>
          </table:table-cell>
          <table:table-cell/>
          <table:table-cell table:formula="of:=[.B81]-[.AI81]" office:value-type="float" office:value="0.63538257086999" calcext:value-type="float">
            <text:p>0.63538257086999</text:p>
          </table:table-cell>
          <table:table-cell office:value-type="float" office:value="3.22581" calcext:value-type="float">
            <text:p>3.2258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2]*5/1023" office:value-type="float" office:value="3.91006842619746" calcext:value-type="float">
            <text:p>3.91006842619746</text:p>
          </table:table-cell>
          <table:table-cell office:value-type="float" office:value="2.12121" calcext:value-type="float">
            <text:p>2.12121</text:p>
          </table:table-cell>
          <table:table-cell table:formula="of:=[.B82]-[.C82]" office:value-type="float" office:value="1.78885842619746" calcext:value-type="float">
            <text:p>1.78885842619746</text:p>
          </table:table-cell>
          <table:table-cell table:formula="of:=[.C82]" office:value-type="float" office:value="2.12121" calcext:value-type="float">
            <text:p>2.12121</text:p>
          </table:table-cell>
          <table:table-cell table:number-columns-repeated="8"/>
          <table:table-cell table:formula="of:=[.B82]-[.O82]" office:value-type="float" office:value="0.229718426197459" calcext:value-type="float">
            <text:p>0.229718426197459</text:p>
          </table:table-cell>
          <table:table-cell office:value-type="float" office:value="3.68035" calcext:value-type="float">
            <text:p>3.68035</text:p>
          </table:table-cell>
          <table:table-cell/>
          <table:table-cell table:formula="of:=[.B82]-[.R82]" office:value-type="float" office:value="0.757578426197459" calcext:value-type="float">
            <text:p>0.757578426197459</text:p>
          </table:table-cell>
          <table:table-cell office:value-type="float" office:value="3.15249" calcext:value-type="float">
            <text:p>3.15249</text:p>
          </table:table-cell>
          <table:table-cell table:number-columns-repeated="2"/>
          <table:table-cell table:formula="of:=[.B82]-[.V82]" office:value-type="float" office:value="0.733138426197459" calcext:value-type="float">
            <text:p>0.733138426197459</text:p>
          </table:table-cell>
          <table:table-cell office:value-type="float" office:value="3.17693" calcext:value-type="float">
            <text:p>3.17693</text:p>
          </table:table-cell>
          <table:table-cell table:number-columns-repeated="8"/>
          <table:table-cell table:formula="of:=[.B82]-[.AF82]" office:value-type="float" office:value="0.268818426197459" calcext:value-type="float">
            <text:p>0.268818426197459</text:p>
          </table:table-cell>
          <table:table-cell office:value-type="float" office:value="3.64125" calcext:value-type="float">
            <text:p>3.64125</text:p>
          </table:table-cell>
          <table:table-cell/>
          <table:table-cell table:formula="of:=[.B82]-[.AI82]" office:value-type="float" office:value="0.635388426197459" calcext:value-type="float">
            <text:p>0.635388426197459</text:p>
          </table:table-cell>
          <table:table-cell office:value-type="float" office:value="3.27468" calcext:value-type="float">
            <text:p>3.2746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83]*5/1023" office:value-type="float" office:value="3.95894428152493" calcext:value-type="float">
            <text:p>3.95894428152493</text:p>
          </table:table-cell>
          <table:table-cell office:value-type="float" office:value="2.1652" calcext:value-type="float">
            <text:p>2.1652</text:p>
          </table:table-cell>
          <table:table-cell table:formula="of:=[.B83]-[.C83]" office:value-type="float" office:value="1.79374428152493" calcext:value-type="float">
            <text:p>1.79374428152493</text:p>
          </table:table-cell>
          <table:table-cell table:formula="of:=[.C83]" office:value-type="float" office:value="2.1652" calcext:value-type="float">
            <text:p>2.1652</text:p>
          </table:table-cell>
          <table:table-cell table:number-columns-repeated="8"/>
          <table:table-cell table:formula="of:=[.B83]-[.O83]" office:value-type="float" office:value="0.229714281524927" calcext:value-type="float">
            <text:p>0.229714281524927</text:p>
          </table:table-cell>
          <table:table-cell office:value-type="float" office:value="3.72923" calcext:value-type="float">
            <text:p>3.72923</text:p>
          </table:table-cell>
          <table:table-cell/>
          <table:table-cell table:formula="of:=[.B83]-[.R83]" office:value-type="float" office:value="0.757574281524927" calcext:value-type="float">
            <text:p>0.757574281524927</text:p>
          </table:table-cell>
          <table:table-cell office:value-type="float" office:value="3.20137" calcext:value-type="float">
            <text:p>3.20137</text:p>
          </table:table-cell>
          <table:table-cell table:number-columns-repeated="2"/>
          <table:table-cell table:formula="of:=[.B83]-[.V83]" office:value-type="float" office:value="0.733134281524927" calcext:value-type="float">
            <text:p>0.733134281524927</text:p>
          </table:table-cell>
          <table:table-cell office:value-type="float" office:value="3.22581" calcext:value-type="float">
            <text:p>3.22581</text:p>
          </table:table-cell>
          <table:table-cell table:number-columns-repeated="8"/>
          <table:table-cell table:formula="of:=[.B83]-[.AF83]" office:value-type="float" office:value="0.268814281524927" calcext:value-type="float">
            <text:p>0.268814281524927</text:p>
          </table:table-cell>
          <table:table-cell office:value-type="float" office:value="3.69013" calcext:value-type="float">
            <text:p>3.69013</text:p>
          </table:table-cell>
          <table:table-cell/>
          <table:table-cell table:formula="of:=[.B83]-[.AI83]" office:value-type="float" office:value="0.635384281524927" calcext:value-type="float">
            <text:p>0.635384281524927</text:p>
          </table:table-cell>
          <table:table-cell office:value-type="float" office:value="3.32356" calcext:value-type="float">
            <text:p>3.3235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84]*5/1023" office:value-type="float" office:value="4.0078201368524" calcext:value-type="float">
            <text:p>4.0078201368524</text:p>
          </table:table-cell>
          <table:table-cell office:value-type="float" office:value="2.21408" calcext:value-type="float">
            <text:p>2.21408</text:p>
          </table:table-cell>
          <table:table-cell table:formula="of:=[.B84]-[.C84]" office:value-type="float" office:value="1.7937401368524" calcext:value-type="float">
            <text:p>1.7937401368524</text:p>
          </table:table-cell>
          <table:table-cell table:formula="of:=[.C84]" office:value-type="float" office:value="2.21408" calcext:value-type="float">
            <text:p>2.21408</text:p>
          </table:table-cell>
          <table:table-cell table:number-columns-repeated="8"/>
          <table:table-cell table:formula="of:=[.B84]-[.O84]" office:value-type="float" office:value="0.229720136852395" calcext:value-type="float">
            <text:p>0.229720136852395</text:p>
          </table:table-cell>
          <table:table-cell office:value-type="float" office:value="3.7781" calcext:value-type="float">
            <text:p>3.7781</text:p>
          </table:table-cell>
          <table:table-cell/>
          <table:table-cell table:formula="of:=[.B84]-[.R84]" office:value-type="float" office:value="0.757580136852395" calcext:value-type="float">
            <text:p>0.757580136852395</text:p>
          </table:table-cell>
          <table:table-cell office:value-type="float" office:value="3.25024" calcext:value-type="float">
            <text:p>3.25024</text:p>
          </table:table-cell>
          <table:table-cell table:number-columns-repeated="2"/>
          <table:table-cell table:formula="of:=[.B84]-[.V84]" office:value-type="float" office:value="0.733140136852395" calcext:value-type="float">
            <text:p>0.733140136852395</text:p>
          </table:table-cell>
          <table:table-cell office:value-type="float" office:value="3.27468" calcext:value-type="float">
            <text:p>3.27468</text:p>
          </table:table-cell>
          <table:table-cell table:number-columns-repeated="8"/>
          <table:table-cell table:formula="of:=[.B84]-[.AF84]" office:value-type="float" office:value="0.268820136852395" calcext:value-type="float">
            <text:p>0.268820136852395</text:p>
          </table:table-cell>
          <table:table-cell office:value-type="float" office:value="3.739" calcext:value-type="float">
            <text:p>3.739</text:p>
          </table:table-cell>
          <table:table-cell/>
          <table:table-cell table:formula="of:=[.B84]-[.AI84]" office:value-type="float" office:value="0.635390136852395" calcext:value-type="float">
            <text:p>0.635390136852395</text:p>
          </table:table-cell>
          <table:table-cell office:value-type="float" office:value="3.37243" calcext:value-type="float">
            <text:p>3.3724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85]*5/1023" office:value-type="float" office:value="4.05669599217986" calcext:value-type="float">
            <text:p>4.05669599217986</text:p>
          </table:table-cell>
          <table:table-cell office:value-type="float" office:value="2.26295" calcext:value-type="float">
            <text:p>2.26295</text:p>
          </table:table-cell>
          <table:table-cell table:formula="of:=[.B85]-[.C85]" office:value-type="float" office:value="1.79374599217986" calcext:value-type="float">
            <text:p>1.79374599217986</text:p>
          </table:table-cell>
          <table:table-cell table:formula="of:=[.C85]" office:value-type="float" office:value="2.26295" calcext:value-type="float">
            <text:p>2.26295</text:p>
          </table:table-cell>
          <table:table-cell table:number-columns-repeated="8"/>
          <table:table-cell table:formula="of:=[.B85]-[.O85]" office:value-type="float" office:value="0.229715992179863" calcext:value-type="float">
            <text:p>0.229715992179863</text:p>
          </table:table-cell>
          <table:table-cell office:value-type="float" office:value="3.82698" calcext:value-type="float">
            <text:p>3.82698</text:p>
          </table:table-cell>
          <table:table-cell/>
          <table:table-cell table:formula="of:=[.B85]-[.R85]" office:value-type="float" office:value="0.762465992179863" calcext:value-type="float">
            <text:p>0.762465992179863</text:p>
          </table:table-cell>
          <table:table-cell office:value-type="float" office:value="3.29423" calcext:value-type="float">
            <text:p>3.29423</text:p>
          </table:table-cell>
          <table:table-cell table:number-columns-repeated="2"/>
          <table:table-cell table:formula="of:=[.B85]-[.V85]" office:value-type="float" office:value="0.733135992179863" calcext:value-type="float">
            <text:p>0.733135992179863</text:p>
          </table:table-cell>
          <table:table-cell office:value-type="float" office:value="3.32356" calcext:value-type="float">
            <text:p>3.32356</text:p>
          </table:table-cell>
          <table:table-cell table:number-columns-repeated="8"/>
          <table:table-cell table:formula="of:=[.B85]-[.AF85]" office:value-type="float" office:value="0.268815992179863" calcext:value-type="float">
            <text:p>0.268815992179863</text:p>
          </table:table-cell>
          <table:table-cell office:value-type="float" office:value="3.78788" calcext:value-type="float">
            <text:p>3.78788</text:p>
          </table:table-cell>
          <table:table-cell/>
          <table:table-cell table:formula="of:=[.B85]-[.AI85]" office:value-type="float" office:value="0.635385992179863" calcext:value-type="float">
            <text:p>0.635385992179863</text:p>
          </table:table-cell>
          <table:table-cell office:value-type="float" office:value="3.42131" calcext:value-type="float">
            <text:p>3.4213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6]*5/1023" office:value-type="float" office:value="4.10557184750733" calcext:value-type="float">
            <text:p>4.10557184750733</text:p>
          </table:table-cell>
          <table:table-cell office:value-type="float" office:value="2.30694" calcext:value-type="float">
            <text:p>2.30694</text:p>
          </table:table-cell>
          <table:table-cell table:formula="of:=[.B86]-[.C86]" office:value-type="float" office:value="1.79863184750733" calcext:value-type="float">
            <text:p>1.79863184750733</text:p>
          </table:table-cell>
          <table:table-cell table:formula="of:=[.C86]" office:value-type="float" office:value="2.30694" calcext:value-type="float">
            <text:p>2.30694</text:p>
          </table:table-cell>
          <table:table-cell table:number-columns-repeated="8"/>
          <table:table-cell table:formula="of:=[.B86]-[.O86]" office:value-type="float" office:value="0.229711847507331" calcext:value-type="float">
            <text:p>0.229711847507331</text:p>
          </table:table-cell>
          <table:table-cell office:value-type="float" office:value="3.87586" calcext:value-type="float">
            <text:p>3.87586</text:p>
          </table:table-cell>
          <table:table-cell/>
          <table:table-cell table:formula="of:=[.B86]-[.R86]" office:value-type="float" office:value="0.762461847507332" calcext:value-type="float">
            <text:p>0.762461847507332</text:p>
          </table:table-cell>
          <table:table-cell office:value-type="float" office:value="3.34311" calcext:value-type="float">
            <text:p>3.34311</text:p>
          </table:table-cell>
          <table:table-cell table:number-columns-repeated="2"/>
          <table:table-cell table:formula="of:=[.B86]-[.V86]" office:value-type="float" office:value="0.733141847507331" calcext:value-type="float">
            <text:p>0.733141847507331</text:p>
          </table:table-cell>
          <table:table-cell office:value-type="float" office:value="3.37243" calcext:value-type="float">
            <text:p>3.37243</text:p>
          </table:table-cell>
          <table:table-cell table:number-columns-repeated="8"/>
          <table:table-cell table:formula="of:=[.B86]-[.AF86]" office:value-type="float" office:value="0.268821847507331" calcext:value-type="float">
            <text:p>0.268821847507331</text:p>
          </table:table-cell>
          <table:table-cell office:value-type="float" office:value="3.83675" calcext:value-type="float">
            <text:p>3.83675</text:p>
          </table:table-cell>
          <table:table-cell/>
          <table:table-cell table:formula="of:=[.B86]-[.AI86]" office:value-type="float" office:value="0.635381847507331" calcext:value-type="float">
            <text:p>0.635381847507331</text:p>
          </table:table-cell>
          <table:table-cell office:value-type="float" office:value="3.47019" calcext:value-type="float">
            <text:p>3.4701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7]*5/1023" office:value-type="float" office:value="4.1544477028348" calcext:value-type="float">
            <text:p>4.1544477028348</text:p>
          </table:table-cell>
          <table:table-cell office:value-type="float" office:value="2.35582" calcext:value-type="float">
            <text:p>2.35582</text:p>
          </table:table-cell>
          <table:table-cell table:formula="of:=[.B87]-[.C87]" office:value-type="float" office:value="1.7986277028348" calcext:value-type="float">
            <text:p>1.7986277028348</text:p>
          </table:table-cell>
          <table:table-cell table:formula="of:=[.C87]" office:value-type="float" office:value="2.35582" calcext:value-type="float">
            <text:p>2.35582</text:p>
          </table:table-cell>
          <table:table-cell table:number-columns-repeated="8"/>
          <table:table-cell table:formula="of:=[.B87]-[.O87]" office:value-type="float" office:value="0.234607702834799" calcext:value-type="float">
            <text:p>0.234607702834799</text:p>
          </table:table-cell>
          <table:table-cell office:value-type="float" office:value="3.91984" calcext:value-type="float">
            <text:p>3.91984</text:p>
          </table:table-cell>
          <table:table-cell/>
          <table:table-cell table:formula="of:=[.B87]-[.R87]" office:value-type="float" office:value="0.762467702834799" calcext:value-type="float">
            <text:p>0.762467702834799</text:p>
          </table:table-cell>
          <table:table-cell office:value-type="float" office:value="3.39198" calcext:value-type="float">
            <text:p>3.39198</text:p>
          </table:table-cell>
          <table:table-cell table:number-columns-repeated="2"/>
          <table:table-cell table:formula="of:=[.B87]-[.V87]" office:value-type="float" office:value="0.733137702834799" calcext:value-type="float">
            <text:p>0.733137702834799</text:p>
          </table:table-cell>
          <table:table-cell office:value-type="float" office:value="3.42131" calcext:value-type="float">
            <text:p>3.42131</text:p>
          </table:table-cell>
          <table:table-cell table:number-columns-repeated="8"/>
          <table:table-cell table:formula="of:=[.B87]-[.AF87]" office:value-type="float" office:value="0.2688177028348" calcext:value-type="float">
            <text:p>0.2688177028348</text:p>
          </table:table-cell>
          <table:table-cell office:value-type="float" office:value="3.88563" calcext:value-type="float">
            <text:p>3.88563</text:p>
          </table:table-cell>
          <table:table-cell/>
          <table:table-cell table:formula="of:=[.B87]-[.AI87]" office:value-type="float" office:value="0.635387702834799" calcext:value-type="float">
            <text:p>0.635387702834799</text:p>
          </table:table-cell>
          <table:table-cell office:value-type="float" office:value="3.51906" calcext:value-type="float">
            <text:p>3.5190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8]*5/1023" office:value-type="float" office:value="4.20332355816227" calcext:value-type="float">
            <text:p>4.20332355816227</text:p>
          </table:table-cell>
          <table:table-cell office:value-type="float" office:value="2.40469" calcext:value-type="float">
            <text:p>2.40469</text:p>
          </table:table-cell>
          <table:table-cell table:formula="of:=[.B88]-[.C88]" office:value-type="float" office:value="1.79863355816227" calcext:value-type="float">
            <text:p>1.79863355816227</text:p>
          </table:table-cell>
          <table:table-cell table:formula="of:=[.C88]" office:value-type="float" office:value="2.40469" calcext:value-type="float">
            <text:p>2.40469</text:p>
          </table:table-cell>
          <table:table-cell table:number-columns-repeated="8"/>
          <table:table-cell table:formula="of:=[.B88]-[.O88]" office:value-type="float" office:value="0.234603558162268" calcext:value-type="float">
            <text:p>0.234603558162268</text:p>
          </table:table-cell>
          <table:table-cell office:value-type="float" office:value="3.96872" calcext:value-type="float">
            <text:p>3.96872</text:p>
          </table:table-cell>
          <table:table-cell/>
          <table:table-cell table:formula="of:=[.B88]-[.R88]" office:value-type="float" office:value="0.762463558162268" calcext:value-type="float">
            <text:p>0.762463558162268</text:p>
          </table:table-cell>
          <table:table-cell office:value-type="float" office:value="3.44086" calcext:value-type="float">
            <text:p>3.44086</text:p>
          </table:table-cell>
          <table:table-cell table:number-columns-repeated="2"/>
          <table:table-cell table:formula="of:=[.B88]-[.V88]" office:value-type="float" office:value="0.738023558162268" calcext:value-type="float">
            <text:p>0.738023558162268</text:p>
          </table:table-cell>
          <table:table-cell office:value-type="float" office:value="3.4653" calcext:value-type="float">
            <text:p>3.4653</text:p>
          </table:table-cell>
          <table:table-cell table:number-columns-repeated="8"/>
          <table:table-cell table:formula="of:=[.B88]-[.AF88]" office:value-type="float" office:value="0.273703558162268" calcext:value-type="float">
            <text:p>0.273703558162268</text:p>
          </table:table-cell>
          <table:table-cell office:value-type="float" office:value="3.92962" calcext:value-type="float">
            <text:p>3.92962</text:p>
          </table:table-cell>
          <table:table-cell/>
          <table:table-cell table:formula="of:=[.B88]-[.AI88]" office:value-type="float" office:value="0.640273558162268" calcext:value-type="float">
            <text:p>0.640273558162268</text:p>
          </table:table-cell>
          <table:table-cell office:value-type="float" office:value="3.56305" calcext:value-type="float">
            <text:p>3.5630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9]*5/1023" office:value-type="float" office:value="4.25219941348974" calcext:value-type="float">
            <text:p>4.25219941348974</text:p>
          </table:table-cell>
          <table:table-cell office:value-type="float" office:value="2.44868" calcext:value-type="float">
            <text:p>2.44868</text:p>
          </table:table-cell>
          <table:table-cell table:formula="of:=[.B89]-[.C89]" office:value-type="float" office:value="1.80351941348974" calcext:value-type="float">
            <text:p>1.80351941348974</text:p>
          </table:table-cell>
          <table:table-cell table:formula="of:=[.C89]" office:value-type="float" office:value="2.44868" calcext:value-type="float">
            <text:p>2.44868</text:p>
          </table:table-cell>
          <table:table-cell table:number-columns-repeated="8"/>
          <table:table-cell table:formula="of:=[.B89]-[.O89]" office:value-type="float" office:value="0.234599413489736" calcext:value-type="float">
            <text:p>0.234599413489736</text:p>
          </table:table-cell>
          <table:table-cell office:value-type="float" office:value="4.0176" calcext:value-type="float">
            <text:p>4.0176</text:p>
          </table:table-cell>
          <table:table-cell/>
          <table:table-cell table:formula="of:=[.B89]-[.R89]" office:value-type="float" office:value="0.762459413489736" calcext:value-type="float">
            <text:p>0.762459413489736</text:p>
          </table:table-cell>
          <table:table-cell office:value-type="float" office:value="3.48974" calcext:value-type="float">
            <text:p>3.48974</text:p>
          </table:table-cell>
          <table:table-cell table:number-columns-repeated="2"/>
          <table:table-cell table:formula="of:=[.B89]-[.V89]" office:value-type="float" office:value="0.738029413489736" calcext:value-type="float">
            <text:p>0.738029413489736</text:p>
          </table:table-cell>
          <table:table-cell office:value-type="float" office:value="3.51417" calcext:value-type="float">
            <text:p>3.51417</text:p>
          </table:table-cell>
          <table:table-cell table:number-columns-repeated="8"/>
          <table:table-cell table:formula="of:=[.B89]-[.AF89]" office:value-type="float" office:value="0.273709413489736" calcext:value-type="float">
            <text:p>0.273709413489736</text:p>
          </table:table-cell>
          <table:table-cell office:value-type="float" office:value="3.97849" calcext:value-type="float">
            <text:p>3.97849</text:p>
          </table:table-cell>
          <table:table-cell/>
          <table:table-cell table:formula="of:=[.B89]-[.AI89]" office:value-type="float" office:value="0.640269413489736" calcext:value-type="float">
            <text:p>0.640269413489736</text:p>
          </table:table-cell>
          <table:table-cell office:value-type="float" office:value="3.61193" calcext:value-type="float">
            <text:p>3.6119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90]*5/1023" office:value-type="float" office:value="4.3010752688172" calcext:value-type="float">
            <text:p>4.3010752688172</text:p>
          </table:table-cell>
          <table:table-cell office:value-type="float" office:value="2.49756" calcext:value-type="float">
            <text:p>2.49756</text:p>
          </table:table-cell>
          <table:table-cell table:formula="of:=[.B90]-[.C90]" office:value-type="float" office:value="1.8035152688172" calcext:value-type="float">
            <text:p>1.8035152688172</text:p>
          </table:table-cell>
          <table:table-cell table:formula="of:=[.C90]" office:value-type="float" office:value="2.49756" calcext:value-type="float">
            <text:p>2.49756</text:p>
          </table:table-cell>
          <table:table-cell table:number-columns-repeated="8"/>
          <table:table-cell table:formula="of:=[.B90]-[.O90]" office:value-type="float" office:value="0.234605268817204" calcext:value-type="float">
            <text:p>0.234605268817204</text:p>
          </table:table-cell>
          <table:table-cell office:value-type="float" office:value="4.06647" calcext:value-type="float">
            <text:p>4.06647</text:p>
          </table:table-cell>
          <table:table-cell/>
          <table:table-cell table:formula="of:=[.B90]-[.R90]" office:value-type="float" office:value="0.762465268817204" calcext:value-type="float">
            <text:p>0.762465268817204</text:p>
          </table:table-cell>
          <table:table-cell office:value-type="float" office:value="3.53861" calcext:value-type="float">
            <text:p>3.53861</text:p>
          </table:table-cell>
          <table:table-cell table:number-columns-repeated="2"/>
          <table:table-cell table:formula="of:=[.B90]-[.V90]" office:value-type="float" office:value="0.738025268817204" calcext:value-type="float">
            <text:p>0.738025268817204</text:p>
          </table:table-cell>
          <table:table-cell office:value-type="float" office:value="3.56305" calcext:value-type="float">
            <text:p>3.56305</text:p>
          </table:table-cell>
          <table:table-cell table:number-columns-repeated="8"/>
          <table:table-cell table:formula="of:=[.B90]-[.AF90]" office:value-type="float" office:value="0.273705268817204" calcext:value-type="float">
            <text:p>0.273705268817204</text:p>
          </table:table-cell>
          <table:table-cell office:value-type="float" office:value="4.02737" calcext:value-type="float">
            <text:p>4.02737</text:p>
          </table:table-cell>
          <table:table-cell/>
          <table:table-cell table:formula="of:=[.B90]-[.AI90]" office:value-type="float" office:value="0.640275268817204" calcext:value-type="float">
            <text:p>0.640275268817204</text:p>
          </table:table-cell>
          <table:table-cell office:value-type="float" office:value="3.6608" calcext:value-type="float">
            <text:p>3.660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91]*5/1023" office:value-type="float" office:value="4.34995112414467" calcext:value-type="float">
            <text:p>4.34995112414467</text:p>
          </table:table-cell>
          <table:table-cell office:value-type="float" office:value="2.54643" calcext:value-type="float">
            <text:p>2.54643</text:p>
          </table:table-cell>
          <table:table-cell table:formula="of:=[.B91]-[.C91]" office:value-type="float" office:value="1.80352112414467" calcext:value-type="float">
            <text:p>1.80352112414467</text:p>
          </table:table-cell>
          <table:table-cell table:formula="of:=[.C91]" office:value-type="float" office:value="2.54643" calcext:value-type="float">
            <text:p>2.54643</text:p>
          </table:table-cell>
          <table:table-cell table:number-columns-repeated="8"/>
          <table:table-cell table:formula="of:=[.B91]-[.O91]" office:value-type="float" office:value="0.239491124144672" calcext:value-type="float">
            <text:p>0.239491124144672</text:p>
          </table:table-cell>
          <table:table-cell office:value-type="float" office:value="4.11046" calcext:value-type="float">
            <text:p>4.11046</text:p>
          </table:table-cell>
          <table:table-cell/>
          <table:table-cell table:formula="of:=[.B91]-[.R91]" office:value-type="float" office:value="0.762461124144672" calcext:value-type="float">
            <text:p>0.762461124144672</text:p>
          </table:table-cell>
          <table:table-cell office:value-type="float" office:value="3.58749" calcext:value-type="float">
            <text:p>3.58749</text:p>
          </table:table-cell>
          <table:table-cell table:number-columns-repeated="2"/>
          <table:table-cell table:formula="of:=[.B91]-[.V91]" office:value-type="float" office:value="0.738021124144672" calcext:value-type="float">
            <text:p>0.738021124144672</text:p>
          </table:table-cell>
          <table:table-cell office:value-type="float" office:value="3.61193" calcext:value-type="float">
            <text:p>3.61193</text:p>
          </table:table-cell>
          <table:table-cell table:number-columns-repeated="8"/>
          <table:table-cell table:formula="of:=[.B91]-[.AF91]" office:value-type="float" office:value="0.273701124144672" calcext:value-type="float">
            <text:p>0.273701124144672</text:p>
          </table:table-cell>
          <table:table-cell office:value-type="float" office:value="4.07625" calcext:value-type="float">
            <text:p>4.07625</text:p>
          </table:table-cell>
          <table:table-cell/>
          <table:table-cell table:formula="of:=[.B91]-[.AI91]" office:value-type="float" office:value="0.640271124144672" calcext:value-type="float">
            <text:p>0.640271124144672</text:p>
          </table:table-cell>
          <table:table-cell office:value-type="float" office:value="3.70968" calcext:value-type="float">
            <text:p>3.7096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2]*5/1023" office:value-type="float" office:value="4.39882697947214" calcext:value-type="float">
            <text:p>4.39882697947214</text:p>
          </table:table-cell>
          <table:table-cell office:value-type="float" office:value="2.59042" calcext:value-type="float">
            <text:p>2.59042</text:p>
          </table:table-cell>
          <table:table-cell table:formula="of:=[.B92]-[.C92]" office:value-type="float" office:value="1.80840697947214" calcext:value-type="float">
            <text:p>1.80840697947214</text:p>
          </table:table-cell>
          <table:table-cell table:formula="of:=[.C92]" office:value-type="float" office:value="2.59042" calcext:value-type="float">
            <text:p>2.59042</text:p>
          </table:table-cell>
          <table:table-cell table:number-columns-repeated="8"/>
          <table:table-cell table:formula="of:=[.B92]-[.O92]" office:value-type="float" office:value="0.23948697947214" calcext:value-type="float">
            <text:p>0.23948697947214</text:p>
          </table:table-cell>
          <table:table-cell office:value-type="float" office:value="4.15934" calcext:value-type="float">
            <text:p>4.15934</text:p>
          </table:table-cell>
          <table:table-cell/>
          <table:table-cell table:formula="of:=[.B92]-[.R92]" office:value-type="float" office:value="0.762466979472141" calcext:value-type="float">
            <text:p>0.762466979472141</text:p>
          </table:table-cell>
          <table:table-cell office:value-type="float" office:value="3.63636" calcext:value-type="float">
            <text:p>3.63636</text:p>
          </table:table-cell>
          <table:table-cell table:number-columns-repeated="2"/>
          <table:table-cell table:formula="of:=[.B92]-[.V92]" office:value-type="float" office:value="0.73802697947214" calcext:value-type="float">
            <text:p>0.73802697947214</text:p>
          </table:table-cell>
          <table:table-cell office:value-type="float" office:value="3.6608" calcext:value-type="float">
            <text:p>3.6608</text:p>
          </table:table-cell>
          <table:table-cell table:number-columns-repeated="8"/>
          <table:table-cell table:formula="of:=[.B92]-[.AF92]" office:value-type="float" office:value="0.27370697947214" calcext:value-type="float">
            <text:p>0.27370697947214</text:p>
          </table:table-cell>
          <table:table-cell office:value-type="float" office:value="4.12512" calcext:value-type="float">
            <text:p>4.12512</text:p>
          </table:table-cell>
          <table:table-cell/>
          <table:table-cell table:formula="of:=[.B92]-[.AI92]" office:value-type="float" office:value="0.64027697947214" calcext:value-type="float">
            <text:p>0.64027697947214</text:p>
          </table:table-cell>
          <table:table-cell office:value-type="float" office:value="3.75855" calcext:value-type="float">
            <text:p>3.7585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93]*5/1023" office:value-type="float" office:value="4.44770283479961" calcext:value-type="float">
            <text:p>4.44770283479961</text:p>
          </table:table-cell>
          <table:table-cell office:value-type="float" office:value="2.6393" calcext:value-type="float">
            <text:p>2.6393</text:p>
          </table:table-cell>
          <table:table-cell table:formula="of:=[.B93]-[.C93]" office:value-type="float" office:value="1.80840283479961" calcext:value-type="float">
            <text:p>1.80840283479961</text:p>
          </table:table-cell>
          <table:table-cell table:formula="of:=[.C93]" office:value-type="float" office:value="2.6393" calcext:value-type="float">
            <text:p>2.6393</text:p>
          </table:table-cell>
          <table:table-cell table:number-columns-repeated="8"/>
          <table:table-cell table:formula="of:=[.B93]-[.O93]" office:value-type="float" office:value="0.239492834799608" calcext:value-type="float">
            <text:p>0.239492834799608</text:p>
          </table:table-cell>
          <table:table-cell office:value-type="float" office:value="4.20821" calcext:value-type="float">
            <text:p>4.20821</text:p>
          </table:table-cell>
          <table:table-cell/>
          <table:table-cell table:formula="of:=[.B93]-[.R93]" office:value-type="float" office:value="0.767352834799609" calcext:value-type="float">
            <text:p>0.767352834799609</text:p>
          </table:table-cell>
          <table:table-cell office:value-type="float" office:value="3.68035" calcext:value-type="float">
            <text:p>3.68035</text:p>
          </table:table-cell>
          <table:table-cell table:number-columns-repeated="2"/>
          <table:table-cell table:formula="of:=[.B93]-[.V93]" office:value-type="float" office:value="0.738022834799609" calcext:value-type="float">
            <text:p>0.738022834799609</text:p>
          </table:table-cell>
          <table:table-cell office:value-type="float" office:value="3.70968" calcext:value-type="float">
            <text:p>3.70968</text:p>
          </table:table-cell>
          <table:table-cell table:number-columns-repeated="8"/>
          <table:table-cell table:formula="of:=[.B93]-[.AF93]" office:value-type="float" office:value="0.273702834799608" calcext:value-type="float">
            <text:p>0.273702834799608</text:p>
          </table:table-cell>
          <table:table-cell office:value-type="float" office:value="4.174" calcext:value-type="float">
            <text:p>4.174</text:p>
          </table:table-cell>
          <table:table-cell/>
          <table:table-cell table:formula="of:=[.B93]-[.AI93]" office:value-type="float" office:value="0.640272834799609" calcext:value-type="float">
            <text:p>0.640272834799609</text:p>
          </table:table-cell>
          <table:table-cell office:value-type="float" office:value="3.80743" calcext:value-type="float">
            <text:p>3.8074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94]*5/1023" office:value-type="float" office:value="4.49657869012708" calcext:value-type="float">
            <text:p>4.49657869012708</text:p>
          </table:table-cell>
          <table:table-cell office:value-type="float" office:value="2.68817" calcext:value-type="float">
            <text:p>2.68817</text:p>
          </table:table-cell>
          <table:table-cell table:formula="of:=[.B94]-[.C94]" office:value-type="float" office:value="1.80840869012708" calcext:value-type="float">
            <text:p>1.80840869012708</text:p>
          </table:table-cell>
          <table:table-cell table:formula="of:=[.C94]" office:value-type="float" office:value="2.68817" calcext:value-type="float">
            <text:p>2.68817</text:p>
          </table:table-cell>
          <table:table-cell table:number-columns-repeated="8"/>
          <table:table-cell table:formula="of:=[.B94]-[.O94]" office:value-type="float" office:value="0.239488690127077" calcext:value-type="float">
            <text:p>0.239488690127077</text:p>
          </table:table-cell>
          <table:table-cell office:value-type="float" office:value="4.25709" calcext:value-type="float">
            <text:p>4.25709</text:p>
          </table:table-cell>
          <table:table-cell/>
          <table:table-cell table:formula="of:=[.B94]-[.R94]" office:value-type="float" office:value="0.767348690127077" calcext:value-type="float">
            <text:p>0.767348690127077</text:p>
          </table:table-cell>
          <table:table-cell office:value-type="float" office:value="3.72923" calcext:value-type="float">
            <text:p>3.72923</text:p>
          </table:table-cell>
          <table:table-cell table:number-columns-repeated="2"/>
          <table:table-cell table:formula="of:=[.B94]-[.V94]" office:value-type="float" office:value="0.738028690127077" calcext:value-type="float">
            <text:p>0.738028690127077</text:p>
          </table:table-cell>
          <table:table-cell office:value-type="float" office:value="3.75855" calcext:value-type="float">
            <text:p>3.75855</text:p>
          </table:table-cell>
          <table:table-cell table:number-columns-repeated="8"/>
          <table:table-cell table:formula="of:=[.B94]-[.AF94]" office:value-type="float" office:value="0.273708690127076" calcext:value-type="float">
            <text:p>0.273708690127076</text:p>
          </table:table-cell>
          <table:table-cell office:value-type="float" office:value="4.22287" calcext:value-type="float">
            <text:p>4.22287</text:p>
          </table:table-cell>
          <table:table-cell/>
          <table:table-cell table:formula="of:=[.B94]-[.AI94]" office:value-type="float" office:value="0.640278690127077" calcext:value-type="float">
            <text:p>0.640278690127077</text:p>
          </table:table-cell>
          <table:table-cell office:value-type="float" office:value="3.8563" calcext:value-type="float">
            <text:p>3.856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95]*5/1023" office:value-type="float" office:value="4.54545454545455" calcext:value-type="float">
            <text:p>4.54545454545455</text:p>
          </table:table-cell>
          <table:table-cell office:value-type="float" office:value="2.73705" calcext:value-type="float">
            <text:p>2.73705</text:p>
          </table:table-cell>
          <table:table-cell table:formula="of:=[.B95]-[.C95]" office:value-type="float" office:value="1.80840454545455" calcext:value-type="float">
            <text:p>1.80840454545455</text:p>
          </table:table-cell>
          <table:table-cell table:formula="of:=[.C95]" office:value-type="float" office:value="2.73705" calcext:value-type="float">
            <text:p>2.73705</text:p>
          </table:table-cell>
          <table:table-cell table:number-columns-repeated="8"/>
          <table:table-cell table:formula="of:=[.B95]-[.O95]" office:value-type="float" office:value="0.239494545454546" calcext:value-type="float">
            <text:p>0.239494545454546</text:p>
          </table:table-cell>
          <table:table-cell office:value-type="float" office:value="4.30596" calcext:value-type="float">
            <text:p>4.30596</text:p>
          </table:table-cell>
          <table:table-cell/>
          <table:table-cell table:formula="of:=[.B95]-[.R95]" office:value-type="float" office:value="0.767354545454546" calcext:value-type="float">
            <text:p>0.767354545454546</text:p>
          </table:table-cell>
          <table:table-cell office:value-type="float" office:value="3.7781" calcext:value-type="float">
            <text:p>3.7781</text:p>
          </table:table-cell>
          <table:table-cell table:number-columns-repeated="2"/>
          <table:table-cell table:formula="of:=[.B95]-[.V95]" office:value-type="float" office:value="0.738024545454546" calcext:value-type="float">
            <text:p>0.738024545454546</text:p>
          </table:table-cell>
          <table:table-cell office:value-type="float" office:value="3.80743" calcext:value-type="float">
            <text:p>3.80743</text:p>
          </table:table-cell>
          <table:table-cell table:number-columns-repeated="8"/>
          <table:table-cell table:formula="of:=[.B95]-[.AF95]" office:value-type="float" office:value="0.273704545454546" calcext:value-type="float">
            <text:p>0.273704545454546</text:p>
          </table:table-cell>
          <table:table-cell office:value-type="float" office:value="4.27175" calcext:value-type="float">
            <text:p>4.27175</text:p>
          </table:table-cell>
          <table:table-cell/>
          <table:table-cell table:formula="of:=[.B95]-[.AI95]" office:value-type="float" office:value="0.645164545454546" calcext:value-type="float">
            <text:p>0.645164545454546</text:p>
          </table:table-cell>
          <table:table-cell office:value-type="float" office:value="3.90029" calcext:value-type="float">
            <text:p>3.9002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96]*5/1023" office:value-type="float" office:value="4.59433040078201" calcext:value-type="float">
            <text:p>4.59433040078201</text:p>
          </table:table-cell>
          <table:table-cell office:value-type="float" office:value="2.78592" calcext:value-type="float">
            <text:p>2.78592</text:p>
          </table:table-cell>
          <table:table-cell table:formula="of:=[.B96]-[.C96]" office:value-type="float" office:value="1.80841040078201" calcext:value-type="float">
            <text:p>1.80841040078201</text:p>
          </table:table-cell>
          <table:table-cell table:formula="of:=[.C96]" office:value-type="float" office:value="2.78592" calcext:value-type="float">
            <text:p>2.78592</text:p>
          </table:table-cell>
          <table:table-cell table:number-columns-repeated="8"/>
          <table:table-cell table:formula="of:=[.B96]-[.O96]" office:value-type="float" office:value="0.244380400782014" calcext:value-type="float">
            <text:p>0.244380400782014</text:p>
          </table:table-cell>
          <table:table-cell office:value-type="float" office:value="4.34995" calcext:value-type="float">
            <text:p>4.34995</text:p>
          </table:table-cell>
          <table:table-cell/>
          <table:table-cell table:formula="of:=[.B96]-[.R96]" office:value-type="float" office:value="0.767350400782014" calcext:value-type="float">
            <text:p>0.767350400782014</text:p>
          </table:table-cell>
          <table:table-cell office:value-type="float" office:value="3.82698" calcext:value-type="float">
            <text:p>3.82698</text:p>
          </table:table-cell>
          <table:table-cell table:number-columns-repeated="2"/>
          <table:table-cell table:formula="of:=[.B96]-[.V96]" office:value-type="float" office:value="0.738030400782014" calcext:value-type="float">
            <text:p>0.738030400782014</text:p>
          </table:table-cell>
          <table:table-cell office:value-type="float" office:value="3.8563" calcext:value-type="float">
            <text:p>3.8563</text:p>
          </table:table-cell>
          <table:table-cell table:number-columns-repeated="8"/>
          <table:table-cell table:formula="of:=[.B96]-[.AF96]" office:value-type="float" office:value="0.273700400782014" calcext:value-type="float">
            <text:p>0.273700400782014</text:p>
          </table:table-cell>
          <table:table-cell office:value-type="float" office:value="4.32063" calcext:value-type="float">
            <text:p>4.32063</text:p>
          </table:table-cell>
          <table:table-cell/>
          <table:table-cell table:formula="of:=[.B96]-[.AI96]" office:value-type="float" office:value="0.645160400782014" calcext:value-type="float">
            <text:p>0.645160400782014</text:p>
          </table:table-cell>
          <table:table-cell office:value-type="float" office:value="3.94917" calcext:value-type="float">
            <text:p>3.9491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97]*5/1023" office:value-type="float" office:value="4.64320625610948" calcext:value-type="float">
            <text:p>4.64320625610948</text:p>
          </table:table-cell>
          <table:table-cell office:value-type="float" office:value="2.82991" calcext:value-type="float">
            <text:p>2.82991</text:p>
          </table:table-cell>
          <table:table-cell table:formula="of:=[.B97]-[.C97]" office:value-type="float" office:value="1.81329625610948" calcext:value-type="float">
            <text:p>1.81329625610948</text:p>
          </table:table-cell>
          <table:table-cell table:formula="of:=[.C97]" office:value-type="float" office:value="2.82991" calcext:value-type="float">
            <text:p>2.82991</text:p>
          </table:table-cell>
          <table:table-cell table:number-columns-repeated="8"/>
          <table:table-cell table:formula="of:=[.B97]-[.O97]" office:value-type="float" office:value="0.244376256109482" calcext:value-type="float">
            <text:p>0.244376256109482</text:p>
          </table:table-cell>
          <table:table-cell office:value-type="float" office:value="4.39883" calcext:value-type="float">
            <text:p>4.39883</text:p>
          </table:table-cell>
          <table:table-cell/>
          <table:table-cell table:formula="of:=[.B97]-[.R97]" office:value-type="float" office:value="0.767346256109482" calcext:value-type="float">
            <text:p>0.767346256109482</text:p>
          </table:table-cell>
          <table:table-cell office:value-type="float" office:value="3.87586" calcext:value-type="float">
            <text:p>3.87586</text:p>
          </table:table-cell>
          <table:table-cell table:number-columns-repeated="2"/>
          <table:table-cell table:formula="of:=[.B97]-[.V97]" office:value-type="float" office:value="0.738026256109482" calcext:value-type="float">
            <text:p>0.738026256109482</text:p>
          </table:table-cell>
          <table:table-cell office:value-type="float" office:value="3.90518" calcext:value-type="float">
            <text:p>3.90518</text:p>
          </table:table-cell>
          <table:table-cell table:number-columns-repeated="8"/>
          <table:table-cell table:formula="of:=[.B97]-[.AF97]" office:value-type="float" office:value="0.278596256109482" calcext:value-type="float">
            <text:p>0.278596256109482</text:p>
          </table:table-cell>
          <table:table-cell office:value-type="float" office:value="4.36461" calcext:value-type="float">
            <text:p>4.36461</text:p>
          </table:table-cell>
          <table:table-cell/>
          <table:table-cell table:formula="of:=[.B97]-[.AI97]" office:value-type="float" office:value="0.645166256109482" calcext:value-type="float">
            <text:p>0.645166256109482</text:p>
          </table:table-cell>
          <table:table-cell office:value-type="float" office:value="3.99804" calcext:value-type="float">
            <text:p>3.9980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98]*5/1023" office:value-type="float" office:value="4.69208211143695" calcext:value-type="float">
            <text:p>4.69208211143695</text:p>
          </table:table-cell>
          <table:table-cell office:value-type="float" office:value="2.87879" calcext:value-type="float">
            <text:p>2.87879</text:p>
          </table:table-cell>
          <table:table-cell table:formula="of:=[.B98]-[.C98]" office:value-type="float" office:value="1.81329211143695" calcext:value-type="float">
            <text:p>1.81329211143695</text:p>
          </table:table-cell>
          <table:table-cell table:formula="of:=[.C98]" office:value-type="float" office:value="2.87879" calcext:value-type="float">
            <text:p>2.87879</text:p>
          </table:table-cell>
          <table:table-cell table:number-columns-repeated="8"/>
          <table:table-cell table:formula="of:=[.B98]-[.O98]" office:value-type="float" office:value="0.24438211143695" calcext:value-type="float">
            <text:p>0.24438211143695</text:p>
          </table:table-cell>
          <table:table-cell office:value-type="float" office:value="4.4477" calcext:value-type="float">
            <text:p>4.4477</text:p>
          </table:table-cell>
          <table:table-cell/>
          <table:table-cell table:formula="of:=[.B98]-[.R98]" office:value-type="float" office:value="0.767352111436951" calcext:value-type="float">
            <text:p>0.767352111436951</text:p>
          </table:table-cell>
          <table:table-cell office:value-type="float" office:value="3.92473" calcext:value-type="float">
            <text:p>3.92473</text:p>
          </table:table-cell>
          <table:table-cell table:number-columns-repeated="2"/>
          <table:table-cell table:formula="of:=[.B98]-[.V98]" office:value-type="float" office:value="0.73802211143695" calcext:value-type="float">
            <text:p>0.73802211143695</text:p>
          </table:table-cell>
          <table:table-cell office:value-type="float" office:value="3.95406" calcext:value-type="float">
            <text:p>3.95406</text:p>
          </table:table-cell>
          <table:table-cell table:number-columns-repeated="8"/>
          <table:table-cell table:formula="of:=[.B98]-[.AF98]" office:value-type="float" office:value="0.27370211143695" calcext:value-type="float">
            <text:p>0.27370211143695</text:p>
          </table:table-cell>
          <table:table-cell office:value-type="float" office:value="4.41838" calcext:value-type="float">
            <text:p>4.41838</text:p>
          </table:table-cell>
          <table:table-cell/>
          <table:table-cell table:formula="of:=[.B98]-[.AI98]" office:value-type="float" office:value="0.64516211143695" calcext:value-type="float">
            <text:p>0.64516211143695</text:p>
          </table:table-cell>
          <table:table-cell office:value-type="float" office:value="4.04692" calcext:value-type="float">
            <text:p>4.04692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99]*5/1023" office:value-type="float" office:value="4.74095796676442" calcext:value-type="float">
            <text:p>4.74095796676442</text:p>
          </table:table-cell>
          <table:table-cell office:value-type="float" office:value="2.92766" calcext:value-type="float">
            <text:p>2.92766</text:p>
          </table:table-cell>
          <table:table-cell table:formula="of:=[.B99]-[.C99]" office:value-type="float" office:value="1.81329796676442" calcext:value-type="float">
            <text:p>1.81329796676442</text:p>
          </table:table-cell>
          <table:table-cell table:formula="of:=[.C99]" office:value-type="float" office:value="2.92766" calcext:value-type="float">
            <text:p>2.92766</text:p>
          </table:table-cell>
          <table:table-cell table:number-columns-repeated="8"/>
          <table:table-cell table:formula="of:=[.B99]-[.O99]" office:value-type="float" office:value="0.244377966764419" calcext:value-type="float">
            <text:p>0.244377966764419</text:p>
          </table:table-cell>
          <table:table-cell office:value-type="float" office:value="4.49658" calcext:value-type="float">
            <text:p>4.49658</text:p>
          </table:table-cell>
          <table:table-cell/>
          <table:table-cell table:formula="of:=[.B99]-[.R99]" office:value-type="float" office:value="0.767347966764419" calcext:value-type="float">
            <text:p>0.767347966764419</text:p>
          </table:table-cell>
          <table:table-cell office:value-type="float" office:value="3.97361" calcext:value-type="float">
            <text:p>3.97361</text:p>
          </table:table-cell>
          <table:table-cell table:number-columns-repeated="2"/>
          <table:table-cell table:formula="of:=[.B99]-[.V99]" office:value-type="float" office:value="0.738027966764419" calcext:value-type="float">
            <text:p>0.738027966764419</text:p>
          </table:table-cell>
          <table:table-cell office:value-type="float" office:value="4.00293" calcext:value-type="float">
            <text:p>4.00293</text:p>
          </table:table-cell>
          <table:table-cell table:number-columns-repeated="8"/>
          <table:table-cell table:formula="of:=[.B99]-[.AF99]" office:value-type="float" office:value="0.278587966764419" calcext:value-type="float">
            <text:p>0.278587966764419</text:p>
          </table:table-cell>
          <table:table-cell office:value-type="float" office:value="4.46237" calcext:value-type="float">
            <text:p>4.46237</text:p>
          </table:table-cell>
          <table:table-cell/>
          <table:table-cell table:formula="of:=[.B99]-[.AI99]" office:value-type="float" office:value="0.645157966764419" calcext:value-type="float">
            <text:p>0.645157966764419</text:p>
          </table:table-cell>
          <table:table-cell office:value-type="float" office:value="4.0958" calcext:value-type="float">
            <text:p>4.095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100]*5/1023" office:value-type="float" office:value="4.78983382209189" calcext:value-type="float">
            <text:p>4.78983382209189</text:p>
          </table:table-cell>
          <table:table-cell office:value-type="float" office:value="2.97165" calcext:value-type="float">
            <text:p>2.97165</text:p>
          </table:table-cell>
          <table:table-cell table:formula="of:=[.B100]-[.C100]" office:value-type="float" office:value="1.81818382209189" calcext:value-type="float">
            <text:p>1.81818382209189</text:p>
          </table:table-cell>
          <table:table-cell table:formula="of:=[.C100]" office:value-type="float" office:value="2.97165" calcext:value-type="float">
            <text:p>2.97165</text:p>
          </table:table-cell>
          <table:table-cell table:number-columns-repeated="8"/>
          <table:table-cell table:formula="of:=[.B100]-[.O100]" office:value-type="float" office:value="0.244383822091887" calcext:value-type="float">
            <text:p>0.244383822091887</text:p>
          </table:table-cell>
          <table:table-cell office:value-type="float" office:value="4.54545" calcext:value-type="float">
            <text:p>4.54545</text:p>
          </table:table-cell>
          <table:table-cell/>
          <table:table-cell table:formula="of:=[.B100]-[.R100]" office:value-type="float" office:value="0.767353822091887" calcext:value-type="float">
            <text:p>0.767353822091887</text:p>
          </table:table-cell>
          <table:table-cell office:value-type="float" office:value="4.02248" calcext:value-type="float">
            <text:p>4.02248</text:p>
          </table:table-cell>
          <table:table-cell table:number-columns-repeated="2"/>
          <table:table-cell table:formula="of:=[.B100]-[.V100]" office:value-type="float" office:value="0.742913822091887" calcext:value-type="float">
            <text:p>0.742913822091887</text:p>
          </table:table-cell>
          <table:table-cell office:value-type="float" office:value="4.04692" calcext:value-type="float">
            <text:p>4.04692</text:p>
          </table:table-cell>
          <table:table-cell table:number-columns-repeated="8"/>
          <table:table-cell table:formula="of:=[.B100]-[.AF100]" office:value-type="float" office:value="0.273703822091886" calcext:value-type="float">
            <text:p>0.273703822091886</text:p>
          </table:table-cell>
          <table:table-cell office:value-type="float" office:value="4.51613" calcext:value-type="float">
            <text:p>4.51613</text:p>
          </table:table-cell>
          <table:table-cell/>
          <table:table-cell table:formula="of:=[.B100]-[.AI100]" office:value-type="float" office:value="0.645163822091887" calcext:value-type="float">
            <text:p>0.645163822091887</text:p>
          </table:table-cell>
          <table:table-cell office:value-type="float" office:value="4.14467" calcext:value-type="float">
            <text:p>4.1446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101]*5/1023" office:value-type="float" office:value="4.83870967741936" calcext:value-type="float">
            <text:p>4.83870967741936</text:p>
          </table:table-cell>
          <table:table-cell office:value-type="float" office:value="3.02053" calcext:value-type="float">
            <text:p>3.02053</text:p>
          </table:table-cell>
          <table:table-cell table:formula="of:=[.B101]-[.C101]" office:value-type="float" office:value="1.81817967741936" calcext:value-type="float">
            <text:p>1.81817967741936</text:p>
          </table:table-cell>
          <table:table-cell table:formula="of:=[.C101]" office:value-type="float" office:value="3.02053" calcext:value-type="float">
            <text:p>3.02053</text:p>
          </table:table-cell>
          <table:table-cell table:number-columns-repeated="8"/>
          <table:table-cell table:formula="of:=[.B101]-[.O101]" office:value-type="float" office:value="0.244379677419355" calcext:value-type="float">
            <text:p>0.244379677419355</text:p>
          </table:table-cell>
          <table:table-cell office:value-type="float" office:value="4.59433" calcext:value-type="float">
            <text:p>4.59433</text:p>
          </table:table-cell>
          <table:table-cell/>
          <table:table-cell table:formula="of:=[.B101]-[.R101]" office:value-type="float" office:value="0.767349677419355" calcext:value-type="float">
            <text:p>0.767349677419355</text:p>
          </table:table-cell>
          <table:table-cell office:value-type="float" office:value="4.07136" calcext:value-type="float">
            <text:p>4.07136</text:p>
          </table:table-cell>
          <table:table-cell table:number-columns-repeated="2"/>
          <table:table-cell table:formula="of:=[.B101]-[.V101]" office:value-type="float" office:value="0.742909677419355" calcext:value-type="float">
            <text:p>0.742909677419355</text:p>
          </table:table-cell>
          <table:table-cell office:value-type="float" office:value="4.0958" calcext:value-type="float">
            <text:p>4.0958</text:p>
          </table:table-cell>
          <table:table-cell table:number-columns-repeated="8"/>
          <table:table-cell table:formula="of:=[.B101]-[.AF101]" office:value-type="float" office:value="0.278589677419355" calcext:value-type="float">
            <text:p>0.278589677419355</text:p>
          </table:table-cell>
          <table:table-cell office:value-type="float" office:value="4.56012" calcext:value-type="float">
            <text:p>4.56012</text:p>
          </table:table-cell>
          <table:table-cell/>
          <table:table-cell table:formula="of:=[.B101]-[.AI101]" office:value-type="float" office:value="0.645159677419355" calcext:value-type="float">
            <text:p>0.645159677419355</text:p>
          </table:table-cell>
          <table:table-cell office:value-type="float" office:value="4.19355" calcext:value-type="float">
            <text:p>4.193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02]*5/1023" office:value-type="float" office:value="4.88758553274682" calcext:value-type="float">
            <text:p>4.88758553274682</text:p>
          </table:table-cell>
          <table:table-cell office:value-type="float" office:value="3.0694" calcext:value-type="float">
            <text:p>3.0694</text:p>
          </table:table-cell>
          <table:table-cell table:formula="of:=[.B102]-[.C102]" office:value-type="float" office:value="1.81818553274682" calcext:value-type="float">
            <text:p>1.81818553274682</text:p>
          </table:table-cell>
          <table:table-cell table:formula="of:=[.C102]" office:value-type="float" office:value="3.0694" calcext:value-type="float">
            <text:p>3.0694</text:p>
          </table:table-cell>
          <table:table-cell table:number-columns-repeated="8"/>
          <table:table-cell table:formula="of:=[.B102]-[.O102]" office:value-type="float" office:value="0.244375532746823" calcext:value-type="float">
            <text:p>0.244375532746823</text:p>
          </table:table-cell>
          <table:table-cell office:value-type="float" office:value="4.64321" calcext:value-type="float">
            <text:p>4.64321</text:p>
          </table:table-cell>
          <table:table-cell/>
          <table:table-cell table:formula="of:=[.B102]-[.R102]" office:value-type="float" office:value="0.767355532746823" calcext:value-type="float">
            <text:p>0.767355532746823</text:p>
          </table:table-cell>
          <table:table-cell office:value-type="float" office:value="4.12023" calcext:value-type="float">
            <text:p>4.12023</text:p>
          </table:table-cell>
          <table:table-cell table:number-columns-repeated="2"/>
          <table:table-cell table:formula="of:=[.B102]-[.V102]" office:value-type="float" office:value="0.742915532746824" calcext:value-type="float">
            <text:p>0.742915532746824</text:p>
          </table:table-cell>
          <table:table-cell office:value-type="float" office:value="4.14467" calcext:value-type="float">
            <text:p>4.14467</text:p>
          </table:table-cell>
          <table:table-cell table:number-columns-repeated="8"/>
          <table:table-cell table:formula="of:=[.B102]-[.AF102]" office:value-type="float" office:value="0.278595532746823" calcext:value-type="float">
            <text:p>0.278595532746823</text:p>
          </table:table-cell>
          <table:table-cell office:value-type="float" office:value="4.60899" calcext:value-type="float">
            <text:p>4.60899</text:p>
          </table:table-cell>
          <table:table-cell/>
          <table:table-cell table:formula="of:=[.B102]-[.AI102]" office:value-type="float" office:value="0.645165532746823" calcext:value-type="float">
            <text:p>0.645165532746823</text:p>
          </table:table-cell>
          <table:table-cell office:value-type="float" office:value="4.24242" calcext:value-type="float">
            <text:p>4.24242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[.A103]*5/1023" office:value-type="float" office:value="4.93646138807429" calcext:value-type="float">
            <text:p>4.93646138807429</text:p>
          </table:table-cell>
          <table:table-cell office:value-type="float" office:value="3.11828" calcext:value-type="float">
            <text:p>3.11828</text:p>
          </table:table-cell>
          <table:table-cell table:formula="of:=[.B103]-[.C103]" office:value-type="float" office:value="1.81818138807429" calcext:value-type="float">
            <text:p>1.81818138807429</text:p>
          </table:table-cell>
          <table:table-cell table:formula="of:=[.C103]" office:value-type="float" office:value="3.11828" calcext:value-type="float">
            <text:p>3.11828</text:p>
          </table:table-cell>
          <table:table-cell table:number-columns-repeated="8"/>
          <table:table-cell table:formula="of:=[.B103]-[.O103]" office:value-type="float" office:value="0.249271388074291" calcext:value-type="float">
            <text:p>0.249271388074291</text:p>
          </table:table-cell>
          <table:table-cell office:value-type="float" office:value="4.68719" calcext:value-type="float">
            <text:p>4.68719</text:p>
          </table:table-cell>
          <table:table-cell/>
          <table:table-cell table:formula="of:=[.B103]-[.R103]" office:value-type="float" office:value="0.767351388074292" calcext:value-type="float">
            <text:p>0.767351388074292</text:p>
          </table:table-cell>
          <table:table-cell office:value-type="float" office:value="4.16911" calcext:value-type="float">
            <text:p>4.16911</text:p>
          </table:table-cell>
          <table:table-cell table:number-columns-repeated="2"/>
          <table:table-cell table:formula="of:=[.B103]-[.V103]" office:value-type="float" office:value="0.742911388074291" calcext:value-type="float">
            <text:p>0.742911388074291</text:p>
          </table:table-cell>
          <table:table-cell office:value-type="float" office:value="4.19355" calcext:value-type="float">
            <text:p>4.19355</text:p>
          </table:table-cell>
          <table:table-cell table:number-columns-repeated="8"/>
          <table:table-cell table:formula="of:=[.B103]-[.AF103]" office:value-type="float" office:value="0.278591388074291" calcext:value-type="float">
            <text:p>0.278591388074291</text:p>
          </table:table-cell>
          <table:table-cell office:value-type="float" office:value="4.65787" calcext:value-type="float">
            <text:p>4.65787</text:p>
          </table:table-cell>
          <table:table-cell/>
          <table:table-cell table:formula="of:=[.B103]-[.AI103]" office:value-type="float" office:value="0.645161388074292" calcext:value-type="float">
            <text:p>0.645161388074292</text:p>
          </table:table-cell>
          <table:table-cell office:value-type="float" office:value="4.2913" calcext:value-type="float">
            <text:p>4.2913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[.A104]*5/1023" office:value-type="float" office:value="4.98533724340176" calcext:value-type="float">
            <text:p>4.98533724340176</text:p>
          </table:table-cell>
          <table:table-cell office:value-type="float" office:value="3.16227" calcext:value-type="float">
            <text:p>3.16227</text:p>
          </table:table-cell>
          <table:table-cell table:formula="of:=[.B104]-[.C104]" office:value-type="float" office:value="1.82306724340176" calcext:value-type="float">
            <text:p>1.82306724340176</text:p>
          </table:table-cell>
          <table:table-cell table:formula="of:=[.C104]" office:value-type="float" office:value="3.16227" calcext:value-type="float">
            <text:p>3.16227</text:p>
          </table:table-cell>
          <table:table-cell table:number-columns-repeated="8"/>
          <table:table-cell table:formula="of:=[.B104]-[.O104]" office:value-type="float" office:value="0.24926724340176" calcext:value-type="float">
            <text:p>0.24926724340176</text:p>
          </table:table-cell>
          <table:table-cell office:value-type="float" office:value="4.73607" calcext:value-type="float">
            <text:p>4.73607</text:p>
          </table:table-cell>
          <table:table-cell/>
          <table:table-cell table:formula="of:=[.B104]-[.R104]" office:value-type="float" office:value="0.767347243401759" calcext:value-type="float">
            <text:p>0.767347243401759</text:p>
          </table:table-cell>
          <table:table-cell office:value-type="float" office:value="4.21799" calcext:value-type="float">
            <text:p>4.21799</text:p>
          </table:table-cell>
          <table:table-cell table:number-columns-repeated="2"/>
          <table:table-cell table:formula="of:=[.B104]-[.V104]" office:value-type="float" office:value="0.742917243401759" calcext:value-type="float">
            <text:p>0.742917243401759</text:p>
          </table:table-cell>
          <table:table-cell office:value-type="float" office:value="4.24242" calcext:value-type="float">
            <text:p>4.24242</text:p>
          </table:table-cell>
          <table:table-cell table:number-columns-repeated="8"/>
          <table:table-cell table:formula="of:=[.B104]-[.AF104]" office:value-type="float" office:value="0.27859724340176" calcext:value-type="float">
            <text:p>0.27859724340176</text:p>
          </table:table-cell>
          <table:table-cell office:value-type="float" office:value="4.70674" calcext:value-type="float">
            <text:p>4.70674</text:p>
          </table:table-cell>
          <table:table-cell/>
          <table:table-cell table:formula="of:=[.B104]-[.AI104]" office:value-type="float" office:value="0.65004724340176" calcext:value-type="float">
            <text:p>0.65004724340176</text:p>
          </table:table-cell>
          <table:table-cell office:value-type="float" office:value="4.33529" calcext:value-type="float">
            <text:p>4.33529</text:p>
          </table:table-cell>
        </table:table-row>
      </table:table>
      <table:table table:name="6.1-6.2" table:style-name="ta1">
        <table:shapes>
          <draw:frame draw:z-index="0" draw:style-name="gr1" draw:text-style-name="P1" svg:width="11.863in" svg:height="6.6724in" svg:x="5.4488in" svg:y="0.374in">
            <draw:object draw:notify-on-update-of-ranges="'6.1-6.2'.B1:'6.1-6.2'.B1 '6.1-6.2'.B2:'6.1-6.2'.B104 '6.1-6.2'.D1:'6.1-6.2'.D1 '6.1-6.2'.D2:'6.1-6.2'.D104 '6.1-6.2'.B1:'6.1-6.2'.B1 '6.1-6.2'.B2:'6.1-6.2'.B104 '6.1-6.2'.E1:'6.1-6.2'.E1 '6.1-6.2'.E2:'6.1-6.2'.E10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chritte</text:p>
          </table:table-cell>
          <table:table-cell office:value-type="string" calcext:value-type="string">
            <text:p>in Volt</text:p>
          </table:table-cell>
          <table:table-cell office:value-type="string" calcext:value-type="string">
            <text:p>Spannung 1k </text:p>
          </table:table-cell>
          <table:table-cell office:value-type="string" calcext:value-type="string">
            <text:p>Spannung LED in V</text:p>
          </table:table-cell>
          <table:table-cell office:value-type="string" calcext:value-type="string">
            <text:p>Stromfluss in m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5/10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]-[.C2]" office:value-type="float" office:value="0" calcext:value-type="float">
            <text:p>0</text:p>
          </table:table-cell>
          <table:table-cell table:formula="of:=[.C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*5/1023" office:value-type="float" office:value="0.0488758553274682" calcext:value-type="float">
            <text:p>0.0488758553274682</text:p>
          </table:table-cell>
          <table:table-cell office:value-type="float" office:value="0" calcext:value-type="float">
            <text:p>0</text:p>
          </table:table-cell>
          <table:table-cell table:formula="of:=[.B3]-[.C3]" office:value-type="float" office:value="0.0488758553274682" calcext:value-type="float">
            <text:p>0.0488758553274682</text:p>
          </table:table-cell>
          <table:table-cell table:formula="of:=[.C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4]*5/1023" office:value-type="float" office:value="0.0977517106549365" calcext:value-type="float">
            <text:p>0.0977517106549365</text:p>
          </table:table-cell>
          <table:table-cell office:value-type="float" office:value="0" calcext:value-type="float">
            <text:p>0</text:p>
          </table:table-cell>
          <table:table-cell table:formula="of:=[.B4]-[.C4]" office:value-type="float" office:value="0.0977517106549365" calcext:value-type="float">
            <text:p>0.0977517106549365</text:p>
          </table:table-cell>
          <table:table-cell table:formula="of:=[.C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5]*5/1023" office:value-type="float" office:value="0.146627565982405" calcext:value-type="float">
            <text:p>0.146627565982405</text:p>
          </table:table-cell>
          <table:table-cell office:value-type="float" office:value="0" calcext:value-type="float">
            <text:p>0</text:p>
          </table:table-cell>
          <table:table-cell table:formula="of:=[.B5]-[.C5]" office:value-type="float" office:value="0.146627565982405" calcext:value-type="float">
            <text:p>0.146627565982405</text:p>
          </table:table-cell>
          <table:table-cell table:formula="of:=[.C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]*5/1023" office:value-type="float" office:value="0.195503421309873" calcext:value-type="float">
            <text:p>0.195503421309873</text:p>
          </table:table-cell>
          <table:table-cell office:value-type="float" office:value="0" calcext:value-type="float">
            <text:p>0</text:p>
          </table:table-cell>
          <table:table-cell table:formula="of:=[.B6]-[.C6]" office:value-type="float" office:value="0.195503421309873" calcext:value-type="float">
            <text:p>0.195503421309873</text:p>
          </table:table-cell>
          <table:table-cell table:formula="of:=[.C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7]*5/1023" office:value-type="float" office:value="0.244379276637341" calcext:value-type="float">
            <text:p>0.244379276637341</text:p>
          </table:table-cell>
          <table:table-cell office:value-type="float" office:value="0" calcext:value-type="float">
            <text:p>0</text:p>
          </table:table-cell>
          <table:table-cell table:formula="of:=[.B7]-[.C7]" office:value-type="float" office:value="0.244379276637341" calcext:value-type="float">
            <text:p>0.244379276637341</text:p>
          </table:table-cell>
          <table:table-cell table:formula="of:=[.C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8]*5/1023" office:value-type="float" office:value="0.293255131964809" calcext:value-type="float">
            <text:p>0.293255131964809</text:p>
          </table:table-cell>
          <table:table-cell office:value-type="float" office:value="0" calcext:value-type="float">
            <text:p>0</text:p>
          </table:table-cell>
          <table:table-cell table:formula="of:=[.B8]-[.C8]" office:value-type="float" office:value="0.293255131964809" calcext:value-type="float">
            <text:p>0.293255131964809</text:p>
          </table:table-cell>
          <table:table-cell table:formula="of:=[.C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9]*5/1023" office:value-type="float" office:value="0.342130987292278" calcext:value-type="float">
            <text:p>0.342130987292278</text:p>
          </table:table-cell>
          <table:table-cell office:value-type="float" office:value="0" calcext:value-type="float">
            <text:p>0</text:p>
          </table:table-cell>
          <table:table-cell table:formula="of:=[.B9]-[.C9]" office:value-type="float" office:value="0.342130987292278" calcext:value-type="float">
            <text:p>0.342130987292278</text:p>
          </table:table-cell>
          <table:table-cell table:formula="of:=[.C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10]*5/1023" office:value-type="float" office:value="0.391006842619746" calcext:value-type="float">
            <text:p>0.391006842619746</text:p>
          </table:table-cell>
          <table:table-cell office:value-type="float" office:value="0" calcext:value-type="float">
            <text:p>0</text:p>
          </table:table-cell>
          <table:table-cell table:formula="of:=[.B10]-[.C10]" office:value-type="float" office:value="0.391006842619746" calcext:value-type="float">
            <text:p>0.391006842619746</text:p>
          </table:table-cell>
          <table:table-cell table:formula="of:=[.C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11]*5/1023" office:value-type="float" office:value="0.439882697947214" calcext:value-type="float">
            <text:p>0.439882697947214</text:p>
          </table:table-cell>
          <table:table-cell office:value-type="float" office:value="0" calcext:value-type="float">
            <text:p>0</text:p>
          </table:table-cell>
          <table:table-cell table:formula="of:=[.B11]-[.C11]" office:value-type="float" office:value="0.439882697947214" calcext:value-type="float">
            <text:p>0.439882697947214</text:p>
          </table:table-cell>
          <table:table-cell table:formula="of:=[.C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2]*5/1023" office:value-type="float" office:value="0.488758553274682" calcext:value-type="float">
            <text:p>0.488758553274682</text:p>
          </table:table-cell>
          <table:table-cell office:value-type="float" office:value="0" calcext:value-type="float">
            <text:p>0</text:p>
          </table:table-cell>
          <table:table-cell table:formula="of:=[.B12]-[.C12]" office:value-type="float" office:value="0.488758553274682" calcext:value-type="float">
            <text:p>0.488758553274682</text:p>
          </table:table-cell>
          <table:table-cell table:formula="of:=[.C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3]*5/1023" office:value-type="float" office:value="0.537634408602151" calcext:value-type="float">
            <text:p>0.537634408602151</text:p>
          </table:table-cell>
          <table:table-cell office:value-type="float" office:value="0" calcext:value-type="float">
            <text:p>0</text:p>
          </table:table-cell>
          <table:table-cell table:formula="of:=[.B13]-[.C13]" office:value-type="float" office:value="0.537634408602151" calcext:value-type="float">
            <text:p>0.537634408602151</text:p>
          </table:table-cell>
          <table:table-cell table:formula="of:=[.C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4]*5/1023" office:value-type="float" office:value="0.586510263929619" calcext:value-type="float">
            <text:p>0.586510263929619</text:p>
          </table:table-cell>
          <table:table-cell office:value-type="float" office:value="0" calcext:value-type="float">
            <text:p>0</text:p>
          </table:table-cell>
          <table:table-cell table:formula="of:=[.B14]-[.C14]" office:value-type="float" office:value="0.586510263929619" calcext:value-type="float">
            <text:p>0.586510263929619</text:p>
          </table:table-cell>
          <table:table-cell table:formula="of:=[.C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5]*5/1023" office:value-type="float" office:value="0.635386119257087" calcext:value-type="float">
            <text:p>0.635386119257087</text:p>
          </table:table-cell>
          <table:table-cell office:value-type="float" office:value="0" calcext:value-type="float">
            <text:p>0</text:p>
          </table:table-cell>
          <table:table-cell table:formula="of:=[.B15]-[.C15]" office:value-type="float" office:value="0.635386119257087" calcext:value-type="float">
            <text:p>0.635386119257087</text:p>
          </table:table-cell>
          <table:table-cell table:formula="of:=[.C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6]*5/1023" office:value-type="float" office:value="0.684261974584555" calcext:value-type="float">
            <text:p>0.684261974584555</text:p>
          </table:table-cell>
          <table:table-cell office:value-type="float" office:value="0" calcext:value-type="float">
            <text:p>0</text:p>
          </table:table-cell>
          <table:table-cell table:formula="of:=[.B16]-[.C16]" office:value-type="float" office:value="0.684261974584555" calcext:value-type="float">
            <text:p>0.684261974584555</text:p>
          </table:table-cell>
          <table:table-cell table:formula="of:=[.C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7]*5/1023" office:value-type="float" office:value="0.733137829912023" calcext:value-type="float">
            <text:p>0.733137829912023</text:p>
          </table:table-cell>
          <table:table-cell office:value-type="float" office:value="0" calcext:value-type="float">
            <text:p>0</text:p>
          </table:table-cell>
          <table:table-cell table:formula="of:=[.B17]-[.C17]" office:value-type="float" office:value="0.733137829912023" calcext:value-type="float">
            <text:p>0.733137829912023</text:p>
          </table:table-cell>
          <table:table-cell table:formula="of:=[.C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8]*5/1023" office:value-type="float" office:value="0.782013685239492" calcext:value-type="float">
            <text:p>0.782013685239492</text:p>
          </table:table-cell>
          <table:table-cell office:value-type="float" office:value="0" calcext:value-type="float">
            <text:p>0</text:p>
          </table:table-cell>
          <table:table-cell table:formula="of:=[.B18]-[.C18]" office:value-type="float" office:value="0.782013685239492" calcext:value-type="float">
            <text:p>0.782013685239492</text:p>
          </table:table-cell>
          <table:table-cell table:formula="of:=[.C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9]*5/1023" office:value-type="float" office:value="0.83088954056696" calcext:value-type="float">
            <text:p>0.83088954056696</text:p>
          </table:table-cell>
          <table:table-cell office:value-type="float" office:value="0" calcext:value-type="float">
            <text:p>0</text:p>
          </table:table-cell>
          <table:table-cell table:formula="of:=[.B19]-[.C19]" office:value-type="float" office:value="0.83088954056696" calcext:value-type="float">
            <text:p>0.83088954056696</text:p>
          </table:table-cell>
          <table:table-cell table:formula="of:=[.C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20]*5/1023" office:value-type="float" office:value="0.879765395894428" calcext:value-type="float">
            <text:p>0.879765395894428</text:p>
          </table:table-cell>
          <table:table-cell office:value-type="float" office:value="0" calcext:value-type="float">
            <text:p>0</text:p>
          </table:table-cell>
          <table:table-cell table:formula="of:=[.B20]-[.C20]" office:value-type="float" office:value="0.879765395894428" calcext:value-type="float">
            <text:p>0.879765395894428</text:p>
          </table:table-cell>
          <table:table-cell table:formula="of:=[.C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21]*5/1023" office:value-type="float" office:value="0.928641251221896" calcext:value-type="float">
            <text:p>0.928641251221896</text:p>
          </table:table-cell>
          <table:table-cell office:value-type="float" office:value="0" calcext:value-type="float">
            <text:p>0</text:p>
          </table:table-cell>
          <table:table-cell table:formula="of:=[.B21]-[.C21]" office:value-type="float" office:value="0.928641251221896" calcext:value-type="float">
            <text:p>0.928641251221896</text:p>
          </table:table-cell>
          <table:table-cell table:formula="of:=[.C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2]*5/1023" office:value-type="float" office:value="0.977517106549365" calcext:value-type="float">
            <text:p>0.977517106549365</text:p>
          </table:table-cell>
          <table:table-cell office:value-type="float" office:value="0" calcext:value-type="float">
            <text:p>0</text:p>
          </table:table-cell>
          <table:table-cell table:formula="of:=[.B22]-[.C22]" office:value-type="float" office:value="0.977517106549365" calcext:value-type="float">
            <text:p>0.977517106549365</text:p>
          </table:table-cell>
          <table:table-cell table:formula="of:=[.C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3]*5/1023" office:value-type="float" office:value="1.02639296187683" calcext:value-type="float">
            <text:p>1.02639296187683</text:p>
          </table:table-cell>
          <table:table-cell office:value-type="float" office:value="0" calcext:value-type="float">
            <text:p>0</text:p>
          </table:table-cell>
          <table:table-cell table:formula="of:=[.B23]-[.C23]" office:value-type="float" office:value="1.02639296187683" calcext:value-type="float">
            <text:p>1.02639296187683</text:p>
          </table:table-cell>
          <table:table-cell table:formula="of:=[.C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4]*5/1023" office:value-type="float" office:value="1.0752688172043" calcext:value-type="float">
            <text:p>1.0752688172043</text:p>
          </table:table-cell>
          <table:table-cell office:value-type="float" office:value="0" calcext:value-type="float">
            <text:p>0</text:p>
          </table:table-cell>
          <table:table-cell table:formula="of:=[.B24]-[.C24]" office:value-type="float" office:value="1.0752688172043" calcext:value-type="float">
            <text:p>1.0752688172043</text:p>
          </table:table-cell>
          <table:table-cell table:formula="of:=[.C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5]*5/1023" office:value-type="float" office:value="1.12414467253177" calcext:value-type="float">
            <text:p>1.12414467253177</text:p>
          </table:table-cell>
          <table:table-cell office:value-type="float" office:value="0" calcext:value-type="float">
            <text:p>0</text:p>
          </table:table-cell>
          <table:table-cell table:formula="of:=[.B25]-[.C25]" office:value-type="float" office:value="1.12414467253177" calcext:value-type="float">
            <text:p>1.12414467253177</text:p>
          </table:table-cell>
          <table:table-cell table:formula="of:=[.C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6]*5/1023" office:value-type="float" office:value="1.17302052785924" calcext:value-type="float">
            <text:p>1.17302052785924</text:p>
          </table:table-cell>
          <table:table-cell office:value-type="float" office:value="0" calcext:value-type="float">
            <text:p>0</text:p>
          </table:table-cell>
          <table:table-cell table:formula="of:=[.B26]-[.C26]" office:value-type="float" office:value="1.17302052785924" calcext:value-type="float">
            <text:p>1.17302052785924</text:p>
          </table:table-cell>
          <table:table-cell table:formula="of:=[.C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7]*5/1023" office:value-type="float" office:value="1.22189638318671" calcext:value-type="float">
            <text:p>1.22189638318671</text:p>
          </table:table-cell>
          <table:table-cell office:value-type="float" office:value="0" calcext:value-type="float">
            <text:p>0</text:p>
          </table:table-cell>
          <table:table-cell table:formula="of:=[.B27]-[.C27]" office:value-type="float" office:value="1.22189638318671" calcext:value-type="float">
            <text:p>1.22189638318671</text:p>
          </table:table-cell>
          <table:table-cell table:formula="of:=[.C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8]*5/1023" office:value-type="float" office:value="1.27077223851417" calcext:value-type="float">
            <text:p>1.27077223851417</text:p>
          </table:table-cell>
          <table:table-cell office:value-type="float" office:value="0" calcext:value-type="float">
            <text:p>0</text:p>
          </table:table-cell>
          <table:table-cell table:formula="of:=[.B28]-[.C28]" office:value-type="float" office:value="1.27077223851417" calcext:value-type="float">
            <text:p>1.27077223851417</text:p>
          </table:table-cell>
          <table:table-cell table:formula="of:=[.C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9]*5/1023" office:value-type="float" office:value="1.31964809384164" calcext:value-type="float">
            <text:p>1.31964809384164</text:p>
          </table:table-cell>
          <table:table-cell office:value-type="float" office:value="0" calcext:value-type="float">
            <text:p>0</text:p>
          </table:table-cell>
          <table:table-cell table:formula="of:=[.B29]-[.C29]" office:value-type="float" office:value="1.31964809384164" calcext:value-type="float">
            <text:p>1.31964809384164</text:p>
          </table:table-cell>
          <table:table-cell table:formula="of:=[.C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30]*5/1023" office:value-type="float" office:value="1.36852394916911" calcext:value-type="float">
            <text:p>1.36852394916911</text:p>
          </table:table-cell>
          <table:table-cell office:value-type="float" office:value="0" calcext:value-type="float">
            <text:p>0</text:p>
          </table:table-cell>
          <table:table-cell table:formula="of:=[.B30]-[.C30]" office:value-type="float" office:value="1.36852394916911" calcext:value-type="float">
            <text:p>1.36852394916911</text:p>
          </table:table-cell>
          <table:table-cell table:formula="of:=[.C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31]*5/1023" office:value-type="float" office:value="1.41739980449658" calcext:value-type="float">
            <text:p>1.41739980449658</text:p>
          </table:table-cell>
          <table:table-cell office:value-type="float" office:value="0" calcext:value-type="float">
            <text:p>0</text:p>
          </table:table-cell>
          <table:table-cell table:formula="of:=[.B31]-[.C31]" office:value-type="float" office:value="1.41739980449658" calcext:value-type="float">
            <text:p>1.41739980449658</text:p>
          </table:table-cell>
          <table:table-cell table:formula="of:=[.C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2]*5/1023" office:value-type="float" office:value="1.46627565982405" calcext:value-type="float">
            <text:p>1.46627565982405</text:p>
          </table:table-cell>
          <table:table-cell office:value-type="float" office:value="0" calcext:value-type="float">
            <text:p>0</text:p>
          </table:table-cell>
          <table:table-cell table:formula="of:=[.B32]-[.C32]" office:value-type="float" office:value="1.46627565982405" calcext:value-type="float">
            <text:p>1.46627565982405</text:p>
          </table:table-cell>
          <table:table-cell table:formula="of:=[.C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3]*5/1023" office:value-type="float" office:value="1.51515151515152" calcext:value-type="float">
            <text:p>1.51515151515152</text:p>
          </table:table-cell>
          <table:table-cell office:value-type="float" office:value="0" calcext:value-type="float">
            <text:p>0</text:p>
          </table:table-cell>
          <table:table-cell table:formula="of:=[.B33]-[.C33]" office:value-type="float" office:value="1.51515151515152" calcext:value-type="float">
            <text:p>1.51515151515152</text:p>
          </table:table-cell>
          <table:table-cell table:formula="of:=[.C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4]*5/1023" office:value-type="float" office:value="1.56402737047898" calcext:value-type="float">
            <text:p>1.56402737047898</text:p>
          </table:table-cell>
          <table:table-cell office:value-type="float" office:value="0.00488759" calcext:value-type="float">
            <text:p>0.00488759</text:p>
          </table:table-cell>
          <table:table-cell table:formula="of:=[.B34]-[.C34]" office:value-type="float" office:value="1.55913978047898" calcext:value-type="float">
            <text:p>1.55913978047898</text:p>
          </table:table-cell>
          <table:table-cell table:formula="of:=[.C34]" office:value-type="float" office:value="0.00488759" calcext:value-type="float">
            <text:p>0.0048875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5]*5/1023" office:value-type="float" office:value="1.61290322580645" calcext:value-type="float">
            <text:p>1.61290322580645</text:p>
          </table:table-cell>
          <table:table-cell office:value-type="float" office:value="0.0195503" calcext:value-type="float">
            <text:p>0.0195503</text:p>
          </table:table-cell>
          <table:table-cell table:formula="of:=[.B35]-[.C35]" office:value-type="float" office:value="1.59335292580645" calcext:value-type="float">
            <text:p>1.59335292580645</text:p>
          </table:table-cell>
          <table:table-cell table:formula="of:=[.C35]" office:value-type="float" office:value="0.0195503" calcext:value-type="float">
            <text:p>0.019550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6]*5/1023" office:value-type="float" office:value="1.66177908113392" calcext:value-type="float">
            <text:p>1.66177908113392</text:p>
          </table:table-cell>
          <table:table-cell office:value-type="float" office:value="0.0439883" calcext:value-type="float">
            <text:p>0.0439883</text:p>
          </table:table-cell>
          <table:table-cell table:formula="of:=[.B36]-[.C36]" office:value-type="float" office:value="1.61779078113392" calcext:value-type="float">
            <text:p>1.61779078113392</text:p>
          </table:table-cell>
          <table:table-cell table:formula="of:=[.C36]" office:value-type="float" office:value="0.0439883" calcext:value-type="float">
            <text:p>0.043988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7]*5/1023" office:value-type="float" office:value="1.71065493646139" calcext:value-type="float">
            <text:p>1.71065493646139</text:p>
          </table:table-cell>
          <table:table-cell office:value-type="float" office:value="0.0733138" calcext:value-type="float">
            <text:p>0.0733138</text:p>
          </table:table-cell>
          <table:table-cell table:formula="of:=[.B37]-[.C37]" office:value-type="float" office:value="1.63734113646139" calcext:value-type="float">
            <text:p>1.63734113646139</text:p>
          </table:table-cell>
          <table:table-cell table:formula="of:=[.C37]" office:value-type="float" office:value="0.0733138" calcext:value-type="float">
            <text:p>0.073313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8]*5/1023" office:value-type="float" office:value="1.75953079178886" calcext:value-type="float">
            <text:p>1.75953079178886</text:p>
          </table:table-cell>
          <table:table-cell office:value-type="float" office:value="0.112414" calcext:value-type="float">
            <text:p>0.112414</text:p>
          </table:table-cell>
          <table:table-cell table:formula="of:=[.B38]-[.C38]" office:value-type="float" office:value="1.64711679178886" calcext:value-type="float">
            <text:p>1.64711679178886</text:p>
          </table:table-cell>
          <table:table-cell table:formula="of:=[.C38]" office:value-type="float" office:value="0.112414" calcext:value-type="float">
            <text:p>0.11241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9]*5/1023" office:value-type="float" office:value="1.80840664711632" calcext:value-type="float">
            <text:p>1.80840664711632</text:p>
          </table:table-cell>
          <table:table-cell office:value-type="float" office:value="0.146628" calcext:value-type="float">
            <text:p>0.146628</text:p>
          </table:table-cell>
          <table:table-cell table:formula="of:=[.B39]-[.C39]" office:value-type="float" office:value="1.66177864711632" calcext:value-type="float">
            <text:p>1.66177864711632</text:p>
          </table:table-cell>
          <table:table-cell table:formula="of:=[.C39]" office:value-type="float" office:value="0.146628" calcext:value-type="float">
            <text:p>0.14662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40]*5/1023" office:value-type="float" office:value="1.85728250244379" calcext:value-type="float">
            <text:p>1.85728250244379</text:p>
          </table:table-cell>
          <table:table-cell office:value-type="float" office:value="0.185728" calcext:value-type="float">
            <text:p>0.185728</text:p>
          </table:table-cell>
          <table:table-cell table:formula="of:=[.B40]-[.C40]" office:value-type="float" office:value="1.67155450244379" calcext:value-type="float">
            <text:p>1.67155450244379</text:p>
          </table:table-cell>
          <table:table-cell table:formula="of:=[.C40]" office:value-type="float" office:value="0.185728" calcext:value-type="float">
            <text:p>0.18572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41]*5/1023" office:value-type="float" office:value="1.90615835777126" calcext:value-type="float">
            <text:p>1.90615835777126</text:p>
          </table:table-cell>
          <table:table-cell office:value-type="float" office:value="0.224829" calcext:value-type="float">
            <text:p>0.224829</text:p>
          </table:table-cell>
          <table:table-cell table:formula="of:=[.B41]-[.C41]" office:value-type="float" office:value="1.68132935777126" calcext:value-type="float">
            <text:p>1.68132935777126</text:p>
          </table:table-cell>
          <table:table-cell table:formula="of:=[.C41]" office:value-type="float" office:value="0.224829" calcext:value-type="float">
            <text:p>0.22482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2]*5/1023" office:value-type="float" office:value="1.95503421309873" calcext:value-type="float">
            <text:p>1.95503421309873</text:p>
          </table:table-cell>
          <table:table-cell office:value-type="float" office:value="0.268817" calcext:value-type="float">
            <text:p>0.268817</text:p>
          </table:table-cell>
          <table:table-cell table:formula="of:=[.B42]-[.C42]" office:value-type="float" office:value="1.68621721309873" calcext:value-type="float">
            <text:p>1.68621721309873</text:p>
          </table:table-cell>
          <table:table-cell table:formula="of:=[.C42]" office:value-type="float" office:value="0.268817" calcext:value-type="float">
            <text:p>0.26881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3]*5/1023" office:value-type="float" office:value="2.0039100684262" calcext:value-type="float">
            <text:p>2.0039100684262</text:p>
          </table:table-cell>
          <table:table-cell office:value-type="float" office:value="0.312805" calcext:value-type="float">
            <text:p>0.312805</text:p>
          </table:table-cell>
          <table:table-cell table:formula="of:=[.B43]-[.C43]" office:value-type="float" office:value="1.6911050684262" calcext:value-type="float">
            <text:p>1.6911050684262</text:p>
          </table:table-cell>
          <table:table-cell table:formula="of:=[.C43]" office:value-type="float" office:value="0.312805" calcext:value-type="float">
            <text:p>0.31280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4]*5/1023" office:value-type="float" office:value="2.05278592375367" calcext:value-type="float">
            <text:p>2.05278592375367</text:p>
          </table:table-cell>
          <table:table-cell office:value-type="float" office:value="0.351906" calcext:value-type="float">
            <text:p>0.351906</text:p>
          </table:table-cell>
          <table:table-cell table:formula="of:=[.B44]-[.C44]" office:value-type="float" office:value="1.70087992375367" calcext:value-type="float">
            <text:p>1.70087992375367</text:p>
          </table:table-cell>
          <table:table-cell table:formula="of:=[.C44]" office:value-type="float" office:value="0.351906" calcext:value-type="float">
            <text:p>0.35190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5]*5/1023" office:value-type="float" office:value="2.10166177908113" calcext:value-type="float">
            <text:p>2.10166177908113</text:p>
          </table:table-cell>
          <table:table-cell office:value-type="float" office:value="0.395894" calcext:value-type="float">
            <text:p>0.395894</text:p>
          </table:table-cell>
          <table:table-cell table:formula="of:=[.B45]-[.C45]" office:value-type="float" office:value="1.70576777908113" calcext:value-type="float">
            <text:p>1.70576777908113</text:p>
          </table:table-cell>
          <table:table-cell table:formula="of:=[.C45]" office:value-type="float" office:value="0.395894" calcext:value-type="float">
            <text:p>0.39589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6]*5/1023" office:value-type="float" office:value="2.1505376344086" calcext:value-type="float">
            <text:p>2.1505376344086</text:p>
          </table:table-cell>
          <table:table-cell office:value-type="float" office:value="0.439883" calcext:value-type="float">
            <text:p>0.439883</text:p>
          </table:table-cell>
          <table:table-cell table:formula="of:=[.B46]-[.C46]" office:value-type="float" office:value="1.7106546344086" calcext:value-type="float">
            <text:p>1.7106546344086</text:p>
          </table:table-cell>
          <table:table-cell table:formula="of:=[.C46]" office:value-type="float" office:value="0.439883" calcext:value-type="float">
            <text:p>0.43988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7]*5/1023" office:value-type="float" office:value="2.19941348973607" calcext:value-type="float">
            <text:p>2.19941348973607</text:p>
          </table:table-cell>
          <table:table-cell office:value-type="float" office:value="0.488759" calcext:value-type="float">
            <text:p>0.488759</text:p>
          </table:table-cell>
          <table:table-cell table:formula="of:=[.B47]-[.C47]" office:value-type="float" office:value="1.71065448973607" calcext:value-type="float">
            <text:p>1.71065448973607</text:p>
          </table:table-cell>
          <table:table-cell table:formula="of:=[.C47]" office:value-type="float" office:value="0.488759" calcext:value-type="float">
            <text:p>0.48875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8]*5/1023" office:value-type="float" office:value="2.24828934506354" calcext:value-type="float">
            <text:p>2.24828934506354</text:p>
          </table:table-cell>
          <table:table-cell office:value-type="float" office:value="0.532747" calcext:value-type="float">
            <text:p>0.532747</text:p>
          </table:table-cell>
          <table:table-cell table:formula="of:=[.B48]-[.C48]" office:value-type="float" office:value="1.71554234506354" calcext:value-type="float">
            <text:p>1.71554234506354</text:p>
          </table:table-cell>
          <table:table-cell table:formula="of:=[.C48]" office:value-type="float" office:value="0.532747" calcext:value-type="float">
            <text:p>0.53274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9]*5/1023" office:value-type="float" office:value="2.29716520039101" calcext:value-type="float">
            <text:p>2.29716520039101</text:p>
          </table:table-cell>
          <table:table-cell office:value-type="float" office:value="0.576735" calcext:value-type="float">
            <text:p>0.576735</text:p>
          </table:table-cell>
          <table:table-cell table:formula="of:=[.B49]-[.C49]" office:value-type="float" office:value="1.72043020039101" calcext:value-type="float">
            <text:p>1.72043020039101</text:p>
          </table:table-cell>
          <table:table-cell table:formula="of:=[.C49]" office:value-type="float" office:value="0.576735" calcext:value-type="float">
            <text:p>0.57673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50]*5/1023" office:value-type="float" office:value="2.34604105571848" calcext:value-type="float">
            <text:p>2.34604105571848</text:p>
          </table:table-cell>
          <table:table-cell office:value-type="float" office:value="0.625611" calcext:value-type="float">
            <text:p>0.625611</text:p>
          </table:table-cell>
          <table:table-cell table:formula="of:=[.B50]-[.C50]" office:value-type="float" office:value="1.72043005571848" calcext:value-type="float">
            <text:p>1.72043005571848</text:p>
          </table:table-cell>
          <table:table-cell table:formula="of:=[.C50]" office:value-type="float" office:value="0.625611" calcext:value-type="float">
            <text:p>0.62561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51]*5/1023" office:value-type="float" office:value="2.39491691104594" calcext:value-type="float">
            <text:p>2.39491691104594</text:p>
          </table:table-cell>
          <table:table-cell office:value-type="float" office:value="0.669599" calcext:value-type="float">
            <text:p>0.669599</text:p>
          </table:table-cell>
          <table:table-cell table:formula="of:=[.B51]-[.C51]" office:value-type="float" office:value="1.72531791104594" calcext:value-type="float">
            <text:p>1.72531791104594</text:p>
          </table:table-cell>
          <table:table-cell table:formula="of:=[.C51]" office:value-type="float" office:value="0.669599" calcext:value-type="float">
            <text:p>0.6695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2]*5/1023" office:value-type="float" office:value="2.44379276637341" calcext:value-type="float">
            <text:p>2.44379276637341</text:p>
          </table:table-cell>
          <table:table-cell office:value-type="float" office:value="0.713587" calcext:value-type="float">
            <text:p>0.713587</text:p>
          </table:table-cell>
          <table:table-cell table:formula="of:=[.B52]-[.C52]" office:value-type="float" office:value="1.73020576637341" calcext:value-type="float">
            <text:p>1.73020576637341</text:p>
          </table:table-cell>
          <table:table-cell table:formula="of:=[.C52]" office:value-type="float" office:value="0.713587" calcext:value-type="float">
            <text:p>0.71358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3]*5/1023" office:value-type="float" office:value="2.49266862170088" calcext:value-type="float">
            <text:p>2.49266862170088</text:p>
          </table:table-cell>
          <table:table-cell office:value-type="float" office:value="0.757576" calcext:value-type="float">
            <text:p>0.757576</text:p>
          </table:table-cell>
          <table:table-cell table:formula="of:=[.B53]-[.C53]" office:value-type="float" office:value="1.73509262170088" calcext:value-type="float">
            <text:p>1.73509262170088</text:p>
          </table:table-cell>
          <table:table-cell table:formula="of:=[.C53]" office:value-type="float" office:value="0.757576" calcext:value-type="float">
            <text:p>0.75757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4]*5/1023" office:value-type="float" office:value="2.54154447702835" calcext:value-type="float">
            <text:p>2.54154447702835</text:p>
          </table:table-cell>
          <table:table-cell office:value-type="float" office:value="0.806452" calcext:value-type="float">
            <text:p>0.806452</text:p>
          </table:table-cell>
          <table:table-cell table:formula="of:=[.B54]-[.C54]" office:value-type="float" office:value="1.73509247702835" calcext:value-type="float">
            <text:p>1.73509247702835</text:p>
          </table:table-cell>
          <table:table-cell table:formula="of:=[.C54]" office:value-type="float" office:value="0.806452" calcext:value-type="float">
            <text:p>0.80645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5]*5/1023" office:value-type="float" office:value="2.59042033235582" calcext:value-type="float">
            <text:p>2.59042033235582</text:p>
          </table:table-cell>
          <table:table-cell office:value-type="float" office:value="0.85044" calcext:value-type="float">
            <text:p>0.85044</text:p>
          </table:table-cell>
          <table:table-cell table:formula="of:=[.B55]-[.C55]" office:value-type="float" office:value="1.73998033235582" calcext:value-type="float">
            <text:p>1.73998033235582</text:p>
          </table:table-cell>
          <table:table-cell table:formula="of:=[.C55]" office:value-type="float" office:value="0.85044" calcext:value-type="float">
            <text:p>0.8504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6]*5/1023" office:value-type="float" office:value="2.63929618768328" calcext:value-type="float">
            <text:p>2.63929618768328</text:p>
          </table:table-cell>
          <table:table-cell office:value-type="float" office:value="0.899316" calcext:value-type="float">
            <text:p>0.899316</text:p>
          </table:table-cell>
          <table:table-cell table:formula="of:=[.B56]-[.C56]" office:value-type="float" office:value="1.73998018768328" calcext:value-type="float">
            <text:p>1.73998018768328</text:p>
          </table:table-cell>
          <table:table-cell table:formula="of:=[.C56]" office:value-type="float" office:value="0.899316" calcext:value-type="float">
            <text:p>0.89931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7]*5/1023" office:value-type="float" office:value="2.68817204301075" calcext:value-type="float">
            <text:p>2.68817204301075</text:p>
          </table:table-cell>
          <table:table-cell office:value-type="float" office:value="0.943304" calcext:value-type="float">
            <text:p>0.943304</text:p>
          </table:table-cell>
          <table:table-cell table:formula="of:=[.B57]-[.C57]" office:value-type="float" office:value="1.74486804301075" calcext:value-type="float">
            <text:p>1.74486804301075</text:p>
          </table:table-cell>
          <table:table-cell table:formula="of:=[.C57]" office:value-type="float" office:value="0.943304" calcext:value-type="float">
            <text:p>0.94330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8]*5/1023" office:value-type="float" office:value="2.73704789833822" calcext:value-type="float">
            <text:p>2.73704789833822</text:p>
          </table:table-cell>
          <table:table-cell office:value-type="float" office:value="0.987292" calcext:value-type="float">
            <text:p>0.987292</text:p>
          </table:table-cell>
          <table:table-cell table:formula="of:=[.B58]-[.C58]" office:value-type="float" office:value="1.74975589833822" calcext:value-type="float">
            <text:p>1.74975589833822</text:p>
          </table:table-cell>
          <table:table-cell table:formula="of:=[.C58]" office:value-type="float" office:value="0.987292" calcext:value-type="float">
            <text:p>0.98729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9]*5/1023" office:value-type="float" office:value="2.78592375366569" calcext:value-type="float">
            <text:p>2.78592375366569</text:p>
          </table:table-cell>
          <table:table-cell office:value-type="float" office:value="1.03617" calcext:value-type="float">
            <text:p>1.03617</text:p>
          </table:table-cell>
          <table:table-cell table:formula="of:=[.B59]-[.C59]" office:value-type="float" office:value="1.74975375366569" calcext:value-type="float">
            <text:p>1.74975375366569</text:p>
          </table:table-cell>
          <table:table-cell table:formula="of:=[.C59]" office:value-type="float" office:value="1.03617" calcext:value-type="float">
            <text:p>1.0361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60]*5/1023" office:value-type="float" office:value="2.83479960899316" calcext:value-type="float">
            <text:p>2.83479960899316</text:p>
          </table:table-cell>
          <table:table-cell office:value-type="float" office:value="1.08016" calcext:value-type="float">
            <text:p>1.08016</text:p>
          </table:table-cell>
          <table:table-cell table:formula="of:=[.B60]-[.C60]" office:value-type="float" office:value="1.75463960899316" calcext:value-type="float">
            <text:p>1.75463960899316</text:p>
          </table:table-cell>
          <table:table-cell table:formula="of:=[.C60]" office:value-type="float" office:value="1.08016" calcext:value-type="float">
            <text:p>1.0801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61]*5/1023" office:value-type="float" office:value="2.88367546432063" calcext:value-type="float">
            <text:p>2.88367546432063</text:p>
          </table:table-cell>
          <table:table-cell office:value-type="float" office:value="1.12903" calcext:value-type="float">
            <text:p>1.12903</text:p>
          </table:table-cell>
          <table:table-cell table:formula="of:=[.B61]-[.C61]" office:value-type="float" office:value="1.75464546432063" calcext:value-type="float">
            <text:p>1.75464546432063</text:p>
          </table:table-cell>
          <table:table-cell table:formula="of:=[.C61]" office:value-type="float" office:value="1.12903" calcext:value-type="float">
            <text:p>1.1290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2]*5/1023" office:value-type="float" office:value="2.93255131964809" calcext:value-type="float">
            <text:p>2.93255131964809</text:p>
          </table:table-cell>
          <table:table-cell office:value-type="float" office:value="1.17791" calcext:value-type="float">
            <text:p>1.17791</text:p>
          </table:table-cell>
          <table:table-cell table:formula="of:=[.B62]-[.C62]" office:value-type="float" office:value="1.75464131964809" calcext:value-type="float">
            <text:p>1.75464131964809</text:p>
          </table:table-cell>
          <table:table-cell table:formula="of:=[.C62]" office:value-type="float" office:value="1.17791" calcext:value-type="float">
            <text:p>1.1779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3]*5/1023" office:value-type="float" office:value="2.98142717497556" calcext:value-type="float">
            <text:p>2.98142717497556</text:p>
          </table:table-cell>
          <table:table-cell office:value-type="float" office:value="1.2219" calcext:value-type="float">
            <text:p>1.2219</text:p>
          </table:table-cell>
          <table:table-cell table:formula="of:=[.B63]-[.C63]" office:value-type="float" office:value="1.75952717497556" calcext:value-type="float">
            <text:p>1.75952717497556</text:p>
          </table:table-cell>
          <table:table-cell table:formula="of:=[.C63]" office:value-type="float" office:value="1.2219" calcext:value-type="float">
            <text:p>1.221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4]*5/1023" office:value-type="float" office:value="3.03030303030303" calcext:value-type="float">
            <text:p>3.03030303030303</text:p>
          </table:table-cell>
          <table:table-cell office:value-type="float" office:value="1.27077" calcext:value-type="float">
            <text:p>1.27077</text:p>
          </table:table-cell>
          <table:table-cell table:formula="of:=[.B64]-[.C64]" office:value-type="float" office:value="1.75953303030303" calcext:value-type="float">
            <text:p>1.75953303030303</text:p>
          </table:table-cell>
          <table:table-cell table:formula="of:=[.C64]" office:value-type="float" office:value="1.27077" calcext:value-type="float">
            <text:p>1.2707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5]*5/1023" office:value-type="float" office:value="3.0791788856305" calcext:value-type="float">
            <text:p>3.0791788856305</text:p>
          </table:table-cell>
          <table:table-cell office:value-type="float" office:value="1.31476" calcext:value-type="float">
            <text:p>1.31476</text:p>
          </table:table-cell>
          <table:table-cell table:formula="of:=[.B65]-[.C65]" office:value-type="float" office:value="1.7644188856305" calcext:value-type="float">
            <text:p>1.7644188856305</text:p>
          </table:table-cell>
          <table:table-cell table:formula="of:=[.C65]" office:value-type="float" office:value="1.31476" calcext:value-type="float">
            <text:p>1.3147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6]*5/1023" office:value-type="float" office:value="3.12805474095797" calcext:value-type="float">
            <text:p>3.12805474095797</text:p>
          </table:table-cell>
          <table:table-cell office:value-type="float" office:value="1.36364" calcext:value-type="float">
            <text:p>1.36364</text:p>
          </table:table-cell>
          <table:table-cell table:formula="of:=[.B66]-[.C66]" office:value-type="float" office:value="1.76441474095797" calcext:value-type="float">
            <text:p>1.76441474095797</text:p>
          </table:table-cell>
          <table:table-cell table:formula="of:=[.C66]" office:value-type="float" office:value="1.36364" calcext:value-type="float">
            <text:p>1.3636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7]*5/1023" office:value-type="float" office:value="3.17693059628543" calcext:value-type="float">
            <text:p>3.17693059628543</text:p>
          </table:table-cell>
          <table:table-cell office:value-type="float" office:value="1.40762" calcext:value-type="float">
            <text:p>1.40762</text:p>
          </table:table-cell>
          <table:table-cell table:formula="of:=[.B67]-[.C67]" office:value-type="float" office:value="1.76931059628543" calcext:value-type="float">
            <text:p>1.76931059628543</text:p>
          </table:table-cell>
          <table:table-cell table:formula="of:=[.C67]" office:value-type="float" office:value="1.40762" calcext:value-type="float">
            <text:p>1.4076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8]*5/1023" office:value-type="float" office:value="3.2258064516129" calcext:value-type="float">
            <text:p>3.2258064516129</text:p>
          </table:table-cell>
          <table:table-cell office:value-type="float" office:value="1.4565" calcext:value-type="float">
            <text:p>1.4565</text:p>
          </table:table-cell>
          <table:table-cell table:formula="of:=[.B68]-[.C68]" office:value-type="float" office:value="1.7693064516129" calcext:value-type="float">
            <text:p>1.7693064516129</text:p>
          </table:table-cell>
          <table:table-cell table:formula="of:=[.C68]" office:value-type="float" office:value="1.4565" calcext:value-type="float">
            <text:p>1.456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9]*5/1023" office:value-type="float" office:value="3.27468230694037" calcext:value-type="float">
            <text:p>3.27468230694037</text:p>
          </table:table-cell>
          <table:table-cell office:value-type="float" office:value="1.50538" calcext:value-type="float">
            <text:p>1.50538</text:p>
          </table:table-cell>
          <table:table-cell table:formula="of:=[.B69]-[.C69]" office:value-type="float" office:value="1.76930230694037" calcext:value-type="float">
            <text:p>1.76930230694037</text:p>
          </table:table-cell>
          <table:table-cell table:formula="of:=[.C69]" office:value-type="float" office:value="1.50538" calcext:value-type="float">
            <text:p>1.5053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70]*5/1023" office:value-type="float" office:value="3.32355816226784" calcext:value-type="float">
            <text:p>3.32355816226784</text:p>
          </table:table-cell>
          <table:table-cell office:value-type="float" office:value="1.54936" calcext:value-type="float">
            <text:p>1.54936</text:p>
          </table:table-cell>
          <table:table-cell table:formula="of:=[.B70]-[.C70]" office:value-type="float" office:value="1.77419816226784" calcext:value-type="float">
            <text:p>1.77419816226784</text:p>
          </table:table-cell>
          <table:table-cell table:formula="of:=[.C70]" office:value-type="float" office:value="1.54936" calcext:value-type="float">
            <text:p>1.5493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71]*5/1023" office:value-type="float" office:value="3.37243401759531" calcext:value-type="float">
            <text:p>3.37243401759531</text:p>
          </table:table-cell>
          <table:table-cell office:value-type="float" office:value="1.59824" calcext:value-type="float">
            <text:p>1.59824</text:p>
          </table:table-cell>
          <table:table-cell table:formula="of:=[.B71]-[.C71]" office:value-type="float" office:value="1.77419401759531" calcext:value-type="float">
            <text:p>1.77419401759531</text:p>
          </table:table-cell>
          <table:table-cell table:formula="of:=[.C71]" office:value-type="float" office:value="1.59824" calcext:value-type="float">
            <text:p>1.5982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2]*5/1023" office:value-type="float" office:value="3.42130987292278" calcext:value-type="float">
            <text:p>3.42130987292278</text:p>
          </table:table-cell>
          <table:table-cell office:value-type="float" office:value="1.64712" calcext:value-type="float">
            <text:p>1.64712</text:p>
          </table:table-cell>
          <table:table-cell table:formula="of:=[.B72]-[.C72]" office:value-type="float" office:value="1.77418987292278" calcext:value-type="float">
            <text:p>1.77418987292278</text:p>
          </table:table-cell>
          <table:table-cell table:formula="of:=[.C72]" office:value-type="float" office:value="1.64712" calcext:value-type="float">
            <text:p>1.6471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3]*5/1023" office:value-type="float" office:value="3.47018572825024" calcext:value-type="float">
            <text:p>3.47018572825024</text:p>
          </table:table-cell>
          <table:table-cell office:value-type="float" office:value="1.6911" calcext:value-type="float">
            <text:p>1.6911</text:p>
          </table:table-cell>
          <table:table-cell table:formula="of:=[.B73]-[.C73]" office:value-type="float" office:value="1.77908572825024" calcext:value-type="float">
            <text:p>1.77908572825024</text:p>
          </table:table-cell>
          <table:table-cell table:formula="of:=[.C73]" office:value-type="float" office:value="1.6911" calcext:value-type="float">
            <text:p>1.691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4]*5/1023" office:value-type="float" office:value="3.51906158357771" calcext:value-type="float">
            <text:p>3.51906158357771</text:p>
          </table:table-cell>
          <table:table-cell office:value-type="float" office:value="1.73998" calcext:value-type="float">
            <text:p>1.73998</text:p>
          </table:table-cell>
          <table:table-cell table:formula="of:=[.B74]-[.C74]" office:value-type="float" office:value="1.77908158357771" calcext:value-type="float">
            <text:p>1.77908158357771</text:p>
          </table:table-cell>
          <table:table-cell table:formula="of:=[.C74]" office:value-type="float" office:value="1.73998" calcext:value-type="float">
            <text:p>1.7399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5]*5/1023" office:value-type="float" office:value="3.56793743890518" calcext:value-type="float">
            <text:p>3.56793743890518</text:p>
          </table:table-cell>
          <table:table-cell office:value-type="float" office:value="1.78886" calcext:value-type="float">
            <text:p>1.78886</text:p>
          </table:table-cell>
          <table:table-cell table:formula="of:=[.B75]-[.C75]" office:value-type="float" office:value="1.77907743890518" calcext:value-type="float">
            <text:p>1.77907743890518</text:p>
          </table:table-cell>
          <table:table-cell table:formula="of:=[.C75]" office:value-type="float" office:value="1.78886" calcext:value-type="float">
            <text:p>1.7888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6]*5/1023" office:value-type="float" office:value="3.61681329423265" calcext:value-type="float">
            <text:p>3.61681329423265</text:p>
          </table:table-cell>
          <table:table-cell office:value-type="float" office:value="1.83284" calcext:value-type="float">
            <text:p>1.83284</text:p>
          </table:table-cell>
          <table:table-cell table:formula="of:=[.B76]-[.C76]" office:value-type="float" office:value="1.78397329423265" calcext:value-type="float">
            <text:p>1.78397329423265</text:p>
          </table:table-cell>
          <table:table-cell table:formula="of:=[.C76]" office:value-type="float" office:value="1.83284" calcext:value-type="float">
            <text:p>1.8328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7]*5/1023" office:value-type="float" office:value="3.66568914956012" calcext:value-type="float">
            <text:p>3.66568914956012</text:p>
          </table:table-cell>
          <table:table-cell office:value-type="float" office:value="1.88172" calcext:value-type="float">
            <text:p>1.88172</text:p>
          </table:table-cell>
          <table:table-cell table:formula="of:=[.B77]-[.C77]" office:value-type="float" office:value="1.78396914956012" calcext:value-type="float">
            <text:p>1.78396914956012</text:p>
          </table:table-cell>
          <table:table-cell table:formula="of:=[.C77]" office:value-type="float" office:value="1.88172" calcext:value-type="float">
            <text:p>1.8817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78]*5/1023" office:value-type="float" office:value="3.71456500488759" calcext:value-type="float">
            <text:p>3.71456500488759</text:p>
          </table:table-cell>
          <table:table-cell office:value-type="float" office:value="1.9306" calcext:value-type="float">
            <text:p>1.9306</text:p>
          </table:table-cell>
          <table:table-cell table:formula="of:=[.B78]-[.C78]" office:value-type="float" office:value="1.78396500488759" calcext:value-type="float">
            <text:p>1.78396500488759</text:p>
          </table:table-cell>
          <table:table-cell table:formula="of:=[.C78]" office:value-type="float" office:value="1.9306" calcext:value-type="float">
            <text:p>1.930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79]*5/1023" office:value-type="float" office:value="3.76344086021505" calcext:value-type="float">
            <text:p>3.76344086021505</text:p>
          </table:table-cell>
          <table:table-cell office:value-type="float" office:value="1.97458" calcext:value-type="float">
            <text:p>1.97458</text:p>
          </table:table-cell>
          <table:table-cell table:formula="of:=[.B79]-[.C79]" office:value-type="float" office:value="1.78886086021505" calcext:value-type="float">
            <text:p>1.78886086021505</text:p>
          </table:table-cell>
          <table:table-cell table:formula="of:=[.C79]" office:value-type="float" office:value="1.97458" calcext:value-type="float">
            <text:p>1.9745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80]*5/1023" office:value-type="float" office:value="3.81231671554252" calcext:value-type="float">
            <text:p>3.81231671554252</text:p>
          </table:table-cell>
          <table:table-cell office:value-type="float" office:value="2.02346" calcext:value-type="float">
            <text:p>2.02346</text:p>
          </table:table-cell>
          <table:table-cell table:formula="of:=[.B80]-[.C80]" office:value-type="float" office:value="1.78885671554252" calcext:value-type="float">
            <text:p>1.78885671554252</text:p>
          </table:table-cell>
          <table:table-cell table:formula="of:=[.C80]" office:value-type="float" office:value="2.02346" calcext:value-type="float">
            <text:p>2.0234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81]*5/1023" office:value-type="float" office:value="3.86119257086999" calcext:value-type="float">
            <text:p>3.86119257086999</text:p>
          </table:table-cell>
          <table:table-cell office:value-type="float" office:value="2.07234" calcext:value-type="float">
            <text:p>2.07234</text:p>
          </table:table-cell>
          <table:table-cell table:formula="of:=[.B81]-[.C81]" office:value-type="float" office:value="1.78885257086999" calcext:value-type="float">
            <text:p>1.78885257086999</text:p>
          </table:table-cell>
          <table:table-cell table:formula="of:=[.C81]" office:value-type="float" office:value="2.07234" calcext:value-type="float">
            <text:p>2.0723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2]*5/1023" office:value-type="float" office:value="3.91006842619746" calcext:value-type="float">
            <text:p>3.91006842619746</text:p>
          </table:table-cell>
          <table:table-cell office:value-type="float" office:value="2.12121" calcext:value-type="float">
            <text:p>2.12121</text:p>
          </table:table-cell>
          <table:table-cell table:formula="of:=[.B82]-[.C82]" office:value-type="float" office:value="1.78885842619746" calcext:value-type="float">
            <text:p>1.78885842619746</text:p>
          </table:table-cell>
          <table:table-cell table:formula="of:=[.C82]" office:value-type="float" office:value="2.12121" calcext:value-type="float">
            <text:p>2.1212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83]*5/1023" office:value-type="float" office:value="3.95894428152493" calcext:value-type="float">
            <text:p>3.95894428152493</text:p>
          </table:table-cell>
          <table:table-cell office:value-type="float" office:value="2.1652" calcext:value-type="float">
            <text:p>2.1652</text:p>
          </table:table-cell>
          <table:table-cell table:formula="of:=[.B83]-[.C83]" office:value-type="float" office:value="1.79374428152493" calcext:value-type="float">
            <text:p>1.79374428152493</text:p>
          </table:table-cell>
          <table:table-cell table:formula="of:=[.C83]" office:value-type="float" office:value="2.1652" calcext:value-type="float">
            <text:p>2.165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84]*5/1023" office:value-type="float" office:value="4.0078201368524" calcext:value-type="float">
            <text:p>4.0078201368524</text:p>
          </table:table-cell>
          <table:table-cell office:value-type="float" office:value="2.21408" calcext:value-type="float">
            <text:p>2.21408</text:p>
          </table:table-cell>
          <table:table-cell table:formula="of:=[.B84]-[.C84]" office:value-type="float" office:value="1.7937401368524" calcext:value-type="float">
            <text:p>1.7937401368524</text:p>
          </table:table-cell>
          <table:table-cell table:formula="of:=[.C84]" office:value-type="float" office:value="2.21408" calcext:value-type="float">
            <text:p>2.2140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85]*5/1023" office:value-type="float" office:value="4.05669599217986" calcext:value-type="float">
            <text:p>4.05669599217986</text:p>
          </table:table-cell>
          <table:table-cell office:value-type="float" office:value="2.26295" calcext:value-type="float">
            <text:p>2.26295</text:p>
          </table:table-cell>
          <table:table-cell table:formula="of:=[.B85]-[.C85]" office:value-type="float" office:value="1.79374599217986" calcext:value-type="float">
            <text:p>1.79374599217986</text:p>
          </table:table-cell>
          <table:table-cell table:formula="of:=[.C85]" office:value-type="float" office:value="2.26295" calcext:value-type="float">
            <text:p>2.2629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6]*5/1023" office:value-type="float" office:value="4.10557184750733" calcext:value-type="float">
            <text:p>4.10557184750733</text:p>
          </table:table-cell>
          <table:table-cell office:value-type="float" office:value="2.30694" calcext:value-type="float">
            <text:p>2.30694</text:p>
          </table:table-cell>
          <table:table-cell table:formula="of:=[.B86]-[.C86]" office:value-type="float" office:value="1.79863184750733" calcext:value-type="float">
            <text:p>1.79863184750733</text:p>
          </table:table-cell>
          <table:table-cell table:formula="of:=[.C86]" office:value-type="float" office:value="2.30694" calcext:value-type="float">
            <text:p>2.3069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7]*5/1023" office:value-type="float" office:value="4.1544477028348" calcext:value-type="float">
            <text:p>4.1544477028348</text:p>
          </table:table-cell>
          <table:table-cell office:value-type="float" office:value="2.35582" calcext:value-type="float">
            <text:p>2.35582</text:p>
          </table:table-cell>
          <table:table-cell table:formula="of:=[.B87]-[.C87]" office:value-type="float" office:value="1.7986277028348" calcext:value-type="float">
            <text:p>1.7986277028348</text:p>
          </table:table-cell>
          <table:table-cell table:formula="of:=[.C87]" office:value-type="float" office:value="2.35582" calcext:value-type="float">
            <text:p>2.3558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8]*5/1023" office:value-type="float" office:value="4.20332355816227" calcext:value-type="float">
            <text:p>4.20332355816227</text:p>
          </table:table-cell>
          <table:table-cell office:value-type="float" office:value="2.40469" calcext:value-type="float">
            <text:p>2.40469</text:p>
          </table:table-cell>
          <table:table-cell table:formula="of:=[.B88]-[.C88]" office:value-type="float" office:value="1.79863355816227" calcext:value-type="float">
            <text:p>1.79863355816227</text:p>
          </table:table-cell>
          <table:table-cell table:formula="of:=[.C88]" office:value-type="float" office:value="2.40469" calcext:value-type="float">
            <text:p>2.40469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9]*5/1023" office:value-type="float" office:value="4.25219941348974" calcext:value-type="float">
            <text:p>4.25219941348974</text:p>
          </table:table-cell>
          <table:table-cell office:value-type="float" office:value="2.44868" calcext:value-type="float">
            <text:p>2.44868</text:p>
          </table:table-cell>
          <table:table-cell table:formula="of:=[.B89]-[.C89]" office:value-type="float" office:value="1.80351941348974" calcext:value-type="float">
            <text:p>1.80351941348974</text:p>
          </table:table-cell>
          <table:table-cell table:formula="of:=[.C89]" office:value-type="float" office:value="2.44868" calcext:value-type="float">
            <text:p>2.4486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90]*5/1023" office:value-type="float" office:value="4.3010752688172" calcext:value-type="float">
            <text:p>4.3010752688172</text:p>
          </table:table-cell>
          <table:table-cell office:value-type="float" office:value="2.49756" calcext:value-type="float">
            <text:p>2.49756</text:p>
          </table:table-cell>
          <table:table-cell table:formula="of:=[.B90]-[.C90]" office:value-type="float" office:value="1.8035152688172" calcext:value-type="float">
            <text:p>1.8035152688172</text:p>
          </table:table-cell>
          <table:table-cell table:formula="of:=[.C90]" office:value-type="float" office:value="2.49756" calcext:value-type="float">
            <text:p>2.4975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91]*5/1023" office:value-type="float" office:value="4.34995112414467" calcext:value-type="float">
            <text:p>4.34995112414467</text:p>
          </table:table-cell>
          <table:table-cell office:value-type="float" office:value="2.54643" calcext:value-type="float">
            <text:p>2.54643</text:p>
          </table:table-cell>
          <table:table-cell table:formula="of:=[.B91]-[.C91]" office:value-type="float" office:value="1.80352112414467" calcext:value-type="float">
            <text:p>1.80352112414467</text:p>
          </table:table-cell>
          <table:table-cell table:formula="of:=[.C91]" office:value-type="float" office:value="2.54643" calcext:value-type="float">
            <text:p>2.5464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2]*5/1023" office:value-type="float" office:value="4.39882697947214" calcext:value-type="float">
            <text:p>4.39882697947214</text:p>
          </table:table-cell>
          <table:table-cell office:value-type="float" office:value="2.59042" calcext:value-type="float">
            <text:p>2.59042</text:p>
          </table:table-cell>
          <table:table-cell table:formula="of:=[.B92]-[.C92]" office:value-type="float" office:value="1.80840697947214" calcext:value-type="float">
            <text:p>1.80840697947214</text:p>
          </table:table-cell>
          <table:table-cell table:formula="of:=[.C92]" office:value-type="float" office:value="2.59042" calcext:value-type="float">
            <text:p>2.5904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93]*5/1023" office:value-type="float" office:value="4.44770283479961" calcext:value-type="float">
            <text:p>4.44770283479961</text:p>
          </table:table-cell>
          <table:table-cell office:value-type="float" office:value="2.6393" calcext:value-type="float">
            <text:p>2.6393</text:p>
          </table:table-cell>
          <table:table-cell table:formula="of:=[.B93]-[.C93]" office:value-type="float" office:value="1.80840283479961" calcext:value-type="float">
            <text:p>1.80840283479961</text:p>
          </table:table-cell>
          <table:table-cell table:formula="of:=[.C93]" office:value-type="float" office:value="2.6393" calcext:value-type="float">
            <text:p>2.639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94]*5/1023" office:value-type="float" office:value="4.49657869012708" calcext:value-type="float">
            <text:p>4.49657869012708</text:p>
          </table:table-cell>
          <table:table-cell office:value-type="float" office:value="2.68817" calcext:value-type="float">
            <text:p>2.68817</text:p>
          </table:table-cell>
          <table:table-cell table:formula="of:=[.B94]-[.C94]" office:value-type="float" office:value="1.80840869012708" calcext:value-type="float">
            <text:p>1.80840869012708</text:p>
          </table:table-cell>
          <table:table-cell table:formula="of:=[.C94]" office:value-type="float" office:value="2.68817" calcext:value-type="float">
            <text:p>2.6881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95]*5/1023" office:value-type="float" office:value="4.54545454545455" calcext:value-type="float">
            <text:p>4.54545454545455</text:p>
          </table:table-cell>
          <table:table-cell office:value-type="float" office:value="2.73705" calcext:value-type="float">
            <text:p>2.73705</text:p>
          </table:table-cell>
          <table:table-cell table:formula="of:=[.B95]-[.C95]" office:value-type="float" office:value="1.80840454545455" calcext:value-type="float">
            <text:p>1.80840454545455</text:p>
          </table:table-cell>
          <table:table-cell table:formula="of:=[.C95]" office:value-type="float" office:value="2.73705" calcext:value-type="float">
            <text:p>2.7370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96]*5/1023" office:value-type="float" office:value="4.59433040078201" calcext:value-type="float">
            <text:p>4.59433040078201</text:p>
          </table:table-cell>
          <table:table-cell office:value-type="float" office:value="2.78592" calcext:value-type="float">
            <text:p>2.78592</text:p>
          </table:table-cell>
          <table:table-cell table:formula="of:=[.B96]-[.C96]" office:value-type="float" office:value="1.80841040078201" calcext:value-type="float">
            <text:p>1.80841040078201</text:p>
          </table:table-cell>
          <table:table-cell table:formula="of:=[.C96]" office:value-type="float" office:value="2.78592" calcext:value-type="float">
            <text:p>2.7859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97]*5/1023" office:value-type="float" office:value="4.64320625610948" calcext:value-type="float">
            <text:p>4.64320625610948</text:p>
          </table:table-cell>
          <table:table-cell office:value-type="float" office:value="2.82991" calcext:value-type="float">
            <text:p>2.82991</text:p>
          </table:table-cell>
          <table:table-cell table:formula="of:=[.B97]-[.C97]" office:value-type="float" office:value="1.81329625610948" calcext:value-type="float">
            <text:p>1.81329625610948</text:p>
          </table:table-cell>
          <table:table-cell table:formula="of:=[.C97]" office:value-type="float" office:value="2.82991" calcext:value-type="float">
            <text:p>2.8299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98]*5/1023" office:value-type="float" office:value="4.69208211143695" calcext:value-type="float">
            <text:p>4.69208211143695</text:p>
          </table:table-cell>
          <table:table-cell office:value-type="float" office:value="2.87879" calcext:value-type="float">
            <text:p>2.87879</text:p>
          </table:table-cell>
          <table:table-cell table:formula="of:=[.B98]-[.C98]" office:value-type="float" office:value="1.81329211143695" calcext:value-type="float">
            <text:p>1.81329211143695</text:p>
          </table:table-cell>
          <table:table-cell table:formula="of:=[.C98]" office:value-type="float" office:value="2.87879" calcext:value-type="float">
            <text:p>2.87879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99]*5/1023" office:value-type="float" office:value="4.74095796676442" calcext:value-type="float">
            <text:p>4.74095796676442</text:p>
          </table:table-cell>
          <table:table-cell office:value-type="float" office:value="2.92766" calcext:value-type="float">
            <text:p>2.92766</text:p>
          </table:table-cell>
          <table:table-cell table:formula="of:=[.B99]-[.C99]" office:value-type="float" office:value="1.81329796676442" calcext:value-type="float">
            <text:p>1.81329796676442</text:p>
          </table:table-cell>
          <table:table-cell table:formula="of:=[.C99]" office:value-type="float" office:value="2.92766" calcext:value-type="float">
            <text:p>2.9276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100]*5/1023" office:value-type="float" office:value="4.78983382209189" calcext:value-type="float">
            <text:p>4.78983382209189</text:p>
          </table:table-cell>
          <table:table-cell office:value-type="float" office:value="2.97165" calcext:value-type="float">
            <text:p>2.97165</text:p>
          </table:table-cell>
          <table:table-cell table:formula="of:=[.B100]-[.C100]" office:value-type="float" office:value="1.81818382209189" calcext:value-type="float">
            <text:p>1.81818382209189</text:p>
          </table:table-cell>
          <table:table-cell table:formula="of:=[.C100]" office:value-type="float" office:value="2.97165" calcext:value-type="float">
            <text:p>2.9716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101]*5/1023" office:value-type="float" office:value="4.83870967741936" calcext:value-type="float">
            <text:p>4.83870967741936</text:p>
          </table:table-cell>
          <table:table-cell office:value-type="float" office:value="3.02053" calcext:value-type="float">
            <text:p>3.02053</text:p>
          </table:table-cell>
          <table:table-cell table:formula="of:=[.B101]-[.C101]" office:value-type="float" office:value="1.81817967741936" calcext:value-type="float">
            <text:p>1.81817967741936</text:p>
          </table:table-cell>
          <table:table-cell table:formula="of:=[.C101]" office:value-type="float" office:value="3.02053" calcext:value-type="float">
            <text:p>3.0205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02]*5/1023" office:value-type="float" office:value="4.88758553274682" calcext:value-type="float">
            <text:p>4.88758553274682</text:p>
          </table:table-cell>
          <table:table-cell office:value-type="float" office:value="3.0694" calcext:value-type="float">
            <text:p>3.0694</text:p>
          </table:table-cell>
          <table:table-cell table:formula="of:=[.B102]-[.C102]" office:value-type="float" office:value="1.81818553274682" calcext:value-type="float">
            <text:p>1.81818553274682</text:p>
          </table:table-cell>
          <table:table-cell table:formula="of:=[.C102]" office:value-type="float" office:value="3.0694" calcext:value-type="float">
            <text:p>3.0694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[.A103]*5/1023" office:value-type="float" office:value="4.93646138807429" calcext:value-type="float">
            <text:p>4.93646138807429</text:p>
          </table:table-cell>
          <table:table-cell office:value-type="float" office:value="3.11828" calcext:value-type="float">
            <text:p>3.11828</text:p>
          </table:table-cell>
          <table:table-cell table:formula="of:=[.B103]-[.C103]" office:value-type="float" office:value="1.81818138807429" calcext:value-type="float">
            <text:p>1.81818138807429</text:p>
          </table:table-cell>
          <table:table-cell table:formula="of:=[.C103]" office:value-type="float" office:value="3.11828" calcext:value-type="float">
            <text:p>3.11828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[.A104]*5/1023" office:value-type="float" office:value="4.98533724340176" calcext:value-type="float">
            <text:p>4.98533724340176</text:p>
          </table:table-cell>
          <table:table-cell office:value-type="float" office:value="3.16227" calcext:value-type="float">
            <text:p>3.16227</text:p>
          </table:table-cell>
          <table:table-cell table:formula="of:=[.B104]-[.C104]" office:value-type="float" office:value="1.82306724340176" calcext:value-type="float">
            <text:p>1.82306724340176</text:p>
          </table:table-cell>
          <table:table-cell table:formula="of:=[.C104]" office:value-type="float" office:value="3.16227" calcext:value-type="float">
            <text:p>3.16227</text:p>
          </table:table-cell>
        </table:table-row>
      </table:table>
      <table:table table:name="5" table:style-name="ta1">
        <table:shapes>
          <draw:frame draw:z-index="0" draw:style-name="gr1" draw:text-style-name="P1" svg:width="6.2988in" svg:height="3.5429in" svg:x="8.5709in" svg:y="2.0366in">
            <draw:object draw:notify-on-update-of-ranges="'5'.B1:'5'.B1 '5'.B2:'5'.B104 '5'.C1:'5'.C1 '5'.C2:'5'.C104 '5'.B1:'5'.B1 '5'.B2:'5'.B104 '5'.D1:'5'.D1 '5'.D2:'5'.D10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1k Ohm</text:p>
          </table:table-cell>
          <table:table-cell office:value-type="string" calcext:value-type="string">
            <text:p>100 Oh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5/102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*5/1023" office:value-type="float" office:value="0.0488758553274682" calcext:value-type="float">
            <text:p>0.0488758553274682</text:p>
          </table:table-cell>
          <table:table-cell office:value-type="float" office:value="0.0146628" calcext:value-type="float">
            <text:p>0.0146628</text:p>
          </table:table-cell>
          <table:table-cell office:value-type="float" office:value="0.0342131" calcext:value-type="float">
            <text:p>0.03421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4]*5/1023" office:value-type="float" office:value="0.0977517106549365" calcext:value-type="float">
            <text:p>0.0977517106549365</text:p>
          </table:table-cell>
          <table:table-cell office:value-type="float" office:value="0.0391007" calcext:value-type="float">
            <text:p>0.0391007</text:p>
          </table:table-cell>
          <table:table-cell office:value-type="float" office:value="0.0782014" calcext:value-type="float">
            <text:p>0.07820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5]*5/1023" office:value-type="float" office:value="0.146627565982405" calcext:value-type="float">
            <text:p>0.146627565982405</text:p>
          </table:table-cell>
          <table:table-cell office:value-type="float" office:value="0.0635386" calcext:value-type="float">
            <text:p>0.0635386</text:p>
          </table:table-cell>
          <table:table-cell office:value-type="float" office:value="0.12219" calcext:value-type="float">
            <text:p>0.122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]*5/1023" office:value-type="float" office:value="0.195503421309873" calcext:value-type="float">
            <text:p>0.195503421309873</text:p>
          </table:table-cell>
          <table:table-cell office:value-type="float" office:value="0.0879765" calcext:value-type="float">
            <text:p>0.0879765</text:p>
          </table:table-cell>
          <table:table-cell office:value-type="float" office:value="0.166178" calcext:value-type="float">
            <text:p>0.1661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7]*5/1023" office:value-type="float" office:value="0.244379276637341" calcext:value-type="float">
            <text:p>0.244379276637341</text:p>
          </table:table-cell>
          <table:table-cell office:value-type="float" office:value="0.112414" calcext:value-type="float">
            <text:p>0.112414</text:p>
          </table:table-cell>
          <table:table-cell office:value-type="float" office:value="0.215054" calcext:value-type="float">
            <text:p>0.2150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8]*5/1023" office:value-type="float" office:value="0.293255131964809" calcext:value-type="float">
            <text:p>0.293255131964809</text:p>
          </table:table-cell>
          <table:table-cell office:value-type="float" office:value="0.131965" calcext:value-type="float">
            <text:p>0.131965</text:p>
          </table:table-cell>
          <table:table-cell office:value-type="float" office:value="0.254154" calcext:value-type="float">
            <text:p>0.2541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9]*5/1023" office:value-type="float" office:value="0.342130987292278" calcext:value-type="float">
            <text:p>0.342130987292278</text:p>
          </table:table-cell>
          <table:table-cell office:value-type="float" office:value="0.156403" calcext:value-type="float">
            <text:p>0.156403</text:p>
          </table:table-cell>
          <table:table-cell office:value-type="float" office:value="0.30303" calcext:value-type="float">
            <text:p>0.3030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10]*5/1023" office:value-type="float" office:value="0.391006842619746" calcext:value-type="float">
            <text:p>0.391006842619746</text:p>
          </table:table-cell>
          <table:table-cell office:value-type="float" office:value="0.180841" calcext:value-type="float">
            <text:p>0.180841</text:p>
          </table:table-cell>
          <table:table-cell office:value-type="float" office:value="0.347019" calcext:value-type="float">
            <text:p>0.3470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11]*5/1023" office:value-type="float" office:value="0.439882697947214" calcext:value-type="float">
            <text:p>0.439882697947214</text:p>
          </table:table-cell>
          <table:table-cell office:value-type="float" office:value="0.205279" calcext:value-type="float">
            <text:p>0.205279</text:p>
          </table:table-cell>
          <table:table-cell office:value-type="float" office:value="0.391007" calcext:value-type="float">
            <text:p>0.3910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2]*5/1023" office:value-type="float" office:value="0.488758553274682" calcext:value-type="float">
            <text:p>0.488758553274682</text:p>
          </table:table-cell>
          <table:table-cell office:value-type="float" office:value="0.229717" calcext:value-type="float">
            <text:p>0.229717</text:p>
          </table:table-cell>
          <table:table-cell office:value-type="float" office:value="0.434995" calcext:value-type="float">
            <text:p>0.43499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3]*5/1023" office:value-type="float" office:value="0.537634408602151" calcext:value-type="float">
            <text:p>0.537634408602151</text:p>
          </table:table-cell>
          <table:table-cell office:value-type="float" office:value="0.254154" calcext:value-type="float">
            <text:p>0.254154</text:p>
          </table:table-cell>
          <table:table-cell office:value-type="float" office:value="0.478983" calcext:value-type="float">
            <text:p>0.47898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4]*5/1023" office:value-type="float" office:value="0.586510263929619" calcext:value-type="float">
            <text:p>0.586510263929619</text:p>
          </table:table-cell>
          <table:table-cell office:value-type="float" office:value="0.278592" calcext:value-type="float">
            <text:p>0.278592</text:p>
          </table:table-cell>
          <table:table-cell office:value-type="float" office:value="0.522972" calcext:value-type="float">
            <text:p>0.52297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5]*5/1023" office:value-type="float" office:value="0.635386119257087" calcext:value-type="float">
            <text:p>0.635386119257087</text:p>
          </table:table-cell>
          <table:table-cell office:value-type="float" office:value="0.30303" calcext:value-type="float">
            <text:p>0.30303</text:p>
          </table:table-cell>
          <table:table-cell office:value-type="float" office:value="0.56696" calcext:value-type="float">
            <text:p>0.5669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6]*5/1023" office:value-type="float" office:value="0.684261974584555" calcext:value-type="float">
            <text:p>0.684261974584555</text:p>
          </table:table-cell>
          <table:table-cell office:value-type="float" office:value="0.327468" calcext:value-type="float">
            <text:p>0.327468</text:p>
          </table:table-cell>
          <table:table-cell office:value-type="float" office:value="0.610948" calcext:value-type="float">
            <text:p>0.6109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7]*5/1023" office:value-type="float" office:value="0.733137829912023" calcext:value-type="float">
            <text:p>0.733137829912023</text:p>
          </table:table-cell>
          <table:table-cell office:value-type="float" office:value="0.351906" calcext:value-type="float">
            <text:p>0.351906</text:p>
          </table:table-cell>
          <table:table-cell office:value-type="float" office:value="0.654936" calcext:value-type="float">
            <text:p>0.6549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8]*5/1023" office:value-type="float" office:value="0.782013685239492" calcext:value-type="float">
            <text:p>0.782013685239492</text:p>
          </table:table-cell>
          <table:table-cell office:value-type="float" office:value="0.371457" calcext:value-type="float">
            <text:p>0.371457</text:p>
          </table:table-cell>
          <table:table-cell office:value-type="float" office:value="0.703812" calcext:value-type="float">
            <text:p>0.70381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9]*5/1023" office:value-type="float" office:value="0.83088954056696" calcext:value-type="float">
            <text:p>0.83088954056696</text:p>
          </table:table-cell>
          <table:table-cell office:value-type="float" office:value="0.395894" calcext:value-type="float">
            <text:p>0.395894</text:p>
          </table:table-cell>
          <table:table-cell office:value-type="float" office:value="0.747801" calcext:value-type="float">
            <text:p>0.74780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20]*5/1023" office:value-type="float" office:value="0.879765395894428" calcext:value-type="float">
            <text:p>0.879765395894428</text:p>
          </table:table-cell>
          <table:table-cell office:value-type="float" office:value="0.42522" calcext:value-type="float">
            <text:p>0.42522</text:p>
          </table:table-cell>
          <table:table-cell office:value-type="float" office:value="0.791789" calcext:value-type="float">
            <text:p>0.7917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21]*5/1023" office:value-type="float" office:value="0.928641251221896" calcext:value-type="float">
            <text:p>0.928641251221896</text:p>
          </table:table-cell>
          <table:table-cell office:value-type="float" office:value="0.44477" calcext:value-type="float">
            <text:p>0.44477</text:p>
          </table:table-cell>
          <table:table-cell office:value-type="float" office:value="0.835777" calcext:value-type="float">
            <text:p>0.83577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2]*5/1023" office:value-type="float" office:value="0.977517106549365" calcext:value-type="float">
            <text:p>0.977517106549365</text:p>
          </table:table-cell>
          <table:table-cell office:value-type="float" office:value="0.469208" calcext:value-type="float">
            <text:p>0.469208</text:p>
          </table:table-cell>
          <table:table-cell office:value-type="float" office:value="0.879765" calcext:value-type="float">
            <text:p>0.87976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3]*5/1023" office:value-type="float" office:value="1.02639296187683" calcext:value-type="float">
            <text:p>1.02639296187683</text:p>
          </table:table-cell>
          <table:table-cell office:value-type="float" office:value="0.493646" calcext:value-type="float">
            <text:p>0.493646</text:p>
          </table:table-cell>
          <table:table-cell office:value-type="float" office:value="0.923754" calcext:value-type="float">
            <text:p>0.92375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4]*5/1023" office:value-type="float" office:value="1.0752688172043" calcext:value-type="float">
            <text:p>1.0752688172043</text:p>
          </table:table-cell>
          <table:table-cell office:value-type="float" office:value="0.518084" calcext:value-type="float">
            <text:p>0.518084</text:p>
          </table:table-cell>
          <table:table-cell office:value-type="float" office:value="0.967742" calcext:value-type="float">
            <text:p>0.96774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5]*5/1023" office:value-type="float" office:value="1.12414467253177" calcext:value-type="float">
            <text:p>1.12414467253177</text:p>
          </table:table-cell>
          <table:table-cell office:value-type="float" office:value="0.542522" calcext:value-type="float">
            <text:p>0.542522</text:p>
          </table:table-cell>
          <table:table-cell office:value-type="float" office:value="1.01173" calcext:value-type="float">
            <text:p>1.0117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6]*5/1023" office:value-type="float" office:value="1.17302052785924" calcext:value-type="float">
            <text:p>1.17302052785924</text:p>
          </table:table-cell>
          <table:table-cell office:value-type="float" office:value="0.56696" calcext:value-type="float">
            <text:p>0.56696</text:p>
          </table:table-cell>
          <table:table-cell office:value-type="float" office:value="1.05572" calcext:value-type="float">
            <text:p>1.0557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7]*5/1023" office:value-type="float" office:value="1.22189638318671" calcext:value-type="float">
            <text:p>1.22189638318671</text:p>
          </table:table-cell>
          <table:table-cell office:value-type="float" office:value="0.591398" calcext:value-type="float">
            <text:p>0.591398</text:p>
          </table:table-cell>
          <table:table-cell office:value-type="float" office:value="1.09971" calcext:value-type="float">
            <text:p>1.0997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8]*5/1023" office:value-type="float" office:value="1.27077223851417" calcext:value-type="float">
            <text:p>1.27077223851417</text:p>
          </table:table-cell>
          <table:table-cell office:value-type="float" office:value="0.615836" calcext:value-type="float">
            <text:p>0.615836</text:p>
          </table:table-cell>
          <table:table-cell office:value-type="float" office:value="1.14858" calcext:value-type="float">
            <text:p>1.1485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9]*5/1023" office:value-type="float" office:value="1.31964809384164" calcext:value-type="float">
            <text:p>1.31964809384164</text:p>
          </table:table-cell>
          <table:table-cell office:value-type="float" office:value="0.640274" calcext:value-type="float">
            <text:p>0.640274</text:p>
          </table:table-cell>
          <table:table-cell office:value-type="float" office:value="1.19257" calcext:value-type="float">
            <text:p>1.1925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30]*5/1023" office:value-type="float" office:value="1.36852394916911" calcext:value-type="float">
            <text:p>1.36852394916911</text:p>
          </table:table-cell>
          <table:table-cell office:value-type="float" office:value="0.664712" calcext:value-type="float">
            <text:p>0.664712</text:p>
          </table:table-cell>
          <table:table-cell office:value-type="float" office:value="1.23656" calcext:value-type="float">
            <text:p>1.2365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31]*5/1023" office:value-type="float" office:value="1.41739980449658" calcext:value-type="float">
            <text:p>1.41739980449658</text:p>
          </table:table-cell>
          <table:table-cell office:value-type="float" office:value="0.68915" calcext:value-type="float">
            <text:p>0.68915</text:p>
          </table:table-cell>
          <table:table-cell office:value-type="float" office:value="1.28055" calcext:value-type="float">
            <text:p>1.2805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2]*5/1023" office:value-type="float" office:value="1.46627565982405" calcext:value-type="float">
            <text:p>1.46627565982405</text:p>
          </table:table-cell>
          <table:table-cell office:value-type="float" office:value="0.713587" calcext:value-type="float">
            <text:p>0.713587</text:p>
          </table:table-cell>
          <table:table-cell office:value-type="float" office:value="1.32454" calcext:value-type="float">
            <text:p>1.3245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3]*5/1023" office:value-type="float" office:value="1.51515151515152" calcext:value-type="float">
            <text:p>1.51515151515152</text:p>
          </table:table-cell>
          <table:table-cell office:value-type="float" office:value="0.738025" calcext:value-type="float">
            <text:p>0.738025</text:p>
          </table:table-cell>
          <table:table-cell office:value-type="float" office:value="1.36852" calcext:value-type="float">
            <text:p>1.3685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4]*5/1023" office:value-type="float" office:value="1.56402737047898" calcext:value-type="float">
            <text:p>1.56402737047898</text:p>
          </table:table-cell>
          <table:table-cell office:value-type="float" office:value="0.762463" calcext:value-type="float">
            <text:p>0.762463</text:p>
          </table:table-cell>
          <table:table-cell office:value-type="float" office:value="1.41251" calcext:value-type="float">
            <text:p>1.4125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5]*5/1023" office:value-type="float" office:value="1.61290322580645" calcext:value-type="float">
            <text:p>1.61290322580645</text:p>
          </table:table-cell>
          <table:table-cell office:value-type="float" office:value="0.786901" calcext:value-type="float">
            <text:p>0.786901</text:p>
          </table:table-cell>
          <table:table-cell office:value-type="float" office:value="1.4565" calcext:value-type="float">
            <text:p>1.456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6]*5/1023" office:value-type="float" office:value="1.66177908113392" calcext:value-type="float">
            <text:p>1.66177908113392</text:p>
          </table:table-cell>
          <table:table-cell office:value-type="float" office:value="0.811339" calcext:value-type="float">
            <text:p>0.811339</text:p>
          </table:table-cell>
          <table:table-cell office:value-type="float" office:value="1.50049" calcext:value-type="float">
            <text:p>1.5004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7]*5/1023" office:value-type="float" office:value="1.71065493646139" calcext:value-type="float">
            <text:p>1.71065493646139</text:p>
          </table:table-cell>
          <table:table-cell office:value-type="float" office:value="0.835777" calcext:value-type="float">
            <text:p>0.835777</text:p>
          </table:table-cell>
          <table:table-cell office:value-type="float" office:value="1.54936" calcext:value-type="float">
            <text:p>1.5493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8]*5/1023" office:value-type="float" office:value="1.75953079178886" calcext:value-type="float">
            <text:p>1.75953079178886</text:p>
          </table:table-cell>
          <table:table-cell office:value-type="float" office:value="0.860215" calcext:value-type="float">
            <text:p>0.860215</text:p>
          </table:table-cell>
          <table:table-cell office:value-type="float" office:value="1.59335" calcext:value-type="float">
            <text:p>1.5933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9]*5/1023" office:value-type="float" office:value="1.80840664711632" calcext:value-type="float">
            <text:p>1.80840664711632</text:p>
          </table:table-cell>
          <table:table-cell office:value-type="float" office:value="0.884653" calcext:value-type="float">
            <text:p>0.884653</text:p>
          </table:table-cell>
          <table:table-cell office:value-type="float" office:value="1.63734" calcext:value-type="float">
            <text:p>1.6373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40]*5/1023" office:value-type="float" office:value="1.85728250244379" calcext:value-type="float">
            <text:p>1.85728250244379</text:p>
          </table:table-cell>
          <table:table-cell office:value-type="float" office:value="0.904203" calcext:value-type="float">
            <text:p>0.904203</text:p>
          </table:table-cell>
          <table:table-cell office:value-type="float" office:value="1.68133" calcext:value-type="float">
            <text:p>1.6813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41]*5/1023" office:value-type="float" office:value="1.90615835777126" calcext:value-type="float">
            <text:p>1.90615835777126</text:p>
          </table:table-cell>
          <table:table-cell office:value-type="float" office:value="0.928641" calcext:value-type="float">
            <text:p>0.928641</text:p>
          </table:table-cell>
          <table:table-cell office:value-type="float" office:value="1.72532" calcext:value-type="float">
            <text:p>1.7253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2]*5/1023" office:value-type="float" office:value="1.95503421309873" calcext:value-type="float">
            <text:p>1.95503421309873</text:p>
          </table:table-cell>
          <table:table-cell office:value-type="float" office:value="0.953079" calcext:value-type="float">
            <text:p>0.953079</text:p>
          </table:table-cell>
          <table:table-cell office:value-type="float" office:value="1.76931" calcext:value-type="float">
            <text:p>1.7693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3]*5/1023" office:value-type="float" office:value="2.0039100684262" calcext:value-type="float">
            <text:p>2.0039100684262</text:p>
          </table:table-cell>
          <table:table-cell office:value-type="float" office:value="0.977517" calcext:value-type="float">
            <text:p>0.977517</text:p>
          </table:table-cell>
          <table:table-cell office:value-type="float" office:value="1.81329" calcext:value-type="float">
            <text:p>1.8132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4]*5/1023" office:value-type="float" office:value="2.05278592375367" calcext:value-type="float">
            <text:p>2.05278592375367</text:p>
          </table:table-cell>
          <table:table-cell office:value-type="float" office:value="1.00196" calcext:value-type="float">
            <text:p>1.00196</text:p>
          </table:table-cell>
          <table:table-cell office:value-type="float" office:value="1.85728" calcext:value-type="float">
            <text:p>1.8572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5]*5/1023" office:value-type="float" office:value="2.10166177908113" calcext:value-type="float">
            <text:p>2.10166177908113</text:p>
          </table:table-cell>
          <table:table-cell office:value-type="float" office:value="1.02639" calcext:value-type="float">
            <text:p>1.02639</text:p>
          </table:table-cell>
          <table:table-cell office:value-type="float" office:value="1.90616" calcext:value-type="float">
            <text:p>1.9061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6]*5/1023" office:value-type="float" office:value="2.1505376344086" calcext:value-type="float">
            <text:p>2.1505376344086</text:p>
          </table:table-cell>
          <table:table-cell office:value-type="float" office:value="1.05083" calcext:value-type="float">
            <text:p>1.05083</text:p>
          </table:table-cell>
          <table:table-cell office:value-type="float" office:value="1.95015" calcext:value-type="float">
            <text:p>1.9501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7]*5/1023" office:value-type="float" office:value="2.19941348973607" calcext:value-type="float">
            <text:p>2.19941348973607</text:p>
          </table:table-cell>
          <table:table-cell office:value-type="float" office:value="1.07527" calcext:value-type="float">
            <text:p>1.07527</text:p>
          </table:table-cell>
          <table:table-cell office:value-type="float" office:value="1.99413" calcext:value-type="float">
            <text:p>1.9941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8]*5/1023" office:value-type="float" office:value="2.24828934506354" calcext:value-type="float">
            <text:p>2.24828934506354</text:p>
          </table:table-cell>
          <table:table-cell office:value-type="float" office:value="1.09971" calcext:value-type="float">
            <text:p>1.09971</text:p>
          </table:table-cell>
          <table:table-cell office:value-type="float" office:value="2.03812" calcext:value-type="float">
            <text:p>2.0381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9]*5/1023" office:value-type="float" office:value="2.29716520039101" calcext:value-type="float">
            <text:p>2.29716520039101</text:p>
          </table:table-cell>
          <table:table-cell office:value-type="float" office:value="1.12414" calcext:value-type="float">
            <text:p>1.12414</text:p>
          </table:table-cell>
          <table:table-cell office:value-type="float" office:value="2.087" calcext:value-type="float">
            <text:p>2.08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50]*5/1023" office:value-type="float" office:value="2.34604105571848" calcext:value-type="float">
            <text:p>2.34604105571848</text:p>
          </table:table-cell>
          <table:table-cell office:value-type="float" office:value="1.14858" calcext:value-type="float">
            <text:p>1.14858</text:p>
          </table:table-cell>
          <table:table-cell office:value-type="float" office:value="2.13099" calcext:value-type="float">
            <text:p>2.1309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51]*5/1023" office:value-type="float" office:value="2.39491691104594" calcext:value-type="float">
            <text:p>2.39491691104594</text:p>
          </table:table-cell>
          <table:table-cell office:value-type="float" office:value="1.17302" calcext:value-type="float">
            <text:p>1.17302</text:p>
          </table:table-cell>
          <table:table-cell office:value-type="float" office:value="2.17498" calcext:value-type="float">
            <text:p>2.174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2]*5/1023" office:value-type="float" office:value="2.44379276637341" calcext:value-type="float">
            <text:p>2.44379276637341</text:p>
          </table:table-cell>
          <table:table-cell office:value-type="float" office:value="1.19746" calcext:value-type="float">
            <text:p>1.19746</text:p>
          </table:table-cell>
          <table:table-cell office:value-type="float" office:value="2.21896" calcext:value-type="float">
            <text:p>2.2189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3]*5/1023" office:value-type="float" office:value="2.49266862170088" calcext:value-type="float">
            <text:p>2.49266862170088</text:p>
          </table:table-cell>
          <table:table-cell office:value-type="float" office:value="1.2219" calcext:value-type="float">
            <text:p>1.2219</text:p>
          </table:table-cell>
          <table:table-cell office:value-type="float" office:value="2.26295" calcext:value-type="float">
            <text:p>2.2629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4]*5/1023" office:value-type="float" office:value="2.54154447702835" calcext:value-type="float">
            <text:p>2.54154447702835</text:p>
          </table:table-cell>
          <table:table-cell office:value-type="float" office:value="1.24633" calcext:value-type="float">
            <text:p>1.24633</text:p>
          </table:table-cell>
          <table:table-cell office:value-type="float" office:value="2.30694" calcext:value-type="float">
            <text:p>2.3069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5]*5/1023" office:value-type="float" office:value="2.59042033235582" calcext:value-type="float">
            <text:p>2.59042033235582</text:p>
          </table:table-cell>
          <table:table-cell office:value-type="float" office:value="1.26588" calcext:value-type="float">
            <text:p>1.26588</text:p>
          </table:table-cell>
          <table:table-cell office:value-type="float" office:value="2.35093" calcext:value-type="float">
            <text:p>2.3509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6]*5/1023" office:value-type="float" office:value="2.63929618768328" calcext:value-type="float">
            <text:p>2.63929618768328</text:p>
          </table:table-cell>
          <table:table-cell office:value-type="float" office:value="1.29032" calcext:value-type="float">
            <text:p>1.29032</text:p>
          </table:table-cell>
          <table:table-cell office:value-type="float" office:value="2.39492" calcext:value-type="float">
            <text:p>2.3949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7]*5/1023" office:value-type="float" office:value="2.68817204301075" calcext:value-type="float">
            <text:p>2.68817204301075</text:p>
          </table:table-cell>
          <table:table-cell office:value-type="float" office:value="1.31476" calcext:value-type="float">
            <text:p>1.31476</text:p>
          </table:table-cell>
          <table:table-cell office:value-type="float" office:value="2.43891" calcext:value-type="float">
            <text:p>2.4389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8]*5/1023" office:value-type="float" office:value="2.73704789833822" calcext:value-type="float">
            <text:p>2.73704789833822</text:p>
          </table:table-cell>
          <table:table-cell office:value-type="float" office:value="1.3392" calcext:value-type="float">
            <text:p>1.3392</text:p>
          </table:table-cell>
          <table:table-cell office:value-type="float" office:value="2.48289" calcext:value-type="float">
            <text:p>2.4828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9]*5/1023" office:value-type="float" office:value="2.78592375366569" calcext:value-type="float">
            <text:p>2.78592375366569</text:p>
          </table:table-cell>
          <table:table-cell office:value-type="float" office:value="1.36364" calcext:value-type="float">
            <text:p>1.36364</text:p>
          </table:table-cell>
          <table:table-cell office:value-type="float" office:value="2.52688" calcext:value-type="float">
            <text:p>2.5268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60]*5/1023" office:value-type="float" office:value="2.83479960899316" calcext:value-type="float">
            <text:p>2.83479960899316</text:p>
          </table:table-cell>
          <table:table-cell office:value-type="float" office:value="1.38807" calcext:value-type="float">
            <text:p>1.38807</text:p>
          </table:table-cell>
          <table:table-cell office:value-type="float" office:value="2.57576" calcext:value-type="float">
            <text:p>2.5757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61]*5/1023" office:value-type="float" office:value="2.88367546432063" calcext:value-type="float">
            <text:p>2.88367546432063</text:p>
          </table:table-cell>
          <table:table-cell office:value-type="float" office:value="1.41251" calcext:value-type="float">
            <text:p>1.41251</text:p>
          </table:table-cell>
          <table:table-cell office:value-type="float" office:value="2.61975" calcext:value-type="float">
            <text:p>2.6197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2]*5/1023" office:value-type="float" office:value="2.93255131964809" calcext:value-type="float">
            <text:p>2.93255131964809</text:p>
          </table:table-cell>
          <table:table-cell office:value-type="float" office:value="1.43695" calcext:value-type="float">
            <text:p>1.43695</text:p>
          </table:table-cell>
          <table:table-cell office:value-type="float" office:value="2.66373" calcext:value-type="float">
            <text:p>2.6637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3]*5/1023" office:value-type="float" office:value="2.98142717497556" calcext:value-type="float">
            <text:p>2.98142717497556</text:p>
          </table:table-cell>
          <table:table-cell office:value-type="float" office:value="1.46139" calcext:value-type="float">
            <text:p>1.46139</text:p>
          </table:table-cell>
          <table:table-cell office:value-type="float" office:value="2.70772" calcext:value-type="float">
            <text:p>2.7077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4]*5/1023" office:value-type="float" office:value="3.03030303030303" calcext:value-type="float">
            <text:p>3.03030303030303</text:p>
          </table:table-cell>
          <table:table-cell office:value-type="float" office:value="1.48583" calcext:value-type="float">
            <text:p>1.48583</text:p>
          </table:table-cell>
          <table:table-cell office:value-type="float" office:value="2.75171" calcext:value-type="float">
            <text:p>2.7517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5]*5/1023" office:value-type="float" office:value="3.0791788856305" calcext:value-type="float">
            <text:p>3.0791788856305</text:p>
          </table:table-cell>
          <table:table-cell office:value-type="float" office:value="1.51026" calcext:value-type="float">
            <text:p>1.51026</text:p>
          </table:table-cell>
          <table:table-cell office:value-type="float" office:value="2.7957" calcext:value-type="float">
            <text:p>2.795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6]*5/1023" office:value-type="float" office:value="3.12805474095797" calcext:value-type="float">
            <text:p>3.12805474095797</text:p>
          </table:table-cell>
          <table:table-cell office:value-type="float" office:value="1.5347" calcext:value-type="float">
            <text:p>1.5347</text:p>
          </table:table-cell>
          <table:table-cell office:value-type="float" office:value="2.83969" calcext:value-type="float">
            <text:p>2.8396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7]*5/1023" office:value-type="float" office:value="3.17693059628543" calcext:value-type="float">
            <text:p>3.17693059628543</text:p>
          </table:table-cell>
          <table:table-cell office:value-type="float" office:value="1.55914" calcext:value-type="float">
            <text:p>1.55914</text:p>
          </table:table-cell>
          <table:table-cell office:value-type="float" office:value="2.88368" calcext:value-type="float">
            <text:p>2.8836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8]*5/1023" office:value-type="float" office:value="3.2258064516129" calcext:value-type="float">
            <text:p>3.2258064516129</text:p>
          </table:table-cell>
          <table:table-cell office:value-type="float" office:value="1.58358" calcext:value-type="float">
            <text:p>1.58358</text:p>
          </table:table-cell>
          <table:table-cell office:value-type="float" office:value="2.92766" calcext:value-type="float">
            <text:p>2.9276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9]*5/1023" office:value-type="float" office:value="3.27468230694037" calcext:value-type="float">
            <text:p>3.27468230694037</text:p>
          </table:table-cell>
          <table:table-cell office:value-type="float" office:value="1.60802" calcext:value-type="float">
            <text:p>1.60802</text:p>
          </table:table-cell>
          <table:table-cell office:value-type="float" office:value="2.97165" calcext:value-type="float">
            <text:p>2.9716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70]*5/1023" office:value-type="float" office:value="3.32355816226784" calcext:value-type="float">
            <text:p>3.32355816226784</text:p>
          </table:table-cell>
          <table:table-cell office:value-type="float" office:value="1.63245" calcext:value-type="float">
            <text:p>1.63245</text:p>
          </table:table-cell>
          <table:table-cell office:value-type="float" office:value="3.02053" calcext:value-type="float">
            <text:p>3.0205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71]*5/1023" office:value-type="float" office:value="3.37243401759531" calcext:value-type="float">
            <text:p>3.37243401759531</text:p>
          </table:table-cell>
          <table:table-cell office:value-type="float" office:value="1.652" calcext:value-type="float">
            <text:p>1.652</text:p>
          </table:table-cell>
          <table:table-cell office:value-type="float" office:value="3.06452" calcext:value-type="float">
            <text:p>3.0645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2]*5/1023" office:value-type="float" office:value="3.42130987292278" calcext:value-type="float">
            <text:p>3.42130987292278</text:p>
          </table:table-cell>
          <table:table-cell office:value-type="float" office:value="1.68133" calcext:value-type="float">
            <text:p>1.68133</text:p>
          </table:table-cell>
          <table:table-cell office:value-type="float" office:value="3.1085" calcext:value-type="float">
            <text:p>3.108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3]*5/1023" office:value-type="float" office:value="3.47018572825024" calcext:value-type="float">
            <text:p>3.47018572825024</text:p>
          </table:table-cell>
          <table:table-cell office:value-type="float" office:value="1.70577" calcext:value-type="float">
            <text:p>1.70577</text:p>
          </table:table-cell>
          <table:table-cell office:value-type="float" office:value="3.15249" calcext:value-type="float">
            <text:p>3.1524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4]*5/1023" office:value-type="float" office:value="3.51906158357771" calcext:value-type="float">
            <text:p>3.51906158357771</text:p>
          </table:table-cell>
          <table:table-cell office:value-type="float" office:value="1.72532" calcext:value-type="float">
            <text:p>1.72532</text:p>
          </table:table-cell>
          <table:table-cell office:value-type="float" office:value="3.19648" calcext:value-type="float">
            <text:p>3.1964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5]*5/1023" office:value-type="float" office:value="3.56793743890518" calcext:value-type="float">
            <text:p>3.56793743890518</text:p>
          </table:table-cell>
          <table:table-cell office:value-type="float" office:value="1.75464" calcext:value-type="float">
            <text:p>1.75464</text:p>
          </table:table-cell>
          <table:table-cell office:value-type="float" office:value="3.24047" calcext:value-type="float">
            <text:p>3.2404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6]*5/1023" office:value-type="float" office:value="3.61681329423265" calcext:value-type="float">
            <text:p>3.61681329423265</text:p>
          </table:table-cell>
          <table:table-cell office:value-type="float" office:value="1.77908" calcext:value-type="float">
            <text:p>1.77908</text:p>
          </table:table-cell>
          <table:table-cell office:value-type="float" office:value="3.28446" calcext:value-type="float">
            <text:p>3.2844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7]*5/1023" office:value-type="float" office:value="3.66568914956012" calcext:value-type="float">
            <text:p>3.66568914956012</text:p>
          </table:table-cell>
          <table:table-cell office:value-type="float" office:value="1.79863" calcext:value-type="float">
            <text:p>1.79863</text:p>
          </table:table-cell>
          <table:table-cell office:value-type="float" office:value="3.32845" calcext:value-type="float">
            <text:p>3.3284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78]*5/1023" office:value-type="float" office:value="3.71456500488759" calcext:value-type="float">
            <text:p>3.71456500488759</text:p>
          </table:table-cell>
          <table:table-cell office:value-type="float" office:value="1.82307" calcext:value-type="float">
            <text:p>1.82307</text:p>
          </table:table-cell>
          <table:table-cell office:value-type="float" office:value="3.37243" calcext:value-type="float">
            <text:p>3.3724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79]*5/1023" office:value-type="float" office:value="3.76344086021505" calcext:value-type="float">
            <text:p>3.76344086021505</text:p>
          </table:table-cell>
          <table:table-cell office:value-type="float" office:value="1.85239" calcext:value-type="float">
            <text:p>1.85239</text:p>
          </table:table-cell>
          <table:table-cell office:value-type="float" office:value="3.42131" calcext:value-type="float">
            <text:p>3.4213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80]*5/1023" office:value-type="float" office:value="3.81231671554252" calcext:value-type="float">
            <text:p>3.81231671554252</text:p>
          </table:table-cell>
          <table:table-cell office:value-type="float" office:value="1.87195" calcext:value-type="float">
            <text:p>1.87195</text:p>
          </table:table-cell>
          <table:table-cell office:value-type="float" office:value="3.4653" calcext:value-type="float">
            <text:p>3.465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81]*5/1023" office:value-type="float" office:value="3.86119257086999" calcext:value-type="float">
            <text:p>3.86119257086999</text:p>
          </table:table-cell>
          <table:table-cell office:value-type="float" office:value="1.89638" calcext:value-type="float">
            <text:p>1.89638</text:p>
          </table:table-cell>
          <table:table-cell office:value-type="float" office:value="3.50929" calcext:value-type="float">
            <text:p>3.5092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2]*5/1023" office:value-type="float" office:value="3.91006842619746" calcext:value-type="float">
            <text:p>3.91006842619746</text:p>
          </table:table-cell>
          <table:table-cell office:value-type="float" office:value="1.92082" calcext:value-type="float">
            <text:p>1.92082</text:p>
          </table:table-cell>
          <table:table-cell office:value-type="float" office:value="3.55327" calcext:value-type="float">
            <text:p>3.5532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83]*5/1023" office:value-type="float" office:value="3.95894428152493" calcext:value-type="float">
            <text:p>3.95894428152493</text:p>
          </table:table-cell>
          <table:table-cell office:value-type="float" office:value="1.94526" calcext:value-type="float">
            <text:p>1.94526</text:p>
          </table:table-cell>
          <table:table-cell office:value-type="float" office:value="3.59726" calcext:value-type="float">
            <text:p>3.5972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84]*5/1023" office:value-type="float" office:value="4.0078201368524" calcext:value-type="float">
            <text:p>4.0078201368524</text:p>
          </table:table-cell>
          <table:table-cell office:value-type="float" office:value="1.9697" calcext:value-type="float">
            <text:p>1.9697</text:p>
          </table:table-cell>
          <table:table-cell office:value-type="float" office:value="3.64125" calcext:value-type="float">
            <text:p>3.6412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85]*5/1023" office:value-type="float" office:value="4.05669599217986" calcext:value-type="float">
            <text:p>4.05669599217986</text:p>
          </table:table-cell>
          <table:table-cell office:value-type="float" office:value="1.99413" calcext:value-type="float">
            <text:p>1.99413</text:p>
          </table:table-cell>
          <table:table-cell office:value-type="float" office:value="3.68524" calcext:value-type="float">
            <text:p>3.6852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6]*5/1023" office:value-type="float" office:value="4.10557184750733" calcext:value-type="float">
            <text:p>4.10557184750733</text:p>
          </table:table-cell>
          <table:table-cell office:value-type="float" office:value="2.01857" calcext:value-type="float">
            <text:p>2.01857</text:p>
          </table:table-cell>
          <table:table-cell office:value-type="float" office:value="3.72923" calcext:value-type="float">
            <text:p>3.7292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7]*5/1023" office:value-type="float" office:value="4.1544477028348" calcext:value-type="float">
            <text:p>4.1544477028348</text:p>
          </table:table-cell>
          <table:table-cell office:value-type="float" office:value="2.04301" calcext:value-type="float">
            <text:p>2.04301</text:p>
          </table:table-cell>
          <table:table-cell office:value-type="float" office:value="3.77322" calcext:value-type="float">
            <text:p>3.7732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8]*5/1023" office:value-type="float" office:value="4.20332355816227" calcext:value-type="float">
            <text:p>4.20332355816227</text:p>
          </table:table-cell>
          <table:table-cell office:value-type="float" office:value="2.06745" calcext:value-type="float">
            <text:p>2.06745</text:p>
          </table:table-cell>
          <table:table-cell office:value-type="float" office:value="3.8172" calcext:value-type="float">
            <text:p>3.817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9]*5/1023" office:value-type="float" office:value="4.25219941348974" calcext:value-type="float">
            <text:p>4.25219941348974</text:p>
          </table:table-cell>
          <table:table-cell office:value-type="float" office:value="2.09189" calcext:value-type="float">
            <text:p>2.09189</text:p>
          </table:table-cell>
          <table:table-cell office:value-type="float" office:value="3.86119" calcext:value-type="float">
            <text:p>3.8611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90]*5/1023" office:value-type="float" office:value="4.3010752688172" calcext:value-type="float">
            <text:p>4.3010752688172</text:p>
          </table:table-cell>
          <table:table-cell office:value-type="float" office:value="2.11144" calcext:value-type="float">
            <text:p>2.11144</text:p>
          </table:table-cell>
          <table:table-cell office:value-type="float" office:value="3.90518" calcext:value-type="float">
            <text:p>3.9051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91]*5/1023" office:value-type="float" office:value="4.34995112414467" calcext:value-type="float">
            <text:p>4.34995112414467</text:p>
          </table:table-cell>
          <table:table-cell office:value-type="float" office:value="2.13587" calcext:value-type="float">
            <text:p>2.13587</text:p>
          </table:table-cell>
          <table:table-cell office:value-type="float" office:value="3.95406" calcext:value-type="float">
            <text:p>3.9540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2]*5/1023" office:value-type="float" office:value="4.39882697947214" calcext:value-type="float">
            <text:p>4.39882697947214</text:p>
          </table:table-cell>
          <table:table-cell office:value-type="float" office:value="2.16031" calcext:value-type="float">
            <text:p>2.16031</text:p>
          </table:table-cell>
          <table:table-cell office:value-type="float" office:value="3.99316" calcext:value-type="float">
            <text:p>3.9931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93]*5/1023" office:value-type="float" office:value="4.44770283479961" calcext:value-type="float">
            <text:p>4.44770283479961</text:p>
          </table:table-cell>
          <table:table-cell office:value-type="float" office:value="2.18475" calcext:value-type="float">
            <text:p>2.18475</text:p>
          </table:table-cell>
          <table:table-cell office:value-type="float" office:value="4.04203" calcext:value-type="float">
            <text:p>4.0420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94]*5/1023" office:value-type="float" office:value="4.49657869012708" calcext:value-type="float">
            <text:p>4.49657869012708</text:p>
          </table:table-cell>
          <table:table-cell office:value-type="float" office:value="2.20919" calcext:value-type="float">
            <text:p>2.20919</text:p>
          </table:table-cell>
          <table:table-cell office:value-type="float" office:value="4.08602" calcext:value-type="float">
            <text:p>4.0860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95]*5/1023" office:value-type="float" office:value="4.54545454545455" calcext:value-type="float">
            <text:p>4.54545454545455</text:p>
          </table:table-cell>
          <table:table-cell office:value-type="float" office:value="2.23363" calcext:value-type="float">
            <text:p>2.23363</text:p>
          </table:table-cell>
          <table:table-cell office:value-type="float" office:value="4.13001" calcext:value-type="float">
            <text:p>4.1300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96]*5/1023" office:value-type="float" office:value="4.59433040078201" calcext:value-type="float">
            <text:p>4.59433040078201</text:p>
          </table:table-cell>
          <table:table-cell office:value-type="float" office:value="2.25806" calcext:value-type="float">
            <text:p>2.25806</text:p>
          </table:table-cell>
          <table:table-cell office:value-type="float" office:value="4.174" calcext:value-type="float">
            <text:p>4.17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97]*5/1023" office:value-type="float" office:value="4.64320625610948" calcext:value-type="float">
            <text:p>4.64320625610948</text:p>
          </table:table-cell>
          <table:table-cell office:value-type="float" office:value="2.2825" calcext:value-type="float">
            <text:p>2.2825</text:p>
          </table:table-cell>
          <table:table-cell office:value-type="float" office:value="4.21799" calcext:value-type="float">
            <text:p>4.2179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98]*5/1023" office:value-type="float" office:value="4.69208211143695" calcext:value-type="float">
            <text:p>4.69208211143695</text:p>
          </table:table-cell>
          <table:table-cell office:value-type="float" office:value="2.30694" calcext:value-type="float">
            <text:p>2.30694</text:p>
          </table:table-cell>
          <table:table-cell office:value-type="float" office:value="4.26197" calcext:value-type="float">
            <text:p>4.2619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99]*5/1023" office:value-type="float" office:value="4.74095796676442" calcext:value-type="float">
            <text:p>4.74095796676442</text:p>
          </table:table-cell>
          <table:table-cell office:value-type="float" office:value="2.33138" calcext:value-type="float">
            <text:p>2.33138</text:p>
          </table:table-cell>
          <table:table-cell office:value-type="float" office:value="4.30596" calcext:value-type="float">
            <text:p>4.3059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100]*5/1023" office:value-type="float" office:value="4.78983382209189" calcext:value-type="float">
            <text:p>4.78983382209189</text:p>
          </table:table-cell>
          <table:table-cell office:value-type="float" office:value="2.35582" calcext:value-type="float">
            <text:p>2.35582</text:p>
          </table:table-cell>
          <table:table-cell office:value-type="float" office:value="4.34995" calcext:value-type="float">
            <text:p>4.3499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101]*5/1023" office:value-type="float" office:value="4.83870967741936" calcext:value-type="float">
            <text:p>4.83870967741936</text:p>
          </table:table-cell>
          <table:table-cell office:value-type="float" office:value="2.38025" calcext:value-type="float">
            <text:p>2.38025</text:p>
          </table:table-cell>
          <table:table-cell office:value-type="float" office:value="4.39394" calcext:value-type="float">
            <text:p>4.393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02]*5/1023" office:value-type="float" office:value="4.88758553274682" calcext:value-type="float">
            <text:p>4.88758553274682</text:p>
          </table:table-cell>
          <table:table-cell office:value-type="float" office:value="2.40469" calcext:value-type="float">
            <text:p>2.40469</text:p>
          </table:table-cell>
          <table:table-cell office:value-type="float" office:value="4.43793" calcext:value-type="float">
            <text:p>4.43793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[.A103]*5/1023" office:value-type="float" office:value="4.93646138807429" calcext:value-type="float">
            <text:p>4.93646138807429</text:p>
          </table:table-cell>
          <table:table-cell office:value-type="float" office:value="2.42913" calcext:value-type="float">
            <text:p>2.42913</text:p>
          </table:table-cell>
          <table:table-cell office:value-type="float" office:value="4.48192" calcext:value-type="float">
            <text:p>4.48192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[.A104]*5/1023" office:value-type="float" office:value="4.98533724340176" calcext:value-type="float">
            <text:p>4.98533724340176</text:p>
          </table:table-cell>
          <table:table-cell office:value-type="float" office:value="2.45357" calcext:value-type="float">
            <text:p>2.45357</text:p>
          </table:table-cell>
          <table:table-cell office:value-type="float" office:value="4.53079" calcext:value-type="float">
            <text:p>4.530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10T07:36:35.138822109</meta:creation-date>
    <dc:date>2022-06-10T12:53:28.418240243</dc:date>
    <meta:editing-duration>PT1H22M15S</meta:editing-duration>
    <meta:editing-cycles>14</meta:editing-cycles>
    <meta:generator>LibreOffice/7.3.4.2$MacOSX_X86_64 LibreOffice_project/728fec16bd5f605073805c3c9e7c4212a0120dc5</meta:generator>
    <meta:document-statistic meta:table-count="7" meta:cell-count="5596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015cm" svg:height="8.58cm" xlink:href=".." xlink:type="simple" chart:class="chart:scatter" chart:style-name="ch1">
        <chart:legend chart:legend-position="end" svg:x="10.978cm" svg:y="3.991cm" style:legend-expansion="high" chart:style-name="ch2"/>
        <chart:plot-area chart:style-name="ch3" table:cell-range-address="'6.3-6.4'.D1:'6.3-6.4'.E104" chart:data-source-has-labels="row" svg:x="0.28cm" svg:y="0.171cm" svg:width="10.418cm" svg:height="8.238cm">
          <chartooo:coordinate-region svg:x="1.007cm" svg:y="0.371cm" svg:width="9.597cm" svg:height="7.3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6.3-6.4'.E2:'6.3-6.4'.E104" chart:label-cell-address="'6.3-6.4'.E1:'6.3-6.4'.E1" chart:class="chart:scatter">
            <chart:domain table:cell-range-address="'6.3-6.4'.D2:'6.3-6.4'.D104"/>
            <chart:data-point chart:repeated="10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trom LED</text:p>
                <draw:g>
                  <svg:desc>'6.3-6.4'.E1:'6.3-6.4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6.3-6.4'.D2:'6.3-6.4'.D104</svg:desc>
                </draw:g>
              </table:table-cell>
              <table:table-cell office:value-type="float" office:value="0">
                <text:p>0</text:p>
                <draw:g>
                  <svg:desc>'6.3-6.4'.E2:'6.3-6.4'.E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88758553274682">
                <text:p>0.0488758553274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77517106549365">
                <text:p>0.0977517106549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6627565982405">
                <text:p>0.146627565982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5503421309873">
                <text:p>0.195503421309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4379276637341">
                <text:p>0.244379276637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3255131964809">
                <text:p>0.293255131964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2130987292278">
                <text:p>0.342130987292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1006842619746">
                <text:p>0.391006842619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39882697947214">
                <text:p>0.439882697947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88758553274682">
                <text:p>0.488758553274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37634408602151">
                <text:p>0.537634408602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86510263929619">
                <text:p>0.586510263929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5386119257087">
                <text:p>0.635386119257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4261974584555">
                <text:p>0.684261974584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33137829912023">
                <text:p>0.733137829912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2013685239492">
                <text:p>0.782013685239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3088954056696">
                <text:p>0.83088954056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79765395894428">
                <text:p>0.879765395894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8641251221896">
                <text:p>0.928641251221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77517106549365">
                <text:p>0.977517106549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2639296187683">
                <text:p>1.02639296187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752688172043">
                <text:p>1.0752688172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2414467253177">
                <text:p>1.12414467253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7302052785924">
                <text:p>1.17302052785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2189638318671">
                <text:p>1.22189638318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7077223851417">
                <text:p>1.27077223851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1964809384164">
                <text:p>1.31964809384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6852394916911">
                <text:p>1.36852394916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1739980449658">
                <text:p>1.41739980449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6627565982405">
                <text:p>1.46627565982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1515151515152">
                <text:p>1.51515151515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5913978047898">
                <text:p>1.55913978047898</text:p>
              </table:table-cell>
              <table:table-cell office:value-type="float" office:value="0.00488759">
                <text:p>0.004887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9335292580645">
                <text:p>1.59335292580645</text:p>
              </table:table-cell>
              <table:table-cell office:value-type="float" office:value="0.0195503">
                <text:p>0.01955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1779078113392">
                <text:p>1.61779078113392</text:p>
              </table:table-cell>
              <table:table-cell office:value-type="float" office:value="0.0439883">
                <text:p>0.04398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63734113646139">
                <text:p>1.63734113646139</text:p>
              </table:table-cell>
              <table:table-cell office:value-type="float" office:value="0.0733138">
                <text:p>0.07331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4711679178886">
                <text:p>1.64711679178886</text:p>
              </table:table-cell>
              <table:table-cell office:value-type="float" office:value="0.112414">
                <text:p>0.1124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66177864711632">
                <text:p>1.66177864711632</text:p>
              </table:table-cell>
              <table:table-cell office:value-type="float" office:value="0.146628">
                <text:p>0.1466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7155450244379">
                <text:p>1.67155450244379</text:p>
              </table:table-cell>
              <table:table-cell office:value-type="float" office:value="0.185728">
                <text:p>0.1857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8132935777126">
                <text:p>1.68132935777126</text:p>
              </table:table-cell>
              <table:table-cell office:value-type="float" office:value="0.224829">
                <text:p>0.2248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8621721309873">
                <text:p>1.68621721309873</text:p>
              </table:table-cell>
              <table:table-cell office:value-type="float" office:value="0.268817">
                <text:p>0.2688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911050684262">
                <text:p>1.6911050684262</text:p>
              </table:table-cell>
              <table:table-cell office:value-type="float" office:value="0.312805">
                <text:p>0.3128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70087992375367">
                <text:p>1.70087992375367</text:p>
              </table:table-cell>
              <table:table-cell office:value-type="float" office:value="0.351906">
                <text:p>0.3519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0576777908113">
                <text:p>1.70576777908113</text:p>
              </table:table-cell>
              <table:table-cell office:value-type="float" office:value="0.395894">
                <text:p>0.3958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106546344086">
                <text:p>1.7106546344086</text:p>
              </table:table-cell>
              <table:table-cell office:value-type="float" office:value="0.439883">
                <text:p>0.4398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71065448973607">
                <text:p>1.71065448973607</text:p>
              </table:table-cell>
              <table:table-cell office:value-type="float" office:value="0.488759">
                <text:p>0.4887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71554234506354">
                <text:p>1.71554234506354</text:p>
              </table:table-cell>
              <table:table-cell office:value-type="float" office:value="0.532747">
                <text:p>0.532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72043020039101">
                <text:p>1.72043020039101</text:p>
              </table:table-cell>
              <table:table-cell office:value-type="float" office:value="0.576735">
                <text:p>0.5767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72043005571848">
                <text:p>1.72043005571848</text:p>
              </table:table-cell>
              <table:table-cell office:value-type="float" office:value="0.625611">
                <text:p>0.6256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72531791104594">
                <text:p>1.72531791104594</text:p>
              </table:table-cell>
              <table:table-cell office:value-type="float" office:value="0.669599">
                <text:p>0.6695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3020576637341">
                <text:p>1.73020576637341</text:p>
              </table:table-cell>
              <table:table-cell office:value-type="float" office:value="0.713587">
                <text:p>0.7135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3509262170088">
                <text:p>1.73509262170088</text:p>
              </table:table-cell>
              <table:table-cell office:value-type="float" office:value="0.757576">
                <text:p>0.7575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73509247702835">
                <text:p>1.73509247702835</text:p>
              </table:table-cell>
              <table:table-cell office:value-type="float" office:value="0.806452">
                <text:p>0.8064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73998033235582">
                <text:p>1.73998033235582</text:p>
              </table:table-cell>
              <table:table-cell office:value-type="float" office:value="0.85044">
                <text:p>0.850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3998018768328">
                <text:p>1.73998018768328</text:p>
              </table:table-cell>
              <table:table-cell office:value-type="float" office:value="0.899316">
                <text:p>0.8993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74486804301075">
                <text:p>1.74486804301075</text:p>
              </table:table-cell>
              <table:table-cell office:value-type="float" office:value="0.943304">
                <text:p>0.9433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74975589833822">
                <text:p>1.74975589833822</text:p>
              </table:table-cell>
              <table:table-cell office:value-type="float" office:value="0.987292">
                <text:p>0.9872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74975375366569">
                <text:p>1.74975375366569</text:p>
              </table:table-cell>
              <table:table-cell office:value-type="float" office:value="1.03617">
                <text:p>1.036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75463960899316">
                <text:p>1.75463960899316</text:p>
              </table:table-cell>
              <table:table-cell office:value-type="float" office:value="1.08016">
                <text:p>1.080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75464546432063">
                <text:p>1.75464546432063</text:p>
              </table:table-cell>
              <table:table-cell office:value-type="float" office:value="1.12903">
                <text:p>1.129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75464131964809">
                <text:p>1.75464131964809</text:p>
              </table:table-cell>
              <table:table-cell office:value-type="float" office:value="1.17791">
                <text:p>1.177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75952717497556">
                <text:p>1.75952717497556</text:p>
              </table:table-cell>
              <table:table-cell office:value-type="float" office:value="1.2219">
                <text:p>1.22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75953303030303">
                <text:p>1.75953303030303</text:p>
              </table:table-cell>
              <table:table-cell office:value-type="float" office:value="1.27077">
                <text:p>1.270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7644188856305">
                <text:p>1.7644188856305</text:p>
              </table:table-cell>
              <table:table-cell office:value-type="float" office:value="1.31476">
                <text:p>1.314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76441474095797">
                <text:p>1.76441474095797</text:p>
              </table:table-cell>
              <table:table-cell office:value-type="float" office:value="1.36364">
                <text:p>1.363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76931059628543">
                <text:p>1.76931059628543</text:p>
              </table:table-cell>
              <table:table-cell office:value-type="float" office:value="1.40762">
                <text:p>1.407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7693064516129">
                <text:p>1.7693064516129</text:p>
              </table:table-cell>
              <table:table-cell office:value-type="float" office:value="1.4565">
                <text:p>1.45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6930230694037">
                <text:p>1.76930230694037</text:p>
              </table:table-cell>
              <table:table-cell office:value-type="float" office:value="1.50538">
                <text:p>1.505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7419816226784">
                <text:p>1.77419816226784</text:p>
              </table:table-cell>
              <table:table-cell office:value-type="float" office:value="1.54936">
                <text:p>1.549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77419401759531">
                <text:p>1.77419401759531</text:p>
              </table:table-cell>
              <table:table-cell office:value-type="float" office:value="1.59824">
                <text:p>1.598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77418987292278">
                <text:p>1.77418987292278</text:p>
              </table:table-cell>
              <table:table-cell office:value-type="float" office:value="1.64712">
                <text:p>1.647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77908572825024">
                <text:p>1.77908572825024</text:p>
              </table:table-cell>
              <table:table-cell office:value-type="float" office:value="1.6911">
                <text:p>1.69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77908158357771">
                <text:p>1.77908158357771</text:p>
              </table:table-cell>
              <table:table-cell office:value-type="float" office:value="1.73998">
                <text:p>1.739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77907743890518">
                <text:p>1.77907743890518</text:p>
              </table:table-cell>
              <table:table-cell office:value-type="float" office:value="1.78886">
                <text:p>1.788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78397329423265">
                <text:p>1.78397329423265</text:p>
              </table:table-cell>
              <table:table-cell office:value-type="float" office:value="1.83284">
                <text:p>1.832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78396914956012">
                <text:p>1.78396914956012</text:p>
              </table:table-cell>
              <table:table-cell office:value-type="float" office:value="1.88172">
                <text:p>1.881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78396500488759">
                <text:p>1.78396500488759</text:p>
              </table:table-cell>
              <table:table-cell office:value-type="float" office:value="1.9306">
                <text:p>1.93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78886086021505">
                <text:p>1.78886086021505</text:p>
              </table:table-cell>
              <table:table-cell office:value-type="float" office:value="1.97458">
                <text:p>1.974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78885671554252">
                <text:p>1.78885671554252</text:p>
              </table:table-cell>
              <table:table-cell office:value-type="float" office:value="2.02346">
                <text:p>2.023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78885257086999">
                <text:p>1.78885257086999</text:p>
              </table:table-cell>
              <table:table-cell office:value-type="float" office:value="2.07234">
                <text:p>2.072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78885842619746">
                <text:p>1.78885842619746</text:p>
              </table:table-cell>
              <table:table-cell office:value-type="float" office:value="2.12121">
                <text:p>2.121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79374428152493">
                <text:p>1.79374428152493</text:p>
              </table:table-cell>
              <table:table-cell office:value-type="float" office:value="2.1652">
                <text:p>2.16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937401368524">
                <text:p>1.7937401368524</text:p>
              </table:table-cell>
              <table:table-cell office:value-type="float" office:value="2.21408">
                <text:p>2.214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79374599217986">
                <text:p>1.79374599217986</text:p>
              </table:table-cell>
              <table:table-cell office:value-type="float" office:value="2.26295">
                <text:p>2.262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79863184750733">
                <text:p>1.79863184750733</text:p>
              </table:table-cell>
              <table:table-cell office:value-type="float" office:value="2.30694">
                <text:p>2.306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986277028348">
                <text:p>1.7986277028348</text:p>
              </table:table-cell>
              <table:table-cell office:value-type="float" office:value="2.35582">
                <text:p>2.355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9863355816227">
                <text:p>1.79863355816227</text:p>
              </table:table-cell>
              <table:table-cell office:value-type="float" office:value="2.40469">
                <text:p>2.404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80351941348974">
                <text:p>1.80351941348974</text:p>
              </table:table-cell>
              <table:table-cell office:value-type="float" office:value="2.44868">
                <text:p>2.448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8035152688172">
                <text:p>1.8035152688172</text:p>
              </table:table-cell>
              <table:table-cell office:value-type="float" office:value="2.49756">
                <text:p>2.497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0352112414467">
                <text:p>1.80352112414467</text:p>
              </table:table-cell>
              <table:table-cell office:value-type="float" office:value="2.54643">
                <text:p>2.546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0840697947214">
                <text:p>1.80840697947214</text:p>
              </table:table-cell>
              <table:table-cell office:value-type="float" office:value="2.59042">
                <text:p>2.590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0840283479961">
                <text:p>1.80840283479961</text:p>
              </table:table-cell>
              <table:table-cell office:value-type="float" office:value="2.6393">
                <text:p>2.63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0840869012708">
                <text:p>1.80840869012708</text:p>
              </table:table-cell>
              <table:table-cell office:value-type="float" office:value="2.68817">
                <text:p>2.688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0840454545455">
                <text:p>1.80840454545455</text:p>
              </table:table-cell>
              <table:table-cell office:value-type="float" office:value="2.73705">
                <text:p>2.737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0841040078201">
                <text:p>1.80841040078201</text:p>
              </table:table-cell>
              <table:table-cell office:value-type="float" office:value="2.78592">
                <text:p>2.785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81329625610948">
                <text:p>1.81329625610948</text:p>
              </table:table-cell>
              <table:table-cell office:value-type="float" office:value="2.82991">
                <text:p>2.829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81329211143695">
                <text:p>1.81329211143695</text:p>
              </table:table-cell>
              <table:table-cell office:value-type="float" office:value="2.87879">
                <text:p>2.878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81329796676442">
                <text:p>1.81329796676442</text:p>
              </table:table-cell>
              <table:table-cell office:value-type="float" office:value="2.92766">
                <text:p>2.927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81818382209189">
                <text:p>1.81818382209189</text:p>
              </table:table-cell>
              <table:table-cell office:value-type="float" office:value="2.97165">
                <text:p>2.971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81817967741936">
                <text:p>1.81817967741936</text:p>
              </table:table-cell>
              <table:table-cell office:value-type="float" office:value="3.02053">
                <text:p>3.020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81818553274682">
                <text:p>1.81818553274682</text:p>
              </table:table-cell>
              <table:table-cell office:value-type="float" office:value="3.0694">
                <text:p>3.06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81818138807429">
                <text:p>1.81818138807429</text:p>
              </table:table-cell>
              <table:table-cell office:value-type="float" office:value="3.11828">
                <text:p>3.118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82306724340176">
                <text:p>1.82306724340176</text:p>
              </table:table-cell>
              <table:table-cell office:value-type="float" office:value="3.16227">
                <text:p>3.162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72cm" svg:y="4.204cm" style:legend-expansion="high" chart:style-name="ch2"/>
        <chart:plot-area chart:style-name="ch3" table:cell-range-address="'7'.S2:'7'.T104" svg:x="0.319cm" svg:y="0.18cm" svg:width="12.534cm" svg:height="8.646cm">
          <chartooo:coordinate-region svg:x="0.94cm" svg:y="0.379cm" svg:width="11.673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7'.T2:'7'.T104" chart:class="chart:scatter">
            <chart:domain table:cell-range-address="'7'.S2:'7'.S104"/>
            <chart:data-point chart:repeated="10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7'.S2:'7'.S104</svg:desc>
                </draw:g>
              </table:table-cell>
              <table:table-cell office:value-type="float" office:value="0">
                <text:p>0</text:p>
                <draw:g>
                  <svg:desc>'7'.T2:'7'.T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60671">
                <text:p>0.2606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58651">
                <text:p>0.58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88759">
                <text:p>0.00488759</text:p>
              </table:table-cell>
              <table:table-cell office:value-type="float" office:value="0.879765">
                <text:p>0.8797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977517">
                <text:p>0.00977517</text:p>
              </table:table-cell>
              <table:table-cell office:value-type="float" office:value="1.17302">
                <text:p>1.173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46628">
                <text:p>0.0146628</text:p>
              </table:table-cell>
              <table:table-cell office:value-type="float" office:value="1.46628">
                <text:p>1.466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95503">
                <text:p>0.0195503</text:p>
              </table:table-cell>
              <table:table-cell office:value-type="float" office:value="1.75953">
                <text:p>1.759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44379">
                <text:p>0.0244379</text:p>
              </table:table-cell>
              <table:table-cell office:value-type="float" office:value="2.05279">
                <text:p>2.052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93255">
                <text:p>0.0293255</text:p>
              </table:table-cell>
              <table:table-cell office:value-type="float" office:value="2.34604">
                <text:p>2.346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42131">
                <text:p>0.0342131</text:p>
              </table:table-cell>
              <table:table-cell office:value-type="float" office:value="2.6393">
                <text:p>2.63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91007">
                <text:p>0.0391007</text:p>
              </table:table-cell>
              <table:table-cell office:value-type="float" office:value="2.93255">
                <text:p>2.932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91007">
                <text:p>0.0391007</text:p>
              </table:table-cell>
              <table:table-cell office:value-type="float" office:value="3.22581">
                <text:p>3.225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39883">
                <text:p>0.0439883</text:p>
              </table:table-cell>
              <table:table-cell office:value-type="float" office:value="3.51906">
                <text:p>3.51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88759">
                <text:p>0.0488759</text:p>
              </table:table-cell>
              <table:table-cell office:value-type="float" office:value="3.8449">
                <text:p>3.84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37634">
                <text:p>0.0537634</text:p>
              </table:table-cell>
              <table:table-cell office:value-type="float" office:value="4.13816">
                <text:p>4.138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8651">
                <text:p>0.058651</text:p>
              </table:table-cell>
              <table:table-cell office:value-type="float" office:value="4.43141">
                <text:p>4.431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35386">
                <text:p>0.0635386</text:p>
              </table:table-cell>
              <table:table-cell office:value-type="float" office:value="4.72467">
                <text:p>4.724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84262">
                <text:p>0.0684262</text:p>
              </table:table-cell>
              <table:table-cell office:value-type="float" office:value="5.01792">
                <text:p>5.017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33138">
                <text:p>0.0733138</text:p>
              </table:table-cell>
              <table:table-cell office:value-type="float" office:value="5.31118">
                <text:p>5.311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82014">
                <text:p>0.0782014</text:p>
              </table:table-cell>
              <table:table-cell office:value-type="float" office:value="5.60443">
                <text:p>5.604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3089">
                <text:p>0.083089</text:p>
              </table:table-cell>
              <table:table-cell office:value-type="float" office:value="5.89769">
                <text:p>5.897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79765">
                <text:p>0.0879765</text:p>
              </table:table-cell>
              <table:table-cell office:value-type="float" office:value="6.19094">
                <text:p>6.190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28641">
                <text:p>0.0928641</text:p>
              </table:table-cell>
              <table:table-cell office:value-type="float" office:value="6.4842">
                <text:p>6.48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77517">
                <text:p>0.0977517</text:p>
              </table:table-cell>
              <table:table-cell office:value-type="float" office:value="6.77745">
                <text:p>6.777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2639">
                <text:p>0.102639</text:p>
              </table:table-cell>
              <table:table-cell office:value-type="float" office:value="7.10329">
                <text:p>7.10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7527">
                <text:p>0.107527</text:p>
              </table:table-cell>
              <table:table-cell office:value-type="float" office:value="7.39655">
                <text:p>7.396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2414">
                <text:p>0.112414</text:p>
              </table:table-cell>
              <table:table-cell office:value-type="float" office:value="7.6898">
                <text:p>7.68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7302">
                <text:p>0.117302</text:p>
              </table:table-cell>
              <table:table-cell office:value-type="float" office:value="7.98306">
                <text:p>7.98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219">
                <text:p>0.12219</text:p>
              </table:table-cell>
              <table:table-cell office:value-type="float" office:value="8.27631">
                <text:p>8.276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7077">
                <text:p>0.127077</text:p>
              </table:table-cell>
              <table:table-cell office:value-type="float" office:value="8.56957">
                <text:p>8.569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31965">
                <text:p>0.131965</text:p>
              </table:table-cell>
              <table:table-cell office:value-type="float" office:value="8.86282">
                <text:p>8.862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6852">
                <text:p>0.136852</text:p>
              </table:table-cell>
              <table:table-cell office:value-type="float" office:value="9.15608">
                <text:p>9.156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4174">
                <text:p>0.14174</text:p>
              </table:table-cell>
              <table:table-cell office:value-type="float" office:value="9.44933">
                <text:p>9.449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6628">
                <text:p>0.146628</text:p>
              </table:table-cell>
              <table:table-cell office:value-type="float" office:value="9.74259">
                <text:p>9.742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51515">
                <text:p>0.151515</text:p>
              </table:table-cell>
              <table:table-cell office:value-type="float" office:value="10.0358">
                <text:p>10.03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1515">
                <text:p>0.151515</text:p>
              </table:table-cell>
              <table:table-cell office:value-type="float" office:value="10.3291">
                <text:p>10.32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6129">
                <text:p>0.16129</text:p>
              </table:table-cell>
              <table:table-cell office:value-type="float" office:value="10.6224">
                <text:p>10.62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6129">
                <text:p>0.16129</text:p>
              </table:table-cell>
              <table:table-cell office:value-type="float" office:value="10.9156">
                <text:p>10.91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6178">
                <text:p>0.166178</text:p>
              </table:table-cell>
              <table:table-cell office:value-type="float" office:value="11.274">
                <text:p>11.2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71065">
                <text:p>0.171065</text:p>
              </table:table-cell>
              <table:table-cell office:value-type="float" office:value="11.5347">
                <text:p>11.53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75953">
                <text:p>0.175953</text:p>
              </table:table-cell>
              <table:table-cell office:value-type="float" office:value="11.8605">
                <text:p>11.86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85728">
                <text:p>0.185728</text:p>
              </table:table-cell>
              <table:table-cell office:value-type="float" office:value="12.1538">
                <text:p>12.15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85728">
                <text:p>0.185728</text:p>
              </table:table-cell>
              <table:table-cell office:value-type="float" office:value="12.4471">
                <text:p>12.44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90616">
                <text:p>0.190616</text:p>
              </table:table-cell>
              <table:table-cell office:value-type="float" office:value="12.7403">
                <text:p>12.74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95503">
                <text:p>0.195503</text:p>
              </table:table-cell>
              <table:table-cell office:value-type="float" office:value="13.0336">
                <text:p>13.03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00391">
                <text:p>0.200391</text:p>
              </table:table-cell>
              <table:table-cell office:value-type="float" office:value="13.3268">
                <text:p>13.32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05279">
                <text:p>0.205279</text:p>
              </table:table-cell>
              <table:table-cell office:value-type="float" office:value="13.6201">
                <text:p>13.62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10166">
                <text:p>0.210166</text:p>
              </table:table-cell>
              <table:table-cell office:value-type="float" office:value="13.9133">
                <text:p>13.91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15054">
                <text:p>0.215054</text:p>
              </table:table-cell>
              <table:table-cell office:value-type="float" office:value="14.174">
                <text:p>14.1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19941">
                <text:p>0.219941</text:p>
              </table:table-cell>
              <table:table-cell office:value-type="float" office:value="14.4998">
                <text:p>14.49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24829">
                <text:p>0.224829</text:p>
              </table:table-cell>
              <table:table-cell office:value-type="float" office:value="14.7931">
                <text:p>14.79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29717">
                <text:p>0.229717</text:p>
              </table:table-cell>
              <table:table-cell office:value-type="float" office:value="15.0863">
                <text:p>15.08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34604">
                <text:p>0.234604</text:p>
              </table:table-cell>
              <table:table-cell office:value-type="float" office:value="15.3796">
                <text:p>15.37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39492">
                <text:p>0.239492</text:p>
              </table:table-cell>
              <table:table-cell office:value-type="float" office:value="15.6729">
                <text:p>15.67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44379">
                <text:p>0.244379</text:p>
              </table:table-cell>
              <table:table-cell office:value-type="float" office:value="15.9987">
                <text:p>15.99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49267">
                <text:p>0.249267</text:p>
              </table:table-cell>
              <table:table-cell office:value-type="float" office:value="16.292">
                <text:p>16.2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54154">
                <text:p>0.254154</text:p>
              </table:table-cell>
              <table:table-cell office:value-type="float" office:value="16.5852">
                <text:p>16.58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59042">
                <text:p>0.259042</text:p>
              </table:table-cell>
              <table:table-cell office:value-type="float" office:value="16.8785">
                <text:p>16.87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6393">
                <text:p>0.26393</text:p>
              </table:table-cell>
              <table:table-cell office:value-type="float" office:value="17.1717">
                <text:p>17.17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68817">
                <text:p>0.268817</text:p>
              </table:table-cell>
              <table:table-cell office:value-type="float" office:value="17.4324">
                <text:p>17.43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73705">
                <text:p>0.273705</text:p>
              </table:table-cell>
              <table:table-cell office:value-type="float" office:value="17.7582">
                <text:p>17.75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78592">
                <text:p>0.278592</text:p>
              </table:table-cell>
              <table:table-cell office:value-type="float" office:value="18.0515">
                <text:p>18.05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8348">
                <text:p>0.28348</text:p>
              </table:table-cell>
              <table:table-cell office:value-type="float" office:value="18.3447">
                <text:p>18.34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88368">
                <text:p>0.288368</text:p>
              </table:table-cell>
              <table:table-cell office:value-type="float" office:value="18.638">
                <text:p>18.6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93255">
                <text:p>0.293255</text:p>
              </table:table-cell>
              <table:table-cell office:value-type="float" office:value="18.9312">
                <text:p>18.93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98143">
                <text:p>0.298143</text:p>
              </table:table-cell>
              <table:table-cell office:value-type="float" office:value="19.2245">
                <text:p>19.22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0303">
                <text:p>0.30303</text:p>
              </table:table-cell>
              <table:table-cell office:value-type="float" office:value="19.5178">
                <text:p>19.51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07918">
                <text:p>0.307918</text:p>
              </table:table-cell>
              <table:table-cell office:value-type="float" office:value="19.811">
                <text:p>19.8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12805">
                <text:p>0.312805</text:p>
              </table:table-cell>
              <table:table-cell office:value-type="float" office:value="20.1043">
                <text:p>20.10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17693">
                <text:p>0.317693</text:p>
              </table:table-cell>
              <table:table-cell office:value-type="float" office:value="20.3975">
                <text:p>20.39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22581">
                <text:p>0.322581</text:p>
              </table:table-cell>
              <table:table-cell office:value-type="float" office:value="20.6908">
                <text:p>20.69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27468">
                <text:p>0.327468</text:p>
              </table:table-cell>
              <table:table-cell office:value-type="float" office:value="20.984">
                <text:p>20.9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32356">
                <text:p>0.332356</text:p>
              </table:table-cell>
              <table:table-cell office:value-type="float" office:value="21.2773">
                <text:p>21.27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37243">
                <text:p>0.337243</text:p>
              </table:table-cell>
              <table:table-cell office:value-type="float" office:value="21.5705">
                <text:p>21.57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42131">
                <text:p>0.342131</text:p>
              </table:table-cell>
              <table:table-cell office:value-type="float" office:value="21.8638">
                <text:p>21.86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47019">
                <text:p>0.347019</text:p>
              </table:table-cell>
              <table:table-cell office:value-type="float" office:value="22.1571">
                <text:p>22.15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51906">
                <text:p>0.351906</text:p>
              </table:table-cell>
              <table:table-cell office:value-type="float" office:value="22.4503">
                <text:p>22.45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56794">
                <text:p>0.356794</text:p>
              </table:table-cell>
              <table:table-cell office:value-type="float" office:value="22.7436">
                <text:p>22.74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61681">
                <text:p>0.361681</text:p>
              </table:table-cell>
              <table:table-cell office:value-type="float" office:value="23.0042">
                <text:p>23.00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66569">
                <text:p>0.366569</text:p>
              </table:table-cell>
              <table:table-cell office:value-type="float" office:value="23.2975">
                <text:p>23.29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71457">
                <text:p>0.371457</text:p>
              </table:table-cell>
              <table:table-cell office:value-type="float" office:value="23.5907">
                <text:p>23.59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76344">
                <text:p>0.376344</text:p>
              </table:table-cell>
              <table:table-cell office:value-type="float" office:value="23.9166">
                <text:p>23.91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81232">
                <text:p>0.381232</text:p>
              </table:table-cell>
              <table:table-cell office:value-type="float" office:value="24.1773">
                <text:p>24.17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86119">
                <text:p>0.386119</text:p>
              </table:table-cell>
              <table:table-cell office:value-type="float" office:value="24.5031">
                <text:p>24.50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95894">
                <text:p>0.395894</text:p>
              </table:table-cell>
              <table:table-cell office:value-type="float" office:value="24.7638">
                <text:p>24.76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95894">
                <text:p>0.395894</text:p>
              </table:table-cell>
              <table:table-cell office:value-type="float" office:value="25.057">
                <text:p>25.0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00782">
                <text:p>0.400782</text:p>
              </table:table-cell>
              <table:table-cell office:value-type="float" office:value="25.3829">
                <text:p>25.38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0567">
                <text:p>0.40567</text:p>
              </table:table-cell>
              <table:table-cell office:value-type="float" office:value="25.6435">
                <text:p>25.64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15445">
                <text:p>0.415445</text:p>
              </table:table-cell>
              <table:table-cell office:value-type="float" office:value="25.9368">
                <text:p>25.93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20332">
                <text:p>0.420332</text:p>
              </table:table-cell>
              <table:table-cell office:value-type="float" office:value="26.23">
                <text:p>26.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2522">
                <text:p>0.42522</text:p>
              </table:table-cell>
              <table:table-cell office:value-type="float" office:value="26.5233">
                <text:p>26.52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30108">
                <text:p>0.430108</text:p>
              </table:table-cell>
              <table:table-cell office:value-type="float" office:value="26.8166">
                <text:p>26.81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34995">
                <text:p>0.434995</text:p>
              </table:table-cell>
              <table:table-cell office:value-type="float" office:value="27.1098">
                <text:p>27.10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39883">
                <text:p>0.439883</text:p>
              </table:table-cell>
              <table:table-cell office:value-type="float" office:value="27.4031">
                <text:p>27.40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4477">
                <text:p>0.44477</text:p>
              </table:table-cell>
              <table:table-cell office:value-type="float" office:value="27.6963">
                <text:p>27.69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49658">
                <text:p>0.449658</text:p>
              </table:table-cell>
              <table:table-cell office:value-type="float" office:value="27.9896">
                <text:p>27.98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54545">
                <text:p>0.454545</text:p>
              </table:table-cell>
              <table:table-cell office:value-type="float" office:value="28.2828">
                <text:p>28.28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59433">
                <text:p>0.459433</text:p>
              </table:table-cell>
              <table:table-cell office:value-type="float" office:value="28.5761">
                <text:p>28.57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64321">
                <text:p>0.464321</text:p>
              </table:table-cell>
              <table:table-cell office:value-type="float" office:value="28.8693">
                <text:p>28.86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69208">
                <text:p>0.469208</text:p>
              </table:table-cell>
              <table:table-cell office:value-type="float" office:value="29.1626">
                <text:p>29.16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74096">
                <text:p>0.474096</text:p>
              </table:table-cell>
              <table:table-cell office:value-type="float" office:value="29.4558">
                <text:p>29.45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78983">
                <text:p>0.478983</text:p>
              </table:table-cell>
              <table:table-cell office:value-type="float" office:value="29.7491">
                <text:p>29.74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83871">
                <text:p>0.483871</text:p>
              </table:table-cell>
              <table:table-cell office:value-type="float" office:value="30.0424">
                <text:p>30.042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4.201cm" style:legend-expansion="high" chart:style-name="ch2"/>
        <chart:plot-area chart:style-name="ch3" table:cell-range-address="'7'.F2:'7'.G104" svg:x="0.32cm" svg:y="0.18cm" svg:width="12.481cm" svg:height="8.64cm">
          <chartooo:coordinate-region svg:x="0.756cm" svg:y="0.379cm" svg:width="11.6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7'.G2:'7'.G104" chart:class="chart:scatter">
            <chart:domain table:cell-range-address="'7'.F2:'7'.F104"/>
            <chart:data-point chart:repeated="10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7'.F2:'7'.F104</svg:desc>
                </draw:g>
              </table:table-cell>
              <table:table-cell office:value-type="float" office:value="0">
                <text:p>0</text:p>
                <draw:g>
                  <svg:desc>'7'.G2:'7'.G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60671">
                <text:p>0.2606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88759">
                <text:p>0.00488759</text:p>
              </table:table-cell>
              <table:table-cell office:value-type="float" office:value="0.553926">
                <text:p>0.553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46628">
                <text:p>0.0146628</text:p>
              </table:table-cell>
              <table:table-cell office:value-type="float" office:value="0.814598">
                <text:p>0.814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44379">
                <text:p>0.0244379</text:p>
              </table:table-cell>
              <table:table-cell office:value-type="float" office:value="1.07527">
                <text:p>1.075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93255">
                <text:p>0.0293255</text:p>
              </table:table-cell>
              <table:table-cell office:value-type="float" office:value="1.36852">
                <text:p>1.368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91007">
                <text:p>0.0391007</text:p>
              </table:table-cell>
              <table:table-cell office:value-type="float" office:value="1.6292">
                <text:p>1.62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88759">
                <text:p>0.0488759</text:p>
              </table:table-cell>
              <table:table-cell office:value-type="float" office:value="1.88987">
                <text:p>1.889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8651">
                <text:p>0.058651</text:p>
              </table:table-cell>
              <table:table-cell office:value-type="float" office:value="2.18312">
                <text:p>2.183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35386">
                <text:p>0.0635386</text:p>
              </table:table-cell>
              <table:table-cell office:value-type="float" office:value="2.44379">
                <text:p>2.443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33138">
                <text:p>0.0733138</text:p>
              </table:table-cell>
              <table:table-cell office:value-type="float" office:value="2.70446">
                <text:p>2.704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3089">
                <text:p>0.083089</text:p>
              </table:table-cell>
              <table:table-cell office:value-type="float" office:value="2.96514">
                <text:p>2.965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79765">
                <text:p>0.0879765</text:p>
              </table:table-cell>
              <table:table-cell office:value-type="float" office:value="3.25839">
                <text:p>3.258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77517">
                <text:p>0.0977517</text:p>
              </table:table-cell>
              <table:table-cell office:value-type="float" office:value="3.51906">
                <text:p>3.519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7527">
                <text:p>0.107527</text:p>
              </table:table-cell>
              <table:table-cell office:value-type="float" office:value="3.77973">
                <text:p>3.779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7302">
                <text:p>0.117302</text:p>
              </table:table-cell>
              <table:table-cell office:value-type="float" office:value="4.0404">
                <text:p>4.04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7077">
                <text:p>0.127077</text:p>
              </table:table-cell>
              <table:table-cell office:value-type="float" office:value="4.30108">
                <text:p>4.301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1965">
                <text:p>0.131965</text:p>
              </table:table-cell>
              <table:table-cell office:value-type="float" office:value="4.59433">
                <text:p>4.594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174">
                <text:p>0.14174</text:p>
              </table:table-cell>
              <table:table-cell office:value-type="float" office:value="4.855">
                <text:p>4.8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1515">
                <text:p>0.151515</text:p>
              </table:table-cell>
              <table:table-cell office:value-type="float" office:value="5.11567">
                <text:p>5.115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6129">
                <text:p>0.16129</text:p>
              </table:table-cell>
              <table:table-cell office:value-type="float" office:value="5.37634">
                <text:p>5.376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71065">
                <text:p>0.171065</text:p>
              </table:table-cell>
              <table:table-cell office:value-type="float" office:value="5.63702">
                <text:p>5.637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80841">
                <text:p>0.180841</text:p>
              </table:table-cell>
              <table:table-cell office:value-type="float" office:value="5.89769">
                <text:p>5.897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90616">
                <text:p>0.190616</text:p>
              </table:table-cell>
              <table:table-cell office:value-type="float" office:value="6.19094">
                <text:p>6.190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00391">
                <text:p>0.200391</text:p>
              </table:table-cell>
              <table:table-cell office:value-type="float" office:value="6.45161">
                <text:p>6.451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10166">
                <text:p>0.210166</text:p>
              </table:table-cell>
              <table:table-cell office:value-type="float" office:value="6.71228">
                <text:p>6.712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19941">
                <text:p>0.219941</text:p>
              </table:table-cell>
              <table:table-cell office:value-type="float" office:value="6.97296">
                <text:p>6.972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29717">
                <text:p>0.229717</text:p>
              </table:table-cell>
              <table:table-cell office:value-type="float" office:value="7.23363">
                <text:p>7.233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39492">
                <text:p>0.239492</text:p>
              </table:table-cell>
              <table:table-cell office:value-type="float" office:value="7.4943">
                <text:p>7.49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49267">
                <text:p>0.249267</text:p>
              </table:table-cell>
              <table:table-cell office:value-type="float" office:value="7.75497">
                <text:p>7.754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59042">
                <text:p>0.259042</text:p>
              </table:table-cell>
              <table:table-cell office:value-type="float" office:value="8.01564">
                <text:p>8.015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68817">
                <text:p>0.268817</text:p>
              </table:table-cell>
              <table:table-cell office:value-type="float" office:value="8.27631">
                <text:p>8.276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8348">
                <text:p>0.28348</text:p>
              </table:table-cell>
              <table:table-cell office:value-type="float" office:value="8.5044">
                <text:p>8.50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93255">
                <text:p>0.293255</text:p>
              </table:table-cell>
              <table:table-cell office:value-type="float" office:value="8.76507">
                <text:p>8.765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07918">
                <text:p>0.307918</text:p>
              </table:table-cell>
              <table:table-cell office:value-type="float" office:value="9.02574">
                <text:p>9.025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17693">
                <text:p>0.317693</text:p>
              </table:table-cell>
              <table:table-cell office:value-type="float" office:value="9.25383">
                <text:p>9.253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27468">
                <text:p>0.327468</text:p>
              </table:table-cell>
              <table:table-cell office:value-type="float" office:value="9.5145">
                <text:p>9.51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37243">
                <text:p>0.337243</text:p>
              </table:table-cell>
              <table:table-cell office:value-type="float" office:value="9.80775">
                <text:p>9.807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51906">
                <text:p>0.351906</text:p>
              </table:table-cell>
              <table:table-cell office:value-type="float" office:value="10.0033">
                <text:p>10.00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681">
                <text:p>0.361681</text:p>
              </table:table-cell>
              <table:table-cell office:value-type="float" office:value="10.2965">
                <text:p>10.29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76344">
                <text:p>0.376344</text:p>
              </table:table-cell>
              <table:table-cell office:value-type="float" office:value="10.5246">
                <text:p>10.52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86119">
                <text:p>0.386119</text:p>
              </table:table-cell>
              <table:table-cell office:value-type="float" office:value="10.7527">
                <text:p>10.75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00782">
                <text:p>0.400782</text:p>
              </table:table-cell>
              <table:table-cell office:value-type="float" office:value="10.9808">
                <text:p>10.98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15445">
                <text:p>0.415445</text:p>
              </table:table-cell>
              <table:table-cell office:value-type="float" office:value="11.2414">
                <text:p>11.24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30108">
                <text:p>0.430108</text:p>
              </table:table-cell>
              <table:table-cell office:value-type="float" office:value="11.4695">
                <text:p>11.46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4477">
                <text:p>0.44477</text:p>
              </table:table-cell>
              <table:table-cell office:value-type="float" office:value="11.6976">
                <text:p>11.69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59433">
                <text:p>0.459433</text:p>
              </table:table-cell>
              <table:table-cell office:value-type="float" office:value="11.9257">
                <text:p>11.92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69208">
                <text:p>0.469208</text:p>
              </table:table-cell>
              <table:table-cell office:value-type="float" office:value="12.1538">
                <text:p>12.15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3871">
                <text:p>0.483871</text:p>
              </table:table-cell>
              <table:table-cell office:value-type="float" office:value="12.3819">
                <text:p>12.38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03421">
                <text:p>0.503421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8084">
                <text:p>0.518084</text:p>
              </table:table-cell>
              <table:table-cell office:value-type="float" office:value="12.8381">
                <text:p>12.83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32747">
                <text:p>0.532747</text:p>
              </table:table-cell>
              <table:table-cell office:value-type="float" office:value="13.0661">
                <text:p>13.06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2297">
                <text:p>0.552297</text:p>
              </table:table-cell>
              <table:table-cell office:value-type="float" office:value="13.2942">
                <text:p>13.29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6696">
                <text:p>0.56696</text:p>
              </table:table-cell>
              <table:table-cell office:value-type="float" office:value="13.4897">
                <text:p>13.48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8651">
                <text:p>0.58651</text:p>
              </table:table-cell>
              <table:table-cell office:value-type="float" office:value="13.6852">
                <text:p>13.68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06061">
                <text:p>0.606061</text:p>
              </table:table-cell>
              <table:table-cell office:value-type="float" office:value="13.9459">
                <text:p>13.94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20723">
                <text:p>0.620723</text:p>
              </table:table-cell>
              <table:table-cell office:value-type="float" office:value="14.1414">
                <text:p>14.14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40274">
                <text:p>0.640274</text:p>
              </table:table-cell>
              <table:table-cell office:value-type="float" office:value="14.3369">
                <text:p>14.33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59824">
                <text:p>0.659824</text:p>
              </table:table-cell>
              <table:table-cell office:value-type="float" office:value="14.4998">
                <text:p>14.49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79374">
                <text:p>0.679374</text:p>
              </table:table-cell>
              <table:table-cell office:value-type="float" office:value="14.7279">
                <text:p>14.72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03812">
                <text:p>0.703812</text:p>
              </table:table-cell>
              <table:table-cell office:value-type="float" office:value="14.8908">
                <text:p>14.89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2825">
                <text:p>0.72825</text:p>
              </table:table-cell>
              <table:table-cell office:value-type="float" office:value="15.0538">
                <text:p>15.05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47801">
                <text:p>0.747801</text:p>
              </table:table-cell>
              <table:table-cell office:value-type="float" office:value="15.2493">
                <text:p>15.24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72239">
                <text:p>0.772239</text:p>
              </table:table-cell>
              <table:table-cell office:value-type="float" office:value="15.4122">
                <text:p>15.41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96676">
                <text:p>0.796676</text:p>
              </table:table-cell>
              <table:table-cell office:value-type="float" office:value="15.5751">
                <text:p>15.57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21114">
                <text:p>0.821114</text:p>
              </table:table-cell>
              <table:table-cell office:value-type="float" office:value="15.7054">
                <text:p>15.70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5044">
                <text:p>0.85044</text:p>
              </table:table-cell>
              <table:table-cell office:value-type="float" office:value="15.8684">
                <text:p>15.86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74878">
                <text:p>0.874878</text:p>
              </table:table-cell>
              <table:table-cell office:value-type="float" office:value="15.9987">
                <text:p>15.99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09091">
                <text:p>0.909091</text:p>
              </table:table-cell>
              <table:table-cell office:value-type="float" office:value="16.129">
                <text:p>16.1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38416">
                <text:p>0.938416</text:p>
              </table:table-cell>
              <table:table-cell office:value-type="float" office:value="16.2594">
                <text:p>16.25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67742">
                <text:p>0.967742</text:p>
              </table:table-cell>
              <table:table-cell office:value-type="float" office:value="16.3571">
                <text:p>16.35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0684">
                <text:p>1.00684</text:p>
              </table:table-cell>
              <table:table-cell office:value-type="float" office:value="16.4875">
                <text:p>16.4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3617">
                <text:p>1.03617</text:p>
              </table:table-cell>
              <table:table-cell office:value-type="float" office:value="16.5852">
                <text:p>16.58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7527">
                <text:p>1.07527</text:p>
              </table:table-cell>
              <table:table-cell office:value-type="float" office:value="16.6504">
                <text:p>16.65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0948">
                <text:p>1.10948</text:p>
              </table:table-cell>
              <table:table-cell office:value-type="float" office:value="16.7481">
                <text:p>16.74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4858">
                <text:p>1.14858</text:p>
              </table:table-cell>
              <table:table-cell office:value-type="float" office:value="16.8133">
                <text:p>16.81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18768">
                <text:p>1.18768</text:p>
              </table:table-cell>
              <table:table-cell office:value-type="float" office:value="16.8785">
                <text:p>16.87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2678">
                <text:p>1.22678</text:p>
              </table:table-cell>
              <table:table-cell office:value-type="float" office:value="16.911">
                <text:p>16.9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7077">
                <text:p>1.27077</text:p>
              </table:table-cell>
              <table:table-cell office:value-type="float" office:value="16.9762">
                <text:p>16.97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0987">
                <text:p>1.30987</text:p>
              </table:table-cell>
              <table:table-cell office:value-type="float" office:value="17.0414">
                <text:p>17.04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35386">
                <text:p>1.35386</text:p>
              </table:table-cell>
              <table:table-cell office:value-type="float" office:value="17.074">
                <text:p>17.0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39785">
                <text:p>1.39785</text:p>
              </table:table-cell>
              <table:table-cell office:value-type="float" office:value="17.1065">
                <text:p>17.10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44184">
                <text:p>1.44184</text:p>
              </table:table-cell>
              <table:table-cell office:value-type="float" office:value="17.1391">
                <text:p>17.13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49071">
                <text:p>1.49071</text:p>
              </table:table-cell>
              <table:table-cell office:value-type="float" office:value="17.1391">
                <text:p>17.13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52981">
                <text:p>1.52981</text:p>
              </table:table-cell>
              <table:table-cell office:value-type="float" office:value="17.1391">
                <text:p>17.13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57869">
                <text:p>1.57869</text:p>
              </table:table-cell>
              <table:table-cell office:value-type="float" office:value="17.2043">
                <text:p>17.20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62757">
                <text:p>1.62757</text:p>
              </table:table-cell>
              <table:table-cell office:value-type="float" office:value="17.2043">
                <text:p>17.20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67155">
                <text:p>1.67155</text:p>
              </table:table-cell>
              <table:table-cell office:value-type="float" office:value="17.2043">
                <text:p>17.20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1554">
                <text:p>1.71554</text:p>
              </table:table-cell>
              <table:table-cell office:value-type="float" office:value="17.2369">
                <text:p>17.23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6442">
                <text:p>1.76442</text:p>
              </table:table-cell>
              <table:table-cell office:value-type="float" office:value="17.2695">
                <text:p>17.26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0841">
                <text:p>1.80841</text:p>
              </table:table-cell>
              <table:table-cell office:value-type="float" office:value="17.2369">
                <text:p>17.23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5728">
                <text:p>1.85728</text:p>
              </table:table-cell>
              <table:table-cell office:value-type="float" office:value="17.2695">
                <text:p>17.26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0616">
                <text:p>1.90616</text:p>
              </table:table-cell>
              <table:table-cell office:value-type="float" office:value="17.3021">
                <text:p>17.30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95503">
                <text:p>1.95503</text:p>
              </table:table-cell>
              <table:table-cell office:value-type="float" office:value="17.3021">
                <text:p>17.30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00391">
                <text:p>2.00391</text:p>
              </table:table-cell>
              <table:table-cell office:value-type="float" office:value="17.3021">
                <text:p>17.30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0479">
                <text:p>2.0479</text:p>
              </table:table-cell>
              <table:table-cell office:value-type="float" office:value="17.3021">
                <text:p>17.30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09677">
                <text:p>2.09677</text:p>
              </table:table-cell>
              <table:table-cell office:value-type="float" office:value="17.3346">
                <text:p>17.33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14565">
                <text:p>2.14565</text:p>
              </table:table-cell>
              <table:table-cell office:value-type="float" office:value="17.3346">
                <text:p>17.33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18964">
                <text:p>2.18964</text:p>
              </table:table-cell>
              <table:table-cell office:value-type="float" office:value="17.3672">
                <text:p>17.36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23851">
                <text:p>2.23851</text:p>
              </table:table-cell>
              <table:table-cell office:value-type="float" office:value="17.3998">
                <text:p>17.39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28739">
                <text:p>2.28739</text:p>
              </table:table-cell>
              <table:table-cell office:value-type="float" office:value="17.3998">
                <text:p>17.39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33627">
                <text:p>2.33627</text:p>
              </table:table-cell>
              <table:table-cell office:value-type="float" office:value="17.3672">
                <text:p>17.36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38025">
                <text:p>2.38025</text:p>
              </table:table-cell>
              <table:table-cell office:value-type="float" office:value="17.3346">
                <text:p>17.334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legend chart:legend-position="end" svg:x="14.126cm" svg:y="4.203cm" style:legend-expansion="high" chart:style-name="ch2"/>
        <chart:plot-area chart:style-name="ch3" table:cell-range-address="'7-6'.B1:'7-6'.C104" chart:data-source-has-labels="row" svg:x="0.319cm" svg:y="0.18cm" svg:width="13.488cm" svg:height="8.645cm">
          <chartooo:coordinate-region svg:x="0.755cm" svg:y="0.379cm" svg:width="12.77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7-6'.C2:'7-6'.C104" chart:label-cell-address="'7-6'.C1:'7-6'.C1" chart:class="chart:scatter">
            <chart:domain table:cell-range-address="'7-6'.B2:'7-6'.B104"/>
            <chart:data-point chart:repeated="10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_D</text:p>
                <draw:g>
                  <svg:desc>'7-6'.C1:'7-6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7-6'.B2:'7-6'.B104</svg:desc>
                </draw:g>
              </table:table-cell>
              <table:table-cell office:value-type="float" office:value="0.0325839">
                <text:p>0.0325839</text:p>
                <draw:g>
                  <svg:desc>'7-6'.C2:'7-6'.C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91007">
                <text:p>0.0391007</text:p>
              </table:table-cell>
              <table:table-cell office:value-type="float" office:value="0.0325839">
                <text:p>0.03258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79765">
                <text:p>0.0879765</text:p>
              </table:table-cell>
              <table:table-cell office:value-type="float" office:value="0.0325839">
                <text:p>0.03258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6852">
                <text:p>0.136852</text:p>
              </table:table-cell>
              <table:table-cell office:value-type="float" office:value="0.0325839">
                <text:p>0.03258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0841">
                <text:p>0.180841</text:p>
              </table:table-cell>
              <table:table-cell office:value-type="float" office:value="0.0325839">
                <text:p>0.03258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9717">
                <text:p>0.229717</text:p>
              </table:table-cell>
              <table:table-cell office:value-type="float" office:value="0.0325839">
                <text:p>0.03258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8592">
                <text:p>0.278592</text:p>
              </table:table-cell>
              <table:table-cell office:value-type="float" office:value="0.0325839">
                <text:p>0.03258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27468">
                <text:p>0.327468</text:p>
              </table:table-cell>
              <table:table-cell office:value-type="float" office:value="0.0651678">
                <text:p>0.06516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76344">
                <text:p>0.376344</text:p>
              </table:table-cell>
              <table:table-cell office:value-type="float" office:value="0.0651678">
                <text:p>0.06516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20332">
                <text:p>0.420332</text:p>
              </table:table-cell>
              <table:table-cell office:value-type="float" office:value="0.0651678">
                <text:p>0.06516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9208">
                <text:p>0.469208</text:p>
              </table:table-cell>
              <table:table-cell office:value-type="float" office:value="0.0651678">
                <text:p>0.06516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8084">
                <text:p>0.518084</text:p>
              </table:table-cell>
              <table:table-cell office:value-type="float" office:value="0.0977517">
                <text:p>0.09775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6696">
                <text:p>0.56696</text:p>
              </table:table-cell>
              <table:table-cell office:value-type="float" office:value="0.130336">
                <text:p>0.1303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15836">
                <text:p>0.615836</text:p>
              </table:table-cell>
              <table:table-cell office:value-type="float" office:value="0.195503">
                <text:p>0.1955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64712">
                <text:p>0.664712</text:p>
              </table:table-cell>
              <table:table-cell office:value-type="float" office:value="0.293255">
                <text:p>0.2932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3587">
                <text:p>0.713587</text:p>
              </table:table-cell>
              <table:table-cell office:value-type="float" office:value="0.423591">
                <text:p>0.4235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62463">
                <text:p>0.762463</text:p>
              </table:table-cell>
              <table:table-cell office:value-type="float" office:value="0.619094">
                <text:p>0.6190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11339">
                <text:p>0.811339</text:p>
              </table:table-cell>
              <table:table-cell office:value-type="float" office:value="0.879765">
                <text:p>0.8797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60215">
                <text:p>0.860215</text:p>
              </table:table-cell>
              <table:table-cell office:value-type="float" office:value="1.27077">
                <text:p>1.270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09091">
                <text:p>0.909091</text:p>
              </table:table-cell>
              <table:table-cell office:value-type="float" office:value="1.72695">
                <text:p>1.726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53079">
                <text:p>0.953079</text:p>
              </table:table-cell>
              <table:table-cell office:value-type="float" office:value="2.31346">
                <text:p>2.313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0196">
                <text:p>1.00196</text:p>
              </table:table-cell>
              <table:table-cell office:value-type="float" office:value="2.99772">
                <text:p>2.997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4594">
                <text:p>1.04594</text:p>
              </table:table-cell>
              <table:table-cell office:value-type="float" office:value="3.8449">
                <text:p>3.84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9482">
                <text:p>1.09482</text:p>
              </table:table-cell>
              <table:table-cell office:value-type="float" office:value="4.82242">
                <text:p>4.822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4858">
                <text:p>1.14858</text:p>
              </table:table-cell>
              <table:table-cell office:value-type="float" office:value="5.93027">
                <text:p>5.930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9257">
                <text:p>1.19257</text:p>
              </table:table-cell>
              <table:table-cell office:value-type="float" office:value="7.13587">
                <text:p>7.135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4145">
                <text:p>1.24145</text:p>
              </table:table-cell>
              <table:table-cell office:value-type="float" office:value="8.3089">
                <text:p>8.30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9032">
                <text:p>1.29032</text:p>
              </table:table-cell>
              <table:table-cell office:value-type="float" office:value="9.22124">
                <text:p>9.221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392">
                <text:p>1.3392</text:p>
              </table:table-cell>
              <table:table-cell office:value-type="float" office:value="9.87292">
                <text:p>9.872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8807">
                <text:p>1.38807</text:p>
              </table:table-cell>
              <table:table-cell office:value-type="float" office:value="10.2965">
                <text:p>10.29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3206">
                <text:p>1.43206</text:p>
              </table:table-cell>
              <table:table-cell office:value-type="float" office:value="10.6224">
                <text:p>10.62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8094">
                <text:p>1.48094</text:p>
              </table:table-cell>
              <table:table-cell office:value-type="float" office:value="10.8179">
                <text:p>10.81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2981">
                <text:p>1.52981</text:p>
              </table:table-cell>
              <table:table-cell office:value-type="float" office:value="10.9808">
                <text:p>10.98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7869">
                <text:p>1.57869</text:p>
              </table:table-cell>
              <table:table-cell office:value-type="float" office:value="11.1437">
                <text:p>11.14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2757">
                <text:p>1.62757</text:p>
              </table:table-cell>
              <table:table-cell office:value-type="float" office:value="11.2414">
                <text:p>11.24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67644">
                <text:p>1.67644</text:p>
              </table:table-cell>
              <table:table-cell office:value-type="float" office:value="11.3392">
                <text:p>11.33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72043">
                <text:p>1.72043</text:p>
              </table:table-cell>
              <table:table-cell office:value-type="float" office:value="11.4044">
                <text:p>11.40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6931">
                <text:p>1.76931</text:p>
              </table:table-cell>
              <table:table-cell office:value-type="float" office:value="11.4695">
                <text:p>11.46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1818">
                <text:p>1.81818</text:p>
              </table:table-cell>
              <table:table-cell office:value-type="float" office:value="11.5347">
                <text:p>11.53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86706">
                <text:p>1.86706</text:p>
              </table:table-cell>
              <table:table-cell office:value-type="float" office:value="11.5999">
                <text:p>11.5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91593">
                <text:p>1.91593</text:p>
              </table:table-cell>
              <table:table-cell office:value-type="float" office:value="11.6325">
                <text:p>11.63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96481">
                <text:p>1.96481</text:p>
              </table:table-cell>
              <table:table-cell office:value-type="float" office:value="11.665">
                <text:p>11.6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01369">
                <text:p>2.01369</text:p>
              </table:table-cell>
              <table:table-cell office:value-type="float" office:value="11.6976">
                <text:p>11.69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06256">
                <text:p>2.06256</text:p>
              </table:table-cell>
              <table:table-cell office:value-type="float" office:value="11.7628">
                <text:p>11.76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10655">
                <text:p>2.10655</text:p>
              </table:table-cell>
              <table:table-cell office:value-type="float" office:value="11.7954">
                <text:p>11.79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15543">
                <text:p>2.15543</text:p>
              </table:table-cell>
              <table:table-cell office:value-type="float" office:value="11.828">
                <text:p>11.8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2043">
                <text:p>2.2043</text:p>
              </table:table-cell>
              <table:table-cell office:value-type="float" office:value="11.828">
                <text:p>11.8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25318">
                <text:p>2.25318</text:p>
              </table:table-cell>
              <table:table-cell office:value-type="float" office:value="11.8605">
                <text:p>11.86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30205">
                <text:p>2.30205</text:p>
              </table:table-cell>
              <table:table-cell office:value-type="float" office:value="11.8931">
                <text:p>11.89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4604">
                <text:p>2.34604</text:p>
              </table:table-cell>
              <table:table-cell office:value-type="float" office:value="11.9257">
                <text:p>11.92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3998">
                <text:p>2.3998</text:p>
              </table:table-cell>
              <table:table-cell office:value-type="float" office:value="11.9257">
                <text:p>11.92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44379">
                <text:p>2.44379</text:p>
              </table:table-cell>
              <table:table-cell office:value-type="float" office:value="11.9583">
                <text:p>11.95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49267">
                <text:p>2.49267</text:p>
              </table:table-cell>
              <table:table-cell office:value-type="float" office:value="11.9909">
                <text:p>11.99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54154">
                <text:p>2.54154</text:p>
              </table:table-cell>
              <table:table-cell office:value-type="float" office:value="11.9909">
                <text:p>11.99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59042">
                <text:p>2.59042</text:p>
              </table:table-cell>
              <table:table-cell office:value-type="float" office:value="11.9909">
                <text:p>11.99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6393">
                <text:p>2.6393</text:p>
              </table:table-cell>
              <table:table-cell office:value-type="float" office:value="12.0235">
                <text:p>12.02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68817">
                <text:p>2.68817</text:p>
              </table:table-cell>
              <table:table-cell office:value-type="float" office:value="12.056">
                <text:p>12.0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73216">
                <text:p>2.73216</text:p>
              </table:table-cell>
              <table:table-cell office:value-type="float" office:value="12.056">
                <text:p>12.0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78104">
                <text:p>2.78104</text:p>
              </table:table-cell>
              <table:table-cell office:value-type="float" office:value="12.056">
                <text:p>12.0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82991">
                <text:p>2.82991</text:p>
              </table:table-cell>
              <table:table-cell office:value-type="float" office:value="12.0886">
                <text:p>12.08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87879">
                <text:p>2.87879</text:p>
              </table:table-cell>
              <table:table-cell office:value-type="float" office:value="12.0886">
                <text:p>12.08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92766">
                <text:p>2.92766</text:p>
              </table:table-cell>
              <table:table-cell office:value-type="float" office:value="12.1212">
                <text:p>12.12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97654">
                <text:p>2.97654</text:p>
              </table:table-cell>
              <table:table-cell office:value-type="float" office:value="12.1212">
                <text:p>12.12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02053">
                <text:p>3.02053</text:p>
              </table:table-cell>
              <table:table-cell office:value-type="float" office:value="12.1212">
                <text:p>12.12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0694">
                <text:p>3.0694</text:p>
              </table:table-cell>
              <table:table-cell office:value-type="float" office:value="12.1538">
                <text:p>12.15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11828">
                <text:p>3.11828</text:p>
              </table:table-cell>
              <table:table-cell office:value-type="float" office:value="12.1538">
                <text:p>12.15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16716">
                <text:p>3.16716</text:p>
              </table:table-cell>
              <table:table-cell office:value-type="float" office:value="12.1538">
                <text:p>12.15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21114">
                <text:p>3.21114</text:p>
              </table:table-cell>
              <table:table-cell office:value-type="float" office:value="12.1864">
                <text:p>12.18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26002">
                <text:p>3.26002</text:p>
              </table:table-cell>
              <table:table-cell office:value-type="float" office:value="12.1864">
                <text:p>12.18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3089">
                <text:p>3.3089</text:p>
              </table:table-cell>
              <table:table-cell office:value-type="float" office:value="12.1864">
                <text:p>12.18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35777">
                <text:p>3.35777</text:p>
              </table:table-cell>
              <table:table-cell office:value-type="float" office:value="12.1864">
                <text:p>12.18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40665">
                <text:p>3.40665</text:p>
              </table:table-cell>
              <table:table-cell office:value-type="float" office:value="12.219">
                <text:p>12.2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45552">
                <text:p>3.45552</text:p>
              </table:table-cell>
              <table:table-cell office:value-type="float" office:value="12.219">
                <text:p>12.2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5044">
                <text:p>3.5044</text:p>
              </table:table-cell>
              <table:table-cell office:value-type="float" office:value="12.219">
                <text:p>12.2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55327">
                <text:p>3.55327</text:p>
              </table:table-cell>
              <table:table-cell office:value-type="float" office:value="12.219">
                <text:p>12.2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59726">
                <text:p>3.59726</text:p>
              </table:table-cell>
              <table:table-cell office:value-type="float" office:value="12.2515">
                <text:p>12.25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64614">
                <text:p>3.64614</text:p>
              </table:table-cell>
              <table:table-cell office:value-type="float" office:value="12.2515">
                <text:p>12.25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69501">
                <text:p>3.69501</text:p>
              </table:table-cell>
              <table:table-cell office:value-type="float" office:value="12.2515">
                <text:p>12.25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74389">
                <text:p>3.74389</text:p>
              </table:table-cell>
              <table:table-cell office:value-type="float" office:value="12.2515">
                <text:p>12.25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79277">
                <text:p>3.79277</text:p>
              </table:table-cell>
              <table:table-cell office:value-type="float" office:value="12.2515">
                <text:p>12.25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83675">
                <text:p>3.83675</text:p>
              </table:table-cell>
              <table:table-cell office:value-type="float" office:value="12.2841">
                <text:p>12.28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88563">
                <text:p>3.88563</text:p>
              </table:table-cell>
              <table:table-cell office:value-type="float" office:value="12.2841">
                <text:p>12.28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93451">
                <text:p>3.93451</text:p>
              </table:table-cell>
              <table:table-cell office:value-type="float" office:value="12.2841">
                <text:p>12.28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98338">
                <text:p>3.98338</text:p>
              </table:table-cell>
              <table:table-cell office:value-type="float" office:value="12.2841">
                <text:p>12.28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03226">
                <text:p>4.03226</text:p>
              </table:table-cell>
              <table:table-cell office:value-type="float" office:value="12.2841">
                <text:p>12.28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07625">
                <text:p>4.07625</text:p>
              </table:table-cell>
              <table:table-cell office:value-type="float" office:value="12.3167">
                <text:p>12.31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13001">
                <text:p>4.13001</text:p>
              </table:table-cell>
              <table:table-cell office:value-type="float" office:value="12.3167">
                <text:p>12.31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174">
                <text:p>4.174</text:p>
              </table:table-cell>
              <table:table-cell office:value-type="float" office:value="12.3167">
                <text:p>12.31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22287">
                <text:p>4.22287</text:p>
              </table:table-cell>
              <table:table-cell office:value-type="float" office:value="12.3167">
                <text:p>12.31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27175">
                <text:p>4.27175</text:p>
              </table:table-cell>
              <table:table-cell office:value-type="float" office:value="12.3167">
                <text:p>12.31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31574">
                <text:p>4.31574</text:p>
              </table:table-cell>
              <table:table-cell office:value-type="float" office:value="12.3167">
                <text:p>12.31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36461">
                <text:p>4.36461</text:p>
              </table:table-cell>
              <table:table-cell office:value-type="float" office:value="12.3493">
                <text:p>12.34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41349">
                <text:p>4.41349</text:p>
              </table:table-cell>
              <table:table-cell office:value-type="float" office:value="12.3493">
                <text:p>12.34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46237">
                <text:p>4.46237</text:p>
              </table:table-cell>
              <table:table-cell office:value-type="float" office:value="12.3493">
                <text:p>12.34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51124">
                <text:p>4.51124</text:p>
              </table:table-cell>
              <table:table-cell office:value-type="float" office:value="12.3493">
                <text:p>12.34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55523">
                <text:p>4.55523</text:p>
              </table:table-cell>
              <table:table-cell office:value-type="float" office:value="12.3493">
                <text:p>12.34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0899">
                <text:p>4.60899</text:p>
              </table:table-cell>
              <table:table-cell office:value-type="float" office:value="12.3493">
                <text:p>12.34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65298">
                <text:p>4.65298</text:p>
              </table:table-cell>
              <table:table-cell office:value-type="float" office:value="12.3493">
                <text:p>12.34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70186">
                <text:p>4.70186</text:p>
              </table:table-cell>
              <table:table-cell office:value-type="float" office:value="12.3493">
                <text:p>12.34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75073">
                <text:p>4.75073</text:p>
              </table:table-cell>
              <table:table-cell office:value-type="float" office:value="12.3819">
                <text:p>12.38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79961">
                <text:p>4.79961</text:p>
              </table:table-cell>
              <table:table-cell office:value-type="float" office:value="12.3819">
                <text:p>12.38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84848">
                <text:p>4.84848</text:p>
              </table:table-cell>
              <table:table-cell office:value-type="float" office:value="12.3819">
                <text:p>12.38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89736">
                <text:p>4.89736</text:p>
              </table:table-cell>
              <table:table-cell office:value-type="float" office:value="12.3819">
                <text:p>12.381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488cm" svg:height="14.477cm" xlink:href=".." xlink:type="simple" chart:class="chart:scatter" chart:style-name="ch1">
        <chart:legend chart:legend-position="end" svg:x="24.404cm" svg:y="5.434cm" style:legend-expansion="high" chart:style-name="ch2"/>
        <chart:plot-area chart:style-name="ch3" table:cell-range-address="'7-12'.B2:'7-12'.B104 '7-12'.D1:'7-12'.D104 '7-12'.F1:'7-12'.F104 '7-12'.H1:'7-12'.H104 '7-12'.K1:'7-12'.K104 '7-12'.N1:'7-12'.N104 '7-12'.R1:'7-12'.R104 '7-12'.U1:'7-12'.U104" chart:data-source-has-labels="row" svg:x="0.529cm" svg:y="0.289cm" svg:width="23.346cm" svg:height="13.899cm">
          <chart:coordinate-region svg:x="1.18cm" svg:y="0.49cm" svg:width="22.593cm" svg:height="13.0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7-12'.D2:'7-12'.D104" chart:label-cell-address="'7-12'.D1:'7-12'.D1" chart:class="chart:scatter">
            <chart:domain table:cell-range-address="'7-12'.B2:'7-12'.B104"/>
            <chart:data-point chart:repeated="103"/>
          </chart:series>
          <chart:series chart:style-name="ch7" chart:values-cell-range-address="'7-12'.F2:'7-12'.F104" chart:label-cell-address="'7-12'.F1:'7-12'.F1" chart:class="chart:scatter">
            <chart:data-point chart:repeated="103"/>
          </chart:series>
          <chart:series chart:style-name="ch8" chart:values-cell-range-address="'7-12'.H2:'7-12'.H104" chart:label-cell-address="'7-12'.H1:'7-12'.H1" chart:class="chart:scatter">
            <chart:data-point chart:repeated="103"/>
          </chart:series>
          <chart:series chart:style-name="ch9" chart:values-cell-range-address="'7-12'.K2:'7-12'.K104" chart:label-cell-address="'7-12'.K1:'7-12'.K1" chart:class="chart:scatter">
            <chart:data-point chart:repeated="103"/>
          </chart:series>
          <chart:series chart:style-name="ch10" chart:values-cell-range-address="'7-12'.N2:'7-12'.N104" chart:label-cell-address="'7-12'.N1:'7-12'.N1" chart:class="chart:scatter">
            <chart:data-point chart:repeated="103"/>
          </chart:series>
          <chart:series chart:style-name="ch11" chart:values-cell-range-address="'7-12'.R2:'7-12'.R104" chart:label-cell-address="'7-12'.R1:'7-12'.R1" chart:class="chart:scatter">
            <chart:data-point chart:repeated="103"/>
          </chart:series>
          <chart:series chart:style-name="ch12" chart:values-cell-range-address="'7-12'.U2:'7-12'.U104" chart:label-cell-address="'7-12'.U1:'7-12'.U1" chart:class="chart:scatter">
            <chart:data-point chart:repeated="10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0V</text:p>
                <draw:g>
                  <svg:desc>'7-12'.D1:'7-12'.D1</svg:desc>
                </draw:g>
              </table:table-cell>
              <table:table-cell office:value-type="string">
                <text:p>1V</text:p>
                <draw:g>
                  <svg:desc>'7-12'.F1:'7-12'.F1</svg:desc>
                </draw:g>
              </table:table-cell>
              <table:table-cell office:value-type="string">
                <text:p>2V</text:p>
                <draw:g>
                  <svg:desc>'7-12'.H1:'7-12'.H1</svg:desc>
                </draw:g>
              </table:table-cell>
              <table:table-cell office:value-type="string">
                <text:p>2.5V</text:p>
                <draw:g>
                  <svg:desc>'7-12'.K1:'7-12'.K1</svg:desc>
                </draw:g>
              </table:table-cell>
              <table:table-cell office:value-type="string">
                <text:p>3V</text:p>
                <draw:g>
                  <svg:desc>'7-12'.N1:'7-12'.N1</svg:desc>
                </draw:g>
              </table:table-cell>
              <table:table-cell office:value-type="string">
                <text:p>4V</text:p>
                <draw:g>
                  <svg:desc>'7-12'.R1:'7-12'.R1</svg:desc>
                </draw:g>
              </table:table-cell>
              <table:table-cell office:value-type="string">
                <text:p>5V</text:p>
                <draw:g>
                  <svg:desc>'7-12'.U1:'7-12'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7-12'.B2:'7-12'.B104</svg:desc>
                </draw:g>
              </table:table-cell>
              <table:table-cell office:value-type="float" office:value="0">
                <text:p>0</text:p>
                <draw:g>
                  <svg:desc>'7-12'.D2:'7-12'.D104</svg:desc>
                </draw:g>
              </table:table-cell>
              <table:table-cell office:value-type="float" office:value="0">
                <text:p>0</text:p>
                <draw:g>
                  <svg:desc>'7-12'.F2:'7-12'.F104</svg:desc>
                </draw:g>
              </table:table-cell>
              <table:table-cell office:value-type="float" office:value="0.0651678">
                <text:p>0.0651678</text:p>
                <draw:g>
                  <svg:desc>'7-12'.H2:'7-12'.H104</svg:desc>
                </draw:g>
              </table:table-cell>
              <table:table-cell office:value-type="float" office:value="0.16292">
                <text:p>0.16292</text:p>
                <draw:g>
                  <svg:desc>'7-12'.K2:'7-12'.K104</svg:desc>
                </draw:g>
              </table:table-cell>
              <table:table-cell office:value-type="float" office:value="0.195503">
                <text:p>0.195503</text:p>
                <draw:g>
                  <svg:desc>'7-12'.N2:'7-12'.N104</svg:desc>
                </draw:g>
              </table:table-cell>
              <table:table-cell office:value-type="float" office:value="0.325839">
                <text:p>0.325839</text:p>
                <draw:g>
                  <svg:desc>'7-12'.R2:'7-12'.R104</svg:desc>
                </draw:g>
              </table:table-cell>
              <table:table-cell office:value-type="float" office:value="0.423591">
                <text:p>0.423591</text:p>
                <draw:g>
                  <svg:desc>'7-12'.U2:'7-12'.U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88758553274682">
                <text:p>0.04887585532746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51678">
                <text:p>0.0651678</text:p>
              </table:table-cell>
              <table:table-cell office:value-type="float" office:value="0.0977517">
                <text:p>0.0977517</text:p>
              </table:table-cell>
              <table:table-cell office:value-type="float" office:value="0.195503">
                <text:p>0.195503</text:p>
              </table:table-cell>
              <table:table-cell office:value-type="float" office:value="0.358423">
                <text:p>0.358423</text:p>
              </table:table-cell>
              <table:table-cell office:value-type="float" office:value="0.423591">
                <text:p>0.4235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77517106549365">
                <text:p>0.0977517106549365</text:p>
              </table:table-cell>
              <table:table-cell office:value-type="float" office:value="0">
                <text:p>0</text:p>
              </table:table-cell>
              <table:table-cell office:value-type="float" office:value="0.0325839">
                <text:p>0.0325839</text:p>
              </table:table-cell>
              <table:table-cell office:value-type="float" office:value="0.0651678">
                <text:p>0.0651678</text:p>
              </table:table-cell>
              <table:table-cell office:value-type="float" office:value="0.130336">
                <text:p>0.130336</text:p>
              </table:table-cell>
              <table:table-cell office:value-type="float" office:value="0.195503">
                <text:p>0.195503</text:p>
              </table:table-cell>
              <table:table-cell office:value-type="float" office:value="0.358423">
                <text:p>0.358423</text:p>
              </table:table-cell>
              <table:table-cell office:value-type="float" office:value="0.423591">
                <text:p>0.4235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6627565982405">
                <text:p>0.146627565982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51678">
                <text:p>0.0651678</text:p>
              </table:table-cell>
              <table:table-cell office:value-type="float" office:value="0.130336">
                <text:p>0.130336</text:p>
              </table:table-cell>
              <table:table-cell office:value-type="float" office:value="0.195503">
                <text:p>0.195503</text:p>
              </table:table-cell>
              <table:table-cell office:value-type="float" office:value="0.358423">
                <text:p>0.358423</text:p>
              </table:table-cell>
              <table:table-cell office:value-type="float" office:value="0.423591">
                <text:p>0.4235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5503421309873">
                <text:p>0.195503421309873</text:p>
              </table:table-cell>
              <table:table-cell office:value-type="float" office:value="0">
                <text:p>0</text:p>
              </table:table-cell>
              <table:table-cell office:value-type="float" office:value="0.0325839">
                <text:p>0.0325839</text:p>
              </table:table-cell>
              <table:table-cell office:value-type="float" office:value="0.0651678">
                <text:p>0.0651678</text:p>
              </table:table-cell>
              <table:table-cell office:value-type="float" office:value="0.130336">
                <text:p>0.130336</text:p>
              </table:table-cell>
              <table:table-cell office:value-type="float" office:value="0.195503">
                <text:p>0.195503</text:p>
              </table:table-cell>
              <table:table-cell office:value-type="float" office:value="0.325839">
                <text:p>0.325839</text:p>
              </table:table-cell>
              <table:table-cell office:value-type="float" office:value="0.423591">
                <text:p>0.4235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4379276637341">
                <text:p>0.244379276637341</text:p>
              </table:table-cell>
              <table:table-cell office:value-type="float" office:value="0">
                <text:p>0</text:p>
              </table:table-cell>
              <table:table-cell office:value-type="float" office:value="0.0325839">
                <text:p>0.0325839</text:p>
              </table:table-cell>
              <table:table-cell office:value-type="float" office:value="0.0651678">
                <text:p>0.0651678</text:p>
              </table:table-cell>
              <table:table-cell office:value-type="float" office:value="0.16292">
                <text:p>0.16292</text:p>
              </table:table-cell>
              <table:table-cell office:value-type="float" office:value="0.195503">
                <text:p>0.195503</text:p>
              </table:table-cell>
              <table:table-cell office:value-type="float" office:value="0.358423">
                <text:p>0.358423</text:p>
              </table:table-cell>
              <table:table-cell office:value-type="float" office:value="0.423591">
                <text:p>0.4235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3255131964809">
                <text:p>0.293255131964809</text:p>
              </table:table-cell>
              <table:table-cell office:value-type="float" office:value="0">
                <text:p>0</text:p>
              </table:table-cell>
              <table:table-cell office:value-type="float" office:value="0.0325839">
                <text:p>0.0325839</text:p>
              </table:table-cell>
              <table:table-cell office:value-type="float" office:value="0.0651678">
                <text:p>0.0651678</text:p>
              </table:table-cell>
              <table:table-cell office:value-type="float" office:value="0.130336">
                <text:p>0.130336</text:p>
              </table:table-cell>
              <table:table-cell office:value-type="float" office:value="0.195503">
                <text:p>0.195503</text:p>
              </table:table-cell>
              <table:table-cell office:value-type="float" office:value="0.325839">
                <text:p>0.325839</text:p>
              </table:table-cell>
              <table:table-cell office:value-type="float" office:value="0.423591">
                <text:p>0.4235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2130987292278">
                <text:p>0.342130987292278</text:p>
              </table:table-cell>
              <table:table-cell office:value-type="float" office:value="0">
                <text:p>0</text:p>
              </table:table-cell>
              <table:table-cell office:value-type="float" office:value="0.0325839">
                <text:p>0.0325839</text:p>
              </table:table-cell>
              <table:table-cell office:value-type="float" office:value="0.0651678">
                <text:p>0.0651678</text:p>
              </table:table-cell>
              <table:table-cell office:value-type="float" office:value="0.16292">
                <text:p>0.16292</text:p>
              </table:table-cell>
              <table:table-cell office:value-type="float" office:value="0.195503">
                <text:p>0.195503</text:p>
              </table:table-cell>
              <table:table-cell office:value-type="float" office:value="0.325839">
                <text:p>0.325839</text:p>
              </table:table-cell>
              <table:table-cell office:value-type="float" office:value="0.423591">
                <text:p>0.4235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1006842619746">
                <text:p>0.391006842619746</text:p>
              </table:table-cell>
              <table:table-cell office:value-type="float" office:value="0">
                <text:p>0</text:p>
              </table:table-cell>
              <table:table-cell office:value-type="float" office:value="0.0325839">
                <text:p>0.0325839</text:p>
              </table:table-cell>
              <table:table-cell office:value-type="float" office:value="0.0651678">
                <text:p>0.0651678</text:p>
              </table:table-cell>
              <table:table-cell office:value-type="float" office:value="0.130336">
                <text:p>0.130336</text:p>
              </table:table-cell>
              <table:table-cell office:value-type="float" office:value="0.195503">
                <text:p>0.195503</text:p>
              </table:table-cell>
              <table:table-cell office:value-type="float" office:value="0.325839">
                <text:p>0.325839</text:p>
              </table:table-cell>
              <table:table-cell office:value-type="float" office:value="0.423591">
                <text:p>0.4235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39882697947214">
                <text:p>0.439882697947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51678">
                <text:p>0.0651678</text:p>
              </table:table-cell>
              <table:table-cell office:value-type="float" office:value="0.16292">
                <text:p>0.16292</text:p>
              </table:table-cell>
              <table:table-cell office:value-type="float" office:value="0.195503">
                <text:p>0.195503</text:p>
              </table:table-cell>
              <table:table-cell office:value-type="float" office:value="0.358423">
                <text:p>0.358423</text:p>
              </table:table-cell>
              <table:table-cell office:value-type="float" office:value="0.423591">
                <text:p>0.4235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88758553274682">
                <text:p>0.488758553274682</text:p>
              </table:table-cell>
              <table:table-cell office:value-type="float" office:value="0">
                <text:p>0</text:p>
              </table:table-cell>
              <table:table-cell office:value-type="float" office:value="0.0325839">
                <text:p>0.0325839</text:p>
              </table:table-cell>
              <table:table-cell office:value-type="float" office:value="0.0651678">
                <text:p>0.0651678</text:p>
              </table:table-cell>
              <table:table-cell office:value-type="float" office:value="0.16292">
                <text:p>0.16292</text:p>
              </table:table-cell>
              <table:table-cell office:value-type="float" office:value="0.195503">
                <text:p>0.195503</text:p>
              </table:table-cell>
              <table:table-cell office:value-type="float" office:value="0.358423">
                <text:p>0.358423</text:p>
              </table:table-cell>
              <table:table-cell office:value-type="float" office:value="0.423591">
                <text:p>0.4235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37634408602151">
                <text:p>0.537634408602151</text:p>
              </table:table-cell>
              <table:table-cell office:value-type="float" office:value="0">
                <text:p>0</text:p>
              </table:table-cell>
              <table:table-cell office:value-type="float" office:value="0.0651678">
                <text:p>0.0651678</text:p>
              </table:table-cell>
              <table:table-cell office:value-type="float" office:value="0.0977517">
                <text:p>0.0977517</text:p>
              </table:table-cell>
              <table:table-cell office:value-type="float" office:value="0.130336">
                <text:p>0.130336</text:p>
              </table:table-cell>
              <table:table-cell office:value-type="float" office:value="0.228087">
                <text:p>0.228087</text:p>
              </table:table-cell>
              <table:table-cell office:value-type="float" office:value="0.391007">
                <text:p>0.391007</text:p>
              </table:table-cell>
              <table:table-cell office:value-type="float" office:value="0.456175">
                <text:p>0.456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86510263929619">
                <text:p>0.586510263929619</text:p>
              </table:table-cell>
              <table:table-cell office:value-type="float" office:value="0">
                <text:p>0</text:p>
              </table:table-cell>
              <table:table-cell office:value-type="float" office:value="0.260671">
                <text:p>0.260671</text:p>
              </table:table-cell>
              <table:table-cell office:value-type="float" office:value="0.293255">
                <text:p>0.293255</text:p>
              </table:table-cell>
              <table:table-cell office:value-type="float" office:value="0.358423">
                <text:p>0.358423</text:p>
              </table:table-cell>
              <table:table-cell office:value-type="float" office:value="0.423591">
                <text:p>0.423591</text:p>
              </table:table-cell>
              <table:table-cell office:value-type="float" office:value="0.553926">
                <text:p>0.553926</text:p>
              </table:table-cell>
              <table:table-cell office:value-type="float" office:value="0.651678">
                <text:p>0.6516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5386119257087">
                <text:p>0.635386119257087</text:p>
              </table:table-cell>
              <table:table-cell office:value-type="float" office:value="0">
                <text:p>0</text:p>
              </table:table-cell>
              <table:table-cell office:value-type="float" office:value="1.27077">
                <text:p>1.27077</text:p>
              </table:table-cell>
              <table:table-cell office:value-type="float" office:value="1.33594">
                <text:p>1.33594</text:p>
              </table:table-cell>
              <table:table-cell office:value-type="float" office:value="1.40111">
                <text:p>1.40111</text:p>
              </table:table-cell>
              <table:table-cell office:value-type="float" office:value="1.46628">
                <text:p>1.46628</text:p>
              </table:table-cell>
              <table:table-cell office:value-type="float" office:value="1.59661">
                <text:p>1.59661</text:p>
              </table:table-cell>
              <table:table-cell office:value-type="float" office:value="1.75953">
                <text:p>1.759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4261974584555">
                <text:p>0.684261974584555</text:p>
              </table:table-cell>
              <table:table-cell office:value-type="float" office:value="0">
                <text:p>0</text:p>
              </table:table-cell>
              <table:table-cell office:value-type="float" office:value="4.78983">
                <text:p>4.78983</text:p>
              </table:table-cell>
              <table:table-cell office:value-type="float" office:value="4.98534">
                <text:p>4.98534</text:p>
              </table:table-cell>
              <table:table-cell office:value-type="float" office:value="5.05051">
                <text:p>5.05051</text:p>
              </table:table-cell>
              <table:table-cell office:value-type="float" office:value="5.21342">
                <text:p>5.21342</text:p>
              </table:table-cell>
              <table:table-cell office:value-type="float" office:value="5.40893">
                <text:p>5.40893</text:p>
              </table:table-cell>
              <table:table-cell office:value-type="float" office:value="5.53926">
                <text:p>5.539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33137829912023">
                <text:p>0.733137829912023</text:p>
              </table:table-cell>
              <table:table-cell office:value-type="float" office:value="0">
                <text:p>0</text:p>
              </table:table-cell>
              <table:table-cell office:value-type="float" office:value="5.83252">
                <text:p>5.83252</text:p>
              </table:table-cell>
              <table:table-cell office:value-type="float" office:value="11.5673">
                <text:p>11.5673</text:p>
              </table:table-cell>
              <table:table-cell office:value-type="float" office:value="11.9257">
                <text:p>11.9257</text:p>
              </table:table-cell>
              <table:table-cell office:value-type="float" office:value="12.0235">
                <text:p>12.0235</text:p>
              </table:table-cell>
              <table:table-cell office:value-type="float" office:value="12.2841">
                <text:p>12.2841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2013685239492">
                <text:p>0.782013685239492</text:p>
              </table:table-cell>
              <table:table-cell office:value-type="float" office:value="0">
                <text:p>0</text:p>
              </table:table-cell>
              <table:table-cell office:value-type="float" office:value="5.99544">
                <text:p>5.99544</text:p>
              </table:table-cell>
              <table:table-cell office:value-type="float" office:value="12.4145">
                <text:p>12.4145</text:p>
              </table:table-cell>
              <table:table-cell office:value-type="float" office:value="15.5751">
                <text:p>15.5751</text:p>
              </table:table-cell>
              <table:table-cell office:value-type="float" office:value="18.6054">
                <text:p>18.6054</text:p>
              </table:table-cell>
              <table:table-cell office:value-type="float" office:value="21.0166">
                <text:p>21.0166</text:p>
              </table:table-cell>
              <table:table-cell office:value-type="float" office:value="21.4076">
                <text:p>21.40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3088954056696">
                <text:p>0.83088954056696</text:p>
              </table:table-cell>
              <table:table-cell office:value-type="float" office:value="0">
                <text:p>0</text:p>
              </table:table-cell>
              <table:table-cell office:value-type="float" office:value="6.09319">
                <text:p>6.09319</text:p>
              </table:table-cell>
              <table:table-cell office:value-type="float" office:value="12.5774">
                <text:p>12.5774</text:p>
              </table:table-cell>
              <table:table-cell office:value-type="float" office:value="15.8032">
                <text:p>15.8032</text:p>
              </table:table-cell>
              <table:table-cell office:value-type="float" office:value="18.9964">
                <text:p>18.9964</text:p>
              </table:table-cell>
              <table:table-cell office:value-type="float" office:value="25.3829">
                <text:p>25.3829</text:p>
              </table:table-cell>
              <table:table-cell office:value-type="float" office:value="30.2053">
                <text:p>30.20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79765395894428">
                <text:p>0.879765395894428</text:p>
              </table:table-cell>
              <table:table-cell office:value-type="float" office:value="0">
                <text:p>0</text:p>
              </table:table-cell>
              <table:table-cell office:value-type="float" office:value="6.15836">
                <text:p>6.15836</text:p>
              </table:table-cell>
              <table:table-cell office:value-type="float" office:value="12.6751">
                <text:p>12.6751</text:p>
              </table:table-cell>
              <table:table-cell office:value-type="float" office:value="15.9009">
                <text:p>15.9009</text:p>
              </table:table-cell>
              <table:table-cell office:value-type="float" office:value="19.1593">
                <text:p>19.1593</text:p>
              </table:table-cell>
              <table:table-cell office:value-type="float" office:value="25.6435">
                <text:p>25.6435</text:p>
              </table:table-cell>
              <table:table-cell office:value-type="float" office:value="32.03">
                <text:p>32.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8641251221896">
                <text:p>0.928641251221896</text:p>
              </table:table-cell>
              <table:table-cell office:value-type="float" office:value="0">
                <text:p>0</text:p>
              </table:table-cell>
              <table:table-cell office:value-type="float" office:value="6.22353">
                <text:p>6.22353</text:p>
              </table:table-cell>
              <table:table-cell office:value-type="float" office:value="12.7729">
                <text:p>12.7729</text:p>
              </table:table-cell>
              <table:table-cell office:value-type="float" office:value="15.9987">
                <text:p>15.9987</text:p>
              </table:table-cell>
              <table:table-cell office:value-type="float" office:value="19.2245">
                <text:p>19.2245</text:p>
              </table:table-cell>
              <table:table-cell office:value-type="float" office:value="25.7739">
                <text:p>25.7739</text:p>
              </table:table-cell>
              <table:table-cell office:value-type="float" office:value="32.2581">
                <text:p>32.25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77517106549365">
                <text:p>0.977517106549365</text:p>
              </table:table-cell>
              <table:table-cell office:value-type="float" office:value="0">
                <text:p>0</text:p>
              </table:table-cell>
              <table:table-cell office:value-type="float" office:value="6.25611">
                <text:p>6.25611</text:p>
              </table:table-cell>
              <table:table-cell office:value-type="float" office:value="12.8055">
                <text:p>12.8055</text:p>
              </table:table-cell>
              <table:table-cell office:value-type="float" office:value="16.0639">
                <text:p>16.0639</text:p>
              </table:table-cell>
              <table:table-cell office:value-type="float" office:value="19.2897">
                <text:p>19.2897</text:p>
              </table:table-cell>
              <table:table-cell office:value-type="float" office:value="25.8716">
                <text:p>25.8716</text:p>
              </table:table-cell>
              <table:table-cell office:value-type="float" office:value="32.3558">
                <text:p>32.35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2639296187683">
                <text:p>1.02639296187683</text:p>
              </table:table-cell>
              <table:table-cell office:value-type="float" office:value="0">
                <text:p>0</text:p>
              </table:table-cell>
              <table:table-cell office:value-type="float" office:value="6.28869">
                <text:p>6.28869</text:p>
              </table:table-cell>
              <table:table-cell office:value-type="float" office:value="12.8381">
                <text:p>12.8381</text:p>
              </table:table-cell>
              <table:table-cell office:value-type="float" office:value="16.0964">
                <text:p>16.0964</text:p>
              </table:table-cell>
              <table:table-cell office:value-type="float" office:value="19.3548">
                <text:p>19.3548</text:p>
              </table:table-cell>
              <table:table-cell office:value-type="float" office:value="25.9368">
                <text:p>25.9368</text:p>
              </table:table-cell>
              <table:table-cell office:value-type="float" office:value="32.4536">
                <text:p>32.45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752688172043">
                <text:p>1.0752688172043</text:p>
              </table:table-cell>
              <table:table-cell office:value-type="float" office:value="0">
                <text:p>0</text:p>
              </table:table-cell>
              <table:table-cell office:value-type="float" office:value="6.32128">
                <text:p>6.32128</text:p>
              </table:table-cell>
              <table:table-cell office:value-type="float" office:value="12.9032">
                <text:p>12.9032</text:p>
              </table:table-cell>
              <table:table-cell office:value-type="float" office:value="16.129">
                <text:p>16.129</text:p>
              </table:table-cell>
              <table:table-cell office:value-type="float" office:value="19.3874">
                <text:p>19.3874</text:p>
              </table:table-cell>
              <table:table-cell office:value-type="float" office:value="25.9694">
                <text:p>25.9694</text:p>
              </table:table-cell>
              <table:table-cell office:value-type="float" office:value="32.4862">
                <text:p>32.48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2414467253177">
                <text:p>1.12414467253177</text:p>
              </table:table-cell>
              <table:table-cell office:value-type="float" office:value="0">
                <text:p>0</text:p>
              </table:table-cell>
              <table:table-cell office:value-type="float" office:value="6.32128">
                <text:p>6.32128</text:p>
              </table:table-cell>
              <table:table-cell office:value-type="float" office:value="12.9032">
                <text:p>12.9032</text:p>
              </table:table-cell>
              <table:table-cell office:value-type="float" office:value="16.1616">
                <text:p>16.1616</text:p>
              </table:table-cell>
              <table:table-cell office:value-type="float" office:value="19.42">
                <text:p>19.42</text:p>
              </table:table-cell>
              <table:table-cell office:value-type="float" office:value="26.0345">
                <text:p>26.0345</text:p>
              </table:table-cell>
              <table:table-cell office:value-type="float" office:value="32.5513">
                <text:p>32.55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7302052785924">
                <text:p>1.17302052785924</text:p>
              </table:table-cell>
              <table:table-cell office:value-type="float" office:value="0">
                <text:p>0</text:p>
              </table:table-cell>
              <table:table-cell office:value-type="float" office:value="6.35386">
                <text:p>6.35386</text:p>
              </table:table-cell>
              <table:table-cell office:value-type="float" office:value="12.9358">
                <text:p>12.9358</text:p>
              </table:table-cell>
              <table:table-cell office:value-type="float" office:value="16.1942">
                <text:p>16.1942</text:p>
              </table:table-cell>
              <table:table-cell office:value-type="float" office:value="19.4526">
                <text:p>19.4526</text:p>
              </table:table-cell>
              <table:table-cell office:value-type="float" office:value="26.0671">
                <text:p>26.0671</text:p>
              </table:table-cell>
              <table:table-cell office:value-type="float" office:value="32.5839">
                <text:p>32.58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2189638318671">
                <text:p>1.22189638318671</text:p>
              </table:table-cell>
              <table:table-cell office:value-type="float" office:value="0">
                <text:p>0</text:p>
              </table:table-cell>
              <table:table-cell office:value-type="float" office:value="6.38645">
                <text:p>6.38645</text:p>
              </table:table-cell>
              <table:table-cell office:value-type="float" office:value="12.9684">
                <text:p>12.9684</text:p>
              </table:table-cell>
              <table:table-cell office:value-type="float" office:value="16.2268">
                <text:p>16.2268</text:p>
              </table:table-cell>
              <table:table-cell office:value-type="float" office:value="19.4852">
                <text:p>19.4852</text:p>
              </table:table-cell>
              <table:table-cell office:value-type="float" office:value="26.0997">
                <text:p>26.0997</text:p>
              </table:table-cell>
              <table:table-cell office:value-type="float" office:value="32.6165">
                <text:p>32.61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7077223851417">
                <text:p>1.27077223851417</text:p>
              </table:table-cell>
              <table:table-cell office:value-type="float" office:value="0">
                <text:p>0</text:p>
              </table:table-cell>
              <table:table-cell office:value-type="float" office:value="6.38645">
                <text:p>6.38645</text:p>
              </table:table-cell>
              <table:table-cell office:value-type="float" office:value="13.001">
                <text:p>13.001</text:p>
              </table:table-cell>
              <table:table-cell office:value-type="float" office:value="16.2594">
                <text:p>16.2594</text:p>
              </table:table-cell>
              <table:table-cell office:value-type="float" office:value="19.5178">
                <text:p>19.5178</text:p>
              </table:table-cell>
              <table:table-cell office:value-type="float" office:value="26.0997">
                <text:p>26.0997</text:p>
              </table:table-cell>
              <table:table-cell office:value-type="float" office:value="32.6491">
                <text:p>32.64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1964809384164">
                <text:p>1.31964809384164</text:p>
              </table:table-cell>
              <table:table-cell office:value-type="float" office:value="0">
                <text:p>0</text:p>
              </table:table-cell>
              <table:table-cell office:value-type="float" office:value="6.38645">
                <text:p>6.38645</text:p>
              </table:table-cell>
              <table:table-cell office:value-type="float" office:value="13.001">
                <text:p>13.001</text:p>
              </table:table-cell>
              <table:table-cell office:value-type="float" office:value="16.2594">
                <text:p>16.2594</text:p>
              </table:table-cell>
              <table:table-cell office:value-type="float" office:value="19.5178">
                <text:p>19.5178</text:p>
              </table:table-cell>
              <table:table-cell office:value-type="float" office:value="26.1323">
                <text:p>26.1323</text:p>
              </table:table-cell>
              <table:table-cell office:value-type="float" office:value="32.6817">
                <text:p>32.68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6852394916911">
                <text:p>1.36852394916911</text:p>
              </table:table-cell>
              <table:table-cell office:value-type="float" office:value="0">
                <text:p>0</text:p>
              </table:table-cell>
              <table:table-cell office:value-type="float" office:value="6.41903">
                <text:p>6.41903</text:p>
              </table:table-cell>
              <table:table-cell office:value-type="float" office:value="13.0336">
                <text:p>13.0336</text:p>
              </table:table-cell>
              <table:table-cell office:value-type="float" office:value="16.292">
                <text:p>16.292</text:p>
              </table:table-cell>
              <table:table-cell office:value-type="float" office:value="19.5503">
                <text:p>19.5503</text:p>
              </table:table-cell>
              <table:table-cell office:value-type="float" office:value="26.1649">
                <text:p>26.1649</text:p>
              </table:table-cell>
              <table:table-cell office:value-type="float" office:value="32.7142">
                <text:p>32.71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1739980449658">
                <text:p>1.41739980449658</text:p>
              </table:table-cell>
              <table:table-cell office:value-type="float" office:value="0">
                <text:p>0</text:p>
              </table:table-cell>
              <table:table-cell office:value-type="float" office:value="6.41903">
                <text:p>6.41903</text:p>
              </table:table-cell>
              <table:table-cell office:value-type="float" office:value="13.0336">
                <text:p>13.0336</text:p>
              </table:table-cell>
              <table:table-cell office:value-type="float" office:value="16.292">
                <text:p>16.292</text:p>
              </table:table-cell>
              <table:table-cell office:value-type="float" office:value="19.5503">
                <text:p>19.5503</text:p>
              </table:table-cell>
              <table:table-cell office:value-type="float" office:value="26.1649">
                <text:p>26.1649</text:p>
              </table:table-cell>
              <table:table-cell office:value-type="float" office:value="32.7142">
                <text:p>32.71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6627565982405">
                <text:p>1.46627565982405</text:p>
              </table:table-cell>
              <table:table-cell office:value-type="float" office:value="0">
                <text:p>0</text:p>
              </table:table-cell>
              <table:table-cell office:value-type="float" office:value="6.41903">
                <text:p>6.41903</text:p>
              </table:table-cell>
              <table:table-cell office:value-type="float" office:value="13.001">
                <text:p>13.001</text:p>
              </table:table-cell>
              <table:table-cell office:value-type="float" office:value="16.3245">
                <text:p>16.3245</text:p>
              </table:table-cell>
              <table:table-cell office:value-type="float" office:value="19.5829">
                <text:p>19.5829</text:p>
              </table:table-cell>
              <table:table-cell office:value-type="float" office:value="26.1975">
                <text:p>26.1975</text:p>
              </table:table-cell>
              <table:table-cell office:value-type="float" office:value="32.7468">
                <text:p>32.74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1515151515152">
                <text:p>1.51515151515152</text:p>
              </table:table-cell>
              <table:table-cell office:value-type="float" office:value="0">
                <text:p>0</text:p>
              </table:table-cell>
              <table:table-cell office:value-type="float" office:value="6.45161">
                <text:p>6.45161</text:p>
              </table:table-cell>
              <table:table-cell office:value-type="float" office:value="13.0661">
                <text:p>13.0661</text:p>
              </table:table-cell>
              <table:table-cell office:value-type="float" office:value="16.3245">
                <text:p>16.3245</text:p>
              </table:table-cell>
              <table:table-cell office:value-type="float" office:value="19.6155">
                <text:p>19.6155</text:p>
              </table:table-cell>
              <table:table-cell office:value-type="float" office:value="26.1975">
                <text:p>26.1975</text:p>
              </table:table-cell>
              <table:table-cell office:value-type="float" office:value="32.7794">
                <text:p>32.77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6402737047898">
                <text:p>1.56402737047898</text:p>
              </table:table-cell>
              <table:table-cell office:value-type="float" office:value="0">
                <text:p>0</text:p>
              </table:table-cell>
              <table:table-cell office:value-type="float" office:value="6.45161">
                <text:p>6.45161</text:p>
              </table:table-cell>
              <table:table-cell office:value-type="float" office:value="13.0661">
                <text:p>13.0661</text:p>
              </table:table-cell>
              <table:table-cell office:value-type="float" office:value="16.3245">
                <text:p>16.3245</text:p>
              </table:table-cell>
              <table:table-cell office:value-type="float" office:value="19.6155">
                <text:p>19.6155</text:p>
              </table:table-cell>
              <table:table-cell office:value-type="float" office:value="26.23">
                <text:p>26.23</text:p>
              </table:table-cell>
              <table:table-cell office:value-type="float" office:value="32.7794">
                <text:p>32.77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1290322580645">
                <text:p>1.61290322580645</text:p>
              </table:table-cell>
              <table:table-cell office:value-type="float" office:value="0">
                <text:p>0</text:p>
              </table:table-cell>
              <table:table-cell office:value-type="float" office:value="6.45161">
                <text:p>6.45161</text:p>
              </table:table-cell>
              <table:table-cell office:value-type="float" office:value="13.0661">
                <text:p>13.0661</text:p>
              </table:table-cell>
              <table:table-cell office:value-type="float" office:value="16.3571">
                <text:p>16.3571</text:p>
              </table:table-cell>
              <table:table-cell office:value-type="float" office:value="19.6155">
                <text:p>19.6155</text:p>
              </table:table-cell>
              <table:table-cell office:value-type="float" office:value="26.23">
                <text:p>26.23</text:p>
              </table:table-cell>
              <table:table-cell office:value-type="float" office:value="32.812">
                <text:p>32.8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6177908113392">
                <text:p>1.66177908113392</text:p>
              </table:table-cell>
              <table:table-cell office:value-type="float" office:value="0">
                <text:p>0</text:p>
              </table:table-cell>
              <table:table-cell office:value-type="float" office:value="6.45161">
                <text:p>6.45161</text:p>
              </table:table-cell>
              <table:table-cell office:value-type="float" office:value="13.0987">
                <text:p>13.0987</text:p>
              </table:table-cell>
              <table:table-cell office:value-type="float" office:value="16.3571">
                <text:p>16.3571</text:p>
              </table:table-cell>
              <table:table-cell office:value-type="float" office:value="19.6481">
                <text:p>19.6481</text:p>
              </table:table-cell>
              <table:table-cell office:value-type="float" office:value="26.2626">
                <text:p>26.2626</text:p>
              </table:table-cell>
              <table:table-cell office:value-type="float" office:value="32.812">
                <text:p>32.8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1065493646139">
                <text:p>1.71065493646139</text:p>
              </table:table-cell>
              <table:table-cell office:value-type="float" office:value="0">
                <text:p>0</text:p>
              </table:table-cell>
              <table:table-cell office:value-type="float" office:value="6.4842">
                <text:p>6.4842</text:p>
              </table:table-cell>
              <table:table-cell office:value-type="float" office:value="13.0987">
                <text:p>13.0987</text:p>
              </table:table-cell>
              <table:table-cell office:value-type="float" office:value="16.3571">
                <text:p>16.3571</text:p>
              </table:table-cell>
              <table:table-cell office:value-type="float" office:value="19.6481">
                <text:p>19.6481</text:p>
              </table:table-cell>
              <table:table-cell office:value-type="float" office:value="26.2626">
                <text:p>26.2626</text:p>
              </table:table-cell>
              <table:table-cell office:value-type="float" office:value="32.812">
                <text:p>32.8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75953079178886">
                <text:p>1.75953079178886</text:p>
              </table:table-cell>
              <table:table-cell office:value-type="float" office:value="0">
                <text:p>0</text:p>
              </table:table-cell>
              <table:table-cell office:value-type="float" office:value="6.4842">
                <text:p>6.4842</text:p>
              </table:table-cell>
              <table:table-cell office:value-type="float" office:value="13.0987">
                <text:p>13.0987</text:p>
              </table:table-cell>
              <table:table-cell office:value-type="float" office:value="16.3897">
                <text:p>16.3897</text:p>
              </table:table-cell>
              <table:table-cell office:value-type="float" office:value="19.6807">
                <text:p>19.6807</text:p>
              </table:table-cell>
              <table:table-cell office:value-type="float" office:value="26.2626">
                <text:p>26.2626</text:p>
              </table:table-cell>
              <table:table-cell office:value-type="float" office:value="32.8446">
                <text:p>32.84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0840664711632">
                <text:p>1.80840664711632</text:p>
              </table:table-cell>
              <table:table-cell office:value-type="float" office:value="0">
                <text:p>0</text:p>
              </table:table-cell>
              <table:table-cell office:value-type="float" office:value="6.4842">
                <text:p>6.4842</text:p>
              </table:table-cell>
              <table:table-cell office:value-type="float" office:value="13.0987">
                <text:p>13.0987</text:p>
              </table:table-cell>
              <table:table-cell office:value-type="float" office:value="16.3897">
                <text:p>16.3897</text:p>
              </table:table-cell>
              <table:table-cell office:value-type="float" office:value="19.6481">
                <text:p>19.6481</text:p>
              </table:table-cell>
              <table:table-cell office:value-type="float" office:value="26.2952">
                <text:p>26.2952</text:p>
              </table:table-cell>
              <table:table-cell office:value-type="float" office:value="32.8446">
                <text:p>32.84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5728250244379">
                <text:p>1.85728250244379</text:p>
              </table:table-cell>
              <table:table-cell office:value-type="float" office:value="0">
                <text:p>0</text:p>
              </table:table-cell>
              <table:table-cell office:value-type="float" office:value="6.4842">
                <text:p>6.4842</text:p>
              </table:table-cell>
              <table:table-cell office:value-type="float" office:value="13.0987">
                <text:p>13.0987</text:p>
              </table:table-cell>
              <table:table-cell office:value-type="float" office:value="16.3897">
                <text:p>16.3897</text:p>
              </table:table-cell>
              <table:table-cell office:value-type="float" office:value="19.6807">
                <text:p>19.6807</text:p>
              </table:table-cell>
              <table:table-cell office:value-type="float" office:value="26.2952">
                <text:p>26.2952</text:p>
              </table:table-cell>
              <table:table-cell office:value-type="float" office:value="32.8446">
                <text:p>32.84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0615835777126">
                <text:p>1.90615835777126</text:p>
              </table:table-cell>
              <table:table-cell office:value-type="float" office:value="0">
                <text:p>0</text:p>
              </table:table-cell>
              <table:table-cell office:value-type="float" office:value="6.4842">
                <text:p>6.4842</text:p>
              </table:table-cell>
              <table:table-cell office:value-type="float" office:value="13.1313">
                <text:p>13.1313</text:p>
              </table:table-cell>
              <table:table-cell office:value-type="float" office:value="16.3897">
                <text:p>16.3897</text:p>
              </table:table-cell>
              <table:table-cell office:value-type="float" office:value="19.6807">
                <text:p>19.6807</text:p>
              </table:table-cell>
              <table:table-cell office:value-type="float" office:value="26.2952">
                <text:p>26.2952</text:p>
              </table:table-cell>
              <table:table-cell office:value-type="float" office:value="32.8772">
                <text:p>32.87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95503421309873">
                <text:p>1.95503421309873</text:p>
              </table:table-cell>
              <table:table-cell office:value-type="float" office:value="0">
                <text:p>0</text:p>
              </table:table-cell>
              <table:table-cell office:value-type="float" office:value="6.4842">
                <text:p>6.4842</text:p>
              </table:table-cell>
              <table:table-cell office:value-type="float" office:value="13.0987">
                <text:p>13.0987</text:p>
              </table:table-cell>
              <table:table-cell office:value-type="float" office:value="16.4223">
                <text:p>16.4223</text:p>
              </table:table-cell>
              <table:table-cell office:value-type="float" office:value="19.6807">
                <text:p>19.6807</text:p>
              </table:table-cell>
              <table:table-cell office:value-type="float" office:value="26.3278">
                <text:p>26.3278</text:p>
              </table:table-cell>
              <table:table-cell office:value-type="float" office:value="32.8772">
                <text:p>32.87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039100684262">
                <text:p>2.0039100684262</text:p>
              </table:table-cell>
              <table:table-cell office:value-type="float" office:value="0">
                <text:p>0</text:p>
              </table:table-cell>
              <table:table-cell office:value-type="float" office:value="6.4842">
                <text:p>6.4842</text:p>
              </table:table-cell>
              <table:table-cell office:value-type="float" office:value="13.1313">
                <text:p>13.1313</text:p>
              </table:table-cell>
              <table:table-cell office:value-type="float" office:value="16.4223">
                <text:p>16.4223</text:p>
              </table:table-cell>
              <table:table-cell office:value-type="float" office:value="19.6807">
                <text:p>19.6807</text:p>
              </table:table-cell>
              <table:table-cell office:value-type="float" office:value="26.3278">
                <text:p>26.3278</text:p>
              </table:table-cell>
              <table:table-cell office:value-type="float" office:value="32.8772">
                <text:p>32.87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05278592375367">
                <text:p>2.05278592375367</text:p>
              </table:table-cell>
              <table:table-cell office:value-type="float" office:value="0">
                <text:p>0</text:p>
              </table:table-cell>
              <table:table-cell office:value-type="float" office:value="6.51678">
                <text:p>6.51678</text:p>
              </table:table-cell>
              <table:table-cell office:value-type="float" office:value="13.1313">
                <text:p>13.1313</text:p>
              </table:table-cell>
              <table:table-cell office:value-type="float" office:value="16.4223">
                <text:p>16.4223</text:p>
              </table:table-cell>
              <table:table-cell office:value-type="float" office:value="19.7133">
                <text:p>19.7133</text:p>
              </table:table-cell>
              <table:table-cell office:value-type="float" office:value="26.3278">
                <text:p>26.3278</text:p>
              </table:table-cell>
              <table:table-cell office:value-type="float" office:value="32.9097">
                <text:p>32.90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0166177908113">
                <text:p>2.10166177908113</text:p>
              </table:table-cell>
              <table:table-cell office:value-type="float" office:value="0">
                <text:p>0</text:p>
              </table:table-cell>
              <table:table-cell office:value-type="float" office:value="6.51678">
                <text:p>6.51678</text:p>
              </table:table-cell>
              <table:table-cell office:value-type="float" office:value="13.1639">
                <text:p>13.1639</text:p>
              </table:table-cell>
              <table:table-cell office:value-type="float" office:value="16.4223">
                <text:p>16.4223</text:p>
              </table:table-cell>
              <table:table-cell office:value-type="float" office:value="19.7458">
                <text:p>19.7458</text:p>
              </table:table-cell>
              <table:table-cell office:value-type="float" office:value="26.3278">
                <text:p>26.3278</text:p>
              </table:table-cell>
              <table:table-cell office:value-type="float" office:value="32.9097">
                <text:p>32.90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1505376344086">
                <text:p>2.1505376344086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1639">
                <text:p>13.1639</text:p>
              </table:table-cell>
              <table:table-cell office:value-type="float" office:value="16.4223">
                <text:p>16.4223</text:p>
              </table:table-cell>
              <table:table-cell office:value-type="float" office:value="19.7133">
                <text:p>19.7133</text:p>
              </table:table-cell>
              <table:table-cell office:value-type="float" office:value="26.3604">
                <text:p>26.3604</text:p>
              </table:table-cell>
              <table:table-cell office:value-type="float" office:value="32.9097">
                <text:p>32.90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19941348973607">
                <text:p>2.19941348973607</text:p>
              </table:table-cell>
              <table:table-cell office:value-type="float" office:value="0">
                <text:p>0</text:p>
              </table:table-cell>
              <table:table-cell office:value-type="float" office:value="6.51678">
                <text:p>6.51678</text:p>
              </table:table-cell>
              <table:table-cell office:value-type="float" office:value="13.1639">
                <text:p>13.1639</text:p>
              </table:table-cell>
              <table:table-cell office:value-type="float" office:value="16.4223">
                <text:p>16.4223</text:p>
              </table:table-cell>
              <table:table-cell office:value-type="float" office:value="19.7133">
                <text:p>19.7133</text:p>
              </table:table-cell>
              <table:table-cell office:value-type="float" office:value="26.3604">
                <text:p>26.3604</text:p>
              </table:table-cell>
              <table:table-cell office:value-type="float" office:value="32.9097">
                <text:p>32.90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24828934506354">
                <text:p>2.24828934506354</text:p>
              </table:table-cell>
              <table:table-cell office:value-type="float" office:value="0">
                <text:p>0</text:p>
              </table:table-cell>
              <table:table-cell office:value-type="float" office:value="6.51678">
                <text:p>6.51678</text:p>
              </table:table-cell>
              <table:table-cell office:value-type="float" office:value="13.1313">
                <text:p>13.1313</text:p>
              </table:table-cell>
              <table:table-cell office:value-type="float" office:value="16.4549">
                <text:p>16.4549</text:p>
              </table:table-cell>
              <table:table-cell office:value-type="float" office:value="19.7133">
                <text:p>19.7133</text:p>
              </table:table-cell>
              <table:table-cell office:value-type="float" office:value="26.3604">
                <text:p>26.3604</text:p>
              </table:table-cell>
              <table:table-cell office:value-type="float" office:value="32.9097">
                <text:p>32.90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29716520039101">
                <text:p>2.29716520039101</text:p>
              </table:table-cell>
              <table:table-cell office:value-type="float" office:value="0">
                <text:p>0</text:p>
              </table:table-cell>
              <table:table-cell office:value-type="float" office:value="6.51678">
                <text:p>6.51678</text:p>
              </table:table-cell>
              <table:table-cell office:value-type="float" office:value="13.1639">
                <text:p>13.1639</text:p>
              </table:table-cell>
              <table:table-cell office:value-type="float" office:value="16.4549">
                <text:p>16.4549</text:p>
              </table:table-cell>
              <table:table-cell office:value-type="float" office:value="19.7133">
                <text:p>19.7133</text:p>
              </table:table-cell>
              <table:table-cell office:value-type="float" office:value="26.3604">
                <text:p>26.3604</text:p>
              </table:table-cell>
              <table:table-cell office:value-type="float" office:value="32.9423">
                <text:p>32.94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34604105571848">
                <text:p>2.34604105571848</text:p>
              </table:table-cell>
              <table:table-cell office:value-type="float" office:value="0">
                <text:p>0</text:p>
              </table:table-cell>
              <table:table-cell office:value-type="float" office:value="6.51678">
                <text:p>6.51678</text:p>
              </table:table-cell>
              <table:table-cell office:value-type="float" office:value="13.1639">
                <text:p>13.1639</text:p>
              </table:table-cell>
              <table:table-cell office:value-type="float" office:value="16.4549">
                <text:p>16.4549</text:p>
              </table:table-cell>
              <table:table-cell office:value-type="float" office:value="19.7458">
                <text:p>19.7458</text:p>
              </table:table-cell>
              <table:table-cell office:value-type="float" office:value="26.3604">
                <text:p>26.3604</text:p>
              </table:table-cell>
              <table:table-cell office:value-type="float" office:value="32.9423">
                <text:p>32.94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9491691104594">
                <text:p>2.39491691104594</text:p>
              </table:table-cell>
              <table:table-cell office:value-type="float" office:value="0">
                <text:p>0</text:p>
              </table:table-cell>
              <table:table-cell office:value-type="float" office:value="6.51678">
                <text:p>6.51678</text:p>
              </table:table-cell>
              <table:table-cell office:value-type="float" office:value="13.1639">
                <text:p>13.1639</text:p>
              </table:table-cell>
              <table:table-cell office:value-type="float" office:value="16.4549">
                <text:p>16.4549</text:p>
              </table:table-cell>
              <table:table-cell office:value-type="float" office:value="19.7458">
                <text:p>19.7458</text:p>
              </table:table-cell>
              <table:table-cell office:value-type="float" office:value="26.3604">
                <text:p>26.3604</text:p>
              </table:table-cell>
              <table:table-cell office:value-type="float" office:value="32.9423">
                <text:p>32.94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44379276637341">
                <text:p>2.44379276637341</text:p>
              </table:table-cell>
              <table:table-cell office:value-type="float" office:value="0">
                <text:p>0</text:p>
              </table:table-cell>
              <table:table-cell office:value-type="float" office:value="6.51678">
                <text:p>6.51678</text:p>
              </table:table-cell>
              <table:table-cell office:value-type="float" office:value="13.1639">
                <text:p>13.1639</text:p>
              </table:table-cell>
              <table:table-cell office:value-type="float" office:value="16.4549">
                <text:p>16.4549</text:p>
              </table:table-cell>
              <table:table-cell office:value-type="float" office:value="19.7458">
                <text:p>19.7458</text:p>
              </table:table-cell>
              <table:table-cell office:value-type="float" office:value="26.393">
                <text:p>26.393</text:p>
              </table:table-cell>
              <table:table-cell office:value-type="float" office:value="32.9423">
                <text:p>32.94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49266862170088">
                <text:p>2.49266862170088</text:p>
              </table:table-cell>
              <table:table-cell office:value-type="float" office:value="0">
                <text:p>0</text:p>
              </table:table-cell>
              <table:table-cell office:value-type="float" office:value="6.51678">
                <text:p>6.51678</text:p>
              </table:table-cell>
              <table:table-cell office:value-type="float" office:value="13.1965">
                <text:p>13.1965</text:p>
              </table:table-cell>
              <table:table-cell office:value-type="float" office:value="16.4549">
                <text:p>16.4549</text:p>
              </table:table-cell>
              <table:table-cell office:value-type="float" office:value="19.7458">
                <text:p>19.7458</text:p>
              </table:table-cell>
              <table:table-cell office:value-type="float" office:value="26.393">
                <text:p>26.393</text:p>
              </table:table-cell>
              <table:table-cell office:value-type="float" office:value="32.9423">
                <text:p>32.94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54154447702835">
                <text:p>2.54154447702835</text:p>
              </table:table-cell>
              <table:table-cell office:value-type="float" office:value="0">
                <text:p>0</text:p>
              </table:table-cell>
              <table:table-cell office:value-type="float" office:value="6.51678">
                <text:p>6.51678</text:p>
              </table:table-cell>
              <table:table-cell office:value-type="float" office:value="13.1639">
                <text:p>13.1639</text:p>
              </table:table-cell>
              <table:table-cell office:value-type="float" office:value="16.4549">
                <text:p>16.4549</text:p>
              </table:table-cell>
              <table:table-cell office:value-type="float" office:value="19.7458">
                <text:p>19.7458</text:p>
              </table:table-cell>
              <table:table-cell office:value-type="float" office:value="26.393">
                <text:p>26.393</text:p>
              </table:table-cell>
              <table:table-cell office:value-type="float" office:value="32.9749">
                <text:p>32.97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59042033235582">
                <text:p>2.59042033235582</text:p>
              </table:table-cell>
              <table:table-cell office:value-type="float" office:value="0">
                <text:p>0</text:p>
              </table:table-cell>
              <table:table-cell office:value-type="float" office:value="6.51678">
                <text:p>6.51678</text:p>
              </table:table-cell>
              <table:table-cell office:value-type="float" office:value="13.1965">
                <text:p>13.1965</text:p>
              </table:table-cell>
              <table:table-cell office:value-type="float" office:value="16.4549">
                <text:p>16.4549</text:p>
              </table:table-cell>
              <table:table-cell office:value-type="float" office:value="19.7458">
                <text:p>19.7458</text:p>
              </table:table-cell>
              <table:table-cell office:value-type="float" office:value="26.393">
                <text:p>26.393</text:p>
              </table:table-cell>
              <table:table-cell office:value-type="float" office:value="32.9749">
                <text:p>32.97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63929618768328">
                <text:p>2.63929618768328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1965">
                <text:p>13.1965</text:p>
              </table:table-cell>
              <table:table-cell office:value-type="float" office:value="16.4875">
                <text:p>16.4875</text:p>
              </table:table-cell>
              <table:table-cell office:value-type="float" office:value="19.7458">
                <text:p>19.7458</text:p>
              </table:table-cell>
              <table:table-cell office:value-type="float" office:value="26.393">
                <text:p>26.393</text:p>
              </table:table-cell>
              <table:table-cell office:value-type="float" office:value="32.9749">
                <text:p>32.97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68817204301075">
                <text:p>2.68817204301075</text:p>
              </table:table-cell>
              <table:table-cell office:value-type="float" office:value="0">
                <text:p>0</text:p>
              </table:table-cell>
              <table:table-cell office:value-type="float" office:value="6.51678">
                <text:p>6.51678</text:p>
              </table:table-cell>
              <table:table-cell office:value-type="float" office:value="13.1965">
                <text:p>13.1965</text:p>
              </table:table-cell>
              <table:table-cell office:value-type="float" office:value="16.4875">
                <text:p>16.4875</text:p>
              </table:table-cell>
              <table:table-cell office:value-type="float" office:value="19.7458">
                <text:p>19.7458</text:p>
              </table:table-cell>
              <table:table-cell office:value-type="float" office:value="26.393">
                <text:p>26.393</text:p>
              </table:table-cell>
              <table:table-cell office:value-type="float" office:value="32.9749">
                <text:p>32.97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73704789833822">
                <text:p>2.73704789833822</text:p>
              </table:table-cell>
              <table:table-cell office:value-type="float" office:value="0">
                <text:p>0</text:p>
              </table:table-cell>
              <table:table-cell office:value-type="float" office:value="6.51678">
                <text:p>6.51678</text:p>
              </table:table-cell>
              <table:table-cell office:value-type="float" office:value="13.1965">
                <text:p>13.1965</text:p>
              </table:table-cell>
              <table:table-cell office:value-type="float" office:value="16.4875">
                <text:p>16.4875</text:p>
              </table:table-cell>
              <table:table-cell office:value-type="float" office:value="19.7784">
                <text:p>19.7784</text:p>
              </table:table-cell>
              <table:table-cell office:value-type="float" office:value="26.393">
                <text:p>26.393</text:p>
              </table:table-cell>
              <table:table-cell office:value-type="float" office:value="32.9749">
                <text:p>32.97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78592375366569">
                <text:p>2.78592375366569</text:p>
              </table:table-cell>
              <table:table-cell office:value-type="float" office:value="0">
                <text:p>0</text:p>
              </table:table-cell>
              <table:table-cell office:value-type="float" office:value="6.51678">
                <text:p>6.51678</text:p>
              </table:table-cell>
              <table:table-cell office:value-type="float" office:value="13.1965">
                <text:p>13.1965</text:p>
              </table:table-cell>
              <table:table-cell office:value-type="float" office:value="16.4875">
                <text:p>16.4875</text:p>
              </table:table-cell>
              <table:table-cell office:value-type="float" office:value="19.811">
                <text:p>19.811</text:p>
              </table:table-cell>
              <table:table-cell office:value-type="float" office:value="26.393">
                <text:p>26.393</text:p>
              </table:table-cell>
              <table:table-cell office:value-type="float" office:value="32.9749">
                <text:p>32.97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83479960899316">
                <text:p>2.83479960899316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1965">
                <text:p>13.1965</text:p>
              </table:table-cell>
              <table:table-cell office:value-type="float" office:value="16.4875">
                <text:p>16.4875</text:p>
              </table:table-cell>
              <table:table-cell office:value-type="float" office:value="19.7784">
                <text:p>19.7784</text:p>
              </table:table-cell>
              <table:table-cell office:value-type="float" office:value="26.4255">
                <text:p>26.4255</text:p>
              </table:table-cell>
              <table:table-cell office:value-type="float" office:value="32.9749">
                <text:p>32.97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88367546432063">
                <text:p>2.88367546432063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1965">
                <text:p>13.1965</text:p>
              </table:table-cell>
              <table:table-cell office:value-type="float" office:value="16.4875">
                <text:p>16.4875</text:p>
              </table:table-cell>
              <table:table-cell office:value-type="float" office:value="19.7784">
                <text:p>19.7784</text:p>
              </table:table-cell>
              <table:table-cell office:value-type="float" office:value="26.4255">
                <text:p>26.4255</text:p>
              </table:table-cell>
              <table:table-cell office:value-type="float" office:value="33.0075">
                <text:p>33.00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93255131964809">
                <text:p>2.93255131964809</text:p>
              </table:table-cell>
              <table:table-cell office:value-type="float" office:value="0">
                <text:p>0</text:p>
              </table:table-cell>
              <table:table-cell office:value-type="float" office:value="6.51678">
                <text:p>6.51678</text:p>
              </table:table-cell>
              <table:table-cell office:value-type="float" office:value="13.1965">
                <text:p>13.1965</text:p>
              </table:table-cell>
              <table:table-cell office:value-type="float" office:value="16.4875">
                <text:p>16.4875</text:p>
              </table:table-cell>
              <table:table-cell office:value-type="float" office:value="19.7784">
                <text:p>19.7784</text:p>
              </table:table-cell>
              <table:table-cell office:value-type="float" office:value="26.4255">
                <text:p>26.4255</text:p>
              </table:table-cell>
              <table:table-cell office:value-type="float" office:value="33.0075">
                <text:p>33.00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98142717497556">
                <text:p>2.98142717497556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1965">
                <text:p>13.1965</text:p>
              </table:table-cell>
              <table:table-cell office:value-type="float" office:value="16.4875">
                <text:p>16.4875</text:p>
              </table:table-cell>
              <table:table-cell office:value-type="float" office:value="19.7784">
                <text:p>19.7784</text:p>
              </table:table-cell>
              <table:table-cell office:value-type="float" office:value="26.4255">
                <text:p>26.4255</text:p>
              </table:table-cell>
              <table:table-cell office:value-type="float" office:value="33.0075">
                <text:p>33.00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03030303030303">
                <text:p>3.03030303030303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1965">
                <text:p>13.1965</text:p>
              </table:table-cell>
              <table:table-cell office:value-type="float" office:value="16.4875">
                <text:p>16.4875</text:p>
              </table:table-cell>
              <table:table-cell office:value-type="float" office:value="19.7784">
                <text:p>19.7784</text:p>
              </table:table-cell>
              <table:table-cell office:value-type="float" office:value="26.4255">
                <text:p>26.4255</text:p>
              </table:table-cell>
              <table:table-cell office:value-type="float" office:value="33.0075">
                <text:p>33.00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0791788856305">
                <text:p>3.0791788856305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1965">
                <text:p>13.1965</text:p>
              </table:table-cell>
              <table:table-cell office:value-type="float" office:value="16.4875">
                <text:p>16.4875</text:p>
              </table:table-cell>
              <table:table-cell office:value-type="float" office:value="19.811">
                <text:p>19.811</text:p>
              </table:table-cell>
              <table:table-cell office:value-type="float" office:value="26.4255">
                <text:p>26.4255</text:p>
              </table:table-cell>
              <table:table-cell office:value-type="float" office:value="33.0075">
                <text:p>33.00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12805474095797">
                <text:p>3.12805474095797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1965">
                <text:p>13.1965</text:p>
              </table:table-cell>
              <table:table-cell office:value-type="float" office:value="16.4875">
                <text:p>16.4875</text:p>
              </table:table-cell>
              <table:table-cell office:value-type="float" office:value="19.7784">
                <text:p>19.7784</text:p>
              </table:table-cell>
              <table:table-cell office:value-type="float" office:value="26.4255">
                <text:p>26.4255</text:p>
              </table:table-cell>
              <table:table-cell office:value-type="float" office:value="33.0075">
                <text:p>33.00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17693059628543">
                <text:p>3.17693059628543</text:p>
              </table:table-cell>
              <table:table-cell office:value-type="float" office:value="0">
                <text:p>0</text:p>
              </table:table-cell>
              <table:table-cell office:value-type="float" office:value="6.58195">
                <text:p>6.58195</text:p>
              </table:table-cell>
              <table:table-cell office:value-type="float" office:value="13.2291">
                <text:p>13.2291</text:p>
              </table:table-cell>
              <table:table-cell office:value-type="float" office:value="16.4875">
                <text:p>16.4875</text:p>
              </table:table-cell>
              <table:table-cell office:value-type="float" office:value="19.7784">
                <text:p>19.7784</text:p>
              </table:table-cell>
              <table:table-cell office:value-type="float" office:value="26.4255">
                <text:p>26.4255</text:p>
              </table:table-cell>
              <table:table-cell office:value-type="float" office:value="33.0075">
                <text:p>33.00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258064516129">
                <text:p>3.2258064516129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1965">
                <text:p>13.1965</text:p>
              </table:table-cell>
              <table:table-cell office:value-type="float" office:value="16.4875">
                <text:p>16.4875</text:p>
              </table:table-cell>
              <table:table-cell office:value-type="float" office:value="19.7784">
                <text:p>19.7784</text:p>
              </table:table-cell>
              <table:table-cell office:value-type="float" office:value="26.4255">
                <text:p>26.4255</text:p>
              </table:table-cell>
              <table:table-cell office:value-type="float" office:value="33.0075">
                <text:p>33.00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27468230694037">
                <text:p>3.27468230694037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4875">
                <text:p>16.4875</text:p>
              </table:table-cell>
              <table:table-cell office:value-type="float" office:value="19.811">
                <text:p>19.811</text:p>
              </table:table-cell>
              <table:table-cell office:value-type="float" office:value="26.4255">
                <text:p>26.4255</text:p>
              </table:table-cell>
              <table:table-cell office:value-type="float" office:value="33.0075">
                <text:p>33.00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32355816226784">
                <text:p>3.32355816226784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1965">
                <text:p>13.1965</text:p>
              </table:table-cell>
              <table:table-cell office:value-type="float" office:value="16.52">
                <text:p>16.52</text:p>
              </table:table-cell>
              <table:table-cell office:value-type="float" office:value="19.7784">
                <text:p>19.7784</text:p>
              </table:table-cell>
              <table:table-cell office:value-type="float" office:value="26.4255">
                <text:p>26.4255</text:p>
              </table:table-cell>
              <table:table-cell office:value-type="float" office:value="33.0075">
                <text:p>33.00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37243401759531">
                <text:p>3.37243401759531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11">
                <text:p>19.811</text:p>
              </table:table-cell>
              <table:table-cell office:value-type="float" office:value="26.4581">
                <text:p>26.4581</text:p>
              </table:table-cell>
              <table:table-cell office:value-type="float" office:value="33.0401">
                <text:p>33.04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42130987292278">
                <text:p>3.42130987292278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436">
                <text:p>19.8436</text:p>
              </table:table-cell>
              <table:table-cell office:value-type="float" office:value="26.4581">
                <text:p>26.4581</text:p>
              </table:table-cell>
              <table:table-cell office:value-type="float" office:value="33.0401">
                <text:p>33.04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47018572825024">
                <text:p>3.47018572825024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11">
                <text:p>19.811</text:p>
              </table:table-cell>
              <table:table-cell office:value-type="float" office:value="26.4581">
                <text:p>26.4581</text:p>
              </table:table-cell>
              <table:table-cell office:value-type="float" office:value="33.0401">
                <text:p>33.04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51906158357771">
                <text:p>3.51906158357771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436">
                <text:p>19.8436</text:p>
              </table:table-cell>
              <table:table-cell office:value-type="float" office:value="26.4581">
                <text:p>26.4581</text:p>
              </table:table-cell>
              <table:table-cell office:value-type="float" office:value="33.0401">
                <text:p>33.04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56793743890518">
                <text:p>3.56793743890518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436">
                <text:p>19.8436</text:p>
              </table:table-cell>
              <table:table-cell office:value-type="float" office:value="26.4581">
                <text:p>26.4581</text:p>
              </table:table-cell>
              <table:table-cell office:value-type="float" office:value="33.0401">
                <text:p>33.04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61681329423265">
                <text:p>3.61681329423265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11">
                <text:p>19.811</text:p>
              </table:table-cell>
              <table:table-cell office:value-type="float" office:value="26.4581">
                <text:p>26.4581</text:p>
              </table:table-cell>
              <table:table-cell office:value-type="float" office:value="33.0401">
                <text:p>33.04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66568914956012">
                <text:p>3.66568914956012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11">
                <text:p>19.811</text:p>
              </table:table-cell>
              <table:table-cell office:value-type="float" office:value="26.4581">
                <text:p>26.4581</text:p>
              </table:table-cell>
              <table:table-cell office:value-type="float" office:value="33.0401">
                <text:p>33.04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71456500488759">
                <text:p>3.71456500488759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11">
                <text:p>19.811</text:p>
              </table:table-cell>
              <table:table-cell office:value-type="float" office:value="26.4581">
                <text:p>26.4581</text:p>
              </table:table-cell>
              <table:table-cell office:value-type="float" office:value="33.0401">
                <text:p>33.04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76344086021505">
                <text:p>3.76344086021505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1965">
                <text:p>13.1965</text:p>
              </table:table-cell>
              <table:table-cell office:value-type="float" office:value="16.52">
                <text:p>16.52</text:p>
              </table:table-cell>
              <table:table-cell office:value-type="float" office:value="19.811">
                <text:p>19.811</text:p>
              </table:table-cell>
              <table:table-cell office:value-type="float" office:value="26.4581">
                <text:p>26.4581</text:p>
              </table:table-cell>
              <table:table-cell office:value-type="float" office:value="33.0401">
                <text:p>33.04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1231671554252">
                <text:p>3.81231671554252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1965">
                <text:p>13.1965</text:p>
              </table:table-cell>
              <table:table-cell office:value-type="float" office:value="16.52">
                <text:p>16.52</text:p>
              </table:table-cell>
              <table:table-cell office:value-type="float" office:value="19.811">
                <text:p>19.811</text:p>
              </table:table-cell>
              <table:table-cell office:value-type="float" office:value="26.4581">
                <text:p>26.4581</text:p>
              </table:table-cell>
              <table:table-cell office:value-type="float" office:value="33.0401">
                <text:p>33.04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86119257086999">
                <text:p>3.86119257086999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11">
                <text:p>19.811</text:p>
              </table:table-cell>
              <table:table-cell office:value-type="float" office:value="26.4581">
                <text:p>26.4581</text:p>
              </table:table-cell>
              <table:table-cell office:value-type="float" office:value="33.0401">
                <text:p>33.04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91006842619746">
                <text:p>3.91006842619746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11">
                <text:p>19.811</text:p>
              </table:table-cell>
              <table:table-cell office:value-type="float" office:value="26.4581">
                <text:p>26.4581</text:p>
              </table:table-cell>
              <table:table-cell office:value-type="float" office:value="33.0401">
                <text:p>33.04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95894428152493">
                <text:p>3.95894428152493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11">
                <text:p>19.811</text:p>
              </table:table-cell>
              <table:table-cell office:value-type="float" office:value="26.4581">
                <text:p>26.4581</text:p>
              </table:table-cell>
              <table:table-cell office:value-type="float" office:value="33.0401">
                <text:p>33.04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0078201368524">
                <text:p>4.0078201368524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436">
                <text:p>19.8436</text:p>
              </table:table-cell>
              <table:table-cell office:value-type="float" office:value="26.4581">
                <text:p>26.4581</text:p>
              </table:table-cell>
              <table:table-cell office:value-type="float" office:value="33.0401">
                <text:p>33.04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05669599217986">
                <text:p>4.05669599217986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11">
                <text:p>19.811</text:p>
              </table:table-cell>
              <table:table-cell office:value-type="float" office:value="26.4581">
                <text:p>26.4581</text:p>
              </table:table-cell>
              <table:table-cell office:value-type="float" office:value="33.0401">
                <text:p>33.04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10557184750733">
                <text:p>4.10557184750733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436">
                <text:p>19.8436</text:p>
              </table:table-cell>
              <table:table-cell office:value-type="float" office:value="26.4581">
                <text:p>26.4581</text:p>
              </table:table-cell>
              <table:table-cell office:value-type="float" office:value="33.0401">
                <text:p>33.04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1544477028348">
                <text:p>4.1544477028348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11">
                <text:p>19.811</text:p>
              </table:table-cell>
              <table:table-cell office:value-type="float" office:value="26.4581">
                <text:p>26.4581</text:p>
              </table:table-cell>
              <table:table-cell office:value-type="float" office:value="33.0727">
                <text:p>33.07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20332355816227">
                <text:p>4.20332355816227</text:p>
              </table:table-cell>
              <table:table-cell office:value-type="float" office:value="0">
                <text:p>0</text:p>
              </table:table-cell>
              <table:table-cell office:value-type="float" office:value="6.58195">
                <text:p>6.58195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11">
                <text:p>19.811</text:p>
              </table:table-cell>
              <table:table-cell office:value-type="float" office:value="26.4581">
                <text:p>26.4581</text:p>
              </table:table-cell>
              <table:table-cell office:value-type="float" office:value="33.0727">
                <text:p>33.07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25219941348974">
                <text:p>4.25219941348974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11">
                <text:p>19.811</text:p>
              </table:table-cell>
              <table:table-cell office:value-type="float" office:value="26.4581">
                <text:p>26.4581</text:p>
              </table:table-cell>
              <table:table-cell office:value-type="float" office:value="33.0727">
                <text:p>33.07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3010752688172">
                <text:p>4.3010752688172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1965">
                <text:p>13.1965</text:p>
              </table:table-cell>
              <table:table-cell office:value-type="float" office:value="16.52">
                <text:p>16.52</text:p>
              </table:table-cell>
              <table:table-cell office:value-type="float" office:value="19.811">
                <text:p>19.811</text:p>
              </table:table-cell>
              <table:table-cell office:value-type="float" office:value="26.4581">
                <text:p>26.4581</text:p>
              </table:table-cell>
              <table:table-cell office:value-type="float" office:value="33.0727">
                <text:p>33.07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34995112414467">
                <text:p>4.34995112414467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436">
                <text:p>19.8436</text:p>
              </table:table-cell>
              <table:table-cell office:value-type="float" office:value="26.4907">
                <text:p>26.4907</text:p>
              </table:table-cell>
              <table:table-cell office:value-type="float" office:value="33.0727">
                <text:p>33.07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39882697947214">
                <text:p>4.39882697947214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11">
                <text:p>19.811</text:p>
              </table:table-cell>
              <table:table-cell office:value-type="float" office:value="26.4581">
                <text:p>26.4581</text:p>
              </table:table-cell>
              <table:table-cell office:value-type="float" office:value="33.0727">
                <text:p>33.07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44770283479961">
                <text:p>4.44770283479961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436">
                <text:p>19.8436</text:p>
              </table:table-cell>
              <table:table-cell office:value-type="float" office:value="26.4907">
                <text:p>26.4907</text:p>
              </table:table-cell>
              <table:table-cell office:value-type="float" office:value="33.0727">
                <text:p>33.07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49657869012708">
                <text:p>4.49657869012708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11">
                <text:p>19.811</text:p>
              </table:table-cell>
              <table:table-cell office:value-type="float" office:value="26.4907">
                <text:p>26.4907</text:p>
              </table:table-cell>
              <table:table-cell office:value-type="float" office:value="33.0727">
                <text:p>33.07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54545454545455">
                <text:p>4.54545454545455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11">
                <text:p>19.811</text:p>
              </table:table-cell>
              <table:table-cell office:value-type="float" office:value="26.4907">
                <text:p>26.4907</text:p>
              </table:table-cell>
              <table:table-cell office:value-type="float" office:value="33.0727">
                <text:p>33.07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59433040078201">
                <text:p>4.59433040078201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11">
                <text:p>19.811</text:p>
              </table:table-cell>
              <table:table-cell office:value-type="float" office:value="26.4581">
                <text:p>26.4581</text:p>
              </table:table-cell>
              <table:table-cell office:value-type="float" office:value="33.0727">
                <text:p>33.07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64320625610948">
                <text:p>4.64320625610948</text:p>
              </table:table-cell>
              <table:table-cell office:value-type="float" office:value="0">
                <text:p>0</text:p>
              </table:table-cell>
              <table:table-cell office:value-type="float" office:value="6.58195">
                <text:p>6.58195</text:p>
              </table:table-cell>
              <table:table-cell office:value-type="float" office:value="13.2291">
                <text:p>13.2291</text:p>
              </table:table-cell>
              <table:table-cell office:value-type="float" office:value="16.5526">
                <text:p>16.5526</text:p>
              </table:table-cell>
              <table:table-cell office:value-type="float" office:value="19.8762">
                <text:p>19.8762</text:p>
              </table:table-cell>
              <table:table-cell office:value-type="float" office:value="26.4907">
                <text:p>26.4907</text:p>
              </table:table-cell>
              <table:table-cell office:value-type="float" office:value="33.0727">
                <text:p>33.07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9208211143695">
                <text:p>4.69208211143695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436">
                <text:p>19.8436</text:p>
              </table:table-cell>
              <table:table-cell office:value-type="float" office:value="26.4907">
                <text:p>26.4907</text:p>
              </table:table-cell>
              <table:table-cell office:value-type="float" office:value="33.0727">
                <text:p>33.07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4095796676442">
                <text:p>4.74095796676442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11">
                <text:p>19.811</text:p>
              </table:table-cell>
              <table:table-cell office:value-type="float" office:value="26.4907">
                <text:p>26.4907</text:p>
              </table:table-cell>
              <table:table-cell office:value-type="float" office:value="33.0727">
                <text:p>33.07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78983382209189">
                <text:p>4.78983382209189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1965">
                <text:p>13.1965</text:p>
              </table:table-cell>
              <table:table-cell office:value-type="float" office:value="16.52">
                <text:p>16.52</text:p>
              </table:table-cell>
              <table:table-cell office:value-type="float" office:value="19.8436">
                <text:p>19.8436</text:p>
              </table:table-cell>
              <table:table-cell office:value-type="float" office:value="26.4907">
                <text:p>26.4907</text:p>
              </table:table-cell>
              <table:table-cell office:value-type="float" office:value="33.0727">
                <text:p>33.07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83870967741936">
                <text:p>4.83870967741936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526">
                <text:p>16.5526</text:p>
              </table:table-cell>
              <table:table-cell office:value-type="float" office:value="19.811">
                <text:p>19.811</text:p>
              </table:table-cell>
              <table:table-cell office:value-type="float" office:value="26.4907">
                <text:p>26.4907</text:p>
              </table:table-cell>
              <table:table-cell office:value-type="float" office:value="33.0727">
                <text:p>33.07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88758553274682">
                <text:p>4.88758553274682</text:p>
              </table:table-cell>
              <table:table-cell office:value-type="float" office:value="0">
                <text:p>0</text:p>
              </table:table-cell>
              <table:table-cell office:value-type="float" office:value="6.58195">
                <text:p>6.58195</text:p>
              </table:table-cell>
              <table:table-cell office:value-type="float" office:value="13.2291">
                <text:p>13.2291</text:p>
              </table:table-cell>
              <table:table-cell office:value-type="float" office:value="16.52">
                <text:p>16.52</text:p>
              </table:table-cell>
              <table:table-cell office:value-type="float" office:value="19.8436">
                <text:p>19.8436</text:p>
              </table:table-cell>
              <table:table-cell office:value-type="float" office:value="26.4907">
                <text:p>26.4907</text:p>
              </table:table-cell>
              <table:table-cell office:value-type="float" office:value="33.0727">
                <text:p>33.07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93646138807429">
                <text:p>4.93646138807429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526">
                <text:p>16.5526</text:p>
              </table:table-cell>
              <table:table-cell office:value-type="float" office:value="19.8762">
                <text:p>19.8762</text:p>
              </table:table-cell>
              <table:table-cell office:value-type="float" office:value="26.4907">
                <text:p>26.4907</text:p>
              </table:table-cell>
              <table:table-cell office:value-type="float" office:value="33.0727">
                <text:p>33.07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98533724340176">
                <text:p>4.98533724340176</text:p>
              </table:table-cell>
              <table:table-cell office:value-type="float" office:value="0">
                <text:p>0</text:p>
              </table:table-cell>
              <table:table-cell office:value-type="float" office:value="6.54936">
                <text:p>6.54936</text:p>
              </table:table-cell>
              <table:table-cell office:value-type="float" office:value="13.2291">
                <text:p>13.2291</text:p>
              </table:table-cell>
              <table:table-cell office:value-type="float" office:value="16.5526">
                <text:p>16.5526</text:p>
              </table:table-cell>
              <table:table-cell office:value-type="float" office:value="19.8436">
                <text:p>19.8436</text:p>
              </table:table-cell>
              <table:table-cell office:value-type="float" office:value="26.4907">
                <text:p>26.4907</text:p>
              </table:table-cell>
              <table:table-cell office:value-type="float" office:value="33.0727">
                <text:p>33.072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274cm" svg:y="4.201cm" style:legend-expansion="high" chart:style-name="ch2"/>
        <chart:plot-area chart:style-name="ch3" table:cell-range-address="'7-11'.A2:'7-11'.B104 '7-11'.B1:'7-11'.B1" chart:data-source-has-labels="row" svg:x="0.319cm" svg:y="0.18cm" svg:width="13.636cm" svg:height="8.645cm">
          <chart:coordinate-region svg:x="0.77cm" svg:y="0.381cm" svg:width="12.93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7-11'.B2:'7-11'.B104" chart:label-cell-address="'7-11'.B1:'7-11'.B1" chart:class="chart:scatter">
            <chart:domain table:cell-range-address="'7-11'.A2:'7-11'.A104"/>
            <chart:data-point chart:repeated="10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v</text:p>
                <draw:g>
                  <svg:desc>'7-11'.B1:'7-11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7-11'.A2:'7-11'.A104</svg:desc>
                </draw:g>
              </table:table-cell>
              <table:table-cell office:value-type="float" office:value="0">
                <text:p>0</text:p>
                <draw:g>
                  <svg:desc>'7-11'.B2:'7-11'.B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391007">
                <text:p>0.03910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879765">
                <text:p>0.08797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136852">
                <text:p>0.1368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85728">
                <text:p>0.1857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234604">
                <text:p>0.2346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28348">
                <text:p>0.283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332356">
                <text:p>0.3323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81232">
                <text:p>0.3812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430108">
                <text:p>0.4301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478983">
                <text:p>0.478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527859">
                <text:p>0.5278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576735">
                <text:p>0.5767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625611">
                <text:p>0.6256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674487">
                <text:p>0.6744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723363">
                <text:p>0.7233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772239">
                <text:p>0.7722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821114">
                <text:p>0.8211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86999">
                <text:p>0.86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25839">
                <text:p>0.0325839</text:p>
              </table:table-cell>
              <table:table-cell office:value-type="float" office:value="0.918866">
                <text:p>0.9188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967742">
                <text:p>0.9677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.01662">
                <text:p>1.016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.06549">
                <text:p>1.065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25839">
                <text:p>0.0325839</text:p>
              </table:table-cell>
              <table:table-cell office:value-type="float" office:value="1.11437">
                <text:p>1.114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25839">
                <text:p>0.0325839</text:p>
              </table:table-cell>
              <table:table-cell office:value-type="float" office:value="1.16325">
                <text:p>1.163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25839">
                <text:p>0.0325839</text:p>
              </table:table-cell>
              <table:table-cell office:value-type="float" office:value="1.21212">
                <text:p>1.212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25839">
                <text:p>0.0325839</text:p>
              </table:table-cell>
              <table:table-cell office:value-type="float" office:value="1.261">
                <text:p>1.2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25839">
                <text:p>0.0325839</text:p>
              </table:table-cell>
              <table:table-cell office:value-type="float" office:value="1.30987">
                <text:p>1.309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25839">
                <text:p>0.0325839</text:p>
              </table:table-cell>
              <table:table-cell office:value-type="float" office:value="1.35875">
                <text:p>1.35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25839">
                <text:p>0.0325839</text:p>
              </table:table-cell>
              <table:table-cell office:value-type="float" office:value="1.40762">
                <text:p>1.407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25839">
                <text:p>0.0325839</text:p>
              </table:table-cell>
              <table:table-cell office:value-type="float" office:value="1.4565">
                <text:p>1.45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25839">
                <text:p>0.0325839</text:p>
              </table:table-cell>
              <table:table-cell office:value-type="float" office:value="1.50538">
                <text:p>1.505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25839">
                <text:p>0.0325839</text:p>
              </table:table-cell>
              <table:table-cell office:value-type="float" office:value="1.55425">
                <text:p>1.554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25839">
                <text:p>0.0325839</text:p>
              </table:table-cell>
              <table:table-cell office:value-type="float" office:value="1.60313">
                <text:p>1.603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25839">
                <text:p>0.0325839</text:p>
              </table:table-cell>
              <table:table-cell office:value-type="float" office:value="1.65689">
                <text:p>1.656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25839">
                <text:p>0.0325839</text:p>
              </table:table-cell>
              <table:table-cell office:value-type="float" office:value="1.70088">
                <text:p>1.700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651678">
                <text:p>0.0651678</text:p>
              </table:table-cell>
              <table:table-cell office:value-type="float" office:value="1.74976">
                <text:p>1.749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651678">
                <text:p>0.0651678</text:p>
              </table:table-cell>
              <table:table-cell office:value-type="float" office:value="1.79863">
                <text:p>1.798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651678">
                <text:p>0.0651678</text:p>
              </table:table-cell>
              <table:table-cell office:value-type="float" office:value="1.84751">
                <text:p>1.847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651678">
                <text:p>0.0651678</text:p>
              </table:table-cell>
              <table:table-cell office:value-type="float" office:value="1.89638">
                <text:p>1.896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51678">
                <text:p>0.0651678</text:p>
              </table:table-cell>
              <table:table-cell office:value-type="float" office:value="1.94526">
                <text:p>1.945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51678">
                <text:p>0.0651678</text:p>
              </table:table-cell>
              <table:table-cell office:value-type="float" office:value="1.99413">
                <text:p>1.994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651678">
                <text:p>0.0651678</text:p>
              </table:table-cell>
              <table:table-cell office:value-type="float" office:value="2.04301">
                <text:p>2.043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51678">
                <text:p>0.0651678</text:p>
              </table:table-cell>
              <table:table-cell office:value-type="float" office:value="2.09189">
                <text:p>2.091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977517">
                <text:p>0.0977517</text:p>
              </table:table-cell>
              <table:table-cell office:value-type="float" office:value="2.13587">
                <text:p>2.135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77517">
                <text:p>0.0977517</text:p>
              </table:table-cell>
              <table:table-cell office:value-type="float" office:value="2.18475">
                <text:p>2.184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977517">
                <text:p>0.0977517</text:p>
              </table:table-cell>
              <table:table-cell office:value-type="float" office:value="2.23363">
                <text:p>2.233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30336">
                <text:p>0.130336</text:p>
              </table:table-cell>
              <table:table-cell office:value-type="float" office:value="2.2825">
                <text:p>2.28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30336">
                <text:p>0.130336</text:p>
              </table:table-cell>
              <table:table-cell office:value-type="float" office:value="2.33138">
                <text:p>2.331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30336">
                <text:p>0.130336</text:p>
              </table:table-cell>
              <table:table-cell office:value-type="float" office:value="2.38025">
                <text:p>2.380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30336">
                <text:p>0.130336</text:p>
              </table:table-cell>
              <table:table-cell office:value-type="float" office:value="2.42913">
                <text:p>2.429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30336">
                <text:p>0.130336</text:p>
              </table:table-cell>
              <table:table-cell office:value-type="float" office:value="2.47312">
                <text:p>2.473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30336">
                <text:p>0.130336</text:p>
              </table:table-cell>
              <table:table-cell office:value-type="float" office:value="2.52199">
                <text:p>2.521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6292">
                <text:p>0.16292</text:p>
              </table:table-cell>
              <table:table-cell office:value-type="float" office:value="2.57087">
                <text:p>2.570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6292">
                <text:p>0.16292</text:p>
              </table:table-cell>
              <table:table-cell office:value-type="float" office:value="2.61975">
                <text:p>2.619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6292">
                <text:p>0.16292</text:p>
              </table:table-cell>
              <table:table-cell office:value-type="float" office:value="2.66862">
                <text:p>2.668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6292">
                <text:p>0.16292</text:p>
              </table:table-cell>
              <table:table-cell office:value-type="float" office:value="2.7175">
                <text:p>2.71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6292">
                <text:p>0.16292</text:p>
              </table:table-cell>
              <table:table-cell office:value-type="float" office:value="2.76637">
                <text:p>2.766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6292">
                <text:p>0.16292</text:p>
              </table:table-cell>
              <table:table-cell office:value-type="float" office:value="2.81525">
                <text:p>2.815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95503">
                <text:p>0.195503</text:p>
              </table:table-cell>
              <table:table-cell office:value-type="float" office:value="2.85924">
                <text:p>2.859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95503">
                <text:p>0.195503</text:p>
              </table:table-cell>
              <table:table-cell office:value-type="float" office:value="2.90811">
                <text:p>2.908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95503">
                <text:p>0.195503</text:p>
              </table:table-cell>
              <table:table-cell office:value-type="float" office:value="2.95699">
                <text:p>2.956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95503">
                <text:p>0.195503</text:p>
              </table:table-cell>
              <table:table-cell office:value-type="float" office:value="3.00587">
                <text:p>3.005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28087">
                <text:p>0.228087</text:p>
              </table:table-cell>
              <table:table-cell office:value-type="float" office:value="3.05474">
                <text:p>3.054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95503">
                <text:p>0.195503</text:p>
              </table:table-cell>
              <table:table-cell office:value-type="float" office:value="3.10362">
                <text:p>3.103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28087">
                <text:p>0.228087</text:p>
              </table:table-cell>
              <table:table-cell office:value-type="float" office:value="3.14761">
                <text:p>3.147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28087">
                <text:p>0.228087</text:p>
              </table:table-cell>
              <table:table-cell office:value-type="float" office:value="3.19648">
                <text:p>3.196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28087">
                <text:p>0.228087</text:p>
              </table:table-cell>
              <table:table-cell office:value-type="float" office:value="3.24536">
                <text:p>3.245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28087">
                <text:p>0.228087</text:p>
              </table:table-cell>
              <table:table-cell office:value-type="float" office:value="3.29423">
                <text:p>3.294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28087">
                <text:p>0.228087</text:p>
              </table:table-cell>
              <table:table-cell office:value-type="float" office:value="3.34311">
                <text:p>3.343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60671">
                <text:p>0.260671</text:p>
              </table:table-cell>
              <table:table-cell office:value-type="float" office:value="3.39198">
                <text:p>3.391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93255">
                <text:p>0.293255</text:p>
              </table:table-cell>
              <table:table-cell office:value-type="float" office:value="3.43597">
                <text:p>3.435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93255">
                <text:p>0.293255</text:p>
              </table:table-cell>
              <table:table-cell office:value-type="float" office:value="3.48485">
                <text:p>3.484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60671">
                <text:p>0.260671</text:p>
              </table:table-cell>
              <table:table-cell office:value-type="float" office:value="3.53372">
                <text:p>3.533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93255">
                <text:p>0.293255</text:p>
              </table:table-cell>
              <table:table-cell office:value-type="float" office:value="3.5826">
                <text:p>3.58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93255">
                <text:p>0.293255</text:p>
              </table:table-cell>
              <table:table-cell office:value-type="float" office:value="3.63148">
                <text:p>3.631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93255">
                <text:p>0.293255</text:p>
              </table:table-cell>
              <table:table-cell office:value-type="float" office:value="3.67546">
                <text:p>3.675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93255">
                <text:p>0.293255</text:p>
              </table:table-cell>
              <table:table-cell office:value-type="float" office:value="3.72923">
                <text:p>3.729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25839">
                <text:p>0.325839</text:p>
              </table:table-cell>
              <table:table-cell office:value-type="float" office:value="3.77322">
                <text:p>3.773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25839">
                <text:p>0.325839</text:p>
              </table:table-cell>
              <table:table-cell office:value-type="float" office:value="3.82209">
                <text:p>3.822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25839">
                <text:p>0.325839</text:p>
              </table:table-cell>
              <table:table-cell office:value-type="float" office:value="3.87097">
                <text:p>3.870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25839">
                <text:p>0.325839</text:p>
              </table:table-cell>
              <table:table-cell office:value-type="float" office:value="3.91984">
                <text:p>3.919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25839">
                <text:p>0.325839</text:p>
              </table:table-cell>
              <table:table-cell office:value-type="float" office:value="3.96872">
                <text:p>3.968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58423">
                <text:p>0.358423</text:p>
              </table:table-cell>
              <table:table-cell office:value-type="float" office:value="4.01271">
                <text:p>4.012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58423">
                <text:p>0.358423</text:p>
              </table:table-cell>
              <table:table-cell office:value-type="float" office:value="4.06158">
                <text:p>4.061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58423">
                <text:p>0.358423</text:p>
              </table:table-cell>
              <table:table-cell office:value-type="float" office:value="4.11046">
                <text:p>4.110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91007">
                <text:p>0.391007</text:p>
              </table:table-cell>
              <table:table-cell office:value-type="float" office:value="4.15934">
                <text:p>4.159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91007">
                <text:p>0.391007</text:p>
              </table:table-cell>
              <table:table-cell office:value-type="float" office:value="4.20332">
                <text:p>4.203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91007">
                <text:p>0.391007</text:p>
              </table:table-cell>
              <table:table-cell office:value-type="float" office:value="4.2522">
                <text:p>4.25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91007">
                <text:p>0.391007</text:p>
              </table:table-cell>
              <table:table-cell office:value-type="float" office:value="4.30108">
                <text:p>4.301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91007">
                <text:p>0.391007</text:p>
              </table:table-cell>
              <table:table-cell office:value-type="float" office:value="4.34995">
                <text:p>4.349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91007">
                <text:p>0.391007</text:p>
              </table:table-cell>
              <table:table-cell office:value-type="float" office:value="4.39883">
                <text:p>4.398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23591">
                <text:p>0.423591</text:p>
              </table:table-cell>
              <table:table-cell office:value-type="float" office:value="4.44282">
                <text:p>4.442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91007">
                <text:p>0.391007</text:p>
              </table:table-cell>
              <table:table-cell office:value-type="float" office:value="4.49169">
                <text:p>4.491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23591">
                <text:p>0.423591</text:p>
              </table:table-cell>
              <table:table-cell office:value-type="float" office:value="4.54057">
                <text:p>4.540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23591">
                <text:p>0.423591</text:p>
              </table:table-cell>
              <table:table-cell office:value-type="float" office:value="4.58944">
                <text:p>4.589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23591">
                <text:p>0.423591</text:p>
              </table:table-cell>
              <table:table-cell office:value-type="float" office:value="4.63832">
                <text:p>4.638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56175">
                <text:p>0.456175</text:p>
              </table:table-cell>
              <table:table-cell office:value-type="float" office:value="4.68231">
                <text:p>4.682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56175">
                <text:p>0.456175</text:p>
              </table:table-cell>
              <table:table-cell office:value-type="float" office:value="4.73118">
                <text:p>4.731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56175">
                <text:p>0.456175</text:p>
              </table:table-cell>
              <table:table-cell office:value-type="float" office:value="4.78006">
                <text:p>4.780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56175">
                <text:p>0.456175</text:p>
              </table:table-cell>
              <table:table-cell office:value-type="float" office:value="4.82893">
                <text:p>4.828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56175">
                <text:p>0.456175</text:p>
              </table:table-cell>
              <table:table-cell office:value-type="float" office:value="4.87781">
                <text:p>4.877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88759">
                <text:p>0.488759</text:p>
              </table:table-cell>
              <table:table-cell office:value-type="float" office:value="4.92669">
                <text:p>4.9266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16cm" svg:y="4.199cm" style:legend-expansion="high" chart:style-name="ch2"/>
        <chart:plot-area chart:style-name="ch3" table:cell-range-address="'7-11'.C2:'7-11'.D104 '7-11'.D1:'7-11'.D1" chart:data-source-has-labels="row" svg:x="0.32cm" svg:y="0.18cm" svg:width="13.576cm" svg:height="8.64cm">
          <chart:coordinate-region svg:x="1.271cm" svg:y="0.381cm" svg:width="12.423cm" svg:height="7.7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7-11'.D2:'7-11'.D104" chart:label-cell-address="'7-11'.D1:'7-11'.D1" chart:class="chart:scatter">
            <chart:domain table:cell-range-address="'7-11'.C2:'7-11'.C104"/>
            <chart:data-point chart:repeated="10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1V</text:p>
                <draw:g>
                  <svg:desc>'7-11'.D1:'7-11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7-11'.C2:'7-11'.C104</svg:desc>
                </draw:g>
              </table:table-cell>
              <table:table-cell office:value-type="float" office:value="0">
                <text:p>0</text:p>
                <draw:g>
                  <svg:desc>'7-11'.D2:'7-11'.D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60671">
                <text:p>0.260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53926">
                <text:p>0.553926</text:p>
              </table:table-cell>
              <table:table-cell office:value-type="float" office:value="0.00488759">
                <text:p>0.004887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7181">
                <text:p>0.847181</text:p>
              </table:table-cell>
              <table:table-cell office:value-type="float" office:value="0.00977517">
                <text:p>0.009775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7302">
                <text:p>1.17302</text:p>
              </table:table-cell>
              <table:table-cell office:value-type="float" office:value="0.00977517">
                <text:p>0.009775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6628">
                <text:p>1.46628</text:p>
              </table:table-cell>
              <table:table-cell office:value-type="float" office:value="0.0146628">
                <text:p>0.01466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5953">
                <text:p>1.75953</text:p>
              </table:table-cell>
              <table:table-cell office:value-type="float" office:value="0.0146628">
                <text:p>0.01466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8537">
                <text:p>2.08537</text:p>
              </table:table-cell>
              <table:table-cell office:value-type="float" office:value="0.0195503">
                <text:p>0.01955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37862">
                <text:p>2.37862</text:p>
              </table:table-cell>
              <table:table-cell office:value-type="float" office:value="0.0244379">
                <text:p>0.02443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0446">
                <text:p>2.70446</text:p>
              </table:table-cell>
              <table:table-cell office:value-type="float" office:value="0.0244379">
                <text:p>0.02443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9772">
                <text:p>2.99772</text:p>
              </table:table-cell>
              <table:table-cell office:value-type="float" office:value="0.0293255">
                <text:p>0.02932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32356">
                <text:p>3.32356</text:p>
              </table:table-cell>
              <table:table-cell office:value-type="float" office:value="0.0293255">
                <text:p>0.02932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1681">
                <text:p>3.61681</text:p>
              </table:table-cell>
              <table:table-cell office:value-type="float" office:value="0.0293255">
                <text:p>0.02932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94265">
                <text:p>3.94265</text:p>
              </table:table-cell>
              <table:table-cell office:value-type="float" office:value="0.0342131">
                <text:p>0.0342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26849">
                <text:p>4.26849</text:p>
              </table:table-cell>
              <table:table-cell office:value-type="float" office:value="0.0342131">
                <text:p>0.03421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6175">
                <text:p>4.56175</text:p>
              </table:table-cell>
              <table:table-cell office:value-type="float" office:value="0.0391007">
                <text:p>0.03910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88759">
                <text:p>4.88759</text:p>
              </table:table-cell>
              <table:table-cell office:value-type="float" office:value="0.0391007">
                <text:p>0.0391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18084">
                <text:p>5.18084</text:p>
              </table:table-cell>
              <table:table-cell office:value-type="float" office:value="0.0439883">
                <text:p>0.04398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50668">
                <text:p>5.50668</text:p>
              </table:table-cell>
              <table:table-cell office:value-type="float" office:value="0.0439883">
                <text:p>0.04398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83252">
                <text:p>5.83252</text:p>
              </table:table-cell>
              <table:table-cell office:value-type="float" office:value="0.0439883">
                <text:p>0.04398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12577">
                <text:p>6.12577</text:p>
              </table:table-cell>
              <table:table-cell office:value-type="float" office:value="0.0488759">
                <text:p>0.04887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45161">
                <text:p>6.45161</text:p>
              </table:table-cell>
              <table:table-cell office:value-type="float" office:value="0.0488759">
                <text:p>0.04887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77745">
                <text:p>6.77745</text:p>
              </table:table-cell>
              <table:table-cell office:value-type="float" office:value="0.0488759">
                <text:p>0.04887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10329">
                <text:p>7.10329</text:p>
              </table:table-cell>
              <table:table-cell office:value-type="float" office:value="0.0488759">
                <text:p>0.04887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42913">
                <text:p>7.42913</text:p>
              </table:table-cell>
              <table:table-cell office:value-type="float" office:value="0.0537634">
                <text:p>0.05376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75497">
                <text:p>7.75497</text:p>
              </table:table-cell>
              <table:table-cell office:value-type="float" office:value="0.0537634">
                <text:p>0.05376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08081">
                <text:p>8.08081</text:p>
              </table:table-cell>
              <table:table-cell office:value-type="float" office:value="0.0537634">
                <text:p>0.05376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37406">
                <text:p>8.37406</text:p>
              </table:table-cell>
              <table:table-cell office:value-type="float" office:value="0.058651">
                <text:p>0.0586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6999">
                <text:p>8.6999</text:p>
              </table:table-cell>
              <table:table-cell office:value-type="float" office:value="0.058651">
                <text:p>0.0586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02574">
                <text:p>9.02574</text:p>
              </table:table-cell>
              <table:table-cell office:value-type="float" office:value="0.058651">
                <text:p>0.0586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319">
                <text:p>9.319</text:p>
              </table:table-cell>
              <table:table-cell office:value-type="float" office:value="0.058651">
                <text:p>0.0586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64484">
                <text:p>9.64484</text:p>
              </table:table-cell>
              <table:table-cell office:value-type="float" office:value="0.0635386">
                <text:p>0.06353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97067">
                <text:p>9.97067</text:p>
              </table:table-cell>
              <table:table-cell office:value-type="float" office:value="0.0635386">
                <text:p>0.06353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2965">
                <text:p>10.2965</text:p>
              </table:table-cell>
              <table:table-cell office:value-type="float" office:value="0.0635386">
                <text:p>0.06353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5898">
                <text:p>10.5898</text:p>
              </table:table-cell>
              <table:table-cell office:value-type="float" office:value="0.0684262">
                <text:p>0.06842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9156">
                <text:p>10.9156</text:p>
              </table:table-cell>
              <table:table-cell office:value-type="float" office:value="0.0684262">
                <text:p>0.06842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2414">
                <text:p>11.2414</text:p>
              </table:table-cell>
              <table:table-cell office:value-type="float" office:value="0.0684262">
                <text:p>0.06842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5673">
                <text:p>11.5673</text:p>
              </table:table-cell>
              <table:table-cell office:value-type="float" office:value="0.0733138">
                <text:p>0.07331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8931">
                <text:p>11.8931</text:p>
              </table:table-cell>
              <table:table-cell office:value-type="float" office:value="0.0733138">
                <text:p>0.07331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1864">
                <text:p>12.1864</text:p>
              </table:table-cell>
              <table:table-cell office:value-type="float" office:value="0.0733138">
                <text:p>0.07331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5448">
                <text:p>12.5448</text:p>
              </table:table-cell>
              <table:table-cell office:value-type="float" office:value="0.0733138">
                <text:p>0.07331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8706">
                <text:p>12.8706</text:p>
              </table:table-cell>
              <table:table-cell office:value-type="float" office:value="0.0733138">
                <text:p>0.07331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1965">
                <text:p>13.1965</text:p>
              </table:table-cell>
              <table:table-cell office:value-type="float" office:value="0.0782014">
                <text:p>0.07820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4897">
                <text:p>13.4897</text:p>
              </table:table-cell>
              <table:table-cell office:value-type="float" office:value="0.0782014">
                <text:p>0.07820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8156">
                <text:p>13.8156</text:p>
              </table:table-cell>
              <table:table-cell office:value-type="float" office:value="0.0782014">
                <text:p>0.07820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1414">
                <text:p>14.1414</text:p>
              </table:table-cell>
              <table:table-cell office:value-type="float" office:value="0.0782014">
                <text:p>0.07820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4347">
                <text:p>14.4347</text:p>
              </table:table-cell>
              <table:table-cell office:value-type="float" office:value="0.0782014">
                <text:p>0.07820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7605">
                <text:p>14.7605</text:p>
              </table:table-cell>
              <table:table-cell office:value-type="float" office:value="0.083089">
                <text:p>0.0830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0863">
                <text:p>15.0863</text:p>
              </table:table-cell>
              <table:table-cell office:value-type="float" office:value="0.083089">
                <text:p>0.0830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4122">
                <text:p>15.4122</text:p>
              </table:table-cell>
              <table:table-cell office:value-type="float" office:value="0.083089">
                <text:p>0.0830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738">
                <text:p>15.738</text:p>
              </table:table-cell>
              <table:table-cell office:value-type="float" office:value="0.083089">
                <text:p>0.0830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0313">
                <text:p>16.0313</text:p>
              </table:table-cell>
              <table:table-cell office:value-type="float" office:value="0.0879765">
                <text:p>0.08797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3571">
                <text:p>16.3571</text:p>
              </table:table-cell>
              <table:table-cell office:value-type="float" office:value="0.0879765">
                <text:p>0.08797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683">
                <text:p>16.683</text:p>
              </table:table-cell>
              <table:table-cell office:value-type="float" office:value="0.0879765">
                <text:p>0.08797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0088">
                <text:p>17.0088</text:p>
              </table:table-cell>
              <table:table-cell office:value-type="float" office:value="0.0879765">
                <text:p>0.08797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3021">
                <text:p>17.3021</text:p>
              </table:table-cell>
              <table:table-cell office:value-type="float" office:value="0.0879765">
                <text:p>0.08797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6279">
                <text:p>17.6279</text:p>
              </table:table-cell>
              <table:table-cell office:value-type="float" office:value="0.0928641">
                <text:p>0.09286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9537">
                <text:p>17.9537</text:p>
              </table:table-cell>
              <table:table-cell office:value-type="float" office:value="0.0928641">
                <text:p>0.09286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.3122">
                <text:p>18.3122</text:p>
              </table:table-cell>
              <table:table-cell office:value-type="float" office:value="0.0928641">
                <text:p>0.09286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6054">
                <text:p>18.6054</text:p>
              </table:table-cell>
              <table:table-cell office:value-type="float" office:value="0.0928641">
                <text:p>0.09286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8987">
                <text:p>18.8987</text:p>
              </table:table-cell>
              <table:table-cell office:value-type="float" office:value="0.0977517">
                <text:p>0.09775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.2245">
                <text:p>19.2245</text:p>
              </table:table-cell>
              <table:table-cell office:value-type="float" office:value="0.0977517">
                <text:p>0.09775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.5503">
                <text:p>19.5503</text:p>
              </table:table-cell>
              <table:table-cell office:value-type="float" office:value="0.0977517">
                <text:p>0.09775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.9088">
                <text:p>19.9088</text:p>
              </table:table-cell>
              <table:table-cell office:value-type="float" office:value="0.0977517">
                <text:p>0.09775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.202">
                <text:p>20.202</text:p>
              </table:table-cell>
              <table:table-cell office:value-type="float" office:value="0.0977517">
                <text:p>0.09775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.5279">
                <text:p>20.5279</text:p>
              </table:table-cell>
              <table:table-cell office:value-type="float" office:value="0.102639">
                <text:p>0.1026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.8537">
                <text:p>20.8537</text:p>
              </table:table-cell>
              <table:table-cell office:value-type="float" office:value="0.102639">
                <text:p>0.1026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.1795">
                <text:p>21.1795</text:p>
              </table:table-cell>
              <table:table-cell office:value-type="float" office:value="0.102639">
                <text:p>0.1026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.5054">
                <text:p>21.5054</text:p>
              </table:table-cell>
              <table:table-cell office:value-type="float" office:value="0.102639">
                <text:p>0.1026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.7986">
                <text:p>21.7986</text:p>
              </table:table-cell>
              <table:table-cell office:value-type="float" office:value="0.102639">
                <text:p>0.1026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.1245">
                <text:p>22.1245</text:p>
              </table:table-cell>
              <table:table-cell office:value-type="float" office:value="0.107527">
                <text:p>0.1075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.4503">
                <text:p>22.4503</text:p>
              </table:table-cell>
              <table:table-cell office:value-type="float" office:value="0.107527">
                <text:p>0.1075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.7761">
                <text:p>22.7761</text:p>
              </table:table-cell>
              <table:table-cell office:value-type="float" office:value="0.107527">
                <text:p>0.1075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.0694">
                <text:p>23.0694</text:p>
              </table:table-cell>
              <table:table-cell office:value-type="float" office:value="0.107527">
                <text:p>0.1075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.3952">
                <text:p>23.3952</text:p>
              </table:table-cell>
              <table:table-cell office:value-type="float" office:value="0.112414">
                <text:p>0.1124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.7211">
                <text:p>23.7211</text:p>
              </table:table-cell>
              <table:table-cell office:value-type="float" office:value="0.112414">
                <text:p>0.1124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.0469">
                <text:p>24.0469</text:p>
              </table:table-cell>
              <table:table-cell office:value-type="float" office:value="0.112414">
                <text:p>0.1124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.3728">
                <text:p>24.3728</text:p>
              </table:table-cell>
              <table:table-cell office:value-type="float" office:value="0.112414">
                <text:p>0.1124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.666">
                <text:p>24.666</text:p>
              </table:table-cell>
              <table:table-cell office:value-type="float" office:value="0.112414">
                <text:p>0.1124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.9919">
                <text:p>24.9919</text:p>
              </table:table-cell>
              <table:table-cell office:value-type="float" office:value="0.117302">
                <text:p>0.1173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.3177">
                <text:p>25.3177</text:p>
              </table:table-cell>
              <table:table-cell office:value-type="float" office:value="0.117302">
                <text:p>0.1173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.6435">
                <text:p>25.6435</text:p>
              </table:table-cell>
              <table:table-cell office:value-type="float" office:value="0.117302">
                <text:p>0.1173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.9694">
                <text:p>25.9694</text:p>
              </table:table-cell>
              <table:table-cell office:value-type="float" office:value="0.117302">
                <text:p>0.1173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.2626">
                <text:p>26.2626</text:p>
              </table:table-cell>
              <table:table-cell office:value-type="float" office:value="0.117302">
                <text:p>0.1173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.5885">
                <text:p>26.5885</text:p>
              </table:table-cell>
              <table:table-cell office:value-type="float" office:value="0.12219">
                <text:p>0.122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.9143">
                <text:p>26.9143</text:p>
              </table:table-cell>
              <table:table-cell office:value-type="float" office:value="0.12219">
                <text:p>0.122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.2401">
                <text:p>27.2401</text:p>
              </table:table-cell>
              <table:table-cell office:value-type="float" office:value="0.12219">
                <text:p>0.122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.5334">
                <text:p>27.5334</text:p>
              </table:table-cell>
              <table:table-cell office:value-type="float" office:value="0.12219">
                <text:p>0.122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.8592">
                <text:p>27.8592</text:p>
              </table:table-cell>
              <table:table-cell office:value-type="float" office:value="0.127077">
                <text:p>0.1270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.1851">
                <text:p>28.1851</text:p>
              </table:table-cell>
              <table:table-cell office:value-type="float" office:value="0.127077">
                <text:p>0.1270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.5109">
                <text:p>28.5109</text:p>
              </table:table-cell>
              <table:table-cell office:value-type="float" office:value="0.127077">
                <text:p>0.1270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.8368">
                <text:p>28.8368</text:p>
              </table:table-cell>
              <table:table-cell office:value-type="float" office:value="0.127077">
                <text:p>0.1270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.13">
                <text:p>29.13</text:p>
              </table:table-cell>
              <table:table-cell office:value-type="float" office:value="0.127077">
                <text:p>0.1270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.4558">
                <text:p>29.4558</text:p>
              </table:table-cell>
              <table:table-cell office:value-type="float" office:value="0.131965">
                <text:p>0.1319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.7817">
                <text:p>29.7817</text:p>
              </table:table-cell>
              <table:table-cell office:value-type="float" office:value="0.131965">
                <text:p>0.1319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.1075">
                <text:p>30.1075</text:p>
              </table:table-cell>
              <table:table-cell office:value-type="float" office:value="0.131965">
                <text:p>0.1319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.4334">
                <text:p>30.4334</text:p>
              </table:table-cell>
              <table:table-cell office:value-type="float" office:value="0.131965">
                <text:p>0.1319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.7266">
                <text:p>30.7266</text:p>
              </table:table-cell>
              <table:table-cell office:value-type="float" office:value="0.136852">
                <text:p>0.1368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.0525">
                <text:p>31.0525</text:p>
              </table:table-cell>
              <table:table-cell office:value-type="float" office:value="0.136852">
                <text:p>0.1368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.3783">
                <text:p>31.3783</text:p>
              </table:table-cell>
              <table:table-cell office:value-type="float" office:value="0.136852">
                <text:p>0.1368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.7041">
                <text:p>31.7041</text:p>
              </table:table-cell>
              <table:table-cell office:value-type="float" office:value="0.136852">
                <text:p>0.1368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.9974">
                <text:p>31.9974</text:p>
              </table:table-cell>
              <table:table-cell office:value-type="float" office:value="0.136852">
                <text:p>0.1368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.3232">
                <text:p>32.3232</text:p>
              </table:table-cell>
              <table:table-cell office:value-type="float" office:value="0.14174">
                <text:p>0.1417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214cm" svg:y="4.201cm" style:legend-expansion="high" chart:style-name="ch2"/>
        <chart:plot-area chart:style-name="ch3" table:cell-range-address="'7-11'.E2:'7-11'.F104 '7-11'.F1:'7-11'.F1" chart:data-source-has-labels="row" svg:x="0.319cm" svg:y="0.18cm" svg:width="13.576cm" svg:height="8.645cm">
          <chart:coordinate-region svg:x="0.97cm" svg:y="0.381cm" svg:width="12.57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7-11'.F2:'7-11'.F104" chart:label-cell-address="'7-11'.F1:'7-11'.F1" chart:class="chart:scatter">
            <chart:domain table:cell-range-address="'7-11'.E2:'7-11'.E104"/>
            <chart:data-point chart:repeated="10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2V</text:p>
                <draw:g>
                  <svg:desc>'7-11'.F1:'7-11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7-11'.E2:'7-11'.E104</svg:desc>
                </draw:g>
              </table:table-cell>
              <table:table-cell office:value-type="float" office:value="0">
                <text:p>0</text:p>
                <draw:g>
                  <svg:desc>'7-11'.F2:'7-11'.F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60671">
                <text:p>0.2606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58651">
                <text:p>0.58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912349">
                <text:p>0.9123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.23819">
                <text:p>1.23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.56403">
                <text:p>1.564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.88987">
                <text:p>1.889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.21571">
                <text:p>2.215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.54154">
                <text:p>2.541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88759">
                <text:p>0.00488759</text:p>
              </table:table-cell>
              <table:table-cell office:value-type="float" office:value="2.8348">
                <text:p>2.83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88759">
                <text:p>0.00488759</text:p>
              </table:table-cell>
              <table:table-cell office:value-type="float" office:value="3.16064">
                <text:p>3.160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488759">
                <text:p>0.00488759</text:p>
              </table:table-cell>
              <table:table-cell office:value-type="float" office:value="3.48648">
                <text:p>3.486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488759">
                <text:p>0.00488759</text:p>
              </table:table-cell>
              <table:table-cell office:value-type="float" office:value="3.81232">
                <text:p>3.812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488759">
                <text:p>0.00488759</text:p>
              </table:table-cell>
              <table:table-cell office:value-type="float" office:value="4.13816">
                <text:p>4.138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488759">
                <text:p>0.00488759</text:p>
              </table:table-cell>
              <table:table-cell office:value-type="float" office:value="4.46399">
                <text:p>4.463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977517">
                <text:p>0.00977517</text:p>
              </table:table-cell>
              <table:table-cell office:value-type="float" office:value="4.75725">
                <text:p>4.757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977517">
                <text:p>0.00977517</text:p>
              </table:table-cell>
              <table:table-cell office:value-type="float" office:value="5.08309">
                <text:p>5.083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977517">
                <text:p>0.00977517</text:p>
              </table:table-cell>
              <table:table-cell office:value-type="float" office:value="5.40893">
                <text:p>5.408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977517">
                <text:p>0.00977517</text:p>
              </table:table-cell>
              <table:table-cell office:value-type="float" office:value="5.73477">
                <text:p>5.734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977517">
                <text:p>0.00977517</text:p>
              </table:table-cell>
              <table:table-cell office:value-type="float" office:value="6.06061">
                <text:p>6.060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977517">
                <text:p>0.00977517</text:p>
              </table:table-cell>
              <table:table-cell office:value-type="float" office:value="6.38645">
                <text:p>6.386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46628">
                <text:p>0.0146628</text:p>
              </table:table-cell>
              <table:table-cell office:value-type="float" office:value="6.6797">
                <text:p>6.67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46628">
                <text:p>0.0146628</text:p>
              </table:table-cell>
              <table:table-cell office:value-type="float" office:value="7.00554">
                <text:p>7.005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46628">
                <text:p>0.0146628</text:p>
              </table:table-cell>
              <table:table-cell office:value-type="float" office:value="7.33138">
                <text:p>7.331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46628">
                <text:p>0.0146628</text:p>
              </table:table-cell>
              <table:table-cell office:value-type="float" office:value="7.6898">
                <text:p>7.68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46628">
                <text:p>0.0146628</text:p>
              </table:table-cell>
              <table:table-cell office:value-type="float" office:value="8.01564">
                <text:p>8.015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46628">
                <text:p>0.0146628</text:p>
              </table:table-cell>
              <table:table-cell office:value-type="float" office:value="8.3089">
                <text:p>8.30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95503">
                <text:p>0.0195503</text:p>
              </table:table-cell>
              <table:table-cell office:value-type="float" office:value="8.63473">
                <text:p>8.634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95503">
                <text:p>0.0195503</text:p>
              </table:table-cell>
              <table:table-cell office:value-type="float" office:value="8.96057">
                <text:p>8.960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95503">
                <text:p>0.0195503</text:p>
              </table:table-cell>
              <table:table-cell office:value-type="float" office:value="9.28641">
                <text:p>9.286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95503">
                <text:p>0.0195503</text:p>
              </table:table-cell>
              <table:table-cell office:value-type="float" office:value="9.61225">
                <text:p>9.612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95503">
                <text:p>0.0195503</text:p>
              </table:table-cell>
              <table:table-cell office:value-type="float" office:value="9.93809">
                <text:p>9.938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95503">
                <text:p>0.0195503</text:p>
              </table:table-cell>
              <table:table-cell office:value-type="float" office:value="10.2639">
                <text:p>10.26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95503">
                <text:p>0.0195503</text:p>
              </table:table-cell>
              <table:table-cell office:value-type="float" office:value="10.5572">
                <text:p>10.55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44379">
                <text:p>0.0244379</text:p>
              </table:table-cell>
              <table:table-cell office:value-type="float" office:value="10.883">
                <text:p>10.8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44379">
                <text:p>0.0244379</text:p>
              </table:table-cell>
              <table:table-cell office:value-type="float" office:value="11.2089">
                <text:p>11.20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44379">
                <text:p>0.0244379</text:p>
              </table:table-cell>
              <table:table-cell office:value-type="float" office:value="11.5347">
                <text:p>11.53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44379">
                <text:p>0.0244379</text:p>
              </table:table-cell>
              <table:table-cell office:value-type="float" office:value="11.8605">
                <text:p>11.86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44379">
                <text:p>0.0244379</text:p>
              </table:table-cell>
              <table:table-cell office:value-type="float" office:value="12.219">
                <text:p>12.2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44379">
                <text:p>0.0244379</text:p>
              </table:table-cell>
              <table:table-cell office:value-type="float" office:value="12.4796">
                <text:p>12.47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93255">
                <text:p>0.0293255</text:p>
              </table:table-cell>
              <table:table-cell office:value-type="float" office:value="12.8381">
                <text:p>12.83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93255">
                <text:p>0.0293255</text:p>
              </table:table-cell>
              <table:table-cell office:value-type="float" office:value="13.1639">
                <text:p>13.16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93255">
                <text:p>0.0293255</text:p>
              </table:table-cell>
              <table:table-cell office:value-type="float" office:value="13.4897">
                <text:p>13.48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93255">
                <text:p>0.0293255</text:p>
              </table:table-cell>
              <table:table-cell office:value-type="float" office:value="13.8156">
                <text:p>13.81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93255">
                <text:p>0.0293255</text:p>
              </table:table-cell>
              <table:table-cell office:value-type="float" office:value="14.1414">
                <text:p>14.14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93255">
                <text:p>0.0293255</text:p>
              </table:table-cell>
              <table:table-cell office:value-type="float" office:value="14.4673">
                <text:p>14.46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93255">
                <text:p>0.0293255</text:p>
              </table:table-cell>
              <table:table-cell office:value-type="float" office:value="14.7931">
                <text:p>14.79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42131">
                <text:p>0.0342131</text:p>
              </table:table-cell>
              <table:table-cell office:value-type="float" office:value="15.0863">
                <text:p>15.08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42131">
                <text:p>0.0342131</text:p>
              </table:table-cell>
              <table:table-cell office:value-type="float" office:value="15.4122">
                <text:p>15.41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42131">
                <text:p>0.0342131</text:p>
              </table:table-cell>
              <table:table-cell office:value-type="float" office:value="15.738">
                <text:p>15.7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42131">
                <text:p>0.0342131</text:p>
              </table:table-cell>
              <table:table-cell office:value-type="float" office:value="16.0639">
                <text:p>16.06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42131">
                <text:p>0.0342131</text:p>
              </table:table-cell>
              <table:table-cell office:value-type="float" office:value="16.3897">
                <text:p>16.38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42131">
                <text:p>0.0342131</text:p>
              </table:table-cell>
              <table:table-cell office:value-type="float" office:value="16.7155">
                <text:p>16.71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42131">
                <text:p>0.0342131</text:p>
              </table:table-cell>
              <table:table-cell office:value-type="float" office:value="17.0414">
                <text:p>17.04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91007">
                <text:p>0.0391007</text:p>
              </table:table-cell>
              <table:table-cell office:value-type="float" office:value="17.3346">
                <text:p>17.33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91007">
                <text:p>0.0391007</text:p>
              </table:table-cell>
              <table:table-cell office:value-type="float" office:value="17.6605">
                <text:p>17.66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91007">
                <text:p>0.0391007</text:p>
              </table:table-cell>
              <table:table-cell office:value-type="float" office:value="17.9863">
                <text:p>17.98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91007">
                <text:p>0.0391007</text:p>
              </table:table-cell>
              <table:table-cell office:value-type="float" office:value="18.3122">
                <text:p>18.31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91007">
                <text:p>0.0391007</text:p>
              </table:table-cell>
              <table:table-cell office:value-type="float" office:value="18.638">
                <text:p>18.6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91007">
                <text:p>0.0391007</text:p>
              </table:table-cell>
              <table:table-cell office:value-type="float" office:value="18.9964">
                <text:p>18.99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91007">
                <text:p>0.0391007</text:p>
              </table:table-cell>
              <table:table-cell office:value-type="float" office:value="19.2897">
                <text:p>19.28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91007">
                <text:p>0.0391007</text:p>
              </table:table-cell>
              <table:table-cell office:value-type="float" office:value="19.5829">
                <text:p>19.58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439883">
                <text:p>0.0439883</text:p>
              </table:table-cell>
              <table:table-cell office:value-type="float" office:value="19.9088">
                <text:p>19.90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39883">
                <text:p>0.0439883</text:p>
              </table:table-cell>
              <table:table-cell office:value-type="float" office:value="20.2346">
                <text:p>20.23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39883">
                <text:p>0.0439883</text:p>
              </table:table-cell>
              <table:table-cell office:value-type="float" office:value="20.593">
                <text:p>20.5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39883">
                <text:p>0.0439883</text:p>
              </table:table-cell>
              <table:table-cell office:value-type="float" office:value="20.9189">
                <text:p>20.91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39883">
                <text:p>0.0439883</text:p>
              </table:table-cell>
              <table:table-cell office:value-type="float" office:value="21.2447">
                <text:p>21.24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39883">
                <text:p>0.0439883</text:p>
              </table:table-cell>
              <table:table-cell office:value-type="float" office:value="21.5705">
                <text:p>21.57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39883">
                <text:p>0.0439883</text:p>
              </table:table-cell>
              <table:table-cell office:value-type="float" office:value="21.8964">
                <text:p>21.89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39883">
                <text:p>0.0439883</text:p>
              </table:table-cell>
              <table:table-cell office:value-type="float" office:value="22.1896">
                <text:p>22.18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88759">
                <text:p>0.0488759</text:p>
              </table:table-cell>
              <table:table-cell office:value-type="float" office:value="22.5155">
                <text:p>22.51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488759">
                <text:p>0.0488759</text:p>
              </table:table-cell>
              <table:table-cell office:value-type="float" office:value="22.8413">
                <text:p>22.84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88759">
                <text:p>0.0488759</text:p>
              </table:table-cell>
              <table:table-cell office:value-type="float" office:value="23.1672">
                <text:p>23.16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88759">
                <text:p>0.0488759</text:p>
              </table:table-cell>
              <table:table-cell office:value-type="float" office:value="23.493">
                <text:p>23.4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488759">
                <text:p>0.0488759</text:p>
              </table:table-cell>
              <table:table-cell office:value-type="float" office:value="23.8188">
                <text:p>23.81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88759">
                <text:p>0.0488759</text:p>
              </table:table-cell>
              <table:table-cell office:value-type="float" office:value="24.1447">
                <text:p>24.14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88759">
                <text:p>0.0488759</text:p>
              </table:table-cell>
              <table:table-cell office:value-type="float" office:value="24.4705">
                <text:p>24.47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88759">
                <text:p>0.0488759</text:p>
              </table:table-cell>
              <table:table-cell office:value-type="float" office:value="24.7638">
                <text:p>24.76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37634">
                <text:p>0.0537634</text:p>
              </table:table-cell>
              <table:table-cell office:value-type="float" office:value="25.0896">
                <text:p>25.08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537634">
                <text:p>0.0537634</text:p>
              </table:table-cell>
              <table:table-cell office:value-type="float" office:value="25.4154">
                <text:p>25.41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537634">
                <text:p>0.0537634</text:p>
              </table:table-cell>
              <table:table-cell office:value-type="float" office:value="25.7413">
                <text:p>25.74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537634">
                <text:p>0.0537634</text:p>
              </table:table-cell>
              <table:table-cell office:value-type="float" office:value="26.0671">
                <text:p>26.06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537634">
                <text:p>0.0537634</text:p>
              </table:table-cell>
              <table:table-cell office:value-type="float" office:value="26.393">
                <text:p>26.3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537634">
                <text:p>0.0537634</text:p>
              </table:table-cell>
              <table:table-cell office:value-type="float" office:value="26.7188">
                <text:p>26.71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537634">
                <text:p>0.0537634</text:p>
              </table:table-cell>
              <table:table-cell office:value-type="float" office:value="27.0446">
                <text:p>27.04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58651">
                <text:p>0.058651</text:p>
              </table:table-cell>
              <table:table-cell office:value-type="float" office:value="27.3379">
                <text:p>27.33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58651">
                <text:p>0.058651</text:p>
              </table:table-cell>
              <table:table-cell office:value-type="float" office:value="27.6637">
                <text:p>27.66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58651">
                <text:p>0.058651</text:p>
              </table:table-cell>
              <table:table-cell office:value-type="float" office:value="27.9896">
                <text:p>27.98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58651">
                <text:p>0.058651</text:p>
              </table:table-cell>
              <table:table-cell office:value-type="float" office:value="28.3154">
                <text:p>28.31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58651">
                <text:p>0.058651</text:p>
              </table:table-cell>
              <table:table-cell office:value-type="float" office:value="28.6413">
                <text:p>28.64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58651">
                <text:p>0.058651</text:p>
              </table:table-cell>
              <table:table-cell office:value-type="float" office:value="28.9671">
                <text:p>28.96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58651">
                <text:p>0.058651</text:p>
              </table:table-cell>
              <table:table-cell office:value-type="float" office:value="29.2929">
                <text:p>29.29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58651">
                <text:p>0.058651</text:p>
              </table:table-cell>
              <table:table-cell office:value-type="float" office:value="29.6188">
                <text:p>29.61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58651">
                <text:p>0.058651</text:p>
              </table:table-cell>
              <table:table-cell office:value-type="float" office:value="29.912">
                <text:p>29.9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58651">
                <text:p>0.058651</text:p>
              </table:table-cell>
              <table:table-cell office:value-type="float" office:value="30.2379">
                <text:p>30.23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58651">
                <text:p>0.058651</text:p>
              </table:table-cell>
              <table:table-cell office:value-type="float" office:value="30.5637">
                <text:p>30.56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635386">
                <text:p>0.0635386</text:p>
              </table:table-cell>
              <table:table-cell office:value-type="float" office:value="30.857">
                <text:p>30.8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635386">
                <text:p>0.0635386</text:p>
              </table:table-cell>
              <table:table-cell office:value-type="float" office:value="31.2154">
                <text:p>31.21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635386">
                <text:p>0.0635386</text:p>
              </table:table-cell>
              <table:table-cell office:value-type="float" office:value="31.5412">
                <text:p>31.54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635386">
                <text:p>0.0635386</text:p>
              </table:table-cell>
              <table:table-cell office:value-type="float" office:value="31.8671">
                <text:p>31.86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635386">
                <text:p>0.0635386</text:p>
              </table:table-cell>
              <table:table-cell office:value-type="float" office:value="32.1603">
                <text:p>32.16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635386">
                <text:p>0.0635386</text:p>
              </table:table-cell>
              <table:table-cell office:value-type="float" office:value="32.5187">
                <text:p>32.51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684262">
                <text:p>0.0684262</text:p>
              </table:table-cell>
              <table:table-cell office:value-type="float" office:value="32.812">
                <text:p>32.81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54cm" svg:y="3.952cm" style:legend-expansion="high" chart:style-name="ch2"/>
        <chart:plot-area chart:style-name="ch3" table:cell-range-address="'5'.B1:'5'.D104" chart:data-source-has-labels="row" svg:x="0.32cm" svg:y="0.18cm" svg:width="12.614cm" svg:height="8.64cm">
          <chartooo:coordinate-region svg:x="1.047cm" svg:y="0.379cm" svg:width="11.79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'.C2:'5'.C104" chart:label-cell-address="'5'.C1:'5'.C1" chart:class="chart:scatter">
            <chart:domain table:cell-range-address="'5'.B2:'5'.B104"/>
            <chart:data-point chart:repeated="103"/>
          </chart:series>
          <chart:series chart:style-name="ch7" chart:values-cell-range-address="'5'.D2:'5'.D104" chart:label-cell-address="'5'.D1:'5'.D1" chart:class="chart:scatter">
            <chart:data-point chart:repeated="10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k Ohm</text:p>
                <draw:g>
                  <svg:desc>'5'.C1:'5'.C1</svg:desc>
                </draw:g>
              </table:table-cell>
              <table:table-cell office:value-type="string">
                <text:p>100 Ohm</text:p>
                <draw:g>
                  <svg:desc>'5'.D1:'5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5'.B2:'5'.B104</svg:desc>
                </draw:g>
              </table:table-cell>
              <table:table-cell office:value-type="float" office:value="0">
                <text:p>0</text:p>
                <draw:g>
                  <svg:desc>'5'.C2:'5'.C104</svg:desc>
                </draw:g>
              </table:table-cell>
              <table:table-cell office:value-type="float" office:value="0">
                <text:p>0</text:p>
                <draw:g>
                  <svg:desc>'5'.D2:'5'.D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88758553274682">
                <text:p>0.0488758553274682</text:p>
              </table:table-cell>
              <table:table-cell office:value-type="float" office:value="0.0146628">
                <text:p>0.0146628</text:p>
              </table:table-cell>
              <table:table-cell office:value-type="float" office:value="0.0342131">
                <text:p>0.03421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77517106549365">
                <text:p>0.0977517106549365</text:p>
              </table:table-cell>
              <table:table-cell office:value-type="float" office:value="0.0391007">
                <text:p>0.0391007</text:p>
              </table:table-cell>
              <table:table-cell office:value-type="float" office:value="0.0782014">
                <text:p>0.07820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6627565982405">
                <text:p>0.146627565982405</text:p>
              </table:table-cell>
              <table:table-cell office:value-type="float" office:value="0.0635386">
                <text:p>0.0635386</text:p>
              </table:table-cell>
              <table:table-cell office:value-type="float" office:value="0.12219">
                <text:p>0.122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5503421309873">
                <text:p>0.195503421309873</text:p>
              </table:table-cell>
              <table:table-cell office:value-type="float" office:value="0.0879765">
                <text:p>0.0879765</text:p>
              </table:table-cell>
              <table:table-cell office:value-type="float" office:value="0.166178">
                <text:p>0.1661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4379276637341">
                <text:p>0.244379276637341</text:p>
              </table:table-cell>
              <table:table-cell office:value-type="float" office:value="0.112414">
                <text:p>0.112414</text:p>
              </table:table-cell>
              <table:table-cell office:value-type="float" office:value="0.215054">
                <text:p>0.2150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3255131964809">
                <text:p>0.293255131964809</text:p>
              </table:table-cell>
              <table:table-cell office:value-type="float" office:value="0.131965">
                <text:p>0.131965</text:p>
              </table:table-cell>
              <table:table-cell office:value-type="float" office:value="0.254154">
                <text:p>0.254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2130987292278">
                <text:p>0.342130987292278</text:p>
              </table:table-cell>
              <table:table-cell office:value-type="float" office:value="0.156403">
                <text:p>0.156403</text:p>
              </table:table-cell>
              <table:table-cell office:value-type="float" office:value="0.30303">
                <text:p>0.303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1006842619746">
                <text:p>0.391006842619746</text:p>
              </table:table-cell>
              <table:table-cell office:value-type="float" office:value="0.180841">
                <text:p>0.180841</text:p>
              </table:table-cell>
              <table:table-cell office:value-type="float" office:value="0.347019">
                <text:p>0.3470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39882697947214">
                <text:p>0.439882697947214</text:p>
              </table:table-cell>
              <table:table-cell office:value-type="float" office:value="0.205279">
                <text:p>0.205279</text:p>
              </table:table-cell>
              <table:table-cell office:value-type="float" office:value="0.391007">
                <text:p>0.3910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88758553274682">
                <text:p>0.488758553274682</text:p>
              </table:table-cell>
              <table:table-cell office:value-type="float" office:value="0.229717">
                <text:p>0.229717</text:p>
              </table:table-cell>
              <table:table-cell office:value-type="float" office:value="0.434995">
                <text:p>0.4349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37634408602151">
                <text:p>0.537634408602151</text:p>
              </table:table-cell>
              <table:table-cell office:value-type="float" office:value="0.254154">
                <text:p>0.254154</text:p>
              </table:table-cell>
              <table:table-cell office:value-type="float" office:value="0.478983">
                <text:p>0.4789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86510263929619">
                <text:p>0.586510263929619</text:p>
              </table:table-cell>
              <table:table-cell office:value-type="float" office:value="0.278592">
                <text:p>0.278592</text:p>
              </table:table-cell>
              <table:table-cell office:value-type="float" office:value="0.522972">
                <text:p>0.5229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5386119257087">
                <text:p>0.635386119257087</text:p>
              </table:table-cell>
              <table:table-cell office:value-type="float" office:value="0.30303">
                <text:p>0.30303</text:p>
              </table:table-cell>
              <table:table-cell office:value-type="float" office:value="0.56696">
                <text:p>0.566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4261974584555">
                <text:p>0.684261974584555</text:p>
              </table:table-cell>
              <table:table-cell office:value-type="float" office:value="0.327468">
                <text:p>0.327468</text:p>
              </table:table-cell>
              <table:table-cell office:value-type="float" office:value="0.610948">
                <text:p>0.6109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33137829912023">
                <text:p>0.733137829912023</text:p>
              </table:table-cell>
              <table:table-cell office:value-type="float" office:value="0.351906">
                <text:p>0.351906</text:p>
              </table:table-cell>
              <table:table-cell office:value-type="float" office:value="0.654936">
                <text:p>0.6549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2013685239492">
                <text:p>0.782013685239492</text:p>
              </table:table-cell>
              <table:table-cell office:value-type="float" office:value="0.371457">
                <text:p>0.371457</text:p>
              </table:table-cell>
              <table:table-cell office:value-type="float" office:value="0.703812">
                <text:p>0.7038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3088954056696">
                <text:p>0.83088954056696</text:p>
              </table:table-cell>
              <table:table-cell office:value-type="float" office:value="0.395894">
                <text:p>0.395894</text:p>
              </table:table-cell>
              <table:table-cell office:value-type="float" office:value="0.747801">
                <text:p>0.7478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79765395894428">
                <text:p>0.879765395894428</text:p>
              </table:table-cell>
              <table:table-cell office:value-type="float" office:value="0.42522">
                <text:p>0.42522</text:p>
              </table:table-cell>
              <table:table-cell office:value-type="float" office:value="0.791789">
                <text:p>0.7917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8641251221896">
                <text:p>0.928641251221896</text:p>
              </table:table-cell>
              <table:table-cell office:value-type="float" office:value="0.44477">
                <text:p>0.44477</text:p>
              </table:table-cell>
              <table:table-cell office:value-type="float" office:value="0.835777">
                <text:p>0.8357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77517106549365">
                <text:p>0.977517106549365</text:p>
              </table:table-cell>
              <table:table-cell office:value-type="float" office:value="0.469208">
                <text:p>0.469208</text:p>
              </table:table-cell>
              <table:table-cell office:value-type="float" office:value="0.879765">
                <text:p>0.8797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2639296187683">
                <text:p>1.02639296187683</text:p>
              </table:table-cell>
              <table:table-cell office:value-type="float" office:value="0.493646">
                <text:p>0.493646</text:p>
              </table:table-cell>
              <table:table-cell office:value-type="float" office:value="0.923754">
                <text:p>0.9237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752688172043">
                <text:p>1.0752688172043</text:p>
              </table:table-cell>
              <table:table-cell office:value-type="float" office:value="0.518084">
                <text:p>0.518084</text:p>
              </table:table-cell>
              <table:table-cell office:value-type="float" office:value="0.967742">
                <text:p>0.9677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2414467253177">
                <text:p>1.12414467253177</text:p>
              </table:table-cell>
              <table:table-cell office:value-type="float" office:value="0.542522">
                <text:p>0.542522</text:p>
              </table:table-cell>
              <table:table-cell office:value-type="float" office:value="1.01173">
                <text:p>1.011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7302052785924">
                <text:p>1.17302052785924</text:p>
              </table:table-cell>
              <table:table-cell office:value-type="float" office:value="0.56696">
                <text:p>0.56696</text:p>
              </table:table-cell>
              <table:table-cell office:value-type="float" office:value="1.05572">
                <text:p>1.055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2189638318671">
                <text:p>1.22189638318671</text:p>
              </table:table-cell>
              <table:table-cell office:value-type="float" office:value="0.591398">
                <text:p>0.591398</text:p>
              </table:table-cell>
              <table:table-cell office:value-type="float" office:value="1.09971">
                <text:p>1.099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7077223851417">
                <text:p>1.27077223851417</text:p>
              </table:table-cell>
              <table:table-cell office:value-type="float" office:value="0.615836">
                <text:p>0.615836</text:p>
              </table:table-cell>
              <table:table-cell office:value-type="float" office:value="1.14858">
                <text:p>1.148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1964809384164">
                <text:p>1.31964809384164</text:p>
              </table:table-cell>
              <table:table-cell office:value-type="float" office:value="0.640274">
                <text:p>0.640274</text:p>
              </table:table-cell>
              <table:table-cell office:value-type="float" office:value="1.19257">
                <text:p>1.192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6852394916911">
                <text:p>1.36852394916911</text:p>
              </table:table-cell>
              <table:table-cell office:value-type="float" office:value="0.664712">
                <text:p>0.664712</text:p>
              </table:table-cell>
              <table:table-cell office:value-type="float" office:value="1.23656">
                <text:p>1.236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1739980449658">
                <text:p>1.41739980449658</text:p>
              </table:table-cell>
              <table:table-cell office:value-type="float" office:value="0.68915">
                <text:p>0.68915</text:p>
              </table:table-cell>
              <table:table-cell office:value-type="float" office:value="1.28055">
                <text:p>1.280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6627565982405">
                <text:p>1.46627565982405</text:p>
              </table:table-cell>
              <table:table-cell office:value-type="float" office:value="0.713587">
                <text:p>0.713587</text:p>
              </table:table-cell>
              <table:table-cell office:value-type="float" office:value="1.32454">
                <text:p>1.324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1515151515152">
                <text:p>1.51515151515152</text:p>
              </table:table-cell>
              <table:table-cell office:value-type="float" office:value="0.738025">
                <text:p>0.738025</text:p>
              </table:table-cell>
              <table:table-cell office:value-type="float" office:value="1.36852">
                <text:p>1.368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6402737047898">
                <text:p>1.56402737047898</text:p>
              </table:table-cell>
              <table:table-cell office:value-type="float" office:value="0.762463">
                <text:p>0.762463</text:p>
              </table:table-cell>
              <table:table-cell office:value-type="float" office:value="1.41251">
                <text:p>1.412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1290322580645">
                <text:p>1.61290322580645</text:p>
              </table:table-cell>
              <table:table-cell office:value-type="float" office:value="0.786901">
                <text:p>0.786901</text:p>
              </table:table-cell>
              <table:table-cell office:value-type="float" office:value="1.4565">
                <text:p>1.45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6177908113392">
                <text:p>1.66177908113392</text:p>
              </table:table-cell>
              <table:table-cell office:value-type="float" office:value="0.811339">
                <text:p>0.811339</text:p>
              </table:table-cell>
              <table:table-cell office:value-type="float" office:value="1.50049">
                <text:p>1.500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1065493646139">
                <text:p>1.71065493646139</text:p>
              </table:table-cell>
              <table:table-cell office:value-type="float" office:value="0.835777">
                <text:p>0.835777</text:p>
              </table:table-cell>
              <table:table-cell office:value-type="float" office:value="1.54936">
                <text:p>1.549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75953079178886">
                <text:p>1.75953079178886</text:p>
              </table:table-cell>
              <table:table-cell office:value-type="float" office:value="0.860215">
                <text:p>0.860215</text:p>
              </table:table-cell>
              <table:table-cell office:value-type="float" office:value="1.59335">
                <text:p>1.593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0840664711632">
                <text:p>1.80840664711632</text:p>
              </table:table-cell>
              <table:table-cell office:value-type="float" office:value="0.884653">
                <text:p>0.884653</text:p>
              </table:table-cell>
              <table:table-cell office:value-type="float" office:value="1.63734">
                <text:p>1.637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5728250244379">
                <text:p>1.85728250244379</text:p>
              </table:table-cell>
              <table:table-cell office:value-type="float" office:value="0.904203">
                <text:p>0.904203</text:p>
              </table:table-cell>
              <table:table-cell office:value-type="float" office:value="1.68133">
                <text:p>1.681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0615835777126">
                <text:p>1.90615835777126</text:p>
              </table:table-cell>
              <table:table-cell office:value-type="float" office:value="0.928641">
                <text:p>0.928641</text:p>
              </table:table-cell>
              <table:table-cell office:value-type="float" office:value="1.72532">
                <text:p>1.725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95503421309873">
                <text:p>1.95503421309873</text:p>
              </table:table-cell>
              <table:table-cell office:value-type="float" office:value="0.953079">
                <text:p>0.953079</text:p>
              </table:table-cell>
              <table:table-cell office:value-type="float" office:value="1.76931">
                <text:p>1.769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039100684262">
                <text:p>2.0039100684262</text:p>
              </table:table-cell>
              <table:table-cell office:value-type="float" office:value="0.977517">
                <text:p>0.977517</text:p>
              </table:table-cell>
              <table:table-cell office:value-type="float" office:value="1.81329">
                <text:p>1.813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05278592375367">
                <text:p>2.05278592375367</text:p>
              </table:table-cell>
              <table:table-cell office:value-type="float" office:value="1.00196">
                <text:p>1.00196</text:p>
              </table:table-cell>
              <table:table-cell office:value-type="float" office:value="1.85728">
                <text:p>1.857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0166177908113">
                <text:p>2.10166177908113</text:p>
              </table:table-cell>
              <table:table-cell office:value-type="float" office:value="1.02639">
                <text:p>1.02639</text:p>
              </table:table-cell>
              <table:table-cell office:value-type="float" office:value="1.90616">
                <text:p>1.906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1505376344086">
                <text:p>2.1505376344086</text:p>
              </table:table-cell>
              <table:table-cell office:value-type="float" office:value="1.05083">
                <text:p>1.05083</text:p>
              </table:table-cell>
              <table:table-cell office:value-type="float" office:value="1.95015">
                <text:p>1.950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19941348973607">
                <text:p>2.19941348973607</text:p>
              </table:table-cell>
              <table:table-cell office:value-type="float" office:value="1.07527">
                <text:p>1.07527</text:p>
              </table:table-cell>
              <table:table-cell office:value-type="float" office:value="1.99413">
                <text:p>1.994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24828934506354">
                <text:p>2.24828934506354</text:p>
              </table:table-cell>
              <table:table-cell office:value-type="float" office:value="1.09971">
                <text:p>1.09971</text:p>
              </table:table-cell>
              <table:table-cell office:value-type="float" office:value="2.03812">
                <text:p>2.038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29716520039101">
                <text:p>2.29716520039101</text:p>
              </table:table-cell>
              <table:table-cell office:value-type="float" office:value="1.12414">
                <text:p>1.12414</text:p>
              </table:table-cell>
              <table:table-cell office:value-type="float" office:value="2.087">
                <text:p>2.0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34604105571848">
                <text:p>2.34604105571848</text:p>
              </table:table-cell>
              <table:table-cell office:value-type="float" office:value="1.14858">
                <text:p>1.14858</text:p>
              </table:table-cell>
              <table:table-cell office:value-type="float" office:value="2.13099">
                <text:p>2.130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9491691104594">
                <text:p>2.39491691104594</text:p>
              </table:table-cell>
              <table:table-cell office:value-type="float" office:value="1.17302">
                <text:p>1.17302</text:p>
              </table:table-cell>
              <table:table-cell office:value-type="float" office:value="2.17498">
                <text:p>2.174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44379276637341">
                <text:p>2.44379276637341</text:p>
              </table:table-cell>
              <table:table-cell office:value-type="float" office:value="1.19746">
                <text:p>1.19746</text:p>
              </table:table-cell>
              <table:table-cell office:value-type="float" office:value="2.21896">
                <text:p>2.218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49266862170088">
                <text:p>2.49266862170088</text:p>
              </table:table-cell>
              <table:table-cell office:value-type="float" office:value="1.2219">
                <text:p>1.2219</text:p>
              </table:table-cell>
              <table:table-cell office:value-type="float" office:value="2.26295">
                <text:p>2.262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54154447702835">
                <text:p>2.54154447702835</text:p>
              </table:table-cell>
              <table:table-cell office:value-type="float" office:value="1.24633">
                <text:p>1.24633</text:p>
              </table:table-cell>
              <table:table-cell office:value-type="float" office:value="2.30694">
                <text:p>2.306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59042033235582">
                <text:p>2.59042033235582</text:p>
              </table:table-cell>
              <table:table-cell office:value-type="float" office:value="1.26588">
                <text:p>1.26588</text:p>
              </table:table-cell>
              <table:table-cell office:value-type="float" office:value="2.35093">
                <text:p>2.350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63929618768328">
                <text:p>2.63929618768328</text:p>
              </table:table-cell>
              <table:table-cell office:value-type="float" office:value="1.29032">
                <text:p>1.29032</text:p>
              </table:table-cell>
              <table:table-cell office:value-type="float" office:value="2.39492">
                <text:p>2.394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68817204301075">
                <text:p>2.68817204301075</text:p>
              </table:table-cell>
              <table:table-cell office:value-type="float" office:value="1.31476">
                <text:p>1.31476</text:p>
              </table:table-cell>
              <table:table-cell office:value-type="float" office:value="2.43891">
                <text:p>2.438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73704789833822">
                <text:p>2.73704789833822</text:p>
              </table:table-cell>
              <table:table-cell office:value-type="float" office:value="1.3392">
                <text:p>1.3392</text:p>
              </table:table-cell>
              <table:table-cell office:value-type="float" office:value="2.48289">
                <text:p>2.482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78592375366569">
                <text:p>2.78592375366569</text:p>
              </table:table-cell>
              <table:table-cell office:value-type="float" office:value="1.36364">
                <text:p>1.36364</text:p>
              </table:table-cell>
              <table:table-cell office:value-type="float" office:value="2.52688">
                <text:p>2.526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83479960899316">
                <text:p>2.83479960899316</text:p>
              </table:table-cell>
              <table:table-cell office:value-type="float" office:value="1.38807">
                <text:p>1.38807</text:p>
              </table:table-cell>
              <table:table-cell office:value-type="float" office:value="2.57576">
                <text:p>2.575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88367546432063">
                <text:p>2.88367546432063</text:p>
              </table:table-cell>
              <table:table-cell office:value-type="float" office:value="1.41251">
                <text:p>1.41251</text:p>
              </table:table-cell>
              <table:table-cell office:value-type="float" office:value="2.61975">
                <text:p>2.619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93255131964809">
                <text:p>2.93255131964809</text:p>
              </table:table-cell>
              <table:table-cell office:value-type="float" office:value="1.43695">
                <text:p>1.43695</text:p>
              </table:table-cell>
              <table:table-cell office:value-type="float" office:value="2.66373">
                <text:p>2.663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98142717497556">
                <text:p>2.98142717497556</text:p>
              </table:table-cell>
              <table:table-cell office:value-type="float" office:value="1.46139">
                <text:p>1.46139</text:p>
              </table:table-cell>
              <table:table-cell office:value-type="float" office:value="2.70772">
                <text:p>2.707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03030303030303">
                <text:p>3.03030303030303</text:p>
              </table:table-cell>
              <table:table-cell office:value-type="float" office:value="1.48583">
                <text:p>1.48583</text:p>
              </table:table-cell>
              <table:table-cell office:value-type="float" office:value="2.75171">
                <text:p>2.751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0791788856305">
                <text:p>3.0791788856305</text:p>
              </table:table-cell>
              <table:table-cell office:value-type="float" office:value="1.51026">
                <text:p>1.51026</text:p>
              </table:table-cell>
              <table:table-cell office:value-type="float" office:value="2.7957">
                <text:p>2.79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12805474095797">
                <text:p>3.12805474095797</text:p>
              </table:table-cell>
              <table:table-cell office:value-type="float" office:value="1.5347">
                <text:p>1.5347</text:p>
              </table:table-cell>
              <table:table-cell office:value-type="float" office:value="2.83969">
                <text:p>2.839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17693059628543">
                <text:p>3.17693059628543</text:p>
              </table:table-cell>
              <table:table-cell office:value-type="float" office:value="1.55914">
                <text:p>1.55914</text:p>
              </table:table-cell>
              <table:table-cell office:value-type="float" office:value="2.88368">
                <text:p>2.883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258064516129">
                <text:p>3.2258064516129</text:p>
              </table:table-cell>
              <table:table-cell office:value-type="float" office:value="1.58358">
                <text:p>1.58358</text:p>
              </table:table-cell>
              <table:table-cell office:value-type="float" office:value="2.92766">
                <text:p>2.927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27468230694037">
                <text:p>3.27468230694037</text:p>
              </table:table-cell>
              <table:table-cell office:value-type="float" office:value="1.60802">
                <text:p>1.60802</text:p>
              </table:table-cell>
              <table:table-cell office:value-type="float" office:value="2.97165">
                <text:p>2.971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32355816226784">
                <text:p>3.32355816226784</text:p>
              </table:table-cell>
              <table:table-cell office:value-type="float" office:value="1.63245">
                <text:p>1.63245</text:p>
              </table:table-cell>
              <table:table-cell office:value-type="float" office:value="3.02053">
                <text:p>3.020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37243401759531">
                <text:p>3.37243401759531</text:p>
              </table:table-cell>
              <table:table-cell office:value-type="float" office:value="1.652">
                <text:p>1.652</text:p>
              </table:table-cell>
              <table:table-cell office:value-type="float" office:value="3.06452">
                <text:p>3.064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42130987292278">
                <text:p>3.42130987292278</text:p>
              </table:table-cell>
              <table:table-cell office:value-type="float" office:value="1.68133">
                <text:p>1.68133</text:p>
              </table:table-cell>
              <table:table-cell office:value-type="float" office:value="3.1085">
                <text:p>3.10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47018572825024">
                <text:p>3.47018572825024</text:p>
              </table:table-cell>
              <table:table-cell office:value-type="float" office:value="1.70577">
                <text:p>1.70577</text:p>
              </table:table-cell>
              <table:table-cell office:value-type="float" office:value="3.15249">
                <text:p>3.152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51906158357771">
                <text:p>3.51906158357771</text:p>
              </table:table-cell>
              <table:table-cell office:value-type="float" office:value="1.72532">
                <text:p>1.72532</text:p>
              </table:table-cell>
              <table:table-cell office:value-type="float" office:value="3.19648">
                <text:p>3.196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56793743890518">
                <text:p>3.56793743890518</text:p>
              </table:table-cell>
              <table:table-cell office:value-type="float" office:value="1.75464">
                <text:p>1.75464</text:p>
              </table:table-cell>
              <table:table-cell office:value-type="float" office:value="3.24047">
                <text:p>3.240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61681329423265">
                <text:p>3.61681329423265</text:p>
              </table:table-cell>
              <table:table-cell office:value-type="float" office:value="1.77908">
                <text:p>1.77908</text:p>
              </table:table-cell>
              <table:table-cell office:value-type="float" office:value="3.28446">
                <text:p>3.284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66568914956012">
                <text:p>3.66568914956012</text:p>
              </table:table-cell>
              <table:table-cell office:value-type="float" office:value="1.79863">
                <text:p>1.79863</text:p>
              </table:table-cell>
              <table:table-cell office:value-type="float" office:value="3.32845">
                <text:p>3.328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71456500488759">
                <text:p>3.71456500488759</text:p>
              </table:table-cell>
              <table:table-cell office:value-type="float" office:value="1.82307">
                <text:p>1.82307</text:p>
              </table:table-cell>
              <table:table-cell office:value-type="float" office:value="3.37243">
                <text:p>3.372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76344086021505">
                <text:p>3.76344086021505</text:p>
              </table:table-cell>
              <table:table-cell office:value-type="float" office:value="1.85239">
                <text:p>1.85239</text:p>
              </table:table-cell>
              <table:table-cell office:value-type="float" office:value="3.42131">
                <text:p>3.421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1231671554252">
                <text:p>3.81231671554252</text:p>
              </table:table-cell>
              <table:table-cell office:value-type="float" office:value="1.87195">
                <text:p>1.87195</text:p>
              </table:table-cell>
              <table:table-cell office:value-type="float" office:value="3.4653">
                <text:p>3.46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86119257086999">
                <text:p>3.86119257086999</text:p>
              </table:table-cell>
              <table:table-cell office:value-type="float" office:value="1.89638">
                <text:p>1.89638</text:p>
              </table:table-cell>
              <table:table-cell office:value-type="float" office:value="3.50929">
                <text:p>3.509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91006842619746">
                <text:p>3.91006842619746</text:p>
              </table:table-cell>
              <table:table-cell office:value-type="float" office:value="1.92082">
                <text:p>1.92082</text:p>
              </table:table-cell>
              <table:table-cell office:value-type="float" office:value="3.55327">
                <text:p>3.553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95894428152493">
                <text:p>3.95894428152493</text:p>
              </table:table-cell>
              <table:table-cell office:value-type="float" office:value="1.94526">
                <text:p>1.94526</text:p>
              </table:table-cell>
              <table:table-cell office:value-type="float" office:value="3.59726">
                <text:p>3.597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0078201368524">
                <text:p>4.0078201368524</text:p>
              </table:table-cell>
              <table:table-cell office:value-type="float" office:value="1.9697">
                <text:p>1.9697</text:p>
              </table:table-cell>
              <table:table-cell office:value-type="float" office:value="3.64125">
                <text:p>3.64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05669599217986">
                <text:p>4.05669599217986</text:p>
              </table:table-cell>
              <table:table-cell office:value-type="float" office:value="1.99413">
                <text:p>1.99413</text:p>
              </table:table-cell>
              <table:table-cell office:value-type="float" office:value="3.68524">
                <text:p>3.685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10557184750733">
                <text:p>4.10557184750733</text:p>
              </table:table-cell>
              <table:table-cell office:value-type="float" office:value="2.01857">
                <text:p>2.01857</text:p>
              </table:table-cell>
              <table:table-cell office:value-type="float" office:value="3.72923">
                <text:p>3.729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1544477028348">
                <text:p>4.1544477028348</text:p>
              </table:table-cell>
              <table:table-cell office:value-type="float" office:value="2.04301">
                <text:p>2.04301</text:p>
              </table:table-cell>
              <table:table-cell office:value-type="float" office:value="3.77322">
                <text:p>3.773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20332355816227">
                <text:p>4.20332355816227</text:p>
              </table:table-cell>
              <table:table-cell office:value-type="float" office:value="2.06745">
                <text:p>2.06745</text:p>
              </table:table-cell>
              <table:table-cell office:value-type="float" office:value="3.8172">
                <text:p>3.81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25219941348974">
                <text:p>4.25219941348974</text:p>
              </table:table-cell>
              <table:table-cell office:value-type="float" office:value="2.09189">
                <text:p>2.09189</text:p>
              </table:table-cell>
              <table:table-cell office:value-type="float" office:value="3.86119">
                <text:p>3.861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3010752688172">
                <text:p>4.3010752688172</text:p>
              </table:table-cell>
              <table:table-cell office:value-type="float" office:value="2.11144">
                <text:p>2.11144</text:p>
              </table:table-cell>
              <table:table-cell office:value-type="float" office:value="3.90518">
                <text:p>3.905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34995112414467">
                <text:p>4.34995112414467</text:p>
              </table:table-cell>
              <table:table-cell office:value-type="float" office:value="2.13587">
                <text:p>2.13587</text:p>
              </table:table-cell>
              <table:table-cell office:value-type="float" office:value="3.95406">
                <text:p>3.954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39882697947214">
                <text:p>4.39882697947214</text:p>
              </table:table-cell>
              <table:table-cell office:value-type="float" office:value="2.16031">
                <text:p>2.16031</text:p>
              </table:table-cell>
              <table:table-cell office:value-type="float" office:value="3.99316">
                <text:p>3.993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44770283479961">
                <text:p>4.44770283479961</text:p>
              </table:table-cell>
              <table:table-cell office:value-type="float" office:value="2.18475">
                <text:p>2.18475</text:p>
              </table:table-cell>
              <table:table-cell office:value-type="float" office:value="4.04203">
                <text:p>4.042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49657869012708">
                <text:p>4.49657869012708</text:p>
              </table:table-cell>
              <table:table-cell office:value-type="float" office:value="2.20919">
                <text:p>2.20919</text:p>
              </table:table-cell>
              <table:table-cell office:value-type="float" office:value="4.08602">
                <text:p>4.086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54545454545455">
                <text:p>4.54545454545455</text:p>
              </table:table-cell>
              <table:table-cell office:value-type="float" office:value="2.23363">
                <text:p>2.23363</text:p>
              </table:table-cell>
              <table:table-cell office:value-type="float" office:value="4.13001">
                <text:p>4.13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59433040078201">
                <text:p>4.59433040078201</text:p>
              </table:table-cell>
              <table:table-cell office:value-type="float" office:value="2.25806">
                <text:p>2.25806</text:p>
              </table:table-cell>
              <table:table-cell office:value-type="float" office:value="4.174">
                <text:p>4.1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64320625610948">
                <text:p>4.64320625610948</text:p>
              </table:table-cell>
              <table:table-cell office:value-type="float" office:value="2.2825">
                <text:p>2.2825</text:p>
              </table:table-cell>
              <table:table-cell office:value-type="float" office:value="4.21799">
                <text:p>4.217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9208211143695">
                <text:p>4.69208211143695</text:p>
              </table:table-cell>
              <table:table-cell office:value-type="float" office:value="2.30694">
                <text:p>2.30694</text:p>
              </table:table-cell>
              <table:table-cell office:value-type="float" office:value="4.26197">
                <text:p>4.261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4095796676442">
                <text:p>4.74095796676442</text:p>
              </table:table-cell>
              <table:table-cell office:value-type="float" office:value="2.33138">
                <text:p>2.33138</text:p>
              </table:table-cell>
              <table:table-cell office:value-type="float" office:value="4.30596">
                <text:p>4.305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78983382209189">
                <text:p>4.78983382209189</text:p>
              </table:table-cell>
              <table:table-cell office:value-type="float" office:value="2.35582">
                <text:p>2.35582</text:p>
              </table:table-cell>
              <table:table-cell office:value-type="float" office:value="4.34995">
                <text:p>4.349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83870967741936">
                <text:p>4.83870967741936</text:p>
              </table:table-cell>
              <table:table-cell office:value-type="float" office:value="2.38025">
                <text:p>2.38025</text:p>
              </table:table-cell>
              <table:table-cell office:value-type="float" office:value="4.39394">
                <text:p>4.393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88758553274682">
                <text:p>4.88758553274682</text:p>
              </table:table-cell>
              <table:table-cell office:value-type="float" office:value="2.40469">
                <text:p>2.40469</text:p>
              </table:table-cell>
              <table:table-cell office:value-type="float" office:value="4.43793">
                <text:p>4.437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93646138807429">
                <text:p>4.93646138807429</text:p>
              </table:table-cell>
              <table:table-cell office:value-type="float" office:value="2.42913">
                <text:p>2.42913</text:p>
              </table:table-cell>
              <table:table-cell office:value-type="float" office:value="4.48192">
                <text:p>4.481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98533724340176">
                <text:p>4.98533724340176</text:p>
              </table:table-cell>
              <table:table-cell office:value-type="float" office:value="2.45357">
                <text:p>2.45357</text:p>
              </table:table-cell>
              <table:table-cell office:value-type="float" office:value="4.53079">
                <text:p>4.530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133cm" svg:height="16.949cm" xlink:href=".." xlink:type="simple" chart:class="chart:scatter" chart:style-name="ch1">
        <chart:legend chart:legend-position="end" svg:x="25.773cm" svg:y="7.926cm" style:legend-expansion="high" chart:style-name="ch2"/>
        <chart:plot-area chart:style-name="ch3" table:cell-range-address="'6.1-6.2'.B1:'6.1-6.2'.B104 '6.1-6.2'.D1:'6.1-6.2'.E104" chart:data-source-has-labels="row" svg:x="0.602cm" svg:y="0.338cm" svg:width="24.569cm" svg:height="16.273cm">
          <chartooo:coordinate-region svg:x="1.329cm" svg:y="0.537cm" svg:width="23.748cm" svg:height="15.4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6.1-6.2'.D2:'6.1-6.2'.D104" chart:label-cell-address="'6.1-6.2'.D1:'6.1-6.2'.D1" chart:class="chart:scatter">
            <chart:domain table:cell-range-address="'6.1-6.2'.B2:'6.1-6.2'.B104"/>
            <chart:data-point chart:repeated="103"/>
          </chart:series>
          <chart:series chart:style-name="ch7" chart:values-cell-range-address="'6.1-6.2'.E2:'6.1-6.2'.E104" chart:label-cell-address="'6.1-6.2'.E1:'6.1-6.2'.E1" chart:class="chart:scatter">
            <chart:data-point chart:repeated="10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pannung LED in V</text:p>
                <draw:g>
                  <svg:desc>'6.1-6.2'.D1:'6.1-6.2'.D1</svg:desc>
                </draw:g>
              </table:table-cell>
              <table:table-cell office:value-type="string">
                <text:p>Stromfluss in mA</text:p>
                <draw:g>
                  <svg:desc>'6.1-6.2'.E1:'6.1-6.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6.1-6.2'.B2:'6.1-6.2'.B104</svg:desc>
                </draw:g>
              </table:table-cell>
              <table:table-cell office:value-type="float" office:value="0">
                <text:p>0</text:p>
                <draw:g>
                  <svg:desc>'6.1-6.2'.D2:'6.1-6.2'.D104</svg:desc>
                </draw:g>
              </table:table-cell>
              <table:table-cell office:value-type="float" office:value="0">
                <text:p>0</text:p>
                <draw:g>
                  <svg:desc>'6.1-6.2'.E2:'6.1-6.2'.E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88758553274682">
                <text:p>0.0488758553274682</text:p>
              </table:table-cell>
              <table:table-cell office:value-type="float" office:value="0.0488758553274682">
                <text:p>0.0488758553274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77517106549365">
                <text:p>0.0977517106549365</text:p>
              </table:table-cell>
              <table:table-cell office:value-type="float" office:value="0.0977517106549365">
                <text:p>0.0977517106549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6627565982405">
                <text:p>0.146627565982405</text:p>
              </table:table-cell>
              <table:table-cell office:value-type="float" office:value="0.146627565982405">
                <text:p>0.146627565982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5503421309873">
                <text:p>0.195503421309873</text:p>
              </table:table-cell>
              <table:table-cell office:value-type="float" office:value="0.195503421309873">
                <text:p>0.195503421309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4379276637341">
                <text:p>0.244379276637341</text:p>
              </table:table-cell>
              <table:table-cell office:value-type="float" office:value="0.244379276637341">
                <text:p>0.244379276637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3255131964809">
                <text:p>0.293255131964809</text:p>
              </table:table-cell>
              <table:table-cell office:value-type="float" office:value="0.293255131964809">
                <text:p>0.293255131964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2130987292278">
                <text:p>0.342130987292278</text:p>
              </table:table-cell>
              <table:table-cell office:value-type="float" office:value="0.342130987292278">
                <text:p>0.342130987292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1006842619746">
                <text:p>0.391006842619746</text:p>
              </table:table-cell>
              <table:table-cell office:value-type="float" office:value="0.391006842619746">
                <text:p>0.391006842619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39882697947214">
                <text:p>0.439882697947214</text:p>
              </table:table-cell>
              <table:table-cell office:value-type="float" office:value="0.439882697947214">
                <text:p>0.439882697947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88758553274682">
                <text:p>0.488758553274682</text:p>
              </table:table-cell>
              <table:table-cell office:value-type="float" office:value="0.488758553274682">
                <text:p>0.488758553274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37634408602151">
                <text:p>0.537634408602151</text:p>
              </table:table-cell>
              <table:table-cell office:value-type="float" office:value="0.537634408602151">
                <text:p>0.537634408602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86510263929619">
                <text:p>0.586510263929619</text:p>
              </table:table-cell>
              <table:table-cell office:value-type="float" office:value="0.586510263929619">
                <text:p>0.586510263929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5386119257087">
                <text:p>0.635386119257087</text:p>
              </table:table-cell>
              <table:table-cell office:value-type="float" office:value="0.635386119257087">
                <text:p>0.635386119257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4261974584555">
                <text:p>0.684261974584555</text:p>
              </table:table-cell>
              <table:table-cell office:value-type="float" office:value="0.684261974584555">
                <text:p>0.684261974584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33137829912023">
                <text:p>0.733137829912023</text:p>
              </table:table-cell>
              <table:table-cell office:value-type="float" office:value="0.733137829912023">
                <text:p>0.733137829912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2013685239492">
                <text:p>0.782013685239492</text:p>
              </table:table-cell>
              <table:table-cell office:value-type="float" office:value="0.782013685239492">
                <text:p>0.782013685239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3088954056696">
                <text:p>0.83088954056696</text:p>
              </table:table-cell>
              <table:table-cell office:value-type="float" office:value="0.83088954056696">
                <text:p>0.83088954056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79765395894428">
                <text:p>0.879765395894428</text:p>
              </table:table-cell>
              <table:table-cell office:value-type="float" office:value="0.879765395894428">
                <text:p>0.879765395894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8641251221896">
                <text:p>0.928641251221896</text:p>
              </table:table-cell>
              <table:table-cell office:value-type="float" office:value="0.928641251221896">
                <text:p>0.928641251221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77517106549365">
                <text:p>0.977517106549365</text:p>
              </table:table-cell>
              <table:table-cell office:value-type="float" office:value="0.977517106549365">
                <text:p>0.977517106549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2639296187683">
                <text:p>1.02639296187683</text:p>
              </table:table-cell>
              <table:table-cell office:value-type="float" office:value="1.02639296187683">
                <text:p>1.02639296187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752688172043">
                <text:p>1.0752688172043</text:p>
              </table:table-cell>
              <table:table-cell office:value-type="float" office:value="1.0752688172043">
                <text:p>1.0752688172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2414467253177">
                <text:p>1.12414467253177</text:p>
              </table:table-cell>
              <table:table-cell office:value-type="float" office:value="1.12414467253177">
                <text:p>1.12414467253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7302052785924">
                <text:p>1.17302052785924</text:p>
              </table:table-cell>
              <table:table-cell office:value-type="float" office:value="1.17302052785924">
                <text:p>1.17302052785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2189638318671">
                <text:p>1.22189638318671</text:p>
              </table:table-cell>
              <table:table-cell office:value-type="float" office:value="1.22189638318671">
                <text:p>1.22189638318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7077223851417">
                <text:p>1.27077223851417</text:p>
              </table:table-cell>
              <table:table-cell office:value-type="float" office:value="1.27077223851417">
                <text:p>1.27077223851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1964809384164">
                <text:p>1.31964809384164</text:p>
              </table:table-cell>
              <table:table-cell office:value-type="float" office:value="1.31964809384164">
                <text:p>1.31964809384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6852394916911">
                <text:p>1.36852394916911</text:p>
              </table:table-cell>
              <table:table-cell office:value-type="float" office:value="1.36852394916911">
                <text:p>1.36852394916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1739980449658">
                <text:p>1.41739980449658</text:p>
              </table:table-cell>
              <table:table-cell office:value-type="float" office:value="1.41739980449658">
                <text:p>1.41739980449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6627565982405">
                <text:p>1.46627565982405</text:p>
              </table:table-cell>
              <table:table-cell office:value-type="float" office:value="1.46627565982405">
                <text:p>1.46627565982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1515151515152">
                <text:p>1.51515151515152</text:p>
              </table:table-cell>
              <table:table-cell office:value-type="float" office:value="1.51515151515152">
                <text:p>1.51515151515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6402737047898">
                <text:p>1.56402737047898</text:p>
              </table:table-cell>
              <table:table-cell office:value-type="float" office:value="1.55913978047898">
                <text:p>1.55913978047898</text:p>
              </table:table-cell>
              <table:table-cell office:value-type="float" office:value="0.00488759">
                <text:p>0.004887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1290322580645">
                <text:p>1.61290322580645</text:p>
              </table:table-cell>
              <table:table-cell office:value-type="float" office:value="1.59335292580645">
                <text:p>1.59335292580645</text:p>
              </table:table-cell>
              <table:table-cell office:value-type="float" office:value="0.0195503">
                <text:p>0.01955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6177908113392">
                <text:p>1.66177908113392</text:p>
              </table:table-cell>
              <table:table-cell office:value-type="float" office:value="1.61779078113392">
                <text:p>1.61779078113392</text:p>
              </table:table-cell>
              <table:table-cell office:value-type="float" office:value="0.0439883">
                <text:p>0.04398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1065493646139">
                <text:p>1.71065493646139</text:p>
              </table:table-cell>
              <table:table-cell office:value-type="float" office:value="1.63734113646139">
                <text:p>1.63734113646139</text:p>
              </table:table-cell>
              <table:table-cell office:value-type="float" office:value="0.0733138">
                <text:p>0.07331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75953079178886">
                <text:p>1.75953079178886</text:p>
              </table:table-cell>
              <table:table-cell office:value-type="float" office:value="1.64711679178886">
                <text:p>1.64711679178886</text:p>
              </table:table-cell>
              <table:table-cell office:value-type="float" office:value="0.112414">
                <text:p>0.1124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0840664711632">
                <text:p>1.80840664711632</text:p>
              </table:table-cell>
              <table:table-cell office:value-type="float" office:value="1.66177864711632">
                <text:p>1.66177864711632</text:p>
              </table:table-cell>
              <table:table-cell office:value-type="float" office:value="0.146628">
                <text:p>0.1466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5728250244379">
                <text:p>1.85728250244379</text:p>
              </table:table-cell>
              <table:table-cell office:value-type="float" office:value="1.67155450244379">
                <text:p>1.67155450244379</text:p>
              </table:table-cell>
              <table:table-cell office:value-type="float" office:value="0.185728">
                <text:p>0.1857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0615835777126">
                <text:p>1.90615835777126</text:p>
              </table:table-cell>
              <table:table-cell office:value-type="float" office:value="1.68132935777126">
                <text:p>1.68132935777126</text:p>
              </table:table-cell>
              <table:table-cell office:value-type="float" office:value="0.224829">
                <text:p>0.2248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95503421309873">
                <text:p>1.95503421309873</text:p>
              </table:table-cell>
              <table:table-cell office:value-type="float" office:value="1.68621721309873">
                <text:p>1.68621721309873</text:p>
              </table:table-cell>
              <table:table-cell office:value-type="float" office:value="0.268817">
                <text:p>0.2688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039100684262">
                <text:p>2.0039100684262</text:p>
              </table:table-cell>
              <table:table-cell office:value-type="float" office:value="1.6911050684262">
                <text:p>1.6911050684262</text:p>
              </table:table-cell>
              <table:table-cell office:value-type="float" office:value="0.312805">
                <text:p>0.3128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05278592375367">
                <text:p>2.05278592375367</text:p>
              </table:table-cell>
              <table:table-cell office:value-type="float" office:value="1.70087992375367">
                <text:p>1.70087992375367</text:p>
              </table:table-cell>
              <table:table-cell office:value-type="float" office:value="0.351906">
                <text:p>0.3519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0166177908113">
                <text:p>2.10166177908113</text:p>
              </table:table-cell>
              <table:table-cell office:value-type="float" office:value="1.70576777908113">
                <text:p>1.70576777908113</text:p>
              </table:table-cell>
              <table:table-cell office:value-type="float" office:value="0.395894">
                <text:p>0.3958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1505376344086">
                <text:p>2.1505376344086</text:p>
              </table:table-cell>
              <table:table-cell office:value-type="float" office:value="1.7106546344086">
                <text:p>1.7106546344086</text:p>
              </table:table-cell>
              <table:table-cell office:value-type="float" office:value="0.439883">
                <text:p>0.4398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19941348973607">
                <text:p>2.19941348973607</text:p>
              </table:table-cell>
              <table:table-cell office:value-type="float" office:value="1.71065448973607">
                <text:p>1.71065448973607</text:p>
              </table:table-cell>
              <table:table-cell office:value-type="float" office:value="0.488759">
                <text:p>0.4887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24828934506354">
                <text:p>2.24828934506354</text:p>
              </table:table-cell>
              <table:table-cell office:value-type="float" office:value="1.71554234506354">
                <text:p>1.71554234506354</text:p>
              </table:table-cell>
              <table:table-cell office:value-type="float" office:value="0.532747">
                <text:p>0.532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29716520039101">
                <text:p>2.29716520039101</text:p>
              </table:table-cell>
              <table:table-cell office:value-type="float" office:value="1.72043020039101">
                <text:p>1.72043020039101</text:p>
              </table:table-cell>
              <table:table-cell office:value-type="float" office:value="0.576735">
                <text:p>0.5767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34604105571848">
                <text:p>2.34604105571848</text:p>
              </table:table-cell>
              <table:table-cell office:value-type="float" office:value="1.72043005571848">
                <text:p>1.72043005571848</text:p>
              </table:table-cell>
              <table:table-cell office:value-type="float" office:value="0.625611">
                <text:p>0.6256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9491691104594">
                <text:p>2.39491691104594</text:p>
              </table:table-cell>
              <table:table-cell office:value-type="float" office:value="1.72531791104594">
                <text:p>1.72531791104594</text:p>
              </table:table-cell>
              <table:table-cell office:value-type="float" office:value="0.669599">
                <text:p>0.6695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44379276637341">
                <text:p>2.44379276637341</text:p>
              </table:table-cell>
              <table:table-cell office:value-type="float" office:value="1.73020576637341">
                <text:p>1.73020576637341</text:p>
              </table:table-cell>
              <table:table-cell office:value-type="float" office:value="0.713587">
                <text:p>0.7135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49266862170088">
                <text:p>2.49266862170088</text:p>
              </table:table-cell>
              <table:table-cell office:value-type="float" office:value="1.73509262170088">
                <text:p>1.73509262170088</text:p>
              </table:table-cell>
              <table:table-cell office:value-type="float" office:value="0.757576">
                <text:p>0.7575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54154447702835">
                <text:p>2.54154447702835</text:p>
              </table:table-cell>
              <table:table-cell office:value-type="float" office:value="1.73509247702835">
                <text:p>1.73509247702835</text:p>
              </table:table-cell>
              <table:table-cell office:value-type="float" office:value="0.806452">
                <text:p>0.8064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59042033235582">
                <text:p>2.59042033235582</text:p>
              </table:table-cell>
              <table:table-cell office:value-type="float" office:value="1.73998033235582">
                <text:p>1.73998033235582</text:p>
              </table:table-cell>
              <table:table-cell office:value-type="float" office:value="0.85044">
                <text:p>0.850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63929618768328">
                <text:p>2.63929618768328</text:p>
              </table:table-cell>
              <table:table-cell office:value-type="float" office:value="1.73998018768328">
                <text:p>1.73998018768328</text:p>
              </table:table-cell>
              <table:table-cell office:value-type="float" office:value="0.899316">
                <text:p>0.8993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68817204301075">
                <text:p>2.68817204301075</text:p>
              </table:table-cell>
              <table:table-cell office:value-type="float" office:value="1.74486804301075">
                <text:p>1.74486804301075</text:p>
              </table:table-cell>
              <table:table-cell office:value-type="float" office:value="0.943304">
                <text:p>0.9433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73704789833822">
                <text:p>2.73704789833822</text:p>
              </table:table-cell>
              <table:table-cell office:value-type="float" office:value="1.74975589833822">
                <text:p>1.74975589833822</text:p>
              </table:table-cell>
              <table:table-cell office:value-type="float" office:value="0.987292">
                <text:p>0.9872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78592375366569">
                <text:p>2.78592375366569</text:p>
              </table:table-cell>
              <table:table-cell office:value-type="float" office:value="1.74975375366569">
                <text:p>1.74975375366569</text:p>
              </table:table-cell>
              <table:table-cell office:value-type="float" office:value="1.03617">
                <text:p>1.036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83479960899316">
                <text:p>2.83479960899316</text:p>
              </table:table-cell>
              <table:table-cell office:value-type="float" office:value="1.75463960899316">
                <text:p>1.75463960899316</text:p>
              </table:table-cell>
              <table:table-cell office:value-type="float" office:value="1.08016">
                <text:p>1.080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88367546432063">
                <text:p>2.88367546432063</text:p>
              </table:table-cell>
              <table:table-cell office:value-type="float" office:value="1.75464546432063">
                <text:p>1.75464546432063</text:p>
              </table:table-cell>
              <table:table-cell office:value-type="float" office:value="1.12903">
                <text:p>1.129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93255131964809">
                <text:p>2.93255131964809</text:p>
              </table:table-cell>
              <table:table-cell office:value-type="float" office:value="1.75464131964809">
                <text:p>1.75464131964809</text:p>
              </table:table-cell>
              <table:table-cell office:value-type="float" office:value="1.17791">
                <text:p>1.177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98142717497556">
                <text:p>2.98142717497556</text:p>
              </table:table-cell>
              <table:table-cell office:value-type="float" office:value="1.75952717497556">
                <text:p>1.75952717497556</text:p>
              </table:table-cell>
              <table:table-cell office:value-type="float" office:value="1.2219">
                <text:p>1.22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03030303030303">
                <text:p>3.03030303030303</text:p>
              </table:table-cell>
              <table:table-cell office:value-type="float" office:value="1.75953303030303">
                <text:p>1.75953303030303</text:p>
              </table:table-cell>
              <table:table-cell office:value-type="float" office:value="1.27077">
                <text:p>1.270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0791788856305">
                <text:p>3.0791788856305</text:p>
              </table:table-cell>
              <table:table-cell office:value-type="float" office:value="1.7644188856305">
                <text:p>1.7644188856305</text:p>
              </table:table-cell>
              <table:table-cell office:value-type="float" office:value="1.31476">
                <text:p>1.314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12805474095797">
                <text:p>3.12805474095797</text:p>
              </table:table-cell>
              <table:table-cell office:value-type="float" office:value="1.76441474095797">
                <text:p>1.76441474095797</text:p>
              </table:table-cell>
              <table:table-cell office:value-type="float" office:value="1.36364">
                <text:p>1.363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17693059628543">
                <text:p>3.17693059628543</text:p>
              </table:table-cell>
              <table:table-cell office:value-type="float" office:value="1.76931059628543">
                <text:p>1.76931059628543</text:p>
              </table:table-cell>
              <table:table-cell office:value-type="float" office:value="1.40762">
                <text:p>1.407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258064516129">
                <text:p>3.2258064516129</text:p>
              </table:table-cell>
              <table:table-cell office:value-type="float" office:value="1.7693064516129">
                <text:p>1.7693064516129</text:p>
              </table:table-cell>
              <table:table-cell office:value-type="float" office:value="1.4565">
                <text:p>1.45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27468230694037">
                <text:p>3.27468230694037</text:p>
              </table:table-cell>
              <table:table-cell office:value-type="float" office:value="1.76930230694037">
                <text:p>1.76930230694037</text:p>
              </table:table-cell>
              <table:table-cell office:value-type="float" office:value="1.50538">
                <text:p>1.505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32355816226784">
                <text:p>3.32355816226784</text:p>
              </table:table-cell>
              <table:table-cell office:value-type="float" office:value="1.77419816226784">
                <text:p>1.77419816226784</text:p>
              </table:table-cell>
              <table:table-cell office:value-type="float" office:value="1.54936">
                <text:p>1.549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37243401759531">
                <text:p>3.37243401759531</text:p>
              </table:table-cell>
              <table:table-cell office:value-type="float" office:value="1.77419401759531">
                <text:p>1.77419401759531</text:p>
              </table:table-cell>
              <table:table-cell office:value-type="float" office:value="1.59824">
                <text:p>1.598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42130987292278">
                <text:p>3.42130987292278</text:p>
              </table:table-cell>
              <table:table-cell office:value-type="float" office:value="1.77418987292278">
                <text:p>1.77418987292278</text:p>
              </table:table-cell>
              <table:table-cell office:value-type="float" office:value="1.64712">
                <text:p>1.647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47018572825024">
                <text:p>3.47018572825024</text:p>
              </table:table-cell>
              <table:table-cell office:value-type="float" office:value="1.77908572825024">
                <text:p>1.77908572825024</text:p>
              </table:table-cell>
              <table:table-cell office:value-type="float" office:value="1.6911">
                <text:p>1.69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51906158357771">
                <text:p>3.51906158357771</text:p>
              </table:table-cell>
              <table:table-cell office:value-type="float" office:value="1.77908158357771">
                <text:p>1.77908158357771</text:p>
              </table:table-cell>
              <table:table-cell office:value-type="float" office:value="1.73998">
                <text:p>1.739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56793743890518">
                <text:p>3.56793743890518</text:p>
              </table:table-cell>
              <table:table-cell office:value-type="float" office:value="1.77907743890518">
                <text:p>1.77907743890518</text:p>
              </table:table-cell>
              <table:table-cell office:value-type="float" office:value="1.78886">
                <text:p>1.788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61681329423265">
                <text:p>3.61681329423265</text:p>
              </table:table-cell>
              <table:table-cell office:value-type="float" office:value="1.78397329423265">
                <text:p>1.78397329423265</text:p>
              </table:table-cell>
              <table:table-cell office:value-type="float" office:value="1.83284">
                <text:p>1.832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66568914956012">
                <text:p>3.66568914956012</text:p>
              </table:table-cell>
              <table:table-cell office:value-type="float" office:value="1.78396914956012">
                <text:p>1.78396914956012</text:p>
              </table:table-cell>
              <table:table-cell office:value-type="float" office:value="1.88172">
                <text:p>1.881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71456500488759">
                <text:p>3.71456500488759</text:p>
              </table:table-cell>
              <table:table-cell office:value-type="float" office:value="1.78396500488759">
                <text:p>1.78396500488759</text:p>
              </table:table-cell>
              <table:table-cell office:value-type="float" office:value="1.9306">
                <text:p>1.93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76344086021505">
                <text:p>3.76344086021505</text:p>
              </table:table-cell>
              <table:table-cell office:value-type="float" office:value="1.78886086021505">
                <text:p>1.78886086021505</text:p>
              </table:table-cell>
              <table:table-cell office:value-type="float" office:value="1.97458">
                <text:p>1.974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1231671554252">
                <text:p>3.81231671554252</text:p>
              </table:table-cell>
              <table:table-cell office:value-type="float" office:value="1.78885671554252">
                <text:p>1.78885671554252</text:p>
              </table:table-cell>
              <table:table-cell office:value-type="float" office:value="2.02346">
                <text:p>2.023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86119257086999">
                <text:p>3.86119257086999</text:p>
              </table:table-cell>
              <table:table-cell office:value-type="float" office:value="1.78885257086999">
                <text:p>1.78885257086999</text:p>
              </table:table-cell>
              <table:table-cell office:value-type="float" office:value="2.07234">
                <text:p>2.072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91006842619746">
                <text:p>3.91006842619746</text:p>
              </table:table-cell>
              <table:table-cell office:value-type="float" office:value="1.78885842619746">
                <text:p>1.78885842619746</text:p>
              </table:table-cell>
              <table:table-cell office:value-type="float" office:value="2.12121">
                <text:p>2.121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95894428152493">
                <text:p>3.95894428152493</text:p>
              </table:table-cell>
              <table:table-cell office:value-type="float" office:value="1.79374428152493">
                <text:p>1.79374428152493</text:p>
              </table:table-cell>
              <table:table-cell office:value-type="float" office:value="2.1652">
                <text:p>2.16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0078201368524">
                <text:p>4.0078201368524</text:p>
              </table:table-cell>
              <table:table-cell office:value-type="float" office:value="1.7937401368524">
                <text:p>1.7937401368524</text:p>
              </table:table-cell>
              <table:table-cell office:value-type="float" office:value="2.21408">
                <text:p>2.214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05669599217986">
                <text:p>4.05669599217986</text:p>
              </table:table-cell>
              <table:table-cell office:value-type="float" office:value="1.79374599217986">
                <text:p>1.79374599217986</text:p>
              </table:table-cell>
              <table:table-cell office:value-type="float" office:value="2.26295">
                <text:p>2.262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10557184750733">
                <text:p>4.10557184750733</text:p>
              </table:table-cell>
              <table:table-cell office:value-type="float" office:value="1.79863184750733">
                <text:p>1.79863184750733</text:p>
              </table:table-cell>
              <table:table-cell office:value-type="float" office:value="2.30694">
                <text:p>2.306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1544477028348">
                <text:p>4.1544477028348</text:p>
              </table:table-cell>
              <table:table-cell office:value-type="float" office:value="1.7986277028348">
                <text:p>1.7986277028348</text:p>
              </table:table-cell>
              <table:table-cell office:value-type="float" office:value="2.35582">
                <text:p>2.355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20332355816227">
                <text:p>4.20332355816227</text:p>
              </table:table-cell>
              <table:table-cell office:value-type="float" office:value="1.79863355816227">
                <text:p>1.79863355816227</text:p>
              </table:table-cell>
              <table:table-cell office:value-type="float" office:value="2.40469">
                <text:p>2.404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25219941348974">
                <text:p>4.25219941348974</text:p>
              </table:table-cell>
              <table:table-cell office:value-type="float" office:value="1.80351941348974">
                <text:p>1.80351941348974</text:p>
              </table:table-cell>
              <table:table-cell office:value-type="float" office:value="2.44868">
                <text:p>2.448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3010752688172">
                <text:p>4.3010752688172</text:p>
              </table:table-cell>
              <table:table-cell office:value-type="float" office:value="1.8035152688172">
                <text:p>1.8035152688172</text:p>
              </table:table-cell>
              <table:table-cell office:value-type="float" office:value="2.49756">
                <text:p>2.497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34995112414467">
                <text:p>4.34995112414467</text:p>
              </table:table-cell>
              <table:table-cell office:value-type="float" office:value="1.80352112414467">
                <text:p>1.80352112414467</text:p>
              </table:table-cell>
              <table:table-cell office:value-type="float" office:value="2.54643">
                <text:p>2.546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39882697947214">
                <text:p>4.39882697947214</text:p>
              </table:table-cell>
              <table:table-cell office:value-type="float" office:value="1.80840697947214">
                <text:p>1.80840697947214</text:p>
              </table:table-cell>
              <table:table-cell office:value-type="float" office:value="2.59042">
                <text:p>2.590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44770283479961">
                <text:p>4.44770283479961</text:p>
              </table:table-cell>
              <table:table-cell office:value-type="float" office:value="1.80840283479961">
                <text:p>1.80840283479961</text:p>
              </table:table-cell>
              <table:table-cell office:value-type="float" office:value="2.6393">
                <text:p>2.63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49657869012708">
                <text:p>4.49657869012708</text:p>
              </table:table-cell>
              <table:table-cell office:value-type="float" office:value="1.80840869012708">
                <text:p>1.80840869012708</text:p>
              </table:table-cell>
              <table:table-cell office:value-type="float" office:value="2.68817">
                <text:p>2.688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54545454545455">
                <text:p>4.54545454545455</text:p>
              </table:table-cell>
              <table:table-cell office:value-type="float" office:value="1.80840454545455">
                <text:p>1.80840454545455</text:p>
              </table:table-cell>
              <table:table-cell office:value-type="float" office:value="2.73705">
                <text:p>2.737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59433040078201">
                <text:p>4.59433040078201</text:p>
              </table:table-cell>
              <table:table-cell office:value-type="float" office:value="1.80841040078201">
                <text:p>1.80841040078201</text:p>
              </table:table-cell>
              <table:table-cell office:value-type="float" office:value="2.78592">
                <text:p>2.785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64320625610948">
                <text:p>4.64320625610948</text:p>
              </table:table-cell>
              <table:table-cell office:value-type="float" office:value="1.81329625610948">
                <text:p>1.81329625610948</text:p>
              </table:table-cell>
              <table:table-cell office:value-type="float" office:value="2.82991">
                <text:p>2.829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9208211143695">
                <text:p>4.69208211143695</text:p>
              </table:table-cell>
              <table:table-cell office:value-type="float" office:value="1.81329211143695">
                <text:p>1.81329211143695</text:p>
              </table:table-cell>
              <table:table-cell office:value-type="float" office:value="2.87879">
                <text:p>2.878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4095796676442">
                <text:p>4.74095796676442</text:p>
              </table:table-cell>
              <table:table-cell office:value-type="float" office:value="1.81329796676442">
                <text:p>1.81329796676442</text:p>
              </table:table-cell>
              <table:table-cell office:value-type="float" office:value="2.92766">
                <text:p>2.927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78983382209189">
                <text:p>4.78983382209189</text:p>
              </table:table-cell>
              <table:table-cell office:value-type="float" office:value="1.81818382209189">
                <text:p>1.81818382209189</text:p>
              </table:table-cell>
              <table:table-cell office:value-type="float" office:value="2.97165">
                <text:p>2.971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83870967741936">
                <text:p>4.83870967741936</text:p>
              </table:table-cell>
              <table:table-cell office:value-type="float" office:value="1.81817967741936">
                <text:p>1.81817967741936</text:p>
              </table:table-cell>
              <table:table-cell office:value-type="float" office:value="3.02053">
                <text:p>3.020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88758553274682">
                <text:p>4.88758553274682</text:p>
              </table:table-cell>
              <table:table-cell office:value-type="float" office:value="1.81818553274682">
                <text:p>1.81818553274682</text:p>
              </table:table-cell>
              <table:table-cell office:value-type="float" office:value="3.0694">
                <text:p>3.06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93646138807429">
                <text:p>4.93646138807429</text:p>
              </table:table-cell>
              <table:table-cell office:value-type="float" office:value="1.81818138807429">
                <text:p>1.81818138807429</text:p>
              </table:table-cell>
              <table:table-cell office:value-type="float" office:value="3.11828">
                <text:p>3.118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98533724340176">
                <text:p>4.98533724340176</text:p>
              </table:table-cell>
              <table:table-cell office:value-type="float" office:value="1.82306724340176">
                <text:p>1.82306724340176</text:p>
              </table:table-cell>
              <table:table-cell office:value-type="float" office:value="3.16227">
                <text:p>3.162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scatter" chart:style-name="ch1">
        <chart:legend chart:legend-position="end" svg:x="12.45cm" svg:y="4.203cm" style:legend-expansion="high" chart:style-name="ch2"/>
        <chart:plot-area chart:style-name="ch3" table:cell-range-address="'6.3-6.4'.N1:'6.3-6.4'.O104" chart:data-source-has-labels="row" svg:x="0.319cm" svg:y="0.18cm" svg:width="11.812cm" svg:height="8.645cm">
          <chartooo:coordinate-region svg:x="1.046cm" svg:y="0.379cm" svg:width="10.84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6.3-6.4'.O2:'6.3-6.4'.O104" chart:label-cell-address="'6.3-6.4'.O1:'6.3-6.4'.O1" chart:class="chart:scatter">
            <chart:domain table:cell-range-address="'6.3-6.4'.N2:'6.3-6.4'.N104"/>
            <chart:data-point chart:repeated="10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Strom Diode 2</text:p>
                <draw:g>
                  <svg:desc>'6.3-6.4'.O1:'6.3-6.4'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6.3-6.4'.N2:'6.3-6.4'.N104</svg:desc>
                </draw:g>
              </table:table-cell>
              <table:table-cell office:value-type="float" office:value="0">
                <text:p>0</text:p>
                <draw:g>
                  <svg:desc>'6.3-6.4'.O2:'6.3-6.4'.O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42130553274682">
                <text:p>0.0342130553274682</text:p>
              </table:table-cell>
              <table:table-cell office:value-type="float" office:value="0.0146628">
                <text:p>0.01466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37634106549365">
                <text:p>0.0537634106549365</text:p>
              </table:table-cell>
              <table:table-cell office:value-type="float" office:value="0.0439883">
                <text:p>0.04398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35385659824047">
                <text:p>0.0635385659824047</text:p>
              </table:table-cell>
              <table:table-cell office:value-type="float" office:value="0.083089">
                <text:p>0.0830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33134213098729">
                <text:p>0.0733134213098729</text:p>
              </table:table-cell>
              <table:table-cell office:value-type="float" office:value="0.12219">
                <text:p>0.122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30892766373411">
                <text:p>0.0830892766373411</text:p>
              </table:table-cell>
              <table:table-cell office:value-type="float" office:value="0.16129">
                <text:p>0.161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28641319648094">
                <text:p>0.0928641319648094</text:p>
              </table:table-cell>
              <table:table-cell office:value-type="float" office:value="0.200391">
                <text:p>0.2003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77519872922776">
                <text:p>0.0977519872922776</text:p>
              </table:table-cell>
              <table:table-cell office:value-type="float" office:value="0.244379">
                <text:p>0.2443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2638842619746">
                <text:p>0.102638842619746</text:p>
              </table:table-cell>
              <table:table-cell office:value-type="float" office:value="0.288368">
                <text:p>0.2883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7526697947214">
                <text:p>0.107526697947214</text:p>
              </table:table-cell>
              <table:table-cell office:value-type="float" office:value="0.332356">
                <text:p>0.3323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2414553274682">
                <text:p>0.112414553274682</text:p>
              </table:table-cell>
              <table:table-cell office:value-type="float" office:value="0.376344">
                <text:p>0.3763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7302408602151">
                <text:p>0.117302408602151</text:p>
              </table:table-cell>
              <table:table-cell office:value-type="float" office:value="0.420332">
                <text:p>0.4203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2189263929619">
                <text:p>0.122189263929619</text:p>
              </table:table-cell>
              <table:table-cell office:value-type="float" office:value="0.464321">
                <text:p>0.4643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7077119257087">
                <text:p>0.127077119257087</text:p>
              </table:table-cell>
              <table:table-cell office:value-type="float" office:value="0.508309">
                <text:p>0.5083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1964974584555">
                <text:p>0.131964974584555</text:p>
              </table:table-cell>
              <table:table-cell office:value-type="float" office:value="0.552297">
                <text:p>0.5522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1964829912024">
                <text:p>0.131964829912024</text:p>
              </table:table-cell>
              <table:table-cell office:value-type="float" office:value="0.601173">
                <text:p>0.6011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6852685239492">
                <text:p>0.136852685239492</text:p>
              </table:table-cell>
              <table:table-cell office:value-type="float" office:value="0.645161">
                <text:p>0.6451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685254056696">
                <text:p>0.13685254056696</text:p>
              </table:table-cell>
              <table:table-cell office:value-type="float" office:value="0.694037">
                <text:p>0.6940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1740395894428">
                <text:p>0.141740395894428</text:p>
              </table:table-cell>
              <table:table-cell office:value-type="float" office:value="0.738025">
                <text:p>0.7380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46627251221896">
                <text:p>0.146627251221896</text:p>
              </table:table-cell>
              <table:table-cell office:value-type="float" office:value="0.782014">
                <text:p>0.7820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46627106549365">
                <text:p>0.146627106549365</text:p>
              </table:table-cell>
              <table:table-cell office:value-type="float" office:value="0.83089">
                <text:p>0.830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6627961876833">
                <text:p>0.146627961876833</text:p>
              </table:table-cell>
              <table:table-cell office:value-type="float" office:value="0.879765">
                <text:p>0.8797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51514817204301">
                <text:p>0.151514817204301</text:p>
              </table:table-cell>
              <table:table-cell office:value-type="float" office:value="0.923754">
                <text:p>0.9237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56402672531769">
                <text:p>0.156402672531769</text:p>
              </table:table-cell>
              <table:table-cell office:value-type="float" office:value="0.967742">
                <text:p>0.9677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56400527859238">
                <text:p>0.156400527859238</text:p>
              </table:table-cell>
              <table:table-cell office:value-type="float" office:value="1.01662">
                <text:p>1.016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6406383186706">
                <text:p>0.156406383186706</text:p>
              </table:table-cell>
              <table:table-cell office:value-type="float" office:value="1.06549">
                <text:p>1.065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61292238514174">
                <text:p>0.161292238514174</text:p>
              </table:table-cell>
              <table:table-cell office:value-type="float" office:value="1.10948">
                <text:p>1.109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1288093841642">
                <text:p>0.161288093841642</text:p>
              </table:table-cell>
              <table:table-cell office:value-type="float" office:value="1.15836">
                <text:p>1.158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129394916911">
                <text:p>0.16129394916911</text:p>
              </table:table-cell>
              <table:table-cell office:value-type="float" office:value="1.20723">
                <text:p>1.207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66179804496579">
                <text:p>0.166179804496579</text:p>
              </table:table-cell>
              <table:table-cell office:value-type="float" office:value="1.25122">
                <text:p>1.251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66175659824047">
                <text:p>0.166175659824047</text:p>
              </table:table-cell>
              <table:table-cell office:value-type="float" office:value="1.3001">
                <text:p>1.3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71061515151515">
                <text:p>0.171061515151515</text:p>
              </table:table-cell>
              <table:table-cell office:value-type="float" office:value="1.34409">
                <text:p>1.344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71067370478983">
                <text:p>0.171067370478983</text:p>
              </table:table-cell>
              <table:table-cell office:value-type="float" office:value="1.39296">
                <text:p>1.392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71063225806452">
                <text:p>0.171063225806452</text:p>
              </table:table-cell>
              <table:table-cell office:value-type="float" office:value="1.44184">
                <text:p>1.441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594908113392">
                <text:p>0.17594908113392</text:p>
              </table:table-cell>
              <table:table-cell office:value-type="float" office:value="1.48583">
                <text:p>1.485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75954936461388">
                <text:p>0.175954936461388</text:p>
              </table:table-cell>
              <table:table-cell office:value-type="float" office:value="1.5347">
                <text:p>1.53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75950791788856">
                <text:p>0.175950791788856</text:p>
              </table:table-cell>
              <table:table-cell office:value-type="float" office:value="1.58358">
                <text:p>1.583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75956647116325">
                <text:p>0.175956647116325</text:p>
              </table:table-cell>
              <table:table-cell office:value-type="float" office:value="1.63245">
                <text:p>1.632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80842502443793">
                <text:p>0.180842502443793</text:p>
              </table:table-cell>
              <table:table-cell office:value-type="float" office:value="1.67644">
                <text:p>1.676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80838357771261">
                <text:p>0.180838357771261</text:p>
              </table:table-cell>
              <table:table-cell office:value-type="float" office:value="1.72532">
                <text:p>1.725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80844213098729">
                <text:p>0.180844213098729</text:p>
              </table:table-cell>
              <table:table-cell office:value-type="float" office:value="1.77419">
                <text:p>1.774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85730068426198">
                <text:p>0.185730068426198</text:p>
              </table:table-cell>
              <table:table-cell office:value-type="float" office:value="1.81818">
                <text:p>1.818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85725923753666">
                <text:p>0.185725923753666</text:p>
              </table:table-cell>
              <table:table-cell office:value-type="float" office:value="1.86706">
                <text:p>1.867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5731779081134">
                <text:p>0.185731779081134</text:p>
              </table:table-cell>
              <table:table-cell office:value-type="float" office:value="1.91593">
                <text:p>1.915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5727634408602">
                <text:p>0.185727634408602</text:p>
              </table:table-cell>
              <table:table-cell office:value-type="float" office:value="1.96481">
                <text:p>1.964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9061348973607">
                <text:p>0.19061348973607</text:p>
              </table:table-cell>
              <table:table-cell office:value-type="float" office:value="2.0088">
                <text:p>2.00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0619345063539">
                <text:p>0.190619345063539</text:p>
              </table:table-cell>
              <table:table-cell office:value-type="float" office:value="2.05767">
                <text:p>2.057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0615200391007">
                <text:p>0.190615200391007</text:p>
              </table:table-cell>
              <table:table-cell office:value-type="float" office:value="2.10655">
                <text:p>2.106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90611055718475">
                <text:p>0.190611055718475</text:p>
              </table:table-cell>
              <table:table-cell office:value-type="float" office:value="2.15543">
                <text:p>2.155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95506911045944">
                <text:p>0.195506911045944</text:p>
              </table:table-cell>
              <table:table-cell office:value-type="float" office:value="2.19941">
                <text:p>2.199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95502766373412">
                <text:p>0.195502766373412</text:p>
              </table:table-cell>
              <table:table-cell office:value-type="float" office:value="2.24829">
                <text:p>2.248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9549862170088">
                <text:p>0.19549862170088</text:p>
              </table:table-cell>
              <table:table-cell office:value-type="float" office:value="2.29717">
                <text:p>2.297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5504477028348">
                <text:p>0.195504477028348</text:p>
              </table:table-cell>
              <table:table-cell office:value-type="float" office:value="2.34604">
                <text:p>2.346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95500332355816">
                <text:p>0.195500332355816</text:p>
              </table:table-cell>
              <table:table-cell office:value-type="float" office:value="2.39492">
                <text:p>2.394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00386187683284">
                <text:p>0.200386187683284</text:p>
              </table:table-cell>
              <table:table-cell office:value-type="float" office:value="2.43891">
                <text:p>2.438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00392043010753">
                <text:p>0.200392043010753</text:p>
              </table:table-cell>
              <table:table-cell office:value-type="float" office:value="2.48778">
                <text:p>2.487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00387898338221">
                <text:p>0.200387898338221</text:p>
              </table:table-cell>
              <table:table-cell office:value-type="float" office:value="2.53666">
                <text:p>2.536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05273753665689">
                <text:p>0.205273753665689</text:p>
              </table:table-cell>
              <table:table-cell office:value-type="float" office:value="2.58065">
                <text:p>2.580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05279608993157">
                <text:p>0.205279608993157</text:p>
              </table:table-cell>
              <table:table-cell office:value-type="float" office:value="2.62952">
                <text:p>2.629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05275464320626">
                <text:p>0.205275464320626</text:p>
              </table:table-cell>
              <table:table-cell office:value-type="float" office:value="2.6784">
                <text:p>2.67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05281319648094">
                <text:p>0.205281319648094</text:p>
              </table:table-cell>
              <table:table-cell office:value-type="float" office:value="2.72727">
                <text:p>2.727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05277174975562">
                <text:p>0.205277174975562</text:p>
              </table:table-cell>
              <table:table-cell office:value-type="float" office:value="2.77615">
                <text:p>2.776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1016303030303">
                <text:p>0.21016303030303</text:p>
              </table:table-cell>
              <table:table-cell office:value-type="float" office:value="2.82014">
                <text:p>2.820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10168885630498">
                <text:p>0.210168885630498</text:p>
              </table:table-cell>
              <table:table-cell office:value-type="float" office:value="2.86901">
                <text:p>2.869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10164740957967">
                <text:p>0.210164740957967</text:p>
              </table:table-cell>
              <table:table-cell office:value-type="float" office:value="2.91789">
                <text:p>2.917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10170596285435">
                <text:p>0.210170596285435</text:p>
              </table:table-cell>
              <table:table-cell office:value-type="float" office:value="2.96676">
                <text:p>2.966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15056451612903">
                <text:p>0.215056451612903</text:p>
              </table:table-cell>
              <table:table-cell office:value-type="float" office:value="3.01075">
                <text:p>3.010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15052306940372">
                <text:p>0.215052306940372</text:p>
              </table:table-cell>
              <table:table-cell office:value-type="float" office:value="3.05963">
                <text:p>3.059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1505816226784">
                <text:p>0.21505816226784</text:p>
              </table:table-cell>
              <table:table-cell office:value-type="float" office:value="3.1085">
                <text:p>3.10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15054017595308">
                <text:p>0.215054017595308</text:p>
              </table:table-cell>
              <table:table-cell office:value-type="float" office:value="3.15738">
                <text:p>3.157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19939872922776">
                <text:p>0.219939872922776</text:p>
              </table:table-cell>
              <table:table-cell office:value-type="float" office:value="3.20137">
                <text:p>3.201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19945728250245">
                <text:p>0.219945728250245</text:p>
              </table:table-cell>
              <table:table-cell office:value-type="float" office:value="3.25024">
                <text:p>3.250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19941583577713">
                <text:p>0.219941583577713</text:p>
              </table:table-cell>
              <table:table-cell office:value-type="float" office:value="3.29912">
                <text:p>3.299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19937438905181">
                <text:p>0.219937438905181</text:p>
              </table:table-cell>
              <table:table-cell office:value-type="float" office:value="3.348">
                <text:p>3.3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19943294232649">
                <text:p>0.219943294232649</text:p>
              </table:table-cell>
              <table:table-cell office:value-type="float" office:value="3.39687">
                <text:p>3.396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19939149560117">
                <text:p>0.219939149560117</text:p>
              </table:table-cell>
              <table:table-cell office:value-type="float" office:value="3.44575">
                <text:p>3.445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19945004887585">
                <text:p>0.219945004887585</text:p>
              </table:table-cell>
              <table:table-cell office:value-type="float" office:value="3.49462">
                <text:p>3.494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24830860215054">
                <text:p>0.224830860215054</text:p>
              </table:table-cell>
              <table:table-cell office:value-type="float" office:value="3.53861">
                <text:p>3.538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24826715542522">
                <text:p>0.224826715542522</text:p>
              </table:table-cell>
              <table:table-cell office:value-type="float" office:value="3.58749">
                <text:p>3.587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24832570869991">
                <text:p>0.224832570869991</text:p>
              </table:table-cell>
              <table:table-cell office:value-type="float" office:value="3.63636">
                <text:p>3.636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29718426197459">
                <text:p>0.229718426197459</text:p>
              </table:table-cell>
              <table:table-cell office:value-type="float" office:value="3.68035">
                <text:p>3.680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29714281524926">
                <text:p>0.229714281524926</text:p>
              </table:table-cell>
              <table:table-cell office:value-type="float" office:value="3.72923">
                <text:p>3.729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29720136852395">
                <text:p>0.229720136852395</text:p>
              </table:table-cell>
              <table:table-cell office:value-type="float" office:value="3.7781">
                <text:p>3.77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29715992179863">
                <text:p>0.229715992179863</text:p>
              </table:table-cell>
              <table:table-cell office:value-type="float" office:value="3.82698">
                <text:p>3.82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29711847507331">
                <text:p>0.229711847507331</text:p>
              </table:table-cell>
              <table:table-cell office:value-type="float" office:value="3.87586">
                <text:p>3.875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34607702834799">
                <text:p>0.234607702834799</text:p>
              </table:table-cell>
              <table:table-cell office:value-type="float" office:value="3.91984">
                <text:p>3.919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34603558162267">
                <text:p>0.234603558162267</text:p>
              </table:table-cell>
              <table:table-cell office:value-type="float" office:value="3.96872">
                <text:p>3.968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34599413489736">
                <text:p>0.234599413489736</text:p>
              </table:table-cell>
              <table:table-cell office:value-type="float" office:value="4.0176">
                <text:p>4.01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34605268817204">
                <text:p>0.234605268817204</text:p>
              </table:table-cell>
              <table:table-cell office:value-type="float" office:value="4.06647">
                <text:p>4.066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39491124144672">
                <text:p>0.239491124144672</text:p>
              </table:table-cell>
              <table:table-cell office:value-type="float" office:value="4.11046">
                <text:p>4.110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3948697947214">
                <text:p>0.23948697947214</text:p>
              </table:table-cell>
              <table:table-cell office:value-type="float" office:value="4.15934">
                <text:p>4.159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39492834799608">
                <text:p>0.239492834799608</text:p>
              </table:table-cell>
              <table:table-cell office:value-type="float" office:value="4.20821">
                <text:p>4.208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39488690127077">
                <text:p>0.239488690127077</text:p>
              </table:table-cell>
              <table:table-cell office:value-type="float" office:value="4.25709">
                <text:p>4.257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39494545454546">
                <text:p>0.239494545454546</text:p>
              </table:table-cell>
              <table:table-cell office:value-type="float" office:value="4.30596">
                <text:p>4.305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44380400782014">
                <text:p>0.244380400782014</text:p>
              </table:table-cell>
              <table:table-cell office:value-type="float" office:value="4.34995">
                <text:p>4.349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44376256109482">
                <text:p>0.244376256109482</text:p>
              </table:table-cell>
              <table:table-cell office:value-type="float" office:value="4.39883">
                <text:p>4.398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4438211143695">
                <text:p>0.24438211143695</text:p>
              </table:table-cell>
              <table:table-cell office:value-type="float" office:value="4.4477">
                <text:p>4.44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44377966764419">
                <text:p>0.244377966764419</text:p>
              </table:table-cell>
              <table:table-cell office:value-type="float" office:value="4.49658">
                <text:p>4.496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44383822091887">
                <text:p>0.244383822091887</text:p>
              </table:table-cell>
              <table:table-cell office:value-type="float" office:value="4.54545">
                <text:p>4.545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44379677419355">
                <text:p>0.244379677419355</text:p>
              </table:table-cell>
              <table:table-cell office:value-type="float" office:value="4.59433">
                <text:p>4.594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44375532746823">
                <text:p>0.244375532746823</text:p>
              </table:table-cell>
              <table:table-cell office:value-type="float" office:value="4.64321">
                <text:p>4.643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49271388074291">
                <text:p>0.249271388074291</text:p>
              </table:table-cell>
              <table:table-cell office:value-type="float" office:value="4.68719">
                <text:p>4.687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4926724340176">
                <text:p>0.24926724340176</text:p>
              </table:table-cell>
              <table:table-cell office:value-type="float" office:value="4.73607">
                <text:p>4.736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scatter" chart:style-name="ch1">
        <chart:legend chart:legend-position="end" svg:x="11.854cm" svg:y="4.203cm" style:legend-expansion="high" chart:style-name="ch2"/>
        <chart:plot-area chart:style-name="ch3" table:cell-range-address="'6.3-6.4'.Q1:'6.3-6.4'.R104" chart:data-source-has-labels="row" svg:x="0.32cm" svg:y="0.18cm" svg:width="11.214cm" svg:height="8.645cm">
          <chartooo:coordinate-region svg:x="1.047cm" svg:y="0.379cm" svg:width="10.24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6.3-6.4'.R2:'6.3-6.4'.R104" chart:label-cell-address="'6.3-6.4'.Q1:'6.3-6.4'.Q1" chart:class="chart:scatter">
            <chart:domain table:cell-range-address="'6.3-6.4'.Q2:'6.3-6.4'.Q104"/>
            <chart:data-point chart:repeated="10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Spannung Diode 3</text:p>
                <draw:g>
                  <svg:desc>'6.3-6.4'.Q1:'6.3-6.4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6.3-6.4'.Q2:'6.3-6.4'.Q104</svg:desc>
                </draw:g>
              </table:table-cell>
              <table:table-cell office:value-type="float" office:value="0">
                <text:p>0</text:p>
                <draw:g>
                  <svg:desc>'6.3-6.4'.R2:'6.3-6.4'.R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88758553274682">
                <text:p>0.0488758553274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77517106549365">
                <text:p>0.0977517106549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6627565982405">
                <text:p>0.146627565982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5503421309873">
                <text:p>0.195503421309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4379276637341">
                <text:p>0.244379276637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3255131964809">
                <text:p>0.293255131964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2130987292278">
                <text:p>0.342130987292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1006842619746">
                <text:p>0.391006842619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39882697947214">
                <text:p>0.439882697947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88758553274682">
                <text:p>0.488758553274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37634408602151">
                <text:p>0.537634408602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76735093929619">
                <text:p>0.576735093929619</text:p>
              </table:table-cell>
              <table:table-cell office:value-type="float" office:value="0.00977517">
                <text:p>0.009775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06060619257087">
                <text:p>0.606060619257087</text:p>
              </table:table-cell>
              <table:table-cell office:value-type="float" office:value="0.0293255">
                <text:p>0.02932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25610974584555">
                <text:p>0.625610974584555</text:p>
              </table:table-cell>
              <table:table-cell office:value-type="float" office:value="0.058651">
                <text:p>0.0586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40273729912023">
                <text:p>0.640273729912023</text:p>
              </table:table-cell>
              <table:table-cell office:value-type="float" office:value="0.0928641">
                <text:p>0.09286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54936685239492">
                <text:p>0.654936685239492</text:p>
              </table:table-cell>
              <table:table-cell office:value-type="float" office:value="0.127077">
                <text:p>0.1270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6471154056696">
                <text:p>0.66471154056696</text:p>
              </table:table-cell>
              <table:table-cell office:value-type="float" office:value="0.166178">
                <text:p>0.1661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74486395894428">
                <text:p>0.674486395894428</text:p>
              </table:table-cell>
              <table:table-cell office:value-type="float" office:value="0.205279">
                <text:p>0.2052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79374251221896">
                <text:p>0.679374251221896</text:p>
              </table:table-cell>
              <table:table-cell office:value-type="float" office:value="0.249267">
                <text:p>0.249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84262106549365">
                <text:p>0.684262106549365</text:p>
              </table:table-cell>
              <table:table-cell office:value-type="float" office:value="0.293255">
                <text:p>0.2932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94036961876833">
                <text:p>0.694036961876833</text:p>
              </table:table-cell>
              <table:table-cell office:value-type="float" office:value="0.332356">
                <text:p>0.3323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94036817204301">
                <text:p>0.694036817204301</text:p>
              </table:table-cell>
              <table:table-cell office:value-type="float" office:value="0.381232">
                <text:p>0.3812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98924672531769">
                <text:p>0.698924672531769</text:p>
              </table:table-cell>
              <table:table-cell office:value-type="float" office:value="0.42522">
                <text:p>0.425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03812527859238">
                <text:p>0.703812527859238</text:p>
              </table:table-cell>
              <table:table-cell office:value-type="float" office:value="0.469208">
                <text:p>0.4692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03812383186706">
                <text:p>0.703812383186706</text:p>
              </table:table-cell>
              <table:table-cell office:value-type="float" office:value="0.518084">
                <text:p>0.5180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08700238514174">
                <text:p>0.708700238514174</text:p>
              </table:table-cell>
              <table:table-cell office:value-type="float" office:value="0.562072">
                <text:p>0.5620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08700093841642">
                <text:p>0.708700093841642</text:p>
              </table:table-cell>
              <table:table-cell office:value-type="float" office:value="0.610948">
                <text:p>0.6109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1358794916911">
                <text:p>0.71358794916911</text:p>
              </table:table-cell>
              <table:table-cell office:value-type="float" office:value="0.654936">
                <text:p>0.6549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13587804496579">
                <text:p>0.713587804496579</text:p>
              </table:table-cell>
              <table:table-cell office:value-type="float" office:value="0.703812">
                <text:p>0.7038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18474659824047">
                <text:p>0.718474659824047</text:p>
              </table:table-cell>
              <table:table-cell office:value-type="float" office:value="0.747801">
                <text:p>0.7478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18475515151515">
                <text:p>0.718475515151515</text:p>
              </table:table-cell>
              <table:table-cell office:value-type="float" office:value="0.796676">
                <text:p>0.7966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23362370478983">
                <text:p>0.723362370478983</text:p>
              </table:table-cell>
              <table:table-cell office:value-type="float" office:value="0.840665">
                <text:p>0.8406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23362225806452">
                <text:p>0.723362225806452</text:p>
              </table:table-cell>
              <table:table-cell office:value-type="float" office:value="0.889541">
                <text:p>0.8895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2336308113392">
                <text:p>0.72336308113392</text:p>
              </table:table-cell>
              <table:table-cell office:value-type="float" office:value="0.938416">
                <text:p>0.9384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28249936461388">
                <text:p>0.728249936461388</text:p>
              </table:table-cell>
              <table:table-cell office:value-type="float" office:value="0.982405">
                <text:p>0.9824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8250791788856">
                <text:p>0.728250791788856</text:p>
              </table:table-cell>
              <table:table-cell office:value-type="float" office:value="1.03128">
                <text:p>1.031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28246647116325">
                <text:p>0.728246647116325</text:p>
              </table:table-cell>
              <table:table-cell office:value-type="float" office:value="1.08016">
                <text:p>1.080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33142502443793">
                <text:p>0.733142502443793</text:p>
              </table:table-cell>
              <table:table-cell office:value-type="float" office:value="1.12414">
                <text:p>1.124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33138357771261">
                <text:p>0.733138357771261</text:p>
              </table:table-cell>
              <table:table-cell office:value-type="float" office:value="1.17302">
                <text:p>1.173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33134213098729">
                <text:p>0.733134213098729</text:p>
              </table:table-cell>
              <table:table-cell office:value-type="float" office:value="1.2219">
                <text:p>1.22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33140068426197">
                <text:p>0.733140068426197</text:p>
              </table:table-cell>
              <table:table-cell office:value-type="float" office:value="1.27077">
                <text:p>1.270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33135923753666">
                <text:p>0.733135923753666</text:p>
              </table:table-cell>
              <table:table-cell office:value-type="float" office:value="1.31965">
                <text:p>1.319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38021779081134">
                <text:p>0.738021779081134</text:p>
              </table:table-cell>
              <table:table-cell office:value-type="float" office:value="1.36364">
                <text:p>1.363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38027634408602">
                <text:p>0.738027634408602</text:p>
              </table:table-cell>
              <table:table-cell office:value-type="float" office:value="1.41251">
                <text:p>1.412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3802348973607">
                <text:p>0.73802348973607</text:p>
              </table:table-cell>
              <table:table-cell office:value-type="float" office:value="1.46139">
                <text:p>1.461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38029345063538">
                <text:p>0.738029345063538</text:p>
              </table:table-cell>
              <table:table-cell office:value-type="float" office:value="1.51026">
                <text:p>1.510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38025200391007">
                <text:p>0.738025200391007</text:p>
              </table:table-cell>
              <table:table-cell office:value-type="float" office:value="1.55914">
                <text:p>1.559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38021055718475">
                <text:p>0.738021055718475</text:p>
              </table:table-cell>
              <table:table-cell office:value-type="float" office:value="1.60802">
                <text:p>1.608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42916911045943">
                <text:p>0.742916911045943</text:p>
              </table:table-cell>
              <table:table-cell office:value-type="float" office:value="1.652">
                <text:p>1.6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42912766373411">
                <text:p>0.742912766373411</text:p>
              </table:table-cell>
              <table:table-cell office:value-type="float" office:value="1.70088">
                <text:p>1.700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4290862170088">
                <text:p>0.74290862170088</text:p>
              </table:table-cell>
              <table:table-cell office:value-type="float" office:value="1.74976">
                <text:p>1.749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42914477028348">
                <text:p>0.742914477028348</text:p>
              </table:table-cell>
              <table:table-cell office:value-type="float" office:value="1.79863">
                <text:p>1.798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42910332355816">
                <text:p>0.742910332355816</text:p>
              </table:table-cell>
              <table:table-cell office:value-type="float" office:value="1.84751">
                <text:p>1.847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42916187683284">
                <text:p>0.742916187683284</text:p>
              </table:table-cell>
              <table:table-cell office:value-type="float" office:value="1.89638">
                <text:p>1.896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47802043010752">
                <text:p>0.747802043010752</text:p>
              </table:table-cell>
              <table:table-cell office:value-type="float" office:value="1.94037">
                <text:p>1.940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47797898338221">
                <text:p>0.747797898338221</text:p>
              </table:table-cell>
              <table:table-cell office:value-type="float" office:value="1.98925">
                <text:p>1.989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47803753665689">
                <text:p>0.747803753665689</text:p>
              </table:table-cell>
              <table:table-cell office:value-type="float" office:value="2.03812">
                <text:p>2.038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47799608993157">
                <text:p>0.747799608993157</text:p>
              </table:table-cell>
              <table:table-cell office:value-type="float" office:value="2.087">
                <text:p>2.0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47805464320626">
                <text:p>0.747805464320626</text:p>
              </table:table-cell>
              <table:table-cell office:value-type="float" office:value="2.13587">
                <text:p>2.135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47801319648094">
                <text:p>0.747801319648094</text:p>
              </table:table-cell>
              <table:table-cell office:value-type="float" office:value="2.18475">
                <text:p>2.184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47797174975562">
                <text:p>0.747797174975562</text:p>
              </table:table-cell>
              <table:table-cell office:value-type="float" office:value="2.23363">
                <text:p>2.233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5269303030303">
                <text:p>0.75269303030303</text:p>
              </table:table-cell>
              <table:table-cell office:value-type="float" office:value="2.27761">
                <text:p>2.277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47798885630498">
                <text:p>0.747798885630498</text:p>
              </table:table-cell>
              <table:table-cell office:value-type="float" office:value="2.33138">
                <text:p>2.331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52684740957966">
                <text:p>0.752684740957966</text:p>
              </table:table-cell>
              <table:table-cell office:value-type="float" office:value="2.37537">
                <text:p>2.375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52690596285435">
                <text:p>0.752690596285435</text:p>
              </table:table-cell>
              <table:table-cell office:value-type="float" office:value="2.42424">
                <text:p>2.424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52686451612903">
                <text:p>0.752686451612903</text:p>
              </table:table-cell>
              <table:table-cell office:value-type="float" office:value="2.47312">
                <text:p>2.473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52692306940372">
                <text:p>0.752692306940372</text:p>
              </table:table-cell>
              <table:table-cell office:value-type="float" office:value="2.52199">
                <text:p>2.521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5268816226784">
                <text:p>0.75268816226784</text:p>
              </table:table-cell>
              <table:table-cell office:value-type="float" office:value="2.57087">
                <text:p>2.570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52684017595308">
                <text:p>0.752684017595308</text:p>
              </table:table-cell>
              <table:table-cell office:value-type="float" office:value="2.61975">
                <text:p>2.619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52689872922776">
                <text:p>0.752689872922776</text:p>
              </table:table-cell>
              <table:table-cell office:value-type="float" office:value="2.66862">
                <text:p>2.668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52685728250244">
                <text:p>0.752685728250244</text:p>
              </table:table-cell>
              <table:table-cell office:value-type="float" office:value="2.7175">
                <text:p>2.71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52691583577712">
                <text:p>0.752691583577712</text:p>
              </table:table-cell>
              <table:table-cell office:value-type="float" office:value="2.76637">
                <text:p>2.766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52687438905181">
                <text:p>0.752687438905181</text:p>
              </table:table-cell>
              <table:table-cell office:value-type="float" office:value="2.81525">
                <text:p>2.815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2683294232649">
                <text:p>0.752683294232649</text:p>
              </table:table-cell>
              <table:table-cell office:value-type="float" office:value="2.86413">
                <text:p>2.864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7579149560117">
                <text:p>0.757579149560117</text:p>
              </table:table-cell>
              <table:table-cell office:value-type="float" office:value="2.90811">
                <text:p>2.908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57575004887585">
                <text:p>0.757575004887585</text:p>
              </table:table-cell>
              <table:table-cell office:value-type="float" office:value="2.95699">
                <text:p>2.956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57570860215054">
                <text:p>0.757570860215054</text:p>
              </table:table-cell>
              <table:table-cell office:value-type="float" office:value="3.00587">
                <text:p>3.005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57576715542522">
                <text:p>0.757576715542522</text:p>
              </table:table-cell>
              <table:table-cell office:value-type="float" office:value="3.05474">
                <text:p>3.054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57572570869991">
                <text:p>0.757572570869991</text:p>
              </table:table-cell>
              <table:table-cell office:value-type="float" office:value="3.10362">
                <text:p>3.103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57578426197458">
                <text:p>0.757578426197458</text:p>
              </table:table-cell>
              <table:table-cell office:value-type="float" office:value="3.15249">
                <text:p>3.152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57574281524927">
                <text:p>0.757574281524927</text:p>
              </table:table-cell>
              <table:table-cell office:value-type="float" office:value="3.20137">
                <text:p>3.201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57580136852395">
                <text:p>0.757580136852395</text:p>
              </table:table-cell>
              <table:table-cell office:value-type="float" office:value="3.25024">
                <text:p>3.250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62465992179863">
                <text:p>0.762465992179863</text:p>
              </table:table-cell>
              <table:table-cell office:value-type="float" office:value="3.29423">
                <text:p>3.294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62461847507331">
                <text:p>0.762461847507331</text:p>
              </table:table-cell>
              <table:table-cell office:value-type="float" office:value="3.34311">
                <text:p>3.343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62467702834799">
                <text:p>0.762467702834799</text:p>
              </table:table-cell>
              <table:table-cell office:value-type="float" office:value="3.39198">
                <text:p>3.391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62463558162268">
                <text:p>0.762463558162268</text:p>
              </table:table-cell>
              <table:table-cell office:value-type="float" office:value="3.44086">
                <text:p>3.440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62459413489736">
                <text:p>0.762459413489736</text:p>
              </table:table-cell>
              <table:table-cell office:value-type="float" office:value="3.48974">
                <text:p>3.489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62465268817204">
                <text:p>0.762465268817204</text:p>
              </table:table-cell>
              <table:table-cell office:value-type="float" office:value="3.53861">
                <text:p>3.538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62461124144672">
                <text:p>0.762461124144672</text:p>
              </table:table-cell>
              <table:table-cell office:value-type="float" office:value="3.58749">
                <text:p>3.587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62466979472141">
                <text:p>0.762466979472141</text:p>
              </table:table-cell>
              <table:table-cell office:value-type="float" office:value="3.63636">
                <text:p>3.636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67352834799609">
                <text:p>0.767352834799609</text:p>
              </table:table-cell>
              <table:table-cell office:value-type="float" office:value="3.68035">
                <text:p>3.680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67348690127077">
                <text:p>0.767348690127077</text:p>
              </table:table-cell>
              <table:table-cell office:value-type="float" office:value="3.72923">
                <text:p>3.729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67354545454546">
                <text:p>0.767354545454546</text:p>
              </table:table-cell>
              <table:table-cell office:value-type="float" office:value="3.7781">
                <text:p>3.77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67350400782014">
                <text:p>0.767350400782014</text:p>
              </table:table-cell>
              <table:table-cell office:value-type="float" office:value="3.82698">
                <text:p>3.826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67346256109482">
                <text:p>0.767346256109482</text:p>
              </table:table-cell>
              <table:table-cell office:value-type="float" office:value="3.87586">
                <text:p>3.875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6735211143695">
                <text:p>0.76735211143695</text:p>
              </table:table-cell>
              <table:table-cell office:value-type="float" office:value="3.92473">
                <text:p>3.924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67347966764419">
                <text:p>0.767347966764419</text:p>
              </table:table-cell>
              <table:table-cell office:value-type="float" office:value="3.97361">
                <text:p>3.973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67353822091887">
                <text:p>0.767353822091887</text:p>
              </table:table-cell>
              <table:table-cell office:value-type="float" office:value="4.02248">
                <text:p>4.022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67349677419355">
                <text:p>0.767349677419355</text:p>
              </table:table-cell>
              <table:table-cell office:value-type="float" office:value="4.07136">
                <text:p>4.071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67355532746823">
                <text:p>0.767355532746823</text:p>
              </table:table-cell>
              <table:table-cell office:value-type="float" office:value="4.12023">
                <text:p>4.120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67351388074292">
                <text:p>0.767351388074292</text:p>
              </table:table-cell>
              <table:table-cell office:value-type="float" office:value="4.16911">
                <text:p>4.169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67347243401759">
                <text:p>0.767347243401759</text:p>
              </table:table-cell>
              <table:table-cell office:value-type="float" office:value="4.21799">
                <text:p>4.217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6cm" svg:y="4.201cm" style:legend-expansion="high" chart:style-name="ch2"/>
        <chart:plot-area chart:style-name="ch3" table:cell-range-address="'6.3-6.4'.U1:'6.3-6.4'.V104" chart:data-source-has-labels="row" svg:x="0.32cm" svg:y="0.18cm" svg:width="11.82cm" svg:height="8.64cm">
          <chartooo:coordinate-region svg:x="1.047cm" svg:y="0.379cm" svg:width="10.85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6.3-6.4'.V2:'6.3-6.4'.V104" chart:label-cell-address="'6.3-6.4'.V1:'6.3-6.4'.V1" chart:class="chart:scatter">
            <chart:domain table:cell-range-address="'6.3-6.4'.U2:'6.3-6.4'.U104"/>
            <chart:data-point chart:repeated="10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Strom Diode 4</text:p>
                <draw:g>
                  <svg:desc>'6.3-6.4'.V1:'6.3-6.4'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6.3-6.4'.U2:'6.3-6.4'.U104</svg:desc>
                </draw:g>
              </table:table-cell>
              <table:table-cell office:value-type="float" office:value="0">
                <text:p>0</text:p>
                <draw:g>
                  <svg:desc>'6.3-6.4'.V2:'6.3-6.4'.V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88758553274682">
                <text:p>0.0488758553274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77517106549365">
                <text:p>0.0977517106549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6627565982405">
                <text:p>0.146627565982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5503421309873">
                <text:p>0.195503421309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4379276637341">
                <text:p>0.244379276637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3255131964809">
                <text:p>0.293255131964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2130987292278">
                <text:p>0.342130987292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1006842619746">
                <text:p>0.391006842619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39882697947214">
                <text:p>0.439882697947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88758553274682">
                <text:p>0.488758553274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37634408602151">
                <text:p>0.537634408602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71847463929619">
                <text:p>0.571847463929619</text:p>
              </table:table-cell>
              <table:table-cell office:value-type="float" office:value="0.0146628">
                <text:p>0.01466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01173019257087">
                <text:p>0.601173019257087</text:p>
              </table:table-cell>
              <table:table-cell office:value-type="float" office:value="0.0342131">
                <text:p>0.0342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20723374584555">
                <text:p>0.620723374584555</text:p>
              </table:table-cell>
              <table:table-cell office:value-type="float" office:value="0.0635386">
                <text:p>0.06353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35386129912023">
                <text:p>0.635386129912023</text:p>
              </table:table-cell>
              <table:table-cell office:value-type="float" office:value="0.0977517">
                <text:p>0.09775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45161685239492">
                <text:p>0.645161685239492</text:p>
              </table:table-cell>
              <table:table-cell office:value-type="float" office:value="0.136852">
                <text:p>0.1368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5493654056696">
                <text:p>0.65493654056696</text:p>
              </table:table-cell>
              <table:table-cell office:value-type="float" office:value="0.175953">
                <text:p>0.1759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64711395894428">
                <text:p>0.664711395894428</text:p>
              </table:table-cell>
              <table:table-cell office:value-type="float" office:value="0.215054">
                <text:p>0.2150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69599251221896">
                <text:p>0.669599251221896</text:p>
              </table:table-cell>
              <table:table-cell office:value-type="float" office:value="0.259042">
                <text:p>0.259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69599106549365">
                <text:p>0.669599106549365</text:p>
              </table:table-cell>
              <table:table-cell office:value-type="float" office:value="0.307918">
                <text:p>0.3079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74486961876833">
                <text:p>0.674486961876833</text:p>
              </table:table-cell>
              <table:table-cell office:value-type="float" office:value="0.351906">
                <text:p>0.3519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79374817204301">
                <text:p>0.679374817204301</text:p>
              </table:table-cell>
              <table:table-cell office:value-type="float" office:value="0.395894">
                <text:p>0.3958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84261672531769">
                <text:p>0.684261672531769</text:p>
              </table:table-cell>
              <table:table-cell office:value-type="float" office:value="0.439883">
                <text:p>0.4398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84261527859238">
                <text:p>0.684261527859238</text:p>
              </table:table-cell>
              <table:table-cell office:value-type="float" office:value="0.488759">
                <text:p>0.4887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89149383186706">
                <text:p>0.689149383186706</text:p>
              </table:table-cell>
              <table:table-cell office:value-type="float" office:value="0.532747">
                <text:p>0.5327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89149238514174">
                <text:p>0.689149238514174</text:p>
              </table:table-cell>
              <table:table-cell office:value-type="float" office:value="0.581623">
                <text:p>0.5816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94037093841642">
                <text:p>0.694037093841642</text:p>
              </table:table-cell>
              <table:table-cell office:value-type="float" office:value="0.625611">
                <text:p>0.6256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9403694916911">
                <text:p>0.69403694916911</text:p>
              </table:table-cell>
              <table:table-cell office:value-type="float" office:value="0.674487">
                <text:p>0.6744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98924804496579">
                <text:p>0.698924804496579</text:p>
              </table:table-cell>
              <table:table-cell office:value-type="float" office:value="0.718475">
                <text:p>0.7184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98924659824047">
                <text:p>0.698924659824047</text:p>
              </table:table-cell>
              <table:table-cell office:value-type="float" office:value="0.767351">
                <text:p>0.7673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98924515151515">
                <text:p>0.698924515151515</text:p>
              </table:table-cell>
              <table:table-cell office:value-type="float" office:value="0.816227">
                <text:p>0.8162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03812370478983">
                <text:p>0.703812370478983</text:p>
              </table:table-cell>
              <table:table-cell office:value-type="float" office:value="0.860215">
                <text:p>0.8602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03812225806452">
                <text:p>0.703812225806452</text:p>
              </table:table-cell>
              <table:table-cell office:value-type="float" office:value="0.909091">
                <text:p>0.9090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0381208113392">
                <text:p>0.70381208113392</text:p>
              </table:table-cell>
              <table:table-cell office:value-type="float" office:value="0.957967">
                <text:p>0.9579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03814936461388">
                <text:p>0.703814936461388</text:p>
              </table:table-cell>
              <table:table-cell office:value-type="float" office:value="1.00684">
                <text:p>1.006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08700791788856">
                <text:p>0.708700791788856</text:p>
              </table:table-cell>
              <table:table-cell office:value-type="float" office:value="1.05083">
                <text:p>1.050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08696647116325">
                <text:p>0.708696647116325</text:p>
              </table:table-cell>
              <table:table-cell office:value-type="float" office:value="1.09971">
                <text:p>1.099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08702502443793">
                <text:p>0.708702502443793</text:p>
              </table:table-cell>
              <table:table-cell office:value-type="float" office:value="1.14858">
                <text:p>1.148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08698357771261">
                <text:p>0.708698357771261</text:p>
              </table:table-cell>
              <table:table-cell office:value-type="float" office:value="1.19746">
                <text:p>1.197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08704213098729">
                <text:p>0.708704213098729</text:p>
              </table:table-cell>
              <table:table-cell office:value-type="float" office:value="1.24633">
                <text:p>1.246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13590068426198">
                <text:p>0.713590068426198</text:p>
              </table:table-cell>
              <table:table-cell office:value-type="float" office:value="1.29032">
                <text:p>1.290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13585923753666">
                <text:p>0.713585923753666</text:p>
              </table:table-cell>
              <table:table-cell office:value-type="float" office:value="1.3392">
                <text:p>1.33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13591779081134">
                <text:p>0.713591779081134</text:p>
              </table:table-cell>
              <table:table-cell office:value-type="float" office:value="1.38807">
                <text:p>1.388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13587634408602">
                <text:p>0.713587634408602</text:p>
              </table:table-cell>
              <table:table-cell office:value-type="float" office:value="1.43695">
                <text:p>1.436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1358348973607">
                <text:p>0.71358348973607</text:p>
              </table:table-cell>
              <table:table-cell office:value-type="float" office:value="1.48583">
                <text:p>1.485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13589345063538">
                <text:p>0.713589345063538</text:p>
              </table:table-cell>
              <table:table-cell office:value-type="float" office:value="1.5347">
                <text:p>1.53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18475200391007">
                <text:p>0.718475200391007</text:p>
              </table:table-cell>
              <table:table-cell office:value-type="float" office:value="1.57869">
                <text:p>1.578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18471055718475">
                <text:p>0.718471055718475</text:p>
              </table:table-cell>
              <table:table-cell office:value-type="float" office:value="1.62757">
                <text:p>1.627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18476911045944">
                <text:p>0.718476911045944</text:p>
              </table:table-cell>
              <table:table-cell office:value-type="float" office:value="1.67644">
                <text:p>1.676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18472766373412">
                <text:p>0.718472766373412</text:p>
              </table:table-cell>
              <table:table-cell office:value-type="float" office:value="1.72532">
                <text:p>1.725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1847862170088">
                <text:p>0.71847862170088</text:p>
              </table:table-cell>
              <table:table-cell office:value-type="float" office:value="1.77419">
                <text:p>1.774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18474477028348">
                <text:p>0.718474477028348</text:p>
              </table:table-cell>
              <table:table-cell office:value-type="float" office:value="1.82307">
                <text:p>1.823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18470332355816">
                <text:p>0.718470332355816</text:p>
              </table:table-cell>
              <table:table-cell office:value-type="float" office:value="1.87195">
                <text:p>1.871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23366187683284">
                <text:p>0.723366187683284</text:p>
              </table:table-cell>
              <table:table-cell office:value-type="float" office:value="1.91593">
                <text:p>1.915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23362043010753">
                <text:p>0.723362043010753</text:p>
              </table:table-cell>
              <table:table-cell office:value-type="float" office:value="1.96481">
                <text:p>1.964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23357898338221">
                <text:p>0.723357898338221</text:p>
              </table:table-cell>
              <table:table-cell office:value-type="float" office:value="2.01369">
                <text:p>2.013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23363753665689">
                <text:p>0.723363753665689</text:p>
              </table:table-cell>
              <table:table-cell office:value-type="float" office:value="2.06256">
                <text:p>2.062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23359608993158">
                <text:p>0.723359608993158</text:p>
              </table:table-cell>
              <table:table-cell office:value-type="float" office:value="2.11144">
                <text:p>2.111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23365464320626">
                <text:p>0.723365464320626</text:p>
              </table:table-cell>
              <table:table-cell office:value-type="float" office:value="2.16031">
                <text:p>2.160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23361319648094">
                <text:p>0.723361319648094</text:p>
              </table:table-cell>
              <table:table-cell office:value-type="float" office:value="2.20919">
                <text:p>2.209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23367174975562">
                <text:p>0.723367174975562</text:p>
              </table:table-cell>
              <table:table-cell office:value-type="float" office:value="2.25806">
                <text:p>2.258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2336303030303">
                <text:p>0.72336303030303</text:p>
              </table:table-cell>
              <table:table-cell office:value-type="float" office:value="2.30694">
                <text:p>2.306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23358885630498">
                <text:p>0.723358885630498</text:p>
              </table:table-cell>
              <table:table-cell office:value-type="float" office:value="2.35582">
                <text:p>2.355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23364740957967">
                <text:p>0.723364740957967</text:p>
              </table:table-cell>
              <table:table-cell office:value-type="float" office:value="2.40469">
                <text:p>2.404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28250596285435">
                <text:p>0.728250596285435</text:p>
              </table:table-cell>
              <table:table-cell office:value-type="float" office:value="2.44868">
                <text:p>2.448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28246451612903">
                <text:p>0.728246451612903</text:p>
              </table:table-cell>
              <table:table-cell office:value-type="float" office:value="2.49756">
                <text:p>2.497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28252306940372">
                <text:p>0.728252306940372</text:p>
              </table:table-cell>
              <table:table-cell office:value-type="float" office:value="2.54643">
                <text:p>2.546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2824816226784">
                <text:p>0.72824816226784</text:p>
              </table:table-cell>
              <table:table-cell office:value-type="float" office:value="2.59531">
                <text:p>2.595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28254017595308">
                <text:p>0.728254017595308</text:p>
              </table:table-cell>
              <table:table-cell office:value-type="float" office:value="2.64418">
                <text:p>2.644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28249872922776">
                <text:p>0.728249872922776</text:p>
              </table:table-cell>
              <table:table-cell office:value-type="float" office:value="2.69306">
                <text:p>2.693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8245728250244">
                <text:p>0.728245728250244</text:p>
              </table:table-cell>
              <table:table-cell office:value-type="float" office:value="2.74194">
                <text:p>2.741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8251583577713">
                <text:p>0.728251583577713</text:p>
              </table:table-cell>
              <table:table-cell office:value-type="float" office:value="2.79081">
                <text:p>2.790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28247438905181">
                <text:p>0.728247438905181</text:p>
              </table:table-cell>
              <table:table-cell office:value-type="float" office:value="2.83969">
                <text:p>2.839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28253294232649">
                <text:p>0.728253294232649</text:p>
              </table:table-cell>
              <table:table-cell office:value-type="float" office:value="2.88856">
                <text:p>2.888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28249149560117">
                <text:p>0.728249149560117</text:p>
              </table:table-cell>
              <table:table-cell office:value-type="float" office:value="2.93744">
                <text:p>2.937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33135004887585">
                <text:p>0.733135004887585</text:p>
              </table:table-cell>
              <table:table-cell office:value-type="float" office:value="2.98143">
                <text:p>2.981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33140860215054">
                <text:p>0.733140860215054</text:p>
              </table:table-cell>
              <table:table-cell office:value-type="float" office:value="3.0303">
                <text:p>3.03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33136715542522">
                <text:p>0.733136715542522</text:p>
              </table:table-cell>
              <table:table-cell office:value-type="float" office:value="3.07918">
                <text:p>3.079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3314257086999">
                <text:p>0.73314257086999</text:p>
              </table:table-cell>
              <table:table-cell office:value-type="float" office:value="3.12805">
                <text:p>3.128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33138426197459">
                <text:p>0.733138426197459</text:p>
              </table:table-cell>
              <table:table-cell office:value-type="float" office:value="3.17693">
                <text:p>3.176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33134281524927">
                <text:p>0.733134281524927</text:p>
              </table:table-cell>
              <table:table-cell office:value-type="float" office:value="3.22581">
                <text:p>3.225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33140136852395">
                <text:p>0.733140136852395</text:p>
              </table:table-cell>
              <table:table-cell office:value-type="float" office:value="3.27468">
                <text:p>3.274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33135992179863">
                <text:p>0.733135992179863</text:p>
              </table:table-cell>
              <table:table-cell office:value-type="float" office:value="3.32356">
                <text:p>3.323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33141847507331">
                <text:p>0.733141847507331</text:p>
              </table:table-cell>
              <table:table-cell office:value-type="float" office:value="3.37243">
                <text:p>3.372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33137702834799">
                <text:p>0.733137702834799</text:p>
              </table:table-cell>
              <table:table-cell office:value-type="float" office:value="3.42131">
                <text:p>3.421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38023558162268">
                <text:p>0.738023558162268</text:p>
              </table:table-cell>
              <table:table-cell office:value-type="float" office:value="3.4653">
                <text:p>3.46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38029413489736">
                <text:p>0.738029413489736</text:p>
              </table:table-cell>
              <table:table-cell office:value-type="float" office:value="3.51417">
                <text:p>3.514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38025268817204">
                <text:p>0.738025268817204</text:p>
              </table:table-cell>
              <table:table-cell office:value-type="float" office:value="3.56305">
                <text:p>3.563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38021124144672">
                <text:p>0.738021124144672</text:p>
              </table:table-cell>
              <table:table-cell office:value-type="float" office:value="3.61193">
                <text:p>3.611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3802697947214">
                <text:p>0.73802697947214</text:p>
              </table:table-cell>
              <table:table-cell office:value-type="float" office:value="3.6608">
                <text:p>3.66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38022834799609">
                <text:p>0.738022834799609</text:p>
              </table:table-cell>
              <table:table-cell office:value-type="float" office:value="3.70968">
                <text:p>3.709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38028690127077">
                <text:p>0.738028690127077</text:p>
              </table:table-cell>
              <table:table-cell office:value-type="float" office:value="3.75855">
                <text:p>3.758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38024545454546">
                <text:p>0.738024545454546</text:p>
              </table:table-cell>
              <table:table-cell office:value-type="float" office:value="3.80743">
                <text:p>3.807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38030400782014">
                <text:p>0.738030400782014</text:p>
              </table:table-cell>
              <table:table-cell office:value-type="float" office:value="3.8563">
                <text:p>3.85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38026256109482">
                <text:p>0.738026256109482</text:p>
              </table:table-cell>
              <table:table-cell office:value-type="float" office:value="3.90518">
                <text:p>3.905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3802211143695">
                <text:p>0.73802211143695</text:p>
              </table:table-cell>
              <table:table-cell office:value-type="float" office:value="3.95406">
                <text:p>3.954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38027966764419">
                <text:p>0.738027966764419</text:p>
              </table:table-cell>
              <table:table-cell office:value-type="float" office:value="4.00293">
                <text:p>4.002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42913822091887">
                <text:p>0.742913822091887</text:p>
              </table:table-cell>
              <table:table-cell office:value-type="float" office:value="4.04692">
                <text:p>4.046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42909677419355">
                <text:p>0.742909677419355</text:p>
              </table:table-cell>
              <table:table-cell office:value-type="float" office:value="4.0958">
                <text:p>4.09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42915532746824">
                <text:p>0.742915532746824</text:p>
              </table:table-cell>
              <table:table-cell office:value-type="float" office:value="4.14467">
                <text:p>4.144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42911388074291">
                <text:p>0.742911388074291</text:p>
              </table:table-cell>
              <table:table-cell office:value-type="float" office:value="4.19355">
                <text:p>4.193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42917243401759">
                <text:p>0.742917243401759</text:p>
              </table:table-cell>
              <table:table-cell office:value-type="float" office:value="4.24242">
                <text:p>4.2424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9cm" svg:height="9.006cm" xlink:href=".." xlink:type="simple" chart:class="chart:scatter" chart:style-name="ch1">
        <chart:legend chart:legend-position="end" svg:x="12.469cm" svg:y="4.204cm" style:legend-expansion="high" chart:style-name="ch2"/>
        <chart:plot-area chart:style-name="ch3" table:cell-range-address="'6.3-6.4'.AE1:'6.3-6.4'.AF104" chart:data-source-has-labels="row" svg:x="0.32cm" svg:y="0.18cm" svg:width="11.829cm" svg:height="8.646cm">
          <chartooo:coordinate-region svg:x="1.047cm" svg:y="0.379cm" svg:width="10.86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6.3-6.4'.AF2:'6.3-6.4'.AF104" chart:label-cell-address="'6.3-6.4'.AF1:'6.3-6.4'.AF1" chart:class="chart:scatter">
            <chart:domain table:cell-range-address="'6.3-6.4'.AE2:'6.3-6.4'.AE104"/>
            <chart:data-point chart:repeated="10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E</text:p>
              </table:table-cell>
              <table:table-cell office:value-type="string">
                <text:p>Strom Diode 5</text:p>
                <draw:g>
                  <svg:desc>'6.3-6.4'.AF1:'6.3-6.4'.A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6.3-6.4'.AE2:'6.3-6.4'.AE104</svg:desc>
                </draw:g>
              </table:table-cell>
              <table:table-cell office:value-type="float" office:value="0">
                <text:p>0</text:p>
                <draw:g>
                  <svg:desc>'6.3-6.4'.AF2:'6.3-6.4'.AF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88758553274682">
                <text:p>0.0488758553274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77517106549365">
                <text:p>0.0977517106549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6852395982405">
                <text:p>0.136852395982405</text:p>
              </table:table-cell>
              <table:table-cell office:value-type="float" office:value="0.00977517">
                <text:p>0.009775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1290321309873">
                <text:p>0.161290321309873</text:p>
              </table:table-cell>
              <table:table-cell office:value-type="float" office:value="0.0342131">
                <text:p>0.0342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5953076637341">
                <text:p>0.175953076637341</text:p>
              </table:table-cell>
              <table:table-cell office:value-type="float" office:value="0.0684262">
                <text:p>0.06842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5728131964809">
                <text:p>0.185728131964809</text:p>
              </table:table-cell>
              <table:table-cell office:value-type="float" office:value="0.107527">
                <text:p>0.1075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5502987292278">
                <text:p>0.195502987292278</text:p>
              </table:table-cell>
              <table:table-cell office:value-type="float" office:value="0.146628">
                <text:p>0.1466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5278842619746">
                <text:p>0.205278842619746</text:p>
              </table:table-cell>
              <table:table-cell office:value-type="float" office:value="0.185728">
                <text:p>0.1857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05278697947214">
                <text:p>0.205278697947214</text:p>
              </table:table-cell>
              <table:table-cell office:value-type="float" office:value="0.234604">
                <text:p>0.2346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10166553274682">
                <text:p>0.210166553274682</text:p>
              </table:table-cell>
              <table:table-cell office:value-type="float" office:value="0.278592">
                <text:p>0.2785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505340860215">
                <text:p>0.21505340860215</text:p>
              </table:table-cell>
              <table:table-cell office:value-type="float" office:value="0.322581">
                <text:p>0.3225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9941263929619">
                <text:p>0.219941263929619</text:p>
              </table:table-cell>
              <table:table-cell office:value-type="float" office:value="0.366569">
                <text:p>0.3665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4829119257087">
                <text:p>0.224829119257087</text:p>
              </table:table-cell>
              <table:table-cell office:value-type="float" office:value="0.410557">
                <text:p>0.4105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4828974584555">
                <text:p>0.224828974584555</text:p>
              </table:table-cell>
              <table:table-cell office:value-type="float" office:value="0.459433">
                <text:p>0.4594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9716829912023">
                <text:p>0.229716829912023</text:p>
              </table:table-cell>
              <table:table-cell office:value-type="float" office:value="0.503421">
                <text:p>0.5034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9716685239492">
                <text:p>0.229716685239492</text:p>
              </table:table-cell>
              <table:table-cell office:value-type="float" office:value="0.552297">
                <text:p>0.5522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971654056696">
                <text:p>0.22971654056696</text:p>
              </table:table-cell>
              <table:table-cell office:value-type="float" office:value="0.601173">
                <text:p>0.6011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34604395894428">
                <text:p>0.234604395894428</text:p>
              </table:table-cell>
              <table:table-cell office:value-type="float" office:value="0.645161">
                <text:p>0.6451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34604251221896">
                <text:p>0.234604251221896</text:p>
              </table:table-cell>
              <table:table-cell office:value-type="float" office:value="0.694037">
                <text:p>0.6940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34604106549365">
                <text:p>0.234604106549365</text:p>
              </table:table-cell>
              <table:table-cell office:value-type="float" office:value="0.742913">
                <text:p>0.7429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39491961876833">
                <text:p>0.239491961876833</text:p>
              </table:table-cell>
              <table:table-cell office:value-type="float" office:value="0.786901">
                <text:p>0.7869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9491817204301">
                <text:p>0.239491817204301</text:p>
              </table:table-cell>
              <table:table-cell office:value-type="float" office:value="0.835777">
                <text:p>0.8357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9491672531769">
                <text:p>0.239491672531769</text:p>
              </table:table-cell>
              <table:table-cell office:value-type="float" office:value="0.884653">
                <text:p>0.8846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4379527859238">
                <text:p>0.244379527859238</text:p>
              </table:table-cell>
              <table:table-cell office:value-type="float" office:value="0.928641">
                <text:p>0.9286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44379383186706">
                <text:p>0.244379383186706</text:p>
              </table:table-cell>
              <table:table-cell office:value-type="float" office:value="0.977517">
                <text:p>0.9775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44382238514174">
                <text:p>0.244382238514174</text:p>
              </table:table-cell>
              <table:table-cell office:value-type="float" office:value="1.02639">
                <text:p>1.026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44378093841642">
                <text:p>0.244378093841642</text:p>
              </table:table-cell>
              <table:table-cell office:value-type="float" office:value="1.07527">
                <text:p>1.075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4438394916911">
                <text:p>0.24438394916911</text:p>
              </table:table-cell>
              <table:table-cell office:value-type="float" office:value="1.12414">
                <text:p>1.124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49269804496579">
                <text:p>0.249269804496579</text:p>
              </table:table-cell>
              <table:table-cell office:value-type="float" office:value="1.16813">
                <text:p>1.168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49265659824047">
                <text:p>0.249265659824047</text:p>
              </table:table-cell>
              <table:table-cell office:value-type="float" office:value="1.21701">
                <text:p>1.217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49271515151515">
                <text:p>0.249271515151515</text:p>
              </table:table-cell>
              <table:table-cell office:value-type="float" office:value="1.26588">
                <text:p>1.265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49267370478983">
                <text:p>0.249267370478983</text:p>
              </table:table-cell>
              <table:table-cell office:value-type="float" office:value="1.31476">
                <text:p>1.314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49263225806452">
                <text:p>0.249263225806452</text:p>
              </table:table-cell>
              <table:table-cell office:value-type="float" office:value="1.36364">
                <text:p>1.363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4926908113392">
                <text:p>0.24926908113392</text:p>
              </table:table-cell>
              <table:table-cell office:value-type="float" office:value="1.41251">
                <text:p>1.412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54154936461388">
                <text:p>0.254154936461388</text:p>
              </table:table-cell>
              <table:table-cell office:value-type="float" office:value="1.4565">
                <text:p>1.45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49270791788856">
                <text:p>0.249270791788856</text:p>
              </table:table-cell>
              <table:table-cell office:value-type="float" office:value="1.51026">
                <text:p>1.510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54156647116324">
                <text:p>0.254156647116324</text:p>
              </table:table-cell>
              <table:table-cell office:value-type="float" office:value="1.55425">
                <text:p>1.554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4152502443792">
                <text:p>0.254152502443792</text:p>
              </table:table-cell>
              <table:table-cell office:value-type="float" office:value="1.60313">
                <text:p>1.603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54158357771261">
                <text:p>0.254158357771261</text:p>
              </table:table-cell>
              <table:table-cell office:value-type="float" office:value="1.652">
                <text:p>1.6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4154213098729">
                <text:p>0.254154213098729</text:p>
              </table:table-cell>
              <table:table-cell office:value-type="float" office:value="1.70088">
                <text:p>1.700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54150068426197">
                <text:p>0.254150068426197</text:p>
              </table:table-cell>
              <table:table-cell office:value-type="float" office:value="1.74976">
                <text:p>1.749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4155923753665">
                <text:p>0.254155923753665</text:p>
              </table:table-cell>
              <table:table-cell office:value-type="float" office:value="1.79863">
                <text:p>1.798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4151779081134">
                <text:p>0.254151779081134</text:p>
              </table:table-cell>
              <table:table-cell office:value-type="float" office:value="1.84751">
                <text:p>1.847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54157634408602">
                <text:p>0.254157634408602</text:p>
              </table:table-cell>
              <table:table-cell office:value-type="float" office:value="1.89638">
                <text:p>1.896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5904348973607">
                <text:p>0.25904348973607</text:p>
              </table:table-cell>
              <table:table-cell office:value-type="float" office:value="1.94037">
                <text:p>1.940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54159345063538">
                <text:p>0.254159345063538</text:p>
              </table:table-cell>
              <table:table-cell office:value-type="float" office:value="1.99413">
                <text:p>1.994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59045200391007">
                <text:p>0.259045200391007</text:p>
              </table:table-cell>
              <table:table-cell office:value-type="float" office:value="2.03812">
                <text:p>2.038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59041055718475">
                <text:p>0.259041055718475</text:p>
              </table:table-cell>
              <table:table-cell office:value-type="float" office:value="2.087">
                <text:p>2.0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59046911045943">
                <text:p>0.259046911045943</text:p>
              </table:table-cell>
              <table:table-cell office:value-type="float" office:value="2.13587">
                <text:p>2.135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9042766373411">
                <text:p>0.259042766373411</text:p>
              </table:table-cell>
              <table:table-cell office:value-type="float" office:value="2.18475">
                <text:p>2.184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903862170088">
                <text:p>0.25903862170088</text:p>
              </table:table-cell>
              <table:table-cell office:value-type="float" office:value="2.23363">
                <text:p>2.233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59044477028348">
                <text:p>0.259044477028348</text:p>
              </table:table-cell>
              <table:table-cell office:value-type="float" office:value="2.2825">
                <text:p>2.28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59040332355816">
                <text:p>0.259040332355816</text:p>
              </table:table-cell>
              <table:table-cell office:value-type="float" office:value="2.33138">
                <text:p>2.331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59046187683284">
                <text:p>0.259046187683284</text:p>
              </table:table-cell>
              <table:table-cell office:value-type="float" office:value="2.38025">
                <text:p>2.380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59042043010753">
                <text:p>0.259042043010753</text:p>
              </table:table-cell>
              <table:table-cell office:value-type="float" office:value="2.42913">
                <text:p>2.429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5903789833822">
                <text:p>0.25903789833822</text:p>
              </table:table-cell>
              <table:table-cell office:value-type="float" office:value="2.47801">
                <text:p>2.478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63933753665689">
                <text:p>0.263933753665689</text:p>
              </table:table-cell>
              <table:table-cell office:value-type="float" office:value="2.52199">
                <text:p>2.521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63929608993157">
                <text:p>0.263929608993157</text:p>
              </table:table-cell>
              <table:table-cell office:value-type="float" office:value="2.57087">
                <text:p>2.570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63925464320626">
                <text:p>0.263925464320626</text:p>
              </table:table-cell>
              <table:table-cell office:value-type="float" office:value="2.61975">
                <text:p>2.619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63931319648094">
                <text:p>0.263931319648094</text:p>
              </table:table-cell>
              <table:table-cell office:value-type="float" office:value="2.66862">
                <text:p>2.668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63927174975562">
                <text:p>0.263927174975562</text:p>
              </table:table-cell>
              <table:table-cell office:value-type="float" office:value="2.7175">
                <text:p>2.71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6393303030303">
                <text:p>0.26393303030303</text:p>
              </table:table-cell>
              <table:table-cell office:value-type="float" office:value="2.76637">
                <text:p>2.766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63928885630499">
                <text:p>0.263928885630499</text:p>
              </table:table-cell>
              <table:table-cell office:value-type="float" office:value="2.81525">
                <text:p>2.815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63924740957966">
                <text:p>0.263924740957966</text:p>
              </table:table-cell>
              <table:table-cell office:value-type="float" office:value="2.86413">
                <text:p>2.864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63930596285435">
                <text:p>0.263930596285435</text:p>
              </table:table-cell>
              <table:table-cell office:value-type="float" office:value="2.913">
                <text:p>2.9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63926451612903">
                <text:p>0.263926451612903</text:p>
              </table:table-cell>
              <table:table-cell office:value-type="float" office:value="2.96188">
                <text:p>2.961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63932306940372">
                <text:p>0.263932306940372</text:p>
              </table:table-cell>
              <table:table-cell office:value-type="float" office:value="3.01075">
                <text:p>3.010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6392816226784">
                <text:p>0.26392816226784</text:p>
              </table:table-cell>
              <table:table-cell office:value-type="float" office:value="3.05963">
                <text:p>3.059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63934017595308">
                <text:p>0.263934017595308</text:p>
              </table:table-cell>
              <table:table-cell office:value-type="float" office:value="3.1085">
                <text:p>3.10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63929872922776">
                <text:p>0.263929872922776</text:p>
              </table:table-cell>
              <table:table-cell office:value-type="float" office:value="3.15738">
                <text:p>3.157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63925728250245">
                <text:p>0.263925728250245</text:p>
              </table:table-cell>
              <table:table-cell office:value-type="float" office:value="3.20626">
                <text:p>3.206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63931583577713">
                <text:p>0.263931583577713</text:p>
              </table:table-cell>
              <table:table-cell office:value-type="float" office:value="3.25513">
                <text:p>3.255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68817438905181">
                <text:p>0.268817438905181</text:p>
              </table:table-cell>
              <table:table-cell office:value-type="float" office:value="3.29912">
                <text:p>3.299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68813294232649">
                <text:p>0.268813294232649</text:p>
              </table:table-cell>
              <table:table-cell office:value-type="float" office:value="3.348">
                <text:p>3.3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68819149560117">
                <text:p>0.268819149560117</text:p>
              </table:table-cell>
              <table:table-cell office:value-type="float" office:value="3.39687">
                <text:p>3.396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68815004887585">
                <text:p>0.268815004887585</text:p>
              </table:table-cell>
              <table:table-cell office:value-type="float" office:value="3.44575">
                <text:p>3.445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68820860215054">
                <text:p>0.268820860215054</text:p>
              </table:table-cell>
              <table:table-cell office:value-type="float" office:value="3.49462">
                <text:p>3.494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68816715542522">
                <text:p>0.268816715542522</text:p>
              </table:table-cell>
              <table:table-cell office:value-type="float" office:value="3.5435">
                <text:p>3.54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6881257086999">
                <text:p>0.26881257086999</text:p>
              </table:table-cell>
              <table:table-cell office:value-type="float" office:value="3.59238">
                <text:p>3.592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68818426197458">
                <text:p>0.268818426197458</text:p>
              </table:table-cell>
              <table:table-cell office:value-type="float" office:value="3.64125">
                <text:p>3.64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68814281524927">
                <text:p>0.268814281524927</text:p>
              </table:table-cell>
              <table:table-cell office:value-type="float" office:value="3.69013">
                <text:p>3.690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68820136852395">
                <text:p>0.268820136852395</text:p>
              </table:table-cell>
              <table:table-cell office:value-type="float" office:value="3.739">
                <text:p>3.7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68815992179863">
                <text:p>0.268815992179863</text:p>
              </table:table-cell>
              <table:table-cell office:value-type="float" office:value="3.78788">
                <text:p>3.787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68821847507331">
                <text:p>0.268821847507331</text:p>
              </table:table-cell>
              <table:table-cell office:value-type="float" office:value="3.83675">
                <text:p>3.836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688177028348">
                <text:p>0.2688177028348</text:p>
              </table:table-cell>
              <table:table-cell office:value-type="float" office:value="3.88563">
                <text:p>3.885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73703558162268">
                <text:p>0.273703558162268</text:p>
              </table:table-cell>
              <table:table-cell office:value-type="float" office:value="3.92962">
                <text:p>3.929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73709413489736">
                <text:p>0.273709413489736</text:p>
              </table:table-cell>
              <table:table-cell office:value-type="float" office:value="3.97849">
                <text:p>3.978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73705268817204">
                <text:p>0.273705268817204</text:p>
              </table:table-cell>
              <table:table-cell office:value-type="float" office:value="4.02737">
                <text:p>4.027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73701124144672">
                <text:p>0.273701124144672</text:p>
              </table:table-cell>
              <table:table-cell office:value-type="float" office:value="4.07625">
                <text:p>4.076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7370697947214">
                <text:p>0.27370697947214</text:p>
              </table:table-cell>
              <table:table-cell office:value-type="float" office:value="4.12512">
                <text:p>4.125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73702834799608">
                <text:p>0.273702834799608</text:p>
              </table:table-cell>
              <table:table-cell office:value-type="float" office:value="4.174">
                <text:p>4.1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73708690127076">
                <text:p>0.273708690127076</text:p>
              </table:table-cell>
              <table:table-cell office:value-type="float" office:value="4.22287">
                <text:p>4.222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73704545454546">
                <text:p>0.273704545454546</text:p>
              </table:table-cell>
              <table:table-cell office:value-type="float" office:value="4.27175">
                <text:p>4.271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73700400782014">
                <text:p>0.273700400782014</text:p>
              </table:table-cell>
              <table:table-cell office:value-type="float" office:value="4.32063">
                <text:p>4.320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78596256109482">
                <text:p>0.278596256109482</text:p>
              </table:table-cell>
              <table:table-cell office:value-type="float" office:value="4.36461">
                <text:p>4.364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7370211143695">
                <text:p>0.27370211143695</text:p>
              </table:table-cell>
              <table:table-cell office:value-type="float" office:value="4.41838">
                <text:p>4.418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78587966764419">
                <text:p>0.278587966764419</text:p>
              </table:table-cell>
              <table:table-cell office:value-type="float" office:value="4.46237">
                <text:p>4.462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73703822091886">
                <text:p>0.273703822091886</text:p>
              </table:table-cell>
              <table:table-cell office:value-type="float" office:value="4.51613">
                <text:p>4.516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78589677419355">
                <text:p>0.278589677419355</text:p>
              </table:table-cell>
              <table:table-cell office:value-type="float" office:value="4.56012">
                <text:p>4.560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78595532746823">
                <text:p>0.278595532746823</text:p>
              </table:table-cell>
              <table:table-cell office:value-type="float" office:value="4.60899">
                <text:p>4.608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78591388074291">
                <text:p>0.278591388074291</text:p>
              </table:table-cell>
              <table:table-cell office:value-type="float" office:value="4.65787">
                <text:p>4.657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7859724340176">
                <text:p>0.27859724340176</text:p>
              </table:table-cell>
              <table:table-cell office:value-type="float" office:value="4.70674">
                <text:p>4.7067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chart:class="chart:scatter" chart:style-name="ch1">
        <chart:legend chart:legend-position="end" svg:x="12.469cm" svg:y="4.203cm" style:legend-expansion="high" chart:style-name="ch2"/>
        <chart:plot-area chart:style-name="ch3" table:cell-range-address="'6.3-6.4'.AH1:'6.3-6.4'.AI104" chart:data-source-has-labels="row" svg:x="0.32cm" svg:y="0.18cm" svg:width="11.829cm" svg:height="8.645cm">
          <chartooo:coordinate-region svg:x="1.047cm" svg:y="0.379cm" svg:width="10.86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6.3-6.4'.AI2:'6.3-6.4'.AI104" chart:label-cell-address="'6.3-6.4'.AI1:'6.3-6.4'.AI1" chart:class="chart:scatter">
            <chart:domain table:cell-range-address="'6.3-6.4'.AH2:'6.3-6.4'.AH104"/>
            <chart:data-point chart:repeated="10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H</text:p>
              </table:table-cell>
              <table:table-cell office:value-type="string">
                <text:p>Strom Diode 6</text:p>
                <draw:g>
                  <svg:desc>'6.3-6.4'.AI1:'6.3-6.4'.A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6.3-6.4'.AH2:'6.3-6.4'.AH104</svg:desc>
                </draw:g>
              </table:table-cell>
              <table:table-cell office:value-type="float" office:value="0">
                <text:p>0</text:p>
                <draw:g>
                  <svg:desc>'6.3-6.4'.AI2:'6.3-6.4'.AI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88758553274682">
                <text:p>0.0488758553274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77517106549365">
                <text:p>0.0977517106549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6627565982405">
                <text:p>0.146627565982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5503421309873">
                <text:p>0.195503421309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4379276637341">
                <text:p>0.244379276637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3255131964809">
                <text:p>0.293255131964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2130987292278">
                <text:p>0.342130987292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1006842619746">
                <text:p>0.391006842619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25219897947214">
                <text:p>0.425219897947214</text:p>
              </table:table-cell>
              <table:table-cell office:value-type="float" office:value="0.0146628">
                <text:p>0.01466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4545453274682">
                <text:p>0.454545453274682</text:p>
              </table:table-cell>
              <table:table-cell office:value-type="float" office:value="0.0342131">
                <text:p>0.03421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7409580860215">
                <text:p>0.47409580860215</text:p>
              </table:table-cell>
              <table:table-cell office:value-type="float" office:value="0.0635386">
                <text:p>0.06353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88758563929619">
                <text:p>0.488758563929619</text:p>
              </table:table-cell>
              <table:table-cell office:value-type="float" office:value="0.0977517">
                <text:p>0.09775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03421119257087">
                <text:p>0.503421119257087</text:p>
              </table:table-cell>
              <table:table-cell office:value-type="float" office:value="0.131965">
                <text:p>0.1319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18083974584555">
                <text:p>0.518083974584555</text:p>
              </table:table-cell>
              <table:table-cell office:value-type="float" office:value="0.166178">
                <text:p>0.1661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22971829912023">
                <text:p>0.522971829912023</text:p>
              </table:table-cell>
              <table:table-cell office:value-type="float" office:value="0.210166">
                <text:p>0.2101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32746685239492">
                <text:p>0.532746685239492</text:p>
              </table:table-cell>
              <table:table-cell office:value-type="float" office:value="0.249267">
                <text:p>0.2492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3763454056696">
                <text:p>0.53763454056696</text:p>
              </table:table-cell>
              <table:table-cell office:value-type="float" office:value="0.293255">
                <text:p>0.2932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42522395894428">
                <text:p>0.542522395894428</text:p>
              </table:table-cell>
              <table:table-cell office:value-type="float" office:value="0.337243">
                <text:p>0.3372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52297251221896">
                <text:p>0.552297251221896</text:p>
              </table:table-cell>
              <table:table-cell office:value-type="float" office:value="0.376344">
                <text:p>0.3763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52297106549365">
                <text:p>0.552297106549365</text:p>
              </table:table-cell>
              <table:table-cell office:value-type="float" office:value="0.42522">
                <text:p>0.425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57184961876833">
                <text:p>0.557184961876833</text:p>
              </table:table-cell>
              <table:table-cell office:value-type="float" office:value="0.469208">
                <text:p>0.469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62072817204301">
                <text:p>0.562072817204301</text:p>
              </table:table-cell>
              <table:table-cell office:value-type="float" office:value="0.513196">
                <text:p>0.5131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66959672531769">
                <text:p>0.566959672531769</text:p>
              </table:table-cell>
              <table:table-cell office:value-type="float" office:value="0.557185">
                <text:p>0.5571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66959527859238">
                <text:p>0.566959527859238</text:p>
              </table:table-cell>
              <table:table-cell office:value-type="float" office:value="0.606061">
                <text:p>0.6060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71847383186706">
                <text:p>0.571847383186706</text:p>
              </table:table-cell>
              <table:table-cell office:value-type="float" office:value="0.650049">
                <text:p>0.6500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71847238514174">
                <text:p>0.571847238514174</text:p>
              </table:table-cell>
              <table:table-cell office:value-type="float" office:value="0.698925">
                <text:p>0.6989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76735093841642">
                <text:p>0.576735093841642</text:p>
              </table:table-cell>
              <table:table-cell office:value-type="float" office:value="0.742913">
                <text:p>0.7429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8162294916911">
                <text:p>0.58162294916911</text:p>
              </table:table-cell>
              <table:table-cell office:value-type="float" office:value="0.786901">
                <text:p>0.7869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1622804496579">
                <text:p>0.581622804496579</text:p>
              </table:table-cell>
              <table:table-cell office:value-type="float" office:value="0.835777">
                <text:p>0.8357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81622659824047">
                <text:p>0.581622659824047</text:p>
              </table:table-cell>
              <table:table-cell office:value-type="float" office:value="0.884653">
                <text:p>0.8846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86510515151515">
                <text:p>0.586510515151515</text:p>
              </table:table-cell>
              <table:table-cell office:value-type="float" office:value="0.928641">
                <text:p>0.9286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86510370478983">
                <text:p>0.586510370478983</text:p>
              </table:table-cell>
              <table:table-cell office:value-type="float" office:value="0.977517">
                <text:p>0.9775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91393225806452">
                <text:p>0.591393225806452</text:p>
              </table:table-cell>
              <table:table-cell office:value-type="float" office:value="1.02151">
                <text:p>1.021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9139908113392">
                <text:p>0.59139908113392</text:p>
              </table:table-cell>
              <table:table-cell office:value-type="float" office:value="1.07038">
                <text:p>1.070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91394936461388">
                <text:p>0.591394936461388</text:p>
              </table:table-cell>
              <table:table-cell office:value-type="float" office:value="1.11926">
                <text:p>1.119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91400791788856">
                <text:p>0.591400791788856</text:p>
              </table:table-cell>
              <table:table-cell office:value-type="float" office:value="1.16813">
                <text:p>1.168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96286647116324">
                <text:p>0.596286647116324</text:p>
              </table:table-cell>
              <table:table-cell office:value-type="float" office:value="1.21212">
                <text:p>1.212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96282502443793">
                <text:p>0.596282502443793</text:p>
              </table:table-cell>
              <table:table-cell office:value-type="float" office:value="1.261">
                <text:p>1.2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96288357771261">
                <text:p>0.596288357771261</text:p>
              </table:table-cell>
              <table:table-cell office:value-type="float" office:value="1.30987">
                <text:p>1.309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01174213098729">
                <text:p>0.601174213098729</text:p>
              </table:table-cell>
              <table:table-cell office:value-type="float" office:value="1.35386">
                <text:p>1.353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01170068426197">
                <text:p>0.601170068426197</text:p>
              </table:table-cell>
              <table:table-cell office:value-type="float" office:value="1.40274">
                <text:p>1.402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01175923753666">
                <text:p>0.601175923753666</text:p>
              </table:table-cell>
              <table:table-cell office:value-type="float" office:value="1.45161">
                <text:p>1.451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06061779081134">
                <text:p>0.606061779081134</text:p>
              </table:table-cell>
              <table:table-cell office:value-type="float" office:value="1.4956">
                <text:p>1.49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06057634408602">
                <text:p>0.606057634408602</text:p>
              </table:table-cell>
              <table:table-cell office:value-type="float" office:value="1.54448">
                <text:p>1.544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0606348973607">
                <text:p>0.60606348973607</text:p>
              </table:table-cell>
              <table:table-cell office:value-type="float" office:value="1.59335">
                <text:p>1.59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06059345063538">
                <text:p>0.606059345063538</text:p>
              </table:table-cell>
              <table:table-cell office:value-type="float" office:value="1.64223">
                <text:p>1.642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06065200391007">
                <text:p>0.606065200391007</text:p>
              </table:table-cell>
              <table:table-cell office:value-type="float" office:value="1.6911">
                <text:p>1.69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06061055718475">
                <text:p>0.606061055718475</text:p>
              </table:table-cell>
              <table:table-cell office:value-type="float" office:value="1.73998">
                <text:p>1.739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10946911045943">
                <text:p>0.610946911045943</text:p>
              </table:table-cell>
              <table:table-cell office:value-type="float" office:value="1.78397">
                <text:p>1.783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10952766373412">
                <text:p>0.610952766373412</text:p>
              </table:table-cell>
              <table:table-cell office:value-type="float" office:value="1.83284">
                <text:p>1.832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1094862170088">
                <text:p>0.61094862170088</text:p>
              </table:table-cell>
              <table:table-cell office:value-type="float" office:value="1.88172">
                <text:p>1.881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10944477028348">
                <text:p>0.610944477028348</text:p>
              </table:table-cell>
              <table:table-cell office:value-type="float" office:value="1.9306">
                <text:p>1.93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15840332355816">
                <text:p>0.615840332355816</text:p>
              </table:table-cell>
              <table:table-cell office:value-type="float" office:value="1.97458">
                <text:p>1.974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15836187683284">
                <text:p>0.615836187683284</text:p>
              </table:table-cell>
              <table:table-cell office:value-type="float" office:value="2.02346">
                <text:p>2.023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15832043010752">
                <text:p>0.615832043010752</text:p>
              </table:table-cell>
              <table:table-cell office:value-type="float" office:value="2.07234">
                <text:p>2.072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15837898338221">
                <text:p>0.615837898338221</text:p>
              </table:table-cell>
              <table:table-cell office:value-type="float" office:value="2.12121">
                <text:p>2.121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15833753665689">
                <text:p>0.615833753665689</text:p>
              </table:table-cell>
              <table:table-cell office:value-type="float" office:value="2.17009">
                <text:p>2.170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15839608993158">
                <text:p>0.615839608993158</text:p>
              </table:table-cell>
              <table:table-cell office:value-type="float" office:value="2.21896">
                <text:p>2.218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20725464320626">
                <text:p>0.620725464320626</text:p>
              </table:table-cell>
              <table:table-cell office:value-type="float" office:value="2.26295">
                <text:p>2.262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20721319648094">
                <text:p>0.620721319648094</text:p>
              </table:table-cell>
              <table:table-cell office:value-type="float" office:value="2.31183">
                <text:p>2.311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0727174975562">
                <text:p>0.620727174975562</text:p>
              </table:table-cell>
              <table:table-cell office:value-type="float" office:value="2.3607">
                <text:p>2.36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072303030303">
                <text:p>0.62072303030303</text:p>
              </table:table-cell>
              <table:table-cell office:value-type="float" office:value="2.40958">
                <text:p>2.409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20718885630498">
                <text:p>0.620718885630498</text:p>
              </table:table-cell>
              <table:table-cell office:value-type="float" office:value="2.45846">
                <text:p>2.458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25614740957967">
                <text:p>0.625614740957967</text:p>
              </table:table-cell>
              <table:table-cell office:value-type="float" office:value="2.50244">
                <text:p>2.502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20720596285435">
                <text:p>0.620720596285435</text:p>
              </table:table-cell>
              <table:table-cell office:value-type="float" office:value="2.55621">
                <text:p>2.556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25606451612903">
                <text:p>0.625606451612903</text:p>
              </table:table-cell>
              <table:table-cell office:value-type="float" office:value="2.6002">
                <text:p>2.60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25612306940372">
                <text:p>0.625612306940372</text:p>
              </table:table-cell>
              <table:table-cell office:value-type="float" office:value="2.64907">
                <text:p>2.649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2560816226784">
                <text:p>0.62560816226784</text:p>
              </table:table-cell>
              <table:table-cell office:value-type="float" office:value="2.69795">
                <text:p>2.697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25614017595308">
                <text:p>0.625614017595308</text:p>
              </table:table-cell>
              <table:table-cell office:value-type="float" office:value="2.74682">
                <text:p>2.746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25609872922776">
                <text:p>0.625609872922776</text:p>
              </table:table-cell>
              <table:table-cell office:value-type="float" office:value="2.7957">
                <text:p>2.79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25615728250244">
                <text:p>0.625615728250244</text:p>
              </table:table-cell>
              <table:table-cell office:value-type="float" office:value="2.84457">
                <text:p>2.844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30501583577713">
                <text:p>0.630501583577713</text:p>
              </table:table-cell>
              <table:table-cell office:value-type="float" office:value="2.88856">
                <text:p>2.888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30497438905181">
                <text:p>0.630497438905181</text:p>
              </table:table-cell>
              <table:table-cell office:value-type="float" office:value="2.93744">
                <text:p>2.937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30503294232649">
                <text:p>0.630503294232649</text:p>
              </table:table-cell>
              <table:table-cell office:value-type="float" office:value="2.98631">
                <text:p>2.986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30499149560117">
                <text:p>0.630499149560117</text:p>
              </table:table-cell>
              <table:table-cell office:value-type="float" office:value="3.03519">
                <text:p>3.035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30495004887585">
                <text:p>0.630495004887585</text:p>
              </table:table-cell>
              <table:table-cell office:value-type="float" office:value="3.08407">
                <text:p>3.084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30500860215054">
                <text:p>0.630500860215054</text:p>
              </table:table-cell>
              <table:table-cell office:value-type="float" office:value="3.13294">
                <text:p>3.132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30496715542522">
                <text:p>0.630496715542522</text:p>
              </table:table-cell>
              <table:table-cell office:value-type="float" office:value="3.18182">
                <text:p>3.181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3538257086999">
                <text:p>0.63538257086999</text:p>
              </table:table-cell>
              <table:table-cell office:value-type="float" office:value="3.22581">
                <text:p>3.225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35388426197459">
                <text:p>0.635388426197459</text:p>
              </table:table-cell>
              <table:table-cell office:value-type="float" office:value="3.27468">
                <text:p>3.274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35384281524927">
                <text:p>0.635384281524927</text:p>
              </table:table-cell>
              <table:table-cell office:value-type="float" office:value="3.32356">
                <text:p>3.323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35390136852395">
                <text:p>0.635390136852395</text:p>
              </table:table-cell>
              <table:table-cell office:value-type="float" office:value="3.37243">
                <text:p>3.372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35385992179863">
                <text:p>0.635385992179863</text:p>
              </table:table-cell>
              <table:table-cell office:value-type="float" office:value="3.42131">
                <text:p>3.421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35381847507331">
                <text:p>0.635381847507331</text:p>
              </table:table-cell>
              <table:table-cell office:value-type="float" office:value="3.47019">
                <text:p>3.470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35387702834799">
                <text:p>0.635387702834799</text:p>
              </table:table-cell>
              <table:table-cell office:value-type="float" office:value="3.51906">
                <text:p>3.519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40273558162268">
                <text:p>0.640273558162268</text:p>
              </table:table-cell>
              <table:table-cell office:value-type="float" office:value="3.56305">
                <text:p>3.563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40269413489736">
                <text:p>0.640269413489736</text:p>
              </table:table-cell>
              <table:table-cell office:value-type="float" office:value="3.61193">
                <text:p>3.611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40275268817204">
                <text:p>0.640275268817204</text:p>
              </table:table-cell>
              <table:table-cell office:value-type="float" office:value="3.6608">
                <text:p>3.66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40271124144672">
                <text:p>0.640271124144672</text:p>
              </table:table-cell>
              <table:table-cell office:value-type="float" office:value="3.70968">
                <text:p>3.709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4027697947214">
                <text:p>0.64027697947214</text:p>
              </table:table-cell>
              <table:table-cell office:value-type="float" office:value="3.75855">
                <text:p>3.758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40272834799609">
                <text:p>0.640272834799609</text:p>
              </table:table-cell>
              <table:table-cell office:value-type="float" office:value="3.80743">
                <text:p>3.807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40278690127077">
                <text:p>0.640278690127077</text:p>
              </table:table-cell>
              <table:table-cell office:value-type="float" office:value="3.8563">
                <text:p>3.85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45164545454546">
                <text:p>0.645164545454546</text:p>
              </table:table-cell>
              <table:table-cell office:value-type="float" office:value="3.90029">
                <text:p>3.900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45160400782014">
                <text:p>0.645160400782014</text:p>
              </table:table-cell>
              <table:table-cell office:value-type="float" office:value="3.94917">
                <text:p>3.949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45166256109482">
                <text:p>0.645166256109482</text:p>
              </table:table-cell>
              <table:table-cell office:value-type="float" office:value="3.99804">
                <text:p>3.998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4516211143695">
                <text:p>0.64516211143695</text:p>
              </table:table-cell>
              <table:table-cell office:value-type="float" office:value="4.04692">
                <text:p>4.046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45157966764419">
                <text:p>0.645157966764419</text:p>
              </table:table-cell>
              <table:table-cell office:value-type="float" office:value="4.0958">
                <text:p>4.09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45163822091887">
                <text:p>0.645163822091887</text:p>
              </table:table-cell>
              <table:table-cell office:value-type="float" office:value="4.14467">
                <text:p>4.144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45159677419355">
                <text:p>0.645159677419355</text:p>
              </table:table-cell>
              <table:table-cell office:value-type="float" office:value="4.19355">
                <text:p>4.193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45165532746823">
                <text:p>0.645165532746823</text:p>
              </table:table-cell>
              <table:table-cell office:value-type="float" office:value="4.24242">
                <text:p>4.242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45161388074292">
                <text:p>0.645161388074292</text:p>
              </table:table-cell>
              <table:table-cell office:value-type="float" office:value="4.2913">
                <text:p>4.29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5004724340176">
                <text:p>0.65004724340176</text:p>
              </table:table-cell>
              <table:table-cell office:value-type="float" office:value="4.33529">
                <text:p>4.3352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27cm" svg:y="4.201cm" style:legend-expansion="high" chart:style-name="ch2"/>
        <chart:plot-area chart:style-name="ch3" table:cell-range-address="'7'.C1:'7'.D104" chart:data-source-has-labels="row" svg:x="0.32cm" svg:y="0.18cm" svg:width="13.487cm" svg:height="8.64cm">
          <chartooo:coordinate-region svg:x="1.047cm" svg:y="0.379cm" svg:width="12.66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7'.D2:'7'.D104" chart:label-cell-address="'7'.D1:'7'.D1" chart:class="chart:scatter">
            <chart:domain table:cell-range-address="'7'.C2:'7'.C104"/>
            <chart:data-point chart:repeated="10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I_D</text:p>
                <draw:g>
                  <svg:desc>'7'.D1:'7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7'.C2:'7'.C104</svg:desc>
                </draw:g>
              </table:table-cell>
              <table:table-cell office:value-type="float" office:value="0">
                <text:p>0</text:p>
                <draw:g>
                  <svg:desc>'7'.D2:'7'.D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88759">
                <text:p>0.00488759</text:p>
              </table:table-cell>
              <table:table-cell office:value-type="float" office:value="0.228087">
                <text:p>0.2280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44379">
                <text:p>0.0244379</text:p>
              </table:table-cell>
              <table:table-cell office:value-type="float" office:value="0.423591">
                <text:p>0.4235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39883">
                <text:p>0.0439883</text:p>
              </table:table-cell>
              <table:table-cell office:value-type="float" office:value="0.619094">
                <text:p>0.6190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35386">
                <text:p>0.0635386</text:p>
              </table:table-cell>
              <table:table-cell office:value-type="float" office:value="0.814598">
                <text:p>0.8145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3089">
                <text:p>0.083089</text:p>
              </table:table-cell>
              <table:table-cell office:value-type="float" office:value="1.0101">
                <text:p>1.01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2639">
                <text:p>0.102639</text:p>
              </table:table-cell>
              <table:table-cell office:value-type="float" office:value="1.2056">
                <text:p>1.20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7077">
                <text:p>0.127077</text:p>
              </table:table-cell>
              <table:table-cell office:value-type="float" office:value="1.36852">
                <text:p>1.368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1515">
                <text:p>0.151515</text:p>
              </table:table-cell>
              <table:table-cell office:value-type="float" office:value="1.53144">
                <text:p>1.53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75953">
                <text:p>0.175953</text:p>
              </table:table-cell>
              <table:table-cell office:value-type="float" office:value="1.69436">
                <text:p>1.694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5279">
                <text:p>0.205279</text:p>
              </table:table-cell>
              <table:table-cell office:value-type="float" office:value="1.8247">
                <text:p>1.82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34604">
                <text:p>0.234604</text:p>
              </table:table-cell>
              <table:table-cell office:value-type="float" office:value="1.95503">
                <text:p>1.955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8817">
                <text:p>0.268817</text:p>
              </table:table-cell>
              <table:table-cell office:value-type="float" office:value="2.05279">
                <text:p>2.052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0303">
                <text:p>0.30303</text:p>
              </table:table-cell>
              <table:table-cell office:value-type="float" office:value="2.15054">
                <text:p>2.150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7243">
                <text:p>0.337243</text:p>
              </table:table-cell>
              <table:table-cell office:value-type="float" office:value="2.21571">
                <text:p>2.215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6344">
                <text:p>0.376344</text:p>
              </table:table-cell>
              <table:table-cell office:value-type="float" office:value="2.31346">
                <text:p>2.313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20332">
                <text:p>0.420332</text:p>
              </table:table-cell>
              <table:table-cell office:value-type="float" office:value="2.37862">
                <text:p>2.378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64321">
                <text:p>0.464321</text:p>
              </table:table-cell>
              <table:table-cell office:value-type="float" office:value="2.37862">
                <text:p>2.378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08309">
                <text:p>0.508309</text:p>
              </table:table-cell>
              <table:table-cell office:value-type="float" office:value="2.41121">
                <text:p>2.411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52297">
                <text:p>0.552297</text:p>
              </table:table-cell>
              <table:table-cell office:value-type="float" office:value="2.44379">
                <text:p>2.443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01173">
                <text:p>0.601173</text:p>
              </table:table-cell>
              <table:table-cell office:value-type="float" office:value="2.44379">
                <text:p>2.443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50049">
                <text:p>0.650049</text:p>
              </table:table-cell>
              <table:table-cell office:value-type="float" office:value="2.44379">
                <text:p>2.443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94037">
                <text:p>0.694037</text:p>
              </table:table-cell>
              <table:table-cell office:value-type="float" office:value="2.50896">
                <text:p>2.508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42913">
                <text:p>0.742913</text:p>
              </table:table-cell>
              <table:table-cell office:value-type="float" office:value="2.50896">
                <text:p>2.508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91789">
                <text:p>0.791789</text:p>
              </table:table-cell>
              <table:table-cell office:value-type="float" office:value="2.50896">
                <text:p>2.508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40665">
                <text:p>0.840665</text:p>
              </table:table-cell>
              <table:table-cell office:value-type="float" office:value="2.50896">
                <text:p>2.508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89541">
                <text:p>0.889541</text:p>
              </table:table-cell>
              <table:table-cell office:value-type="float" office:value="2.50896">
                <text:p>2.508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38416">
                <text:p>0.938416</text:p>
              </table:table-cell>
              <table:table-cell office:value-type="float" office:value="2.54154">
                <text:p>2.541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87292">
                <text:p>0.987292</text:p>
              </table:table-cell>
              <table:table-cell office:value-type="float" office:value="2.50896">
                <text:p>2.508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3617">
                <text:p>1.03617</text:p>
              </table:table-cell>
              <table:table-cell office:value-type="float" office:value="2.54154">
                <text:p>2.541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8504">
                <text:p>1.08504</text:p>
              </table:table-cell>
              <table:table-cell office:value-type="float" office:value="2.50896">
                <text:p>2.508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3392">
                <text:p>1.13392</text:p>
              </table:table-cell>
              <table:table-cell office:value-type="float" office:value="2.50896">
                <text:p>2.508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828">
                <text:p>1.1828</text:p>
              </table:table-cell>
              <table:table-cell office:value-type="float" office:value="2.50896">
                <text:p>2.508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3167">
                <text:p>1.23167</text:p>
              </table:table-cell>
              <table:table-cell office:value-type="float" office:value="2.50896">
                <text:p>2.508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8055">
                <text:p>1.28055</text:p>
              </table:table-cell>
              <table:table-cell office:value-type="float" office:value="2.50896">
                <text:p>2.508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2942">
                <text:p>1.32942</text:p>
              </table:table-cell>
              <table:table-cell office:value-type="float" office:value="2.50896">
                <text:p>2.508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3783">
                <text:p>1.3783</text:p>
              </table:table-cell>
              <table:table-cell office:value-type="float" office:value="2.54154">
                <text:p>2.541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2717">
                <text:p>1.42717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47605">
                <text:p>1.47605</text:p>
              </table:table-cell>
              <table:table-cell office:value-type="float" office:value="2.54154">
                <text:p>2.541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2493">
                <text:p>1.52493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5738">
                <text:p>1.5738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2268">
                <text:p>1.62268</text:p>
              </table:table-cell>
              <table:table-cell office:value-type="float" office:value="2.54154">
                <text:p>2.541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7155">
                <text:p>1.67155</text:p>
              </table:table-cell>
              <table:table-cell office:value-type="float" office:value="2.54154">
                <text:p>2.541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2043">
                <text:p>1.72043</text:p>
              </table:table-cell>
              <table:table-cell office:value-type="float" office:value="2.54154">
                <text:p>2.541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6931">
                <text:p>1.76931</text:p>
              </table:table-cell>
              <table:table-cell office:value-type="float" office:value="2.54154">
                <text:p>2.541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1818">
                <text:p>1.81818</text:p>
              </table:table-cell>
              <table:table-cell office:value-type="float" office:value="2.54154">
                <text:p>2.541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6706">
                <text:p>1.86706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1593">
                <text:p>1.91593</text:p>
              </table:table-cell>
              <table:table-cell office:value-type="float" office:value="2.54154">
                <text:p>2.541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6481">
                <text:p>1.96481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01369">
                <text:p>2.01369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06256">
                <text:p>2.06256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11144">
                <text:p>2.11144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16031">
                <text:p>2.16031</text:p>
              </table:table-cell>
              <table:table-cell office:value-type="float" office:value="2.54154">
                <text:p>2.541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20919">
                <text:p>2.20919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25806">
                <text:p>2.25806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30694">
                <text:p>2.30694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35582">
                <text:p>2.35582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40469">
                <text:p>2.40469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45357">
                <text:p>2.45357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50244">
                <text:p>2.50244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55132">
                <text:p>2.55132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6002">
                <text:p>2.6002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65396">
                <text:p>2.65396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69795">
                <text:p>2.69795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74682">
                <text:p>2.74682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7957">
                <text:p>2.7957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84457">
                <text:p>2.84457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89345">
                <text:p>2.89345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94233">
                <text:p>2.94233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9912">
                <text:p>2.9912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04008">
                <text:p>3.04008</text:p>
              </table:table-cell>
              <table:table-cell office:value-type="float" office:value="2.57413">
                <text:p>2.574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08895">
                <text:p>3.08895</text:p>
              </table:table-cell>
              <table:table-cell office:value-type="float" office:value="2.60671">
                <text:p>2.606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13783">
                <text:p>3.13783</text:p>
              </table:table-cell>
              <table:table-cell office:value-type="float" office:value="2.60671">
                <text:p>2.606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18671">
                <text:p>3.18671</text:p>
              </table:table-cell>
              <table:table-cell office:value-type="float" office:value="2.60671">
                <text:p>2.606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23558">
                <text:p>3.23558</text:p>
              </table:table-cell>
              <table:table-cell office:value-type="float" office:value="2.60671">
                <text:p>2.606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28446">
                <text:p>3.28446</text:p>
              </table:table-cell>
              <table:table-cell office:value-type="float" office:value="2.60671">
                <text:p>2.606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32845">
                <text:p>3.32845</text:p>
              </table:table-cell>
              <table:table-cell office:value-type="float" office:value="2.60671">
                <text:p>2.606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38221">
                <text:p>3.38221</text:p>
              </table:table-cell>
              <table:table-cell office:value-type="float" office:value="2.60671">
                <text:p>2.606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43109">
                <text:p>3.43109</text:p>
              </table:table-cell>
              <table:table-cell office:value-type="float" office:value="2.60671">
                <text:p>2.606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47507">
                <text:p>3.47507</text:p>
              </table:table-cell>
              <table:table-cell office:value-type="float" office:value="2.60671">
                <text:p>2.606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52395">
                <text:p>3.52395</text:p>
              </table:table-cell>
              <table:table-cell office:value-type="float" office:value="2.60671">
                <text:p>2.606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57771">
                <text:p>3.57771</text:p>
              </table:table-cell>
              <table:table-cell office:value-type="float" office:value="2.60671">
                <text:p>2.606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62659">
                <text:p>3.62659</text:p>
              </table:table-cell>
              <table:table-cell office:value-type="float" office:value="2.6393">
                <text:p>2.63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67546">
                <text:p>3.67546</text:p>
              </table:table-cell>
              <table:table-cell office:value-type="float" office:value="2.6393">
                <text:p>2.63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72434">
                <text:p>3.72434</text:p>
              </table:table-cell>
              <table:table-cell office:value-type="float" office:value="2.6393">
                <text:p>2.63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77322">
                <text:p>3.77322</text:p>
              </table:table-cell>
              <table:table-cell office:value-type="float" office:value="2.6393">
                <text:p>2.63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8172">
                <text:p>3.8172</text:p>
              </table:table-cell>
              <table:table-cell office:value-type="float" office:value="2.60671">
                <text:p>2.606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86608">
                <text:p>3.86608</text:p>
              </table:table-cell>
              <table:table-cell office:value-type="float" office:value="2.6393">
                <text:p>2.63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91984">
                <text:p>3.91984</text:p>
              </table:table-cell>
              <table:table-cell office:value-type="float" office:value="2.6393">
                <text:p>2.63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96383">
                <text:p>3.96383</text:p>
              </table:table-cell>
              <table:table-cell office:value-type="float" office:value="2.6393">
                <text:p>2.63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01271">
                <text:p>4.01271</text:p>
              </table:table-cell>
              <table:table-cell office:value-type="float" office:value="2.6393">
                <text:p>2.63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6158">
                <text:p>4.06158</text:p>
              </table:table-cell>
              <table:table-cell office:value-type="float" office:value="2.6393">
                <text:p>2.63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1046">
                <text:p>4.11046</text:p>
              </table:table-cell>
              <table:table-cell office:value-type="float" office:value="2.6393">
                <text:p>2.63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15934">
                <text:p>4.15934</text:p>
              </table:table-cell>
              <table:table-cell office:value-type="float" office:value="2.6393">
                <text:p>2.63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20821">
                <text:p>4.20821</text:p>
              </table:table-cell>
              <table:table-cell office:value-type="float" office:value="2.6393">
                <text:p>2.63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25709">
                <text:p>4.25709</text:p>
              </table:table-cell>
              <table:table-cell office:value-type="float" office:value="2.6393">
                <text:p>2.63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30596">
                <text:p>4.30596</text:p>
              </table:table-cell>
              <table:table-cell office:value-type="float" office:value="2.6393">
                <text:p>2.63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35484">
                <text:p>4.35484</text:p>
              </table:table-cell>
              <table:table-cell office:value-type="float" office:value="2.6393">
                <text:p>2.63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40371">
                <text:p>4.40371</text:p>
              </table:table-cell>
              <table:table-cell office:value-type="float" office:value="2.6393">
                <text:p>2.63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4477">
                <text:p>4.4477</text:p>
              </table:table-cell>
              <table:table-cell office:value-type="float" office:value="2.6393">
                <text:p>2.63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50147">
                <text:p>4.50147</text:p>
              </table:table-cell>
              <table:table-cell office:value-type="float" office:value="2.6393">
                <text:p>2.63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55034">
                <text:p>4.55034</text:p>
              </table:table-cell>
              <table:table-cell office:value-type="float" office:value="2.6393">
                <text:p>2.63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59922">
                <text:p>4.59922</text:p>
              </table:table-cell>
              <table:table-cell office:value-type="float" office:value="2.67188">
                <text:p>2.6718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